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31.76pt"/>
    </style:style>
    <style:style style:name="co2" style:family="table-column">
      <style:table-column-properties fo:break-before="auto" style:column-width="29.4pt"/>
    </style:style>
    <style:style style:name="co3" style:family="table-column">
      <style:table-column-properties fo:break-before="auto" style:column-width="40.51pt"/>
    </style:style>
    <style:style style:name="co4" style:family="table-column">
      <style:table-column-properties fo:break-before="auto" style:column-width="57.15pt"/>
    </style:style>
    <style:style style:name="co5" style:family="table-column">
      <style:table-column-properties fo:break-before="auto" style:column-width="33.36pt"/>
    </style:style>
    <style:style style:name="co6" style:family="table-column">
      <style:table-column-properties fo:break-before="auto" style:column-width="80.16pt"/>
    </style:style>
    <style:style style:name="co7" style:family="table-column">
      <style:table-column-properties fo:break-before="auto" style:column-width="30.16pt"/>
    </style:style>
    <style:style style:name="co8" style:family="table-column">
      <style:table-column-properties fo:break-before="auto" style:column-width="114.29pt"/>
    </style:style>
    <style:style style:name="co9" style:family="table-column">
      <style:table-column-properties fo:break-before="auto" style:column-width="42.04pt"/>
    </style:style>
    <style:style style:name="co10" style:family="table-column">
      <style:table-column-properties fo:break-before="auto" style:column-width="47.59pt"/>
    </style:style>
    <style:style style:name="co11" style:family="table-column">
      <style:table-column-properties fo:break-before="auto" style:column-width="30.95pt"/>
    </style:style>
    <style:style style:name="co12" style:family="table-column">
      <style:table-column-properties fo:break-before="auto" style:column-width="31.69pt"/>
    </style:style>
    <style:style style:name="co13" style:family="table-column">
      <style:table-column-properties fo:break-before="auto" style:column-width="28.54pt"/>
    </style:style>
    <style:style style:name="co14" style:family="table-column">
      <style:table-column-properties fo:break-before="auto" style:column-width="32.54pt"/>
    </style:style>
    <style:style style:name="co15" style:family="table-column">
      <style:table-column-properties fo:break-before="auto" style:column-width="56.3pt"/>
    </style:style>
    <style:style style:name="co16" style:family="table-column">
      <style:table-column-properties fo:break-before="auto" style:column-width="62.76pt"/>
    </style:style>
    <style:style style:name="co17" style:family="table-column">
      <style:table-column-properties fo:break-before="auto" style:column-width="46.86pt"/>
    </style:style>
    <style:style style:name="co18" style:family="table-column">
      <style:table-column-properties fo:break-before="auto" style:column-width="728.59pt"/>
    </style:style>
    <style:style style:name="co19" style:family="table-column">
      <style:table-column-properties fo:break-before="auto" style:column-width="441.3pt"/>
    </style:style>
    <style:style style:name="co20" style:family="table-column">
      <style:table-column-properties fo:break-before="auto" style:column-width="38.15pt"/>
    </style:style>
    <style:style style:name="co21" style:family="table-column">
      <style:table-column-properties fo:break-before="auto" style:column-width="121.44pt"/>
    </style:style>
    <style:style style:name="co22" style:family="table-column">
      <style:table-column-properties fo:break-before="auto" style:column-width="377.8pt"/>
    </style:style>
    <style:style style:name="co23" style:family="table-column">
      <style:table-column-properties fo:break-before="auto" style:column-width="390.56pt"/>
    </style:style>
    <style:style style:name="co24" style:family="table-column">
      <style:table-column-properties fo:break-before="auto" style:column-width="108.74pt"/>
    </style:style>
    <style:style style:name="co25" style:family="table-column">
      <style:table-column-properties fo:break-before="auto" style:column-width="332.59pt"/>
    </style:style>
    <style:style style:name="co26" style:family="table-column">
      <style:table-column-properties fo:break-before="auto" style:column-width="58.76pt"/>
    </style:style>
    <style:style style:name="co27" style:family="table-column">
      <style:table-column-properties fo:break-before="auto" style:column-width="50.74pt"/>
    </style:style>
    <style:style style:name="co28" style:family="table-column">
      <style:table-column-properties fo:break-before="auto" style:column-width="133.34pt"/>
    </style:style>
    <style:style style:name="co29" style:family="table-column">
      <style:table-column-properties fo:break-before="auto" style:column-width="102.39pt"/>
    </style:style>
    <style:style style:name="co30" style:family="table-column">
      <style:table-column-properties fo:break-before="auto" style:column-width="84.1pt"/>
    </style:style>
    <style:style style:name="co31" style:family="table-column">
      <style:table-column-properties fo:break-before="auto" style:column-width="34.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a1">
      <style:table-properties table:display="true" style:writing-mode="lr-tb"/>
    </style:style>
    <style:style style:name="ta2" style:family="table" style:master-page-name="PageStyle_5f_a1-analysis">
      <style:table-properties table:display="true" style:writing-mode="lr-tb"/>
    </style:style>
    <style:style style:name="ta3" style:family="table" style:master-page-name="PageStyle_5f_a2">
      <style:table-properties table:display="true" style:writing-mode="lr-tb"/>
    </style:style>
    <style:style style:name="ta4" style:family="table" style:master-page-name="PageStyle_5f_a2-analysis">
      <style:table-properties table:display="true" style:writing-mode="lr-tb"/>
    </style:style>
    <style:style style:name="ta5" style:family="table" style:master-page-name="PageStyle_5f_a4">
      <style:table-properties table:display="true" style:writing-mode="lr-tb"/>
    </style:style>
    <style:style style:name="ta6" style:family="table" style:master-page-name="PageStyle_5f_a4-weighted">
      <style:table-properties table:display="true" style:writing-mode="lr-tb"/>
    </style:style>
    <style:style style:name="ta7" style:family="table" style:master-page-name="PageStyle_5f_a4-questions">
      <style:table-properties table:display="true" style:writing-mode="lr-tb"/>
    </style:style>
    <style:style style:name="ta8" style:family="table" style:master-page-name="PageStyle_5f_Copy_20_of_20_a4-questions">
      <style:table-properties table:display="true" style:writing-mode="lr-tb"/>
    </style:style>
    <style:style style:name="ta9" style:family="table" style:master-page-name="PageStyle_5f_a5">
      <style:table-properties table:display="true" style:writing-mode="lr-tb"/>
    </style:style>
    <style:style style:name="ta10" style:family="table" style:master-page-name="PageStyle_5f_a5-weighted">
      <style:table-properties table:display="true" style:writing-mode="lr-tb"/>
    </style:style>
    <style:style style:name="ta11" style:family="table" style:master-page-name="PageStyle_5f_a5-questions">
      <style:table-properties table:display="true" style:writing-mode="lr-tb"/>
    </style:style>
    <style:style style:name="ta12" style:family="table" style:master-page-name="PageStyle_5f_Copy_20_of_20_a5-questions">
      <style:table-properties table:display="true" style:writing-mode="lr-tb"/>
    </style:style>
    <style:style style:name="ta13" style:family="table" style:master-page-name="PageStyle_5f_a6">
      <style:table-properties table:display="true" style:writing-mode="lr-tb"/>
    </style:style>
    <style:style style:name="ta14" style:family="table" style:master-page-name="PageStyle_5f_a6-weighted">
      <style:table-properties table:display="true" style:writing-mode="lr-tb"/>
    </style:style>
    <style:style style:name="ta15" style:family="table" style:master-page-name="PageStyle_5f_a6-questions">
      <style:table-properties table:display="true" style:writing-mode="lr-tb"/>
    </style:style>
    <style:style style:name="ta16" style:family="table" style:master-page-name="PageStyle_5f_logs-data">
      <style:table-properties table:display="true" style:writing-mode="lr-tb"/>
    </style:style>
    <style:style style:name="ta17" style:family="table" style:master-page-name="PageStyle_5f_logs">
      <style:table-properties table:display="true" style:writing-mode="lr-tb"/>
    </style:style>
    <style:style style:name="ta18" style:family="table" style:master-page-name="PageStyle_5f_steps">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0">
      <style:table-cell-properties fo:background-color="#f6b26b"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00">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10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3">
      <style:table-cell-properties fo:background-color="#f6b26b"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00">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00">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3">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2">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fo:background-color="#b4a7d6"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0.74pt solid #a9d08e" fo:background-color="#e2efda" style:diagonal-bl-tr="none" style:diagonal-tl-br="none" style:text-align-source="value-type" style:repeat-content="false" fo:wrap-option="no-wrap" fo:border-left="0.74pt solid #a9d08e" style:direction="ltr" fo:border-right="none" style:rotation-angle="0" style:rotation-align="none" style:shrink-to-fit="false" fo:border-top="0.74pt solid #a9d08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a9d08e" style:diagonal-bl-tr="none" style:diagonal-tl-br="none" style:text-align-source="value-type" style:repeat-content="false" fo:wrap-option="no-wrap" fo:border-left="0.74pt solid #a9d08e" style:direction="ltr" fo:border-right="none" style:rotation-angle="0" style:rotation-align="none" style:shrink-to-fit="false" fo:border-top="0.74pt solid #a9d08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fo:background-color="#e2efda"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6aa84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100">
      <style:table-cell-properties fo:border-bottom="0.74pt solid #a9d08e" fo:background-color="#6aa84f" style:diagonal-bl-tr="none" style:diagonal-tl-br="none" style:text-align-source="value-type" style:repeat-content="false" fo:wrap-option="no-wrap" fo:border-left="0.74pt solid #a9d08e" style:direction="ltr" fo:border-right="none" style:rotation-angle="0" style:rotation-align="none" style:shrink-to-fit="false" fo:border-top="0.74pt solid #a9d08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fo:background-color="#6aa84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bf90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data-style-name="N100">
      <style:table-cell-properties fo:border-bottom="0.74pt solid #a9d08e" fo:background-color="#bf9000" style:diagonal-bl-tr="none" style:diagonal-tl-br="none" style:text-align-source="value-type" style:repeat-content="false" fo:wrap-option="no-wrap" fo:border-left="0.74pt solid #a9d08e" style:direction="ltr" fo:border-right="none" style:rotation-angle="0" style:rotation-align="none" style:shrink-to-fit="false" fo:border-top="0.74pt solid #a9d08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fo:background-color="#bf90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e066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data-style-name="N100">
      <style:table-cell-properties fo:border-bottom="0.74pt solid #a9d08e" fo:background-color="#e06666" style:diagonal-bl-tr="none" style:diagonal-tl-br="none" style:text-align-source="value-type" style:repeat-content="false" fo:wrap-option="no-wrap" fo:border-left="0.74pt solid #a9d08e" style:direction="ltr" fo:border-right="none" style:rotation-angle="0" style:rotation-align="none" style:shrink-to-fit="false" fo:border-top="0.74pt solid #a9d08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00">
      <style:table-cell-properties fo:background-color="#e06666"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b4a7d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data-style-name="N100">
      <style:table-cell-properties fo:border-bottom="0.74pt solid #a9d08e" fo:background-color="#b4a7d6" style:diagonal-bl-tr="none" style:diagonal-tl-br="none" style:text-align-source="value-type" style:repeat-content="false" fo:wrap-option="no-wrap" fo:border-left="0.74pt solid #a9d08e" style:direction="ltr" fo:border-right="none" style:rotation-angle="0" style:rotation-align="none" style:shrink-to-fit="false" fo:border-top="0.74pt solid #a9d08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a4c2f4"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data-style-name="N100">
      <style:table-cell-properties fo:border-bottom="0.74pt solid #a9d08e" fo:background-color="#a4c2f4" style:diagonal-bl-tr="none" style:diagonal-tl-br="none" style:text-align-source="value-type" style:repeat-content="false" fo:wrap-option="no-wrap" fo:border-left="0.74pt solid #a9d08e" style:direction="ltr" fo:border-right="none" style:rotation-angle="0" style:rotation-align="none" style:shrink-to-fit="false" fo:border-top="0.74pt solid #a9d08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data-style-name="N100">
      <style:table-cell-properties fo:background-color="#a4c2f4"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ffd9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data-style-name="N100">
      <style:table-cell-properties fo:border-bottom="0.74pt solid #a9d08e" fo:background-color="#ffd966" style:diagonal-bl-tr="none" style:diagonal-tl-br="none" style:text-align-source="value-type" style:repeat-content="false" fo:wrap-option="no-wrap" fo:border-left="0.74pt solid #a9d08e" style:direction="ltr" fo:border-right="none" style:rotation-angle="0" style:rotation-align="none" style:shrink-to-fit="false" fo:border-top="0.74pt solid #a9d08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data-style-name="N100">
      <style:table-cell-properties fo:background-color="#ffd966"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0.74pt solid #000000" fo:background-color="#e2efda" style:diagonal-bl-tr="none" style:diagonal-tl-br="none" style:text-align-source="value-type" style:repeat-content="false" fo:wrap-option="no-wrap" fo:border-left="0.74pt solid #a9d08e" style:direction="ltr" fo:border-right="0.74pt solid #000000" style:rotation-angle="0" style:rotation-align="none" style:shrink-to-fit="false" fo:border-top="0.74pt solid #a9d08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0.74pt solid #a9d08e" fo:background-color="#e2efda" style:diagonal-bl-tr="none" style:diagonal-tl-br="none" style:text-align-source="value-type" style:repeat-content="false" fo:wrap-option="no-wrap" fo:border-left="0.74pt solid #a9d08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diagonal-bl-tr="none" style:diagonal-tl-br="none" style:text-align-source="value-type" style:repeat-content="false" fo:wrap-option="no-wrap" fo:border-left="0.74pt solid #a9d08e" style:direction="ltr" fo:border-right="0.74pt solid #000000" style:rotation-angle="0" style:rotation-align="none" style:shrink-to-fit="false" fo:border-top="0.74pt solid #a9d08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fo:background-color="#70ad47" style:diagonal-bl-tr="none" style:diagonal-tl-br="none" style:text-align-source="value-type" style:repeat-content="false" fo:wrap-option="no-wrap" fo:border-left="0.74pt solid #a9d08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a9d08e" style:diagonal-bl-tr="none" style:diagonal-tl-br="none" style:text-align-source="value-type" style:repeat-content="false" fo:wrap-option="no-wrap" fo:border-left="0.74pt solid #a9d08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800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100">
      <style:table-cell-properties fo:border-bottom="0.74pt solid #000000" fo:background-color="#980000" style:diagonal-bl-tr="none" style:diagonal-tl-br="none" style:text-align-source="value-type" style:repeat-content="false" fo:wrap-option="no-wrap" fo:border-left="0.74pt solid #a9d08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50" style:family="table-cell" style:parent-style-name="Default" style:data-style-name="N100">
      <style:table-cell-properties fo:background-color="#9800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data-style-name="N100">
      <style:table-cell-properties fo:border-bottom="0.74pt solid #000000" fo:background-color="#980000" style:diagonal-bl-tr="none" style:diagonal-tl-br="none" style:text-align-source="value-type" style:repeat-content="false" fo:wrap-option="no-wrap" fo:border-left="0.74pt solid #a9d08e" style:direction="ltr" fo:border-right="0.74pt solid #000000" style:rotation-angle="0" style:rotation-align="none" style:shrink-to-fit="false" fo:border-top="0.74pt solid #a9d08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53" style:family="table-cell" style:parent-style-name="Default">
      <style:table-cell-properties fo:background-color="#e69138"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data-style-name="N100">
      <style:table-cell-properties fo:border-bottom="0.74pt solid #000000" fo:background-color="#e69138" style:diagonal-bl-tr="none" style:diagonal-tl-br="none" style:text-align-source="value-type" style:repeat-content="false" fo:wrap-option="no-wrap" fo:border-left="0.74pt solid #a9d08e" style:direction="ltr" fo:border-right="0.74pt solid #000000" style:rotation-angle="0" style:rotation-align="none" style:shrink-to-fit="false" fo:border-top="0.74pt solid #a9d08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55" style:family="table-cell" style:parent-style-name="Default" style:data-style-name="N100">
      <style:table-cell-properties fo:background-color="#e6913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100">
      <style:table-cell-properties fo:border-bottom="0.74pt solid #a9d08e" fo:background-color="#e69138" style:diagonal-bl-tr="none" style:diagonal-tl-br="none" style:text-align-source="value-type" style:repeat-content="false" fo:wrap-option="no-wrap" fo:border-left="0.74pt solid #a9d08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57" style:family="table-cell" style:parent-style-name="Default">
      <style:table-cell-properties fo:background-color="#93c47d"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data-style-name="N100">
      <style:table-cell-properties fo:border-bottom="0.74pt solid #000000" fo:background-color="#93c47d" style:diagonal-bl-tr="none" style:diagonal-tl-br="none" style:text-align-source="value-type" style:repeat-content="false" fo:wrap-option="no-wrap" fo:border-left="0.74pt solid #a9d08e" style:direction="ltr" fo:border-right="0.74pt solid #000000" style:rotation-angle="0" style:rotation-align="none" style:shrink-to-fit="false" fo:border-top="0.74pt solid #a9d08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59" style:family="table-cell" style:parent-style-name="Default" style:data-style-name="N100">
      <style:table-cell-properties fo:background-color="#93c47d"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data-style-name="N100">
      <style:table-cell-properties fo:border-bottom="0.74pt solid #a9d08e" fo:background-color="#93c47d" style:diagonal-bl-tr="none" style:diagonal-tl-br="none" style:text-align-source="value-type" style:repeat-content="false" fo:wrap-option="no-wrap" fo:border-left="0.74pt solid #a9d08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61" style:family="table-cell" style:parent-style-name="Default">
      <style:table-cell-properties fo:background-color="#6d9eeb"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Default" style:data-style-name="N100">
      <style:table-cell-properties fo:border-bottom="0.74pt solid #000000" fo:background-color="#6d9eeb" style:diagonal-bl-tr="none" style:diagonal-tl-br="none" style:text-align-source="value-type" style:repeat-content="false" fo:wrap-option="no-wrap" fo:border-left="0.74pt solid #a9d08e" style:direction="ltr" fo:border-right="0.74pt solid #000000" style:rotation-angle="0" style:rotation-align="none" style:shrink-to-fit="false" fo:border-top="0.74pt solid #a9d08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63" style:family="table-cell" style:parent-style-name="Default" style:data-style-name="N100">
      <style:table-cell-properties fo:background-color="#6d9eeb"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ackground-color="#8e7cc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data-style-name="N100">
      <style:table-cell-properties fo:border-bottom="0.74pt solid #a9d08e" fo:background-color="#8e7cc3" style:diagonal-bl-tr="none" style:diagonal-tl-br="none" style:text-align-source="value-type" style:repeat-content="false" fo:wrap-option="no-wrap" fo:border-left="0.74pt solid #a9d08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66" style:family="table-cell" style:parent-style-name="Default" style:data-style-name="N100">
      <style:table-cell-properties fo:background-color="#8e7cc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data-style-name="N100">
      <style:table-cell-properties fo:border-bottom="0.74pt solid #000000" fo:background-color="#8e7cc3" style:diagonal-bl-tr="none" style:diagonal-tl-br="none" style:text-align-source="value-type" style:repeat-content="false" fo:wrap-option="no-wrap" fo:border-left="0.74pt solid #a9d08e" style:direction="ltr" fo:border-right="0.74pt solid #000000" style:rotation-angle="0" style:rotation-align="none" style:shrink-to-fit="false" fo:border-top="0.74pt solid #a9d08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68" style:family="table-cell" style:parent-style-name="Default" style:data-style-name="N100">
      <style:table-cell-properties fo:border-bottom="0.74pt solid #a9d08e" fo:background-color="#8e7cc3" style:diagonal-bl-tr="none" style:diagonal-tl-br="none" style:text-align-source="value-type" style:repeat-content="false" fo:wrap-option="no-wrap" fo:border-left="0.74pt solid #a9d08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69" style:family="table-cell" style:parent-style-name="Default" style:data-style-name="N100">
      <style:table-cell-properties fo:background-color="#8e7cc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70" style:family="table-cell" style:parent-style-name="Default">
      <style:table-cell-properties fo:background-color="#d5a6bd"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data-style-name="N100">
      <style:table-cell-properties fo:background-color="#d5a6b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72" style:family="table-cell" style:parent-style-name="Default" style:data-style-name="N100">
      <style:table-cell-properties fo:background-color="#d5a6bd"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f9cb9c"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data-style-name="N100">
      <style:table-cell-properties fo:background-color="#f9c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75" style:family="table-cell" style:parent-style-name="Default" style:data-style-name="N100">
      <style:table-cell-properties fo:background-color="#f9cb9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a2c4c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data-style-name="N100">
      <style:table-cell-properties fo:background-color="#a2c4c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78" style:family="table-cell" style:parent-style-name="Default" style:data-style-name="N100">
      <style:table-cell-properties fo:background-color="#a2c4c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Default" style:data-style-name="N125">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Default" style:data-style-name="N100">
      <style:table-cell-properties fo:border-bottom="0.74pt solid #000000" style:diagonal-bl-tr="none" style:diagonal-tl-br="none" style:text-align-source="value-type" style:repeat-content="false" fo:wrap-option="no-wrap" fo:border-left="0.74pt solid #a9d08e" style:direction="ltr" fo:border-right="0.74pt solid #000000" style:rotation-angle="0" style:rotation-align="none" style:shrink-to-fit="false" fo:border-top="0.74pt solid #a9d08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data-style-name="N100">
      <style:table-cell-properties fo:border-bottom="0.74pt solid #000000" fo:background-color="#70ad47" style:diagonal-bl-tr="none" style:diagonal-tl-br="none" style:text-align-source="value-type" style:repeat-content="false" fo:wrap-option="no-wrap" fo:border-left="0.74pt solid #a9d08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data-style-name="N100">
      <style:table-cell-properties fo:border-bottom="0.74pt solid #000000" fo:background-color="#e2efda" style:diagonal-bl-tr="none" style:diagonal-tl-br="none" style:text-align-source="value-type" style:repeat-content="false" fo:wrap-option="no-wrap" fo:border-left="0.74pt solid #a9d08e" style:direction="ltr" fo:border-right="0.74pt solid #000000" style:rotation-angle="0" style:rotation-align="none" style:shrink-to-fit="false" fo:border-top="0.74pt solid #a9d08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data-style-name="N100">
      <style:table-cell-properties fo:border-bottom="0.74pt solid #a9d08e" fo:background-color="#e2efda" style:diagonal-bl-tr="none" style:diagonal-tl-br="none" style:text-align-source="value-type" style:repeat-content="false" fo:wrap-option="no-wrap" fo:border-left="0.74pt solid #a9d08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data-style-name="N100">
      <style:table-cell-properties fo:border-bottom="0.74pt solid #a9d08e" style:diagonal-bl-tr="none" style:diagonal-tl-br="none" style:text-align-source="value-type" style:repeat-content="false" fo:wrap-option="no-wrap" fo:border-left="0.74pt solid #a9d08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data-style-name="N1013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38761d"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8761d"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rotation-align="non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style:rotation-align="none"/>
      <style:text-properties fo:color="#38761d"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data-style-name="N11">
      <style:table-cell-properties style:rotation-align="non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data-style-name="N11">
      <style:table-cell-properties style:rotation-align="none"/>
      <style:text-properties fo:color="#38761d"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data-style-name="N1">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data-style-name="N11">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data-style-name="N1">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3"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comment</text:p>
          </table:table-cell>
          <table:table-cell table:style-name="ce1" office:value-type="string" calcext:value-type="string">
            <office:annotation draw:style-name="gr1" draw:text-style-name="P2" svg:width="171.5pt" svg:height="50.49pt" svg:x="272.38pt" svg:y="11.51pt" draw:caption-point-x="-11.54pt" draw:caption-point-y="-11.23pt">
              <dc:date>2018-12-27T00:00:00</dc:date>
              <text:p text:style-name="P1">if empty, the subject stayed until the end; otherwise, indicates how many weeks before they dropped the experiment</text:p>
            </office:annotation>
            <text:p>drop</text:p>
          </table:table-cell>
          <table:table-cell table:style-name="ce1" office:value-type="string" calcext:value-type="string">
            <text:p>user id</text:p>
          </table:table-cell>
          <table:table-cell table:style-name="ce1" office:value-type="string" calcext:value-type="string">
            <office:annotation draw:style-name="gr1" draw:text-style-name="P2" svg:width="234.14pt" svg:height="28.09pt" svg:x="370.03pt" svg:y="22.71pt" draw:caption-point-x="-11.54pt" draw:caption-point-y="-22.42pt">
              <dc:date>2018-12-27T00:00:00</dc:date>
              <text:p text:style-name="P1">because devices may have been replaced, this is a comma separated list of ids</text:p>
            </office:annotation>
            <text:p>device ids</text:p>
          </table:table-cell>
          <table:table-cell table:style-name="ce1" office:value-type="string" calcext:value-type="string">
            <text:p>gender</text:p>
          </table:table-cell>
          <table:table-cell table:style-name="ce1" office:value-type="string" calcext:value-type="string">
            <text:p>age</text:p>
          </table:table-cell>
          <table:table-cell table:style-name="ce1" office:value-type="string" calcext:value-type="string">
            <text:p>Q1</text:p>
          </table:table-cell>
          <table:table-cell table:style-name="ce1" office:value-type="string" calcext:value-type="string">
            <text:p>Q2</text:p>
          </table:table-cell>
          <table:table-cell table:style-name="ce1" office:value-type="string" calcext:value-type="string">
            <text:p>Q3</text:p>
          </table:table-cell>
          <table:table-cell table:style-name="ce1" office:value-type="string" calcext:value-type="string">
            <text:p>Q4</text:p>
          </table:table-cell>
          <table:table-cell table:style-name="ce1" office:value-type="string" calcext:value-type="string">
            <text:p>Q5</text:p>
          </table:table-cell>
          <table:table-cell table:style-name="ce10" table:number-columns-repeated="16"/>
          <table:table-cell table:number-columns-repeated="997"/>
        </table:table-row>
        <table:table-row table:style-name="ro1">
          <table:table-cell table:style-name="ce2" table:number-columns-repeated="2"/>
          <table:table-cell table:style-name="ce2" office:value-type="string" calcext:value-type="string">
            <text:p>08</text:p>
          </table:table-cell>
          <table:table-cell table:style-name="ce2" office:value-type="string" calcext:value-type="string">
            <text:p>01</text:p>
          </table:table-cell>
          <table:table-cell table:style-name="ce2" office:value-type="string" calcext:value-type="string">
            <text:p>f</text:p>
          </table:table-cell>
          <table:table-cell table:style-name="ce6" office:value-type="float" office:value="78" calcext:value-type="float">
            <text:p>78</text:p>
          </table:table-cell>
          <table:table-cell table:style-name="ce2" office:value-type="string" calcext:value-type="string">
            <text:p>n</text:p>
          </table:table-cell>
          <table:table-cell table:style-name="ce2" office:value-type="string" calcext:value-type="string">
            <text:p>-</text:p>
          </table:table-cell>
          <table:table-cell table:style-name="ce2" office:value-type="string" calcext:value-type="string">
            <text:p>y</text:p>
          </table:table-cell>
          <table:table-cell table:style-name="ce2" office:value-type="string" calcext:value-type="string">
            <text:p>a,b,c,d</text:p>
          </table:table-cell>
          <table:table-cell table:style-name="ce2" office:value-type="string" calcext:value-type="string">
            <text:p>b</text:p>
          </table:table-cell>
          <table:table-cell table:style-name="ce2" table:number-columns-repeated="16"/>
          <table:table-cell table:number-columns-repeated="997"/>
        </table:table-row>
        <table:table-row table:style-name="ro1">
          <table:table-cell table:style-name="ce2" table:number-columns-repeated="2"/>
          <table:table-cell table:style-name="ce2" office:value-type="string" calcext:value-type="string">
            <text:p>09</text:p>
          </table:table-cell>
          <table:table-cell table:style-name="ce2" office:value-type="string" calcext:value-type="string">
            <text:p>02</text:p>
          </table:table-cell>
          <table:table-cell table:style-name="ce2" office:value-type="string" calcext:value-type="string">
            <text:p>m</text:p>
          </table:table-cell>
          <table:table-cell table:style-name="ce6" office:value-type="float" office:value="72" calcext:value-type="float">
            <text:p>72</text:p>
          </table:table-cell>
          <table:table-cell table:style-name="ce2" office:value-type="string" calcext:value-type="string">
            <text:p>y</text:p>
          </table:table-cell>
          <table:table-cell table:style-name="ce2" office:value-type="string" calcext:value-type="string">
            <text:p>b</text:p>
          </table:table-cell>
          <table:table-cell table:style-name="ce2" office:value-type="string" calcext:value-type="string">
            <text:p>y</text:p>
          </table:table-cell>
          <table:table-cell table:style-name="ce2" office:value-type="string" calcext:value-type="string">
            <text:p>a,b,d</text:p>
          </table:table-cell>
          <table:table-cell table:style-name="ce2" office:value-type="string" calcext:value-type="string">
            <text:p>b</text:p>
          </table:table-cell>
          <table:table-cell table:style-name="ce3" table:number-columns-repeated="16"/>
          <table:table-cell table:number-columns-repeated="997"/>
        </table:table-row>
        <table:table-row table:style-name="ro1">
          <table:table-cell table:style-name="ce2" table:number-columns-repeated="2"/>
          <table:table-cell table:style-name="ce2" office:value-type="string" calcext:value-type="string">
            <text:p>04</text:p>
          </table:table-cell>
          <table:table-cell table:style-name="ce2" office:value-type="string" calcext:value-type="string">
            <text:p>03</text:p>
          </table:table-cell>
          <table:table-cell table:style-name="ce2" office:value-type="string" calcext:value-type="string">
            <text:p>f</text:p>
          </table:table-cell>
          <table:table-cell table:style-name="ce6" office:value-type="float" office:value="72" calcext:value-type="float">
            <text:p>72</text:p>
          </table:table-cell>
          <table:table-cell table:style-name="ce2" office:value-type="string" calcext:value-type="string">
            <text:p>y</text:p>
          </table:table-cell>
          <table:table-cell table:style-name="ce2" office:value-type="string" calcext:value-type="string">
            <text:p>a,b,c,d</text:p>
          </table:table-cell>
          <table:table-cell table:style-name="ce2" office:value-type="string" calcext:value-type="string">
            <text:p>y</text:p>
          </table:table-cell>
          <table:table-cell table:style-name="ce2" office:value-type="string" calcext:value-type="string">
            <text:p>a,b</text:p>
          </table:table-cell>
          <table:table-cell table:style-name="ce2" office:value-type="string" calcext:value-type="string">
            <text:p>b</text:p>
          </table:table-cell>
          <table:table-cell table:style-name="ce2" table:number-columns-repeated="16"/>
          <table:table-cell table:number-columns-repeated="997"/>
        </table:table-row>
        <table:table-row table:style-name="ro1">
          <table:table-cell table:style-name="ce2" table:number-columns-repeated="2"/>
          <table:table-cell table:style-name="ce2" office:value-type="string" calcext:value-type="string">
            <text:p>11</text:p>
          </table:table-cell>
          <table:table-cell table:style-name="ce2" office:value-type="string" calcext:value-type="string">
            <text:p>04</text:p>
          </table:table-cell>
          <table:table-cell table:style-name="ce2" office:value-type="string" calcext:value-type="string">
            <text:p>f</text:p>
          </table:table-cell>
          <table:table-cell table:style-name="ce6" office:value-type="float" office:value="71" calcext:value-type="float">
            <text:p>71</text:p>
          </table:table-cell>
          <table:table-cell table:style-name="ce2" office:value-type="string" calcext:value-type="string">
            <text:p>n</text:p>
          </table:table-cell>
          <table:table-cell table:style-name="ce2" office:value-type="string" calcext:value-type="string">
            <text:p>-</text:p>
          </table:table-cell>
          <table:table-cell table:style-name="ce2" office:value-type="string" calcext:value-type="string">
            <text:p>n</text:p>
          </table:table-cell>
          <table:table-cell table:number-columns-repeated="2" table:style-name="ce2" office:value-type="string" calcext:value-type="string">
            <text:p>-</text:p>
          </table:table-cell>
          <table:table-cell table:style-name="ce2" table:number-columns-repeated="16"/>
          <table:table-cell table:number-columns-repeated="997"/>
        </table:table-row>
        <table:table-row table:style-name="ro1">
          <table:table-cell table:style-name="ce2" table:number-columns-repeated="2"/>
          <table:table-cell table:style-name="ce2" office:value-type="string" calcext:value-type="string">
            <text:p>07</text:p>
          </table:table-cell>
          <table:table-cell table:style-name="ce2" office:value-type="string" calcext:value-type="string">
            <text:p>05</text:p>
          </table:table-cell>
          <table:table-cell table:style-name="ce2" office:value-type="string" calcext:value-type="string">
            <text:p>f</text:p>
          </table:table-cell>
          <table:table-cell table:style-name="ce6" office:value-type="float" office:value="82" calcext:value-type="float">
            <text:p>82</text:p>
          </table:table-cell>
          <table:table-cell table:style-name="ce2" office:value-type="string" calcext:value-type="string">
            <text:p>n</text:p>
          </table:table-cell>
          <table:table-cell table:style-name="ce2" office:value-type="string" calcext:value-type="string">
            <text:p>-</text:p>
          </table:table-cell>
          <table:table-cell table:style-name="ce2" office:value-type="string" calcext:value-type="string">
            <text:p>n</text:p>
          </table:table-cell>
          <table:table-cell table:number-columns-repeated="2" table:style-name="ce2" office:value-type="string" calcext:value-type="string">
            <text:p>-</text:p>
          </table:table-cell>
          <table:table-cell table:style-name="ce2" table:number-columns-repeated="16"/>
          <table:table-cell table:number-columns-repeated="997"/>
        </table:table-row>
        <table:table-row table:style-name="ro1">
          <table:table-cell table:style-name="ce3"/>
          <table:table-cell table:style-name="ce3" office:value-type="string" calcext:value-type="string">
            <text:p>1</text:p>
          </table:table-cell>
          <table:table-cell table:number-columns-repeated="2" table:style-name="ce3" office:value-type="string" calcext:value-type="string">
            <text:p>06</text:p>
          </table:table-cell>
          <table:table-cell table:style-name="ce3" office:value-type="string" calcext:value-type="string">
            <text:p>f</text:p>
          </table:table-cell>
          <table:table-cell table:style-name="ce7" office:value-type="float" office:value="73" calcext:value-type="float">
            <text:p>73</text:p>
          </table:table-cell>
          <table:table-cell table:style-name="ce3" office:value-type="string" calcext:value-type="string">
            <text:p>y</text:p>
          </table:table-cell>
          <table:table-cell table:style-name="ce3" office:value-type="string" calcext:value-type="string">
            <text:p>a,b</text:p>
          </table:table-cell>
          <table:table-cell table:style-name="ce3" office:value-type="string" calcext:value-type="string">
            <text:p>y</text:p>
          </table:table-cell>
          <table:table-cell table:style-name="ce3" office:value-type="string" calcext:value-type="string">
            <text:p>a</text:p>
          </table:table-cell>
          <table:table-cell table:style-name="ce3" office:value-type="string" calcext:value-type="string">
            <text:p>b</text:p>
          </table:table-cell>
          <table:table-cell table:style-name="ce3" table:number-columns-repeated="16"/>
          <table:table-cell table:number-columns-repeated="997"/>
        </table:table-row>
        <table:table-row table:style-name="ro1">
          <table:table-cell table:style-name="ce2" table:number-columns-repeated="2"/>
          <table:table-cell table:style-name="ce2" office:value-type="string" calcext:value-type="string">
            <text:p>12</text:p>
          </table:table-cell>
          <table:table-cell table:style-name="ce2" office:value-type="string" calcext:value-type="string">
            <text:p>07</text:p>
          </table:table-cell>
          <table:table-cell table:style-name="ce2" office:value-type="string" calcext:value-type="string">
            <text:p>f</text:p>
          </table:table-cell>
          <table:table-cell table:style-name="ce6" office:value-type="float" office:value="70" calcext:value-type="float">
            <text:p>70</text:p>
          </table:table-cell>
          <table:table-cell table:style-name="ce2" office:value-type="string" calcext:value-type="string">
            <text:p>y</text:p>
          </table:table-cell>
          <table:table-cell table:style-name="ce2" office:value-type="string" calcext:value-type="string">
            <text:p>a,b,c,d</text:p>
          </table:table-cell>
          <table:table-cell table:style-name="ce2" office:value-type="string" calcext:value-type="string">
            <text:p>y</text:p>
          </table:table-cell>
          <table:table-cell table:style-name="ce2" office:value-type="string" calcext:value-type="string">
            <text:p>a,d</text:p>
          </table:table-cell>
          <table:table-cell table:style-name="ce2" office:value-type="string" calcext:value-type="string">
            <text:p>d:めったに使用せず（必要時のみ）</text:p>
          </table:table-cell>
          <table:table-cell table:style-name="ce2" table:number-columns-repeated="16"/>
          <table:table-cell table:number-columns-repeated="997"/>
        </table:table-row>
        <table:table-row table:style-name="ro1">
          <table:table-cell table:style-name="ce2" table:number-columns-repeated="2"/>
          <table:table-cell table:style-name="ce2" office:value-type="string" calcext:value-type="string">
            <text:p>10</text:p>
          </table:table-cell>
          <table:table-cell table:style-name="ce2" office:value-type="string" calcext:value-type="string">
            <text:p>08</text:p>
          </table:table-cell>
          <table:table-cell table:style-name="ce2" office:value-type="string" calcext:value-type="string">
            <text:p>f</text:p>
          </table:table-cell>
          <table:table-cell table:style-name="ce6" office:value-type="float" office:value="77" calcext:value-type="float">
            <text:p>77</text:p>
          </table:table-cell>
          <table:table-cell table:style-name="ce8" office:value-type="string" calcext:value-type="string">
            <office:annotation draw:style-name="gr2" draw:text-style-name="P2" svg:width="320.6pt" svg:height="42.75pt" svg:x="524.04pt" svg:y="149.24pt" draw:caption-point-x="-11.54pt" draw:caption-point-y="-22.96pt">
              <dc:date>2018-12-27T00:00:00</dc:date>
              <text:p text:style-name="P1">originally 'n'</text:p>
              <text:p text:style-name="P1"><text:tab/>-Henrique de Oliveira Santos Luciano</text:p>
            </office:annotation>
            <text:p>y</text:p>
          </table:table-cell>
          <table:table-cell table:style-name="ce2" office:value-type="string" calcext:value-type="string">
            <text:p>a,b,c,d</text:p>
          </table:table-cell>
          <table:table-cell table:style-name="ce2" office:value-type="string" calcext:value-type="string">
            <text:p>n</text:p>
          </table:table-cell>
          <table:table-cell table:number-columns-repeated="2" table:style-name="ce2" office:value-type="string" calcext:value-type="string">
            <text:p>-</text:p>
          </table:table-cell>
          <table:table-cell table:style-name="ce2" table:number-columns-repeated="16"/>
          <table:table-cell table:number-columns-repeated="997"/>
        </table:table-row>
        <table:table-row table:style-name="ro1">
          <table:table-cell table:style-name="ce2" table:number-columns-repeated="2"/>
          <table:table-cell table:style-name="ce2" office:value-type="string" calcext:value-type="string">
            <text:p>01</text:p>
          </table:table-cell>
          <table:table-cell table:style-name="ce2" office:value-type="string" calcext:value-type="string">
            <text:p>09</text:p>
          </table:table-cell>
          <table:table-cell table:style-name="ce2" office:value-type="string" calcext:value-type="string">
            <text:p>f</text:p>
          </table:table-cell>
          <table:table-cell table:style-name="ce6" office:value-type="float" office:value="75" calcext:value-type="float">
            <text:p>75</text:p>
          </table:table-cell>
          <table:table-cell table:style-name="ce2" office:value-type="string" calcext:value-type="string">
            <text:p>n</text:p>
          </table:table-cell>
          <table:table-cell table:style-name="ce2" office:value-type="string" calcext:value-type="string">
            <text:p>-</text:p>
          </table:table-cell>
          <table:table-cell table:style-name="ce2" office:value-type="string" calcext:value-type="string">
            <text:p>y</text:p>
          </table:table-cell>
          <table:table-cell table:style-name="ce2" office:value-type="string" calcext:value-type="string">
            <text:p>a,d</text:p>
          </table:table-cell>
          <table:table-cell table:style-name="ce2" office:value-type="string" calcext:value-type="string">
            <text:p>b</text:p>
          </table:table-cell>
          <table:table-cell table:style-name="ce2" table:number-columns-repeated="16"/>
          <table:table-cell table:number-columns-repeated="997"/>
        </table:table-row>
        <table:table-row table:style-name="ro1">
          <table:table-cell table:style-name="ce4" office:value-type="string" calcext:value-type="string">
            <text:p>軟骨に悪いからキャンセル</text:p>
          </table:table-cell>
          <table:table-cell table:style-name="ce2" office:value-type="string" calcext:value-type="string">
            <text:p>1</text:p>
          </table:table-cell>
          <table:table-cell table:style-name="ce2" office:value-type="string" calcext:value-type="string">
            <text:p>03</text:p>
          </table:table-cell>
          <table:table-cell table:style-name="ce2" office:value-type="string" calcext:value-type="string">
            <text:p>11</text:p>
          </table:table-cell>
          <table:table-cell table:style-name="ce2" office:value-type="string" calcext:value-type="string">
            <text:p>m</text:p>
          </table:table-cell>
          <table:table-cell table:style-name="ce6" office:value-type="float" office:value="76" calcext:value-type="float">
            <text:p>76</text:p>
          </table:table-cell>
          <table:table-cell table:style-name="ce2" office:value-type="string" calcext:value-type="string">
            <text:p>y</text:p>
          </table:table-cell>
          <table:table-cell table:style-name="ce9" office:value-type="string" calcext:value-type="string">
            <office:annotation draw:style-name="gr2" draw:text-style-name="P2" svg:width="320.63pt" svg:height="42.75pt" svg:x="604.18pt" svg:y="180.74pt" draw:caption-point-x="-11.54pt" draw:caption-point-y="-22.96pt">
              <dc:date>2018-12-27T00:00:00</dc:date>
              <text:p text:style-name="P1">there was a scratched answer</text:p>
              <text:p text:style-name="P1"><text:tab/>-Henrique de Oliveira Santos Luciano</text:p>
            </office:annotation>
            <text:p>a,b</text:p>
          </table:table-cell>
          <table:table-cell table:style-name="ce2" office:value-type="string" calcext:value-type="string">
            <text:p>n</text:p>
          </table:table-cell>
          <table:table-cell table:number-columns-repeated="2" table:style-name="ce2" office:value-type="string" calcext:value-type="string">
            <text:p>-</text:p>
          </table:table-cell>
          <table:table-cell table:style-name="ce2" table:number-columns-repeated="16"/>
          <table:table-cell table:number-columns-repeated="997"/>
        </table:table-row>
        <table:table-row table:style-name="ro1">
          <table:table-cell table:style-name="ce3" table:number-columns-repeated="2"/>
          <table:table-cell table:style-name="ce3" office:value-type="string" calcext:value-type="string">
            <text:p>02</text:p>
          </table:table-cell>
          <table:table-cell table:style-name="ce3" office:value-type="string" calcext:value-type="string">
            <text:p>12</text:p>
          </table:table-cell>
          <table:table-cell table:style-name="ce3" office:value-type="string" calcext:value-type="string">
            <text:p>m</text:p>
          </table:table-cell>
          <table:table-cell table:style-name="ce7" office:value-type="float" office:value="74" calcext:value-type="float">
            <text:p>74</text:p>
          </table:table-cell>
          <table:table-cell table:style-name="ce3" office:value-type="string" calcext:value-type="string">
            <text:p>n</text:p>
          </table:table-cell>
          <table:table-cell table:style-name="ce3" office:value-type="string" calcext:value-type="string">
            <text:p>-</text:p>
          </table:table-cell>
          <table:table-cell table:style-name="ce3" office:value-type="string" calcext:value-type="string">
            <text:p>y</text:p>
          </table:table-cell>
          <table:table-cell table:style-name="ce3" office:value-type="string" calcext:value-type="string">
            <text:p>a,b,c,d</text:p>
          </table:table-cell>
          <table:table-cell table:style-name="ce3" office:value-type="string" calcext:value-type="string">
            <text:p>a</text:p>
          </table:table-cell>
          <table:table-cell table:style-name="ce2" table:number-columns-repeated="16"/>
          <table:table-cell table:number-columns-repeated="997"/>
        </table:table-row>
        <table:table-row table:style-name="ro1">
          <table:table-cell table:style-name="ce2" table:number-columns-repeated="2"/>
          <table:table-cell table:style-name="ce2" office:value-type="string" calcext:value-type="string">
            <text:p>05</text:p>
          </table:table-cell>
          <table:table-cell table:style-name="ce2" office:value-type="string" calcext:value-type="string">
            <text:p>14</text:p>
          </table:table-cell>
          <table:table-cell table:style-name="ce2" office:value-type="string" calcext:value-type="string">
            <text:p>f</text:p>
          </table:table-cell>
          <table:table-cell table:style-name="ce6" office:value-type="float" office:value="75" calcext:value-type="float">
            <text:p>75</text:p>
          </table:table-cell>
          <table:table-cell table:style-name="ce9" office:value-type="string" calcext:value-type="string">
            <office:annotation draw:style-name="gr2" draw:text-style-name="P2" svg:width="320.6pt" svg:height="42.75pt" svg:x="524.04pt" svg:y="212.26pt" draw:caption-point-x="-11.54pt" draw:caption-point-y="-22.99pt">
              <dc:date>2018-12-27T00:00:00</dc:date>
              <text:p text:style-name="P1">originally no answer</text:p>
              <text:p text:style-name="P1"><text:tab/>-Henrique de Oliveira Santos Luciano</text:p>
            </office:annotation>
            <text:p>y</text:p>
          </table:table-cell>
          <table:table-cell table:style-name="ce9" office:value-type="string" calcext:value-type="string">
            <text:p>a</text:p>
          </table:table-cell>
          <table:table-cell table:style-name="ce2" office:value-type="string" calcext:value-type="string">
            <text:p>n</text:p>
          </table:table-cell>
          <table:table-cell table:number-columns-repeated="2" table:style-name="ce2" office:value-type="string" calcext:value-type="string">
            <text:p>-</text:p>
          </table:table-cell>
          <table:table-cell table:style-name="ce2" table:number-columns-repeated="16"/>
          <table:table-cell table:number-columns-repeated="997"/>
        </table:table-row>
        <table:table-row table:style-name="ro1" table:number-rows-repeated="7">
          <table:table-cell table:style-name="ce2" table:number-columns-repeated="27"/>
          <table:table-cell table:number-columns-repeated="997"/>
        </table:table-row>
        <table:table-row table:style-name="ro1">
          <table:table-cell table:style-name="ce2" table:number-columns-repeated="13"/>
          <table:table-cell table:style-name="ce11" table:number-columns-repeated="14"/>
          <table:table-cell table:number-columns-repeated="997"/>
        </table:table-row>
        <table:table-row table:style-name="ro1" table:number-rows-repeated="9">
          <table:table-cell table:style-name="ce2" table:number-columns-repeated="13"/>
          <table:table-cell table:style-name="ce11" table:number-columns-repeated="14"/>
          <table:table-cell table:number-columns-repeated="997"/>
        </table:table-row>
        <table:table-row table:style-name="ro1" table:number-rows-repeated="3">
          <table:table-cell table:style-name="ce5" table:number-columns-repeated="13"/>
          <table:table-cell table:number-columns-repeated="1011"/>
        </table:table-row>
        <table:table-row table:style-name="ro2" table:number-rows-repeated="1048542">
          <table:table-cell table:number-columns-repeated="1024"/>
        </table:table-row>
        <table:table-row table:style-name="ro2">
          <table:table-cell table:number-columns-repeated="1024"/>
        </table:table-row>
      </table:table>
      <table:table table:name="a1-analysis" table:style-name="ta2">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default-cell-style-name="Default"/>
        <table:table-column table:style-name="co6" table:number-columns-repeated="1019" table:default-cell-style-name="Default"/>
        <table:table-row table:style-name="ro1">
          <table:table-cell table:style-name="ce12" office:value-type="string" calcext:value-type="string" table:number-columns-spanned="2" table:number-rows-spanned="1">
            <text:p>Respondents</text:p>
          </table:table-cell>
          <table:covered-table-cell/>
          <table:table-cell table:style-name="ce16" office:value-type="string" calcext:value-type="string">
            <text:p>count</text:p>
          </table:table-cell>
          <table:table-cell table:style-name="ce16" office:value-type="string" calcext:value-type="string">
            <text:p>%</text:p>
          </table:table-cell>
          <table:table-cell table:style-name="ce16" office:value-type="string" calcext:value-type="string">
            <text:p>stdev</text:p>
          </table:table-cell>
          <table:table-cell>
            <draw:frame table:end-cell-address="'a1-analysis'.L18" table:end-x="6.58pt" table:end-y="13.49pt" draw:z-index="0" draw:name="Chart 1" draw:style-name="gr3" draw:text-style-name="P3" svg:width="449.97pt" svg:height="278.22pt" svg:x="37.5pt" svg:y="3pt">
              <draw:object draw:notify-on-update-of-ranges="'a1-analysis'.B28:'a1-analysis'.B31 'a1-analysis'.D28:'a1-analysis'.D31" xlink:href="./Object 1" xlink:type="simple" xlink:show="embed" xlink:actuate="onLoad">
                <loext:p/>
              </draw:object>
              <draw:image xlink:href="./ObjectReplacements/Object 1" xlink:type="simple" xlink:show="embed" xlink:actuate="onLoad"/>
            </draw:frame>
          </table:table-cell>
          <table:table-cell table:number-columns-repeated="1018"/>
        </table:table-row>
        <table:table-row table:style-name="ro1">
          <table:table-cell table:style-name="ce13" office:value-type="string" calcext:value-type="string" table:number-columns-spanned="2" table:number-rows-spanned="1">
            <text:p>Total (count, %)</text:p>
          </table:table-cell>
          <table:covered-table-cell/>
          <table:table-cell table:formula="of:=COUNTA([$a1.$D$2:.$D1005])" office:value-type="float" office:value="12" calcext:value-type="float">
            <text:p>12</text:p>
          </table:table-cell>
          <table:table-cell table:style-name="ce18" table:formula="of:=[.C2]/[.$C$2]" office:value-type="percentage" office:value="1" calcext:value-type="percentage">
            <text:p>100%</text:p>
          </table:table-cell>
          <table:table-cell table:number-columns-repeated="1020"/>
        </table:table-row>
        <table:table-row table:style-name="ro1">
          <table:table-cell table:style-name="ce13" office:value-type="string" calcext:value-type="string" table:number-columns-spanned="2" table:number-rows-spanned="1">
            <text:p>F (count, %)</text:p>
          </table:table-cell>
          <table:covered-table-cell/>
          <table:table-cell table:formula="of:=COUNTIF([$a1.$E$2:.$E1005]; &quot;f&quot;)" office:value-type="float" office:value="9" calcext:value-type="float">
            <text:p>9</text:p>
          </table:table-cell>
          <table:table-cell table:style-name="ce18" table:formula="of:=[.C3]/[.$C$2]" office:value-type="percentage" office:value="0.75" calcext:value-type="percentage">
            <text:p>75%</text:p>
          </table:table-cell>
          <table:table-cell table:number-columns-repeated="1020"/>
        </table:table-row>
        <table:table-row table:style-name="ro1">
          <table:table-cell table:style-name="ce13" office:value-type="string" calcext:value-type="string" table:number-columns-spanned="2" table:number-rows-spanned="1">
            <text:p>M (count, %)</text:p>
          </table:table-cell>
          <table:covered-table-cell/>
          <table:table-cell table:formula="of:=COUNTIF([$a1.$E$2:.$E1005]; &quot;m&quot;)" office:value-type="float" office:value="3" calcext:value-type="float">
            <text:p>3</text:p>
          </table:table-cell>
          <table:table-cell table:style-name="ce18" table:formula="of:=[.C4]/[.$C$2]" office:value-type="percentage" office:value="0.25" calcext:value-type="percentage">
            <text:p>25%</text:p>
          </table:table-cell>
          <table:table-cell table:number-columns-repeated="8"/>
          <table:table-cell>
            <draw:frame table:end-cell-address="'a1-analysis'.R22" table:end-x="73.98pt" table:end-y="6.72pt" draw:z-index="2" draw:name="Chart 3" draw:style-name="gr3" draw:text-style-name="P3" svg:width="449.23pt" svg:height="277.48pt" svg:x="25.51pt" svg:y="12.76pt">
              <draw:object draw:notify-on-update-of-ranges="'a1-analysis'.B12:'a1-analysis'.B13 'a1-analysis'.D10:'a1-analysis'.D11 'a1-analysis'.D12:'a1-analysis'.D13" xlink:href="./Object 3" xlink:type="simple" xlink:show="embed" xlink:actuate="onLoad">
                <loext:p/>
              </draw:object>
              <draw:image xlink:href="./ObjectReplacements/Object 3" xlink:type="simple" xlink:show="embed" xlink:actuate="onLoad"/>
            </draw:frame>
          </table:table-cell>
          <table:table-cell table:number-columns-repeated="1011"/>
        </table:table-row>
        <table:table-row table:style-name="ro1">
          <table:table-cell table:style-name="ce13" office:value-type="string" calcext:value-type="string" table:number-columns-spanned="2" table:number-rows-spanned="1">
            <text:p>Age (avg, sd)</text:p>
          </table:table-cell>
          <table:covered-table-cell/>
          <table:table-cell table:style-name="ce17" table:formula="of:=AVERAGE([$a1.$F$2:.$F1005])" office:value-type="float" office:value="74.5833333333333" calcext:value-type="float">
            <text:p>75</text:p>
          </table:table-cell>
          <table:table-cell table:style-name="ce18"/>
          <table:table-cell table:style-name="ce19" table:formula="of:=STDEV([$a1.F2:.F1005])" office:value-type="float" office:value="3.36987545853858" calcext:value-type="float">
            <text:p>3.37</text:p>
          </table:table-cell>
          <table:table-cell table:number-columns-repeated="1019"/>
        </table:table-row>
        <table:table-row table:style-name="ro1">
          <table:table-cell table:style-name="ce13" office:value-type="string" calcext:value-type="string" table:number-columns-spanned="2" table:number-rows-spanned="1">
            <text:p>Dropouts</text:p>
          </table:table-cell>
          <table:covered-table-cell/>
          <table:table-cell/>
          <table:table-cell table:style-name="ce18"/>
          <table:table-cell table:number-columns-repeated="1020"/>
        </table:table-row>
        <table:table-row table:style-name="ro1">
          <table:table-cell table:style-name="ce14"/>
          <table:table-cell table:style-name="ce14" office:value-type="string" calcext:value-type="string">
            <text:p>w1</text:p>
          </table:table-cell>
          <table:table-cell table:formula="of:=COUNTIF([$a1.$B$2:.$B1005]; 1)" office:value-type="float" office:value="0" calcext:value-type="float">
            <text:p>0</text:p>
          </table:table-cell>
          <table:table-cell table:style-name="ce18" table:formula="of:=[.C7]/[.$C$2]" office:value-type="percentage" office:value="0" calcext:value-type="percentage">
            <text:p>0%</text:p>
          </table:table-cell>
          <table:table-cell table:number-columns-repeated="1020"/>
        </table:table-row>
        <table:table-row table:style-name="ro1">
          <table:table-cell table:style-name="ce14"/>
          <table:table-cell table:style-name="ce14" office:value-type="string" calcext:value-type="string">
            <text:p>w2</text:p>
          </table:table-cell>
          <table:table-cell table:formula="of:=COUNTIF([$a1.$B$2:.$B1005]; 2)" office:value-type="float" office:value="0" calcext:value-type="float">
            <text:p>0</text:p>
          </table:table-cell>
          <table:table-cell table:style-name="ce18" table:formula="of:=[.C8]/[.$C$2]" office:value-type="percentage" office:value="0" calcext:value-type="percentage">
            <text:p>0%</text:p>
          </table:table-cell>
          <table:table-cell table:number-columns-repeated="1020"/>
        </table:table-row>
        <table:table-row table:style-name="ro1">
          <table:table-cell table:style-name="ce1" table:number-columns-repeated="2"/>
          <table:table-cell/>
          <table:table-cell table:style-name="ce18"/>
          <table:table-cell table:number-columns-repeated="1020"/>
        </table:table-row>
        <table:table-row table:style-name="ro1">
          <table:table-cell table:style-name="ce15" office:value-type="string" calcext:value-type="string" table:number-columns-spanned="2" table:number-rows-spanned="1">
            <text:p>Questions</text:p>
          </table:table-cell>
          <table:covered-table-cell/>
          <table:table-cell/>
          <table:table-cell table:style-name="ce18"/>
          <table:table-cell table:number-columns-repeated="1020"/>
        </table:table-row>
        <table:table-row table:style-name="ro1">
          <table:table-cell table:style-name="ce13" office:value-type="string" calcext:value-type="string" table:number-columns-spanned="2" table:number-rows-spanned="1">
            <text:p>Uses smartphone?</text:p>
          </table:table-cell>
          <table:covered-table-cell/>
          <table:table-cell/>
          <table:table-cell table:style-name="ce18"/>
          <table:table-cell table:number-columns-repeated="1020"/>
        </table:table-row>
        <table:table-row table:style-name="ro1">
          <table:table-cell table:style-name="ce14"/>
          <table:table-cell table:style-name="ce14" office:value-type="string" calcext:value-type="string">
            <text:p>uses smartphone</text:p>
          </table:table-cell>
          <table:table-cell table:formula="of:=COUNTIF([$a1.$G$2:.$G1005];&quot;y&quot;)" office:value-type="float" office:value="7" calcext:value-type="float">
            <text:p>7</text:p>
          </table:table-cell>
          <table:table-cell table:style-name="ce18" table:formula="of:=[.C12]/[.$C$2]" office:value-type="percentage" office:value="0.583333333333333" calcext:value-type="percentage">
            <text:p>58%</text:p>
          </table:table-cell>
          <table:table-cell table:number-columns-repeated="1020"/>
        </table:table-row>
        <table:table-row table:style-name="ro1">
          <table:table-cell table:style-name="ce14"/>
          <table:table-cell table:style-name="ce14" office:value-type="string" calcext:value-type="string">
            <text:p>doesn't use smartphone</text:p>
          </table:table-cell>
          <table:table-cell table:formula="of:=COUNTIF([$a1.$G$2:.$G1005];&quot;n&quot;)" office:value-type="float" office:value="5" calcext:value-type="float">
            <text:p>5</text:p>
          </table:table-cell>
          <table:table-cell table:style-name="ce18" table:formula="of:=[.C13]/[.$C$2]" office:value-type="percentage" office:value="0.416666666666667" calcext:value-type="percentage">
            <text:p>42%</text:p>
          </table:table-cell>
          <table:table-cell table:number-columns-repeated="1020"/>
        </table:table-row>
        <table:table-row table:style-name="ro1">
          <table:table-cell table:style-name="ce13" office:value-type="string" calcext:value-type="string" table:number-columns-spanned="2" table:number-rows-spanned="1">
            <text:p>Tasks</text:p>
          </table:table-cell>
          <table:covered-table-cell/>
          <table:table-cell/>
          <table:table-cell table:style-name="ce18"/>
          <table:table-cell table:number-columns-repeated="1020"/>
        </table:table-row>
        <table:table-row table:style-name="ro1">
          <table:table-cell table:style-name="ce14"/>
          <table:table-cell table:style-name="ce14" office:value-type="string" calcext:value-type="string">
            <text:p>make calls</text:p>
          </table:table-cell>
          <table:table-cell table:formula="of:=COUNTIF([$a1.$H$2:.$H1005]; &quot;*a*&quot;)" office:value-type="float" office:value="6" calcext:value-type="float">
            <text:p>6</text:p>
          </table:table-cell>
          <table:table-cell table:style-name="ce18" table:formula="of:=[.C15]/[.$C$12]" office:value-type="percentage" office:value="0.857142857142857" calcext:value-type="percentage">
            <text:p>86%</text:p>
          </table:table-cell>
          <table:table-cell table:number-columns-repeated="1020"/>
        </table:table-row>
        <table:table-row table:style-name="ro1">
          <table:table-cell/>
          <table:table-cell table:style-name="ce14" office:value-type="string" calcext:value-type="string">
            <text:p>e-mail, browse</text:p>
          </table:table-cell>
          <table:table-cell table:formula="of:=COUNTIF([$a1.$H$2:.$H1005]; &quot;*b*&quot;)" office:value-type="float" office:value="6" calcext:value-type="float">
            <text:p>6</text:p>
          </table:table-cell>
          <table:table-cell table:style-name="ce18" table:formula="of:=[.C16]/[.$C$12]" office:value-type="percentage" office:value="0.857142857142857" calcext:value-type="percentage">
            <text:p>86%</text:p>
          </table:table-cell>
          <table:table-cell table:number-columns-repeated="1020"/>
        </table:table-row>
        <table:table-row table:style-name="ro1">
          <table:table-cell/>
          <table:table-cell table:style-name="ce14" office:value-type="string" calcext:value-type="string">
            <text:p>sns</text:p>
          </table:table-cell>
          <table:table-cell table:formula="of:=COUNTIF([$a1.$H$2:.$H1005]; &quot;*c*&quot;)" office:value-type="float" office:value="3" calcext:value-type="float">
            <text:p>3</text:p>
          </table:table-cell>
          <table:table-cell table:style-name="ce18" table:formula="of:=[.C17]/[.$C$12]" office:value-type="percentage" office:value="0.428571428571429" calcext:value-type="percentage">
            <text:p>43%</text:p>
          </table:table-cell>
          <table:table-cell table:number-columns-repeated="1020"/>
        </table:table-row>
        <table:table-row table:style-name="ro1">
          <table:table-cell/>
          <table:table-cell table:style-name="ce14" office:value-type="string" calcext:value-type="string">
            <text:p>apps</text:p>
          </table:table-cell>
          <table:table-cell table:formula="of:=COUNTIF([$a1.$H$2:.$H1005]; &quot;*d*&quot;)" office:value-type="float" office:value="3" calcext:value-type="float">
            <text:p>3</text:p>
          </table:table-cell>
          <table:table-cell table:style-name="ce18" table:formula="of:=[.C18]/[.$C$12]" office:value-type="percentage" office:value="0.428571428571429" calcext:value-type="percentage">
            <text:p>43%</text:p>
          </table:table-cell>
          <table:table-cell table:number-columns-repeated="1020"/>
        </table:table-row>
        <table:table-row table:style-name="ro1">
          <table:table-cell table:style-name="ce13" office:value-type="string" calcext:value-type="string" table:number-columns-spanned="2" table:number-rows-spanned="1">
            <text:p>Uses PC?</text:p>
          </table:table-cell>
          <table:covered-table-cell/>
          <table:table-cell/>
          <table:table-cell table:style-name="ce18"/>
          <table:table-cell/>
          <table:table-cell>
            <draw:frame table:end-cell-address="'a1-analysis'.L37" table:end-x="5.07pt" table:end-y="2.98pt" draw:z-index="1" draw:name="Chart 2" draw:style-name="gr3" draw:text-style-name="P3" svg:width="449.97pt" svg:height="278.22pt" svg:x="36pt" svg:y="8.25pt">
              <draw:object draw:notify-on-update-of-ranges="'a1-analysis'.B15:'a1-analysis'.B18 'a1-analysis'.D15:'a1-analysis'.D18" xlink:href="./Object 2" xlink:type="simple" xlink:show="embed" xlink:actuate="onLoad">
                <loext:p/>
              </draw:object>
              <draw:image xlink:href="./ObjectReplacements/Object 2" xlink:type="simple" xlink:show="embed" xlink:actuate="onLoad"/>
            </draw:frame>
          </table:table-cell>
          <table:table-cell table:number-columns-repeated="1018"/>
        </table:table-row>
        <table:table-row table:style-name="ro1">
          <table:table-cell table:style-name="ce14"/>
          <table:table-cell table:style-name="ce14" office:value-type="string" calcext:value-type="string">
            <text:p>uses pc</text:p>
          </table:table-cell>
          <table:table-cell table:formula="of:=COUNTIF([$a1.$I$2:.$I1005];&quot;y&quot;)" office:value-type="float" office:value="7" calcext:value-type="float">
            <text:p>7</text:p>
          </table:table-cell>
          <table:table-cell table:style-name="ce18" table:formula="of:=[.C20]/[.$C$2]" office:value-type="percentage" office:value="0.583333333333333" calcext:value-type="percentage">
            <text:p>58%</text:p>
          </table:table-cell>
          <table:table-cell table:number-columns-repeated="1020"/>
        </table:table-row>
        <table:table-row table:style-name="ro1">
          <table:table-cell table:style-name="ce14"/>
          <table:table-cell table:style-name="ce14" office:value-type="string" calcext:value-type="string">
            <text:p>doesn't use pc</text:p>
          </table:table-cell>
          <table:table-cell table:formula="of:=COUNTIF([$a1.$I$2:.$I1005];&quot;n&quot;)" office:value-type="float" office:value="5" calcext:value-type="float">
            <text:p>5</text:p>
          </table:table-cell>
          <table:table-cell table:style-name="ce18" table:formula="of:=[.C21]/[.$C$2]" office:value-type="percentage" office:value="0.416666666666667" calcext:value-type="percentage">
            <text:p>42%</text:p>
          </table:table-cell>
          <table:table-cell table:number-columns-repeated="1020"/>
        </table:table-row>
        <table:table-row table:style-name="ro1">
          <table:table-cell table:style-name="ce13" office:value-type="string" calcext:value-type="string" table:number-columns-spanned="2" table:number-rows-spanned="1">
            <text:p>Tasks</text:p>
          </table:table-cell>
          <table:covered-table-cell/>
          <table:table-cell/>
          <table:table-cell table:style-name="ce18"/>
          <table:table-cell table:number-columns-repeated="1020"/>
        </table:table-row>
        <table:table-row table:style-name="ro1">
          <table:table-cell table:style-name="ce14"/>
          <table:table-cell table:style-name="ce14" office:value-type="string" calcext:value-type="string">
            <text:p>e-mail, browse</text:p>
          </table:table-cell>
          <table:table-cell table:formula="of:=COUNTIF([$a1.$J$2:.$J1005]; &quot;*a*&quot;)" office:value-type="float" office:value="7" calcext:value-type="float">
            <text:p>7</text:p>
          </table:table-cell>
          <table:table-cell table:style-name="ce18" table:formula="of:=[.C23]/[.$C$20]" office:value-type="percentage" office:value="1" calcext:value-type="percentage">
            <text:p>100%</text:p>
          </table:table-cell>
          <table:table-cell table:number-columns-repeated="8"/>
          <table:table-cell>
            <draw:frame table:end-cell-address="'a1-analysis'.R40" table:end-x="74.72pt" table:end-y="10.46pt" draw:z-index="3" draw:name="Chart 4" draw:style-name="gr3" draw:text-style-name="P3" svg:width="449.97pt" svg:height="278.22pt" svg:x="25.51pt" svg:y="0pt">
              <draw:object draw:notify-on-update-of-ranges="'a1-analysis'.B20:'a1-analysis'.B21 'a1-analysis'.D20:'a1-analysis'.D21" xlink:href="./Object 4" xlink:type="simple" xlink:show="embed" xlink:actuate="onLoad">
                <loext:p/>
              </draw:object>
              <draw:image xlink:href="./ObjectReplacements/Object 4" xlink:type="simple" xlink:show="embed" xlink:actuate="onLoad"/>
            </draw:frame>
          </table:table-cell>
          <table:table-cell table:number-columns-repeated="1011"/>
        </table:table-row>
        <table:table-row table:style-name="ro1">
          <table:table-cell/>
          <table:table-cell table:style-name="ce14" office:value-type="string" calcext:value-type="string">
            <text:p>edit photos</text:p>
          </table:table-cell>
          <table:table-cell table:formula="of:=COUNTIF([$a1.$J$2:.$J1005]; &quot;*b*&quot;)" office:value-type="float" office:value="4" calcext:value-type="float">
            <text:p>4</text:p>
          </table:table-cell>
          <table:table-cell table:style-name="ce18" table:formula="of:=[.C24]/[.$C$20]" office:value-type="percentage" office:value="0.571428571428571" calcext:value-type="percentage">
            <text:p>57%</text:p>
          </table:table-cell>
          <table:table-cell table:number-columns-repeated="1020"/>
        </table:table-row>
        <table:table-row table:style-name="ro1">
          <table:table-cell/>
          <table:table-cell table:style-name="ce14" office:value-type="string" calcext:value-type="string">
            <text:p>play games</text:p>
          </table:table-cell>
          <table:table-cell table:formula="of:=COUNTIF([$a1.$J$2:.$J1005]; &quot;*c*&quot;)" office:value-type="float" office:value="2" calcext:value-type="float">
            <text:p>2</text:p>
          </table:table-cell>
          <table:table-cell table:style-name="ce18" table:formula="of:=[.C25]/[.$C$20]" office:value-type="percentage" office:value="0.285714285714286" calcext:value-type="percentage">
            <text:p>29%</text:p>
          </table:table-cell>
          <table:table-cell table:number-columns-repeated="1020"/>
        </table:table-row>
        <table:table-row table:style-name="ro1">
          <table:table-cell/>
          <table:table-cell table:style-name="ce14" office:value-type="string" calcext:value-type="string">
            <text:p>edit documents</text:p>
          </table:table-cell>
          <table:table-cell table:formula="of:=COUNTIF([$a1.$J$2:.$J1005]; &quot;*d*&quot;)" office:value-type="float" office:value="5" calcext:value-type="float">
            <text:p>5</text:p>
          </table:table-cell>
          <table:table-cell table:style-name="ce18" table:formula="of:=[.C26]/[.$C$20]" office:value-type="percentage" office:value="0.714285714285714" calcext:value-type="percentage">
            <text:p>71%</text:p>
          </table:table-cell>
          <table:table-cell table:number-columns-repeated="1020"/>
        </table:table-row>
        <table:table-row table:style-name="ro1">
          <table:table-cell table:style-name="ce13" office:value-type="string" calcext:value-type="string" table:number-columns-spanned="2" table:number-rows-spanned="1">
            <text:p>Frequency</text:p>
          </table:table-cell>
          <table:covered-table-cell/>
          <table:table-cell/>
          <table:table-cell table:style-name="ce18"/>
          <table:table-cell table:number-columns-repeated="1020"/>
        </table:table-row>
        <table:table-row table:style-name="ro1">
          <table:table-cell table:style-name="ce14"/>
          <table:table-cell table:style-name="ce14" office:value-type="string" calcext:value-type="string">
            <text:p>every day</text:p>
          </table:table-cell>
          <table:table-cell table:formula="of:=COUNTIF([$a1.$K$2:.$K1005]; &quot;a*&quot;)" office:value-type="float" office:value="1" calcext:value-type="float">
            <text:p>1</text:p>
          </table:table-cell>
          <table:table-cell table:style-name="ce18" table:formula="of:=[.C28]/[.$C$20]" office:value-type="percentage" office:value="0.142857142857143" calcext:value-type="percentage">
            <text:p>14%</text:p>
          </table:table-cell>
          <table:table-cell table:number-columns-repeated="1020"/>
        </table:table-row>
        <table:table-row table:style-name="ro1">
          <table:table-cell/>
          <table:table-cell table:style-name="ce14" office:value-type="string" calcext:value-type="string">
            <text:p>2-3 times/week</text:p>
          </table:table-cell>
          <table:table-cell table:formula="of:=COUNTIF([$a1.$K$2:.$K1005]; &quot;b*&quot;)" office:value-type="float" office:value="5" calcext:value-type="float">
            <text:p>5</text:p>
          </table:table-cell>
          <table:table-cell table:style-name="ce18" table:formula="of:=[.C29]/[.$C$20]" office:value-type="percentage" office:value="0.714285714285714" calcext:value-type="percentage">
            <text:p>71%</text:p>
          </table:table-cell>
          <table:table-cell table:number-columns-repeated="1020"/>
        </table:table-row>
        <table:table-row table:style-name="ro1">
          <table:table-cell/>
          <table:table-cell table:style-name="ce14" office:value-type="string" calcext:value-type="string">
            <text:p>1 time/week</text:p>
          </table:table-cell>
          <table:table-cell table:formula="of:=COUNTIF([$a1.$K$2:.$K1005]; &quot;c*&quot;)" office:value-type="float" office:value="0" calcext:value-type="float">
            <text:p>0</text:p>
          </table:table-cell>
          <table:table-cell table:style-name="ce18" table:formula="of:=[.C30]/[.$C$20]" office:value-type="percentage" office:value="0" calcext:value-type="percentage">
            <text:p>0%</text:p>
          </table:table-cell>
          <table:table-cell table:number-columns-repeated="1020"/>
        </table:table-row>
        <table:table-row table:style-name="ro1">
          <table:table-cell/>
          <table:table-cell table:style-name="ce14" office:value-type="string" calcext:value-type="string">
            <text:p>other</text:p>
          </table:table-cell>
          <table:table-cell table:formula="of:=COUNTIF([$a1.$K$2:.$K1005]; &quot;d*&quot;)" office:value-type="float" office:value="1" calcext:value-type="float">
            <text:p>1</text:p>
          </table:table-cell>
          <table:table-cell table:style-name="ce18" table:formula="of:=[.C31]/[.$C$20]" office:value-type="percentage" office:value="0.142857142857143" calcext:value-type="percentage">
            <text:p>14%</text:p>
          </table:table-cell>
          <table:table-cell table:number-columns-repeated="1020"/>
        </table:table-row>
        <table:table-row table:style-name="ro2" table:number-rows-repeated="1048544">
          <table:table-cell table:number-columns-repeated="1024"/>
        </table:table-row>
        <table:table-row table:style-name="ro2">
          <table:table-cell table:number-columns-repeated="1024"/>
        </table:table-row>
      </table:table>
      <table:table table:name="a2" table:style-name="ta3">
        <table:table-column table:style-name="co3" table:number-columns-repeated="8" table:default-cell-style-name="Default"/>
        <table:table-column table:style-name="co6" table:number-columns-repeated="1016" table:default-cell-style-name="Default"/>
        <table:table-row table:style-name="ro1">
          <table:table-cell table:style-name="ce1" office:value-type="string" calcext:value-type="string">
            <text:p>user id</text:p>
          </table:table-cell>
          <table:table-cell table:style-name="ce1" office:value-type="string" calcext:value-type="string">
            <text:p>Q1</text:p>
          </table:table-cell>
          <table:table-cell table:style-name="ce1" office:value-type="string" calcext:value-type="string">
            <text:p>Q2</text:p>
          </table:table-cell>
          <table:table-cell table:style-name="ce1" office:value-type="string" calcext:value-type="string">
            <text:p>Q3</text:p>
          </table:table-cell>
          <table:table-cell table:style-name="ce1" office:value-type="string" calcext:value-type="string">
            <text:p>Q4</text:p>
          </table:table-cell>
          <table:table-cell table:style-name="ce1" office:value-type="string" calcext:value-type="string">
            <text:p>Q5</text:p>
          </table:table-cell>
          <table:table-cell table:style-name="ce1" office:value-type="string" calcext:value-type="string">
            <text:p>Q6</text:p>
          </table:table-cell>
          <table:table-cell table:style-name="ce1" office:value-type="string" calcext:value-type="string">
            <text:p>Q7</text:p>
          </table:table-cell>
          <table:table-cell table:style-name="ce10" table:number-columns-repeated="14"/>
          <table:table-cell table:number-columns-repeated="1002"/>
        </table:table-row>
        <table:table-row table:style-name="ro1">
          <table:table-cell table:style-name="ce2" office:value-type="string" calcext:value-type="string">
            <text:p>01</text:p>
          </table:table-cell>
          <table:table-cell table:number-columns-repeated="7" table:style-name="ce2" office:value-type="string" calcext:value-type="string">
            <text:p>-</text:p>
          </table:table-cell>
          <table:table-cell table:style-name="ce2" table:number-columns-repeated="14"/>
          <table:table-cell table:number-columns-repeated="1002"/>
        </table:table-row>
        <table:table-row table:style-name="ro1">
          <table:table-cell table:style-name="ce20" office:value-type="string" calcext:value-type="string">
            <text:p>02</text:p>
          </table:table-cell>
          <table:table-cell table:style-name="ce20" office:value-type="string" calcext:value-type="string">
            <text:p>a</text:p>
          </table:table-cell>
          <table:table-cell table:style-name="ce20" office:value-type="string" calcext:value-type="string">
            <text:p>c</text:p>
          </table:table-cell>
          <table:table-cell table:style-name="ce20" office:value-type="string" calcext:value-type="string">
            <text:p>c:</text:p>
          </table:table-cell>
          <table:table-cell table:style-name="ce20" office:value-type="string" calcext:value-type="string">
            <text:p>c,d:</text:p>
          </table:table-cell>
          <table:table-cell table:style-name="ce20" office:value-type="string" calcext:value-type="string">
            <text:p>a</text:p>
          </table:table-cell>
          <table:table-cell table:style-name="ce20" office:value-type="string" calcext:value-type="string">
            <text:p>b</text:p>
          </table:table-cell>
          <table:table-cell table:style-name="ce20" office:value-type="string" calcext:value-type="string">
            <text:p>d</text:p>
          </table:table-cell>
          <table:table-cell table:style-name="ce20" table:number-columns-repeated="14"/>
          <table:table-cell table:number-columns-repeated="1002"/>
        </table:table-row>
        <table:table-row table:style-name="ro1">
          <table:table-cell table:style-name="ce2" office:value-type="string" calcext:value-type="string">
            <text:p>03</text:p>
          </table:table-cell>
          <table:table-cell table:number-columns-repeated="7" table:style-name="ce2" office:value-type="string" calcext:value-type="string">
            <text:p>-</text:p>
          </table:table-cell>
          <table:table-cell table:style-name="ce2" table:number-columns-repeated="14"/>
          <table:table-cell table:number-columns-repeated="1002"/>
        </table:table-row>
        <table:table-row table:style-name="ro1">
          <table:table-cell table:style-name="ce2" office:value-type="string" calcext:value-type="string">
            <text:p>04</text:p>
          </table:table-cell>
          <table:table-cell table:number-columns-repeated="7" table:style-name="ce2" office:value-type="string" calcext:value-type="string">
            <text:p>-</text:p>
          </table:table-cell>
          <table:table-cell table:style-name="ce2" table:number-columns-repeated="14"/>
          <table:table-cell table:number-columns-repeated="1002"/>
        </table:table-row>
        <table:table-row table:style-name="ro1">
          <table:table-cell table:style-name="ce2" office:value-type="string" calcext:value-type="string">
            <text:p>05</text:p>
          </table:table-cell>
          <table:table-cell table:number-columns-repeated="7" table:style-name="ce2" office:value-type="string" calcext:value-type="string">
            <text:p>-</text:p>
          </table:table-cell>
          <table:table-cell table:style-name="ce2" table:number-columns-repeated="14"/>
          <table:table-cell table:number-columns-repeated="1002"/>
        </table:table-row>
        <table:table-row table:style-name="ro1">
          <table:table-cell table:style-name="ce2" office:value-type="string" calcext:value-type="string">
            <text:p>06</text:p>
          </table:table-cell>
          <table:table-cell table:number-columns-repeated="7" table:style-name="ce2" office:value-type="string" calcext:value-type="string">
            <text:p>-</text:p>
          </table:table-cell>
          <table:table-cell table:style-name="ce2" table:number-columns-repeated="14"/>
          <table:table-cell table:number-columns-repeated="1002"/>
        </table:table-row>
        <table:table-row table:style-name="ro1">
          <table:table-cell table:style-name="ce2" office:value-type="string" calcext:value-type="string">
            <text:p>07</text:p>
          </table:table-cell>
          <table:table-cell table:number-columns-repeated="7" table:style-name="ce2" office:value-type="string" calcext:value-type="string">
            <text:p>-</text:p>
          </table:table-cell>
          <table:table-cell table:style-name="ce2" table:number-columns-repeated="14"/>
          <table:table-cell table:number-columns-repeated="1002"/>
        </table:table-row>
        <table:table-row table:style-name="ro1">
          <table:table-cell table:style-name="ce20" office:value-type="string" calcext:value-type="string">
            <text:p>08</text:p>
          </table:table-cell>
          <table:table-cell table:number-columns-repeated="2" table:style-name="ce20" office:value-type="string" calcext:value-type="string">
            <text:p>b</text:p>
          </table:table-cell>
          <table:table-cell table:style-name="ce20" office:value-type="string" calcext:value-type="string">
            <text:p>c:ソリティア</text:p>
          </table:table-cell>
          <table:table-cell table:style-name="ce20" office:value-type="string" calcext:value-type="string">
            <text:p>b</text:p>
          </table:table-cell>
          <table:table-cell table:style-name="ce20" office:value-type="string" calcext:value-type="string">
            <text:p>a</text:p>
          </table:table-cell>
          <table:table-cell table:number-columns-repeated="2" table:style-name="ce20" office:value-type="string" calcext:value-type="string">
            <text:p>-</text:p>
          </table:table-cell>
          <table:table-cell table:style-name="ce20" table:number-columns-repeated="14"/>
          <table:table-cell table:number-columns-repeated="1002"/>
        </table:table-row>
        <table:table-row table:style-name="ro1">
          <table:table-cell table:style-name="ce2" office:value-type="string" calcext:value-type="string">
            <text:p>09</text:p>
          </table:table-cell>
          <table:table-cell table:number-columns-repeated="7" table:style-name="ce2" office:value-type="string" calcext:value-type="string">
            <text:p>-</text:p>
          </table:table-cell>
          <table:table-cell table:style-name="ce2" table:number-columns-repeated="14"/>
          <table:table-cell table:number-columns-repeated="1002"/>
        </table:table-row>
        <table:table-row table:style-name="ro1">
          <table:table-cell table:style-name="ce2" office:value-type="string" calcext:value-type="string">
            <text:p>10</text:p>
          </table:table-cell>
          <table:table-cell table:number-columns-repeated="7" table:style-name="ce2" office:value-type="string" calcext:value-type="string">
            <text:p>-</text:p>
          </table:table-cell>
          <table:table-cell table:style-name="ce2" table:number-columns-repeated="14"/>
          <table:table-cell table:number-columns-repeated="1002"/>
        </table:table-row>
        <table:table-row table:style-name="ro1">
          <table:table-cell table:style-name="ce20" office:value-type="string" calcext:value-type="string">
            <text:p>11</text:p>
          </table:table-cell>
          <table:table-cell table:number-columns-repeated="2" table:style-name="ce20" office:value-type="string" calcext:value-type="string">
            <text:p>-</text:p>
          </table:table-cell>
          <table:table-cell table:style-name="ce20" office:value-type="string" calcext:value-type="string">
            <text:p>a:</text:p>
          </table:table-cell>
          <table:table-cell table:style-name="ce20" office:value-type="string" calcext:value-type="string">
            <text:p>a</text:p>
          </table:table-cell>
          <table:table-cell table:style-name="ce20" office:value-type="string" calcext:value-type="string">
            <text:p>b</text:p>
          </table:table-cell>
          <table:table-cell table:style-name="ce20" office:value-type="string" calcext:value-type="string">
            <text:p>-</text:p>
          </table:table-cell>
          <table:table-cell table:style-name="ce20" office:value-type="string" calcext:value-type="string">
            <text:p>b</text:p>
          </table:table-cell>
          <table:table-cell table:style-name="ce20" table:number-columns-repeated="14"/>
          <table:table-cell table:number-columns-repeated="1002"/>
        </table:table-row>
        <table:table-row table:style-name="ro1">
          <table:table-cell table:style-name="ce2" office:value-type="string" calcext:value-type="string">
            <text:p>12</text:p>
          </table:table-cell>
          <table:table-cell table:style-name="ce2" office:value-type="string" calcext:value-type="string">
            <text:p>c</text:p>
          </table:table-cell>
          <table:table-cell table:style-name="ce2" office:value-type="string" calcext:value-type="string">
            <text:p>b</text:p>
          </table:table-cell>
          <table:table-cell table:number-columns-repeated="5" table:style-name="ce2" office:value-type="string" calcext:value-type="string">
            <text:p>-</text:p>
          </table:table-cell>
          <table:table-cell table:style-name="ce2" table:number-columns-repeated="14"/>
          <table:table-cell table:number-columns-repeated="1002"/>
        </table:table-row>
        <table:table-row table:style-name="ro1" table:number-rows-repeated="7">
          <table:table-cell table:style-name="ce2" table:number-columns-repeated="22"/>
          <table:table-cell table:number-columns-repeated="1002"/>
        </table:table-row>
        <table:table-row table:style-name="ro1" table:number-rows-repeated="10">
          <table:table-cell table:style-name="ce2" table:number-columns-repeated="8"/>
          <table:table-cell table:style-name="ce11" table:number-columns-repeated="14"/>
          <table:table-cell table:number-columns-repeated="1002"/>
        </table:table-row>
        <table:table-row table:style-name="ro1" table:number-rows-repeated="3">
          <table:table-cell table:style-name="ce5" table:number-columns-repeated="8"/>
          <table:table-cell table:number-columns-repeated="1016"/>
        </table:table-row>
        <table:table-row table:style-name="ro2" table:number-rows-repeated="1048542">
          <table:table-cell table:number-columns-repeated="1024"/>
        </table:table-row>
        <table:table-row table:style-name="ro2">
          <table:table-cell table:number-columns-repeated="1024"/>
        </table:table-row>
      </table:table>
      <table:table table:name="a2-analysis" table:style-name="ta4">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6" table:number-columns-repeated="1020" table:default-cell-style-name="Default"/>
        <table:table-row table:style-name="ro1">
          <table:table-cell table:style-name="ce15" office:value-type="string" calcext:value-type="string" table:number-columns-spanned="2" table:number-rows-spanned="1">
            <text:p>Questions</text:p>
          </table:table-cell>
          <table:covered-table-cell/>
          <table:table-cell table:style-name="ce16" office:value-type="string" calcext:value-type="string">
            <text:p>count</text:p>
          </table:table-cell>
          <table:table-cell table:style-name="ce16" office:value-type="string" calcext:value-type="string">
            <text:p>%</text:p>
          </table:table-cell>
          <table:table-cell table:number-columns-repeated="1020"/>
        </table:table-row>
        <table:table-row table:style-name="ro1">
          <table:table-cell table:style-name="ce13" office:value-type="string" calcext:value-type="string" table:number-columns-spanned="2" table:number-rows-spanned="1">
            <text:p>Non-electronic games</text:p>
          </table:table-cell>
          <table:covered-table-cell/>
          <table:table-cell/>
          <table:table-cell table:style-name="ce18"/>
          <table:table-cell table:number-columns-repeated="1020"/>
        </table:table-row>
        <table:table-row table:style-name="ro1">
          <table:table-cell table:style-name="ce14"/>
          <table:table-cell table:style-name="ce14" office:value-type="string" calcext:value-type="string">
            <text:p>board games</text:p>
          </table:table-cell>
          <table:table-cell table:formula="of:=COUNTIF([$a2.$B$2:.$B993]; &quot;*a*&quot;)" office:value-type="float" office:value="1" calcext:value-type="float">
            <text:p>1</text:p>
          </table:table-cell>
          <table:table-cell table:style-name="ce18" table:formula="of:=[.C3]/[$'a1-analysis'.$C$2]" office:value-type="percentage" office:value="0.0833333333333333" calcext:value-type="percentage">
            <text:p>8%</text:p>
          </table:table-cell>
          <table:table-cell table:number-columns-repeated="1020"/>
        </table:table-row>
        <table:table-row table:style-name="ro1">
          <table:table-cell/>
          <table:table-cell table:style-name="ce14" office:value-type="string" calcext:value-type="string">
            <text:p>card games</text:p>
          </table:table-cell>
          <table:table-cell table:formula="of:=COUNTIF([$a2.$B$2:.$B993]; &quot;*b*&quot;)" office:value-type="float" office:value="1" calcext:value-type="float">
            <text:p>1</text:p>
          </table:table-cell>
          <table:table-cell table:style-name="ce18" table:formula="of:=[.C4]/[$'a1-analysis'.$C$2]" office:value-type="percentage" office:value="0.0833333333333333" calcext:value-type="percentage">
            <text:p>8%</text:p>
          </table:table-cell>
          <table:table-cell table:number-columns-repeated="1020"/>
        </table:table-row>
        <table:table-row table:style-name="ro1">
          <table:table-cell/>
          <table:table-cell table:style-name="ce14" office:value-type="string" calcext:value-type="string">
            <text:p>puzzle</text:p>
          </table:table-cell>
          <table:table-cell table:formula="of:=COUNTIF([$a2.$B$2:.$B993]; &quot;*c*&quot;)" office:value-type="float" office:value="1" calcext:value-type="float">
            <text:p>1</text:p>
          </table:table-cell>
          <table:table-cell table:style-name="ce18" table:formula="of:=[.C5]/[$'a1-analysis'.$C$2]" office:value-type="percentage" office:value="0.0833333333333333" calcext:value-type="percentage">
            <text:p>8%</text:p>
          </table:table-cell>
          <table:table-cell table:number-columns-repeated="1020"/>
        </table:table-row>
        <table:table-row table:style-name="ro1">
          <table:table-cell/>
          <table:table-cell table:style-name="ce14" office:value-type="string" calcext:value-type="string">
            <text:p>gamble</text:p>
          </table:table-cell>
          <table:table-cell table:formula="of:=COUNTIF([$a2.$B$2:.$B993]; &quot;*d*&quot;)" office:value-type="float" office:value="0" calcext:value-type="float">
            <text:p>0</text:p>
          </table:table-cell>
          <table:table-cell table:style-name="ce18" table:formula="of:=[.C6]/[$'a1-analysis'.$C$2]" office:value-type="percentage" office:value="0" calcext:value-type="percentage">
            <text:p>0%</text:p>
          </table:table-cell>
          <table:table-cell table:number-columns-repeated="1020"/>
        </table:table-row>
        <table:table-row table:style-name="ro1">
          <table:table-cell/>
          <table:table-cell table:style-name="ce14" office:value-type="string" calcext:value-type="string">
            <text:p>other</text:p>
          </table:table-cell>
          <table:table-cell table:formula="of:=COUNTIF([$a2.$B$2:.$B993]; &quot;*d*&quot;)" office:value-type="float" office:value="0" calcext:value-type="float">
            <text:p>0</text:p>
          </table:table-cell>
          <table:table-cell table:style-name="ce18" table:formula="of:=[.C7]/[$'a1-analysis'.$C$2]" office:value-type="percentage" office:value="0" calcext:value-type="percentage">
            <text:p>0%</text:p>
          </table:table-cell>
          <table:table-cell table:number-columns-repeated="1020"/>
        </table:table-row>
        <table:table-row table:style-name="ro1">
          <table:table-cell table:style-name="ce14"/>
          <table:table-cell table:style-name="ce14" office:value-type="string" calcext:value-type="string">
            <text:p>total</text:p>
          </table:table-cell>
          <table:table-cell table:formula="of:=COUNTIF([$a2.C2:.C13]; &quot;&lt;&gt;-&quot;)" office:value-type="float" office:value="3" calcext:value-type="float">
            <text:p>3</text:p>
          </table:table-cell>
          <table:table-cell table:style-name="ce18" table:formula="of:=[.C8]/[$'a1-analysis'.$C$2]" office:value-type="percentage" office:value="0.25" calcext:value-type="percentage">
            <text:p>25%</text:p>
          </table:table-cell>
          <table:table-cell table:number-columns-repeated="1020"/>
        </table:table-row>
        <table:table-row table:style-name="ro1">
          <table:table-cell table:style-name="ce13" office:value-type="string" calcext:value-type="string" table:number-columns-spanned="2" table:number-rows-spanned="1">
            <text:p>Frequency</text:p>
          </table:table-cell>
          <table:covered-table-cell/>
          <table:table-cell/>
          <table:table-cell table:style-name="ce18"/>
          <table:table-cell table:number-columns-repeated="1020"/>
        </table:table-row>
        <table:table-row table:style-name="ro1">
          <table:table-cell table:style-name="ce14"/>
          <table:table-cell table:style-name="ce14" office:value-type="string" calcext:value-type="string">
            <text:p>every day</text:p>
          </table:table-cell>
          <table:table-cell table:formula="of:=COUNTIF([$a2.$C$2:.$C993]; &quot;*a*&quot;)" office:value-type="float" office:value="0" calcext:value-type="float">
            <text:p>0</text:p>
          </table:table-cell>
          <table:table-cell table:style-name="ce18" table:formula="of:=[.C10]/[.$C$8]" office:value-type="percentage" office:value="0" calcext:value-type="percentage">
            <text:p>0%</text:p>
          </table:table-cell>
          <table:table-cell table:number-columns-repeated="1020"/>
        </table:table-row>
        <table:table-row table:style-name="ro1">
          <table:table-cell/>
          <table:table-cell table:style-name="ce14" office:value-type="string" calcext:value-type="string">
            <text:p>2-3 times/week</text:p>
          </table:table-cell>
          <table:table-cell table:formula="of:=COUNTIF([$a2.$C$2:.$C993]; &quot;*b*&quot;)" office:value-type="float" office:value="2" calcext:value-type="float">
            <text:p>2</text:p>
          </table:table-cell>
          <table:table-cell table:style-name="ce18" table:formula="of:=[.C11]/[.$C$8]" office:value-type="percentage" office:value="0.666666666666667" calcext:value-type="percentage">
            <text:p>67%</text:p>
          </table:table-cell>
          <table:table-cell table:number-columns-repeated="1020"/>
        </table:table-row>
        <table:table-row table:style-name="ro1">
          <table:table-cell/>
          <table:table-cell table:style-name="ce14" office:value-type="string" calcext:value-type="string">
            <text:p>1 time/week</text:p>
          </table:table-cell>
          <table:table-cell table:formula="of:=COUNTIF([$a2.$C$2:.$C993]; &quot;*c*&quot;)" office:value-type="float" office:value="1" calcext:value-type="float">
            <text:p>1</text:p>
          </table:table-cell>
          <table:table-cell table:style-name="ce18" table:formula="of:=[.C12]/[.$C$8]" office:value-type="percentage" office:value="0.333333333333333" calcext:value-type="percentage">
            <text:p>33%</text:p>
          </table:table-cell>
          <table:table-cell table:number-columns-repeated="1020"/>
        </table:table-row>
        <table:table-row table:style-name="ro1">
          <table:table-cell/>
          <table:table-cell table:style-name="ce14" office:value-type="string" calcext:value-type="string">
            <text:p>other</text:p>
          </table:table-cell>
          <table:table-cell table:formula="of:=COUNTIF([$a2.$C$2:.$C993]; &quot;*d*&quot;)" office:value-type="float" office:value="0" calcext:value-type="float">
            <text:p>0</text:p>
          </table:table-cell>
          <table:table-cell table:style-name="ce18" table:formula="of:=[.C13]/[.$C$8]" office:value-type="percentage" office:value="0" calcext:value-type="percentage">
            <text:p>0%</text:p>
          </table:table-cell>
          <table:table-cell table:number-columns-repeated="1020"/>
        </table:table-row>
        <table:table-row table:style-name="ro1">
          <table:table-cell table:style-name="ce13" office:value-type="string" calcext:value-type="string" table:number-columns-spanned="2" table:number-rows-spanned="1">
            <text:p>Electronic games</text:p>
          </table:table-cell>
          <table:covered-table-cell/>
          <table:table-cell/>
          <table:table-cell table:style-name="ce18"/>
          <table:table-cell table:number-columns-repeated="1020"/>
        </table:table-row>
        <table:table-row table:style-name="ro1">
          <table:table-cell table:style-name="ce14"/>
          <table:table-cell table:style-name="ce14" office:value-type="string" calcext:value-type="string">
            <text:p>mental training</text:p>
          </table:table-cell>
          <table:table-cell table:formula="of:=COUNTIF([$a2.$D$2:.$D993]; &quot;*a*&quot;)" office:value-type="float" office:value="1" calcext:value-type="float">
            <text:p>1</text:p>
          </table:table-cell>
          <table:table-cell table:style-name="ce18" table:formula="of:=[.C15]/[$'a1-analysis'.$C$2]" office:value-type="percentage" office:value="0.0833333333333333" calcext:value-type="percentage">
            <text:p>8%</text:p>
          </table:table-cell>
          <table:table-cell table:style-name="ce14" office:value-type="string" calcext:value-type="string">
            <text:p>dr kawashima</text:p>
          </table:table-cell>
          <table:table-cell table:number-columns-repeated="1019"/>
        </table:table-row>
        <table:table-row table:style-name="ro1">
          <table:table-cell/>
          <table:table-cell table:style-name="ce14" office:value-type="string" calcext:value-type="string">
            <text:p>puzzle</text:p>
          </table:table-cell>
          <table:table-cell table:formula="of:=COUNTIF([$a2.$D$2:.$D993]; &quot;*b*&quot;)" office:value-type="float" office:value="0" calcext:value-type="float">
            <text:p>0</text:p>
          </table:table-cell>
          <table:table-cell table:style-name="ce18" table:formula="of:=[.C16]/[$'a1-analysis'.$C$2]" office:value-type="percentage" office:value="0" calcext:value-type="percentage">
            <text:p>0%</text:p>
          </table:table-cell>
          <table:table-cell table:number-columns-repeated="1020"/>
        </table:table-row>
        <table:table-row table:style-name="ro1">
          <table:table-cell/>
          <table:table-cell table:style-name="ce14" office:value-type="string" calcext:value-type="string">
            <text:p>card</text:p>
          </table:table-cell>
          <table:table-cell table:formula="of:=COUNTIF([$a2.$D$2:.$D993]; &quot;*c*&quot;)" office:value-type="float" office:value="2" calcext:value-type="float">
            <text:p>2</text:p>
          </table:table-cell>
          <table:table-cell table:style-name="ce18" table:formula="of:=[.C17]/[$'a1-analysis'.$C$2]" office:value-type="percentage" office:value="0.166666666666667" calcext:value-type="percentage">
            <text:p>17%</text:p>
          </table:table-cell>
          <table:table-cell table:style-name="ce14" office:value-type="string" calcext:value-type="string">
            <text:p>solitaire, go, shogi</text:p>
          </table:table-cell>
          <table:table-cell table:number-columns-repeated="1019"/>
        </table:table-row>
        <table:table-row table:style-name="ro1">
          <table:table-cell/>
          <table:table-cell table:style-name="ce14" office:value-type="string" calcext:value-type="string">
            <text:p>exergame</text:p>
          </table:table-cell>
          <table:table-cell table:formula="of:=COUNTIF([$a2.$D$2:.$D993]; &quot;*d*&quot;)" office:value-type="float" office:value="0" calcext:value-type="float">
            <text:p>0</text:p>
          </table:table-cell>
          <table:table-cell table:style-name="ce18" table:formula="of:=[.C18]/[$'a1-analysis'.$C$2]" office:value-type="percentage" office:value="0" calcext:value-type="percentage">
            <text:p>0%</text:p>
          </table:table-cell>
          <table:table-cell table:number-columns-repeated="1020"/>
        </table:table-row>
        <table:table-row table:style-name="ro1">
          <table:table-cell/>
          <table:table-cell table:style-name="ce14" office:value-type="string" calcext:value-type="string">
            <text:p>sport</text:p>
          </table:table-cell>
          <table:table-cell table:formula="of:=COUNTIF([$a2.$D$2:.$D993]; &quot;*e*&quot;)" office:value-type="float" office:value="0" calcext:value-type="float">
            <text:p>0</text:p>
          </table:table-cell>
          <table:table-cell table:style-name="ce18" table:formula="of:=[.C19]/[$'a1-analysis'.$C$2]" office:value-type="percentage" office:value="0" calcext:value-type="percentage">
            <text:p>0%</text:p>
          </table:table-cell>
          <table:table-cell table:number-columns-repeated="1020"/>
        </table:table-row>
        <table:table-row table:style-name="ro1">
          <table:table-cell/>
          <table:table-cell table:style-name="ce14" office:value-type="string" calcext:value-type="string">
            <text:p>racing</text:p>
          </table:table-cell>
          <table:table-cell table:formula="of:=COUNTIF([$a2.$D$2:.$D993]; &quot;*f*&quot;)" office:value-type="float" office:value="0" calcext:value-type="float">
            <text:p>0</text:p>
          </table:table-cell>
          <table:table-cell table:style-name="ce18" table:formula="of:=[.C20]/[$'a1-analysis'.$C$2]" office:value-type="percentage" office:value="0" calcext:value-type="percentage">
            <text:p>0%</text:p>
          </table:table-cell>
          <table:table-cell table:number-columns-repeated="1020"/>
        </table:table-row>
        <table:table-row table:style-name="ro1">
          <table:table-cell/>
          <table:table-cell table:style-name="ce14" office:value-type="string" calcext:value-type="string">
            <text:p>outdoor</text:p>
          </table:table-cell>
          <table:table-cell table:formula="of:=COUNTIF([$a2.$D$2:.$D993]; &quot;*g*&quot;)" office:value-type="float" office:value="0" calcext:value-type="float">
            <text:p>0</text:p>
          </table:table-cell>
          <table:table-cell table:style-name="ce18" table:formula="of:=[.C21]/[$'a1-analysis'.$C$2]" office:value-type="percentage" office:value="0" calcext:value-type="percentage">
            <text:p>0%</text:p>
          </table:table-cell>
          <table:table-cell table:number-columns-repeated="1020"/>
        </table:table-row>
        <table:table-row table:style-name="ro1">
          <table:table-cell/>
          <table:table-cell table:style-name="ce14" office:value-type="string" calcext:value-type="string">
            <text:p>action</text:p>
          </table:table-cell>
          <table:table-cell table:formula="of:=COUNTIF([$a2.$D$2:.$D993]; &quot;*h*&quot;)" office:value-type="float" office:value="0" calcext:value-type="float">
            <text:p>0</text:p>
          </table:table-cell>
          <table:table-cell table:style-name="ce18" table:formula="of:=[.C22]/[$'a1-analysis'.$C$2]" office:value-type="percentage" office:value="0" calcext:value-type="percentage">
            <text:p>0%</text:p>
          </table:table-cell>
          <table:table-cell table:number-columns-repeated="1020"/>
        </table:table-row>
        <table:table-row table:style-name="ro1">
          <table:table-cell/>
          <table:table-cell table:style-name="ce14" office:value-type="string" calcext:value-type="string">
            <text:p>rpg</text:p>
          </table:table-cell>
          <table:table-cell table:formula="of:=COUNTIF([$a2.$D$2:.$D993]; &quot;*i*&quot;)" office:value-type="float" office:value="0" calcext:value-type="float">
            <text:p>0</text:p>
          </table:table-cell>
          <table:table-cell table:style-name="ce18" table:formula="of:=[.C23]/[$'a1-analysis'.$C$2]" office:value-type="percentage" office:value="0" calcext:value-type="percentage">
            <text:p>0%</text:p>
          </table:table-cell>
          <table:table-cell table:number-columns-repeated="1020"/>
        </table:table-row>
        <table:table-row table:style-name="ro1">
          <table:table-cell/>
          <table:table-cell table:style-name="ce14" office:value-type="string" calcext:value-type="string">
            <text:p>simulation</text:p>
          </table:table-cell>
          <table:table-cell table:formula="of:=COUNTIF([$a2.$D$2:.$D993]; &quot;*j*&quot;)" office:value-type="float" office:value="0" calcext:value-type="float">
            <text:p>0</text:p>
          </table:table-cell>
          <table:table-cell table:style-name="ce18" table:formula="of:=[.C24]/[$'a1-analysis'.$C$2]" office:value-type="percentage" office:value="0" calcext:value-type="percentage">
            <text:p>0%</text:p>
          </table:table-cell>
          <table:table-cell table:number-columns-repeated="1020"/>
        </table:table-row>
        <table:table-row table:style-name="ro1">
          <table:table-cell/>
          <table:table-cell table:style-name="ce14" office:value-type="string" calcext:value-type="string">
            <text:p>other</text:p>
          </table:table-cell>
          <table:table-cell table:formula="of:=COUNTIF([$a2.$D$2:.$D993]; &quot;*k*&quot;)" office:value-type="float" office:value="0" calcext:value-type="float">
            <text:p>0</text:p>
          </table:table-cell>
          <table:table-cell table:style-name="ce18" table:formula="of:=[.C25]/[$'a1-analysis'.$C$2]" office:value-type="percentage" office:value="0" calcext:value-type="percentage">
            <text:p>0%</text:p>
          </table:table-cell>
          <table:table-cell table:number-columns-repeated="1020"/>
        </table:table-row>
        <table:table-row table:style-name="ro1">
          <table:table-cell table:style-name="ce14"/>
          <table:table-cell table:style-name="ce14" office:value-type="string" calcext:value-type="string">
            <text:p>total</text:p>
          </table:table-cell>
          <table:table-cell table:formula="of:=COUNTIF([$a2.D2:.D13]; &quot;&lt;&gt;-&quot;)" office:value-type="float" office:value="3" calcext:value-type="float">
            <text:p>3</text:p>
          </table:table-cell>
          <table:table-cell table:style-name="ce18"/>
          <table:table-cell table:number-columns-repeated="1020"/>
        </table:table-row>
        <table:table-row table:style-name="ro1">
          <table:table-cell table:style-name="ce13" office:value-type="string" calcext:value-type="string" table:number-columns-spanned="2" table:number-rows-spanned="1">
            <text:p>Frequency</text:p>
          </table:table-cell>
          <table:covered-table-cell/>
          <table:table-cell/>
          <table:table-cell table:style-name="ce18"/>
          <table:table-cell table:number-columns-repeated="1020"/>
        </table:table-row>
        <table:table-row table:style-name="ro1">
          <table:table-cell table:style-name="ce14"/>
          <table:table-cell table:style-name="ce14" office:value-type="string" calcext:value-type="string">
            <text:p>every day</text:p>
          </table:table-cell>
          <table:table-cell table:formula="of:=COUNTIF([$a2.$E$2:.$E993]; &quot;a*&quot;)" office:value-type="float" office:value="1" calcext:value-type="float">
            <text:p>1</text:p>
          </table:table-cell>
          <table:table-cell table:style-name="ce18" table:formula="of:=[.C28]/[.$C$26]" office:value-type="percentage" office:value="0.333333333333333" calcext:value-type="percentage">
            <text:p>33%</text:p>
          </table:table-cell>
          <table:table-cell table:number-columns-repeated="1020"/>
        </table:table-row>
        <table:table-row table:style-name="ro1">
          <table:table-cell/>
          <table:table-cell table:style-name="ce14" office:value-type="string" calcext:value-type="string">
            <text:p>2-3 times/week</text:p>
          </table:table-cell>
          <table:table-cell table:formula="of:=COUNTIF([$a2.$E$2:.$E993]; &quot;b*&quot;)" office:value-type="float" office:value="1" calcext:value-type="float">
            <text:p>1</text:p>
          </table:table-cell>
          <table:table-cell table:style-name="ce18" table:formula="of:=[.C29]/[.$C$26]" office:value-type="percentage" office:value="0.333333333333333" calcext:value-type="percentage">
            <text:p>33%</text:p>
          </table:table-cell>
          <table:table-cell table:number-columns-repeated="1020"/>
        </table:table-row>
        <table:table-row table:style-name="ro1">
          <table:table-cell/>
          <table:table-cell table:style-name="ce14" office:value-type="string" calcext:value-type="string">
            <text:p>1 time/week</text:p>
          </table:table-cell>
          <table:table-cell table:formula="of:=COUNTIF([$a2.$E$2:.$E993]; &quot;c*&quot;)" office:value-type="float" office:value="1" calcext:value-type="float">
            <text:p>1</text:p>
          </table:table-cell>
          <table:table-cell table:style-name="ce18" table:formula="of:=[.C30]/[.$C$26]" office:value-type="percentage" office:value="0.333333333333333" calcext:value-type="percentage">
            <text:p>33%</text:p>
          </table:table-cell>
          <table:table-cell table:number-columns-repeated="1020"/>
        </table:table-row>
        <table:table-row table:style-name="ro1">
          <table:table-cell/>
          <table:table-cell table:style-name="ce14" office:value-type="string" calcext:value-type="string">
            <text:p>other</text:p>
          </table:table-cell>
          <table:table-cell table:formula="of:=COUNTIF([$a2.$E$2:.$E993]; &quot;d*&quot;)" office:value-type="float" office:value="0" calcext:value-type="float">
            <text:p>0</text:p>
          </table:table-cell>
          <table:table-cell table:style-name="ce18" table:formula="of:=[.C31]/[.$C$26]" office:value-type="percentage" office:value="0" calcext:value-type="percentage">
            <text:p>0%</text:p>
          </table:table-cell>
          <table:table-cell table:number-columns-repeated="1020"/>
        </table:table-row>
        <table:table-row table:style-name="ro1">
          <table:table-cell table:style-name="ce13" office:value-type="string" calcext:value-type="string" table:number-columns-spanned="2" table:number-rows-spanned="1">
            <text:p>Devices (main)</text:p>
          </table:table-cell>
          <table:covered-table-cell/>
          <table:table-cell/>
          <table:table-cell table:style-name="ce18"/>
          <table:table-cell table:number-columns-repeated="1020"/>
        </table:table-row>
        <table:table-row table:style-name="ro1">
          <table:table-cell table:style-name="ce14"/>
          <table:table-cell table:style-name="ce14" office:value-type="string" calcext:value-type="string">
            <text:p>pc</text:p>
          </table:table-cell>
          <table:table-cell table:formula="of:=COUNTIF([$a2.$F$2:.$F993]; &quot;a*&quot;)" office:value-type="float" office:value="2" calcext:value-type="float">
            <text:p>2</text:p>
          </table:table-cell>
          <table:table-cell table:style-name="ce18" table:formula="of:=[.C33]/[.$C$26]" office:value-type="percentage" office:value="0.666666666666667" calcext:value-type="percentage">
            <text:p>67%</text:p>
          </table:table-cell>
          <table:table-cell table:number-columns-repeated="1020"/>
        </table:table-row>
        <table:table-row table:style-name="ro1">
          <table:table-cell/>
          <table:table-cell table:style-name="ce14" office:value-type="string" calcext:value-type="string">
            <text:p>handheld</text:p>
          </table:table-cell>
          <table:table-cell table:formula="of:=COUNTIF([$a2.$F$2:.$F993]; &quot;b*&quot;)" office:value-type="float" office:value="1" calcext:value-type="float">
            <text:p>1</text:p>
          </table:table-cell>
          <table:table-cell table:style-name="ce18" table:formula="of:=[.C34]/[.$C$26]" office:value-type="percentage" office:value="0.333333333333333" calcext:value-type="percentage">
            <text:p>33%</text:p>
          </table:table-cell>
          <table:table-cell table:number-columns-repeated="1020"/>
        </table:table-row>
        <table:table-row table:style-name="ro1">
          <table:table-cell/>
          <table:table-cell table:style-name="ce14" office:value-type="string" calcext:value-type="string">
            <text:p>console</text:p>
          </table:table-cell>
          <table:table-cell table:formula="of:=COUNTIF([$a2.$F$2:.$F993]; &quot;c*&quot;)" office:value-type="float" office:value="0" calcext:value-type="float">
            <text:p>0</text:p>
          </table:table-cell>
          <table:table-cell table:style-name="ce18" table:formula="of:=[.C35]/[.$C$26]" office:value-type="percentage" office:value="0" calcext:value-type="percentage">
            <text:p>0%</text:p>
          </table:table-cell>
          <table:table-cell table:number-columns-repeated="1020"/>
        </table:table-row>
        <table:table-row table:style-name="ro1">
          <table:table-cell/>
          <table:table-cell table:style-name="ce14" office:value-type="string" calcext:value-type="string">
            <text:p>smartphone</text:p>
          </table:table-cell>
          <table:table-cell table:formula="of:=COUNTIF([$a2.$F$2:.$F993]; &quot;d*&quot;)" office:value-type="float" office:value="0" calcext:value-type="float">
            <text:p>0</text:p>
          </table:table-cell>
          <table:table-cell table:style-name="ce18" table:formula="of:=[.C36]/[.$C$26]" office:value-type="percentage" office:value="0" calcext:value-type="percentage">
            <text:p>0%</text:p>
          </table:table-cell>
          <table:table-cell table:number-columns-repeated="1020"/>
        </table:table-row>
        <table:table-row table:style-name="ro1">
          <table:table-cell/>
          <table:table-cell table:style-name="ce14" office:value-type="string" calcext:value-type="string">
            <text:p>tablet</text:p>
          </table:table-cell>
          <table:table-cell table:formula="of:=COUNTIF([$a2.$F$2:.$F993]; &quot;e*&quot;)" office:value-type="float" office:value="0" calcext:value-type="float">
            <text:p>0</text:p>
          </table:table-cell>
          <table:table-cell table:style-name="ce18" table:formula="of:=[.C37]/[.$C$26]" office:value-type="percentage" office:value="0" calcext:value-type="percentage">
            <text:p>0%</text:p>
          </table:table-cell>
          <table:table-cell table:number-columns-repeated="1020"/>
        </table:table-row>
        <table:table-row table:style-name="ro1">
          <table:table-cell/>
          <table:table-cell table:style-name="ce14" office:value-type="string" calcext:value-type="string">
            <text:p>other</text:p>
          </table:table-cell>
          <table:table-cell table:formula="of:=COUNTIF([$a2.$F$2:.$F993]; &quot;f*&quot;)" office:value-type="float" office:value="0" calcext:value-type="float">
            <text:p>0</text:p>
          </table:table-cell>
          <table:table-cell table:style-name="ce18" table:formula="of:=[.C38]/[.$C$26]" office:value-type="percentage" office:value="0" calcext:value-type="percentage">
            <text:p>0%</text:p>
          </table:table-cell>
          <table:table-cell table:number-columns-repeated="1020"/>
        </table:table-row>
        <table:table-row table:style-name="ro1">
          <table:table-cell table:style-name="ce13" office:value-type="string" calcext:value-type="string" table:number-columns-spanned="2" table:number-rows-spanned="1">
            <text:p>People</text:p>
          </table:table-cell>
          <table:covered-table-cell/>
          <table:table-cell/>
          <table:table-cell table:style-name="ce18"/>
          <table:table-cell table:number-columns-repeated="1020"/>
        </table:table-row>
        <table:table-row table:style-name="ro1">
          <table:table-cell table:style-name="ce14"/>
          <table:table-cell table:style-name="ce14" office:value-type="string" calcext:value-type="string">
            <text:p>grandchildren</text:p>
          </table:table-cell>
          <table:table-cell table:formula="of:=COUNTIF([$a2.$G$2:.$G993]; &quot;*a*&quot;)" office:value-type="float" office:value="0" calcext:value-type="float">
            <text:p>0</text:p>
          </table:table-cell>
          <table:table-cell table:style-name="ce18" table:formula="of:=[.C40]/[.$C$26]" office:value-type="percentage" office:value="0" calcext:value-type="percentage">
            <text:p>0%</text:p>
          </table:table-cell>
          <table:table-cell table:number-columns-repeated="1020"/>
        </table:table-row>
        <table:table-row table:style-name="ro1">
          <table:table-cell/>
          <table:table-cell table:style-name="ce14" office:value-type="string" calcext:value-type="string">
            <text:p>other family members</text:p>
          </table:table-cell>
          <table:table-cell table:formula="of:=COUNTIF([$a2.$G$2:.$G993]; &quot;*b*&quot;)" office:value-type="float" office:value="1" calcext:value-type="float">
            <text:p>1</text:p>
          </table:table-cell>
          <table:table-cell table:style-name="ce18" table:formula="of:=[.C41]/[.$C$26]" office:value-type="percentage" office:value="0.333333333333333" calcext:value-type="percentage">
            <text:p>33%</text:p>
          </table:table-cell>
          <table:table-cell table:number-columns-repeated="1020"/>
        </table:table-row>
        <table:table-row table:style-name="ro1">
          <table:table-cell/>
          <table:table-cell table:style-name="ce14" office:value-type="string" calcext:value-type="string">
            <text:p>friends</text:p>
          </table:table-cell>
          <table:table-cell table:formula="of:=COUNTIF([$a2.$G$2:.$G993]; &quot;*c*&quot;)" office:value-type="float" office:value="0" calcext:value-type="float">
            <text:p>0</text:p>
          </table:table-cell>
          <table:table-cell table:style-name="ce18" table:formula="of:=[.C42]/[.$C$26]" office:value-type="percentage" office:value="0" calcext:value-type="percentage">
            <text:p>0%</text:p>
          </table:table-cell>
          <table:table-cell table:number-columns-repeated="1020"/>
        </table:table-row>
        <table:table-row table:style-name="ro1">
          <table:table-cell/>
          <table:table-cell table:style-name="ce14" office:value-type="string" calcext:value-type="string">
            <text:p>strangers online</text:p>
          </table:table-cell>
          <table:table-cell table:formula="of:=COUNTIF([$a2.$G$2:.$G993]; &quot;*d*&quot;)" office:value-type="float" office:value="0" calcext:value-type="float">
            <text:p>0</text:p>
          </table:table-cell>
          <table:table-cell table:style-name="ce18" table:formula="of:=[.C43]/[.$C$26]" office:value-type="percentage" office:value="0" calcext:value-type="percentage">
            <text:p>0%</text:p>
          </table:table-cell>
          <table:table-cell table:number-columns-repeated="1020"/>
        </table:table-row>
        <table:table-row table:style-name="ro1">
          <table:table-cell/>
          <table:table-cell table:style-name="ce14" office:value-type="string" calcext:value-type="string">
            <text:p>strangers outdoor</text:p>
          </table:table-cell>
          <table:table-cell table:formula="of:=COUNTIF([$a2.$G$2:.$G993]; &quot;*e*&quot;)" office:value-type="float" office:value="0" calcext:value-type="float">
            <text:p>0</text:p>
          </table:table-cell>
          <table:table-cell table:style-name="ce18" table:formula="of:=[.C44]/[.$C$26]" office:value-type="percentage" office:value="0" calcext:value-type="percentage">
            <text:p>0%</text:p>
          </table:table-cell>
          <table:table-cell table:number-columns-repeated="1020"/>
        </table:table-row>
        <table:table-row table:style-name="ro1">
          <table:table-cell/>
          <table:table-cell table:style-name="ce14" office:value-type="string" calcext:value-type="string">
            <text:p>other</text:p>
          </table:table-cell>
          <table:table-cell table:formula="of:=COUNTIF([$a2.$G$2:.$G993]; &quot;*f*&quot;)" office:value-type="float" office:value="0" calcext:value-type="float">
            <text:p>0</text:p>
          </table:table-cell>
          <table:table-cell table:style-name="ce18" table:formula="of:=[.C45]/[.$C$26]" office:value-type="percentage" office:value="0" calcext:value-type="percentage">
            <text:p>0%</text:p>
          </table:table-cell>
          <table:table-cell table:number-columns-repeated="1020"/>
        </table:table-row>
        <table:table-row table:style-name="ro1">
          <table:table-cell table:style-name="ce13" office:value-type="string" calcext:value-type="string" table:number-columns-spanned="2" table:number-rows-spanned="1">
            <text:p>Time</text:p>
          </table:table-cell>
          <table:covered-table-cell/>
          <table:table-cell/>
          <table:table-cell table:style-name="ce18"/>
          <table:table-cell table:number-columns-repeated="1020"/>
        </table:table-row>
        <table:table-row table:style-name="ro1">
          <table:table-cell table:style-name="ce14"/>
          <table:table-cell table:style-name="ce14" office:value-type="string" calcext:value-type="string">
            <text:p>&lt; 1 year</text:p>
          </table:table-cell>
          <table:table-cell table:formula="of:=COUNTIF([$a2.$H$2:.$H993]; &quot;a*&quot;)" office:value-type="float" office:value="0" calcext:value-type="float">
            <text:p>0</text:p>
          </table:table-cell>
          <table:table-cell table:style-name="ce18" table:formula="of:=[.C47]/[.$C$26]" office:value-type="percentage" office:value="0" calcext:value-type="percentage">
            <text:p>0%</text:p>
          </table:table-cell>
          <table:table-cell table:number-columns-repeated="1020"/>
        </table:table-row>
        <table:table-row table:style-name="ro1">
          <table:table-cell/>
          <table:table-cell table:style-name="ce14" office:value-type="string" calcext:value-type="string">
            <text:p>1~3 years</text:p>
          </table:table-cell>
          <table:table-cell table:formula="of:=COUNTIF([$a2.$H$2:.$H993]; &quot;b*&quot;)" office:value-type="float" office:value="1" calcext:value-type="float">
            <text:p>1</text:p>
          </table:table-cell>
          <table:table-cell table:style-name="ce18" table:formula="of:=[.C48]/[.$C$26]" office:value-type="percentage" office:value="0.333333333333333" calcext:value-type="percentage">
            <text:p>33%</text:p>
          </table:table-cell>
          <table:table-cell table:number-columns-repeated="1020"/>
        </table:table-row>
        <table:table-row table:style-name="ro1">
          <table:table-cell/>
          <table:table-cell table:style-name="ce14" office:value-type="string" calcext:value-type="string">
            <text:p>3~10 years</text:p>
          </table:table-cell>
          <table:table-cell table:formula="of:=COUNTIF([$a2.$H$2:.$H993]; &quot;c*&quot;)" office:value-type="float" office:value="0" calcext:value-type="float">
            <text:p>0</text:p>
          </table:table-cell>
          <table:table-cell table:style-name="ce18" table:formula="of:=[.C49]/[.$C$26]" office:value-type="percentage" office:value="0" calcext:value-type="percentage">
            <text:p>0%</text:p>
          </table:table-cell>
          <table:table-cell table:number-columns-repeated="1020"/>
        </table:table-row>
        <table:table-row table:style-name="ro1">
          <table:table-cell/>
          <table:table-cell table:style-name="ce14" office:value-type="string" calcext:value-type="string">
            <text:p>&gt;10 years</text:p>
          </table:table-cell>
          <table:table-cell table:formula="of:=COUNTIF([$a2.$H$2:.$H993]; &quot;d*&quot;)" office:value-type="float" office:value="1" calcext:value-type="float">
            <text:p>1</text:p>
          </table:table-cell>
          <table:table-cell table:style-name="ce18" table:formula="of:=[.C50]/[.$C$26]" office:value-type="percentage" office:value="0.333333333333333" calcext:value-type="percentage">
            <text:p>33%</text:p>
          </table:table-cell>
          <table:table-cell table:number-columns-repeated="1020"/>
        </table:table-row>
        <table:table-row table:style-name="ro2" table:number-rows-repeated="1048525">
          <table:table-cell table:number-columns-repeated="1024"/>
        </table:table-row>
        <table:table-row table:style-name="ro2">
          <table:table-cell table:number-columns-repeated="1024"/>
        </table:table-row>
      </table:table>
      <table:table table:name="a4" table:style-name="ta5">
        <table:table-column table:style-name="co3" table:number-columns-repeated="29" table:default-cell-style-name="Default"/>
        <table:table-column table:style-name="co6" table:number-columns-repeated="995" table:default-cell-style-name="Default"/>
        <table:table-row table:style-name="ro1">
          <table:table-cell table:style-name="ce1" office:value-type="string" calcext:value-type="string">
            <text:p>user id</text:p>
          </table:table-cell>
          <table:table-cell table:style-name="ce21" office:value-type="string" calcext:value-type="string">
            <text:p>113C</text:p>
          </table:table-cell>
          <table:table-cell table:style-name="ce22" office:value-type="float" office:value="3140" calcext:value-type="float">
            <text:p>3140</text:p>
          </table:table-cell>
          <table:table-cell table:style-name="ce21" office:value-type="string" calcext:value-type="string">
            <text:p>31B7</text:p>
          </table:table-cell>
          <table:table-cell table:style-name="ce22" office:value-type="string" calcext:value-type="string">
            <text:p>43BF</text:p>
          </table:table-cell>
          <table:table-cell table:style-name="ce21" office:value-type="float" office:value="4820" calcext:value-type="float">
            <text:p>4820</text:p>
          </table:table-cell>
          <table:table-cell table:style-name="ce22" office:value-type="string" calcext:value-type="string">
            <text:p>4DBF</text:p>
          </table:table-cell>
          <table:table-cell table:style-name="ce21" office:value-type="float" office:value="5873" calcext:value-type="float">
            <text:p>5873</text:p>
          </table:table-cell>
          <table:table-cell table:style-name="ce22" office:value-type="string" calcext:value-type="string">
            <text:p>5BE7</text:p>
          </table:table-cell>
          <table:table-cell table:style-name="ce21" office:value-type="string" calcext:value-type="string">
            <text:p>5FDD</text:p>
          </table:table-cell>
          <table:table-cell table:style-name="ce22" office:value-type="string" calcext:value-type="string">
            <text:p>5FFC</text:p>
          </table:table-cell>
          <table:table-cell table:style-name="ce21" office:value-type="string" calcext:value-type="string">
            <text:p>62BA</text:p>
          </table:table-cell>
          <table:table-cell table:style-name="ce22" office:value-type="string" calcext:value-type="string">
            <text:p>73D5</text:p>
          </table:table-cell>
          <table:table-cell table:style-name="ce21" office:value-type="float" office:value="7978" calcext:value-type="float">
            <text:p>7978</text:p>
          </table:table-cell>
          <table:table-cell table:style-name="ce22" office:value-type="string" calcext:value-type="string">
            <text:p>7BDD</text:p>
          </table:table-cell>
          <table:table-cell table:style-name="ce21" office:value-type="string" calcext:value-type="string">
            <text:p>90B7</text:p>
          </table:table-cell>
          <table:table-cell table:style-name="ce22" office:value-type="string" calcext:value-type="string">
            <text:p>9C73</text:p>
          </table:table-cell>
          <table:table-cell table:style-name="ce21" office:value-type="string" calcext:value-type="string">
            <text:p>A2F2</text:p>
          </table:table-cell>
          <table:table-cell table:style-name="ce22" office:value-type="string" calcext:value-type="string">
            <text:p>B8A6</text:p>
          </table:table-cell>
          <table:table-cell table:style-name="ce21" office:value-type="string" calcext:value-type="string">
            <text:p>CBB9</text:p>
          </table:table-cell>
          <table:table-cell table:style-name="ce22" office:value-type="string" calcext:value-type="string">
            <text:p>CC9A</text:p>
          </table:table-cell>
          <table:table-cell table:style-name="ce22" office:value-type="string" calcext:value-type="string">
            <text:p>D490</text:p>
          </table:table-cell>
          <table:table-cell table:style-name="ce21" office:value-type="string" calcext:value-type="string">
            <text:p>DA1B</text:p>
          </table:table-cell>
          <table:table-cell table:style-name="ce22" office:value-type="string" calcext:value-type="string">
            <text:p>DD04</text:p>
          </table:table-cell>
          <table:table-cell table:style-name="ce21" office:value-type="string" calcext:value-type="string">
            <text:p>E0BD</text:p>
          </table:table-cell>
          <table:table-cell table:style-name="ce22" office:value-type="string" calcext:value-type="string">
            <text:p>E62B</text:p>
          </table:table-cell>
          <table:table-cell table:style-name="ce1" table:number-columns-repeated="3"/>
          <table:table-cell table:number-columns-repeated="995"/>
        </table:table-row>
        <table:table-row table:style-name="ro1">
          <table:table-cell table:style-name="ce2" office:value-type="string" calcext:value-type="string">
            <text:p>01</text:p>
          </table:table-cell>
          <table:table-cell table:style-name="ce2" office:value-type="string" calcext:value-type="string">
            <text:p>e</text:p>
          </table:table-cell>
          <table:table-cell table:number-columns-repeated="3" table:style-name="ce2" office:value-type="string" calcext:value-type="string">
            <text:p>a</text:p>
          </table:table-cell>
          <table:table-cell table:style-name="ce2" office:value-type="string" calcext:value-type="string">
            <text:p>d</text:p>
          </table:table-cell>
          <table:table-cell table:number-columns-repeated="2" table:style-name="ce2" office:value-type="string" calcext:value-type="string">
            <text:p>a</text:p>
          </table:table-cell>
          <table:table-cell table:style-name="ce2" office:value-type="string" calcext:value-type="string">
            <text:p>e</text:p>
          </table:table-cell>
          <table:table-cell table:style-name="ce9" office:value-type="string" calcext:value-type="string">
            <office:annotation draw:style-name="gr1" draw:text-style-name="P2" svg:width="162pt" svg:height="26.99pt" svg:x="416.24pt" svg:y="39pt" draw:caption-point-x="-11.54pt" draw:caption-point-y="-22.99pt">
              <dc:date>2018-12-27T00:00:00</dc:date>
              <text:p text:style-name="P1">scratch</text:p>
            </office:annotation>
            <text:p>e</text:p>
          </table:table-cell>
          <table:table-cell table:style-name="ce2" office:value-type="string" calcext:value-type="string">
            <text:p>a</text:p>
          </table:table-cell>
          <table:table-cell table:style-name="ce2" office:value-type="string" calcext:value-type="string">
            <text:p>e</text:p>
          </table:table-cell>
          <table:table-cell table:style-name="ce2" office:value-type="string" calcext:value-type="string">
            <text:p>a</text:p>
          </table:table-cell>
          <table:table-cell table:style-name="ce2"/>
          <table:table-cell table:style-name="ce2" office:value-type="string" calcext:value-type="string">
            <text:p>a</text:p>
          </table:table-cell>
          <table:table-cell table:style-name="ce2"/>
          <table:table-cell table:number-columns-repeated="3" table:style-name="ce2" office:value-type="string" calcext:value-type="string">
            <text:p>a</text:p>
          </table:table-cell>
          <table:table-cell table:number-columns-repeated="3" table:style-name="ce2" office:value-type="string" calcext:value-type="string">
            <text:p>e</text:p>
          </table:table-cell>
          <table:table-cell table:style-name="ce2" office:value-type="string" calcext:value-type="string">
            <text:p>a</text:p>
          </table:table-cell>
          <table:table-cell table:style-name="ce2"/>
          <table:table-cell table:number-columns-repeated="2" table:style-name="ce2" office:value-type="string" calcext:value-type="string">
            <text:p>a</text:p>
          </table:table-cell>
          <table:table-cell table:style-name="ce2" table:number-columns-repeated="3"/>
          <table:table-cell table:number-columns-repeated="995"/>
        </table:table-row>
        <table:table-row table:style-name="ro1">
          <table:table-cell table:style-name="ce2" office:value-type="string" calcext:value-type="string">
            <text:p>02</text:p>
          </table:table-cell>
          <table:table-cell table:number-columns-repeated="2" table:style-name="ce2" office:value-type="string" calcext:value-type="string">
            <text:p>c</text:p>
          </table:table-cell>
          <table:table-cell table:style-name="ce2" office:value-type="string" calcext:value-type="string">
            <text:p>b</text:p>
          </table:table-cell>
          <table:table-cell table:number-columns-repeated="5" table:style-name="ce2" office:value-type="string" calcext:value-type="string">
            <text:p>c</text:p>
          </table:table-cell>
          <table:table-cell table:number-columns-repeated="2" table:style-name="ce2" office:value-type="string" calcext:value-type="string">
            <text:p>b</text:p>
          </table:table-cell>
          <table:table-cell table:style-name="ce2" office:value-type="string" calcext:value-type="string">
            <text:p>d</text:p>
          </table:table-cell>
          <table:table-cell table:style-name="ce2" office:value-type="string" calcext:value-type="string">
            <text:p>c</text:p>
          </table:table-cell>
          <table:table-cell table:style-name="ce2"/>
          <table:table-cell table:style-name="ce2" office:value-type="string" calcext:value-type="string">
            <text:p>c</text:p>
          </table:table-cell>
          <table:table-cell table:style-name="ce2"/>
          <table:table-cell table:style-name="ce2" office:value-type="string" calcext:value-type="string">
            <text:p>d</text:p>
          </table:table-cell>
          <table:table-cell table:style-name="ce2" office:value-type="string" calcext:value-type="string">
            <text:p>c</text:p>
          </table:table-cell>
          <table:table-cell table:style-name="ce2" office:value-type="string" calcext:value-type="string">
            <text:p>b</text:p>
          </table:table-cell>
          <table:table-cell table:style-name="ce2" office:value-type="string" calcext:value-type="string">
            <text:p>d</text:p>
          </table:table-cell>
          <table:table-cell table:style-name="ce2" office:value-type="string" calcext:value-type="string">
            <text:p>c</text:p>
          </table:table-cell>
          <table:table-cell table:style-name="ce2" office:value-type="string" calcext:value-type="string">
            <text:p>d</text:p>
          </table:table-cell>
          <table:table-cell table:style-name="ce2" office:value-type="string" calcext:value-type="string">
            <text:p>b</text:p>
          </table:table-cell>
          <table:table-cell table:style-name="ce2"/>
          <table:table-cell table:style-name="ce2" office:value-type="string" calcext:value-type="string">
            <text:p>c</text:p>
          </table:table-cell>
          <table:table-cell table:style-name="ce2" office:value-type="string" calcext:value-type="string">
            <text:p>d</text:p>
          </table:table-cell>
          <table:table-cell table:style-name="ce2" table:number-columns-repeated="3"/>
          <table:table-cell table:number-columns-repeated="995"/>
        </table:table-row>
        <table:table-row table:style-name="ro1">
          <table:table-cell table:style-name="ce2" office:value-type="string" calcext:value-type="string">
            <text:p>03</text:p>
          </table:table-cell>
          <table:table-cell table:style-name="ce2" table:number-columns-repeated="28"/>
          <table:table-cell table:number-columns-repeated="995"/>
        </table:table-row>
        <table:table-row table:style-name="ro1">
          <table:table-cell table:style-name="ce2" office:value-type="string" calcext:value-type="string">
            <text:p>04</text:p>
          </table:table-cell>
          <table:table-cell table:style-name="ce2" office:value-type="string" calcext:value-type="string">
            <text:p>d</text:p>
          </table:table-cell>
          <table:table-cell table:style-name="ce2" office:value-type="string" calcext:value-type="string">
            <text:p>c</text:p>
          </table:table-cell>
          <table:table-cell table:style-name="ce2" office:value-type="string" calcext:value-type="string">
            <text:p>d</text:p>
          </table:table-cell>
          <table:table-cell table:style-name="ce2" office:value-type="string" calcext:value-type="string">
            <text:p>c</text:p>
          </table:table-cell>
          <table:table-cell table:style-name="ce2" office:value-type="string" calcext:value-type="string">
            <text:p>e</text:p>
          </table:table-cell>
          <table:table-cell table:style-name="ce2" office:value-type="string" calcext:value-type="string">
            <text:p>c</text:p>
          </table:table-cell>
          <table:table-cell table:style-name="ce2" office:value-type="string" calcext:value-type="string">
            <text:p>b</text:p>
          </table:table-cell>
          <table:table-cell table:style-name="ce2" office:value-type="string" calcext:value-type="string">
            <text:p>a</text:p>
          </table:table-cell>
          <table:table-cell table:style-name="ce2" office:value-type="string" calcext:value-type="string">
            <text:p>b</text:p>
          </table:table-cell>
          <table:table-cell table:style-name="ce2" office:value-type="string" calcext:value-type="string">
            <text:p>c</text:p>
          </table:table-cell>
          <table:table-cell table:style-name="ce2" office:value-type="string" calcext:value-type="string">
            <text:p>b</text:p>
          </table:table-cell>
          <table:table-cell table:style-name="ce2" office:value-type="string" calcext:value-type="string">
            <text:p>c</text:p>
          </table:table-cell>
          <table:table-cell table:style-name="ce2"/>
          <table:table-cell table:style-name="ce2" office:value-type="string" calcext:value-type="string">
            <text:p>c</text:p>
          </table:table-cell>
          <table:table-cell table:style-name="ce2"/>
          <table:table-cell table:style-name="ce2" office:value-type="string" calcext:value-type="string">
            <text:p>d</text:p>
          </table:table-cell>
          <table:table-cell table:number-columns-repeated="2" table:style-name="ce2" office:value-type="string" calcext:value-type="string">
            <text:p>b</text:p>
          </table:table-cell>
          <table:table-cell table:style-name="ce2" office:value-type="string" calcext:value-type="string">
            <text:p>d</text:p>
          </table:table-cell>
          <table:table-cell table:style-name="ce2" office:value-type="string" calcext:value-type="string">
            <text:p>e</text:p>
          </table:table-cell>
          <table:table-cell table:style-name="ce2" office:value-type="string" calcext:value-type="string">
            <text:p>d</text:p>
          </table:table-cell>
          <table:table-cell table:style-name="ce2" office:value-type="string" calcext:value-type="string">
            <text:p>a</text:p>
          </table:table-cell>
          <table:table-cell table:style-name="ce2"/>
          <table:table-cell table:number-columns-repeated="2" table:style-name="ce2" office:value-type="string" calcext:value-type="string">
            <text:p>e</text:p>
          </table:table-cell>
          <table:table-cell table:style-name="ce2" table:number-columns-repeated="3"/>
          <table:table-cell table:number-columns-repeated="995"/>
        </table:table-row>
        <table:table-row table:style-name="ro1">
          <table:table-cell table:style-name="ce2" office:value-type="string" calcext:value-type="string">
            <text:p>05</text:p>
          </table:table-cell>
          <table:table-cell table:number-columns-repeated="2" table:style-name="ce2" office:value-type="string" calcext:value-type="string">
            <text:p>e</text:p>
          </table:table-cell>
          <table:table-cell table:number-columns-repeated="2" table:style-name="ce2" office:value-type="string" calcext:value-type="string">
            <text:p>a</text:p>
          </table:table-cell>
          <table:table-cell table:style-name="ce2" office:value-type="string" calcext:value-type="string">
            <text:p>c</text:p>
          </table:table-cell>
          <table:table-cell table:number-columns-repeated="3" table:style-name="ce2" office:value-type="string" calcext:value-type="string">
            <text:p>e</text:p>
          </table:table-cell>
          <table:table-cell table:style-name="ce9" office:value-type="string" calcext:value-type="string">
            <text:p>e</text:p>
          </table:table-cell>
          <table:table-cell table:style-name="ce2" office:value-type="string" calcext:value-type="string">
            <text:p>-</text:p>
          </table:table-cell>
          <table:table-cell table:style-name="ce2" office:value-type="string" calcext:value-type="string">
            <text:p>a</text:p>
          </table:table-cell>
          <table:table-cell table:style-name="ce2" office:value-type="string" calcext:value-type="string">
            <text:p>c</text:p>
          </table:table-cell>
          <table:table-cell table:style-name="ce2"/>
          <table:table-cell table:style-name="ce2" office:value-type="string" calcext:value-type="string">
            <text:p>a</text:p>
          </table:table-cell>
          <table:table-cell table:style-name="ce2"/>
          <table:table-cell table:style-name="ce2" office:value-type="string" calcext:value-type="string">
            <text:p>a</text:p>
          </table:table-cell>
          <table:table-cell table:style-name="ce2" office:value-type="string" calcext:value-type="string">
            <text:p>d</text:p>
          </table:table-cell>
          <table:table-cell table:style-name="ce2" office:value-type="string" calcext:value-type="string">
            <text:p>a</text:p>
          </table:table-cell>
          <table:table-cell table:style-name="ce2" office:value-type="string" calcext:value-type="string">
            <text:p>e</text:p>
          </table:table-cell>
          <table:table-cell table:number-columns-repeated="2" table:style-name="ce2" office:value-type="string" calcext:value-type="string">
            <text:p>c</text:p>
          </table:table-cell>
          <table:table-cell table:style-name="ce2" office:value-type="string" calcext:value-type="string">
            <text:p>e</text:p>
          </table:table-cell>
          <table:table-cell table:style-name="ce2"/>
          <table:table-cell table:number-columns-repeated="2" table:style-name="ce2" office:value-type="string" calcext:value-type="string">
            <text:p>a</text:p>
          </table:table-cell>
          <table:table-cell table:style-name="ce2" table:number-columns-repeated="3"/>
          <table:table-cell table:number-columns-repeated="995"/>
        </table:table-row>
        <table:table-row table:style-name="ro1">
          <table:table-cell table:style-name="ce2" office:value-type="string" calcext:value-type="string">
            <text:p>06</text:p>
          </table:table-cell>
          <table:table-cell table:style-name="ce2" table:number-columns-repeated="28"/>
          <table:table-cell table:number-columns-repeated="995"/>
        </table:table-row>
        <table:table-row table:style-name="ro1">
          <table:table-cell table:style-name="ce2" office:value-type="string" calcext:value-type="string">
            <text:p>07</text:p>
          </table:table-cell>
          <table:table-cell table:style-name="ce2" office:value-type="string" calcext:value-type="string">
            <text:p>e</text:p>
          </table:table-cell>
          <table:table-cell table:style-name="ce2" office:value-type="string" calcext:value-type="string">
            <text:p>c</text:p>
          </table:table-cell>
          <table:table-cell table:style-name="ce2" office:value-type="string" calcext:value-type="string">
            <text:p>a</text:p>
          </table:table-cell>
          <table:table-cell table:style-name="ce2" office:value-type="string" calcext:value-type="string">
            <text:p>d</text:p>
          </table:table-cell>
          <table:table-cell table:style-name="ce2" office:value-type="string" calcext:value-type="string">
            <text:p>b</text:p>
          </table:table-cell>
          <table:table-cell table:style-name="ce2" office:value-type="string" calcext:value-type="string">
            <text:p>c</text:p>
          </table:table-cell>
          <table:table-cell table:style-name="ce2" office:value-type="string" calcext:value-type="string">
            <text:p>d</text:p>
          </table:table-cell>
          <table:table-cell table:style-name="ce23" office:value-type="string" calcext:value-type="string">
            <text:p>d</text:p>
          </table:table-cell>
          <table:table-cell table:style-name="ce2" office:value-type="string" calcext:value-type="string">
            <text:p>-</text:p>
          </table:table-cell>
          <table:table-cell table:style-name="ce2" office:value-type="string" calcext:value-type="string">
            <text:p>c</text:p>
          </table:table-cell>
          <table:table-cell table:style-name="ce2" office:value-type="string" calcext:value-type="string">
            <text:p>-</text:p>
          </table:table-cell>
          <table:table-cell table:style-name="ce23" office:value-type="string" calcext:value-type="string">
            <text:p>b</text:p>
          </table:table-cell>
          <table:table-cell table:style-name="ce2"/>
          <table:table-cell table:style-name="ce2" office:value-type="string" calcext:value-type="string">
            <text:p>c</text:p>
          </table:table-cell>
          <table:table-cell table:style-name="ce2"/>
          <table:table-cell table:style-name="ce2" office:value-type="string" calcext:value-type="string">
            <text:p>c</text:p>
          </table:table-cell>
          <table:table-cell table:style-name="ce2" office:value-type="string" calcext:value-type="string">
            <text:p>-</text:p>
          </table:table-cell>
          <table:table-cell table:style-name="ce2" office:value-type="string" calcext:value-type="string">
            <text:p>c</text:p>
          </table:table-cell>
          <table:table-cell table:style-name="ce2" office:value-type="string" calcext:value-type="string">
            <text:p>e</text:p>
          </table:table-cell>
          <table:table-cell table:style-name="ce2" office:value-type="string" calcext:value-type="string">
            <text:p>c</text:p>
          </table:table-cell>
          <table:table-cell table:style-name="ce2" office:value-type="string" calcext:value-type="string">
            <text:p>e</text:p>
          </table:table-cell>
          <table:table-cell table:style-name="ce2" office:value-type="string" calcext:value-type="string">
            <text:p>d</text:p>
          </table:table-cell>
          <table:table-cell table:style-name="ce2"/>
          <table:table-cell table:number-columns-repeated="2" table:style-name="ce2" office:value-type="string" calcext:value-type="string">
            <text:p>d</text:p>
          </table:table-cell>
          <table:table-cell table:style-name="ce2" table:number-columns-repeated="3"/>
          <table:table-cell table:number-columns-repeated="995"/>
        </table:table-row>
        <table:table-row table:style-name="ro1">
          <table:table-cell table:style-name="ce2" office:value-type="string" calcext:value-type="string">
            <text:p>08</text:p>
          </table:table-cell>
          <table:table-cell table:style-name="ce2" office:value-type="string" calcext:value-type="string">
            <text:p>d</text:p>
          </table:table-cell>
          <table:table-cell table:number-columns-repeated="3" table:style-name="ce2" office:value-type="string" calcext:value-type="string">
            <text:p>b</text:p>
          </table:table-cell>
          <table:table-cell table:style-name="ce2" office:value-type="string" calcext:value-type="string">
            <text:p>d</text:p>
          </table:table-cell>
          <table:table-cell table:style-name="ce2" office:value-type="string" calcext:value-type="string">
            <text:p>c</text:p>
          </table:table-cell>
          <table:table-cell table:style-name="ce2" office:value-type="string" calcext:value-type="string">
            <text:p>d</text:p>
          </table:table-cell>
          <table:table-cell table:number-columns-repeated="4" table:style-name="ce2" office:value-type="string" calcext:value-type="string">
            <text:p>c</text:p>
          </table:table-cell>
          <table:table-cell table:style-name="ce2" office:value-type="string" calcext:value-type="string">
            <text:p>a</text:p>
          </table:table-cell>
          <table:table-cell table:style-name="ce2"/>
          <table:table-cell table:style-name="ce2" office:value-type="string" calcext:value-type="string">
            <text:p>b</text:p>
          </table:table-cell>
          <table:table-cell table:style-name="ce2"/>
          <table:table-cell table:style-name="ce2" office:value-type="string" calcext:value-type="string">
            <text:p>c</text:p>
          </table:table-cell>
          <table:table-cell table:number-columns-repeated="2" table:style-name="ce2" office:value-type="string" calcext:value-type="string">
            <text:p>b</text:p>
          </table:table-cell>
          <table:table-cell table:number-columns-repeated="4" table:style-name="ce2" office:value-type="string" calcext:value-type="string">
            <text:p>d</text:p>
          </table:table-cell>
          <table:table-cell table:style-name="ce2"/>
          <table:table-cell table:number-columns-repeated="2" table:style-name="ce2" office:value-type="string" calcext:value-type="string">
            <text:p>c</text:p>
          </table:table-cell>
          <table:table-cell table:style-name="ce2" table:number-columns-repeated="3"/>
          <table:table-cell table:number-columns-repeated="995"/>
        </table:table-row>
        <table:table-row table:style-name="ro1">
          <table:table-cell table:style-name="ce2" office:value-type="string" calcext:value-type="string">
            <text:p>09</text:p>
          </table:table-cell>
          <table:table-cell table:number-columns-repeated="2" table:style-name="ce2" office:value-type="string" calcext:value-type="string">
            <text:p>c</text:p>
          </table:table-cell>
          <table:table-cell table:number-columns-repeated="2" table:style-name="ce2" office:value-type="string" calcext:value-type="string">
            <text:p>b</text:p>
          </table:table-cell>
          <table:table-cell table:style-name="ce2" office:value-type="string" calcext:value-type="string">
            <text:p>d</text:p>
          </table:table-cell>
          <table:table-cell table:style-name="ce2" office:value-type="string" calcext:value-type="string">
            <text:p>c</text:p>
          </table:table-cell>
          <table:table-cell table:number-columns-repeated="2" table:style-name="ce2" office:value-type="string" calcext:value-type="string">
            <text:p>d</text:p>
          </table:table-cell>
          <table:table-cell table:style-name="ce2" office:value-type="string" calcext:value-type="string">
            <text:p>b</text:p>
          </table:table-cell>
          <table:table-cell table:style-name="ce2" office:value-type="string" calcext:value-type="string">
            <text:p>d</text:p>
          </table:table-cell>
          <table:table-cell table:style-name="ce2" office:value-type="string" calcext:value-type="string">
            <text:p>b</text:p>
          </table:table-cell>
          <table:table-cell table:style-name="ce2" office:value-type="string" calcext:value-type="string">
            <text:p>d</text:p>
          </table:table-cell>
          <table:table-cell table:style-name="ce2"/>
          <table:table-cell table:style-name="ce2" office:value-type="string" calcext:value-type="string">
            <text:p>c</text:p>
          </table:table-cell>
          <table:table-cell table:style-name="ce2"/>
          <table:table-cell table:style-name="ce2" office:value-type="string" calcext:value-type="string">
            <text:p>c</text:p>
          </table:table-cell>
          <table:table-cell table:number-columns-repeated="2" table:style-name="ce2" office:value-type="string" calcext:value-type="string">
            <text:p>b</text:p>
          </table:table-cell>
          <table:table-cell table:style-name="ce2" office:value-type="string" calcext:value-type="string">
            <text:p>c</text:p>
          </table:table-cell>
          <table:table-cell table:style-name="ce2" office:value-type="string" calcext:value-type="string">
            <text:p>b</text:p>
          </table:table-cell>
          <table:table-cell table:style-name="ce2" office:value-type="string" calcext:value-type="string">
            <text:p>c</text:p>
          </table:table-cell>
          <table:table-cell table:style-name="ce2" office:value-type="string" calcext:value-type="string">
            <text:p>d</text:p>
          </table:table-cell>
          <table:table-cell table:style-name="ce2"/>
          <table:table-cell table:style-name="ce2" office:value-type="string" calcext:value-type="string">
            <text:p>c</text:p>
          </table:table-cell>
          <table:table-cell table:style-name="ce2" office:value-type="string" calcext:value-type="string">
            <text:p>b</text:p>
          </table:table-cell>
          <table:table-cell table:style-name="ce2" table:number-columns-repeated="3"/>
          <table:table-cell table:number-columns-repeated="995"/>
        </table:table-row>
        <table:table-row table:style-name="ro1">
          <table:table-cell table:style-name="ce2" office:value-type="string" calcext:value-type="string">
            <text:p>10</text:p>
          </table:table-cell>
          <table:table-cell table:style-name="ce2" office:value-type="string" calcext:value-type="string">
            <text:p>e</text:p>
          </table:table-cell>
          <table:table-cell table:style-name="ce2" office:value-type="string" calcext:value-type="string">
            <text:p>b</text:p>
          </table:table-cell>
          <table:table-cell table:style-name="ce2" office:value-type="string" calcext:value-type="string">
            <text:p>c</text:p>
          </table:table-cell>
          <table:table-cell table:style-name="ce2" office:value-type="string" calcext:value-type="string">
            <text:p>d</text:p>
          </table:table-cell>
          <table:table-cell table:style-name="ce2" office:value-type="string" calcext:value-type="string">
            <text:p>c</text:p>
          </table:table-cell>
          <table:table-cell table:number-columns-repeated="2" table:style-name="ce2" office:value-type="string" calcext:value-type="string">
            <text:p>d</text:p>
          </table:table-cell>
          <table:table-cell table:style-name="ce2" office:value-type="string" calcext:value-type="string">
            <text:p>c</text:p>
          </table:table-cell>
          <table:table-cell table:style-name="ce2" office:value-type="string" calcext:value-type="string">
            <text:p>b</text:p>
          </table:table-cell>
          <table:table-cell table:style-name="ce2" office:value-type="string" calcext:value-type="string">
            <text:p>c</text:p>
          </table:table-cell>
          <table:table-cell table:number-columns-repeated="2" table:style-name="ce2" office:value-type="string" calcext:value-type="string">
            <text:p>b</text:p>
          </table:table-cell>
          <table:table-cell table:style-name="ce2"/>
          <table:table-cell table:style-name="ce2" office:value-type="string" calcext:value-type="string">
            <text:p>c</text:p>
          </table:table-cell>
          <table:table-cell table:style-name="ce2"/>
          <table:table-cell table:number-columns-repeated="2" table:style-name="ce2" office:value-type="string" calcext:value-type="string">
            <text:p>c</text:p>
          </table:table-cell>
          <table:table-cell table:style-name="ce2" office:value-type="string" calcext:value-type="string">
            <text:p>a</text:p>
          </table:table-cell>
          <table:table-cell table:style-name="ce2" office:value-type="string" calcext:value-type="string">
            <text:p>d</text:p>
          </table:table-cell>
          <table:table-cell table:style-name="ce2" office:value-type="string" calcext:value-type="string">
            <text:p>c</text:p>
          </table:table-cell>
          <table:table-cell table:style-name="ce2" office:value-type="string" calcext:value-type="string">
            <text:p>e</text:p>
          </table:table-cell>
          <table:table-cell table:style-name="ce2" office:value-type="string" calcext:value-type="string">
            <text:p>d</text:p>
          </table:table-cell>
          <table:table-cell table:style-name="ce2"/>
          <table:table-cell table:number-columns-repeated="2" table:style-name="ce2" office:value-type="string" calcext:value-type="string">
            <text:p>c</text:p>
          </table:table-cell>
          <table:table-cell table:style-name="ce2" table:number-columns-repeated="3"/>
          <table:table-cell table:number-columns-repeated="995"/>
        </table:table-row>
        <table:table-row table:style-name="ro1">
          <table:table-cell table:style-name="ce2" office:value-type="string" calcext:value-type="string">
            <text:p>11</text:p>
          </table:table-cell>
          <table:table-cell table:number-columns-repeated="2" table:style-name="ce2" office:value-type="string" calcext:value-type="string">
            <text:p>d</text:p>
          </table:table-cell>
          <table:table-cell table:style-name="ce2" office:value-type="string" calcext:value-type="string">
            <text:p>c</text:p>
          </table:table-cell>
          <table:table-cell table:style-name="ce2" office:value-type="string" calcext:value-type="string">
            <text:p>b</text:p>
          </table:table-cell>
          <table:table-cell table:number-columns-repeated="3" table:style-name="ce2" office:value-type="string" calcext:value-type="string">
            <text:p>c</text:p>
          </table:table-cell>
          <table:table-cell table:number-columns-repeated="3" table:style-name="ce2" office:value-type="string" calcext:value-type="string">
            <text:p>d</text:p>
          </table:table-cell>
          <table:table-cell table:style-name="ce2" office:value-type="string" calcext:value-type="string">
            <text:p>e</text:p>
          </table:table-cell>
          <table:table-cell table:style-name="ce2" office:value-type="string" calcext:value-type="string">
            <text:p>c</text:p>
          </table:table-cell>
          <table:table-cell table:style-name="ce2"/>
          <table:table-cell table:style-name="ce2" office:value-type="string" calcext:value-type="string">
            <text:p>d</text:p>
          </table:table-cell>
          <table:table-cell table:style-name="ce2"/>
          <table:table-cell table:style-name="ce2" office:value-type="string" calcext:value-type="string">
            <text:p>b</text:p>
          </table:table-cell>
          <table:table-cell table:style-name="ce2" office:value-type="string" calcext:value-type="string">
            <text:p>c</text:p>
          </table:table-cell>
          <table:table-cell table:style-name="ce2" office:value-type="string" calcext:value-type="string">
            <text:p>b</text:p>
          </table:table-cell>
          <table:table-cell table:style-name="ce2" office:value-type="string" calcext:value-type="string">
            <text:p>d</text:p>
          </table:table-cell>
          <table:table-cell table:style-name="ce2" office:value-type="string" calcext:value-type="string">
            <text:p>c</text:p>
          </table:table-cell>
          <table:table-cell table:number-columns-repeated="2" table:style-name="ce2" office:value-type="string" calcext:value-type="string">
            <text:p>d</text:p>
          </table:table-cell>
          <table:table-cell table:style-name="ce2"/>
          <table:table-cell table:style-name="ce23" office:value-type="string" calcext:value-type="string">
            <text:p>d</text:p>
          </table:table-cell>
          <table:table-cell table:style-name="ce2" office:value-type="string" calcext:value-type="string">
            <text:p>c</text:p>
          </table:table-cell>
          <table:table-cell table:style-name="ce2" table:number-columns-repeated="3"/>
          <table:table-cell table:number-columns-repeated="995"/>
        </table:table-row>
        <table:table-row table:style-name="ro1">
          <table:table-cell table:style-name="ce2" office:value-type="string" calcext:value-type="string">
            <text:p>12</text:p>
          </table:table-cell>
          <table:table-cell table:style-name="ce2" office:value-type="string" calcext:value-type="string">
            <text:p>d</text:p>
          </table:table-cell>
          <table:table-cell table:style-name="ce2" office:value-type="string" calcext:value-type="string">
            <text:p>b</text:p>
          </table:table-cell>
          <table:table-cell table:style-name="ce2" office:value-type="string" calcext:value-type="string">
            <text:p>e</text:p>
          </table:table-cell>
          <table:table-cell table:style-name="ce2" office:value-type="string" calcext:value-type="string">
            <text:p>d</text:p>
          </table:table-cell>
          <table:table-cell table:number-columns-repeated="2" table:style-name="ce2" office:value-type="string" calcext:value-type="string">
            <text:p>e</text:p>
          </table:table-cell>
          <table:table-cell table:style-name="ce2" office:value-type="string" calcext:value-type="string">
            <text:p>c</text:p>
          </table:table-cell>
          <table:table-cell table:number-columns-repeated="3" table:style-name="ce2" office:value-type="string" calcext:value-type="string">
            <text:p>a</text:p>
          </table:table-cell>
          <table:table-cell table:style-name="ce2" office:value-type="string" calcext:value-type="string">
            <text:p>d</text:p>
          </table:table-cell>
          <table:table-cell table:style-name="ce2" office:value-type="string" calcext:value-type="string">
            <text:p>a</text:p>
          </table:table-cell>
          <table:table-cell table:style-name="ce2"/>
          <table:table-cell table:style-name="ce2" office:value-type="string" calcext:value-type="string">
            <text:p>c</text:p>
          </table:table-cell>
          <table:table-cell table:style-name="ce2"/>
          <table:table-cell table:number-columns-repeated="3" table:style-name="ce2" office:value-type="string" calcext:value-type="string">
            <text:p>e</text:p>
          </table:table-cell>
          <table:table-cell table:style-name="ce2" office:value-type="string" calcext:value-type="string">
            <text:p>a</text:p>
          </table:table-cell>
          <table:table-cell table:number-columns-repeated="2" table:style-name="ce2" office:value-type="string" calcext:value-type="string">
            <text:p>e</text:p>
          </table:table-cell>
          <table:table-cell table:style-name="ce2" office:value-type="string" calcext:value-type="string">
            <text:p>b</text:p>
          </table:table-cell>
          <table:table-cell table:style-name="ce2"/>
          <table:table-cell table:number-columns-repeated="2" table:style-name="ce2" office:value-type="string" calcext:value-type="string">
            <text:p>e</text:p>
          </table:table-cell>
          <table:table-cell table:style-name="ce2" table:number-columns-repeated="3"/>
          <table:table-cell table:number-columns-repeated="995"/>
        </table:table-row>
        <table:table-row table:style-name="ro1" table:number-rows-repeated="7">
          <table:table-cell table:style-name="ce2" table:number-columns-repeated="29"/>
          <table:table-cell table:number-columns-repeated="995"/>
        </table:table-row>
        <table:table-row table:style-name="ro1" table:number-rows-repeated="10">
          <table:table-cell table:style-name="ce2" table:number-columns-repeated="8"/>
          <table:table-cell table:style-name="ce11" table:number-columns-repeated="21"/>
          <table:table-cell table:number-columns-repeated="995"/>
        </table:table-row>
        <table:table-row table:style-name="ro1" table:number-rows-repeated="3">
          <table:table-cell table:style-name="ce5" table:number-columns-repeated="8"/>
          <table:table-cell table:number-columns-repeated="1016"/>
        </table:table-row>
        <table:table-row table:style-name="ro2" table:number-rows-repeated="1048542">
          <table:table-cell table:number-columns-repeated="1024"/>
        </table:table-row>
        <table:table-row table:style-name="ro2">
          <table:table-cell table:number-columns-repeated="1024"/>
        </table:table-row>
      </table:table>
      <table:table table:name="a4-weighted" table:style-name="ta6">
        <table:table-column table:style-name="co11" table:number-columns-repeated="2" table:default-cell-style-name="Default"/>
        <table:table-column table:style-name="co2" table:number-columns-repeated="3" table:default-cell-style-name="Default"/>
        <table:table-column table:style-name="co12" table:default-cell-style-name="Default"/>
        <table:table-column table:style-name="co11" table:number-columns-repeated="2" table:default-cell-style-name="Default"/>
        <table:table-column table:style-name="co2" table:number-columns-repeated="2" table:default-cell-style-name="Default"/>
        <table:table-column table:style-name="co7" table:number-columns-repeated="2" table:default-cell-style-name="Default"/>
        <table:table-column table:style-name="co11" table:default-cell-style-name="Default"/>
        <table:table-column table:style-name="co2" table:number-columns-repeated="3" table:default-cell-style-name="Default"/>
        <table:table-column table:style-name="co7" table:default-cell-style-name="Default"/>
        <table:table-column table:style-name="co2" table:default-cell-style-name="Default"/>
        <table:table-column table:style-name="co7" table:default-cell-style-name="Default"/>
        <table:table-column table:style-name="co13" table:default-cell-style-name="Default"/>
        <table:table-column table:style-name="co14" table:default-cell-style-name="Default"/>
        <table:table-column table:style-name="co11" table:default-cell-style-name="Default"/>
        <table:table-column table:style-name="co6" table:number-columns-repeated="1002" table:default-cell-style-name="Default"/>
        <table:table-row table:style-name="ro1">
          <table:table-cell table:style-name="ce24" office:value-type="string" calcext:value-type="string" table:number-columns-spanned="4" table:number-rows-spanned="1">
            <text:p>smartphone</text:p>
          </table:table-cell>
          <table:covered-table-cell table:number-columns-repeated="3"/>
          <table:table-cell table:style-name="ce28" office:value-type="string" calcext:value-type="string" table:number-columns-spanned="2" table:number-rows-spanned="1">
            <text:p>learning</text:p>
          </table:table-cell>
          <table:covered-table-cell/>
          <table:table-cell table:style-name="ce31" office:value-type="string" calcext:value-type="string" table:number-columns-spanned="6" table:number-rows-spanned="1">
            <text:p>interface</text:p>
          </table:table-cell>
          <table:covered-table-cell table:number-columns-repeated="5"/>
          <table:table-cell table:style-name="ce34" office:value-type="string" calcext:value-type="string" table:number-columns-spanned="4" table:number-rows-spanned="1">
            <text:p>goals</text:p>
          </table:table-cell>
          <table:covered-table-cell table:number-columns-repeated="3"/>
          <table:table-cell table:style-name="ce36" office:value-type="string" calcext:value-type="string" table:number-columns-spanned="2" table:number-rows-spanned="1">
            <text:p>feedback</text:p>
          </table:table-cell>
          <table:covered-table-cell/>
          <table:table-cell table:style-name="ce39" office:value-type="string" calcext:value-type="string" table:number-columns-spanned="4" table:number-rows-spanned="1">
            <text:p>aesthetics</text:p>
          </table:table-cell>
          <table:covered-table-cell table:number-columns-repeated="3"/>
          <table:table-cell table:number-columns-repeated="1002"/>
        </table:table-row>
        <table:table-row table:style-name="ro1">
          <table:table-cell table:style-name="ce25" office:value-type="string" calcext:value-type="string">
            <text:p>D490</text:p>
          </table:table-cell>
          <table:table-cell table:style-name="ce25" office:value-type="string" calcext:value-type="string">
            <text:p>73D5</text:p>
          </table:table-cell>
          <table:table-cell table:style-name="ce25" office:value-type="string" calcext:value-type="string">
            <text:p>113C</text:p>
          </table:table-cell>
          <table:table-cell table:style-name="ce25" office:value-type="string" calcext:value-type="string">
            <text:p>4820</text:p>
          </table:table-cell>
          <table:table-cell table:style-name="ce29" office:value-type="string" calcext:value-type="string">
            <text:p>9C73</text:p>
          </table:table-cell>
          <table:table-cell table:style-name="ce29" office:value-type="string" calcext:value-type="string">
            <text:p>DA1B</text:p>
          </table:table-cell>
          <table:table-cell table:style-name="ce32" office:value-type="string" calcext:value-type="string">
            <text:p>B8A6</text:p>
          </table:table-cell>
          <table:table-cell table:style-name="ce32" office:value-type="string" calcext:value-type="string">
            <text:p>5FDD</text:p>
          </table:table-cell>
          <table:table-cell table:style-name="ce32" office:value-type="string" calcext:value-type="string">
            <text:p>43BF</text:p>
          </table:table-cell>
          <table:table-cell table:style-name="ce32" office:value-type="string" calcext:value-type="string">
            <text:p>5873</text:p>
          </table:table-cell>
          <table:table-cell table:style-name="ce32" office:value-type="string" calcext:value-type="string">
            <text:p>31B7</text:p>
          </table:table-cell>
          <table:table-cell table:style-name="ce32" office:value-type="string" calcext:value-type="string">
            <text:p>CBB9</text:p>
          </table:table-cell>
          <table:table-cell table:style-name="ce35" office:value-type="string" calcext:value-type="string">
            <text:p>E0BD</text:p>
          </table:table-cell>
          <table:table-cell table:style-name="ce35" office:value-type="string" calcext:value-type="string">
            <text:p>A2F2</text:p>
          </table:table-cell>
          <table:table-cell table:style-name="ce35" office:value-type="string" calcext:value-type="string">
            <text:p>E62B</text:p>
          </table:table-cell>
          <table:table-cell table:style-name="ce35" office:value-type="string" calcext:value-type="string">
            <text:p>5BE7</text:p>
          </table:table-cell>
          <table:table-cell table:style-name="ce37" office:value-type="string" calcext:value-type="string">
            <text:p>4DBF</text:p>
          </table:table-cell>
          <table:table-cell table:style-name="ce37" office:value-type="string" calcext:value-type="string">
            <text:p>3140</text:p>
          </table:table-cell>
          <table:table-cell table:style-name="ce40" office:value-type="string" calcext:value-type="string">
            <text:p>62BA</text:p>
          </table:table-cell>
          <table:table-cell table:style-name="ce40" office:value-type="string" calcext:value-type="string">
            <text:p>5FFC</text:p>
          </table:table-cell>
          <table:table-cell table:style-name="ce40" office:value-type="string" calcext:value-type="string">
            <text:p>7BDD</text:p>
          </table:table-cell>
          <table:table-cell table:style-name="ce40" office:value-type="string" calcext:value-type="string">
            <text:p>CC9A</text:p>
          </table:table-cell>
          <table:table-cell table:number-columns-repeated="1002"/>
        </table:table-row>
        <table:table-row table:style-name="ro1">
          <table:table-cell table:style-name="ce26" table:formula="of:=IF([$a4.$V2]&lt;&gt;&quot;&quot;;IF([.A$15]=&quot;+&quot;;CODE([$a4.$V2])-CODE(&quot;a&quot;);4- CODE([$a4.$V2])+CODE(&quot;a&quot;));&quot;&quot;)" office:value-type="float" office:value="4" calcext:value-type="float">
            <text:p>4</text:p>
          </table:table-cell>
          <table:table-cell table:style-name="ce26" table:formula="of:=IF([$a4.$M2]&lt;&gt;&quot;&quot;;IF([.B$15]=&quot;+&quot;;CODE([$a4.$M2])-CODE(&quot;a&quot;);4- CODE([$a4.$M2])+CODE(&quot;a&quot;));&quot;&quot;)" office:value-type="float" office:value="4" calcext:value-type="float">
            <text:p>4</text:p>
          </table:table-cell>
          <table:table-cell table:style-name="ce26" table:formula="of:=IF([$a4.$B2]&lt;&gt;&quot;&quot;;IF([.C$15]=&quot;+&quot;;CODE([$a4.$B2])-CODE(&quot;a&quot;);4- CODE([$a4.$B2])+CODE(&quot;a&quot;));&quot;&quot;)" office:value-type="float" office:value="4" calcext:value-type="float">
            <text:p>4</text:p>
          </table:table-cell>
          <table:table-cell table:style-name="ce26" table:formula="of:=IF([$a4.$F2]&lt;&gt;&quot;&quot;;IF([.D$15]=&quot;+&quot;;CODE([$a4.$F2])-CODE(&quot;a&quot;);4- CODE([$a4.$F2])+CODE(&quot;a&quot;));&quot;&quot;)" office:value-type="float" office:value="3" calcext:value-type="float">
            <text:p>3</text:p>
          </table:table-cell>
          <table:table-cell table:style-name="ce30" table:formula="of:=IF([$a4.$Q2]&lt;&gt;&quot;&quot;;IF([.E$15]=&quot;+&quot;;CODE([$a4.$Q2])-CODE(&quot;a&quot;);4- CODE([$a4.$Q2])+CODE(&quot;a&quot;));&quot;&quot;)" office:value-type="float" office:value="0" calcext:value-type="float">
            <text:p>0</text:p>
          </table:table-cell>
          <table:table-cell table:style-name="ce30" table:formula="of:=IF([$a4.$W2]&lt;&gt;&quot;&quot;;IF([.F$15]=&quot;+&quot;;CODE([$a4.$W2])-CODE(&quot;a&quot;);4- CODE([$a4.$W2])+CODE(&quot;a&quot;));&quot;&quot;)" office:value-type="float" office:value="4" calcext:value-type="float">
            <text:p>4</text:p>
          </table:table-cell>
          <table:table-cell table:style-name="ce33" table:formula="of:=IF([$a4.$S2]&lt;&gt;&quot;&quot;;IF([.G$15]=&quot;+&quot;;CODE([$a4.$S2])-CODE(&quot;a&quot;);4- CODE([$a4.$S2])+CODE(&quot;a&quot;));&quot;&quot;)" office:value-type="float" office:value="0" calcext:value-type="float">
            <text:p>0</text:p>
          </table:table-cell>
          <table:table-cell table:style-name="ce33" table:formula="of:=IF([$a4.$J2]&lt;&gt;&quot;&quot;;IF([.H$15]=&quot;+&quot;;CODE([$a4.$J2])-CODE(&quot;a&quot;);4- CODE([$a4.$J2])+CODE(&quot;a&quot;));&quot;&quot;)" office:value-type="float" office:value="0" calcext:value-type="float">
            <text:p>0</text:p>
          </table:table-cell>
          <table:table-cell table:style-name="ce33" table:formula="of:=IF([$a4.$E2]&lt;&gt;&quot;&quot;;IF([.I$15]=&quot;+&quot;;CODE([$a4.$E2])-CODE(&quot;a&quot;);4- CODE([$a4.$E2])+CODE(&quot;a&quot;));&quot;&quot;)" office:value-type="float" office:value="0" calcext:value-type="float">
            <text:p>0</text:p>
          </table:table-cell>
          <table:table-cell table:style-name="ce33" table:formula="of:=IF([$a4.$H2]&lt;&gt;&quot;&quot;;IF([.J$15]=&quot;+&quot;;CODE([$a4.$H2])-CODE(&quot;a&quot;);4- CODE([$a4.$H2])+CODE(&quot;a&quot;));&quot;&quot;)" office:value-type="float" office:value="4" calcext:value-type="float">
            <text:p>4</text:p>
          </table:table-cell>
          <table:table-cell table:style-name="ce33" table:formula="of:=IF([$a4.$D2]&lt;&gt;&quot;&quot;;IF([.K$15]=&quot;+&quot;;CODE([$a4.$D2])-CODE(&quot;a&quot;);4- CODE([$a4.$D2])+CODE(&quot;a&quot;));&quot;&quot;)" office:value-type="float" office:value="0" calcext:value-type="float">
            <text:p>0</text:p>
          </table:table-cell>
          <table:table-cell table:style-name="ce33" table:formula="of:=IF([$a4.$T2]&lt;&gt;&quot;&quot;;IF([.L$15]=&quot;+&quot;;CODE([$a4.$T2])-CODE(&quot;a&quot;);4- CODE([$a4.$T2])+CODE(&quot;a&quot;));&quot;&quot;)" office:value-type="float" office:value="0" calcext:value-type="float">
            <text:p>0</text:p>
          </table:table-cell>
          <table:table-cell table:style-name="ce20" table:formula="of:=IF([$a4.$Y2]&lt;&gt;&quot;&quot;;IF([.M$15]=&quot;+&quot;;CODE([$a4.$Y2])-CODE(&quot;a&quot;);4- CODE([$a4.$Y2])+CODE(&quot;a&quot;));&quot;&quot;)" office:value-type="float" office:value="0" calcext:value-type="float">
            <text:p>0</text:p>
          </table:table-cell>
          <table:table-cell table:style-name="ce20" table:formula="of:=IF([$a4.$R2]&lt;&gt;&quot;&quot;;IF([.N$15]=&quot;+&quot;;CODE([$a4.$R2])-CODE(&quot;a&quot;);4- CODE([$a4.$R2])+CODE(&quot;a&quot;));&quot;&quot;)" office:value-type="float" office:value="4" calcext:value-type="float">
            <text:p>4</text:p>
          </table:table-cell>
          <table:table-cell table:style-name="ce20" table:formula="of:=IF([$a4.$Z2]&lt;&gt;&quot;&quot;;IF([.O$15]=&quot;+&quot;;CODE([$a4.$Z2])-CODE(&quot;a&quot;);4- CODE([$a4.$Z2])+CODE(&quot;a&quot;));&quot;&quot;)" office:value-type="float" office:value="0" calcext:value-type="float">
            <text:p>0</text:p>
          </table:table-cell>
          <table:table-cell table:style-name="ce20" table:formula="of:=IF([$a4.$I2]&lt;&gt;&quot;&quot;;IF([.P$15]=&quot;+&quot;;CODE([$a4.$I2])-CODE(&quot;a&quot;);4- CODE([$a4.$I2])+CODE(&quot;a&quot;));&quot;&quot;)" office:value-type="float" office:value="0" calcext:value-type="float">
            <text:p>0</text:p>
          </table:table-cell>
          <table:table-cell table:style-name="ce38" table:formula="of:=IF([$a4.$G2]&lt;&gt;&quot;&quot;;IF([.Q$15]=&quot;+&quot;;CODE([$a4.$G2])-CODE(&quot;a&quot;);4- CODE([$a4.$G2])+CODE(&quot;a&quot;));&quot;&quot;)" office:value-type="float" office:value="0" calcext:value-type="float">
            <text:p>0</text:p>
          </table:table-cell>
          <table:table-cell table:style-name="ce38" table:formula="of:=IF([$a4.$C2]&lt;&gt;&quot;&quot;;IF([.R$15]=&quot;+&quot;;CODE([$a4.$C2])-CODE(&quot;a&quot;);4- CODE([$a4.$C2])+CODE(&quot;a&quot;));&quot;&quot;)" office:value-type="float" office:value="4" calcext:value-type="float">
            <text:p>4</text:p>
          </table:table-cell>
          <table:table-cell table:style-name="ce41" table:formula="of:=IF([$a4.$L2]&lt;&gt;&quot;&quot;;IF([.S$15]=&quot;+&quot;;CODE([$a4.$L2])-CODE(&quot;a&quot;);4- CODE([$a4.$L2])+CODE(&quot;a&quot;));&quot;&quot;)" office:value-type="float" office:value="4" calcext:value-type="float">
            <text:p>4</text:p>
          </table:table-cell>
          <table:table-cell table:style-name="ce41" table:formula="of:=IF([$a4.$K2]&lt;&gt;&quot;&quot;;IF([.T$15]=&quot;+&quot;;CODE([$a4.$K2])-CODE(&quot;a&quot;);4- CODE([$a4.$K2])+CODE(&quot;a&quot;));&quot;&quot;)" office:value-type="float" office:value="4" calcext:value-type="float">
            <text:p>4</text:p>
          </table:table-cell>
          <table:table-cell table:style-name="ce41" table:formula="of:=IF([$a4.$O2]&lt;&gt;&quot;&quot;;IF([.U$15]=&quot;+&quot;;CODE([$a4.$O2])-CODE(&quot;a&quot;);4- CODE([$a4.$O2])+CODE(&quot;a&quot;));&quot;&quot;)" office:value-type="float" office:value="0" calcext:value-type="float">
            <text:p>0</text:p>
          </table:table-cell>
          <table:table-cell table:style-name="ce41" table:formula="of:=IF([$a4.$U2]&lt;&gt;&quot;&quot;;IF([.V$15]=&quot;+&quot;;CODE([$a4.$U2])-CODE(&quot;a&quot;);4- CODE([$a4.$U2])+CODE(&quot;a&quot;));&quot;&quot;)" office:value-type="float" office:value="0" calcext:value-type="float">
            <text:p>0</text:p>
          </table:table-cell>
          <table:table-cell table:number-columns-repeated="1002"/>
        </table:table-row>
        <table:table-row table:style-name="ro1">
          <table:table-cell table:style-name="ce26" table:formula="of:=IF([$a4.$V3]&lt;&gt;&quot;&quot;;IF([.A$15]=&quot;+&quot;;CODE([$a4.$V3])-CODE(&quot;a&quot;);4- CODE([$a4.$V3])+CODE(&quot;a&quot;));&quot;&quot;)" office:value-type="float" office:value="3" calcext:value-type="float">
            <text:p>3</text:p>
          </table:table-cell>
          <table:table-cell table:style-name="ce26" table:formula="of:=IF([$a4.$M3]&lt;&gt;&quot;&quot;;IF([.B$15]=&quot;+&quot;;CODE([$a4.$M3])-CODE(&quot;a&quot;);4- CODE([$a4.$M3])+CODE(&quot;a&quot;));&quot;&quot;)" office:value-type="float" office:value="2" calcext:value-type="float">
            <text:p>2</text:p>
          </table:table-cell>
          <table:table-cell table:style-name="ce26" table:formula="of:=IF([$a4.$B3]&lt;&gt;&quot;&quot;;IF([.C$15]=&quot;+&quot;;CODE([$a4.$B3])-CODE(&quot;a&quot;);4- CODE([$a4.$B3])+CODE(&quot;a&quot;));&quot;&quot;)" office:value-type="float" office:value="2" calcext:value-type="float">
            <text:p>2</text:p>
          </table:table-cell>
          <table:table-cell table:style-name="ce26" table:formula="of:=IF([$a4.$F3]&lt;&gt;&quot;&quot;;IF([.D$15]=&quot;+&quot;;CODE([$a4.$F3])-CODE(&quot;a&quot;);4- CODE([$a4.$F3])+CODE(&quot;a&quot;));&quot;&quot;)" office:value-type="float" office:value="2" calcext:value-type="float">
            <text:p>2</text:p>
          </table:table-cell>
          <table:table-cell table:style-name="ce30" table:formula="of:=IF([$a4.$Q3]&lt;&gt;&quot;&quot;;IF([.E$15]=&quot;+&quot;;CODE([$a4.$Q3])-CODE(&quot;a&quot;);4- CODE([$a4.$Q3])+CODE(&quot;a&quot;));&quot;&quot;)" office:value-type="float" office:value="3" calcext:value-type="float">
            <text:p>3</text:p>
          </table:table-cell>
          <table:table-cell table:style-name="ce30" table:formula="of:=IF([$a4.$W3]&lt;&gt;&quot;&quot;;IF([.F$15]=&quot;+&quot;;CODE([$a4.$W3])-CODE(&quot;a&quot;);4- CODE([$a4.$W3])+CODE(&quot;a&quot;));&quot;&quot;)" office:value-type="float" office:value="3" calcext:value-type="float">
            <text:p>3</text:p>
          </table:table-cell>
          <table:table-cell table:style-name="ce33" table:formula="of:=IF([$a4.$S3]&lt;&gt;&quot;&quot;;IF([.G$15]=&quot;+&quot;;CODE([$a4.$S3])-CODE(&quot;a&quot;);4- CODE([$a4.$S3])+CODE(&quot;a&quot;));&quot;&quot;)" office:value-type="float" office:value="1" calcext:value-type="float">
            <text:p>1</text:p>
          </table:table-cell>
          <table:table-cell table:style-name="ce33" table:formula="of:=IF([$a4.$J3]&lt;&gt;&quot;&quot;;IF([.H$15]=&quot;+&quot;;CODE([$a4.$J3])-CODE(&quot;a&quot;);4- CODE([$a4.$J3])+CODE(&quot;a&quot;));&quot;&quot;)" office:value-type="float" office:value="3" calcext:value-type="float">
            <text:p>3</text:p>
          </table:table-cell>
          <table:table-cell table:style-name="ce33" table:formula="of:=IF([$a4.$E3]&lt;&gt;&quot;&quot;;IF([.I$15]=&quot;+&quot;;CODE([$a4.$E3])-CODE(&quot;a&quot;);4- CODE([$a4.$E3])+CODE(&quot;a&quot;));&quot;&quot;)" office:value-type="float" office:value="2" calcext:value-type="float">
            <text:p>2</text:p>
          </table:table-cell>
          <table:table-cell table:style-name="ce33" table:formula="of:=IF([$a4.$H3]&lt;&gt;&quot;&quot;;IF([.J$15]=&quot;+&quot;;CODE([$a4.$H3])-CODE(&quot;a&quot;);4- CODE([$a4.$H3])+CODE(&quot;a&quot;));&quot;&quot;)" office:value-type="float" office:value="2" calcext:value-type="float">
            <text:p>2</text:p>
          </table:table-cell>
          <table:table-cell table:style-name="ce33" table:formula="of:=IF([$a4.$D3]&lt;&gt;&quot;&quot;;IF([.K$15]=&quot;+&quot;;CODE([$a4.$D3])-CODE(&quot;a&quot;);4- CODE([$a4.$D3])+CODE(&quot;a&quot;));&quot;&quot;)" office:value-type="float" office:value="1" calcext:value-type="float">
            <text:p>1</text:p>
          </table:table-cell>
          <table:table-cell table:style-name="ce33" table:formula="of:=IF([$a4.$T3]&lt;&gt;&quot;&quot;;IF([.L$15]=&quot;+&quot;;CODE([$a4.$T3])-CODE(&quot;a&quot;);4- CODE([$a4.$T3])+CODE(&quot;a&quot;));&quot;&quot;)" office:value-type="float" office:value="1" calcext:value-type="float">
            <text:p>1</text:p>
          </table:table-cell>
          <table:table-cell table:style-name="ce20" table:formula="of:=IF([$a4.$Y3]&lt;&gt;&quot;&quot;;IF([.M$15]=&quot;+&quot;;CODE([$a4.$Y3])-CODE(&quot;a&quot;);4- CODE([$a4.$Y3])+CODE(&quot;a&quot;));&quot;&quot;)" office:value-type="float" office:value="2" calcext:value-type="float">
            <text:p>2</text:p>
          </table:table-cell>
          <table:table-cell table:style-name="ce20" table:formula="of:=IF([$a4.$R3]&lt;&gt;&quot;&quot;;IF([.N$15]=&quot;+&quot;;CODE([$a4.$R3])-CODE(&quot;a&quot;);4- CODE([$a4.$R3])+CODE(&quot;a&quot;));&quot;&quot;)" office:value-type="float" office:value="2" calcext:value-type="float">
            <text:p>2</text:p>
          </table:table-cell>
          <table:table-cell table:style-name="ce20" table:formula="of:=IF([$a4.$Z3]&lt;&gt;&quot;&quot;;IF([.O$15]=&quot;+&quot;;CODE([$a4.$Z3])-CODE(&quot;a&quot;);4- CODE([$a4.$Z3])+CODE(&quot;a&quot;));&quot;&quot;)" office:value-type="float" office:value="3" calcext:value-type="float">
            <text:p>3</text:p>
          </table:table-cell>
          <table:table-cell table:style-name="ce20" table:formula="of:=IF([$a4.$I3]&lt;&gt;&quot;&quot;;IF([.P$15]=&quot;+&quot;;CODE([$a4.$I3])-CODE(&quot;a&quot;);4- CODE([$a4.$I3])+CODE(&quot;a&quot;));&quot;&quot;)" office:value-type="float" office:value="2" calcext:value-type="float">
            <text:p>2</text:p>
          </table:table-cell>
          <table:table-cell table:style-name="ce38" table:formula="of:=IF([$a4.$G3]&lt;&gt;&quot;&quot;;IF([.Q$15]=&quot;+&quot;;CODE([$a4.$G3])-CODE(&quot;a&quot;);4- CODE([$a4.$G3])+CODE(&quot;a&quot;));&quot;&quot;)" office:value-type="float" office:value="2" calcext:value-type="float">
            <text:p>2</text:p>
          </table:table-cell>
          <table:table-cell table:style-name="ce38" table:formula="of:=IF([$a4.$C3]&lt;&gt;&quot;&quot;;IF([.R$15]=&quot;+&quot;;CODE([$a4.$C3])-CODE(&quot;a&quot;);4- CODE([$a4.$C3])+CODE(&quot;a&quot;));&quot;&quot;)" office:value-type="float" office:value="2" calcext:value-type="float">
            <text:p>2</text:p>
          </table:table-cell>
          <table:table-cell table:style-name="ce41" table:formula="of:=IF([$a4.$L3]&lt;&gt;&quot;&quot;;IF([.S$15]=&quot;+&quot;;CODE([$a4.$L3])-CODE(&quot;a&quot;);4- CODE([$a4.$L3])+CODE(&quot;a&quot;));&quot;&quot;)" office:value-type="float" office:value="3" calcext:value-type="float">
            <text:p>3</text:p>
          </table:table-cell>
          <table:table-cell table:style-name="ce41" table:formula="of:=IF([$a4.$K3]&lt;&gt;&quot;&quot;;IF([.T$15]=&quot;+&quot;;CODE([$a4.$K3])-CODE(&quot;a&quot;);4- CODE([$a4.$K3])+CODE(&quot;a&quot;));&quot;&quot;)" office:value-type="float" office:value="3" calcext:value-type="float">
            <text:p>3</text:p>
          </table:table-cell>
          <table:table-cell table:style-name="ce41" table:formula="of:=IF([$a4.$O3]&lt;&gt;&quot;&quot;;IF([.U$15]=&quot;+&quot;;CODE([$a4.$O3])-CODE(&quot;a&quot;);4- CODE([$a4.$O3])+CODE(&quot;a&quot;));&quot;&quot;)" office:value-type="float" office:value="2" calcext:value-type="float">
            <text:p>2</text:p>
          </table:table-cell>
          <table:table-cell table:style-name="ce41" table:formula="of:=IF([$a4.$U3]&lt;&gt;&quot;&quot;;IF([.V$15]=&quot;+&quot;;CODE([$a4.$U3])-CODE(&quot;a&quot;);4- CODE([$a4.$U3])+CODE(&quot;a&quot;));&quot;&quot;)" office:value-type="float" office:value="2" calcext:value-type="float">
            <text:p>2</text:p>
          </table:table-cell>
          <table:table-cell table:number-columns-repeated="1002"/>
        </table:table-row>
        <table:table-row table:style-name="ro1">
          <table:table-cell table:style-name="ce26" table:formula="of:=IF([$a4.$V4]&lt;&gt;&quot;&quot;;IF([.A$15]=&quot;+&quot;;CODE([$a4.$V4])-CODE(&quot;a&quot;);4- CODE([$a4.$V4])+CODE(&quot;a&quot;));&quot;&quot;)">
            <text:p/>
          </table:table-cell>
          <table:table-cell table:style-name="ce26" table:formula="of:=IF([$a4.$M4]&lt;&gt;&quot;&quot;;IF([.B$15]=&quot;+&quot;;CODE([$a4.$M4])-CODE(&quot;a&quot;);4- CODE([$a4.$M4])+CODE(&quot;a&quot;));&quot;&quot;)">
            <text:p/>
          </table:table-cell>
          <table:table-cell table:style-name="ce26" table:formula="of:=IF([$a4.$B4]&lt;&gt;&quot;&quot;;IF([.C$15]=&quot;+&quot;;CODE([$a4.$B4])-CODE(&quot;a&quot;);4- CODE([$a4.$B4])+CODE(&quot;a&quot;));&quot;&quot;)">
            <text:p/>
          </table:table-cell>
          <table:table-cell table:style-name="ce26" table:formula="of:=IF([$a4.$F4]&lt;&gt;&quot;&quot;;IF([.D$15]=&quot;+&quot;;CODE([$a4.$F4])-CODE(&quot;a&quot;);4- CODE([$a4.$F4])+CODE(&quot;a&quot;));&quot;&quot;)">
            <text:p/>
          </table:table-cell>
          <table:table-cell table:style-name="ce30" table:formula="of:=IF([$a4.$Q4]&lt;&gt;&quot;&quot;;IF([.E$15]=&quot;+&quot;;CODE([$a4.$Q4])-CODE(&quot;a&quot;);4- CODE([$a4.$Q4])+CODE(&quot;a&quot;));&quot;&quot;)">
            <text:p/>
          </table:table-cell>
          <table:table-cell table:style-name="ce30" table:formula="of:=IF([$a4.$W4]&lt;&gt;&quot;&quot;;IF([.F$15]=&quot;+&quot;;CODE([$a4.$W4])-CODE(&quot;a&quot;);4- CODE([$a4.$W4])+CODE(&quot;a&quot;));&quot;&quot;)">
            <text:p/>
          </table:table-cell>
          <table:table-cell table:style-name="ce33" table:formula="of:=IF([$a4.$S4]&lt;&gt;&quot;&quot;;IF([.G$15]=&quot;+&quot;;CODE([$a4.$S4])-CODE(&quot;a&quot;);4- CODE([$a4.$S4])+CODE(&quot;a&quot;));&quot;&quot;)">
            <text:p/>
          </table:table-cell>
          <table:table-cell table:style-name="ce33" table:formula="of:=IF([$a4.$J4]&lt;&gt;&quot;&quot;;IF([.H$15]=&quot;+&quot;;CODE([$a4.$J4])-CODE(&quot;a&quot;);4- CODE([$a4.$J4])+CODE(&quot;a&quot;));&quot;&quot;)">
            <text:p/>
          </table:table-cell>
          <table:table-cell table:style-name="ce33" table:formula="of:=IF([$a4.$E4]&lt;&gt;&quot;&quot;;IF([.I$15]=&quot;+&quot;;CODE([$a4.$E4])-CODE(&quot;a&quot;);4- CODE([$a4.$E4])+CODE(&quot;a&quot;));&quot;&quot;)">
            <text:p/>
          </table:table-cell>
          <table:table-cell table:style-name="ce33" table:formula="of:=IF([$a4.$H4]&lt;&gt;&quot;&quot;;IF([.J$15]=&quot;+&quot;;CODE([$a4.$H4])-CODE(&quot;a&quot;);4- CODE([$a4.$H4])+CODE(&quot;a&quot;));&quot;&quot;)">
            <text:p/>
          </table:table-cell>
          <table:table-cell table:style-name="ce33" table:formula="of:=IF([$a4.$D4]&lt;&gt;&quot;&quot;;IF([.K$15]=&quot;+&quot;;CODE([$a4.$D4])-CODE(&quot;a&quot;);4- CODE([$a4.$D4])+CODE(&quot;a&quot;));&quot;&quot;)">
            <text:p/>
          </table:table-cell>
          <table:table-cell table:style-name="ce33" table:formula="of:=IF([$a4.$T4]&lt;&gt;&quot;&quot;;IF([.L$15]=&quot;+&quot;;CODE([$a4.$T4])-CODE(&quot;a&quot;);4- CODE([$a4.$T4])+CODE(&quot;a&quot;));&quot;&quot;)">
            <text:p/>
          </table:table-cell>
          <table:table-cell table:style-name="ce20" table:formula="of:=IF([$a4.$Y4]&lt;&gt;&quot;&quot;;IF([.M$15]=&quot;+&quot;;CODE([$a4.$Y4])-CODE(&quot;a&quot;);4- CODE([$a4.$Y4])+CODE(&quot;a&quot;));&quot;&quot;)">
            <text:p/>
          </table:table-cell>
          <table:table-cell table:style-name="ce20" table:formula="of:=IF([$a4.$R4]&lt;&gt;&quot;&quot;;IF([.N$15]=&quot;+&quot;;CODE([$a4.$R4])-CODE(&quot;a&quot;);4- CODE([$a4.$R4])+CODE(&quot;a&quot;));&quot;&quot;)">
            <text:p/>
          </table:table-cell>
          <table:table-cell table:style-name="ce20" table:formula="of:=IF([$a4.$Z4]&lt;&gt;&quot;&quot;;IF([.O$15]=&quot;+&quot;;CODE([$a4.$Z4])-CODE(&quot;a&quot;);4- CODE([$a4.$Z4])+CODE(&quot;a&quot;));&quot;&quot;)">
            <text:p/>
          </table:table-cell>
          <table:table-cell table:style-name="ce20" table:formula="of:=IF([$a4.$I4]&lt;&gt;&quot;&quot;;IF([.P$15]=&quot;+&quot;;CODE([$a4.$I4])-CODE(&quot;a&quot;);4- CODE([$a4.$I4])+CODE(&quot;a&quot;));&quot;&quot;)">
            <text:p/>
          </table:table-cell>
          <table:table-cell table:style-name="ce38" table:formula="of:=IF([$a4.$G4]&lt;&gt;&quot;&quot;;IF([.Q$15]=&quot;+&quot;;CODE([$a4.$G4])-CODE(&quot;a&quot;);4- CODE([$a4.$G4])+CODE(&quot;a&quot;));&quot;&quot;)">
            <text:p/>
          </table:table-cell>
          <table:table-cell table:style-name="ce38" table:formula="of:=IF([$a4.$C4]&lt;&gt;&quot;&quot;;IF([.R$15]=&quot;+&quot;;CODE([$a4.$C4])-CODE(&quot;a&quot;);4- CODE([$a4.$C4])+CODE(&quot;a&quot;));&quot;&quot;)">
            <text:p/>
          </table:table-cell>
          <table:table-cell table:style-name="ce41" table:formula="of:=IF([$a4.$L4]&lt;&gt;&quot;&quot;;IF([.S$15]=&quot;+&quot;;CODE([$a4.$L4])-CODE(&quot;a&quot;);4- CODE([$a4.$L4])+CODE(&quot;a&quot;));&quot;&quot;)">
            <text:p/>
          </table:table-cell>
          <table:table-cell table:style-name="ce41" table:formula="of:=IF([$a4.$K4]&lt;&gt;&quot;&quot;;IF([.T$15]=&quot;+&quot;;CODE([$a4.$K4])-CODE(&quot;a&quot;);4- CODE([$a4.$K4])+CODE(&quot;a&quot;));&quot;&quot;)">
            <text:p/>
          </table:table-cell>
          <table:table-cell table:style-name="ce41" table:formula="of:=IF([$a4.$O4]&lt;&gt;&quot;&quot;;IF([.U$15]=&quot;+&quot;;CODE([$a4.$O4])-CODE(&quot;a&quot;);4- CODE([$a4.$O4])+CODE(&quot;a&quot;));&quot;&quot;)">
            <text:p/>
          </table:table-cell>
          <table:table-cell table:style-name="ce41" table:formula="of:=IF([$a4.$U4]&lt;&gt;&quot;&quot;;IF([.V$15]=&quot;+&quot;;CODE([$a4.$U4])-CODE(&quot;a&quot;);4- CODE([$a4.$U4])+CODE(&quot;a&quot;));&quot;&quot;)">
            <text:p/>
          </table:table-cell>
          <table:table-cell table:number-columns-repeated="1002"/>
        </table:table-row>
        <table:table-row table:style-name="ro1">
          <table:table-cell table:style-name="ce26" table:formula="of:=IF([$a4.$V5]&lt;&gt;&quot;&quot;;IF([.A$15]=&quot;+&quot;;CODE([$a4.$V5])-CODE(&quot;a&quot;);4- CODE([$a4.$V5])+CODE(&quot;a&quot;));&quot;&quot;)" office:value-type="float" office:value="3" calcext:value-type="float">
            <text:p>3</text:p>
          </table:table-cell>
          <table:table-cell table:style-name="ce26" table:formula="of:=IF([$a4.$M5]&lt;&gt;&quot;&quot;;IF([.B$15]=&quot;+&quot;;CODE([$a4.$M5])-CODE(&quot;a&quot;);4- CODE([$a4.$M5])+CODE(&quot;a&quot;));&quot;&quot;)" office:value-type="float" office:value="2" calcext:value-type="float">
            <text:p>2</text:p>
          </table:table-cell>
          <table:table-cell table:style-name="ce26" table:formula="of:=IF([$a4.$B5]&lt;&gt;&quot;&quot;;IF([.C$15]=&quot;+&quot;;CODE([$a4.$B5])-CODE(&quot;a&quot;);4- CODE([$a4.$B5])+CODE(&quot;a&quot;));&quot;&quot;)" office:value-type="float" office:value="3" calcext:value-type="float">
            <text:p>3</text:p>
          </table:table-cell>
          <table:table-cell table:style-name="ce26" table:formula="of:=IF([$a4.$F5]&lt;&gt;&quot;&quot;;IF([.D$15]=&quot;+&quot;;CODE([$a4.$F5])-CODE(&quot;a&quot;);4- CODE([$a4.$F5])+CODE(&quot;a&quot;));&quot;&quot;)" office:value-type="float" office:value="4" calcext:value-type="float">
            <text:p>4</text:p>
          </table:table-cell>
          <table:table-cell table:style-name="ce30" table:formula="of:=IF([$a4.$Q5]&lt;&gt;&quot;&quot;;IF([.E$15]=&quot;+&quot;;CODE([$a4.$Q5])-CODE(&quot;a&quot;);4- CODE([$a4.$Q5])+CODE(&quot;a&quot;));&quot;&quot;)" office:value-type="float" office:value="3" calcext:value-type="float">
            <text:p>3</text:p>
          </table:table-cell>
          <table:table-cell table:style-name="ce30" table:formula="of:=IF([$a4.$W5]&lt;&gt;&quot;&quot;;IF([.F$15]=&quot;+&quot;;CODE([$a4.$W5])-CODE(&quot;a&quot;);4- CODE([$a4.$W5])+CODE(&quot;a&quot;));&quot;&quot;)" office:value-type="float" office:value="4" calcext:value-type="float">
            <text:p>4</text:p>
          </table:table-cell>
          <table:table-cell table:style-name="ce33" table:formula="of:=IF([$a4.$S5]&lt;&gt;&quot;&quot;;IF([.G$15]=&quot;+&quot;;CODE([$a4.$S5])-CODE(&quot;a&quot;);4- CODE([$a4.$S5])+CODE(&quot;a&quot;));&quot;&quot;)" office:value-type="float" office:value="1" calcext:value-type="float">
            <text:p>1</text:p>
          </table:table-cell>
          <table:table-cell table:style-name="ce33" table:formula="of:=IF([$a4.$J5]&lt;&gt;&quot;&quot;;IF([.H$15]=&quot;+&quot;;CODE([$a4.$J5])-CODE(&quot;a&quot;);4- CODE([$a4.$J5])+CODE(&quot;a&quot;));&quot;&quot;)" office:value-type="float" office:value="3" calcext:value-type="float">
            <text:p>3</text:p>
          </table:table-cell>
          <table:table-cell table:style-name="ce33" table:formula="of:=IF([$a4.$E5]&lt;&gt;&quot;&quot;;IF([.I$15]=&quot;+&quot;;CODE([$a4.$E5])-CODE(&quot;a&quot;);4- CODE([$a4.$E5])+CODE(&quot;a&quot;));&quot;&quot;)" office:value-type="float" office:value="2" calcext:value-type="float">
            <text:p>2</text:p>
          </table:table-cell>
          <table:table-cell table:style-name="ce33" table:formula="of:=IF([$a4.$H5]&lt;&gt;&quot;&quot;;IF([.J$15]=&quot;+&quot;;CODE([$a4.$H5])-CODE(&quot;a&quot;);4- CODE([$a4.$H5])+CODE(&quot;a&quot;));&quot;&quot;)" office:value-type="float" office:value="3" calcext:value-type="float">
            <text:p>3</text:p>
          </table:table-cell>
          <table:table-cell table:style-name="ce33" table:formula="of:=IF([$a4.$D5]&lt;&gt;&quot;&quot;;IF([.K$15]=&quot;+&quot;;CODE([$a4.$D5])-CODE(&quot;a&quot;);4- CODE([$a4.$D5])+CODE(&quot;a&quot;));&quot;&quot;)" office:value-type="float" office:value="3" calcext:value-type="float">
            <text:p>3</text:p>
          </table:table-cell>
          <table:table-cell table:style-name="ce33" table:formula="of:=IF([$a4.$T5]&lt;&gt;&quot;&quot;;IF([.L$15]=&quot;+&quot;;CODE([$a4.$T5])-CODE(&quot;a&quot;);4- CODE([$a4.$T5])+CODE(&quot;a&quot;));&quot;&quot;)" office:value-type="float" office:value="1" calcext:value-type="float">
            <text:p>1</text:p>
          </table:table-cell>
          <table:table-cell table:style-name="ce20" table:formula="of:=IF([$a4.$Y5]&lt;&gt;&quot;&quot;;IF([.M$15]=&quot;+&quot;;CODE([$a4.$Y5])-CODE(&quot;a&quot;);4- CODE([$a4.$Y5])+CODE(&quot;a&quot;));&quot;&quot;)" office:value-type="float" office:value="4" calcext:value-type="float">
            <text:p>4</text:p>
          </table:table-cell>
          <table:table-cell table:style-name="ce20" table:formula="of:=IF([$a4.$R5]&lt;&gt;&quot;&quot;;IF([.N$15]=&quot;+&quot;;CODE([$a4.$R5])-CODE(&quot;a&quot;);4- CODE([$a4.$R5])+CODE(&quot;a&quot;));&quot;&quot;)" office:value-type="float" office:value="3" calcext:value-type="float">
            <text:p>3</text:p>
          </table:table-cell>
          <table:table-cell table:style-name="ce20" table:formula="of:=IF([$a4.$Z5]&lt;&gt;&quot;&quot;;IF([.O$15]=&quot;+&quot;;CODE([$a4.$Z5])-CODE(&quot;a&quot;);4- CODE([$a4.$Z5])+CODE(&quot;a&quot;));&quot;&quot;)" office:value-type="float" office:value="4" calcext:value-type="float">
            <text:p>4</text:p>
          </table:table-cell>
          <table:table-cell table:style-name="ce20" table:formula="of:=IF([$a4.$I5]&lt;&gt;&quot;&quot;;IF([.P$15]=&quot;+&quot;;CODE([$a4.$I5])-CODE(&quot;a&quot;);4- CODE([$a4.$I5])+CODE(&quot;a&quot;));&quot;&quot;)" office:value-type="float" office:value="4" calcext:value-type="float">
            <text:p>4</text:p>
          </table:table-cell>
          <table:table-cell table:style-name="ce38" table:formula="of:=IF([$a4.$G5]&lt;&gt;&quot;&quot;;IF([.Q$15]=&quot;+&quot;;CODE([$a4.$G5])-CODE(&quot;a&quot;);4- CODE([$a4.$G5])+CODE(&quot;a&quot;));&quot;&quot;)" office:value-type="float" office:value="2" calcext:value-type="float">
            <text:p>2</text:p>
          </table:table-cell>
          <table:table-cell table:style-name="ce38" table:formula="of:=IF([$a4.$C5]&lt;&gt;&quot;&quot;;IF([.R$15]=&quot;+&quot;;CODE([$a4.$C5])-CODE(&quot;a&quot;);4- CODE([$a4.$C5])+CODE(&quot;a&quot;));&quot;&quot;)" office:value-type="float" office:value="2" calcext:value-type="float">
            <text:p>2</text:p>
          </table:table-cell>
          <table:table-cell table:style-name="ce41" table:formula="of:=IF([$a4.$L5]&lt;&gt;&quot;&quot;;IF([.S$15]=&quot;+&quot;;CODE([$a4.$L5])-CODE(&quot;a&quot;);4- CODE([$a4.$L5])+CODE(&quot;a&quot;));&quot;&quot;)" office:value-type="float" office:value="1" calcext:value-type="float">
            <text:p>1</text:p>
          </table:table-cell>
          <table:table-cell table:style-name="ce41" table:formula="of:=IF([$a4.$K5]&lt;&gt;&quot;&quot;;IF([.T$15]=&quot;+&quot;;CODE([$a4.$K5])-CODE(&quot;a&quot;);4- CODE([$a4.$K5])+CODE(&quot;a&quot;));&quot;&quot;)" office:value-type="float" office:value="2" calcext:value-type="float">
            <text:p>2</text:p>
          </table:table-cell>
          <table:table-cell table:style-name="ce41" table:formula="of:=IF([$a4.$O5]&lt;&gt;&quot;&quot;;IF([.U$15]=&quot;+&quot;;CODE([$a4.$O5])-CODE(&quot;a&quot;);4- CODE([$a4.$O5])+CODE(&quot;a&quot;));&quot;&quot;)" office:value-type="float" office:value="2" calcext:value-type="float">
            <text:p>2</text:p>
          </table:table-cell>
          <table:table-cell table:style-name="ce41" table:formula="of:=IF([$a4.$U5]&lt;&gt;&quot;&quot;;IF([.V$15]=&quot;+&quot;;CODE([$a4.$U5])-CODE(&quot;a&quot;);4- CODE([$a4.$U5])+CODE(&quot;a&quot;));&quot;&quot;)" office:value-type="float" office:value="0" calcext:value-type="float">
            <text:p>0</text:p>
          </table:table-cell>
          <table:table-cell table:number-columns-repeated="1002"/>
        </table:table-row>
        <table:table-row table:style-name="ro1">
          <table:table-cell table:style-name="ce26" table:formula="of:=IF([$a4.$V6]&lt;&gt;&quot;&quot;;IF([.A$15]=&quot;+&quot;;CODE([$a4.$V6])-CODE(&quot;a&quot;);4- CODE([$a4.$V6])+CODE(&quot;a&quot;));&quot;&quot;)" office:value-type="float" office:value="2" calcext:value-type="float">
            <text:p>2</text:p>
          </table:table-cell>
          <table:table-cell table:style-name="ce26" table:formula="of:=IF([$a4.$M6]&lt;&gt;&quot;&quot;;IF([.B$15]=&quot;+&quot;;CODE([$a4.$M6])-CODE(&quot;a&quot;);4- CODE([$a4.$M6])+CODE(&quot;a&quot;));&quot;&quot;)" office:value-type="float" office:value="2" calcext:value-type="float">
            <text:p>2</text:p>
          </table:table-cell>
          <table:table-cell table:style-name="ce26" table:formula="of:=IF([$a4.$B6]&lt;&gt;&quot;&quot;;IF([.C$15]=&quot;+&quot;;CODE([$a4.$B6])-CODE(&quot;a&quot;);4- CODE([$a4.$B6])+CODE(&quot;a&quot;));&quot;&quot;)" office:value-type="float" office:value="4" calcext:value-type="float">
            <text:p>4</text:p>
          </table:table-cell>
          <table:table-cell table:style-name="ce26" table:formula="of:=IF([$a4.$F6]&lt;&gt;&quot;&quot;;IF([.D$15]=&quot;+&quot;;CODE([$a4.$F6])-CODE(&quot;a&quot;);4- CODE([$a4.$F6])+CODE(&quot;a&quot;));&quot;&quot;)" office:value-type="float" office:value="2" calcext:value-type="float">
            <text:p>2</text:p>
          </table:table-cell>
          <table:table-cell table:style-name="ce30" table:formula="of:=IF([$a4.$Q6]&lt;&gt;&quot;&quot;;IF([.E$15]=&quot;+&quot;;CODE([$a4.$Q6])-CODE(&quot;a&quot;);4- CODE([$a4.$Q6])+CODE(&quot;a&quot;));&quot;&quot;)" office:value-type="float" office:value="0" calcext:value-type="float">
            <text:p>0</text:p>
          </table:table-cell>
          <table:table-cell table:style-name="ce30" table:formula="of:=IF([$a4.$W6]&lt;&gt;&quot;&quot;;IF([.F$15]=&quot;+&quot;;CODE([$a4.$W6])-CODE(&quot;a&quot;);4- CODE([$a4.$W6])+CODE(&quot;a&quot;));&quot;&quot;)" office:value-type="float" office:value="0" calcext:value-type="float">
            <text:p>0</text:p>
          </table:table-cell>
          <table:table-cell table:style-name="ce33" table:formula="of:=IF([$a4.$S6]&lt;&gt;&quot;&quot;;IF([.G$15]=&quot;+&quot;;CODE([$a4.$S6])-CODE(&quot;a&quot;);4- CODE([$a4.$S6])+CODE(&quot;a&quot;));&quot;&quot;)" office:value-type="float" office:value="0" calcext:value-type="float">
            <text:p>0</text:p>
          </table:table-cell>
          <table:table-cell table:style-name="ce33" table:formula="of:=IF([$a4.$J6]&lt;&gt;&quot;&quot;;IF([.H$15]=&quot;+&quot;;CODE([$a4.$J6])-CODE(&quot;a&quot;);4- CODE([$a4.$J6])+CODE(&quot;a&quot;));&quot;&quot;)" office:value-type="float" office:value="0" calcext:value-type="float">
            <text:p>0</text:p>
          </table:table-cell>
          <table:table-cell table:style-name="ce33" table:formula="of:=IF([$a4.$E6]&lt;&gt;&quot;&quot;;IF([.I$15]=&quot;+&quot;;CODE([$a4.$E6])-CODE(&quot;a&quot;);4- CODE([$a4.$E6])+CODE(&quot;a&quot;));&quot;&quot;)" office:value-type="float" office:value="0" calcext:value-type="float">
            <text:p>0</text:p>
          </table:table-cell>
          <table:table-cell table:style-name="ce33" table:formula="of:=IF([$a4.$H6]&lt;&gt;&quot;&quot;;IF([.J$15]=&quot;+&quot;;CODE([$a4.$H6])-CODE(&quot;a&quot;);4- CODE([$a4.$H6])+CODE(&quot;a&quot;));&quot;&quot;)" office:value-type="float" office:value="0" calcext:value-type="float">
            <text:p>0</text:p>
          </table:table-cell>
          <table:table-cell table:style-name="ce33" table:formula="of:=IF([$a4.$D6]&lt;&gt;&quot;&quot;;IF([.K$15]=&quot;+&quot;;CODE([$a4.$D6])-CODE(&quot;a&quot;);4- CODE([$a4.$D6])+CODE(&quot;a&quot;));&quot;&quot;)" office:value-type="float" office:value="0" calcext:value-type="float">
            <text:p>0</text:p>
          </table:table-cell>
          <table:table-cell table:style-name="ce33" table:formula="of:=IF([$a4.$T6]&lt;&gt;&quot;&quot;;IF([.L$15]=&quot;+&quot;;CODE([$a4.$T6])-CODE(&quot;a&quot;);4- CODE([$a4.$T6])+CODE(&quot;a&quot;));&quot;&quot;)" office:value-type="float" office:value="0" calcext:value-type="float">
            <text:p>0</text:p>
          </table:table-cell>
          <table:table-cell table:style-name="ce20" table:formula="of:=IF([$a4.$Y6]&lt;&gt;&quot;&quot;;IF([.M$15]=&quot;+&quot;;CODE([$a4.$Y6])-CODE(&quot;a&quot;);4- CODE([$a4.$Y6])+CODE(&quot;a&quot;));&quot;&quot;)" office:value-type="float" office:value="0" calcext:value-type="float">
            <text:p>0</text:p>
          </table:table-cell>
          <table:table-cell table:style-name="ce20" table:formula="of:=IF([$a4.$R6]&lt;&gt;&quot;&quot;;IF([.N$15]=&quot;+&quot;;CODE([$a4.$R6])-CODE(&quot;a&quot;);4- CODE([$a4.$R6])+CODE(&quot;a&quot;));&quot;&quot;)" office:value-type="float" office:value="1" calcext:value-type="float">
            <text:p>1</text:p>
          </table:table-cell>
          <table:table-cell table:style-name="ce20" table:formula="of:=IF([$a4.$Z6]&lt;&gt;&quot;&quot;;IF([.O$15]=&quot;+&quot;;CODE([$a4.$Z6])-CODE(&quot;a&quot;);4- CODE([$a4.$Z6])+CODE(&quot;a&quot;));&quot;&quot;)" office:value-type="float" office:value="0" calcext:value-type="float">
            <text:p>0</text:p>
          </table:table-cell>
          <table:table-cell table:style-name="ce20" table:formula="of:=IF([$a4.$I6]&lt;&gt;&quot;&quot;;IF([.P$15]=&quot;+&quot;;CODE([$a4.$I6])-CODE(&quot;a&quot;);4- CODE([$a4.$I6])+CODE(&quot;a&quot;));&quot;&quot;)" office:value-type="float" office:value="0" calcext:value-type="float">
            <text:p>0</text:p>
          </table:table-cell>
          <table:table-cell table:style-name="ce38" table:formula="of:=IF([$a4.$G6]&lt;&gt;&quot;&quot;;IF([.Q$15]=&quot;+&quot;;CODE([$a4.$G6])-CODE(&quot;a&quot;);4- CODE([$a4.$G6])+CODE(&quot;a&quot;));&quot;&quot;)" office:value-type="float" office:value="4" calcext:value-type="float">
            <text:p>4</text:p>
          </table:table-cell>
          <table:table-cell table:style-name="ce38" table:formula="of:=IF([$a4.$C6]&lt;&gt;&quot;&quot;;IF([.R$15]=&quot;+&quot;;CODE([$a4.$C6])-CODE(&quot;a&quot;);4- CODE([$a4.$C6])+CODE(&quot;a&quot;));&quot;&quot;)" office:value-type="float" office:value="0" calcext:value-type="float">
            <text:p>0</text:p>
          </table:table-cell>
          <table:table-cell table:style-name="ce41" table:formula="of:=IF([$a4.$L6]&lt;&gt;&quot;&quot;;IF([.S$15]=&quot;+&quot;;CODE([$a4.$L6])-CODE(&quot;a&quot;);4- CODE([$a4.$L6])+CODE(&quot;a&quot;));&quot;&quot;)" office:value-type="float" office:value="0" calcext:value-type="float">
            <text:p>0</text:p>
          </table:table-cell>
          <table:table-cell table:style-name="ce41"/>
          <table:table-cell table:style-name="ce41" table:formula="of:=IF([$a4.$O6]&lt;&gt;&quot;&quot;;IF([.U$15]=&quot;+&quot;;CODE([$a4.$O6])-CODE(&quot;a&quot;);4- CODE([$a4.$O6])+CODE(&quot;a&quot;));&quot;&quot;)" office:value-type="float" office:value="0" calcext:value-type="float">
            <text:p>0</text:p>
          </table:table-cell>
          <table:table-cell table:style-name="ce41" table:formula="of:=IF([$a4.$U6]&lt;&gt;&quot;&quot;;IF([.V$15]=&quot;+&quot;;CODE([$a4.$U6])-CODE(&quot;a&quot;);4- CODE([$a4.$U6])+CODE(&quot;a&quot;));&quot;&quot;)" office:value-type="float" office:value="2" calcext:value-type="float">
            <text:p>2</text:p>
          </table:table-cell>
          <table:table-cell table:number-columns-repeated="1002"/>
        </table:table-row>
        <table:table-row table:style-name="ro1">
          <table:table-cell table:style-name="ce26" table:formula="of:=IF([$a4.$V7]&lt;&gt;&quot;&quot;;IF([.A$15]=&quot;+&quot;;CODE([$a4.$V7])-CODE(&quot;a&quot;);4- CODE([$a4.$V7])+CODE(&quot;a&quot;));&quot;&quot;)">
            <text:p/>
          </table:table-cell>
          <table:table-cell table:style-name="ce26" table:formula="of:=IF([$a4.$M7]&lt;&gt;&quot;&quot;;IF([.B$15]=&quot;+&quot;;CODE([$a4.$M7])-CODE(&quot;a&quot;);4- CODE([$a4.$M7])+CODE(&quot;a&quot;));&quot;&quot;)">
            <text:p/>
          </table:table-cell>
          <table:table-cell table:style-name="ce26" table:formula="of:=IF([$a4.$B7]&lt;&gt;&quot;&quot;;IF([.C$15]=&quot;+&quot;;CODE([$a4.$B7])-CODE(&quot;a&quot;);4- CODE([$a4.$B7])+CODE(&quot;a&quot;));&quot;&quot;)">
            <text:p/>
          </table:table-cell>
          <table:table-cell table:style-name="ce26" table:formula="of:=IF([$a4.$F7]&lt;&gt;&quot;&quot;;IF([.D$15]=&quot;+&quot;;CODE([$a4.$F7])-CODE(&quot;a&quot;);4- CODE([$a4.$F7])+CODE(&quot;a&quot;));&quot;&quot;)">
            <text:p/>
          </table:table-cell>
          <table:table-cell table:style-name="ce30" table:formula="of:=IF([$a4.$Q7]&lt;&gt;&quot;&quot;;IF([.E$15]=&quot;+&quot;;CODE([$a4.$Q7])-CODE(&quot;a&quot;);4- CODE([$a4.$Q7])+CODE(&quot;a&quot;));&quot;&quot;)">
            <text:p/>
          </table:table-cell>
          <table:table-cell table:style-name="ce30" table:formula="of:=IF([$a4.$W7]&lt;&gt;&quot;&quot;;IF([.F$15]=&quot;+&quot;;CODE([$a4.$W7])-CODE(&quot;a&quot;);4- CODE([$a4.$W7])+CODE(&quot;a&quot;));&quot;&quot;)">
            <text:p/>
          </table:table-cell>
          <table:table-cell table:style-name="ce33" table:formula="of:=IF([$a4.$S7]&lt;&gt;&quot;&quot;;IF([.G$15]=&quot;+&quot;;CODE([$a4.$S7])-CODE(&quot;a&quot;);4- CODE([$a4.$S7])+CODE(&quot;a&quot;));&quot;&quot;)">
            <text:p/>
          </table:table-cell>
          <table:table-cell table:style-name="ce33" table:formula="of:=IF([$a4.$J7]&lt;&gt;&quot;&quot;;IF([.H$15]=&quot;+&quot;;CODE([$a4.$J7])-CODE(&quot;a&quot;);4- CODE([$a4.$J7])+CODE(&quot;a&quot;));&quot;&quot;)">
            <text:p/>
          </table:table-cell>
          <table:table-cell table:style-name="ce33" table:formula="of:=IF([$a4.$E7]&lt;&gt;&quot;&quot;;IF([.I$15]=&quot;+&quot;;CODE([$a4.$E7])-CODE(&quot;a&quot;);4- CODE([$a4.$E7])+CODE(&quot;a&quot;));&quot;&quot;)">
            <text:p/>
          </table:table-cell>
          <table:table-cell table:style-name="ce33" table:formula="of:=IF([$a4.$H7]&lt;&gt;&quot;&quot;;IF([.J$15]=&quot;+&quot;;CODE([$a4.$H7])-CODE(&quot;a&quot;);4- CODE([$a4.$H7])+CODE(&quot;a&quot;));&quot;&quot;)">
            <text:p/>
          </table:table-cell>
          <table:table-cell table:style-name="ce33" table:formula="of:=IF([$a4.$D7]&lt;&gt;&quot;&quot;;IF([.K$15]=&quot;+&quot;;CODE([$a4.$D7])-CODE(&quot;a&quot;);4- CODE([$a4.$D7])+CODE(&quot;a&quot;));&quot;&quot;)">
            <text:p/>
          </table:table-cell>
          <table:table-cell table:style-name="ce33" table:formula="of:=IF([$a4.$T7]&lt;&gt;&quot;&quot;;IF([.L$15]=&quot;+&quot;;CODE([$a4.$T7])-CODE(&quot;a&quot;);4- CODE([$a4.$T7])+CODE(&quot;a&quot;));&quot;&quot;)">
            <text:p/>
          </table:table-cell>
          <table:table-cell table:style-name="ce20" table:formula="of:=IF([$a4.$Y7]&lt;&gt;&quot;&quot;;IF([.M$15]=&quot;+&quot;;CODE([$a4.$Y7])-CODE(&quot;a&quot;);4- CODE([$a4.$Y7])+CODE(&quot;a&quot;));&quot;&quot;)">
            <text:p/>
          </table:table-cell>
          <table:table-cell table:style-name="ce20" table:formula="of:=IF([$a4.$R7]&lt;&gt;&quot;&quot;;IF([.N$15]=&quot;+&quot;;CODE([$a4.$R7])-CODE(&quot;a&quot;);4- CODE([$a4.$R7])+CODE(&quot;a&quot;));&quot;&quot;)">
            <text:p/>
          </table:table-cell>
          <table:table-cell table:style-name="ce20" table:formula="of:=IF([$a4.$Z7]&lt;&gt;&quot;&quot;;IF([.O$15]=&quot;+&quot;;CODE([$a4.$Z7])-CODE(&quot;a&quot;);4- CODE([$a4.$Z7])+CODE(&quot;a&quot;));&quot;&quot;)">
            <text:p/>
          </table:table-cell>
          <table:table-cell table:style-name="ce20" table:formula="of:=IF([$a4.$I7]&lt;&gt;&quot;&quot;;IF([.P$15]=&quot;+&quot;;CODE([$a4.$I7])-CODE(&quot;a&quot;);4- CODE([$a4.$I7])+CODE(&quot;a&quot;));&quot;&quot;)">
            <text:p/>
          </table:table-cell>
          <table:table-cell table:style-name="ce38" table:formula="of:=IF([$a4.$G7]&lt;&gt;&quot;&quot;;IF([.Q$15]=&quot;+&quot;;CODE([$a4.$G7])-CODE(&quot;a&quot;);4- CODE([$a4.$G7])+CODE(&quot;a&quot;));&quot;&quot;)">
            <text:p/>
          </table:table-cell>
          <table:table-cell table:style-name="ce38" table:formula="of:=IF([$a4.$C7]&lt;&gt;&quot;&quot;;IF([.R$15]=&quot;+&quot;;CODE([$a4.$C7])-CODE(&quot;a&quot;);4- CODE([$a4.$C7])+CODE(&quot;a&quot;));&quot;&quot;)">
            <text:p/>
          </table:table-cell>
          <table:table-cell table:style-name="ce41" table:formula="of:=IF([$a4.$L7]&lt;&gt;&quot;&quot;;IF([.S$15]=&quot;+&quot;;CODE([$a4.$L7])-CODE(&quot;a&quot;);4- CODE([$a4.$L7])+CODE(&quot;a&quot;));&quot;&quot;)">
            <text:p/>
          </table:table-cell>
          <table:table-cell table:style-name="ce41" table:formula="of:=IF([$a4.$K7]&lt;&gt;&quot;&quot;;IF([.T$15]=&quot;+&quot;;CODE([$a4.$K7])-CODE(&quot;a&quot;);4- CODE([$a4.$K7])+CODE(&quot;a&quot;));&quot;&quot;)">
            <text:p/>
          </table:table-cell>
          <table:table-cell table:style-name="ce41" table:formula="of:=IF([$a4.$O7]&lt;&gt;&quot;&quot;;IF([.U$15]=&quot;+&quot;;CODE([$a4.$O7])-CODE(&quot;a&quot;);4- CODE([$a4.$O7])+CODE(&quot;a&quot;));&quot;&quot;)">
            <text:p/>
          </table:table-cell>
          <table:table-cell table:style-name="ce41" table:formula="of:=IF([$a4.$U7]&lt;&gt;&quot;&quot;;IF([.V$15]=&quot;+&quot;;CODE([$a4.$U7])-CODE(&quot;a&quot;);4- CODE([$a4.$U7])+CODE(&quot;a&quot;));&quot;&quot;)">
            <text:p/>
          </table:table-cell>
          <table:table-cell table:number-columns-repeated="1002"/>
        </table:table-row>
        <table:table-row table:style-name="ro1">
          <table:table-cell table:style-name="ce26" table:formula="of:=IF([$a4.$V8]&lt;&gt;&quot;&quot;;IF([.A$15]=&quot;+&quot;;CODE([$a4.$V8])-CODE(&quot;a&quot;);4- CODE([$a4.$V8])+CODE(&quot;a&quot;));&quot;&quot;)" office:value-type="float" office:value="4" calcext:value-type="float">
            <text:p>4</text:p>
          </table:table-cell>
          <table:table-cell table:style-name="ce26" table:formula="of:=IF([$a4.$M8]&lt;&gt;&quot;&quot;;IF([.B$15]=&quot;+&quot;;CODE([$a4.$M8])-CODE(&quot;a&quot;);4- CODE([$a4.$M8])+CODE(&quot;a&quot;));&quot;&quot;)" office:value-type="float" office:value="3" calcext:value-type="float">
            <text:p>3</text:p>
          </table:table-cell>
          <table:table-cell table:style-name="ce26" table:formula="of:=IF([$a4.$B8]&lt;&gt;&quot;&quot;;IF([.C$15]=&quot;+&quot;;CODE([$a4.$B8])-CODE(&quot;a&quot;);4- CODE([$a4.$B8])+CODE(&quot;a&quot;));&quot;&quot;)" office:value-type="float" office:value="4" calcext:value-type="float">
            <text:p>4</text:p>
          </table:table-cell>
          <table:table-cell table:style-name="ce26" table:formula="of:=IF([$a4.$F8]&lt;&gt;&quot;&quot;;IF([.D$15]=&quot;+&quot;;CODE([$a4.$F8])-CODE(&quot;a&quot;);4- CODE([$a4.$F8])+CODE(&quot;a&quot;));&quot;&quot;)" office:value-type="float" office:value="1" calcext:value-type="float">
            <text:p>1</text:p>
          </table:table-cell>
          <table:table-cell table:style-name="ce30" table:formula="of:=IF([$a4.$Q8]&lt;&gt;&quot;&quot;;IF([.E$15]=&quot;+&quot;;CODE([$a4.$Q8])-CODE(&quot;a&quot;);4- CODE([$a4.$Q8])+CODE(&quot;a&quot;));&quot;&quot;)" office:value-type="float" office:value="2" calcext:value-type="float">
            <text:p>2</text:p>
          </table:table-cell>
          <table:table-cell table:style-name="ce30" table:formula="of:=IF([$a4.$W8]&lt;&gt;&quot;&quot;;IF([.F$15]=&quot;+&quot;;CODE([$a4.$W8])-CODE(&quot;a&quot;);4- CODE([$a4.$W8])+CODE(&quot;a&quot;));&quot;&quot;)" office:value-type="float" office:value="1" calcext:value-type="float">
            <text:p>1</text:p>
          </table:table-cell>
          <table:table-cell table:style-name="ce33" table:formula="of:=IF([$a4.$S8]&lt;&gt;&quot;&quot;;IF([.G$15]=&quot;+&quot;;CODE([$a4.$S8])-CODE(&quot;a&quot;);4- CODE([$a4.$S8])+CODE(&quot;a&quot;));&quot;&quot;)" office:value-type="float" office:value="2" calcext:value-type="float">
            <text:p>2</text:p>
          </table:table-cell>
          <table:table-cell table:style-name="ce33"/>
          <table:table-cell table:style-name="ce33" table:formula="of:=IF([$a4.$E8]&lt;&gt;&quot;&quot;;IF([.I$15]=&quot;+&quot;;CODE([$a4.$E8])-CODE(&quot;a&quot;);4- CODE([$a4.$E8])+CODE(&quot;a&quot;));&quot;&quot;)" office:value-type="float" office:value="3" calcext:value-type="float">
            <text:p>3</text:p>
          </table:table-cell>
          <table:table-cell table:style-name="ce33" table:formula="of:=IF([$a4.$H8]&lt;&gt;&quot;&quot;;IF([.J$15]=&quot;+&quot;;CODE([$a4.$H8])-CODE(&quot;a&quot;);4- CODE([$a4.$H8])+CODE(&quot;a&quot;));&quot;&quot;)" office:value-type="float" office:value="1" calcext:value-type="float">
            <text:p>1</text:p>
          </table:table-cell>
          <table:table-cell table:style-name="ce33" table:formula="of:=IF([$a4.$D8]&lt;&gt;&quot;&quot;;IF([.K$15]=&quot;+&quot;;CODE([$a4.$D8])-CODE(&quot;a&quot;);4- CODE([$a4.$D8])+CODE(&quot;a&quot;));&quot;&quot;)" office:value-type="float" office:value="0" calcext:value-type="float">
            <text:p>0</text:p>
          </table:table-cell>
          <table:table-cell table:style-name="ce33" table:formula="of:=IF([$a4.$T8]&lt;&gt;&quot;&quot;;IF([.L$15]=&quot;+&quot;;CODE([$a4.$T8])-CODE(&quot;a&quot;);4- CODE([$a4.$T8])+CODE(&quot;a&quot;));&quot;&quot;)" office:value-type="float" office:value="0" calcext:value-type="float">
            <text:p>0</text:p>
          </table:table-cell>
          <table:table-cell table:style-name="ce20" table:formula="of:=IF([$a4.$Y8]&lt;&gt;&quot;&quot;;IF([.M$15]=&quot;+&quot;;CODE([$a4.$Y8])-CODE(&quot;a&quot;);4- CODE([$a4.$Y8])+CODE(&quot;a&quot;));&quot;&quot;)" office:value-type="float" office:value="3" calcext:value-type="float">
            <text:p>3</text:p>
          </table:table-cell>
          <table:table-cell table:style-name="ce20"/>
          <table:table-cell table:style-name="ce20" table:formula="of:=IF([$a4.$Z8]&lt;&gt;&quot;&quot;;IF([.O$15]=&quot;+&quot;;CODE([$a4.$Z8])-CODE(&quot;a&quot;);4- CODE([$a4.$Z8])+CODE(&quot;a&quot;));&quot;&quot;)" office:value-type="float" office:value="3" calcext:value-type="float">
            <text:p>3</text:p>
          </table:table-cell>
          <table:table-cell table:style-name="ce20" table:formula="of:=IF([$a4.$I8]&lt;&gt;&quot;&quot;;IF([.P$15]=&quot;+&quot;;CODE([$a4.$I8])-CODE(&quot;a&quot;);4- CODE([$a4.$I8])+CODE(&quot;a&quot;));&quot;&quot;)" office:value-type="float" office:value="1" calcext:value-type="float">
            <text:p>1</text:p>
          </table:table-cell>
          <table:table-cell table:style-name="ce38" table:formula="of:=IF([$a4.$G8]&lt;&gt;&quot;&quot;;IF([.Q$15]=&quot;+&quot;;CODE([$a4.$G8])-CODE(&quot;a&quot;);4- CODE([$a4.$G8])+CODE(&quot;a&quot;));&quot;&quot;)" office:value-type="float" office:value="2" calcext:value-type="float">
            <text:p>2</text:p>
          </table:table-cell>
          <table:table-cell table:style-name="ce38" table:formula="of:=IF([$a4.$C8]&lt;&gt;&quot;&quot;;IF([.R$15]=&quot;+&quot;;CODE([$a4.$C8])-CODE(&quot;a&quot;);4- CODE([$a4.$C8])+CODE(&quot;a&quot;));&quot;&quot;)" office:value-type="float" office:value="2" calcext:value-type="float">
            <text:p>2</text:p>
          </table:table-cell>
          <table:table-cell table:style-name="ce41"/>
          <table:table-cell table:style-name="ce41" table:formula="of:=IF([$a4.$K8]&lt;&gt;&quot;&quot;;IF([.T$15]=&quot;+&quot;;CODE([$a4.$K8])-CODE(&quot;a&quot;);4- CODE([$a4.$K8])+CODE(&quot;a&quot;));&quot;&quot;)" office:value-type="float" office:value="2" calcext:value-type="float">
            <text:p>2</text:p>
          </table:table-cell>
          <table:table-cell table:style-name="ce41" table:formula="of:=IF([$a4.$O8]&lt;&gt;&quot;&quot;;IF([.U$15]=&quot;+&quot;;CODE([$a4.$O8])-CODE(&quot;a&quot;);4- CODE([$a4.$O8])+CODE(&quot;a&quot;));&quot;&quot;)" office:value-type="float" office:value="2" calcext:value-type="float">
            <text:p>2</text:p>
          </table:table-cell>
          <table:table-cell table:style-name="ce41" table:formula="of:=IF([$a4.$U8]&lt;&gt;&quot;&quot;;IF([.V$15]=&quot;+&quot;;CODE([$a4.$U8])-CODE(&quot;a&quot;);4- CODE([$a4.$U8])+CODE(&quot;a&quot;));&quot;&quot;)" office:value-type="float" office:value="2" calcext:value-type="float">
            <text:p>2</text:p>
          </table:table-cell>
          <table:table-cell table:number-columns-repeated="1002"/>
        </table:table-row>
        <table:table-row table:style-name="ro1">
          <table:table-cell table:style-name="ce26" table:formula="of:=IF([$a4.$V9]&lt;&gt;&quot;&quot;;IF([.A$15]=&quot;+&quot;;CODE([$a4.$V9])-CODE(&quot;a&quot;);4- CODE([$a4.$V9])+CODE(&quot;a&quot;));&quot;&quot;)" office:value-type="float" office:value="3" calcext:value-type="float">
            <text:p>3</text:p>
          </table:table-cell>
          <table:table-cell table:style-name="ce26" table:formula="of:=IF([$a4.$M9]&lt;&gt;&quot;&quot;;IF([.B$15]=&quot;+&quot;;CODE([$a4.$M9])-CODE(&quot;a&quot;);4- CODE([$a4.$M9])+CODE(&quot;a&quot;));&quot;&quot;)" office:value-type="float" office:value="4" calcext:value-type="float">
            <text:p>4</text:p>
          </table:table-cell>
          <table:table-cell table:style-name="ce26" table:formula="of:=IF([$a4.$B9]&lt;&gt;&quot;&quot;;IF([.C$15]=&quot;+&quot;;CODE([$a4.$B9])-CODE(&quot;a&quot;);4- CODE([$a4.$B9])+CODE(&quot;a&quot;));&quot;&quot;)" office:value-type="float" office:value="3" calcext:value-type="float">
            <text:p>3</text:p>
          </table:table-cell>
          <table:table-cell table:style-name="ce26" table:formula="of:=IF([$a4.$F9]&lt;&gt;&quot;&quot;;IF([.D$15]=&quot;+&quot;;CODE([$a4.$F9])-CODE(&quot;a&quot;);4- CODE([$a4.$F9])+CODE(&quot;a&quot;));&quot;&quot;)" office:value-type="float" office:value="3" calcext:value-type="float">
            <text:p>3</text:p>
          </table:table-cell>
          <table:table-cell table:style-name="ce30" table:formula="of:=IF([$a4.$Q9]&lt;&gt;&quot;&quot;;IF([.E$15]=&quot;+&quot;;CODE([$a4.$Q9])-CODE(&quot;a&quot;);4- CODE([$a4.$Q9])+CODE(&quot;a&quot;));&quot;&quot;)" office:value-type="float" office:value="2" calcext:value-type="float">
            <text:p>2</text:p>
          </table:table-cell>
          <table:table-cell table:style-name="ce30" table:formula="of:=IF([$a4.$W9]&lt;&gt;&quot;&quot;;IF([.F$15]=&quot;+&quot;;CODE([$a4.$W9])-CODE(&quot;a&quot;);4- CODE([$a4.$W9])+CODE(&quot;a&quot;));&quot;&quot;)" office:value-type="float" office:value="1" calcext:value-type="float">
            <text:p>1</text:p>
          </table:table-cell>
          <table:table-cell table:style-name="ce33" table:formula="of:=IF([$a4.$S9]&lt;&gt;&quot;&quot;;IF([.G$15]=&quot;+&quot;;CODE([$a4.$S9])-CODE(&quot;a&quot;);4- CODE([$a4.$S9])+CODE(&quot;a&quot;));&quot;&quot;)" office:value-type="float" office:value="1" calcext:value-type="float">
            <text:p>1</text:p>
          </table:table-cell>
          <table:table-cell table:style-name="ce33" table:formula="of:=IF([$a4.$J9]&lt;&gt;&quot;&quot;;IF([.H$15]=&quot;+&quot;;CODE([$a4.$J9])-CODE(&quot;a&quot;);4- CODE([$a4.$J9])+CODE(&quot;a&quot;));&quot;&quot;)" office:value-type="float" office:value="2" calcext:value-type="float">
            <text:p>2</text:p>
          </table:table-cell>
          <table:table-cell table:style-name="ce33" table:formula="of:=IF([$a4.$E9]&lt;&gt;&quot;&quot;;IF([.I$15]=&quot;+&quot;;CODE([$a4.$E9])-CODE(&quot;a&quot;);4- CODE([$a4.$E9])+CODE(&quot;a&quot;));&quot;&quot;)" office:value-type="float" office:value="1" calcext:value-type="float">
            <text:p>1</text:p>
          </table:table-cell>
          <table:table-cell table:style-name="ce33" table:formula="of:=IF([$a4.$H9]&lt;&gt;&quot;&quot;;IF([.J$15]=&quot;+&quot;;CODE([$a4.$H9])-CODE(&quot;a&quot;);4- CODE([$a4.$H9])+CODE(&quot;a&quot;));&quot;&quot;)" office:value-type="float" office:value="1" calcext:value-type="float">
            <text:p>1</text:p>
          </table:table-cell>
          <table:table-cell table:style-name="ce33" table:formula="of:=IF([$a4.$D9]&lt;&gt;&quot;&quot;;IF([.K$15]=&quot;+&quot;;CODE([$a4.$D9])-CODE(&quot;a&quot;);4- CODE([$a4.$D9])+CODE(&quot;a&quot;));&quot;&quot;)" office:value-type="float" office:value="1" calcext:value-type="float">
            <text:p>1</text:p>
          </table:table-cell>
          <table:table-cell table:style-name="ce33" table:formula="of:=IF([$a4.$T9]&lt;&gt;&quot;&quot;;IF([.L$15]=&quot;+&quot;;CODE([$a4.$T9])-CODE(&quot;a&quot;);4- CODE([$a4.$T9])+CODE(&quot;a&quot;));&quot;&quot;)" office:value-type="float" office:value="1" calcext:value-type="float">
            <text:p>1</text:p>
          </table:table-cell>
          <table:table-cell table:style-name="ce20" table:formula="of:=IF([$a4.$Y9]&lt;&gt;&quot;&quot;;IF([.M$15]=&quot;+&quot;;CODE([$a4.$Y9])-CODE(&quot;a&quot;);4- CODE([$a4.$Y9])+CODE(&quot;a&quot;));&quot;&quot;)" office:value-type="float" office:value="2" calcext:value-type="float">
            <text:p>2</text:p>
          </table:table-cell>
          <table:table-cell table:style-name="ce20" table:formula="of:=IF([$a4.$R9]&lt;&gt;&quot;&quot;;IF([.N$15]=&quot;+&quot;;CODE([$a4.$R9])-CODE(&quot;a&quot;);4- CODE([$a4.$R9])+CODE(&quot;a&quot;));&quot;&quot;)" office:value-type="float" office:value="3" calcext:value-type="float">
            <text:p>3</text:p>
          </table:table-cell>
          <table:table-cell table:style-name="ce20" table:formula="of:=IF([$a4.$Z9]&lt;&gt;&quot;&quot;;IF([.O$15]=&quot;+&quot;;CODE([$a4.$Z9])-CODE(&quot;a&quot;);4- CODE([$a4.$Z9])+CODE(&quot;a&quot;));&quot;&quot;)" office:value-type="float" office:value="2" calcext:value-type="float">
            <text:p>2</text:p>
          </table:table-cell>
          <table:table-cell table:style-name="ce20" table:formula="of:=IF([$a4.$I9]&lt;&gt;&quot;&quot;;IF([.P$15]=&quot;+&quot;;CODE([$a4.$I9])-CODE(&quot;a&quot;);4- CODE([$a4.$I9])+CODE(&quot;a&quot;));&quot;&quot;)" office:value-type="float" office:value="2" calcext:value-type="float">
            <text:p>2</text:p>
          </table:table-cell>
          <table:table-cell table:style-name="ce38" table:formula="of:=IF([$a4.$G9]&lt;&gt;&quot;&quot;;IF([.Q$15]=&quot;+&quot;;CODE([$a4.$G9])-CODE(&quot;a&quot;);4- CODE([$a4.$G9])+CODE(&quot;a&quot;));&quot;&quot;)" office:value-type="float" office:value="2" calcext:value-type="float">
            <text:p>2</text:p>
          </table:table-cell>
          <table:table-cell table:style-name="ce38" table:formula="of:=IF([$a4.$C9]&lt;&gt;&quot;&quot;;IF([.R$15]=&quot;+&quot;;CODE([$a4.$C9])-CODE(&quot;a&quot;);4- CODE([$a4.$C9])+CODE(&quot;a&quot;));&quot;&quot;)" office:value-type="float" office:value="3" calcext:value-type="float">
            <text:p>3</text:p>
          </table:table-cell>
          <table:table-cell table:style-name="ce41" table:formula="of:=IF([$a4.$L9]&lt;&gt;&quot;&quot;;IF([.S$15]=&quot;+&quot;;CODE([$a4.$L9])-CODE(&quot;a&quot;);4- CODE([$a4.$L9])+CODE(&quot;a&quot;));&quot;&quot;)" office:value-type="float" office:value="2" calcext:value-type="float">
            <text:p>2</text:p>
          </table:table-cell>
          <table:table-cell table:style-name="ce41" table:formula="of:=IF([$a4.$K9]&lt;&gt;&quot;&quot;;IF([.T$15]=&quot;+&quot;;CODE([$a4.$K9])-CODE(&quot;a&quot;);4- CODE([$a4.$K9])+CODE(&quot;a&quot;));&quot;&quot;)" office:value-type="float" office:value="2" calcext:value-type="float">
            <text:p>2</text:p>
          </table:table-cell>
          <table:table-cell table:style-name="ce41" table:formula="of:=IF([$a4.$O9]&lt;&gt;&quot;&quot;;IF([.U$15]=&quot;+&quot;;CODE([$a4.$O9])-CODE(&quot;a&quot;);4- CODE([$a4.$O9])+CODE(&quot;a&quot;));&quot;&quot;)" office:value-type="float" office:value="1" calcext:value-type="float">
            <text:p>1</text:p>
          </table:table-cell>
          <table:table-cell table:style-name="ce41" table:formula="of:=IF([$a4.$U9]&lt;&gt;&quot;&quot;;IF([.V$15]=&quot;+&quot;;CODE([$a4.$U9])-CODE(&quot;a&quot;);4- CODE([$a4.$U9])+CODE(&quot;a&quot;));&quot;&quot;)" office:value-type="float" office:value="1" calcext:value-type="float">
            <text:p>1</text:p>
          </table:table-cell>
          <table:table-cell table:number-columns-repeated="1002"/>
        </table:table-row>
        <table:table-row table:style-name="ro1">
          <table:table-cell table:style-name="ce26" table:formula="of:=IF([$a4.$V10]&lt;&gt;&quot;&quot;;IF([.A$15]=&quot;+&quot;;CODE([$a4.$V10])-CODE(&quot;a&quot;);4- CODE([$a4.$V10])+CODE(&quot;a&quot;));&quot;&quot;)" office:value-type="float" office:value="2" calcext:value-type="float">
            <text:p>2</text:p>
          </table:table-cell>
          <table:table-cell table:style-name="ce26" table:formula="of:=IF([$a4.$M10]&lt;&gt;&quot;&quot;;IF([.B$15]=&quot;+&quot;;CODE([$a4.$M10])-CODE(&quot;a&quot;);4- CODE([$a4.$M10])+CODE(&quot;a&quot;));&quot;&quot;)" office:value-type="float" office:value="1" calcext:value-type="float">
            <text:p>1</text:p>
          </table:table-cell>
          <table:table-cell table:style-name="ce26" table:formula="of:=IF([$a4.$B10]&lt;&gt;&quot;&quot;;IF([.C$15]=&quot;+&quot;;CODE([$a4.$B10])-CODE(&quot;a&quot;);4- CODE([$a4.$B10])+CODE(&quot;a&quot;));&quot;&quot;)" office:value-type="float" office:value="2" calcext:value-type="float">
            <text:p>2</text:p>
          </table:table-cell>
          <table:table-cell table:style-name="ce26" table:formula="of:=IF([$a4.$F10]&lt;&gt;&quot;&quot;;IF([.D$15]=&quot;+&quot;;CODE([$a4.$F10])-CODE(&quot;a&quot;);4- CODE([$a4.$F10])+CODE(&quot;a&quot;));&quot;&quot;)" office:value-type="float" office:value="3" calcext:value-type="float">
            <text:p>3</text:p>
          </table:table-cell>
          <table:table-cell table:style-name="ce30" table:formula="of:=IF([$a4.$Q10]&lt;&gt;&quot;&quot;;IF([.E$15]=&quot;+&quot;;CODE([$a4.$Q10])-CODE(&quot;a&quot;);4- CODE([$a4.$Q10])+CODE(&quot;a&quot;));&quot;&quot;)" office:value-type="float" office:value="2" calcext:value-type="float">
            <text:p>2</text:p>
          </table:table-cell>
          <table:table-cell table:style-name="ce30" table:formula="of:=IF([$a4.$W10]&lt;&gt;&quot;&quot;;IF([.F$15]=&quot;+&quot;;CODE([$a4.$W10])-CODE(&quot;a&quot;);4- CODE([$a4.$W10])+CODE(&quot;a&quot;));&quot;&quot;)" office:value-type="float" office:value="1" calcext:value-type="float">
            <text:p>1</text:p>
          </table:table-cell>
          <table:table-cell table:style-name="ce33" table:formula="of:=IF([$a4.$S10]&lt;&gt;&quot;&quot;;IF([.G$15]=&quot;+&quot;;CODE([$a4.$S10])-CODE(&quot;a&quot;);4- CODE([$a4.$S10])+CODE(&quot;a&quot;));&quot;&quot;)" office:value-type="float" office:value="1" calcext:value-type="float">
            <text:p>1</text:p>
          </table:table-cell>
          <table:table-cell table:style-name="ce33" table:formula="of:=IF([$a4.$J10]&lt;&gt;&quot;&quot;;IF([.H$15]=&quot;+&quot;;CODE([$a4.$J10])-CODE(&quot;a&quot;);4- CODE([$a4.$J10])+CODE(&quot;a&quot;));&quot;&quot;)" office:value-type="float" office:value="3" calcext:value-type="float">
            <text:p>3</text:p>
          </table:table-cell>
          <table:table-cell table:style-name="ce33" table:formula="of:=IF([$a4.$E10]&lt;&gt;&quot;&quot;;IF([.I$15]=&quot;+&quot;;CODE([$a4.$E10])-CODE(&quot;a&quot;);4- CODE([$a4.$E10])+CODE(&quot;a&quot;));&quot;&quot;)" office:value-type="float" office:value="1" calcext:value-type="float">
            <text:p>1</text:p>
          </table:table-cell>
          <table:table-cell table:style-name="ce33" table:formula="of:=IF([$a4.$H10]&lt;&gt;&quot;&quot;;IF([.J$15]=&quot;+&quot;;CODE([$a4.$H10])-CODE(&quot;a&quot;);4- CODE([$a4.$H10])+CODE(&quot;a&quot;));&quot;&quot;)" office:value-type="float" office:value="1" calcext:value-type="float">
            <text:p>1</text:p>
          </table:table-cell>
          <table:table-cell table:style-name="ce33" table:formula="of:=IF([$a4.$D10]&lt;&gt;&quot;&quot;;IF([.K$15]=&quot;+&quot;;CODE([$a4.$D10])-CODE(&quot;a&quot;);4- CODE([$a4.$D10])+CODE(&quot;a&quot;));&quot;&quot;)" office:value-type="float" office:value="1" calcext:value-type="float">
            <text:p>1</text:p>
          </table:table-cell>
          <table:table-cell table:style-name="ce33" table:formula="of:=IF([$a4.$T10]&lt;&gt;&quot;&quot;;IF([.L$15]=&quot;+&quot;;CODE([$a4.$T10])-CODE(&quot;a&quot;);4- CODE([$a4.$T10])+CODE(&quot;a&quot;));&quot;&quot;)" office:value-type="float" office:value="2" calcext:value-type="float">
            <text:p>2</text:p>
          </table:table-cell>
          <table:table-cell table:style-name="ce20" table:formula="of:=IF([$a4.$Y10]&lt;&gt;&quot;&quot;;IF([.M$15]=&quot;+&quot;;CODE([$a4.$Y10])-CODE(&quot;a&quot;);4- CODE([$a4.$Y10])+CODE(&quot;a&quot;));&quot;&quot;)" office:value-type="float" office:value="2" calcext:value-type="float">
            <text:p>2</text:p>
          </table:table-cell>
          <table:table-cell table:style-name="ce20" table:formula="of:=IF([$a4.$R10]&lt;&gt;&quot;&quot;;IF([.N$15]=&quot;+&quot;;CODE([$a4.$R10])-CODE(&quot;a&quot;);4- CODE([$a4.$R10])+CODE(&quot;a&quot;));&quot;&quot;)" office:value-type="float" office:value="3" calcext:value-type="float">
            <text:p>3</text:p>
          </table:table-cell>
          <table:table-cell table:style-name="ce20" table:formula="of:=IF([$a4.$Z10]&lt;&gt;&quot;&quot;;IF([.O$15]=&quot;+&quot;;CODE([$a4.$Z10])-CODE(&quot;a&quot;);4- CODE([$a4.$Z10])+CODE(&quot;a&quot;));&quot;&quot;)" office:value-type="float" office:value="1" calcext:value-type="float">
            <text:p>1</text:p>
          </table:table-cell>
          <table:table-cell table:style-name="ce20" table:formula="of:=IF([$a4.$I10]&lt;&gt;&quot;&quot;;IF([.P$15]=&quot;+&quot;;CODE([$a4.$I10])-CODE(&quot;a&quot;);4- CODE([$a4.$I10])+CODE(&quot;a&quot;));&quot;&quot;)" office:value-type="float" office:value="1" calcext:value-type="float">
            <text:p>1</text:p>
          </table:table-cell>
          <table:table-cell table:style-name="ce38" table:formula="of:=IF([$a4.$G10]&lt;&gt;&quot;&quot;;IF([.Q$15]=&quot;+&quot;;CODE([$a4.$G10])-CODE(&quot;a&quot;);4- CODE([$a4.$G10])+CODE(&quot;a&quot;));&quot;&quot;)" office:value-type="float" office:value="2" calcext:value-type="float">
            <text:p>2</text:p>
          </table:table-cell>
          <table:table-cell table:style-name="ce38" table:formula="of:=IF([$a4.$C10]&lt;&gt;&quot;&quot;;IF([.R$15]=&quot;+&quot;;CODE([$a4.$C10])-CODE(&quot;a&quot;);4- CODE([$a4.$C10])+CODE(&quot;a&quot;));&quot;&quot;)" office:value-type="float" office:value="2" calcext:value-type="float">
            <text:p>2</text:p>
          </table:table-cell>
          <table:table-cell table:style-name="ce41" table:formula="of:=IF([$a4.$L10]&lt;&gt;&quot;&quot;;IF([.S$15]=&quot;+&quot;;CODE([$a4.$L10])-CODE(&quot;a&quot;);4- CODE([$a4.$L10])+CODE(&quot;a&quot;));&quot;&quot;)" office:value-type="float" office:value="1" calcext:value-type="float">
            <text:p>1</text:p>
          </table:table-cell>
          <table:table-cell table:style-name="ce41" table:formula="of:=IF([$a4.$K10]&lt;&gt;&quot;&quot;;IF([.T$15]=&quot;+&quot;;CODE([$a4.$K10])-CODE(&quot;a&quot;);4- CODE([$a4.$K10])+CODE(&quot;a&quot;));&quot;&quot;)" office:value-type="float" office:value="1" calcext:value-type="float">
            <text:p>1</text:p>
          </table:table-cell>
          <table:table-cell table:style-name="ce41" table:formula="of:=IF([$a4.$O10]&lt;&gt;&quot;&quot;;IF([.U$15]=&quot;+&quot;;CODE([$a4.$O10])-CODE(&quot;a&quot;);4- CODE([$a4.$O10])+CODE(&quot;a&quot;));&quot;&quot;)" office:value-type="float" office:value="2" calcext:value-type="float">
            <text:p>2</text:p>
          </table:table-cell>
          <table:table-cell table:style-name="ce41" table:formula="of:=IF([$a4.$U10]&lt;&gt;&quot;&quot;;IF([.V$15]=&quot;+&quot;;CODE([$a4.$U10])-CODE(&quot;a&quot;);4- CODE([$a4.$U10])+CODE(&quot;a&quot;));&quot;&quot;)" office:value-type="float" office:value="3" calcext:value-type="float">
            <text:p>3</text:p>
          </table:table-cell>
          <table:table-cell table:number-columns-repeated="1002"/>
        </table:table-row>
        <table:table-row table:style-name="ro1">
          <table:table-cell table:style-name="ce26" table:formula="of:=IF([$a4.$V11]&lt;&gt;&quot;&quot;;IF([.A$15]=&quot;+&quot;;CODE([$a4.$V11])-CODE(&quot;a&quot;);4- CODE([$a4.$V11])+CODE(&quot;a&quot;));&quot;&quot;)" office:value-type="float" office:value="4" calcext:value-type="float">
            <text:p>4</text:p>
          </table:table-cell>
          <table:table-cell table:style-name="ce26" table:formula="of:=IF([$a4.$M11]&lt;&gt;&quot;&quot;;IF([.B$15]=&quot;+&quot;;CODE([$a4.$M11])-CODE(&quot;a&quot;);4- CODE([$a4.$M11])+CODE(&quot;a&quot;));&quot;&quot;)" office:value-type="float" office:value="3" calcext:value-type="float">
            <text:p>3</text:p>
          </table:table-cell>
          <table:table-cell table:style-name="ce26" table:formula="of:=IF([$a4.$B11]&lt;&gt;&quot;&quot;;IF([.C$15]=&quot;+&quot;;CODE([$a4.$B11])-CODE(&quot;a&quot;);4- CODE([$a4.$B11])+CODE(&quot;a&quot;));&quot;&quot;)" office:value-type="float" office:value="4" calcext:value-type="float">
            <text:p>4</text:p>
          </table:table-cell>
          <table:table-cell table:style-name="ce26" table:formula="of:=IF([$a4.$F11]&lt;&gt;&quot;&quot;;IF([.D$15]=&quot;+&quot;;CODE([$a4.$F11])-CODE(&quot;a&quot;);4- CODE([$a4.$F11])+CODE(&quot;a&quot;));&quot;&quot;)" office:value-type="float" office:value="2" calcext:value-type="float">
            <text:p>2</text:p>
          </table:table-cell>
          <table:table-cell table:style-name="ce30" table:formula="of:=IF([$a4.$Q11]&lt;&gt;&quot;&quot;;IF([.E$15]=&quot;+&quot;;CODE([$a4.$Q11])-CODE(&quot;a&quot;);4- CODE([$a4.$Q11])+CODE(&quot;a&quot;));&quot;&quot;)" office:value-type="float" office:value="2" calcext:value-type="float">
            <text:p>2</text:p>
          </table:table-cell>
          <table:table-cell table:style-name="ce30" table:formula="of:=IF([$a4.$W11]&lt;&gt;&quot;&quot;;IF([.F$15]=&quot;+&quot;;CODE([$a4.$W11])-CODE(&quot;a&quot;);4- CODE([$a4.$W11])+CODE(&quot;a&quot;));&quot;&quot;)" office:value-type="float" office:value="1" calcext:value-type="float">
            <text:p>1</text:p>
          </table:table-cell>
          <table:table-cell table:style-name="ce33" table:formula="of:=IF([$a4.$S11]&lt;&gt;&quot;&quot;;IF([.G$15]=&quot;+&quot;;CODE([$a4.$S11])-CODE(&quot;a&quot;);4- CODE([$a4.$S11])+CODE(&quot;a&quot;));&quot;&quot;)" office:value-type="float" office:value="0" calcext:value-type="float">
            <text:p>0</text:p>
          </table:table-cell>
          <table:table-cell table:style-name="ce33" table:formula="of:=IF([$a4.$J11]&lt;&gt;&quot;&quot;;IF([.H$15]=&quot;+&quot;;CODE([$a4.$J11])-CODE(&quot;a&quot;);4- CODE([$a4.$J11])+CODE(&quot;a&quot;));&quot;&quot;)" office:value-type="float" office:value="3" calcext:value-type="float">
            <text:p>3</text:p>
          </table:table-cell>
          <table:table-cell table:style-name="ce33" table:formula="of:=IF([$a4.$E11]&lt;&gt;&quot;&quot;;IF([.I$15]=&quot;+&quot;;CODE([$a4.$E11])-CODE(&quot;a&quot;);4- CODE([$a4.$E11])+CODE(&quot;a&quot;));&quot;&quot;)" office:value-type="float" office:value="3" calcext:value-type="float">
            <text:p>3</text:p>
          </table:table-cell>
          <table:table-cell table:style-name="ce33" table:formula="of:=IF([$a4.$H11]&lt;&gt;&quot;&quot;;IF([.J$15]=&quot;+&quot;;CODE([$a4.$H11])-CODE(&quot;a&quot;);4- CODE([$a4.$H11])+CODE(&quot;a&quot;));&quot;&quot;)" office:value-type="float" office:value="1" calcext:value-type="float">
            <text:p>1</text:p>
          </table:table-cell>
          <table:table-cell table:style-name="ce33" table:formula="of:=IF([$a4.$D11]&lt;&gt;&quot;&quot;;IF([.K$15]=&quot;+&quot;;CODE([$a4.$D11])-CODE(&quot;a&quot;);4- CODE([$a4.$D11])+CODE(&quot;a&quot;));&quot;&quot;)" office:value-type="float" office:value="2" calcext:value-type="float">
            <text:p>2</text:p>
          </table:table-cell>
          <table:table-cell table:style-name="ce33" table:formula="of:=IF([$a4.$T11]&lt;&gt;&quot;&quot;;IF([.L$15]=&quot;+&quot;;CODE([$a4.$T11])-CODE(&quot;a&quot;);4- CODE([$a4.$T11])+CODE(&quot;a&quot;));&quot;&quot;)" office:value-type="float" office:value="1" calcext:value-type="float">
            <text:p>1</text:p>
          </table:table-cell>
          <table:table-cell table:style-name="ce20" table:formula="of:=IF([$a4.$Y11]&lt;&gt;&quot;&quot;;IF([.M$15]=&quot;+&quot;;CODE([$a4.$Y11])-CODE(&quot;a&quot;);4- CODE([$a4.$Y11])+CODE(&quot;a&quot;));&quot;&quot;)" office:value-type="float" office:value="2" calcext:value-type="float">
            <text:p>2</text:p>
          </table:table-cell>
          <table:table-cell table:style-name="ce20" table:formula="of:=IF([$a4.$R11]&lt;&gt;&quot;&quot;;IF([.N$15]=&quot;+&quot;;CODE([$a4.$R11])-CODE(&quot;a&quot;);4- CODE([$a4.$R11])+CODE(&quot;a&quot;));&quot;&quot;)" office:value-type="float" office:value="2" calcext:value-type="float">
            <text:p>2</text:p>
          </table:table-cell>
          <table:table-cell table:style-name="ce20" table:formula="of:=IF([$a4.$Z11]&lt;&gt;&quot;&quot;;IF([.O$15]=&quot;+&quot;;CODE([$a4.$Z11])-CODE(&quot;a&quot;);4- CODE([$a4.$Z11])+CODE(&quot;a&quot;));&quot;&quot;)" office:value-type="float" office:value="2" calcext:value-type="float">
            <text:p>2</text:p>
          </table:table-cell>
          <table:table-cell table:style-name="ce20" table:formula="of:=IF([$a4.$I11]&lt;&gt;&quot;&quot;;IF([.P$15]=&quot;+&quot;;CODE([$a4.$I11])-CODE(&quot;a&quot;);4- CODE([$a4.$I11])+CODE(&quot;a&quot;));&quot;&quot;)" office:value-type="float" office:value="2" calcext:value-type="float">
            <text:p>2</text:p>
          </table:table-cell>
          <table:table-cell table:style-name="ce38" table:formula="of:=IF([$a4.$G11]&lt;&gt;&quot;&quot;;IF([.Q$15]=&quot;+&quot;;CODE([$a4.$G11])-CODE(&quot;a&quot;);4- CODE([$a4.$G11])+CODE(&quot;a&quot;));&quot;&quot;)" office:value-type="float" office:value="3" calcext:value-type="float">
            <text:p>3</text:p>
          </table:table-cell>
          <table:table-cell table:style-name="ce38" table:formula="of:=IF([$a4.$C11]&lt;&gt;&quot;&quot;;IF([.R$15]=&quot;+&quot;;CODE([$a4.$C11])-CODE(&quot;a&quot;);4- CODE([$a4.$C11])+CODE(&quot;a&quot;));&quot;&quot;)" office:value-type="float" office:value="3" calcext:value-type="float">
            <text:p>3</text:p>
          </table:table-cell>
          <table:table-cell table:style-name="ce41" table:formula="of:=IF([$a4.$L11]&lt;&gt;&quot;&quot;;IF([.S$15]=&quot;+&quot;;CODE([$a4.$L11])-CODE(&quot;a&quot;);4- CODE([$a4.$L11])+CODE(&quot;a&quot;));&quot;&quot;)" office:value-type="float" office:value="1" calcext:value-type="float">
            <text:p>1</text:p>
          </table:table-cell>
          <table:table-cell table:style-name="ce41" table:formula="of:=IF([$a4.$K11]&lt;&gt;&quot;&quot;;IF([.T$15]=&quot;+&quot;;CODE([$a4.$K11])-CODE(&quot;a&quot;);4- CODE([$a4.$K11])+CODE(&quot;a&quot;));&quot;&quot;)" office:value-type="float" office:value="2" calcext:value-type="float">
            <text:p>2</text:p>
          </table:table-cell>
          <table:table-cell table:style-name="ce41" table:formula="of:=IF([$a4.$O11]&lt;&gt;&quot;&quot;;IF([.U$15]=&quot;+&quot;;CODE([$a4.$O11])-CODE(&quot;a&quot;);4- CODE([$a4.$O11])+CODE(&quot;a&quot;));&quot;&quot;)" office:value-type="float" office:value="2" calcext:value-type="float">
            <text:p>2</text:p>
          </table:table-cell>
          <table:table-cell table:style-name="ce41" table:formula="of:=IF([$a4.$U11]&lt;&gt;&quot;&quot;;IF([.V$15]=&quot;+&quot;;CODE([$a4.$U11])-CODE(&quot;a&quot;);4- CODE([$a4.$U11])+CODE(&quot;a&quot;));&quot;&quot;)" office:value-type="float" office:value="2" calcext:value-type="float">
            <text:p>2</text:p>
          </table:table-cell>
          <table:table-cell table:number-columns-repeated="1002"/>
        </table:table-row>
        <table:table-row table:style-name="ro1">
          <table:table-cell table:style-name="ce26" table:formula="of:=IF([$a4.$V12]&lt;&gt;&quot;&quot;;IF([.A$15]=&quot;+&quot;;CODE([$a4.$V12])-CODE(&quot;a&quot;);4- CODE([$a4.$V12])+CODE(&quot;a&quot;));&quot;&quot;)" office:value-type="float" office:value="3" calcext:value-type="float">
            <text:p>3</text:p>
          </table:table-cell>
          <table:table-cell table:style-name="ce26" table:formula="of:=IF([$a4.$M12]&lt;&gt;&quot;&quot;;IF([.B$15]=&quot;+&quot;;CODE([$a4.$M12])-CODE(&quot;a&quot;);4- CODE([$a4.$M12])+CODE(&quot;a&quot;));&quot;&quot;)" office:value-type="float" office:value="2" calcext:value-type="float">
            <text:p>2</text:p>
          </table:table-cell>
          <table:table-cell table:style-name="ce26" table:formula="of:=IF([$a4.$B12]&lt;&gt;&quot;&quot;;IF([.C$15]=&quot;+&quot;;CODE([$a4.$B12])-CODE(&quot;a&quot;);4- CODE([$a4.$B12])+CODE(&quot;a&quot;));&quot;&quot;)" office:value-type="float" office:value="3" calcext:value-type="float">
            <text:p>3</text:p>
          </table:table-cell>
          <table:table-cell table:style-name="ce26" table:formula="of:=IF([$a4.$F12]&lt;&gt;&quot;&quot;;IF([.D$15]=&quot;+&quot;;CODE([$a4.$F12])-CODE(&quot;a&quot;);4- CODE([$a4.$F12])+CODE(&quot;a&quot;));&quot;&quot;)" office:value-type="float" office:value="2" calcext:value-type="float">
            <text:p>2</text:p>
          </table:table-cell>
          <table:table-cell table:style-name="ce30" table:formula="of:=IF([$a4.$Q12]&lt;&gt;&quot;&quot;;IF([.E$15]=&quot;+&quot;;CODE([$a4.$Q12])-CODE(&quot;a&quot;);4- CODE([$a4.$Q12])+CODE(&quot;a&quot;));&quot;&quot;)" office:value-type="float" office:value="1" calcext:value-type="float">
            <text:p>1</text:p>
          </table:table-cell>
          <table:table-cell table:style-name="ce30" table:formula="of:=IF([$a4.$W12]&lt;&gt;&quot;&quot;;IF([.F$15]=&quot;+&quot;;CODE([$a4.$W12])-CODE(&quot;a&quot;);4- CODE([$a4.$W12])+CODE(&quot;a&quot;));&quot;&quot;)" office:value-type="float" office:value="1" calcext:value-type="float">
            <text:p>1</text:p>
          </table:table-cell>
          <table:table-cell table:style-name="ce33" table:formula="of:=IF([$a4.$S12]&lt;&gt;&quot;&quot;;IF([.G$15]=&quot;+&quot;;CODE([$a4.$S12])-CODE(&quot;a&quot;);4- CODE([$a4.$S12])+CODE(&quot;a&quot;));&quot;&quot;)" office:value-type="float" office:value="1" calcext:value-type="float">
            <text:p>1</text:p>
          </table:table-cell>
          <table:table-cell table:style-name="ce33" table:formula="of:=IF([$a4.$J12]&lt;&gt;&quot;&quot;;IF([.H$15]=&quot;+&quot;;CODE([$a4.$J12])-CODE(&quot;a&quot;);4- CODE([$a4.$J12])+CODE(&quot;a&quot;));&quot;&quot;)" office:value-type="float" office:value="1" calcext:value-type="float">
            <text:p>1</text:p>
          </table:table-cell>
          <table:table-cell table:style-name="ce33" table:formula="of:=IF([$a4.$E12]&lt;&gt;&quot;&quot;;IF([.I$15]=&quot;+&quot;;CODE([$a4.$E12])-CODE(&quot;a&quot;);4- CODE([$a4.$E12])+CODE(&quot;a&quot;));&quot;&quot;)" office:value-type="float" office:value="1" calcext:value-type="float">
            <text:p>1</text:p>
          </table:table-cell>
          <table:table-cell table:style-name="ce33" table:formula="of:=IF([$a4.$H12]&lt;&gt;&quot;&quot;;IF([.J$15]=&quot;+&quot;;CODE([$a4.$H12])-CODE(&quot;a&quot;);4- CODE([$a4.$H12])+CODE(&quot;a&quot;));&quot;&quot;)" office:value-type="float" office:value="2" calcext:value-type="float">
            <text:p>2</text:p>
          </table:table-cell>
          <table:table-cell table:style-name="ce33" table:formula="of:=IF([$a4.$D12]&lt;&gt;&quot;&quot;;IF([.K$15]=&quot;+&quot;;CODE([$a4.$D12])-CODE(&quot;a&quot;);4- CODE([$a4.$D12])+CODE(&quot;a&quot;));&quot;&quot;)" office:value-type="float" office:value="2" calcext:value-type="float">
            <text:p>2</text:p>
          </table:table-cell>
          <table:table-cell table:style-name="ce33" table:formula="of:=IF([$a4.$T12]&lt;&gt;&quot;&quot;;IF([.L$15]=&quot;+&quot;;CODE([$a4.$T12])-CODE(&quot;a&quot;);4- CODE([$a4.$T12])+CODE(&quot;a&quot;));&quot;&quot;)" office:value-type="float" office:value="1" calcext:value-type="float">
            <text:p>1</text:p>
          </table:table-cell>
          <table:table-cell table:style-name="ce20" table:formula="of:=IF([$a4.$Y12]&lt;&gt;&quot;&quot;;IF([.M$15]=&quot;+&quot;;CODE([$a4.$Y12])-CODE(&quot;a&quot;);4- CODE([$a4.$Y12])+CODE(&quot;a&quot;));&quot;&quot;)" office:value-type="float" office:value="3" calcext:value-type="float">
            <text:p>3</text:p>
          </table:table-cell>
          <table:table-cell table:style-name="ce20" table:formula="of:=IF([$a4.$R12]&lt;&gt;&quot;&quot;;IF([.N$15]=&quot;+&quot;;CODE([$a4.$R12])-CODE(&quot;a&quot;);4- CODE([$a4.$R12])+CODE(&quot;a&quot;));&quot;&quot;)" office:value-type="float" office:value="2" calcext:value-type="float">
            <text:p>2</text:p>
          </table:table-cell>
          <table:table-cell table:style-name="ce20" table:formula="of:=IF([$a4.$Z12]&lt;&gt;&quot;&quot;;IF([.O$15]=&quot;+&quot;;CODE([$a4.$Z12])-CODE(&quot;a&quot;);4- CODE([$a4.$Z12])+CODE(&quot;a&quot;));&quot;&quot;)" office:value-type="float" office:value="2" calcext:value-type="float">
            <text:p>2</text:p>
          </table:table-cell>
          <table:table-cell table:style-name="ce20" table:formula="of:=IF([$a4.$I12]&lt;&gt;&quot;&quot;;IF([.P$15]=&quot;+&quot;;CODE([$a4.$I12])-CODE(&quot;a&quot;);4- CODE([$a4.$I12])+CODE(&quot;a&quot;));&quot;&quot;)" office:value-type="float" office:value="1" calcext:value-type="float">
            <text:p>1</text:p>
          </table:table-cell>
          <table:table-cell table:style-name="ce38" table:formula="of:=IF([$a4.$G12]&lt;&gt;&quot;&quot;;IF([.Q$15]=&quot;+&quot;;CODE([$a4.$G12])-CODE(&quot;a&quot;);4- CODE([$a4.$G12])+CODE(&quot;a&quot;));&quot;&quot;)" office:value-type="float" office:value="2" calcext:value-type="float">
            <text:p>2</text:p>
          </table:table-cell>
          <table:table-cell table:style-name="ce38" table:formula="of:=IF([$a4.$C12]&lt;&gt;&quot;&quot;;IF([.R$15]=&quot;+&quot;;CODE([$a4.$C12])-CODE(&quot;a&quot;);4- CODE([$a4.$C12])+CODE(&quot;a&quot;));&quot;&quot;)" office:value-type="float" office:value="1" calcext:value-type="float">
            <text:p>1</text:p>
          </table:table-cell>
          <table:table-cell table:style-name="ce41" table:formula="of:=IF([$a4.$L12]&lt;&gt;&quot;&quot;;IF([.S$15]=&quot;+&quot;;CODE([$a4.$L12])-CODE(&quot;a&quot;);4- CODE([$a4.$L12])+CODE(&quot;a&quot;));&quot;&quot;)" office:value-type="float" office:value="4" calcext:value-type="float">
            <text:p>4</text:p>
          </table:table-cell>
          <table:table-cell table:style-name="ce41" table:formula="of:=IF([$a4.$K12]&lt;&gt;&quot;&quot;;IF([.T$15]=&quot;+&quot;;CODE([$a4.$K12])-CODE(&quot;a&quot;);4- CODE([$a4.$K12])+CODE(&quot;a&quot;));&quot;&quot;)" office:value-type="float" office:value="1" calcext:value-type="float">
            <text:p>1</text:p>
          </table:table-cell>
          <table:table-cell table:style-name="ce41" table:formula="of:=IF([$a4.$O12]&lt;&gt;&quot;&quot;;IF([.U$15]=&quot;+&quot;;CODE([$a4.$O12])-CODE(&quot;a&quot;);4- CODE([$a4.$O12])+CODE(&quot;a&quot;));&quot;&quot;)" office:value-type="float" office:value="3" calcext:value-type="float">
            <text:p>3</text:p>
          </table:table-cell>
          <table:table-cell table:style-name="ce41" table:formula="of:=IF([$a4.$U12]&lt;&gt;&quot;&quot;;IF([.V$15]=&quot;+&quot;;CODE([$a4.$U12])-CODE(&quot;a&quot;);4- CODE([$a4.$U12])+CODE(&quot;a&quot;));&quot;&quot;)" office:value-type="float" office:value="2" calcext:value-type="float">
            <text:p>2</text:p>
          </table:table-cell>
          <table:table-cell table:number-columns-repeated="1002"/>
        </table:table-row>
        <table:table-row table:style-name="ro1">
          <table:table-cell table:style-name="ce26" table:formula="of:=IF([$a4.$V13]&lt;&gt;&quot;&quot;;IF([.A$15]=&quot;+&quot;;CODE([$a4.$V13])-CODE(&quot;a&quot;);4- CODE([$a4.$V13])+CODE(&quot;a&quot;));&quot;&quot;)" office:value-type="float" office:value="4" calcext:value-type="float">
            <text:p>4</text:p>
          </table:table-cell>
          <table:table-cell table:style-name="ce26" table:formula="of:=IF([$a4.$M13]&lt;&gt;&quot;&quot;;IF([.B$15]=&quot;+&quot;;CODE([$a4.$M13])-CODE(&quot;a&quot;);4- CODE([$a4.$M13])+CODE(&quot;a&quot;));&quot;&quot;)" office:value-type="float" office:value="4" calcext:value-type="float">
            <text:p>4</text:p>
          </table:table-cell>
          <table:table-cell table:style-name="ce26" table:formula="of:=IF([$a4.$B13]&lt;&gt;&quot;&quot;;IF([.C$15]=&quot;+&quot;;CODE([$a4.$B13])-CODE(&quot;a&quot;);4- CODE([$a4.$B13])+CODE(&quot;a&quot;));&quot;&quot;)" office:value-type="float" office:value="3" calcext:value-type="float">
            <text:p>3</text:p>
          </table:table-cell>
          <table:table-cell table:style-name="ce26" table:formula="of:=IF([$a4.$F13]&lt;&gt;&quot;&quot;;IF([.D$15]=&quot;+&quot;;CODE([$a4.$F13])-CODE(&quot;a&quot;);4- CODE([$a4.$F13])+CODE(&quot;a&quot;));&quot;&quot;)" office:value-type="float" office:value="4" calcext:value-type="float">
            <text:p>4</text:p>
          </table:table-cell>
          <table:table-cell table:style-name="ce30" table:formula="of:=IF([$a4.$Q13]&lt;&gt;&quot;&quot;;IF([.E$15]=&quot;+&quot;;CODE([$a4.$Q13])-CODE(&quot;a&quot;);4- CODE([$a4.$Q13])+CODE(&quot;a&quot;));&quot;&quot;)" office:value-type="float" office:value="4" calcext:value-type="float">
            <text:p>4</text:p>
          </table:table-cell>
          <table:table-cell table:style-name="ce30" table:formula="of:=IF([$a4.$W13]&lt;&gt;&quot;&quot;;IF([.F$15]=&quot;+&quot;;CODE([$a4.$W13])-CODE(&quot;a&quot;);4- CODE([$a4.$W13])+CODE(&quot;a&quot;));&quot;&quot;)" office:value-type="float" office:value="3" calcext:value-type="float">
            <text:p>3</text:p>
          </table:table-cell>
          <table:table-cell table:style-name="ce33" table:formula="of:=IF([$a4.$S13]&lt;&gt;&quot;&quot;;IF([.G$15]=&quot;+&quot;;CODE([$a4.$S13])-CODE(&quot;a&quot;);4- CODE([$a4.$S13])+CODE(&quot;a&quot;));&quot;&quot;)" office:value-type="float" office:value="4" calcext:value-type="float">
            <text:p>4</text:p>
          </table:table-cell>
          <table:table-cell table:style-name="ce33" table:formula="of:=IF([$a4.$J13]&lt;&gt;&quot;&quot;;IF([.H$15]=&quot;+&quot;;CODE([$a4.$J13])-CODE(&quot;a&quot;);4- CODE([$a4.$J13])+CODE(&quot;a&quot;));&quot;&quot;)" office:value-type="float" office:value="4" calcext:value-type="float">
            <text:p>4</text:p>
          </table:table-cell>
          <table:table-cell table:style-name="ce33" table:formula="of:=IF([$a4.$E13]&lt;&gt;&quot;&quot;;IF([.I$15]=&quot;+&quot;;CODE([$a4.$E13])-CODE(&quot;a&quot;);4- CODE([$a4.$E13])+CODE(&quot;a&quot;));&quot;&quot;)" office:value-type="float" office:value="3" calcext:value-type="float">
            <text:p>3</text:p>
          </table:table-cell>
          <table:table-cell table:style-name="ce33" table:formula="of:=IF([$a4.$H13]&lt;&gt;&quot;&quot;;IF([.J$15]=&quot;+&quot;;CODE([$a4.$H13])-CODE(&quot;a&quot;);4- CODE([$a4.$H13])+CODE(&quot;a&quot;));&quot;&quot;)" office:value-type="float" office:value="2" calcext:value-type="float">
            <text:p>2</text:p>
          </table:table-cell>
          <table:table-cell table:style-name="ce33" table:formula="of:=IF([$a4.$D13]&lt;&gt;&quot;&quot;;IF([.K$15]=&quot;+&quot;;CODE([$a4.$D13])-CODE(&quot;a&quot;);4- CODE([$a4.$D13])+CODE(&quot;a&quot;));&quot;&quot;)" office:value-type="float" office:value="4" calcext:value-type="float">
            <text:p>4</text:p>
          </table:table-cell>
          <table:table-cell table:style-name="ce33" table:formula="of:=IF([$a4.$T13]&lt;&gt;&quot;&quot;;IF([.L$15]=&quot;+&quot;;CODE([$a4.$T13])-CODE(&quot;a&quot;);4- CODE([$a4.$T13])+CODE(&quot;a&quot;));&quot;&quot;)" office:value-type="float" office:value="4" calcext:value-type="float">
            <text:p>4</text:p>
          </table:table-cell>
          <table:table-cell table:style-name="ce20" table:formula="of:=IF([$a4.$Y13]&lt;&gt;&quot;&quot;;IF([.M$15]=&quot;+&quot;;CODE([$a4.$Y13])-CODE(&quot;a&quot;);4- CODE([$a4.$Y13])+CODE(&quot;a&quot;));&quot;&quot;)" office:value-type="float" office:value="4" calcext:value-type="float">
            <text:p>4</text:p>
          </table:table-cell>
          <table:table-cell table:style-name="ce20" table:formula="of:=IF([$a4.$R13]&lt;&gt;&quot;&quot;;IF([.N$15]=&quot;+&quot;;CODE([$a4.$R13])-CODE(&quot;a&quot;);4- CODE([$a4.$R13])+CODE(&quot;a&quot;));&quot;&quot;)" office:value-type="float" office:value="0" calcext:value-type="float">
            <text:p>0</text:p>
          </table:table-cell>
          <table:table-cell table:style-name="ce20" table:formula="of:=IF([$a4.$Z13]&lt;&gt;&quot;&quot;;IF([.O$15]=&quot;+&quot;;CODE([$a4.$Z13])-CODE(&quot;a&quot;);4- CODE([$a4.$Z13])+CODE(&quot;a&quot;));&quot;&quot;)" office:value-type="float" office:value="4" calcext:value-type="float">
            <text:p>4</text:p>
          </table:table-cell>
          <table:table-cell table:style-name="ce20" table:formula="of:=IF([$a4.$I13]&lt;&gt;&quot;&quot;;IF([.P$15]=&quot;+&quot;;CODE([$a4.$I13])-CODE(&quot;a&quot;);4- CODE([$a4.$I13])+CODE(&quot;a&quot;));&quot;&quot;)" office:value-type="float" office:value="4" calcext:value-type="float">
            <text:p>4</text:p>
          </table:table-cell>
          <table:table-cell table:style-name="ce38" table:formula="of:=IF([$a4.$G13]&lt;&gt;&quot;&quot;;IF([.Q$15]=&quot;+&quot;;CODE([$a4.$G13])-CODE(&quot;a&quot;);4- CODE([$a4.$G13])+CODE(&quot;a&quot;));&quot;&quot;)" office:value-type="float" office:value="4" calcext:value-type="float">
            <text:p>4</text:p>
          </table:table-cell>
          <table:table-cell table:style-name="ce38" table:formula="of:=IF([$a4.$C13]&lt;&gt;&quot;&quot;;IF([.R$15]=&quot;+&quot;;CODE([$a4.$C13])-CODE(&quot;a&quot;);4- CODE([$a4.$C13])+CODE(&quot;a&quot;));&quot;&quot;)" office:value-type="float" office:value="3" calcext:value-type="float">
            <text:p>3</text:p>
          </table:table-cell>
          <table:table-cell table:style-name="ce41" table:formula="of:=IF([$a4.$L13]&lt;&gt;&quot;&quot;;IF([.S$15]=&quot;+&quot;;CODE([$a4.$L13])-CODE(&quot;a&quot;);4- CODE([$a4.$L13])+CODE(&quot;a&quot;));&quot;&quot;)" office:value-type="float" office:value="3" calcext:value-type="float">
            <text:p>3</text:p>
          </table:table-cell>
          <table:table-cell table:style-name="ce41" table:formula="of:=IF([$a4.$K13]&lt;&gt;&quot;&quot;;IF([.T$15]=&quot;+&quot;;CODE([$a4.$K13])-CODE(&quot;a&quot;);4- CODE([$a4.$K13])+CODE(&quot;a&quot;));&quot;&quot;)" office:value-type="float" office:value="4" calcext:value-type="float">
            <text:p>4</text:p>
          </table:table-cell>
          <table:table-cell table:style-name="ce41" table:formula="of:=IF([$a4.$O13]&lt;&gt;&quot;&quot;;IF([.U$15]=&quot;+&quot;;CODE([$a4.$O13])-CODE(&quot;a&quot;);4- CODE([$a4.$O13])+CODE(&quot;a&quot;));&quot;&quot;)" office:value-type="float" office:value="2" calcext:value-type="float">
            <text:p>2</text:p>
          </table:table-cell>
          <table:table-cell table:style-name="ce41" table:formula="of:=IF([$a4.$U13]&lt;&gt;&quot;&quot;;IF([.V$15]=&quot;+&quot;;CODE([$a4.$U13])-CODE(&quot;a&quot;);4- CODE([$a4.$U13])+CODE(&quot;a&quot;));&quot;&quot;)" office:value-type="float" office:value="0" calcext:value-type="float">
            <text:p>0</text:p>
          </table:table-cell>
          <table:table-cell table:number-columns-repeated="1002"/>
        </table:table-row>
        <table:table-row table:style-name="ro1">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number-columns-repeated="1002"/>
        </table:table-row>
        <table:table-row table:style-name="ro1">
          <table:table-cell table:style-name="ce19" table:formula="of:=AVERAGE([.A3:.A14])" office:value-type="float" office:value="3.2" calcext:value-type="float">
            <text:p>3.20</text:p>
          </table:table-cell>
          <table:table-cell table:style-name="ce19" table:formula="of:=AVERAGE([.B3:.B14])" office:value-type="float" office:value="2.7" calcext:value-type="float">
            <text:p>2.70</text:p>
          </table:table-cell>
          <table:table-cell table:style-name="ce19" table:formula="of:=AVERAGE([.C3:.C14])" office:value-type="float" office:value="3.2" calcext:value-type="float">
            <text:p>3.20</text:p>
          </table:table-cell>
          <table:table-cell table:style-name="ce19" table:formula="of:=AVERAGE([.D3:.D14])" office:value-type="float" office:value="2.6" calcext:value-type="float">
            <text:p>2.60</text:p>
          </table:table-cell>
          <table:table-cell table:style-name="ce19" table:formula="of:=AVERAGE([.E3:.E14])" office:value-type="float" office:value="1.9" calcext:value-type="float">
            <text:p>1.90</text:p>
          </table:table-cell>
          <table:table-cell table:style-name="ce19" table:formula="of:=AVERAGE([.F3:.F14])" office:value-type="float" office:value="1.9" calcext:value-type="float">
            <text:p>1.90</text:p>
          </table:table-cell>
          <table:table-cell table:style-name="ce19" table:formula="of:=AVERAGE([.G3:.G14])" office:value-type="float" office:value="1.1" calcext:value-type="float">
            <text:p>1.10</text:p>
          </table:table-cell>
          <table:table-cell table:style-name="ce19" table:formula="of:=AVERAGE([.H3:.H14])" office:value-type="float" office:value="2.11111111111111" calcext:value-type="float">
            <text:p>2.11</text:p>
          </table:table-cell>
          <table:table-cell table:style-name="ce19" table:formula="of:=AVERAGE([.I3:.I14])" office:value-type="float" office:value="1.6" calcext:value-type="float">
            <text:p>1.60</text:p>
          </table:table-cell>
          <table:table-cell table:style-name="ce19" table:formula="of:=AVERAGE([.J3:.J14])" office:value-type="float" office:value="1.7" calcext:value-type="float">
            <text:p>1.70</text:p>
          </table:table-cell>
          <table:table-cell table:style-name="ce19" table:formula="of:=AVERAGE([.K3:.K14])" office:value-type="float" office:value="1.4" calcext:value-type="float">
            <text:p>1.40</text:p>
          </table:table-cell>
          <table:table-cell table:style-name="ce19" table:formula="of:=AVERAGE([.L3:.L14])" office:value-type="float" office:value="1.1" calcext:value-type="float">
            <text:p>1.10</text:p>
          </table:table-cell>
          <table:table-cell table:style-name="ce19" table:formula="of:=AVERAGE([.M3:.M14])" office:value-type="float" office:value="2.2" calcext:value-type="float">
            <text:p>2.20</text:p>
          </table:table-cell>
          <table:table-cell table:style-name="ce19" table:formula="of:=AVERAGE([.N3:.N14])" office:value-type="float" office:value="2.22222222222222" calcext:value-type="float">
            <text:p>2.22</text:p>
          </table:table-cell>
          <table:table-cell table:style-name="ce19" table:formula="of:=AVERAGE([.O3:.O14])" office:value-type="float" office:value="2.1" calcext:value-type="float">
            <text:p>2.10</text:p>
          </table:table-cell>
          <table:table-cell table:style-name="ce19" table:formula="of:=AVERAGE([.P3:.P14])" office:value-type="float" office:value="1.7" calcext:value-type="float">
            <text:p>1.70</text:p>
          </table:table-cell>
          <table:table-cell table:style-name="ce19" table:formula="of:=AVERAGE([.Q3:.Q14])" office:value-type="float" office:value="2.3" calcext:value-type="float">
            <text:p>2.30</text:p>
          </table:table-cell>
          <table:table-cell table:style-name="ce19" table:formula="of:=AVERAGE([.R3:.R14])" office:value-type="float" office:value="2.2" calcext:value-type="float">
            <text:p>2.20</text:p>
          </table:table-cell>
          <table:table-cell table:style-name="ce19" table:formula="of:=AVERAGE([.S3:.S14])" office:value-type="float" office:value="2.11111111111111" calcext:value-type="float">
            <text:p>2.11</text:p>
          </table:table-cell>
          <table:table-cell table:style-name="ce19" table:formula="of:=AVERAGE([.T3:.T14])" office:value-type="float" office:value="2.33333333333333" calcext:value-type="float">
            <text:p>2.33</text:p>
          </table:table-cell>
          <table:table-cell table:style-name="ce19" table:formula="of:=AVERAGE([.U3:.U14])" office:value-type="float" office:value="1.6" calcext:value-type="float">
            <text:p>1.60</text:p>
          </table:table-cell>
          <table:table-cell table:style-name="ce19" table:formula="of:=AVERAGE([.V3:.V14])" office:value-type="float" office:value="1.4" calcext:value-type="float">
            <text:p>1.40</text:p>
          </table:table-cell>
          <table:table-cell table:number-columns-repeated="1002"/>
        </table:table-row>
        <table:table-row table:style-name="ro2" table:number-rows-repeated="1048559">
          <table:table-cell table:number-columns-repeated="1024"/>
        </table:table-row>
        <table:table-row table:style-name="ro2">
          <table:table-cell table:number-columns-repeated="1024"/>
        </table:table-row>
      </table:table>
      <table:table table:name="a4-questions" table:style-name="ta7">
        <table:table-column table:style-name="co15" table:default-cell-style-name="Default"/>
        <table:table-column table:style-name="co7"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6" table:number-columns-repeated="1018" table:default-cell-style-name="Default"/>
        <table:table-row table:style-name="ro1">
          <table:table-cell table:style-name="ce1" office:value-type="string" calcext:value-type="string">
            <text:p>score</text:p>
          </table:table-cell>
          <table:table-cell table:style-name="ce1" office:value-type="string" calcext:value-type="string">
            <text:p>code</text:p>
          </table:table-cell>
          <table:table-cell table:style-name="ce1" office:value-type="string" calcext:value-type="string">
            <text:p>category</text:p>
          </table:table-cell>
          <table:table-cell table:style-name="ce1" office:value-type="string" calcext:value-type="string">
            <text:p>type</text:p>
          </table:table-cell>
          <table:table-cell table:number-columns-repeated="1020"/>
        </table:table-row>
        <table:table-row table:style-name="ro1">
          <table:table-cell table:style-name="ce42" table:formula="of:=HLOOKUP([.B2];[$'a4-weighted'.$A$2:.$V$16];15; 0)" office:value-type="float" office:value="3.2" calcext:value-type="float">
            <text:p>3.2</text:p>
          </table:table-cell>
          <table:table-cell table:style-name="ce27" office:value-type="string" calcext:value-type="string">
            <text:p>d490</text:p>
          </table:table-cell>
          <table:table-cell table:style-name="ce27" office:value-type="string" calcext:value-type="string">
            <text:p>Smartphone</text:p>
          </table:table-cell>
          <table:table-cell table:style-name="ce27" office:value-type="string" calcext:value-type="string">
            <text:p>Positive</text:p>
          </table:table-cell>
          <table:table-cell table:style-name="ce27" office:value-type="string" calcext:value-type="string">
            <text:p>外出する際にスマートフォンを身に付けていた</text:p>
          </table:table-cell>
          <table:table-cell table:style-name="ce27" office:value-type="string" calcext:value-type="string">
            <text:p>I carried the smartphone around with me.</text:p>
          </table:table-cell>
          <table:table-cell table:number-columns-repeated="1018"/>
        </table:table-row>
        <table:table-row table:style-name="ro1">
          <table:table-cell table:style-name="ce42" table:formula="of:=HLOOKUP([.B3];[$'a4-weighted'.$A$2:.$V$16];15; 0)" office:value-type="float" office:value="2.7" calcext:value-type="float">
            <text:p>2.7</text:p>
          </table:table-cell>
          <table:table-cell table:style-name="ce27" office:value-type="string" calcext:value-type="string">
            <text:p>73d5</text:p>
          </table:table-cell>
          <table:table-cell table:style-name="ce27" office:value-type="string" calcext:value-type="string">
            <text:p>Smartphone</text:p>
          </table:table-cell>
          <table:table-cell table:style-name="ce27" office:value-type="string" calcext:value-type="string">
            <text:p>Negative</text:p>
          </table:table-cell>
          <table:table-cell table:style-name="ce27" office:value-type="string" calcext:value-type="string">
            <text:p>スマートフォンを忘れたことがあった</text:p>
          </table:table-cell>
          <table:table-cell table:style-name="ce27" office:value-type="string" calcext:value-type="string">
            <text:p>I forgot the smartphone existed.</text:p>
          </table:table-cell>
          <table:table-cell table:number-columns-repeated="1018"/>
        </table:table-row>
        <table:table-row table:style-name="ro1">
          <table:table-cell table:style-name="ce42" table:formula="of:=HLOOKUP([.B4];[$'a4-weighted'.$A$2:.$V$16];15; 0)" office:value-type="float" office:value="3.2" calcext:value-type="float">
            <text:p>3.2</text:p>
          </table:table-cell>
          <table:table-cell table:style-name="ce27" office:value-type="string" calcext:value-type="string">
            <text:p>113c</text:p>
          </table:table-cell>
          <table:table-cell table:style-name="ce27" office:value-type="string" calcext:value-type="string">
            <text:p>Smartphone</text:p>
          </table:table-cell>
          <table:table-cell table:style-name="ce27" office:value-type="string" calcext:value-type="string">
            <text:p>Positive</text:p>
          </table:table-cell>
          <table:table-cell table:style-name="ce27" office:value-type="string" calcext:value-type="string">
            <text:p>夜にスマートフォンを充電することを覚えていた</text:p>
          </table:table-cell>
          <table:table-cell table:style-name="ce27" office:value-type="string" calcext:value-type="string">
            <text:p>I remembered to charge the phone at night.</text:p>
          </table:table-cell>
          <table:table-cell table:number-columns-repeated="1018"/>
        </table:table-row>
        <table:table-row table:style-name="ro1">
          <table:table-cell table:style-name="ce42" table:formula="of:=HLOOKUP([.B5];[$'a4-weighted'.$A$2:.$V$16];15; 0)" office:value-type="float" office:value="2.6" calcext:value-type="float">
            <text:p>2.6</text:p>
          </table:table-cell>
          <table:table-cell table:style-name="ce27" office:value-type="string" calcext:value-type="string">
            <text:p>4820</text:p>
          </table:table-cell>
          <table:table-cell table:style-name="ce27" office:value-type="string" calcext:value-type="string">
            <text:p>Smartphone</text:p>
          </table:table-cell>
          <table:table-cell table:style-name="ce27" office:value-type="string" calcext:value-type="string">
            <text:p>Positive</text:p>
          </table:table-cell>
          <table:table-cell table:style-name="ce27" office:value-type="string" calcext:value-type="string">
            <text:p>スマートフォンの基本的な操作ができるようになった（電源を入れる、画面のロックを解除する、ゲームを起動する、前の画面に戻る、ホーム画面に戻る）</text:p>
          </table:table-cell>
          <table:table-cell table:style-name="ce27" office:value-type="string" calcext:value-type="string">
            <text:p>I was able to learn the basic operation of the smartphone (turn it on, unlock the screen, open the game, go to the previous screen and go to the home screen).</text:p>
          </table:table-cell>
          <table:table-cell table:number-columns-repeated="1018"/>
        </table:table-row>
        <table:table-row table:style-name="ro1">
          <table:table-cell table:style-name="ce42"/>
          <table:table-cell table:style-name="ce27" office:value-type="string" calcext:value-type="string">
            <text:p>90b7</text:p>
          </table:table-cell>
          <table:table-cell table:style-name="ce27" office:value-type="string" calcext:value-type="string">
            <text:p>Smartphone</text:p>
          </table:table-cell>
          <table:table-cell table:style-name="ce27" office:value-type="string" calcext:value-type="string">
            <text:p>open</text:p>
          </table:table-cell>
          <table:table-cell table:style-name="ce27" office:value-type="string" calcext:value-type="string">
            <text:p>スマートフォンの使い方について難しかったことや改善点があれば自由にお書き下さい</text:p>
          </table:table-cell>
          <table:table-cell table:style-name="ce27" office:value-type="string" calcext:value-type="string">
            <text:p>Could you please tell us if there was anything annoying or difficult about using the smartphone?</text:p>
          </table:table-cell>
          <table:table-cell table:number-columns-repeated="1018"/>
        </table:table-row>
        <table:table-row table:style-name="ro1">
          <table:table-cell table:style-name="ce42" table:formula="of:=HLOOKUP([.B7];[$'a4-weighted'.$A$2:.$V$16];15; 0)" office:value-type="float" office:value="1.9" calcext:value-type="float">
            <text:p>1.9</text:p>
          </table:table-cell>
          <table:table-cell table:style-name="ce27" office:value-type="string" calcext:value-type="string">
            <text:p>9c73</text:p>
          </table:table-cell>
          <table:table-cell table:style-name="ce27" office:value-type="string" calcext:value-type="string">
            <text:p>Learning</text:p>
          </table:table-cell>
          <table:table-cell table:style-name="ce27" office:value-type="string" calcext:value-type="string">
            <text:p>Positive</text:p>
          </table:table-cell>
          <table:table-cell table:style-name="ce27" office:value-type="string" calcext:value-type="string">
            <text:p>ゲームのやり方は理解しやすかった</text:p>
          </table:table-cell>
          <table:table-cell table:style-name="ce27" office:value-type="string" calcext:value-type="string">
            <text:p>I think it's easy to learn how to play the game.</text:p>
          </table:table-cell>
          <table:table-cell table:number-columns-repeated="1018"/>
        </table:table-row>
        <table:table-row table:style-name="ro1">
          <table:table-cell table:style-name="ce42" table:formula="of:=HLOOKUP([.B8];[$'a4-weighted'.$A$2:.$V$16];15; 0)" office:value-type="float" office:value="1.9" calcext:value-type="float">
            <text:p>1.9</text:p>
          </table:table-cell>
          <table:table-cell table:style-name="ce27" office:value-type="string" calcext:value-type="string">
            <text:p>da1b</text:p>
          </table:table-cell>
          <table:table-cell table:style-name="ce27" office:value-type="string" calcext:value-type="string">
            <text:p>Learning</text:p>
          </table:table-cell>
          <table:table-cell table:style-name="ce27" office:value-type="string" calcext:value-type="string">
            <text:p>Negative</text:p>
          </table:table-cell>
          <table:table-cell table:style-name="ce27" office:value-type="string" calcext:value-type="string">
            <text:p>ゲームのやり方を理解するためにマニュアルを見る必要があった</text:p>
          </table:table-cell>
          <table:table-cell table:style-name="ce27" office:value-type="string" calcext:value-type="string">
            <text:p>I needed to consult the manual to play the game.</text:p>
          </table:table-cell>
          <table:table-cell table:number-columns-repeated="1018"/>
        </table:table-row>
        <table:table-row table:style-name="ro1">
          <table:table-cell table:style-name="ce42" table:formula="of:=HLOOKUP([.B9];[$'a4-weighted'.$A$2:.$V$16];15; 0)" office:value-type="float" office:value="1.1" calcext:value-type="float">
            <text:p>1.1</text:p>
          </table:table-cell>
          <table:table-cell table:style-name="ce27" office:value-type="string" calcext:value-type="string">
            <text:p>b8a6</text:p>
          </table:table-cell>
          <table:table-cell table:style-name="ce27" office:value-type="string" calcext:value-type="string">
            <text:p>Interface</text:p>
          </table:table-cell>
          <table:table-cell table:style-name="ce27" office:value-type="string" calcext:value-type="string">
            <text:p>Positive</text:p>
          </table:table-cell>
          <table:table-cell table:style-name="ce27" office:value-type="string" calcext:value-type="string">
            <text:p>ゲームのやり方に慣れた</text:p>
          </table:table-cell>
          <table:table-cell table:style-name="ce27" office:value-type="string" calcext:value-type="string">
            <text:p>I feel comfortable with the game controls.</text:p>
          </table:table-cell>
          <table:table-cell table:number-columns-repeated="1018"/>
        </table:table-row>
        <table:table-row table:style-name="ro1">
          <table:table-cell table:style-name="ce42" table:formula="of:=HLOOKUP([.B10];[$'a4-weighted'.$A$2:.$V$16];15; 0)" office:value-type="float" office:value="2.11111111111111" calcext:value-type="float">
            <text:p>2.1</text:p>
          </table:table-cell>
          <table:table-cell table:style-name="ce27" office:value-type="string" calcext:value-type="string">
            <text:p>5fdd</text:p>
          </table:table-cell>
          <table:table-cell table:style-name="ce27" office:value-type="string" calcext:value-type="string">
            <text:p>Interface</text:p>
          </table:table-cell>
          <table:table-cell table:style-name="ce27" office:value-type="string" calcext:value-type="string">
            <text:p>Negative</text:p>
          </table:table-cell>
          <table:table-cell table:style-name="ce27" office:value-type="string" calcext:value-type="string">
            <text:p>まだゲームのやり方がわからない</text:p>
          </table:table-cell>
          <table:table-cell table:style-name="ce27" office:value-type="string" calcext:value-type="string">
            <text:p>The game controls are confusing.</text:p>
          </table:table-cell>
          <table:table-cell table:number-columns-repeated="1018"/>
        </table:table-row>
        <table:table-row table:style-name="ro1">
          <table:table-cell table:style-name="ce42" table:formula="of:=HLOOKUP([.B11];[$'a4-weighted'.$A$2:.$V$16];15; 0)" office:value-type="float" office:value="1.6" calcext:value-type="float">
            <text:p>1.6</text:p>
          </table:table-cell>
          <table:table-cell table:style-name="ce27" office:value-type="string" calcext:value-type="string">
            <text:p>43bf</text:p>
          </table:table-cell>
          <table:table-cell table:style-name="ce27" office:value-type="string" calcext:value-type="string">
            <text:p>Interface</text:p>
          </table:table-cell>
          <table:table-cell table:style-name="ce27" office:value-type="string" calcext:value-type="string">
            <text:p>Positive</text:p>
          </table:table-cell>
          <table:table-cell table:style-name="ce27" office:value-type="string" calcext:value-type="string">
            <text:p>思い通りにゲームできた</text:p>
          </table:table-cell>
          <table:table-cell table:style-name="ce27" office:value-type="string" calcext:value-type="string">
            <text:p>The controls behaved as I expected.</text:p>
          </table:table-cell>
          <table:table-cell table:number-columns-repeated="1018"/>
        </table:table-row>
        <table:table-row table:style-name="ro1">
          <table:table-cell table:style-name="ce42" table:formula="of:=HLOOKUP([.B12];[$'a4-weighted'.$A$2:.$V$16];15; 0)" office:value-type="float" office:value="1.7" calcext:value-type="float">
            <text:p>1.7</text:p>
          </table:table-cell>
          <table:table-cell table:style-name="ce27" office:value-type="string" calcext:value-type="string">
            <text:p>5873</text:p>
          </table:table-cell>
          <table:table-cell table:style-name="ce27" office:value-type="string" calcext:value-type="string">
            <text:p>Interface</text:p>
          </table:table-cell>
          <table:table-cell table:style-name="ce27" office:value-type="string" calcext:value-type="string">
            <text:p>Negative</text:p>
          </table:table-cell>
          <table:table-cell table:style-name="ce27" office:value-type="string" calcext:value-type="string">
            <text:p>ゲームの中で、したいことをどのようにすればできるのかわからなかった</text:p>
          </table:table-cell>
          <table:table-cell table:style-name="ce27" office:value-type="string" calcext:value-type="string">
            <text:p>I didn't know how to do something inside the game.</text:p>
          </table:table-cell>
          <table:table-cell table:number-columns-repeated="1018"/>
        </table:table-row>
        <table:table-row table:style-name="ro1">
          <table:table-cell table:style-name="ce42" table:formula="of:=HLOOKUP([.B13];[$'a4-weighted'.$A$2:.$V$16];15; 0)" office:value-type="float" office:value="1.4" calcext:value-type="float">
            <text:p>1.4</text:p>
          </table:table-cell>
          <table:table-cell table:style-name="ce27" office:value-type="string" calcext:value-type="string">
            <text:p>31b7</text:p>
          </table:table-cell>
          <table:table-cell table:style-name="ce27" office:value-type="string" calcext:value-type="string">
            <text:p>Interface</text:p>
          </table:table-cell>
          <table:table-cell table:style-name="ce27" office:value-type="string" calcext:value-type="string">
            <text:p>Positive</text:p>
          </table:table-cell>
          <table:table-cell table:style-name="ce27" office:value-type="string" calcext:value-type="string">
            <text:p>ゲームの操作に自信がある</text:p>
          </table:table-cell>
          <table:table-cell table:style-name="ce27" office:value-type="string" calcext:value-type="string">
            <text:p>I feel confident using the game controls.</text:p>
          </table:table-cell>
          <table:table-cell table:number-columns-repeated="1018"/>
        </table:table-row>
        <table:table-row table:style-name="ro1">
          <table:table-cell table:style-name="ce42" table:formula="of:=HLOOKUP([.B14];[$'a4-weighted'.$A$2:.$V$16];15; 0)" office:value-type="float" office:value="1.1" calcext:value-type="float">
            <text:p>1.1</text:p>
          </table:table-cell>
          <table:table-cell table:style-name="ce27" office:value-type="string" calcext:value-type="string">
            <text:p>cbb9</text:p>
          </table:table-cell>
          <table:table-cell table:style-name="ce27" office:value-type="string" calcext:value-type="string">
            <text:p>Interface</text:p>
          </table:table-cell>
          <table:table-cell table:style-name="ce27" office:value-type="string" calcext:value-type="string">
            <text:p>Negative</text:p>
          </table:table-cell>
          <table:table-cell table:style-name="ce27" office:value-type="string" calcext:value-type="string">
            <text:p>操作に対する反応が悪かった</text:p>
          </table:table-cell>
          <table:table-cell table:style-name="ce27" office:value-type="string" calcext:value-type="string">
            <text:p>The game took a long time to respond.</text:p>
          </table:table-cell>
          <table:table-cell table:number-columns-repeated="1018"/>
        </table:table-row>
        <table:table-row table:style-name="ro1">
          <table:table-cell table:style-name="ce42" table:formula="of:=HLOOKUP([.B15];[$'a4-weighted'.$A$2:.$V$16];15; 0)" office:value-type="float" office:value="2.2" calcext:value-type="float">
            <text:p>2.2</text:p>
          </table:table-cell>
          <table:table-cell table:style-name="ce27" office:value-type="string" calcext:value-type="string">
            <text:p>e0bd</text:p>
          </table:table-cell>
          <table:table-cell table:style-name="ce27" office:value-type="string" calcext:value-type="string">
            <text:p>Goals</text:p>
          </table:table-cell>
          <table:table-cell table:style-name="ce27" office:value-type="string" calcext:value-type="string">
            <text:p>Positive</text:p>
          </table:table-cell>
          <table:table-cell table:style-name="ce27" office:value-type="string" calcext:value-type="string">
            <text:p>ゲームのルールを理解した</text:p>
          </table:table-cell>
          <table:table-cell table:style-name="ce27" office:value-type="string" calcext:value-type="string">
            <text:p>I understood the rules of the game.</text:p>
          </table:table-cell>
          <table:table-cell table:number-columns-repeated="1018"/>
        </table:table-row>
        <table:table-row table:style-name="ro1">
          <table:table-cell table:style-name="ce42" table:formula="of:=HLOOKUP([.B16];[$'a4-weighted'.$A$2:.$V$16];15; 0)" office:value-type="float" office:value="2.22222222222222" calcext:value-type="float">
            <text:p>2.2</text:p>
          </table:table-cell>
          <table:table-cell table:style-name="ce27" office:value-type="string" calcext:value-type="string">
            <text:p>a2f2</text:p>
          </table:table-cell>
          <table:table-cell table:style-name="ce27" office:value-type="string" calcext:value-type="string">
            <text:p>Goals</text:p>
          </table:table-cell>
          <table:table-cell table:style-name="ce27" office:value-type="string" calcext:value-type="string">
            <text:p>Negative</text:p>
          </table:table-cell>
          <table:table-cell table:style-name="ce27" office:value-type="string" calcext:value-type="string">
            <text:p>ゲームで何をすべきかわからなかった</text:p>
          </table:table-cell>
          <table:table-cell table:style-name="ce27" office:value-type="string" calcext:value-type="string">
            <text:p>I didn't know what I was supposed to do in the game.</text:p>
          </table:table-cell>
          <table:table-cell table:number-columns-repeated="1018"/>
        </table:table-row>
        <table:table-row table:style-name="ro1">
          <table:table-cell table:style-name="ce42" table:formula="of:=HLOOKUP([.B17];[$'a4-weighted'.$A$2:.$V$16];15; 0)" office:value-type="float" office:value="2.1" calcext:value-type="float">
            <text:p>2.1</text:p>
          </table:table-cell>
          <table:table-cell table:style-name="ce27" office:value-type="string" calcext:value-type="string">
            <text:p>e62b</text:p>
          </table:table-cell>
          <table:table-cell table:style-name="ce27" office:value-type="string" calcext:value-type="string">
            <text:p>Goals</text:p>
          </table:table-cell>
          <table:table-cell table:style-name="ce27" office:value-type="string" calcext:value-type="string">
            <text:p>Positive</text:p>
          </table:table-cell>
          <table:table-cell table:style-name="ce27" office:value-type="string" calcext:value-type="string">
            <text:p>ゲームで目的を達成するためにどうすればよいか理解できた</text:p>
          </table:table-cell>
          <table:table-cell table:style-name="ce27" office:value-type="string" calcext:value-type="string">
            <text:p>I understood what I had to do to win the game.</text:p>
          </table:table-cell>
          <table:table-cell table:number-columns-repeated="1018"/>
        </table:table-row>
        <table:table-row table:style-name="ro1">
          <table:table-cell table:style-name="ce42" table:formula="of:=HLOOKUP([.B18];[$'a4-weighted'.$A$2:.$V$16];15; 0)" office:value-type="float" office:value="1.7" calcext:value-type="float">
            <text:p>1.7</text:p>
          </table:table-cell>
          <table:table-cell table:style-name="ce27" office:value-type="string" calcext:value-type="string">
            <text:p>5be7</text:p>
          </table:table-cell>
          <table:table-cell table:style-name="ce27" office:value-type="string" calcext:value-type="string">
            <text:p>Goals</text:p>
          </table:table-cell>
          <table:table-cell table:style-name="ce27" office:value-type="string" calcext:value-type="string">
            <text:p>Negative</text:p>
          </table:table-cell>
          <table:table-cell table:style-name="ce27" office:value-type="string" calcext:value-type="string">
            <text:p>次に何をすれば良いかわからなくなることがあった</text:p>
          </table:table-cell>
          <table:table-cell table:style-name="ce27" office:value-type="string" calcext:value-type="string">
            <text:p>I couldn't decide my next goal while playing.</text:p>
          </table:table-cell>
          <table:table-cell table:number-columns-repeated="1018"/>
        </table:table-row>
        <table:table-row table:style-name="ro1">
          <table:table-cell table:style-name="ce42" table:formula="of:=HLOOKUP([.B19];[$'a4-weighted'.$A$2:.$V$16];15; 0)" office:value-type="float" office:value="2.3" calcext:value-type="float">
            <text:p>2.3</text:p>
          </table:table-cell>
          <table:table-cell table:style-name="ce27" office:value-type="string" calcext:value-type="string">
            <text:p>4dbf</text:p>
          </table:table-cell>
          <table:table-cell table:style-name="ce27" office:value-type="string" calcext:value-type="string">
            <text:p>Feedback</text:p>
          </table:table-cell>
          <table:table-cell table:style-name="ce27" office:value-type="string" calcext:value-type="string">
            <text:p>Positive</text:p>
          </table:table-cell>
          <table:table-cell table:style-name="ce27" office:value-type="string" calcext:value-type="string">
            <text:p>目的を達成するために必要となる情報は与えられていた</text:p>
          </table:table-cell>
          <table:table-cell table:style-name="ce27" office:value-type="string" calcext:value-type="string">
            <text:p>I had all the information I needed to achieve my goals.</text:p>
          </table:table-cell>
          <table:table-cell table:number-columns-repeated="1018"/>
        </table:table-row>
        <table:table-row table:style-name="ro1">
          <table:table-cell table:style-name="ce42" table:formula="of:=HLOOKUP([.B20];[$'a4-weighted'.$A$2:.$V$16];15; 0)" office:value-type="float" office:value="2.2" calcext:value-type="float">
            <text:p>2.2</text:p>
          </table:table-cell>
          <table:table-cell table:style-name="ce27" office:value-type="string" calcext:value-type="string">
            <text:p>3140</text:p>
          </table:table-cell>
          <table:table-cell table:style-name="ce27" office:value-type="string" calcext:value-type="string">
            <text:p>Feedback</text:p>
          </table:table-cell>
          <table:table-cell table:style-name="ce27" office:value-type="string" calcext:value-type="string">
            <text:p>Negative</text:p>
          </table:table-cell>
          <table:table-cell table:style-name="ce27" office:value-type="string" calcext:value-type="string">
            <text:p>画面上の情報はあまり意味が無かった</text:p>
          </table:table-cell>
          <table:table-cell table:style-name="ce27" office:value-type="string" calcext:value-type="string">
            <text:p>The information on the screen made no sense.</text:p>
          </table:table-cell>
          <table:table-cell table:number-columns-repeated="1018"/>
        </table:table-row>
        <table:table-row table:style-name="ro1">
          <table:table-cell table:style-name="ce42" table:formula="of:=HLOOKUP([.B21];[$'a4-weighted'.$A$2:.$V$16];15; 0)" office:value-type="float" office:value="2.11111111111111" calcext:value-type="float">
            <text:p>2.1</text:p>
          </table:table-cell>
          <table:table-cell table:style-name="ce27" office:value-type="string" calcext:value-type="string">
            <text:p>62ba</text:p>
          </table:table-cell>
          <table:table-cell table:style-name="ce27" office:value-type="string" calcext:value-type="string">
            <text:p>Aesthetics</text:p>
          </table:table-cell>
          <table:table-cell table:style-name="ce27" office:value-type="string" calcext:value-type="string">
            <text:p>Positive</text:p>
          </table:table-cell>
          <table:table-cell table:style-name="ce27" office:value-type="string" calcext:value-type="string">
            <text:p>ゲームの見た目が好きだ</text:p>
          </table:table-cell>
          <table:table-cell table:style-name="ce27" office:value-type="string" calcext:value-type="string">
            <text:p>I like the visual style of the game.</text:p>
          </table:table-cell>
          <table:table-cell table:number-columns-repeated="1018"/>
        </table:table-row>
        <table:table-row table:style-name="ro1">
          <table:table-cell table:style-name="ce42" table:formula="of:=HLOOKUP([.B22];[$'a4-weighted'.$A$2:.$V$16];15; 0)" office:value-type="float" office:value="2.33333333333333" calcext:value-type="float">
            <text:p>2.3</text:p>
          </table:table-cell>
          <table:table-cell table:style-name="ce27" office:value-type="string" calcext:value-type="string">
            <text:p>5ffc</text:p>
          </table:table-cell>
          <table:table-cell table:style-name="ce27" office:value-type="string" calcext:value-type="string">
            <text:p>Aesthetics</text:p>
          </table:table-cell>
          <table:table-cell table:style-name="ce27" office:value-type="string" calcext:value-type="string">
            <text:p>Negative</text:p>
          </table:table-cell>
          <table:table-cell table:style-name="ce27" office:value-type="string" calcext:value-type="string">
            <text:p>ゲームの見た目は、このゲームに合っていない</text:p>
          </table:table-cell>
          <table:table-cell table:style-name="ce27" office:value-type="string" calcext:value-type="string">
            <text:p>The game graphics are not suitable for the game's theme.</text:p>
          </table:table-cell>
          <table:table-cell table:number-columns-repeated="1018"/>
        </table:table-row>
        <table:table-row table:style-name="ro1">
          <table:table-cell table:style-name="ce42" table:formula="of:=HLOOKUP([.B23];[$'a4-weighted'.$A$2:.$V$16];15; 0)" office:value-type="float" office:value="1.6" calcext:value-type="float">
            <text:p>1.6</text:p>
          </table:table-cell>
          <table:table-cell table:style-name="ce27" office:value-type="string" calcext:value-type="string">
            <text:p>7bdd</text:p>
          </table:table-cell>
          <table:table-cell table:style-name="ce27" office:value-type="string" calcext:value-type="string">
            <text:p>Aesthetics</text:p>
          </table:table-cell>
          <table:table-cell table:style-name="ce27" office:value-type="string" calcext:value-type="string">
            <text:p>Positive</text:p>
          </table:table-cell>
          <table:table-cell table:style-name="ce27" office:value-type="string" calcext:value-type="string">
            <text:p>ゲームの音楽が好きだ</text:p>
          </table:table-cell>
          <table:table-cell table:style-name="ce27" office:value-type="string" calcext:value-type="string">
            <text:p>I liked the game music.</text:p>
          </table:table-cell>
          <table:table-cell table:number-columns-repeated="1018"/>
        </table:table-row>
        <table:table-row table:style-name="ro1">
          <table:table-cell table:style-name="ce42" table:formula="of:=HLOOKUP([.B24];[$'a4-weighted'.$A$2:.$V$16];15; 0)" office:value-type="float" office:value="1.4" calcext:value-type="float">
            <text:p>1.4</text:p>
          </table:table-cell>
          <table:table-cell table:style-name="ce27" office:value-type="string" calcext:value-type="string">
            <text:p>cc9a</text:p>
          </table:table-cell>
          <table:table-cell table:style-name="ce27" office:value-type="string" calcext:value-type="string">
            <text:p>Aesthetics</text:p>
          </table:table-cell>
          <table:table-cell table:style-name="ce27" office:value-type="string" calcext:value-type="string">
            <text:p>Negative</text:p>
          </table:table-cell>
          <table:table-cell table:style-name="ce27" office:value-type="string" calcext:value-type="string">
            <text:p>ゲームの音楽が煩わしいと感じた</text:p>
          </table:table-cell>
          <table:table-cell table:style-name="ce27" office:value-type="string" calcext:value-type="string">
            <text:p>The game music was annoying.</text:p>
          </table:table-cell>
          <table:table-cell table:number-columns-repeated="1018"/>
        </table:table-row>
        <table:table-row table:style-name="ro1">
          <table:table-cell table:style-name="ce42"/>
          <table:table-cell table:style-name="ce27" office:value-type="string" calcext:value-type="string">
            <text:p>dd04</text:p>
          </table:table-cell>
          <table:table-cell table:style-name="ce27" office:value-type="string" calcext:value-type="string">
            <text:p>*</text:p>
          </table:table-cell>
          <table:table-cell table:style-name="ce27" office:value-type="string" calcext:value-type="string">
            <text:p>open</text:p>
          </table:table-cell>
          <table:table-cell table:style-name="ce27" office:value-type="string" calcext:value-type="string">
            <text:p>ゲームについて困ったことや改善点があれば自由にお書き下さい</text:p>
          </table:table-cell>
          <table:table-cell table:style-name="ce27" office:value-type="string" calcext:value-type="string">
            <text:p>Could you please tell us if there was anything annoying or difficult about this game?</text:p>
          </table:table-cell>
          <table:table-cell table:number-columns-repeated="1018"/>
        </table:table-row>
        <table:table-row table:style-name="ro1">
          <table:table-cell table:style-name="ce42"/>
          <table:table-cell table:style-name="ce27" office:value-type="string" calcext:value-type="string">
            <text:p>7978</text:p>
          </table:table-cell>
          <table:table-cell table:style-name="ce27" office:value-type="string" calcext:value-type="string">
            <text:p>*</text:p>
          </table:table-cell>
          <table:table-cell table:style-name="ce27" office:value-type="string" calcext:value-type="string">
            <text:p>open</text:p>
          </table:table-cell>
          <table:table-cell table:style-name="ce27" office:value-type="string" calcext:value-type="string">
            <text:p>このゲームで良かった点があれば自由にお書き下さい</text:p>
          </table:table-cell>
          <table:table-cell table:style-name="ce27" office:value-type="string" calcext:value-type="string">
            <text:p>Could you please tell us if there was anything you really liked about this game?</text:p>
          </table:table-cell>
          <table:table-cell table:number-columns-repeated="1018"/>
        </table:table-row>
        <table:table-row table:style-name="ro1">
          <table:table-cell table:style-name="ce27"/>
          <table:table-cell table:number-columns-repeated="1023"/>
        </table:table-row>
        <table:table-row table:style-name="ro2" table:number-rows-repeated="1048548">
          <table:table-cell table:number-columns-repeated="1024"/>
        </table:table-row>
        <table:table-row table:style-name="ro2">
          <table:table-cell table:number-columns-repeated="1024"/>
        </table:table-row>
      </table:table>
      <table:table table:name="Copy of a4-questions" table:style-name="ta8">
        <table:table-column table:style-name="co15" table:default-cell-style-name="Default"/>
        <table:table-column table:style-name="co7"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6" table:number-columns-repeated="1018" table:default-cell-style-name="Default"/>
        <table:table-row table:style-name="ro1">
          <table:table-cell table:style-name="ce1" office:value-type="string" calcext:value-type="string">
            <text:p>score</text:p>
          </table:table-cell>
          <table:table-cell table:style-name="ce1" office:value-type="string" calcext:value-type="string">
            <text:p>code</text:p>
          </table:table-cell>
          <table:table-cell table:style-name="ce1" office:value-type="string" calcext:value-type="string">
            <text:p>category</text:p>
          </table:table-cell>
          <table:table-cell table:style-name="ce1" office:value-type="string" calcext:value-type="string">
            <text:p>type</text:p>
          </table:table-cell>
          <table:table-cell table:number-columns-repeated="1020"/>
        </table:table-row>
        <table:table-row table:style-name="ro1">
          <table:table-cell table:style-name="ce42" table:formula="of:=HLOOKUP([.B2];[$'a4-weighted'.$A$2:.$V$16];15; 0)" office:value-type="float" office:value="1.1" calcext:value-type="float">
            <text:p>1.1</text:p>
          </table:table-cell>
          <table:table-cell table:style-name="ce27" office:value-type="string" calcext:value-type="string">
            <text:p>b8a6</text:p>
          </table:table-cell>
          <table:table-cell table:style-name="ce27" office:value-type="string" calcext:value-type="string">
            <text:p>Interface</text:p>
          </table:table-cell>
          <table:table-cell table:style-name="ce27" office:value-type="string" calcext:value-type="string">
            <text:p>Positive</text:p>
          </table:table-cell>
          <table:table-cell table:style-name="ce27" office:value-type="string" calcext:value-type="string">
            <text:p>ゲームのやり方に慣れた</text:p>
          </table:table-cell>
          <table:table-cell table:style-name="ce27" office:value-type="string" calcext:value-type="string">
            <text:p>I feel comfortable with the game controls.</text:p>
          </table:table-cell>
          <table:table-cell table:number-columns-repeated="1018"/>
        </table:table-row>
        <table:table-row table:style-name="ro1">
          <table:table-cell table:style-name="ce42" table:formula="of:=HLOOKUP([.B3];[$'a4-weighted'.$A$2:.$V$16];15; 0)" office:value-type="float" office:value="1.1" calcext:value-type="float">
            <text:p>1.1</text:p>
          </table:table-cell>
          <table:table-cell table:style-name="ce27" office:value-type="string" calcext:value-type="string">
            <text:p>cbb9</text:p>
          </table:table-cell>
          <table:table-cell table:style-name="ce27" office:value-type="string" calcext:value-type="string">
            <text:p>Interface</text:p>
          </table:table-cell>
          <table:table-cell table:style-name="ce27" office:value-type="string" calcext:value-type="string">
            <text:p>Negative</text:p>
          </table:table-cell>
          <table:table-cell table:style-name="ce27" office:value-type="string" calcext:value-type="string">
            <text:p>操作に対する反応が悪かった</text:p>
          </table:table-cell>
          <table:table-cell table:style-name="ce27" office:value-type="string" calcext:value-type="string">
            <text:p>The game took a long time to respond.</text:p>
          </table:table-cell>
          <table:table-cell table:number-columns-repeated="1018"/>
        </table:table-row>
        <table:table-row table:style-name="ro1">
          <table:table-cell table:style-name="ce42" table:formula="of:=HLOOKUP([.B4];[$'a4-weighted'.$A$2:.$V$16];15; 0)" office:value-type="float" office:value="1.4" calcext:value-type="float">
            <text:p>1.4</text:p>
          </table:table-cell>
          <table:table-cell table:style-name="ce27" office:value-type="string" calcext:value-type="string">
            <text:p>31b7</text:p>
          </table:table-cell>
          <table:table-cell table:style-name="ce27" office:value-type="string" calcext:value-type="string">
            <text:p>Interface</text:p>
          </table:table-cell>
          <table:table-cell table:style-name="ce27" office:value-type="string" calcext:value-type="string">
            <text:p>Positive</text:p>
          </table:table-cell>
          <table:table-cell table:style-name="ce27" office:value-type="string" calcext:value-type="string">
            <text:p>ゲームの操作に自信がある</text:p>
          </table:table-cell>
          <table:table-cell table:style-name="ce27" office:value-type="string" calcext:value-type="string">
            <text:p>I feel confident using the game controls.</text:p>
          </table:table-cell>
          <table:table-cell table:number-columns-repeated="1018"/>
        </table:table-row>
        <table:table-row table:style-name="ro1">
          <table:table-cell table:style-name="ce42" table:formula="of:=HLOOKUP([.B5];[$'a4-weighted'.$A$2:.$V$16];15; 0)" office:value-type="float" office:value="1.4" calcext:value-type="float">
            <text:p>1.4</text:p>
          </table:table-cell>
          <table:table-cell table:style-name="ce27" office:value-type="string" calcext:value-type="string">
            <text:p>cc9a</text:p>
          </table:table-cell>
          <table:table-cell table:style-name="ce27" office:value-type="string" calcext:value-type="string">
            <text:p>Aesthetics</text:p>
          </table:table-cell>
          <table:table-cell table:style-name="ce27" office:value-type="string" calcext:value-type="string">
            <text:p>Negative</text:p>
          </table:table-cell>
          <table:table-cell table:style-name="ce27" office:value-type="string" calcext:value-type="string">
            <text:p>ゲームの音楽が煩わしいと感じた</text:p>
          </table:table-cell>
          <table:table-cell table:style-name="ce27" office:value-type="string" calcext:value-type="string">
            <text:p>The game music was annoying.</text:p>
          </table:table-cell>
          <table:table-cell table:number-columns-repeated="1018"/>
        </table:table-row>
        <table:table-row table:style-name="ro1">
          <table:table-cell table:style-name="ce42" table:formula="of:=HLOOKUP([.B6];[$'a4-weighted'.$A$2:.$V$16];15; 0)" office:value-type="float" office:value="1.6" calcext:value-type="float">
            <text:p>1.6</text:p>
          </table:table-cell>
          <table:table-cell table:style-name="ce27" office:value-type="string" calcext:value-type="string">
            <text:p>43bf</text:p>
          </table:table-cell>
          <table:table-cell table:style-name="ce27" office:value-type="string" calcext:value-type="string">
            <text:p>Interface</text:p>
          </table:table-cell>
          <table:table-cell table:style-name="ce27" office:value-type="string" calcext:value-type="string">
            <text:p>Positive</text:p>
          </table:table-cell>
          <table:table-cell table:style-name="ce27" office:value-type="string" calcext:value-type="string">
            <text:p>思い通りにゲームできた</text:p>
          </table:table-cell>
          <table:table-cell table:style-name="ce27" office:value-type="string" calcext:value-type="string">
            <text:p>The controls behaved as I expected.</text:p>
          </table:table-cell>
          <table:table-cell table:number-columns-repeated="1018"/>
        </table:table-row>
        <table:table-row table:style-name="ro1">
          <table:table-cell table:style-name="ce42" table:formula="of:=HLOOKUP([.B7];[$'a4-weighted'.$A$2:.$V$16];15; 0)" office:value-type="float" office:value="1.6" calcext:value-type="float">
            <text:p>1.6</text:p>
          </table:table-cell>
          <table:table-cell table:style-name="ce27" office:value-type="string" calcext:value-type="string">
            <text:p>7bdd</text:p>
          </table:table-cell>
          <table:table-cell table:style-name="ce27" office:value-type="string" calcext:value-type="string">
            <text:p>Aesthetics</text:p>
          </table:table-cell>
          <table:table-cell table:style-name="ce27" office:value-type="string" calcext:value-type="string">
            <text:p>Positive</text:p>
          </table:table-cell>
          <table:table-cell table:style-name="ce27" office:value-type="string" calcext:value-type="string">
            <text:p>ゲームの音楽が好きだ</text:p>
          </table:table-cell>
          <table:table-cell table:style-name="ce27" office:value-type="string" calcext:value-type="string">
            <text:p>I liked the game music.</text:p>
          </table:table-cell>
          <table:table-cell table:number-columns-repeated="1018"/>
        </table:table-row>
        <table:table-row table:style-name="ro1">
          <table:table-cell table:style-name="ce42" table:formula="of:=HLOOKUP([.B8];[$'a4-weighted'.$A$2:.$V$16];15; 0)" office:value-type="float" office:value="1.7" calcext:value-type="float">
            <text:p>1.7</text:p>
          </table:table-cell>
          <table:table-cell table:style-name="ce27" office:value-type="string" calcext:value-type="string">
            <text:p>5873</text:p>
          </table:table-cell>
          <table:table-cell table:style-name="ce27" office:value-type="string" calcext:value-type="string">
            <text:p>Interface</text:p>
          </table:table-cell>
          <table:table-cell table:style-name="ce27" office:value-type="string" calcext:value-type="string">
            <text:p>Negative</text:p>
          </table:table-cell>
          <table:table-cell table:style-name="ce27" office:value-type="string" calcext:value-type="string">
            <text:p>ゲームの中で、したいことをどのようにすればできるのかわからなかった</text:p>
          </table:table-cell>
          <table:table-cell table:style-name="ce27" office:value-type="string" calcext:value-type="string">
            <text:p>I didn't know how to do something inside the game.</text:p>
          </table:table-cell>
          <table:table-cell table:number-columns-repeated="1018"/>
        </table:table-row>
        <table:table-row table:style-name="ro1">
          <table:table-cell table:style-name="ce42" table:formula="of:=HLOOKUP([.B9];[$'a4-weighted'.$A$2:.$V$16];15; 0)" office:value-type="float" office:value="1.7" calcext:value-type="float">
            <text:p>1.7</text:p>
          </table:table-cell>
          <table:table-cell table:style-name="ce27" office:value-type="string" calcext:value-type="string">
            <text:p>5be7</text:p>
          </table:table-cell>
          <table:table-cell table:style-name="ce27" office:value-type="string" calcext:value-type="string">
            <text:p>Goals</text:p>
          </table:table-cell>
          <table:table-cell table:style-name="ce27" office:value-type="string" calcext:value-type="string">
            <text:p>Negative</text:p>
          </table:table-cell>
          <table:table-cell table:style-name="ce27" office:value-type="string" calcext:value-type="string">
            <text:p>次に何をすれば良いかわからなくなることがあった</text:p>
          </table:table-cell>
          <table:table-cell table:style-name="ce27" office:value-type="string" calcext:value-type="string">
            <text:p>I couldn't decide my next goal while playing.</text:p>
          </table:table-cell>
          <table:table-cell table:number-columns-repeated="1018"/>
        </table:table-row>
        <table:table-row table:style-name="ro1">
          <table:table-cell table:style-name="ce42" table:formula="of:=HLOOKUP([.B10];[$'a4-weighted'.$A$2:.$V$16];15; 0)" office:value-type="float" office:value="1.9" calcext:value-type="float">
            <text:p>1.9</text:p>
          </table:table-cell>
          <table:table-cell table:style-name="ce27" office:value-type="string" calcext:value-type="string">
            <text:p>9c73</text:p>
          </table:table-cell>
          <table:table-cell table:style-name="ce27" office:value-type="string" calcext:value-type="string">
            <text:p>Learning</text:p>
          </table:table-cell>
          <table:table-cell table:style-name="ce27" office:value-type="string" calcext:value-type="string">
            <text:p>Positive</text:p>
          </table:table-cell>
          <table:table-cell table:style-name="ce27" office:value-type="string" calcext:value-type="string">
            <text:p>ゲームのやり方は理解しやすかった</text:p>
          </table:table-cell>
          <table:table-cell table:style-name="ce27" office:value-type="string" calcext:value-type="string">
            <text:p>I think it's easy to learn how to play the game.</text:p>
          </table:table-cell>
          <table:table-cell table:number-columns-repeated="1018"/>
        </table:table-row>
        <table:table-row table:style-name="ro1">
          <table:table-cell table:style-name="ce42" table:formula="of:=HLOOKUP([.B11];[$'a4-weighted'.$A$2:.$V$16];15; 0)" office:value-type="float" office:value="1.9" calcext:value-type="float">
            <text:p>1.9</text:p>
          </table:table-cell>
          <table:table-cell table:style-name="ce27" office:value-type="string" calcext:value-type="string">
            <text:p>da1b</text:p>
          </table:table-cell>
          <table:table-cell table:style-name="ce27" office:value-type="string" calcext:value-type="string">
            <text:p>Learning</text:p>
          </table:table-cell>
          <table:table-cell table:style-name="ce27" office:value-type="string" calcext:value-type="string">
            <text:p>Negative</text:p>
          </table:table-cell>
          <table:table-cell table:style-name="ce27" office:value-type="string" calcext:value-type="string">
            <text:p>ゲームのやり方を理解するためにマニュアルを見る必要があった</text:p>
          </table:table-cell>
          <table:table-cell table:style-name="ce27" office:value-type="string" calcext:value-type="string">
            <text:p>I needed to consult the manual to play the game.</text:p>
          </table:table-cell>
          <table:table-cell table:number-columns-repeated="1018"/>
        </table:table-row>
        <table:table-row table:style-name="ro1">
          <table:table-cell table:style-name="ce42" table:formula="of:=HLOOKUP([.B12];[$'a4-weighted'.$A$2:.$V$16];15; 0)" office:value-type="float" office:value="2.1" calcext:value-type="float">
            <text:p>2.1</text:p>
          </table:table-cell>
          <table:table-cell table:style-name="ce27" office:value-type="string" calcext:value-type="string">
            <text:p>e62b</text:p>
          </table:table-cell>
          <table:table-cell table:style-name="ce27" office:value-type="string" calcext:value-type="string">
            <text:p>Goals</text:p>
          </table:table-cell>
          <table:table-cell table:style-name="ce27" office:value-type="string" calcext:value-type="string">
            <text:p>Positive</text:p>
          </table:table-cell>
          <table:table-cell table:style-name="ce27" office:value-type="string" calcext:value-type="string">
            <text:p>ゲームで目的を達成するためにどうすればよいか理解できた</text:p>
          </table:table-cell>
          <table:table-cell table:style-name="ce27" office:value-type="string" calcext:value-type="string">
            <text:p>I understood what I had to do to win the game.</text:p>
          </table:table-cell>
          <table:table-cell table:number-columns-repeated="1018"/>
        </table:table-row>
        <table:table-row table:style-name="ro1">
          <table:table-cell table:style-name="ce42" table:formula="of:=HLOOKUP([.B13];[$'a4-weighted'.$A$2:.$V$16];15; 0)" office:value-type="float" office:value="2.11111111111111" calcext:value-type="float">
            <text:p>2.1</text:p>
          </table:table-cell>
          <table:table-cell table:style-name="ce27" office:value-type="string" calcext:value-type="string">
            <text:p>5fdd</text:p>
          </table:table-cell>
          <table:table-cell table:style-name="ce27" office:value-type="string" calcext:value-type="string">
            <text:p>Interface</text:p>
          </table:table-cell>
          <table:table-cell table:style-name="ce27" office:value-type="string" calcext:value-type="string">
            <text:p>Negative</text:p>
          </table:table-cell>
          <table:table-cell table:style-name="ce27" office:value-type="string" calcext:value-type="string">
            <text:p>まだゲームのやり方がわからない</text:p>
          </table:table-cell>
          <table:table-cell table:style-name="ce27" office:value-type="string" calcext:value-type="string">
            <text:p>The game controls are confusing.</text:p>
          </table:table-cell>
          <table:table-cell table:number-columns-repeated="1018"/>
        </table:table-row>
        <table:table-row table:style-name="ro1">
          <table:table-cell table:style-name="ce42" table:formula="of:=HLOOKUP([.B14];[$'a4-weighted'.$A$2:.$V$16];15; 0)" office:value-type="float" office:value="2.11111111111111" calcext:value-type="float">
            <text:p>2.1</text:p>
          </table:table-cell>
          <table:table-cell table:style-name="ce27" office:value-type="string" calcext:value-type="string">
            <text:p>62ba</text:p>
          </table:table-cell>
          <table:table-cell table:style-name="ce27" office:value-type="string" calcext:value-type="string">
            <text:p>Aesthetics</text:p>
          </table:table-cell>
          <table:table-cell table:style-name="ce27" office:value-type="string" calcext:value-type="string">
            <text:p>Positive</text:p>
          </table:table-cell>
          <table:table-cell table:style-name="ce27" office:value-type="string" calcext:value-type="string">
            <text:p>ゲームの見た目が好きだ</text:p>
          </table:table-cell>
          <table:table-cell table:style-name="ce27" office:value-type="string" calcext:value-type="string">
            <text:p>I like the visual style of the game.</text:p>
          </table:table-cell>
          <table:table-cell table:number-columns-repeated="1018"/>
        </table:table-row>
        <table:table-row table:style-name="ro1">
          <table:table-cell table:style-name="ce42" table:formula="of:=HLOOKUP([.B15];[$'a4-weighted'.$A$2:.$V$16];15; 0)" office:value-type="float" office:value="2.2" calcext:value-type="float">
            <text:p>2.2</text:p>
          </table:table-cell>
          <table:table-cell table:style-name="ce27" office:value-type="string" calcext:value-type="string">
            <text:p>e0bd</text:p>
          </table:table-cell>
          <table:table-cell table:style-name="ce27" office:value-type="string" calcext:value-type="string">
            <text:p>Goals</text:p>
          </table:table-cell>
          <table:table-cell table:style-name="ce27" office:value-type="string" calcext:value-type="string">
            <text:p>Positive</text:p>
          </table:table-cell>
          <table:table-cell table:style-name="ce27" office:value-type="string" calcext:value-type="string">
            <text:p>ゲームのルールを理解した</text:p>
          </table:table-cell>
          <table:table-cell table:style-name="ce27" office:value-type="string" calcext:value-type="string">
            <text:p>I understood the rules of the game.</text:p>
          </table:table-cell>
          <table:table-cell table:number-columns-repeated="1018"/>
        </table:table-row>
        <table:table-row table:style-name="ro1">
          <table:table-cell table:style-name="ce42" table:formula="of:=HLOOKUP([.B16];[$'a4-weighted'.$A$2:.$V$16];15; 0)" office:value-type="float" office:value="2.2" calcext:value-type="float">
            <text:p>2.2</text:p>
          </table:table-cell>
          <table:table-cell table:style-name="ce27" office:value-type="string" calcext:value-type="string">
            <text:p>3140</text:p>
          </table:table-cell>
          <table:table-cell table:style-name="ce27" office:value-type="string" calcext:value-type="string">
            <text:p>Feedback</text:p>
          </table:table-cell>
          <table:table-cell table:style-name="ce27" office:value-type="string" calcext:value-type="string">
            <text:p>Negative</text:p>
          </table:table-cell>
          <table:table-cell table:style-name="ce27" office:value-type="string" calcext:value-type="string">
            <text:p>画面上の情報はあまり意味が無かった</text:p>
          </table:table-cell>
          <table:table-cell table:style-name="ce27" office:value-type="string" calcext:value-type="string">
            <text:p>The information on the screen made no sense.</text:p>
          </table:table-cell>
          <table:table-cell table:number-columns-repeated="1018"/>
        </table:table-row>
        <table:table-row table:style-name="ro1">
          <table:table-cell table:style-name="ce42" table:formula="of:=HLOOKUP([.B17];[$'a4-weighted'.$A$2:.$V$16];15; 0)" office:value-type="float" office:value="2.22222222222222" calcext:value-type="float">
            <text:p>2.2</text:p>
          </table:table-cell>
          <table:table-cell table:style-name="ce27" office:value-type="string" calcext:value-type="string">
            <text:p>a2f2</text:p>
          </table:table-cell>
          <table:table-cell table:style-name="ce27" office:value-type="string" calcext:value-type="string">
            <text:p>Goals</text:p>
          </table:table-cell>
          <table:table-cell table:style-name="ce27" office:value-type="string" calcext:value-type="string">
            <text:p>Negative</text:p>
          </table:table-cell>
          <table:table-cell table:style-name="ce27" office:value-type="string" calcext:value-type="string">
            <text:p>ゲームで何をすべきかわからなかった</text:p>
          </table:table-cell>
          <table:table-cell table:style-name="ce27" office:value-type="string" calcext:value-type="string">
            <text:p>I didn't know what I was supposed to do in the game.</text:p>
          </table:table-cell>
          <table:table-cell table:number-columns-repeated="1018"/>
        </table:table-row>
        <table:table-row table:style-name="ro1">
          <table:table-cell table:style-name="ce42" table:formula="of:=HLOOKUP([.B18];[$'a4-weighted'.$A$2:.$V$16];15; 0)" office:value-type="float" office:value="2.3" calcext:value-type="float">
            <text:p>2.3</text:p>
          </table:table-cell>
          <table:table-cell table:style-name="ce27" office:value-type="string" calcext:value-type="string">
            <text:p>4dbf</text:p>
          </table:table-cell>
          <table:table-cell table:style-name="ce27" office:value-type="string" calcext:value-type="string">
            <text:p>Feedback</text:p>
          </table:table-cell>
          <table:table-cell table:style-name="ce27" office:value-type="string" calcext:value-type="string">
            <text:p>Positive</text:p>
          </table:table-cell>
          <table:table-cell table:style-name="ce27" office:value-type="string" calcext:value-type="string">
            <text:p>目的を達成するために必要となる情報は与えられていた</text:p>
          </table:table-cell>
          <table:table-cell table:style-name="ce27" office:value-type="string" calcext:value-type="string">
            <text:p>I had all the information I needed to achieve my goals.</text:p>
          </table:table-cell>
          <table:table-cell table:number-columns-repeated="1018"/>
        </table:table-row>
        <table:table-row table:style-name="ro1">
          <table:table-cell table:style-name="ce42" table:formula="of:=HLOOKUP([.B19];[$'a4-weighted'.$A$2:.$V$16];15; 0)" office:value-type="float" office:value="2.33333333333333" calcext:value-type="float">
            <text:p>2.3</text:p>
          </table:table-cell>
          <table:table-cell table:style-name="ce27" office:value-type="string" calcext:value-type="string">
            <text:p>5ffc</text:p>
          </table:table-cell>
          <table:table-cell table:style-name="ce27" office:value-type="string" calcext:value-type="string">
            <text:p>Aesthetics</text:p>
          </table:table-cell>
          <table:table-cell table:style-name="ce27" office:value-type="string" calcext:value-type="string">
            <text:p>Negative</text:p>
          </table:table-cell>
          <table:table-cell table:style-name="ce27" office:value-type="string" calcext:value-type="string">
            <text:p>ゲームの見た目は、このゲームに合っていない</text:p>
          </table:table-cell>
          <table:table-cell table:style-name="ce27" office:value-type="string" calcext:value-type="string">
            <text:p>The game graphics are not suitable for the game's theme.</text:p>
          </table:table-cell>
          <table:table-cell table:number-columns-repeated="1018"/>
        </table:table-row>
        <table:table-row table:style-name="ro1">
          <table:table-cell table:style-name="ce42" table:formula="of:=HLOOKUP([.B20];[$'a4-weighted'.$A$2:.$V$16];15; 0)" office:value-type="float" office:value="2.6" calcext:value-type="float">
            <text:p>2.6</text:p>
          </table:table-cell>
          <table:table-cell table:style-name="ce27" office:value-type="string" calcext:value-type="string">
            <text:p>4820</text:p>
          </table:table-cell>
          <table:table-cell table:style-name="ce27" office:value-type="string" calcext:value-type="string">
            <text:p>Smartphone</text:p>
          </table:table-cell>
          <table:table-cell table:style-name="ce27" office:value-type="string" calcext:value-type="string">
            <text:p>Positive</text:p>
          </table:table-cell>
          <table:table-cell table:style-name="ce27" office:value-type="string" calcext:value-type="string">
            <text:p>スマートフォンの基本的な操作ができるようになった（電源を入れる、画面のロックを解除する、ゲームを起動する、前の画面に戻る、ホーム画面に戻る）</text:p>
          </table:table-cell>
          <table:table-cell table:style-name="ce27" office:value-type="string" calcext:value-type="string">
            <text:p>I was able to learn the basic operation of the smartphone (turn it on, unlock the screen, open the game, go to the previous screen and go to the home screen).</text:p>
          </table:table-cell>
          <table:table-cell table:number-columns-repeated="1018"/>
        </table:table-row>
        <table:table-row table:style-name="ro1">
          <table:table-cell table:style-name="ce42" table:formula="of:=HLOOKUP([.B21];[$'a4-weighted'.$A$2:.$V$16];15; 0)" office:value-type="float" office:value="2.7" calcext:value-type="float">
            <text:p>2.7</text:p>
          </table:table-cell>
          <table:table-cell table:style-name="ce27" office:value-type="string" calcext:value-type="string">
            <text:p>73d5</text:p>
          </table:table-cell>
          <table:table-cell table:style-name="ce27" office:value-type="string" calcext:value-type="string">
            <text:p>Smartphone</text:p>
          </table:table-cell>
          <table:table-cell table:style-name="ce27" office:value-type="string" calcext:value-type="string">
            <text:p>Negative</text:p>
          </table:table-cell>
          <table:table-cell table:style-name="ce27" office:value-type="string" calcext:value-type="string">
            <text:p>スマートフォンを忘れたことがあった</text:p>
          </table:table-cell>
          <table:table-cell table:style-name="ce27" office:value-type="string" calcext:value-type="string">
            <text:p>I forgot the smartphone existed.</text:p>
          </table:table-cell>
          <table:table-cell table:number-columns-repeated="1018"/>
        </table:table-row>
        <table:table-row table:style-name="ro1">
          <table:table-cell table:style-name="ce42" table:formula="of:=HLOOKUP([.B22];[$'a4-weighted'.$A$2:.$V$16];15; 0)" office:value-type="float" office:value="3.2" calcext:value-type="float">
            <text:p>3.2</text:p>
          </table:table-cell>
          <table:table-cell table:style-name="ce27" office:value-type="string" calcext:value-type="string">
            <text:p>d490</text:p>
          </table:table-cell>
          <table:table-cell table:style-name="ce27" office:value-type="string" calcext:value-type="string">
            <text:p>Smartphone</text:p>
          </table:table-cell>
          <table:table-cell table:style-name="ce27" office:value-type="string" calcext:value-type="string">
            <text:p>Positive</text:p>
          </table:table-cell>
          <table:table-cell table:style-name="ce27" office:value-type="string" calcext:value-type="string">
            <text:p>外出する際にスマートフォンを身に付けていた</text:p>
          </table:table-cell>
          <table:table-cell table:style-name="ce27" office:value-type="string" calcext:value-type="string">
            <text:p>I carried the smartphone around with me.</text:p>
          </table:table-cell>
          <table:table-cell table:number-columns-repeated="1018"/>
        </table:table-row>
        <table:table-row table:style-name="ro1">
          <table:table-cell table:style-name="ce42" table:formula="of:=HLOOKUP([.B23];[$'a4-weighted'.$A$2:.$V$16];15; 0)" office:value-type="float" office:value="3.2" calcext:value-type="float">
            <text:p>3.2</text:p>
          </table:table-cell>
          <table:table-cell table:style-name="ce27" office:value-type="string" calcext:value-type="string">
            <text:p>113c</text:p>
          </table:table-cell>
          <table:table-cell table:style-name="ce27" office:value-type="string" calcext:value-type="string">
            <text:p>Smartphone</text:p>
          </table:table-cell>
          <table:table-cell table:style-name="ce27" office:value-type="string" calcext:value-type="string">
            <text:p>Positive</text:p>
          </table:table-cell>
          <table:table-cell table:style-name="ce27" office:value-type="string" calcext:value-type="string">
            <text:p>夜にスマートフォンを充電することを覚えていた</text:p>
          </table:table-cell>
          <table:table-cell table:style-name="ce27" office:value-type="string" calcext:value-type="string">
            <text:p>I remembered to charge the phone at night.</text:p>
          </table:table-cell>
          <table:table-cell table:number-columns-repeated="1018"/>
        </table:table-row>
        <table:table-row table:style-name="ro1">
          <table:table-cell table:style-name="ce42"/>
          <table:table-cell table:style-name="ce27" office:value-type="string" calcext:value-type="string">
            <text:p>90b7</text:p>
          </table:table-cell>
          <table:table-cell table:style-name="ce27" office:value-type="string" calcext:value-type="string">
            <text:p>Smartphone</text:p>
          </table:table-cell>
          <table:table-cell table:style-name="ce27" office:value-type="string" calcext:value-type="string">
            <text:p>open</text:p>
          </table:table-cell>
          <table:table-cell table:style-name="ce27" office:value-type="string" calcext:value-type="string">
            <text:p>スマートフォンの使い方について難しかったことや改善点があれば自由にお書き下さい</text:p>
          </table:table-cell>
          <table:table-cell table:style-name="ce27" office:value-type="string" calcext:value-type="string">
            <text:p>Could you please tell us if there was anything annoying or difficult about using the smartphone?</text:p>
          </table:table-cell>
          <table:table-cell table:number-columns-repeated="1018"/>
        </table:table-row>
        <table:table-row table:style-name="ro1">
          <table:table-cell table:style-name="ce42"/>
          <table:table-cell table:style-name="ce27" office:value-type="string" calcext:value-type="string">
            <text:p>dd04</text:p>
          </table:table-cell>
          <table:table-cell table:style-name="ce27" office:value-type="string" calcext:value-type="string">
            <text:p>*</text:p>
          </table:table-cell>
          <table:table-cell table:style-name="ce27" office:value-type="string" calcext:value-type="string">
            <text:p>open</text:p>
          </table:table-cell>
          <table:table-cell table:style-name="ce27" office:value-type="string" calcext:value-type="string">
            <text:p>ゲームについて困ったことや改善点があれば自由にお書き下さい</text:p>
          </table:table-cell>
          <table:table-cell table:style-name="ce27" office:value-type="string" calcext:value-type="string">
            <text:p>Could you please tell us if there was anything annoying or difficult about this game?</text:p>
          </table:table-cell>
          <table:table-cell table:number-columns-repeated="1018"/>
        </table:table-row>
        <table:table-row table:style-name="ro1">
          <table:table-cell table:style-name="ce42"/>
          <table:table-cell table:style-name="ce27" office:value-type="string" calcext:value-type="string">
            <text:p>7978</text:p>
          </table:table-cell>
          <table:table-cell table:style-name="ce27" office:value-type="string" calcext:value-type="string">
            <text:p>*</text:p>
          </table:table-cell>
          <table:table-cell table:style-name="ce27" office:value-type="string" calcext:value-type="string">
            <text:p>open</text:p>
          </table:table-cell>
          <table:table-cell table:style-name="ce27" office:value-type="string" calcext:value-type="string">
            <text:p>このゲームで良かった点があれば自由にお書き下さい</text:p>
          </table:table-cell>
          <table:table-cell table:style-name="ce27" office:value-type="string" calcext:value-type="string">
            <text:p>Could you please tell us if there was anything you really liked about this game?</text:p>
          </table:table-cell>
          <table:table-cell table:number-columns-repeated="1018"/>
        </table:table-row>
        <table:table-row table:style-name="ro1">
          <table:table-cell table:style-name="ce27"/>
          <table:table-cell table:number-columns-repeated="1023"/>
        </table:table-row>
        <table:table-row table:style-name="ro2" table:number-rows-repeated="1048548">
          <table:table-cell table:number-columns-repeated="1024"/>
        </table:table-row>
        <table:table-row table:style-name="ro2">
          <table:table-cell table:number-columns-repeated="1024"/>
        </table:table-row>
      </table:table>
      <table:table table:name="a5" table:style-name="ta9">
        <table:table-column table:style-name="co3" table:default-cell-style-name="Default"/>
        <table:table-column table:style-name="co14" table:number-columns-repeated="44" table:default-cell-style-name="Default"/>
        <table:table-column table:style-name="co6" table:number-columns-repeated="979" table:default-cell-style-name="Default"/>
        <table:table-row table:style-name="ro1">
          <table:table-cell table:style-name="ce1" office:value-type="string" calcext:value-type="string">
            <text:p>user id</text:p>
          </table:table-cell>
          <table:table-cell table:style-name="ce43" office:value-type="string" calcext:value-type="string">
            <text:p>00B3</text:p>
          </table:table-cell>
          <table:table-cell table:style-name="ce43" office:value-type="string" calcext:value-type="string">
            <text:p>07D6</text:p>
          </table:table-cell>
          <table:table-cell table:style-name="ce44" office:value-type="string" calcext:value-type="string">
            <text:p>088B</text:p>
          </table:table-cell>
          <table:table-cell table:style-name="ce43" office:value-type="string" calcext:value-type="string">
            <text:p>09BF</text:p>
          </table:table-cell>
          <table:table-cell table:style-name="ce44" office:value-type="string" calcext:value-type="string">
            <text:p>0A51</text:p>
          </table:table-cell>
          <table:table-cell table:style-name="ce45" office:value-type="string" calcext:value-type="string">
            <text:p>0F6E</text:p>
          </table:table-cell>
          <table:table-cell table:style-name="ce44" office:value-type="string" calcext:value-type="string">
            <text:p>124D</text:p>
          </table:table-cell>
          <table:table-cell table:style-name="ce43" office:value-type="string" calcext:value-type="string">
            <text:p>162F</text:p>
          </table:table-cell>
          <table:table-cell table:style-name="ce43" office:value-type="float" office:value="1747" calcext:value-type="float">
            <text:p>1747</text:p>
          </table:table-cell>
          <table:table-cell table:style-name="ce45" office:value-type="string" calcext:value-type="string">
            <text:p>2C92</text:p>
          </table:table-cell>
          <table:table-cell table:style-name="ce45" office:value-type="string" calcext:value-type="string">
            <text:p>3D67</text:p>
          </table:table-cell>
          <table:table-cell table:style-name="ce44" office:value-type="string" calcext:value-type="string">
            <text:p>411D</text:p>
          </table:table-cell>
          <table:table-cell table:style-name="ce45" office:value-type="float" office:value="5167" calcext:value-type="float">
            <text:p>5167</text:p>
          </table:table-cell>
          <table:table-cell table:style-name="ce43" office:value-type="string" calcext:value-type="string">
            <text:p>545C</text:p>
          </table:table-cell>
          <table:table-cell table:style-name="ce45" office:value-type="string" calcext:value-type="string">
            <text:p>56AE</text:p>
          </table:table-cell>
          <table:table-cell table:style-name="ce43" office:value-type="string" calcext:value-type="string">
            <text:p>5A1E</text:p>
          </table:table-cell>
          <table:table-cell table:style-name="ce43" office:value-type="string" calcext:value-type="string">
            <text:p>5DEB</text:p>
          </table:table-cell>
          <table:table-cell table:style-name="ce45" office:value-type="float" office:value="6176" calcext:value-type="float">
            <text:p>6176</text:p>
          </table:table-cell>
          <table:table-cell table:style-name="ce43" office:value-type="string" calcext:value-type="string">
            <text:p>685E</text:p>
          </table:table-cell>
          <table:table-cell table:style-name="ce43" office:value-type="string" calcext:value-type="string">
            <text:p>69A1</text:p>
          </table:table-cell>
          <table:table-cell table:style-name="ce43" office:value-type="float" office:value="7189" calcext:value-type="float">
            <text:p>7189</text:p>
          </table:table-cell>
          <table:table-cell table:style-name="ce44" office:value-type="string" calcext:value-type="string">
            <text:p>7D06</text:p>
          </table:table-cell>
          <table:table-cell table:style-name="ce43" office:value-type="string" calcext:value-type="string">
            <text:p>84EA</text:p>
          </table:table-cell>
          <table:table-cell table:style-name="ce44" office:value-type="string" calcext:value-type="string">
            <text:p>84F8</text:p>
          </table:table-cell>
          <table:table-cell table:style-name="ce45" office:value-type="string" calcext:value-type="string">
            <text:p>8A68</text:p>
          </table:table-cell>
          <table:table-cell table:style-name="ce46" office:value-type="string" calcext:value-type="string">
            <text:p>8B6D</text:p>
          </table:table-cell>
          <table:table-cell table:style-name="ce44" office:value-type="string" calcext:value-type="string">
            <text:p>8CFE</text:p>
          </table:table-cell>
          <table:table-cell table:style-name="ce47" office:value-type="float" office:value="9672" calcext:value-type="float">
            <text:p>9672</text:p>
          </table:table-cell>
          <table:table-cell table:style-name="ce45" office:value-type="string" calcext:value-type="string">
            <text:p>9AE6</text:p>
          </table:table-cell>
          <table:table-cell table:style-name="ce44" office:value-type="string" calcext:value-type="string">
            <text:p>9EF8</text:p>
          </table:table-cell>
          <table:table-cell table:style-name="ce43" office:value-type="string" calcext:value-type="string">
            <text:p>9F92</text:p>
          </table:table-cell>
          <table:table-cell table:style-name="ce44" office:value-type="string" calcext:value-type="string">
            <text:p>A080</text:p>
          </table:table-cell>
          <table:table-cell table:style-name="ce45" office:value-type="string" calcext:value-type="string">
            <text:p>A6D2</text:p>
          </table:table-cell>
          <table:table-cell table:style-name="ce47" office:value-type="string" calcext:value-type="string">
            <text:p>AE41</text:p>
          </table:table-cell>
          <table:table-cell table:style-name="ce45" office:value-type="string" calcext:value-type="string">
            <text:p>B064</text:p>
          </table:table-cell>
          <table:table-cell table:style-name="ce44" office:value-type="string" calcext:value-type="string">
            <text:p>B6F6</text:p>
          </table:table-cell>
          <table:table-cell table:style-name="ce43" office:value-type="string" calcext:value-type="string">
            <text:p>B79F</text:p>
          </table:table-cell>
          <table:table-cell table:style-name="ce47" office:value-type="string" calcext:value-type="string">
            <text:p>C05B</text:p>
          </table:table-cell>
          <table:table-cell table:style-name="ce43" office:value-type="string" calcext:value-type="string">
            <text:p>D5FD</text:p>
          </table:table-cell>
          <table:table-cell table:style-name="ce47" office:value-type="string" calcext:value-type="string">
            <text:p>E764</text:p>
          </table:table-cell>
          <table:table-cell table:style-name="ce45" office:value-type="string" calcext:value-type="string">
            <text:p>E8BA</text:p>
          </table:table-cell>
          <table:table-cell table:style-name="ce44" office:value-type="string" calcext:value-type="string">
            <text:p>F446</text:p>
          </table:table-cell>
          <table:table-cell table:style-name="ce45" office:value-type="string" calcext:value-type="string">
            <text:p>F9BD</text:p>
          </table:table-cell>
          <table:table-cell table:style-name="ce43" office:value-type="string" calcext:value-type="string">
            <text:p>FB67</text:p>
          </table:table-cell>
          <table:table-cell table:number-columns-repeated="979"/>
        </table:table-row>
        <table:table-row table:style-name="ro1">
          <table:table-cell table:style-name="ce2" office:value-type="string" calcext:value-type="string">
            <text:p>01</text:p>
          </table:table-cell>
          <table:table-cell table:style-name="ce2" office:value-type="string" calcext:value-type="string">
            <text:p>d</text:p>
          </table:table-cell>
          <table:table-cell table:style-name="ce2" office:value-type="string" calcext:value-type="string">
            <text:p>a</text:p>
          </table:table-cell>
          <table:table-cell table:style-name="ce2" office:value-type="string" calcext:value-type="string">
            <office:annotation draw:style-name="gr1" draw:text-style-name="P2" svg:width="130.2pt" svg:height="26.99pt" svg:x="149.39pt" svg:y="39pt" draw:caption-point-x="-11.54pt" draw:caption-point-y="-22.99pt">
              <dc:date>2018-12-27T00:00:00</dc:date>
              <text:p text:style-name="P1">scratch</text:p>
            </office:annotation>
            <text:p>c</text:p>
          </table:table-cell>
          <table:table-cell table:number-columns-repeated="2" table:style-name="ce2" office:value-type="string" calcext:value-type="string">
            <text:p>e</text:p>
          </table:table-cell>
          <table:table-cell table:style-name="ce2" office:value-type="string" calcext:value-type="string">
            <text:p>c</text:p>
          </table:table-cell>
          <table:table-cell table:number-columns-repeated="2" table:style-name="ce2" office:value-type="string" calcext:value-type="string">
            <text:p>a</text:p>
          </table:table-cell>
          <table:table-cell table:style-name="ce2" office:value-type="string" calcext:value-type="string">
            <text:p>d</text:p>
          </table:table-cell>
          <table:table-cell table:style-name="ce23" office:value-type="string" calcext:value-type="string">
            <text:p>e</text:p>
          </table:table-cell>
          <table:table-cell table:style-name="ce2" office:value-type="string" calcext:value-type="string">
            <text:p>c</text:p>
          </table:table-cell>
          <table:table-cell table:number-columns-repeated="3" table:style-name="ce2" office:value-type="string" calcext:value-type="string">
            <text:p>e</text:p>
          </table:table-cell>
          <table:table-cell table:style-name="ce2" office:value-type="string" calcext:value-type="string">
            <text:p>c</text:p>
          </table:table-cell>
          <table:table-cell table:style-name="ce2" office:value-type="string" calcext:value-type="string">
            <text:p>e</text:p>
          </table:table-cell>
          <table:table-cell table:style-name="ce2" office:value-type="string" calcext:value-type="string">
            <text:p>c</text:p>
          </table:table-cell>
          <table:table-cell table:style-name="ce2" office:value-type="string" calcext:value-type="string">
            <text:p>a</text:p>
          </table:table-cell>
          <table:table-cell table:number-columns-repeated="2" table:style-name="ce2" office:value-type="string" calcext:value-type="string">
            <text:p>c</text:p>
          </table:table-cell>
          <table:table-cell table:style-name="ce2" office:value-type="string" calcext:value-type="string">
            <text:p>a</text:p>
          </table:table-cell>
          <table:table-cell table:style-name="ce2" office:value-type="string" calcext:value-type="string">
            <text:p>c</text:p>
          </table:table-cell>
          <table:table-cell table:style-name="ce2" office:value-type="string" calcext:value-type="string">
            <text:p>a</text:p>
          </table:table-cell>
          <table:table-cell table:number-columns-repeated="3" table:style-name="ce2" office:value-type="string" calcext:value-type="string">
            <text:p>e</text:p>
          </table:table-cell>
          <table:table-cell table:style-name="ce2" office:value-type="string" calcext:value-type="string">
            <text:p>a</text:p>
          </table:table-cell>
          <table:table-cell table:style-name="ce2" office:value-type="string" calcext:value-type="string">
            <text:p>b</text:p>
          </table:table-cell>
          <table:table-cell table:style-name="ce2" office:value-type="string" calcext:value-type="string">
            <text:p>a</text:p>
          </table:table-cell>
          <table:table-cell table:style-name="ce2" office:value-type="string" calcext:value-type="string">
            <text:p>d</text:p>
          </table:table-cell>
          <table:table-cell table:number-columns-repeated="2" table:style-name="ce2" office:value-type="string" calcext:value-type="string">
            <text:p>c</text:p>
          </table:table-cell>
          <table:table-cell table:style-name="ce2" office:value-type="string" calcext:value-type="string">
            <text:p>a</text:p>
          </table:table-cell>
          <table:table-cell table:style-name="ce2" office:value-type="string" calcext:value-type="string">
            <text:p>b</text:p>
          </table:table-cell>
          <table:table-cell table:style-name="ce2" office:value-type="string" calcext:value-type="string">
            <text:p>a</text:p>
          </table:table-cell>
          <table:table-cell table:number-columns-repeated="4" table:style-name="ce2" office:value-type="string" calcext:value-type="string">
            <text:p>c</text:p>
          </table:table-cell>
          <table:table-cell table:style-name="ce2" office:value-type="string" calcext:value-type="string">
            <text:p>a</text:p>
          </table:table-cell>
          <table:table-cell table:style-name="ce2" office:value-type="string" calcext:value-type="string">
            <text:p>c</text:p>
          </table:table-cell>
          <table:table-cell table:number-columns-repeated="2" table:style-name="ce2" office:value-type="string" calcext:value-type="string">
            <text:p>e</text:p>
          </table:table-cell>
          <table:table-cell table:style-name="ce2" office:value-type="string" calcext:value-type="string">
            <text:p>c</text:p>
          </table:table-cell>
          <table:table-cell table:number-columns-repeated="979"/>
        </table:table-row>
        <table:table-row table:style-name="ro1">
          <table:table-cell table:style-name="ce2" office:value-type="string" calcext:value-type="string">
            <text:p>02</text:p>
          </table:table-cell>
          <table:table-cell table:style-name="ce2" office:value-type="string" calcext:value-type="string">
            <text:p>d</text:p>
          </table:table-cell>
          <table:table-cell table:style-name="ce2" office:value-type="string" calcext:value-type="string">
            <text:p>a</text:p>
          </table:table-cell>
          <table:table-cell table:style-name="ce2" office:value-type="string" calcext:value-type="string">
            <text:p>d</text:p>
          </table:table-cell>
          <table:table-cell table:style-name="ce2" office:value-type="string" calcext:value-type="string">
            <text:p>e</text:p>
          </table:table-cell>
          <table:table-cell table:style-name="ce2" office:value-type="string" calcext:value-type="string">
            <text:p>c</text:p>
          </table:table-cell>
          <table:table-cell table:number-columns-repeated="2" table:style-name="ce2" office:value-type="string" calcext:value-type="string">
            <text:p>b</text:p>
          </table:table-cell>
          <table:table-cell table:style-name="ce2" office:value-type="string" calcext:value-type="string">
            <text:p>d</text:p>
          </table:table-cell>
          <table:table-cell table:number-columns-repeated="2" table:style-name="ce2" office:value-type="string" calcext:value-type="string">
            <text:p>e</text:p>
          </table:table-cell>
          <table:table-cell table:number-columns-repeated="3" table:style-name="ce2" office:value-type="string" calcext:value-type="string">
            <text:p>b</text:p>
          </table:table-cell>
          <table:table-cell table:style-name="ce2" office:value-type="string" calcext:value-type="string">
            <text:p>e</text:p>
          </table:table-cell>
          <table:table-cell table:style-name="ce2" office:value-type="string" calcext:value-type="string">
            <text:p>b</text:p>
          </table:table-cell>
          <table:table-cell table:style-name="ce2" office:value-type="string" calcext:value-type="string">
            <text:p>e</text:p>
          </table:table-cell>
          <table:table-cell table:style-name="ce2" office:value-type="string" calcext:value-type="string">
            <text:p>d</text:p>
          </table:table-cell>
          <table:table-cell table:style-name="ce2" office:value-type="string" calcext:value-type="string">
            <text:p>a</text:p>
          </table:table-cell>
          <table:table-cell table:style-name="ce2" office:value-type="string" calcext:value-type="string">
            <text:p>d</text:p>
          </table:table-cell>
          <table:table-cell table:style-name="ce2" office:value-type="string" calcext:value-type="string">
            <text:p>b</text:p>
          </table:table-cell>
          <table:table-cell table:style-name="ce2" office:value-type="string" calcext:value-type="string">
            <text:p>a</text:p>
          </table:table-cell>
          <table:table-cell table:style-name="ce2" office:value-type="string" calcext:value-type="string">
            <text:p>d</text:p>
          </table:table-cell>
          <table:table-cell table:style-name="ce2" office:value-type="string" calcext:value-type="string">
            <text:p>a</text:p>
          </table:table-cell>
          <table:table-cell table:style-name="ce2" office:value-type="string" calcext:value-type="string">
            <text:p>d</text:p>
          </table:table-cell>
          <table:table-cell table:style-name="ce2" office:value-type="string" calcext:value-type="string">
            <text:p>b</text:p>
          </table:table-cell>
          <table:table-cell table:style-name="ce2" office:value-type="string" calcext:value-type="string">
            <text:p>e</text:p>
          </table:table-cell>
          <table:table-cell table:style-name="ce2" office:value-type="string" calcext:value-type="string">
            <text:p>c</text:p>
          </table:table-cell>
          <table:table-cell table:number-columns-repeated="2" table:style-name="ce2" office:value-type="string" calcext:value-type="string">
            <text:p>b</text:p>
          </table:table-cell>
          <table:table-cell table:number-columns-repeated="2" table:style-name="ce2" office:value-type="string" calcext:value-type="string">
            <text:p>d</text:p>
          </table:table-cell>
          <table:table-cell table:style-name="ce2" office:value-type="string" calcext:value-type="string">
            <text:p>b</text:p>
          </table:table-cell>
          <table:table-cell table:style-name="ce2" office:value-type="string" calcext:value-type="string">
            <text:p>d</text:p>
          </table:table-cell>
          <table:table-cell table:style-name="ce2" office:value-type="string" calcext:value-type="string">
            <text:p>c</text:p>
          </table:table-cell>
          <table:table-cell table:style-name="ce2" office:value-type="string" calcext:value-type="string">
            <text:p>d</text:p>
          </table:table-cell>
          <table:table-cell table:number-columns-repeated="2" table:style-name="ce2" office:value-type="string" calcext:value-type="string">
            <text:p>c</text:p>
          </table:table-cell>
          <table:table-cell table:style-name="ce2" office:value-type="string" calcext:value-type="string">
            <text:p>d</text:p>
          </table:table-cell>
          <table:table-cell table:style-name="ce2" office:value-type="string" calcext:value-type="string">
            <text:p>b</text:p>
          </table:table-cell>
          <table:table-cell table:style-name="ce2" office:value-type="string" calcext:value-type="string">
            <text:p>d</text:p>
          </table:table-cell>
          <table:table-cell table:number-columns-repeated="2" table:style-name="ce2" office:value-type="string" calcext:value-type="string">
            <text:p>b</text:p>
          </table:table-cell>
          <table:table-cell table:style-name="ce2" office:value-type="string" calcext:value-type="string">
            <text:p>e</text:p>
          </table:table-cell>
          <table:table-cell table:style-name="ce2" office:value-type="string" calcext:value-type="string">
            <text:p>b</text:p>
          </table:table-cell>
          <table:table-cell table:number-columns-repeated="979"/>
        </table:table-row>
        <table:table-row table:style-name="ro1">
          <table:table-cell table:style-name="ce2" office:value-type="string" calcext:value-type="string">
            <text:p>03</text:p>
          </table:table-cell>
          <table:table-cell table:style-name="ce2" table:number-columns-repeated="44"/>
          <table:table-cell table:number-columns-repeated="979"/>
        </table:table-row>
        <table:table-row table:style-name="ro1">
          <table:table-cell table:style-name="ce2" office:value-type="string" calcext:value-type="string">
            <text:p>04</text:p>
          </table:table-cell>
          <table:table-cell table:style-name="ce2" office:value-type="string" calcext:value-type="string">
            <text:p>b</text:p>
          </table:table-cell>
          <table:table-cell table:style-name="ce2" office:value-type="string" calcext:value-type="string">
            <text:p>d</text:p>
          </table:table-cell>
          <table:table-cell table:style-name="ce2" office:value-type="string" calcext:value-type="string">
            <text:p>c</text:p>
          </table:table-cell>
          <table:table-cell table:style-name="ce2" office:value-type="string" calcext:value-type="string">
            <text:p>b</text:p>
          </table:table-cell>
          <table:table-cell table:style-name="ce2" office:value-type="string" calcext:value-type="string">
            <text:p>d</text:p>
          </table:table-cell>
          <table:table-cell table:number-columns-repeated="3" table:style-name="ce2" office:value-type="string" calcext:value-type="string">
            <text:p>b</text:p>
          </table:table-cell>
          <table:table-cell table:style-name="ce2" office:value-type="string" calcext:value-type="string">
            <text:p>d</text:p>
          </table:table-cell>
          <table:table-cell table:style-name="ce23" office:value-type="string" calcext:value-type="string">
            <text:p>b</text:p>
          </table:table-cell>
          <table:table-cell table:style-name="ce2" office:value-type="string" calcext:value-type="string">
            <text:p>a</text:p>
          </table:table-cell>
          <table:table-cell table:number-columns-repeated="5" table:style-name="ce2" office:value-type="string" calcext:value-type="string">
            <text:p>b</text:p>
          </table:table-cell>
          <table:table-cell table:number-columns-repeated="2" table:style-name="ce2" office:value-type="string" calcext:value-type="string">
            <text:p>d</text:p>
          </table:table-cell>
          <table:table-cell table:style-name="ce2" office:value-type="string" calcext:value-type="string">
            <text:p>b</text:p>
          </table:table-cell>
          <table:table-cell table:style-name="ce2" office:value-type="string" calcext:value-type="string">
            <text:p>c</text:p>
          </table:table-cell>
          <table:table-cell table:style-name="ce2" office:value-type="string" calcext:value-type="string">
            <text:p>a</text:p>
          </table:table-cell>
          <table:table-cell table:style-name="ce2" office:value-type="string" calcext:value-type="string">
            <text:p>b</text:p>
          </table:table-cell>
          <table:table-cell table:number-columns-repeated="2" table:style-name="ce2" office:value-type="string" calcext:value-type="string">
            <text:p>c</text:p>
          </table:table-cell>
          <table:table-cell table:style-name="ce2" office:value-type="string" calcext:value-type="string">
            <text:p>b</text:p>
          </table:table-cell>
          <table:table-cell table:style-name="ce2" office:value-type="string" calcext:value-type="string">
            <text:p>d</text:p>
          </table:table-cell>
          <table:table-cell table:style-name="ce2" office:value-type="string" calcext:value-type="string">
            <text:p>b</text:p>
          </table:table-cell>
          <table:table-cell table:number-columns-repeated="2" table:style-name="ce2" office:value-type="string" calcext:value-type="string">
            <text:p>d</text:p>
          </table:table-cell>
          <table:table-cell table:style-name="ce2" office:value-type="string" calcext:value-type="string">
            <text:p>b</text:p>
          </table:table-cell>
          <table:table-cell table:style-name="ce2" office:value-type="string" calcext:value-type="string">
            <text:p>c</text:p>
          </table:table-cell>
          <table:table-cell table:style-name="ce2" office:value-type="string" calcext:value-type="string">
            <text:p>d</text:p>
          </table:table-cell>
          <table:table-cell table:style-name="ce2" office:value-type="string" calcext:value-type="string">
            <text:p>b</text:p>
          </table:table-cell>
          <table:table-cell table:style-name="ce2" office:value-type="string" calcext:value-type="string">
            <text:p>d</text:p>
          </table:table-cell>
          <table:table-cell table:number-columns-repeated="2" table:style-name="ce2" office:value-type="string" calcext:value-type="string">
            <text:p>c</text:p>
          </table:table-cell>
          <table:table-cell table:style-name="ce2" office:value-type="string" calcext:value-type="string">
            <text:p>b</text:p>
          </table:table-cell>
          <table:table-cell table:style-name="ce2" office:value-type="string" calcext:value-type="string">
            <text:p>a</text:p>
          </table:table-cell>
          <table:table-cell table:style-name="ce2" office:value-type="string" calcext:value-type="string">
            <text:p>c</text:p>
          </table:table-cell>
          <table:table-cell table:style-name="ce2" office:value-type="string" calcext:value-type="string">
            <text:p>a</text:p>
          </table:table-cell>
          <table:table-cell table:style-name="ce2" office:value-type="string" calcext:value-type="string">
            <text:p>d</text:p>
          </table:table-cell>
          <table:table-cell table:style-name="ce2" office:value-type="string" calcext:value-type="string">
            <text:p>b</text:p>
          </table:table-cell>
          <table:table-cell table:style-name="ce2" office:value-type="string" calcext:value-type="string">
            <text:p>c</text:p>
          </table:table-cell>
          <table:table-cell table:style-name="ce2" office:value-type="string" calcext:value-type="string">
            <text:p>d</text:p>
          </table:table-cell>
          <table:table-cell table:number-columns-repeated="979"/>
        </table:table-row>
        <table:table-row table:style-name="ro1">
          <table:table-cell table:style-name="ce2" office:value-type="string" calcext:value-type="string">
            <text:p>05</text:p>
          </table:table-cell>
          <table:table-cell table:style-name="ce2" office:value-type="string" calcext:value-type="string">
            <text:p>c</text:p>
          </table:table-cell>
          <table:table-cell table:style-name="ce2" office:value-type="string" calcext:value-type="string">
            <text:p>a</text:p>
          </table:table-cell>
          <table:table-cell table:number-columns-repeated="4" table:style-name="ce2" office:value-type="string" calcext:value-type="string">
            <text:p>c</text:p>
          </table:table-cell>
          <table:table-cell table:style-name="ce2" office:value-type="string" calcext:value-type="string">
            <text:p>a</text:p>
          </table:table-cell>
          <table:table-cell table:number-columns-repeated="2" table:style-name="ce2" office:value-type="string" calcext:value-type="string">
            <text:p>c</text:p>
          </table:table-cell>
          <table:table-cell table:style-name="ce2" office:value-type="string" calcext:value-type="string">
            <text:p>d</text:p>
          </table:table-cell>
          <table:table-cell table:number-columns-repeated="2" table:style-name="ce2" office:value-type="string" calcext:value-type="string">
            <text:p>c</text:p>
          </table:table-cell>
          <table:table-cell table:style-name="ce2" office:value-type="string" calcext:value-type="string">
            <text:p>d</text:p>
          </table:table-cell>
          <table:table-cell table:style-name="ce2" office:value-type="string" calcext:value-type="string">
            <text:p>a</text:p>
          </table:table-cell>
          <table:table-cell table:style-name="ce2" office:value-type="string" calcext:value-type="string">
            <text:p>c</text:p>
          </table:table-cell>
          <table:table-cell table:style-name="ce2" office:value-type="string" calcext:value-type="string">
            <text:p>b</text:p>
          </table:table-cell>
          <table:table-cell table:style-name="ce23" office:value-type="string" calcext:value-type="string">
            <text:p>d</text:p>
          </table:table-cell>
          <table:table-cell table:number-columns-repeated="8" table:style-name="ce2" office:value-type="string" calcext:value-type="string">
            <text:p>c</text:p>
          </table:table-cell>
          <table:table-cell table:style-name="ce2" office:value-type="string" calcext:value-type="string">
            <text:p>d</text:p>
          </table:table-cell>
          <table:table-cell table:style-name="ce2" office:value-type="string" calcext:value-type="string">
            <text:p>a</text:p>
          </table:table-cell>
          <table:table-cell table:style-name="ce2" office:value-type="string" calcext:value-type="string">
            <text:p>c</text:p>
          </table:table-cell>
          <table:table-cell table:style-name="ce2" office:value-type="string" calcext:value-type="string">
            <text:p>b</text:p>
          </table:table-cell>
          <table:table-cell table:number-columns-repeated="3" table:style-name="ce2" office:value-type="string" calcext:value-type="string">
            <text:p>c</text:p>
          </table:table-cell>
          <table:table-cell table:style-name="ce2" office:value-type="string" calcext:value-type="string">
            <text:p>d</text:p>
          </table:table-cell>
          <table:table-cell table:number-columns-repeated="4" table:style-name="ce2" office:value-type="string" calcext:value-type="string">
            <text:p>c</text:p>
          </table:table-cell>
          <table:table-cell table:style-name="ce2" office:value-type="string" calcext:value-type="string">
            <text:p>d</text:p>
          </table:table-cell>
          <table:table-cell table:number-columns-repeated="2" table:style-name="ce2" office:value-type="string" calcext:value-type="string">
            <text:p>c</text:p>
          </table:table-cell>
          <table:table-cell table:style-name="ce2" office:value-type="string" calcext:value-type="string">
            <text:p>d</text:p>
          </table:table-cell>
          <table:table-cell table:number-columns-repeated="2" table:style-name="ce2" office:value-type="string" calcext:value-type="string">
            <text:p>c</text:p>
          </table:table-cell>
          <table:table-cell table:style-name="ce2" office:value-type="string" calcext:value-type="string">
            <text:p>d</text:p>
          </table:table-cell>
          <table:table-cell table:number-columns-repeated="979"/>
        </table:table-row>
        <table:table-row table:style-name="ro1">
          <table:table-cell table:style-name="ce2" office:value-type="string" calcext:value-type="string">
            <text:p>06</text:p>
          </table:table-cell>
          <table:table-cell table:style-name="ce2" table:number-columns-repeated="44"/>
          <table:table-cell table:number-columns-repeated="979"/>
        </table:table-row>
        <table:table-row table:style-name="ro1">
          <table:table-cell table:style-name="ce2" office:value-type="string" calcext:value-type="string">
            <text:p>07</text:p>
          </table:table-cell>
          <table:table-cell table:style-name="ce23" office:value-type="string" calcext:value-type="string">
            <text:p>-</text:p>
          </table:table-cell>
          <table:table-cell table:style-name="ce2" office:value-type="string" calcext:value-type="string">
            <text:p>c</text:p>
          </table:table-cell>
          <table:table-cell table:style-name="ce23" office:value-type="string" calcext:value-type="string">
            <text:p>-</text:p>
          </table:table-cell>
          <table:table-cell table:style-name="ce2" office:value-type="string" calcext:value-type="string">
            <text:p>c</text:p>
          </table:table-cell>
          <table:table-cell table:style-name="ce23" office:value-type="string" calcext:value-type="string">
            <text:p>-</text:p>
          </table:table-cell>
          <table:table-cell table:style-name="ce2" office:value-type="string" calcext:value-type="string">
            <text:p>c</text:p>
          </table:table-cell>
          <table:table-cell table:number-columns-repeated="2" table:style-name="ce23" office:value-type="string" calcext:value-type="string">
            <text:p>-</text:p>
          </table:table-cell>
          <table:table-cell table:style-name="ce2" office:value-type="string" calcext:value-type="string">
            <text:p>d</text:p>
          </table:table-cell>
          <table:table-cell table:style-name="ce2" office:value-type="string" calcext:value-type="string">
            <text:p>c</text:p>
          </table:table-cell>
          <table:table-cell table:style-name="ce23" office:value-type="string" calcext:value-type="string">
            <text:p>-</text:p>
          </table:table-cell>
          <table:table-cell table:style-name="ce2" office:value-type="string" calcext:value-type="string">
            <text:p>c</text:p>
          </table:table-cell>
          <table:table-cell table:style-name="ce23" office:value-type="string" calcext:value-type="string">
            <text:p>-</text:p>
          </table:table-cell>
          <table:table-cell table:style-name="ce2" office:value-type="string" calcext:value-type="string">
            <text:p>c</text:p>
          </table:table-cell>
          <table:table-cell table:number-columns-repeated="2" table:style-name="ce23" office:value-type="string" calcext:value-type="string">
            <text:p>-</text:p>
          </table:table-cell>
          <table:table-cell table:style-name="ce2" office:value-type="string" calcext:value-type="string">
            <text:p>c</text:p>
          </table:table-cell>
          <table:table-cell table:number-columns-repeated="3" table:style-name="ce23" office:value-type="string" calcext:value-type="string">
            <text:p>-</text:p>
          </table:table-cell>
          <table:table-cell table:number-columns-repeated="2" table:style-name="ce2" office:value-type="string" calcext:value-type="string">
            <text:p>c</text:p>
          </table:table-cell>
          <table:table-cell table:style-name="ce2"/>
          <table:table-cell table:number-columns-repeated="6" table:style-name="ce23" office:value-type="string" calcext:value-type="string">
            <text:p>-</text:p>
          </table:table-cell>
          <table:table-cell table:number-columns-repeated="3" table:style-name="ce2" office:value-type="string" calcext:value-type="string">
            <text:p>c</text:p>
          </table:table-cell>
          <table:table-cell table:style-name="ce23" office:value-type="string" calcext:value-type="string">
            <text:p>-</text:p>
          </table:table-cell>
          <table:table-cell table:number-columns-repeated="2" table:style-name="ce2" office:value-type="string" calcext:value-type="string">
            <text:p>c</text:p>
          </table:table-cell>
          <table:table-cell table:number-columns-repeated="2" table:style-name="ce23" office:value-type="string" calcext:value-type="string">
            <text:p>-</text:p>
          </table:table-cell>
          <table:table-cell table:number-columns-repeated="2" table:style-name="ce2" office:value-type="string" calcext:value-type="string">
            <text:p>c</text:p>
          </table:table-cell>
          <table:table-cell table:number-columns-repeated="3" table:style-name="ce23" office:value-type="string" calcext:value-type="string">
            <text:p>-</text:p>
          </table:table-cell>
          <table:table-cell table:number-columns-repeated="2" table:style-name="ce2" office:value-type="string" calcext:value-type="string">
            <text:p>c</text:p>
          </table:table-cell>
          <table:table-cell table:number-columns-repeated="979"/>
        </table:table-row>
        <table:table-row table:style-name="ro1">
          <table:table-cell table:style-name="ce2" office:value-type="string" calcext:value-type="string">
            <text:p>08</text:p>
          </table:table-cell>
          <table:table-cell table:number-columns-repeated="2" table:style-name="ce2" office:value-type="string" calcext:value-type="string">
            <text:p>b</text:p>
          </table:table-cell>
          <table:table-cell table:number-columns-repeated="3" table:style-name="ce2" office:value-type="string" calcext:value-type="string">
            <text:p>c</text:p>
          </table:table-cell>
          <table:table-cell table:style-name="ce2" office:value-type="string" calcext:value-type="string">
            <text:p>d</text:p>
          </table:table-cell>
          <table:table-cell table:style-name="ce2" office:value-type="string" calcext:value-type="string">
            <text:p>a</text:p>
          </table:table-cell>
          <table:table-cell table:style-name="ce2" office:value-type="string" calcext:value-type="string">
            <text:p>d</text:p>
          </table:table-cell>
          <table:table-cell table:style-name="ce2" office:value-type="string" calcext:value-type="string">
            <text:p>b</text:p>
          </table:table-cell>
          <table:table-cell table:style-name="ce2" office:value-type="string" calcext:value-type="string">
            <text:p>d</text:p>
          </table:table-cell>
          <table:table-cell table:style-name="ce2" office:value-type="string" calcext:value-type="string">
            <text:p>b</text:p>
          </table:table-cell>
          <table:table-cell table:style-name="ce2" office:value-type="string" calcext:value-type="string">
            <text:p>e</text:p>
          </table:table-cell>
          <table:table-cell table:style-name="ce2" office:value-type="string" calcext:value-type="string">
            <text:p>c</text:p>
          </table:table-cell>
          <table:table-cell table:style-name="ce2" office:value-type="string" calcext:value-type="string">
            <text:p>b</text:p>
          </table:table-cell>
          <table:table-cell table:style-name="ce2" office:value-type="string" calcext:value-type="string">
            <text:p>c</text:p>
          </table:table-cell>
          <table:table-cell table:style-name="ce2" office:value-type="string" calcext:value-type="string">
            <text:p>b</text:p>
          </table:table-cell>
          <table:table-cell table:style-name="ce2" office:value-type="string" calcext:value-type="string">
            <text:p>c</text:p>
          </table:table-cell>
          <table:table-cell table:style-name="ce2" office:value-type="string" calcext:value-type="string">
            <text:p>d</text:p>
          </table:table-cell>
          <table:table-cell table:style-name="ce2" office:value-type="string" calcext:value-type="string">
            <text:p>b</text:p>
          </table:table-cell>
          <table:table-cell table:style-name="ce2" office:value-type="string" calcext:value-type="string">
            <text:p>d</text:p>
          </table:table-cell>
          <table:table-cell table:style-name="ce2" office:value-type="string" calcext:value-type="string">
            <text:p>b</text:p>
          </table:table-cell>
          <table:table-cell table:number-columns-repeated="2" table:style-name="ce2" office:value-type="string" calcext:value-type="string">
            <text:p>c</text:p>
          </table:table-cell>
          <table:table-cell table:style-name="ce2" office:value-type="string" calcext:value-type="string">
            <text:p>b</text:p>
          </table:table-cell>
          <table:table-cell table:style-name="ce2" office:value-type="string" calcext:value-type="string">
            <text:p>e</text:p>
          </table:table-cell>
          <table:table-cell table:style-name="ce2" office:value-type="string" calcext:value-type="string">
            <text:p>c</text:p>
          </table:table-cell>
          <table:table-cell table:style-name="ce2" office:value-type="string" calcext:value-type="string">
            <text:p>b</text:p>
          </table:table-cell>
          <table:table-cell table:style-name="ce2" office:value-type="string" calcext:value-type="string">
            <text:p>d</text:p>
          </table:table-cell>
          <table:table-cell table:style-name="ce2" office:value-type="string" calcext:value-type="string">
            <text:p>c</text:p>
          </table:table-cell>
          <table:table-cell table:style-name="ce2" office:value-type="string" calcext:value-type="string">
            <text:p>b</text:p>
          </table:table-cell>
          <table:table-cell table:number-columns-repeated="2" table:style-name="ce2" office:value-type="string" calcext:value-type="string">
            <text:p>c</text:p>
          </table:table-cell>
          <table:table-cell table:style-name="ce2" office:value-type="string" calcext:value-type="string">
            <text:p>d</text:p>
          </table:table-cell>
          <table:table-cell table:style-name="ce2" office:value-type="string" calcext:value-type="string">
            <text:p>b</text:p>
          </table:table-cell>
          <table:table-cell table:style-name="ce2" office:value-type="string" calcext:value-type="string">
            <text:p>d</text:p>
          </table:table-cell>
          <table:table-cell table:number-columns-repeated="3" table:style-name="ce2" office:value-type="string" calcext:value-type="string">
            <text:p>c</text:p>
          </table:table-cell>
          <table:table-cell table:style-name="ce2" office:value-type="string" calcext:value-type="string">
            <text:p>e</text:p>
          </table:table-cell>
          <table:table-cell table:style-name="ce2" office:value-type="string" calcext:value-type="string">
            <text:p>c</text:p>
          </table:table-cell>
          <table:table-cell table:style-name="ce2" office:value-type="string" calcext:value-type="string">
            <text:p>d</text:p>
          </table:table-cell>
          <table:table-cell table:style-name="ce2" office:value-type="string" calcext:value-type="string">
            <text:p>b</text:p>
          </table:table-cell>
          <table:table-cell table:style-name="ce2" office:value-type="string" calcext:value-type="string">
            <text:p>c</text:p>
          </table:table-cell>
          <table:table-cell table:style-name="ce2" office:value-type="string" calcext:value-type="string">
            <text:p>d</text:p>
          </table:table-cell>
          <table:table-cell table:number-columns-repeated="979"/>
        </table:table-row>
        <table:table-row table:style-name="ro1">
          <table:table-cell table:style-name="ce2" office:value-type="string" calcext:value-type="string">
            <text:p>09</text:p>
          </table:table-cell>
          <table:table-cell table:style-name="ce2" office:value-type="string" calcext:value-type="string">
            <text:p>b</text:p>
          </table:table-cell>
          <table:table-cell table:style-name="ce2" office:value-type="string" calcext:value-type="string">
            <text:p>a</text:p>
          </table:table-cell>
          <table:table-cell table:style-name="ce2" office:value-type="string" calcext:value-type="string">
            <text:p>e</text:p>
          </table:table-cell>
          <table:table-cell table:number-columns-repeated="2" table:style-name="ce2" office:value-type="string" calcext:value-type="string">
            <text:p>d</text:p>
          </table:table-cell>
          <table:table-cell table:style-name="ce2" office:value-type="string" calcext:value-type="string">
            <text:p>c</text:p>
          </table:table-cell>
          <table:table-cell table:style-name="ce2" office:value-type="string" calcext:value-type="string">
            <text:p>b</text:p>
          </table:table-cell>
          <table:table-cell table:number-columns-repeated="2" table:style-name="ce2" office:value-type="string" calcext:value-type="string">
            <text:p>d</text:p>
          </table:table-cell>
          <table:table-cell table:style-name="ce2" office:value-type="string" calcext:value-type="string">
            <text:p>b</text:p>
          </table:table-cell>
          <table:table-cell table:number-columns-repeated="3" table:style-name="ce2" office:value-type="string" calcext:value-type="string">
            <text:p>c</text:p>
          </table:table-cell>
          <table:table-cell table:number-columns-repeated="2" table:style-name="ce2" office:value-type="string" calcext:value-type="string">
            <text:p>d</text:p>
          </table:table-cell>
          <table:table-cell table:style-name="ce2" office:value-type="string" calcext:value-type="string">
            <text:p>c</text:p>
          </table:table-cell>
          <table:table-cell table:style-name="ce2" office:value-type="string" calcext:value-type="string">
            <text:p>d</text:p>
          </table:table-cell>
          <table:table-cell table:style-name="ce2" office:value-type="string" calcext:value-type="string">
            <text:p>c</text:p>
          </table:table-cell>
          <table:table-cell table:style-name="ce2" office:value-type="string" calcext:value-type="string">
            <text:p>d</text:p>
          </table:table-cell>
          <table:table-cell table:number-columns-repeated="3" table:style-name="ce2" office:value-type="string" calcext:value-type="string">
            <text:p>b</text:p>
          </table:table-cell>
          <table:table-cell table:number-columns-repeated="2" table:style-name="ce2" office:value-type="string" calcext:value-type="string">
            <text:p>c</text:p>
          </table:table-cell>
          <table:table-cell table:number-columns-repeated="3" table:style-name="ce2" office:value-type="string" calcext:value-type="string">
            <text:p>d</text:p>
          </table:table-cell>
          <table:table-cell table:style-name="ce2" office:value-type="string" calcext:value-type="string">
            <text:p>c</text:p>
          </table:table-cell>
          <table:table-cell table:number-columns-repeated="5" table:style-name="ce2" office:value-type="string" calcext:value-type="string">
            <text:p>d</text:p>
          </table:table-cell>
          <table:table-cell table:style-name="ce2" office:value-type="string" calcext:value-type="string">
            <text:p>c</text:p>
          </table:table-cell>
          <table:table-cell table:style-name="ce2" office:value-type="string" calcext:value-type="string">
            <text:p>-</text:p>
          </table:table-cell>
          <table:table-cell table:style-name="ce2" office:value-type="string" calcext:value-type="string">
            <text:p>c</text:p>
          </table:table-cell>
          <table:table-cell table:number-columns-repeated="2" table:style-name="ce2" office:value-type="string" calcext:value-type="string">
            <text:p>b</text:p>
          </table:table-cell>
          <table:table-cell table:style-name="ce2" office:value-type="string" calcext:value-type="string">
            <text:p>c</text:p>
          </table:table-cell>
          <table:table-cell table:style-name="ce2" office:value-type="string" calcext:value-type="string">
            <text:p>d</text:p>
          </table:table-cell>
          <table:table-cell table:style-name="ce2" office:value-type="string" calcext:value-type="string">
            <text:p>b</text:p>
          </table:table-cell>
          <table:table-cell table:number-columns-repeated="2" table:style-name="ce2" office:value-type="string" calcext:value-type="string">
            <text:p>c</text:p>
          </table:table-cell>
          <table:table-cell table:style-name="ce2" office:value-type="string" calcext:value-type="string">
            <text:p>d</text:p>
          </table:table-cell>
          <table:table-cell table:number-columns-repeated="979"/>
        </table:table-row>
        <table:table-row table:style-name="ro1">
          <table:table-cell table:style-name="ce2" office:value-type="string" calcext:value-type="string">
            <text:p>10</text:p>
          </table:table-cell>
          <table:table-cell table:style-name="ce2" office:value-type="string" calcext:value-type="string">
            <text:p>c</text:p>
          </table:table-cell>
          <table:table-cell table:style-name="ce2" office:value-type="string" calcext:value-type="string">
            <text:p>b</text:p>
          </table:table-cell>
          <table:table-cell table:number-columns-repeated="3" table:style-name="ce2" office:value-type="string" calcext:value-type="string">
            <text:p>c</text:p>
          </table:table-cell>
          <table:table-cell table:style-name="ce2" office:value-type="string" calcext:value-type="string">
            <text:p>b</text:p>
          </table:table-cell>
          <table:table-cell table:style-name="ce2" office:value-type="string" calcext:value-type="string">
            <text:p>c</text:p>
          </table:table-cell>
          <table:table-cell table:style-name="ce2" office:value-type="string" calcext:value-type="string">
            <text:p>d</text:p>
          </table:table-cell>
          <table:table-cell table:style-name="ce2" office:value-type="string" calcext:value-type="string">
            <text:p>e</text:p>
          </table:table-cell>
          <table:table-cell table:number-columns-repeated="4" table:style-name="ce2" office:value-type="string" calcext:value-type="string">
            <text:p>c</text:p>
          </table:table-cell>
          <table:table-cell table:number-columns-repeated="2" table:style-name="ce2" office:value-type="string" calcext:value-type="string">
            <text:p>b</text:p>
          </table:table-cell>
          <table:table-cell table:style-name="ce2" office:value-type="string" calcext:value-type="string">
            <text:p>c</text:p>
          </table:table-cell>
          <table:table-cell table:style-name="ce2" office:value-type="string" calcext:value-type="string">
            <text:p>b</text:p>
          </table:table-cell>
          <table:table-cell table:number-columns-repeated="2" table:style-name="ce2" office:value-type="string" calcext:value-type="string">
            <text:p>c</text:p>
          </table:table-cell>
          <table:table-cell table:style-name="ce2" office:value-type="string" calcext:value-type="string">
            <text:p>b</text:p>
          </table:table-cell>
          <table:table-cell table:style-name="ce2" office:value-type="string" calcext:value-type="string">
            <text:p>d</text:p>
          </table:table-cell>
          <table:table-cell table:style-name="ce2" office:value-type="string" calcext:value-type="string">
            <text:p>b</text:p>
          </table:table-cell>
          <table:table-cell table:style-name="ce2" office:value-type="string" calcext:value-type="string">
            <text:p>c</text:p>
          </table:table-cell>
          <table:table-cell table:style-name="ce2" office:value-type="string" calcext:value-type="string">
            <text:p>e</text:p>
          </table:table-cell>
          <table:table-cell table:style-name="ce2" office:value-type="string" calcext:value-type="string">
            <text:p>c</text:p>
          </table:table-cell>
          <table:table-cell table:number-columns-repeated="2" table:style-name="ce2" office:value-type="string" calcext:value-type="string">
            <text:p>b</text:p>
          </table:table-cell>
          <table:table-cell table:number-columns-repeated="2" table:style-name="ce2" office:value-type="string" calcext:value-type="string">
            <text:p>c</text:p>
          </table:table-cell>
          <table:table-cell table:style-name="ce2" office:value-type="string" calcext:value-type="string">
            <text:p>b</text:p>
          </table:table-cell>
          <table:table-cell table:style-name="ce2" office:value-type="string" calcext:value-type="string">
            <text:p>c</text:p>
          </table:table-cell>
          <table:table-cell table:style-name="ce2" office:value-type="string" calcext:value-type="string">
            <text:p>a</text:p>
          </table:table-cell>
          <table:table-cell table:style-name="ce2" office:value-type="string" calcext:value-type="string">
            <text:p>b</text:p>
          </table:table-cell>
          <table:table-cell table:number-columns-repeated="2" table:style-name="ce2" office:value-type="string" calcext:value-type="string">
            <text:p>c</text:p>
          </table:table-cell>
          <table:table-cell table:style-name="ce2" office:value-type="string" calcext:value-type="string">
            <text:p>d</text:p>
          </table:table-cell>
          <table:table-cell table:style-name="ce2" office:value-type="string" calcext:value-type="string">
            <text:p>b</text:p>
          </table:table-cell>
          <table:table-cell table:style-name="ce2" office:value-type="string" calcext:value-type="string">
            <text:p>d</text:p>
          </table:table-cell>
          <table:table-cell table:style-name="ce2" office:value-type="string" calcext:value-type="string">
            <text:p>c</text:p>
          </table:table-cell>
          <table:table-cell table:number-columns-repeated="3" table:style-name="ce2" office:value-type="string" calcext:value-type="string">
            <text:p>b</text:p>
          </table:table-cell>
          <table:table-cell table:number-columns-repeated="2" table:style-name="ce2" office:value-type="string" calcext:value-type="string">
            <text:p>c</text:p>
          </table:table-cell>
          <table:table-cell table:number-columns-repeated="979"/>
        </table:table-row>
        <table:table-row table:style-name="ro1">
          <table:table-cell table:style-name="ce2" office:value-type="string" calcext:value-type="string">
            <text:p>11</text:p>
          </table:table-cell>
          <table:table-cell table:style-name="ce2" office:value-type="string" calcext:value-type="string">
            <text:p>d</text:p>
          </table:table-cell>
          <table:table-cell table:style-name="ce2" office:value-type="string" calcext:value-type="string">
            <text:p>b</text:p>
          </table:table-cell>
          <table:table-cell table:style-name="ce2" office:value-type="string" calcext:value-type="string">
            <text:p>d</text:p>
          </table:table-cell>
          <table:table-cell table:style-name="ce2" office:value-type="string" calcext:value-type="string">
            <text:p>e</text:p>
          </table:table-cell>
          <table:table-cell table:style-name="ce2" office:value-type="string" calcext:value-type="string">
            <text:p>b</text:p>
          </table:table-cell>
          <table:table-cell table:number-columns-repeated="3" table:style-name="ce2" office:value-type="string" calcext:value-type="string">
            <text:p>c</text:p>
          </table:table-cell>
          <table:table-cell table:style-name="ce2" office:value-type="string" calcext:value-type="string">
            <text:p>e</text:p>
          </table:table-cell>
          <table:table-cell table:style-name="ce2" office:value-type="string" calcext:value-type="string">
            <text:p>c</text:p>
          </table:table-cell>
          <table:table-cell table:style-name="ce2" office:value-type="string" calcext:value-type="string">
            <text:p>d</text:p>
          </table:table-cell>
          <table:table-cell table:number-columns-repeated="2" table:style-name="ce2" office:value-type="string" calcext:value-type="string">
            <text:p>b</text:p>
          </table:table-cell>
          <table:table-cell table:number-columns-repeated="2" table:style-name="ce2" office:value-type="string" calcext:value-type="string">
            <text:p>d</text:p>
          </table:table-cell>
          <table:table-cell table:style-name="ce2" office:value-type="string" calcext:value-type="string">
            <text:p>e</text:p>
          </table:table-cell>
          <table:table-cell table:style-name="ce2" office:value-type="string" calcext:value-type="string">
            <text:p>b</text:p>
          </table:table-cell>
          <table:table-cell table:style-name="ce2" office:value-type="string" calcext:value-type="string">
            <text:p>a</text:p>
          </table:table-cell>
          <table:table-cell table:style-name="ce2" office:value-type="string" calcext:value-type="string">
            <text:p>e</text:p>
          </table:table-cell>
          <table:table-cell table:style-name="ce2" office:value-type="string" calcext:value-type="string">
            <text:p>a</text:p>
          </table:table-cell>
          <table:table-cell table:number-columns-repeated="2" table:style-name="ce2" office:value-type="string" calcext:value-type="string">
            <text:p>d</text:p>
          </table:table-cell>
          <table:table-cell table:style-name="ce2" office:value-type="string" calcext:value-type="string">
            <text:p>b</text:p>
          </table:table-cell>
          <table:table-cell table:style-name="ce2" office:value-type="string" calcext:value-type="string">
            <text:p>e</text:p>
          </table:table-cell>
          <table:table-cell table:style-name="ce2" office:value-type="string" calcext:value-type="string">
            <text:p>d</text:p>
          </table:table-cell>
          <table:table-cell table:number-columns-repeated="2" table:style-name="ce2" office:value-type="string" calcext:value-type="string">
            <text:p>c</text:p>
          </table:table-cell>
          <table:table-cell table:style-name="ce2" office:value-type="string" calcext:value-type="string">
            <text:p>a</text:p>
          </table:table-cell>
          <table:table-cell table:style-name="ce2" office:value-type="string" calcext:value-type="string">
            <text:p>b</text:p>
          </table:table-cell>
          <table:table-cell table:number-columns-repeated="2" table:style-name="ce2" office:value-type="string" calcext:value-type="string">
            <text:p>e</text:p>
          </table:table-cell>
          <table:table-cell table:number-columns-repeated="3" table:style-name="ce2" office:value-type="string" calcext:value-type="string">
            <text:p>c</text:p>
          </table:table-cell>
          <table:table-cell table:style-name="ce2" office:value-type="string" calcext:value-type="string">
            <text:p>d</text:p>
          </table:table-cell>
          <table:table-cell table:style-name="ce2" office:value-type="string" calcext:value-type="string">
            <text:p>c</text:p>
          </table:table-cell>
          <table:table-cell table:style-name="ce2" office:value-type="string" calcext:value-type="string">
            <text:p>a</text:p>
          </table:table-cell>
          <table:table-cell table:style-name="ce2" office:value-type="string" calcext:value-type="string">
            <text:p>c</text:p>
          </table:table-cell>
          <table:table-cell table:number-columns-repeated="2" table:style-name="ce2" office:value-type="string" calcext:value-type="string">
            <text:p>b</text:p>
          </table:table-cell>
          <table:table-cell table:style-name="ce2" office:value-type="string" calcext:value-type="string">
            <text:p>d</text:p>
          </table:table-cell>
          <table:table-cell table:number-columns-repeated="2" table:style-name="ce2" office:value-type="string" calcext:value-type="string">
            <text:p>e</text:p>
          </table:table-cell>
          <table:table-cell table:style-name="ce2" office:value-type="string" calcext:value-type="string">
            <text:p>a</text:p>
          </table:table-cell>
          <table:table-cell table:number-columns-repeated="979"/>
        </table:table-row>
        <table:table-row table:style-name="ro1">
          <table:table-cell table:style-name="ce2" office:value-type="string" calcext:value-type="string">
            <text:p>12</text:p>
          </table:table-cell>
          <table:table-cell table:style-name="ce2" office:value-type="string" calcext:value-type="string">
            <text:p>e</text:p>
          </table:table-cell>
          <table:table-cell table:number-columns-repeated="4" table:style-name="ce2" office:value-type="string" calcext:value-type="string">
            <text:p>c</text:p>
          </table:table-cell>
          <table:table-cell table:style-name="ce2" office:value-type="string" calcext:value-type="string">
            <text:p>d</text:p>
          </table:table-cell>
          <table:table-cell table:style-name="ce2" office:value-type="string" calcext:value-type="string">
            <text:p>a</text:p>
          </table:table-cell>
          <table:table-cell table:style-name="ce2" office:value-type="string" calcext:value-type="string">
            <text:p>d</text:p>
          </table:table-cell>
          <table:table-cell table:style-name="ce2" office:value-type="string" calcext:value-type="string">
            <text:p>c</text:p>
          </table:table-cell>
          <table:table-cell table:style-name="ce2" office:value-type="string" calcext:value-type="string">
            <text:p>a</text:p>
          </table:table-cell>
          <table:table-cell table:style-name="ce2" office:value-type="string" calcext:value-type="string">
            <text:p>e</text:p>
          </table:table-cell>
          <table:table-cell table:style-name="ce2" office:value-type="string" calcext:value-type="string">
            <text:p>c</text:p>
          </table:table-cell>
          <table:table-cell table:style-name="ce2" office:value-type="string" calcext:value-type="string">
            <text:p>a</text:p>
          </table:table-cell>
          <table:table-cell table:style-name="ce2" office:value-type="string" calcext:value-type="string">
            <text:p>d</text:p>
          </table:table-cell>
          <table:table-cell table:style-name="ce2" office:value-type="string" calcext:value-type="string">
            <text:p>e</text:p>
          </table:table-cell>
          <table:table-cell table:number-columns-repeated="2" table:style-name="ce2" office:value-type="string" calcext:value-type="string">
            <text:p>b</text:p>
          </table:table-cell>
          <table:table-cell table:style-name="ce2" office:value-type="string" calcext:value-type="string">
            <text:p>d</text:p>
          </table:table-cell>
          <table:table-cell table:number-columns-repeated="2" table:style-name="ce2" office:value-type="string" calcext:value-type="string">
            <text:p>c</text:p>
          </table:table-cell>
          <table:table-cell table:style-name="ce2" office:value-type="string" calcext:value-type="string">
            <text:p>a</text:p>
          </table:table-cell>
          <table:table-cell table:style-name="ce2" office:value-type="string" calcext:value-type="string">
            <text:p>d</text:p>
          </table:table-cell>
          <table:table-cell table:style-name="ce2" office:value-type="string" calcext:value-type="string">
            <text:p>b</text:p>
          </table:table-cell>
          <table:table-cell table:style-name="ce2" office:value-type="string" calcext:value-type="string">
            <text:p>d</text:p>
          </table:table-cell>
          <table:table-cell table:number-columns-repeated="2" table:style-name="ce2" office:value-type="string" calcext:value-type="string">
            <text:p>c</text:p>
          </table:table-cell>
          <table:table-cell table:style-name="ce23" office:value-type="string" calcext:value-type="string">
            <text:p>d</text:p>
          </table:table-cell>
          <table:table-cell table:style-name="ce2" office:value-type="string" calcext:value-type="string">
            <text:p>c</text:p>
          </table:table-cell>
          <table:table-cell table:style-name="ce2" office:value-type="string" calcext:value-type="string">
            <text:p>b</text:p>
          </table:table-cell>
          <table:table-cell table:style-name="ce2" office:value-type="string" calcext:value-type="string">
            <text:p>c</text:p>
          </table:table-cell>
          <table:table-cell table:style-name="ce2" office:value-type="string" calcext:value-type="string">
            <text:p>e</text:p>
          </table:table-cell>
          <table:table-cell table:style-name="ce2" office:value-type="string" calcext:value-type="string">
            <text:p>d</text:p>
          </table:table-cell>
          <table:table-cell table:number-columns-repeated="2" table:style-name="ce2" office:value-type="string" calcext:value-type="string">
            <text:p>c</text:p>
          </table:table-cell>
          <table:table-cell table:style-name="ce2" office:value-type="string" calcext:value-type="string">
            <text:p>b</text:p>
          </table:table-cell>
          <table:table-cell table:number-columns-repeated="5" table:style-name="ce2" office:value-type="string" calcext:value-type="string">
            <text:p>a</text:p>
          </table:table-cell>
          <table:table-cell table:number-columns-repeated="4" table:style-name="ce2" office:value-type="string" calcext:value-type="string">
            <text:p>c</text:p>
          </table:table-cell>
          <table:table-cell table:number-columns-repeated="979"/>
        </table:table-row>
        <table:table-row table:style-name="ro1" table:number-rows-repeated="7">
          <table:table-cell table:style-name="ce2" table:number-columns-repeated="45"/>
          <table:table-cell table:number-columns-repeated="979"/>
        </table:table-row>
        <table:table-row table:style-name="ro1" table:number-rows-repeated="10">
          <table:table-cell table:style-name="ce2" table:number-columns-repeated="2"/>
          <table:table-cell table:style-name="ce11" table:number-columns-repeated="43"/>
          <table:table-cell table:number-columns-repeated="979"/>
        </table:table-row>
        <table:table-row table:style-name="ro1" table:number-rows-repeated="3">
          <table:table-cell table:style-name="ce5" table:number-columns-repeated="2"/>
          <table:table-cell table:number-columns-repeated="1022"/>
        </table:table-row>
        <table:table-row table:style-name="ro2" table:number-rows-repeated="1048542">
          <table:table-cell table:number-columns-repeated="1024"/>
        </table:table-row>
        <table:table-row table:style-name="ro2">
          <table:table-cell table:number-columns-repeated="1024"/>
        </table:table-row>
      </table:table>
      <table:table table:name="a5-weighted" table:style-name="ta10">
        <table:table-column table:style-name="co14" table:number-columns-repeated="44" table:default-cell-style-name="Default"/>
        <table:table-column table:style-name="co6" table:number-columns-repeated="980" table:default-cell-style-name="Default"/>
        <table:table-row table:style-name="ro1">
          <table:table-cell table:style-name="ce48" office:value-type="string" calcext:value-type="string" table:number-columns-spanned="2" table:number-rows-spanned="1">
            <text:p>Story</text:p>
          </table:table-cell>
          <table:covered-table-cell/>
          <table:table-cell table:style-name="ce53" office:value-type="string" calcext:value-type="string" table:number-columns-spanned="6" table:number-rows-spanned="1">
            <text:p>Graphics</text:p>
          </table:table-cell>
          <table:covered-table-cell table:number-columns-repeated="5"/>
          <table:table-cell table:style-name="ce57" office:value-type="string" calcext:value-type="string" table:number-columns-spanned="6" table:number-rows-spanned="1">
            <text:p>Immersion</text:p>
          </table:table-cell>
          <table:covered-table-cell table:number-columns-repeated="5"/>
          <table:table-cell table:style-name="ce61" office:value-type="string" calcext:value-type="string" table:number-columns-spanned="4" table:number-rows-spanned="1">
            <text:p>Enjoyment</text:p>
          </table:table-cell>
          <table:covered-table-cell table:number-columns-repeated="3"/>
          <table:table-cell table:style-name="ce64" office:value-type="string" calcext:value-type="string" table:number-columns-spanned="10" table:number-rows-spanned="1">
            <text:p>Engagement/Satisfaction</text:p>
          </table:table-cell>
          <table:covered-table-cell table:number-columns-repeated="9"/>
          <table:table-cell table:style-name="ce70" office:value-type="string" calcext:value-type="string" table:number-columns-spanned="2" table:number-rows-spanned="1">
            <text:p>Originality</text:p>
          </table:table-cell>
          <table:covered-table-cell/>
          <table:table-cell table:style-name="ce73" office:value-type="string" calcext:value-type="string" table:number-columns-spanned="4" table:number-rows-spanned="1">
            <text:p>Creativity/Freedom</text:p>
          </table:table-cell>
          <table:covered-table-cell table:number-columns-repeated="3"/>
          <table:table-cell table:style-name="ce76" office:value-type="string" calcext:value-type="string" table:number-columns-spanned="2" table:number-rows-spanned="1">
            <text:p>Exploration</text:p>
          </table:table-cell>
          <table:covered-table-cell/>
          <table:table-cell table:style-name="ce64" office:value-type="string" calcext:value-type="string" table:number-columns-spanned="8" table:number-rows-spanned="1">
            <text:p>Challenge</text:p>
          </table:table-cell>
          <table:covered-table-cell table:number-columns-repeated="7"/>
          <table:table-cell table:number-columns-repeated="980"/>
        </table:table-row>
        <table:table-row table:style-name="ro1">
          <table:table-cell table:style-name="ce49" office:value-type="string" calcext:value-type="string">
            <text:p>8B6D</text:p>
          </table:table-cell>
          <table:table-cell table:style-name="ce52" office:value-type="string" calcext:value-type="string">
            <text:p>7189</text:p>
          </table:table-cell>
          <table:table-cell table:style-name="ce54" office:value-type="string" calcext:value-type="string">
            <text:p>F9BD</text:p>
          </table:table-cell>
          <table:table-cell table:style-name="ce54" office:value-type="string" calcext:value-type="string">
            <text:p>84EA</text:p>
          </table:table-cell>
          <table:table-cell table:style-name="ce56" office:value-type="string" calcext:value-type="string">
            <text:p>AE41</text:p>
          </table:table-cell>
          <table:table-cell table:style-name="ce56" office:value-type="string" calcext:value-type="string">
            <text:p>B6F6</text:p>
          </table:table-cell>
          <table:table-cell table:style-name="ce54" office:value-type="string" calcext:value-type="string">
            <text:p>9F92</text:p>
          </table:table-cell>
          <table:table-cell table:style-name="ce54" office:value-type="string" calcext:value-type="string">
            <text:p>5167</text:p>
          </table:table-cell>
          <table:table-cell table:style-name="ce58" office:value-type="string" calcext:value-type="string">
            <text:p>A6D2</text:p>
          </table:table-cell>
          <table:table-cell table:style-name="ce58" office:value-type="string" calcext:value-type="string">
            <text:p>0F6E</text:p>
          </table:table-cell>
          <table:table-cell table:style-name="ce58" office:value-type="string" calcext:value-type="string">
            <text:p>56AE</text:p>
          </table:table-cell>
          <table:table-cell table:style-name="ce58" office:value-type="string" calcext:value-type="string">
            <text:p>162F</text:p>
          </table:table-cell>
          <table:table-cell table:style-name="ce58" office:value-type="string" calcext:value-type="string">
            <text:p>3D67</text:p>
          </table:table-cell>
          <table:table-cell table:style-name="ce60" office:value-type="string" calcext:value-type="string">
            <text:p>9672</text:p>
          </table:table-cell>
          <table:table-cell table:style-name="ce62" office:value-type="string" calcext:value-type="string">
            <text:p>685E</text:p>
          </table:table-cell>
          <table:table-cell table:style-name="ce62" office:value-type="string" calcext:value-type="string">
            <text:p>9AE6</text:p>
          </table:table-cell>
          <table:table-cell table:style-name="ce62" office:value-type="string" calcext:value-type="string">
            <text:p>09BF</text:p>
          </table:table-cell>
          <table:table-cell table:style-name="ce62" office:value-type="string" calcext:value-type="string">
            <text:p>6176</text:p>
          </table:table-cell>
          <table:table-cell table:style-name="ce65" office:value-type="string" calcext:value-type="string">
            <text:p>84F8</text:p>
          </table:table-cell>
          <table:table-cell table:style-name="ce67" office:value-type="string" calcext:value-type="string">
            <text:p>5DEB</text:p>
          </table:table-cell>
          <table:table-cell table:style-name="ce65" office:value-type="string" calcext:value-type="string">
            <text:p>F446</text:p>
          </table:table-cell>
          <table:table-cell table:style-name="ce67" office:value-type="string" calcext:value-type="string">
            <text:p>69A1</text:p>
          </table:table-cell>
          <table:table-cell table:style-name="ce67" office:value-type="string" calcext:value-type="string">
            <text:p>07D6</text:p>
          </table:table-cell>
          <table:table-cell table:style-name="ce68" office:value-type="string" calcext:value-type="string">
            <text:p>411D</text:p>
          </table:table-cell>
          <table:table-cell table:style-name="ce69" office:value-type="string" calcext:value-type="string">
            <text:p>00B3</text:p>
          </table:table-cell>
          <table:table-cell table:style-name="ce69" office:value-type="string" calcext:value-type="string">
            <text:p>B79F</text:p>
          </table:table-cell>
          <table:table-cell table:style-name="ce69" office:value-type="string" calcext:value-type="string">
            <text:p>1747</text:p>
          </table:table-cell>
          <table:table-cell table:style-name="ce69" office:value-type="string" calcext:value-type="string">
            <text:p>D5FD</text:p>
          </table:table-cell>
          <table:table-cell table:style-name="ce71" office:value-type="string" calcext:value-type="string">
            <text:p>088B</text:p>
          </table:table-cell>
          <table:table-cell table:style-name="ce71" office:value-type="string" calcext:value-type="string">
            <text:p>E8BA</text:p>
          </table:table-cell>
          <table:table-cell table:style-name="ce74" office:value-type="string" calcext:value-type="string">
            <text:p>8CFE</text:p>
          </table:table-cell>
          <table:table-cell table:style-name="ce74" office:value-type="string" calcext:value-type="string">
            <text:p>FB67</text:p>
          </table:table-cell>
          <table:table-cell table:style-name="ce74" office:value-type="string" calcext:value-type="string">
            <text:p>124D</text:p>
          </table:table-cell>
          <table:table-cell table:style-name="ce74" office:value-type="string" calcext:value-type="string">
            <text:p>0A51</text:p>
          </table:table-cell>
          <table:table-cell table:style-name="ce77" office:value-type="string" calcext:value-type="string">
            <text:p>5A1E</text:p>
          </table:table-cell>
          <table:table-cell table:style-name="ce77" office:value-type="string" calcext:value-type="string">
            <text:p>E764</text:p>
          </table:table-cell>
          <table:table-cell table:style-name="ce69" office:value-type="string" calcext:value-type="string">
            <text:p>7D06</text:p>
          </table:table-cell>
          <table:table-cell table:style-name="ce69" office:value-type="string" calcext:value-type="string">
            <text:p>C05B</text:p>
          </table:table-cell>
          <table:table-cell table:style-name="ce69" office:value-type="string" calcext:value-type="string">
            <text:p>9EF8</text:p>
          </table:table-cell>
          <table:table-cell table:style-name="ce69" office:value-type="string" calcext:value-type="string">
            <text:p>2C92</text:p>
          </table:table-cell>
          <table:table-cell table:style-name="ce69" office:value-type="string" calcext:value-type="string">
            <text:p>545C</text:p>
          </table:table-cell>
          <table:table-cell table:style-name="ce69" office:value-type="string" calcext:value-type="string">
            <text:p>A080</text:p>
          </table:table-cell>
          <table:table-cell table:style-name="ce69" office:value-type="string" calcext:value-type="string">
            <text:p>8A68</text:p>
          </table:table-cell>
          <table:table-cell table:style-name="ce69" office:value-type="string" calcext:value-type="string">
            <text:p>B064</text:p>
          </table:table-cell>
          <table:table-cell table:number-columns-repeated="980"/>
        </table:table-row>
        <table:table-row table:style-name="ro1">
          <table:table-cell table:style-name="ce50" table:formula="of:=IFERROR(__xludf.dummyfunction(&quot;if(REGEXMATCH('a5'!$AA2,&quot;&quot;[a-e]&quot;&quot;),if(A$15=&quot;&quot;+&quot;&quot;,code('a5'!$AA2)-code(&quot;&quot;a&quot;&quot;),4- code('a5'!$AA2)+code(&quot;&quot;a&quot;&quot;)),&quot;&quot;&quot;&quot;)&quot;);4)" office:value-type="float" office:value="4" calcext:value-type="float">
            <text:p>4</text:p>
          </table:table-cell>
          <table:table-cell table:style-name="ce50" table:formula="of:=IFERROR(__xludf.dummyfunction(&quot;if(REGEXMATCH('a5'!$V2,&quot;&quot;[a-e]&quot;&quot;),if(B$15=&quot;&quot;+&quot;&quot;,code('a5'!$V2)-code(&quot;&quot;a&quot;&quot;),4- code('a5'!$V2)+code(&quot;&quot;a&quot;&quot;)),&quot;&quot;&quot;&quot;)&quot;);4)" office:value-type="float" office:value="4" calcext:value-type="float">
            <text:p>4</text:p>
          </table:table-cell>
          <table:table-cell table:style-name="ce55" table:formula="of:=IFERROR(__xludf.dummyfunction(&quot;if(REGEXMATCH('a5'!$AR2,&quot;&quot;[a-e]&quot;&quot;),if(C$15=&quot;&quot;+&quot;&quot;,code('a5'!$AR2)-code(&quot;&quot;a&quot;&quot;),4- code('a5'!$AR2)+code(&quot;&quot;a&quot;&quot;)),&quot;&quot;&quot;&quot;)&quot;);4)" office:value-type="float" office:value="4" calcext:value-type="float">
            <text:p>4</text:p>
          </table:table-cell>
          <table:table-cell table:style-name="ce55" table:formula="of:=IFERROR(__xludf.dummyfunction(&quot;if(REGEXMATCH('a5'!$X2,&quot;&quot;[a-e]&quot;&quot;),if(D$15=&quot;&quot;+&quot;&quot;,code('a5'!$X2)-code(&quot;&quot;a&quot;&quot;),4- code('a5'!$X2)+code(&quot;&quot;a&quot;&quot;)),&quot;&quot;&quot;&quot;)&quot;);4)" office:value-type="float" office:value="4" calcext:value-type="float">
            <text:p>4</text:p>
          </table:table-cell>
          <table:table-cell table:style-name="ce55" table:formula="of:=IFERROR(__xludf.dummyfunction(&quot;if(REGEXMATCH('a5'!$AI2,&quot;&quot;[a-e]&quot;&quot;),if(E$15=&quot;&quot;+&quot;&quot;,code('a5'!$AI2)-code(&quot;&quot;a&quot;&quot;),4- code('a5'!$AI2)+code(&quot;&quot;a&quot;&quot;)),&quot;&quot;&quot;&quot;)&quot;);1)" office:value-type="float" office:value="1" calcext:value-type="float">
            <text:p>1</text:p>
          </table:table-cell>
          <table:table-cell table:style-name="ce55" table:formula="of:=IFERROR(__xludf.dummyfunction(&quot;if(REGEXMATCH('a5'!$AK2,&quot;&quot;[a-e]&quot;&quot;),if(F$15=&quot;&quot;+&quot;&quot;,code('a5'!$AK2)-code(&quot;&quot;a&quot;&quot;),4- code('a5'!$AK2)+code(&quot;&quot;a&quot;&quot;)),&quot;&quot;&quot;&quot;)&quot;);2)" office:value-type="float" office:value="2" calcext:value-type="float">
            <text:p>2</text:p>
          </table:table-cell>
          <table:table-cell table:style-name="ce55" table:formula="of:=IFERROR(__xludf.dummyfunction(&quot;if(REGEXMATCH('a5'!$AF2,&quot;&quot;[a-e]&quot;&quot;),if(G$15=&quot;&quot;+&quot;&quot;,code('a5'!$AF2)-code(&quot;&quot;a&quot;&quot;),4- code('a5'!$AF2)+code(&quot;&quot;a&quot;&quot;)),&quot;&quot;&quot;&quot;)&quot;);2)" office:value-type="float" office:value="2" calcext:value-type="float">
            <text:p>2</text:p>
          </table:table-cell>
          <table:table-cell table:style-name="ce55" table:formula="of:=IFERROR(__xludf.dummyfunction(&quot;if(REGEXMATCH('a5'!$N2,&quot;&quot;[a-e]&quot;&quot;),if(H$15=&quot;&quot;+&quot;&quot;,code('a5'!$N2)-code(&quot;&quot;a&quot;&quot;),4- code('a5'!$N2)+code(&quot;&quot;a&quot;&quot;)),&quot;&quot;&quot;&quot;)&quot;);0)" office:value-type="float" office:value="0" calcext:value-type="float">
            <text:p>0</text:p>
          </table:table-cell>
          <table:table-cell table:style-name="ce59" table:formula="of:=IFERROR(__xludf.dummyfunction(&quot;if(REGEXMATCH('a5'!$AH2,&quot;&quot;[a-e]&quot;&quot;),if(I$15=&quot;&quot;+&quot;&quot;,code('a5'!$AH2)-code(&quot;&quot;a&quot;&quot;),4- code('a5'!$AH2)+code(&quot;&quot;a&quot;&quot;)),&quot;&quot;&quot;&quot;)&quot;);0)" office:value-type="float" office:value="0" calcext:value-type="float">
            <text:p>0</text:p>
          </table:table-cell>
          <table:table-cell table:style-name="ce59" table:formula="of:=IFERROR(__xludf.dummyfunction(&quot;if(REGEXMATCH('a5'!$G2,&quot;&quot;[a-e]&quot;&quot;),if(J$15=&quot;&quot;+&quot;&quot;,code('a5'!$G2)-code(&quot;&quot;a&quot;&quot;),4- code('a5'!$G2)+code(&quot;&quot;a&quot;&quot;)),&quot;&quot;&quot;&quot;)&quot;);2)" office:value-type="float" office:value="2" calcext:value-type="float">
            <text:p>2</text:p>
          </table:table-cell>
          <table:table-cell table:style-name="ce59" table:formula="of:=IFERROR(__xludf.dummyfunction(&quot;if(REGEXMATCH('a5'!$P2,&quot;&quot;[a-e]&quot;&quot;),if(K$15=&quot;&quot;+&quot;&quot;,code('a5'!$P2)-code(&quot;&quot;a&quot;&quot;),4- code('a5'!$P2)+code(&quot;&quot;a&quot;&quot;)),&quot;&quot;&quot;&quot;)&quot;);2)" office:value-type="float" office:value="2" calcext:value-type="float">
            <text:p>2</text:p>
          </table:table-cell>
          <table:table-cell table:style-name="ce59" table:formula="of:=IFERROR(__xludf.dummyfunction(&quot;if(REGEXMATCH('a5'!$I2,&quot;&quot;[a-e]&quot;&quot;),if(L$15=&quot;&quot;+&quot;&quot;,code('a5'!$I2)-code(&quot;&quot;a&quot;&quot;),4- code('a5'!$I2)+code(&quot;&quot;a&quot;&quot;)),&quot;&quot;&quot;&quot;)&quot;);4)" office:value-type="float" office:value="4" calcext:value-type="float">
            <text:p>4</text:p>
          </table:table-cell>
          <table:table-cell table:style-name="ce59" table:formula="of:=IFERROR(__xludf.dummyfunction(&quot;if(REGEXMATCH('a5'!$L2,&quot;&quot;[a-e]&quot;&quot;),if(M$15=&quot;&quot;+&quot;&quot;,code('a5'!$L2)-code(&quot;&quot;a&quot;&quot;),4- code('a5'!$L2)+code(&quot;&quot;a&quot;&quot;)),&quot;&quot;&quot;&quot;)&quot;);2)" office:value-type="float" office:value="2" calcext:value-type="float">
            <text:p>2</text:p>
          </table:table-cell>
          <table:table-cell table:style-name="ce59" table:formula="of:=IFERROR(__xludf.dummyfunction(&quot;if(REGEXMATCH('a5'!$AC2,&quot;&quot;[a-e]&quot;&quot;),if(N$15=&quot;&quot;+&quot;&quot;,code('a5'!$AC2)-code(&quot;&quot;a&quot;&quot;),4- code('a5'!$AC2)+code(&quot;&quot;a&quot;&quot;)),&quot;&quot;&quot;&quot;)&quot;);3)" office:value-type="float" office:value="3" calcext:value-type="float">
            <text:p>3</text:p>
          </table:table-cell>
          <table:table-cell table:style-name="ce63" table:formula="of:=IFERROR(__xludf.dummyfunction(&quot;if(REGEXMATCH('a5'!$T2,&quot;&quot;[a-e]&quot;&quot;),if(O$15=&quot;&quot;+&quot;&quot;,code('a5'!$T2)-code(&quot;&quot;a&quot;&quot;),4- code('a5'!$T2)+code(&quot;&quot;a&quot;&quot;)),&quot;&quot;&quot;&quot;)&quot;);2)" office:value-type="float" office:value="2" calcext:value-type="float">
            <text:p>2</text:p>
          </table:table-cell>
          <table:table-cell table:style-name="ce63" table:formula="of:=IFERROR(__xludf.dummyfunction(&quot;if(REGEXMATCH('a5'!$AD2,&quot;&quot;[a-e]&quot;&quot;),if(P$15=&quot;&quot;+&quot;&quot;,code('a5'!$AD2)-code(&quot;&quot;a&quot;&quot;),4- code('a5'!$AD2)+code(&quot;&quot;a&quot;&quot;)),&quot;&quot;&quot;&quot;)&quot;);4)" office:value-type="float" office:value="4" calcext:value-type="float">
            <text:p>4</text:p>
          </table:table-cell>
          <table:table-cell table:style-name="ce63" table:formula="of:=IFERROR(__xludf.dummyfunction(&quot;if(REGEXMATCH('a5'!$E2,&quot;&quot;[a-e]&quot;&quot;),if(Q$15=&quot;&quot;+&quot;&quot;,code('a5'!$E2)-code(&quot;&quot;a&quot;&quot;),4- code('a5'!$E2)+code(&quot;&quot;a&quot;&quot;)),&quot;&quot;&quot;&quot;)&quot;);4)" office:value-type="float" office:value="4" calcext:value-type="float">
            <text:p>4</text:p>
          </table:table-cell>
          <table:table-cell table:style-name="ce63" table:formula="of:=IFERROR(__xludf.dummyfunction(&quot;if(REGEXMATCH('a5'!$S2,&quot;&quot;[a-e]&quot;&quot;),if(R$15=&quot;&quot;+&quot;&quot;,code('a5'!$S2)-code(&quot;&quot;a&quot;&quot;),4- code('a5'!$S2)+code(&quot;&quot;a&quot;&quot;)),&quot;&quot;&quot;&quot;)&quot;);4)" office:value-type="float" office:value="4" calcext:value-type="float">
            <text:p>4</text:p>
          </table:table-cell>
          <table:table-cell table:style-name="ce66" table:formula="of:=IFERROR(__xludf.dummyfunction(&quot;if(REGEXMATCH('a5'!$Y2,&quot;&quot;[a-e]&quot;&quot;),if(S$15=&quot;&quot;+&quot;&quot;,code('a5'!$Y2)-code(&quot;&quot;a&quot;&quot;),4- code('a5'!$Y2)+code(&quot;&quot;a&quot;&quot;)),&quot;&quot;&quot;&quot;)&quot;);4)" office:value-type="float" office:value="4" calcext:value-type="float">
            <text:p>4</text:p>
          </table:table-cell>
          <table:table-cell table:style-name="ce66" table:formula="of:=IFERROR(__xludf.dummyfunction(&quot;if(REGEXMATCH('a5'!$R2,&quot;&quot;[a-e]&quot;&quot;),if(T$15=&quot;&quot;+&quot;&quot;,code('a5'!$R2)-code(&quot;&quot;a&quot;&quot;),4- code('a5'!$R2)+code(&quot;&quot;a&quot;&quot;)),&quot;&quot;&quot;&quot;)&quot;);2)" office:value-type="float" office:value="2" calcext:value-type="float">
            <text:p>2</text:p>
          </table:table-cell>
          <table:table-cell table:style-name="ce66" table:formula="of:=IFERROR(__xludf.dummyfunction(&quot;if(REGEXMATCH('a5'!$AQ2,&quot;&quot;[a-e]&quot;&quot;),if(U$15=&quot;&quot;+&quot;&quot;,code('a5'!$AQ2)-code(&quot;&quot;a&quot;&quot;),4- code('a5'!$AQ2)+code(&quot;&quot;a&quot;&quot;)),&quot;&quot;&quot;&quot;)&quot;);4)" office:value-type="float" office:value="4" calcext:value-type="float">
            <text:p>4</text:p>
          </table:table-cell>
          <table:table-cell table:style-name="ce66" table:formula="of:=IFERROR(__xludf.dummyfunction(&quot;if(REGEXMATCH('a5'!$U2,&quot;&quot;[a-e]&quot;&quot;),if(V$15=&quot;&quot;+&quot;&quot;,code('a5'!$U2)-code(&quot;&quot;a&quot;&quot;),4- code('a5'!$U2)+code(&quot;&quot;a&quot;&quot;)),&quot;&quot;&quot;&quot;)&quot;);2)" office:value-type="float" office:value="2" calcext:value-type="float">
            <text:p>2</text:p>
          </table:table-cell>
          <table:table-cell table:style-name="ce66" table:formula="of:=IFERROR(__xludf.dummyfunction(&quot;if(REGEXMATCH('a5'!$C2,&quot;&quot;[a-e]&quot;&quot;),if(W$15=&quot;&quot;+&quot;&quot;,code('a5'!$C2)-code(&quot;&quot;a&quot;&quot;),4- code('a5'!$C2)+code(&quot;&quot;a&quot;&quot;)),&quot;&quot;&quot;&quot;)&quot;);0)" office:value-type="float" office:value="0" calcext:value-type="float">
            <text:p>0</text:p>
          </table:table-cell>
          <table:table-cell table:style-name="ce66" table:formula="of:=IFERROR(__xludf.dummyfunction(&quot;if(REGEXMATCH('a5'!$M2,&quot;&quot;[a-e]&quot;&quot;),if(X$15=&quot;&quot;+&quot;&quot;,code('a5'!$M2)-code(&quot;&quot;a&quot;&quot;),4- code('a5'!$M2)+code(&quot;&quot;a&quot;&quot;)),&quot;&quot;&quot;&quot;)&quot;);0)" office:value-type="float" office:value="0" calcext:value-type="float">
            <text:p>0</text:p>
          </table:table-cell>
          <table:table-cell table:style-name="ce66" table:formula="of:=IFERROR(__xludf.dummyfunction(&quot;if(REGEXMATCH('a5'!$B2,&quot;&quot;[a-e]&quot;&quot;),if(Y$15=&quot;&quot;+&quot;&quot;,code('a5'!$B2)-code(&quot;&quot;a&quot;&quot;),4- code('a5'!$B2)+code(&quot;&quot;a&quot;&quot;)),&quot;&quot;&quot;&quot;)&quot;);3)" office:value-type="float" office:value="3" calcext:value-type="float">
            <text:p>3</text:p>
          </table:table-cell>
          <table:table-cell table:style-name="ce66" table:formula="of:=IFERROR(__xludf.dummyfunction(&quot;if(REGEXMATCH('a5'!$AL2,&quot;&quot;[a-e]&quot;&quot;),if(Z$15=&quot;&quot;+&quot;&quot;,code('a5'!$AL2)-code(&quot;&quot;a&quot;&quot;),4- code('a5'!$AL2)+code(&quot;&quot;a&quot;&quot;)),&quot;&quot;&quot;&quot;)&quot;);2)" office:value-type="float" office:value="2" calcext:value-type="float">
            <text:p>2</text:p>
          </table:table-cell>
          <table:table-cell table:style-name="ce66" table:formula="of:=IFERROR(__xludf.dummyfunction(&quot;if(REGEXMATCH('a5'!$J2,&quot;&quot;[a-e]&quot;&quot;),if(AA$15=&quot;&quot;+&quot;&quot;,code('a5'!$J2)-code(&quot;&quot;a&quot;&quot;),4- code('a5'!$J2)+code(&quot;&quot;a&quot;&quot;)),&quot;&quot;&quot;&quot;)&quot;);3)" office:value-type="float" office:value="3" calcext:value-type="float">
            <text:p>3</text:p>
          </table:table-cell>
          <table:table-cell table:style-name="ce66" table:formula="of:=IFERROR(__xludf.dummyfunction(&quot;if(REGEXMATCH('a5'!$AN2,&quot;&quot;[a-e]&quot;&quot;),if(AB$15=&quot;&quot;+&quot;&quot;,code('a5'!$AN2)-code(&quot;&quot;a&quot;&quot;),4- code('a5'!$AN2)+code(&quot;&quot;a&quot;&quot;)),&quot;&quot;&quot;&quot;)&quot;);2)" office:value-type="float" office:value="2" calcext:value-type="float">
            <text:p>2</text:p>
          </table:table-cell>
          <table:table-cell table:style-name="ce72" table:formula="of:=IFERROR(__xludf.dummyfunction(&quot;if(REGEXMATCH('a5'!$D2,&quot;&quot;[a-e]&quot;&quot;),if(AC$15=&quot;&quot;+&quot;&quot;,code('a5'!$D2)-code(&quot;&quot;a&quot;&quot;),4- code('a5'!$D2)+code(&quot;&quot;a&quot;&quot;)),&quot;&quot;&quot;&quot;)&quot;);2)" office:value-type="float" office:value="2" calcext:value-type="float">
            <text:p>2</text:p>
          </table:table-cell>
          <table:table-cell table:style-name="ce72" table:formula="of:=IFERROR(__xludf.dummyfunction(&quot;if(REGEXMATCH('a5'!$AP2,&quot;&quot;[a-e]&quot;&quot;),if(AD$15=&quot;&quot;+&quot;&quot;,code('a5'!$AP2)-code(&quot;&quot;a&quot;&quot;),4- code('a5'!$AP2)+code(&quot;&quot;a&quot;&quot;)),&quot;&quot;&quot;&quot;)&quot;);2)" office:value-type="float" office:value="2" calcext:value-type="float">
            <text:p>2</text:p>
          </table:table-cell>
          <table:table-cell table:style-name="ce75" table:formula="of:=IFERROR(__xludf.dummyfunction(&quot;if(REGEXMATCH('a5'!$AB2,&quot;&quot;[a-e]&quot;&quot;),if(AE$15=&quot;&quot;+&quot;&quot;,code('a5'!$AB2)-code(&quot;&quot;a&quot;&quot;),4- code('a5'!$AB2)+code(&quot;&quot;a&quot;&quot;)),&quot;&quot;&quot;&quot;)&quot;);0)" office:value-type="float" office:value="0" calcext:value-type="float">
            <text:p>0</text:p>
          </table:table-cell>
          <table:table-cell table:style-name="ce75" table:formula="of:=IFERROR(__xludf.dummyfunction(&quot;if(REGEXMATCH('a5'!$AS2,&quot;&quot;[a-e]&quot;&quot;),if(AF$15=&quot;&quot;+&quot;&quot;,code('a5'!$AS2)-code(&quot;&quot;a&quot;&quot;),4- code('a5'!$AS2)+code(&quot;&quot;a&quot;&quot;)),&quot;&quot;&quot;&quot;)&quot;);2)" office:value-type="float" office:value="2" calcext:value-type="float">
            <text:p>2</text:p>
          </table:table-cell>
          <table:table-cell table:style-name="ce75" table:formula="of:=IFERROR(__xludf.dummyfunction(&quot;if(REGEXMATCH('a5'!$H2,&quot;&quot;[a-e]&quot;&quot;),if(AG$15=&quot;&quot;+&quot;&quot;,code('a5'!$H2)-code(&quot;&quot;a&quot;&quot;),4- code('a5'!$H2)+code(&quot;&quot;a&quot;&quot;)),&quot;&quot;&quot;&quot;)&quot;);0)" office:value-type="float" office:value="0" calcext:value-type="float">
            <text:p>0</text:p>
          </table:table-cell>
          <table:table-cell table:style-name="ce75" table:formula="of:=IFERROR(__xludf.dummyfunction(&quot;if(REGEXMATCH('a5'!$F2,&quot;&quot;[a-e]&quot;&quot;),if(AH$15=&quot;&quot;+&quot;&quot;,code('a5'!$F2)-code(&quot;&quot;a&quot;&quot;),4- code('a5'!$F2)+code(&quot;&quot;a&quot;&quot;)),&quot;&quot;&quot;&quot;)&quot;);0)" office:value-type="float" office:value="0" calcext:value-type="float">
            <text:p>0</text:p>
          </table:table-cell>
          <table:table-cell table:style-name="ce78" table:formula="of:=IFERROR(__xludf.dummyfunction(&quot;if(REGEXMATCH('a5'!$Q2,&quot;&quot;[a-e]&quot;&quot;),if(AI$15=&quot;&quot;+&quot;&quot;,code('a5'!$Q2)-code(&quot;&quot;a&quot;&quot;),4- code('a5'!$Q2)+code(&quot;&quot;a&quot;&quot;)),&quot;&quot;&quot;&quot;)&quot;);4)" office:value-type="float" office:value="4" calcext:value-type="float">
            <text:p>4</text:p>
          </table:table-cell>
          <table:table-cell table:style-name="ce78" table:formula="of:=IFERROR(__xludf.dummyfunction(&quot;if(REGEXMATCH('a5'!$AO2,&quot;&quot;[a-e]&quot;&quot;),if(AJ$15=&quot;&quot;+&quot;&quot;,code('a5'!$AO2)-code(&quot;&quot;a&quot;&quot;),4- code('a5'!$AO2)+code(&quot;&quot;a&quot;&quot;)),&quot;&quot;&quot;&quot;)&quot;);4)" office:value-type="float" office:value="4" calcext:value-type="float">
            <text:p>4</text:p>
          </table:table-cell>
          <table:table-cell table:style-name="ce66" table:formula="of:=IFERROR(__xludf.dummyfunction(&quot;if(REGEXMATCH('a5'!$W2,&quot;&quot;[a-e]&quot;&quot;),if(AK$15=&quot;&quot;+&quot;&quot;,code('a5'!$W2)-code(&quot;&quot;a&quot;&quot;),4- code('a5'!$W2)+code(&quot;&quot;a&quot;&quot;)),&quot;&quot;&quot;&quot;)&quot;);2)" office:value-type="float" office:value="2" calcext:value-type="float">
            <text:p>2</text:p>
          </table:table-cell>
          <table:table-cell table:style-name="ce66" table:formula="of:=IFERROR(__xludf.dummyfunction(&quot;if(REGEXMATCH('a5'!$AM2,&quot;&quot;[a-e]&quot;&quot;),if(AL$15=&quot;&quot;+&quot;&quot;,code('a5'!$AM2)-code(&quot;&quot;a&quot;&quot;),4- code('a5'!$AM2)+code(&quot;&quot;a&quot;&quot;)),&quot;&quot;&quot;&quot;)&quot;);2)" office:value-type="float" office:value="2" calcext:value-type="float">
            <text:p>2</text:p>
          </table:table-cell>
          <table:table-cell table:style-name="ce66" table:formula="of:=IFERROR(__xludf.dummyfunction(&quot;if(REGEXMATCH('a5'!$AE2,&quot;&quot;[a-e]&quot;&quot;),if(AM$15=&quot;&quot;+&quot;&quot;,code('a5'!$AE2)-code(&quot;&quot;a&quot;&quot;),4- code('a5'!$AE2)+code(&quot;&quot;a&quot;&quot;)),&quot;&quot;&quot;&quot;)&quot;);3)" office:value-type="float" office:value="3" calcext:value-type="float">
            <text:p>3</text:p>
          </table:table-cell>
          <table:table-cell table:style-name="ce66" table:formula="of:=IFERROR(__xludf.dummyfunction(&quot;if(REGEXMATCH('a5'!$K2,&quot;&quot;[a-e]&quot;&quot;),if(AN$15=&quot;&quot;+&quot;&quot;,code('a5'!$K2)-code(&quot;&quot;a&quot;&quot;),4- code('a5'!$K2)+code(&quot;&quot;a&quot;&quot;)),&quot;&quot;&quot;&quot;)&quot;);0)" office:value-type="float" office:value="0" calcext:value-type="float">
            <text:p>0</text:p>
          </table:table-cell>
          <table:table-cell table:style-name="ce66" table:formula="of:=IFERROR(__xludf.dummyfunction(&quot;if(REGEXMATCH('a5'!$O2,&quot;&quot;[a-e]&quot;&quot;),if(AO$15=&quot;&quot;+&quot;&quot;,code('a5'!$O2)-code(&quot;&quot;a&quot;&quot;),4- code('a5'!$O2)+code(&quot;&quot;a&quot;&quot;)),&quot;&quot;&quot;&quot;)&quot;);4)" office:value-type="float" office:value="4" calcext:value-type="float">
            <text:p>4</text:p>
          </table:table-cell>
          <table:table-cell table:style-name="ce66" table:formula="of:=IFERROR(__xludf.dummyfunction(&quot;if(REGEXMATCH('a5'!$AG2,&quot;&quot;[a-e]&quot;&quot;),if(AP$15=&quot;&quot;+&quot;&quot;,code('a5'!$AG2)-code(&quot;&quot;a&quot;&quot;),4- code('a5'!$AG2)+code(&quot;&quot;a&quot;&quot;)),&quot;&quot;&quot;&quot;)&quot;);2)" office:value-type="float" office:value="2" calcext:value-type="float">
            <text:p>2</text:p>
          </table:table-cell>
          <table:table-cell table:style-name="ce66" table:formula="of:=IFERROR(__xludf.dummyfunction(&quot;if(REGEXMATCH('a5'!$Z2,&quot;&quot;[a-e]&quot;&quot;),if(AQ$15=&quot;&quot;+&quot;&quot;,code('a5'!$Z2)-code(&quot;&quot;a&quot;&quot;),4- code('a5'!$Z2)+code(&quot;&quot;a&quot;&quot;)),&quot;&quot;&quot;&quot;)&quot;);4)" office:value-type="float" office:value="4" calcext:value-type="float">
            <text:p>4</text:p>
          </table:table-cell>
          <table:table-cell table:style-name="ce66" table:formula="of:=IFERROR(__xludf.dummyfunction(&quot;if(REGEXMATCH('a5'!$AJ2,&quot;&quot;[a-e]&quot;&quot;),if(AR$15=&quot;&quot;+&quot;&quot;,code('a5'!$AJ2)-code(&quot;&quot;a&quot;&quot;),4- code('a5'!$AJ2)+code(&quot;&quot;a&quot;&quot;)),&quot;&quot;&quot;&quot;)&quot;);4)" office:value-type="float" office:value="4" calcext:value-type="float">
            <text:p>4</text:p>
          </table:table-cell>
          <table:table-cell table:number-columns-repeated="980"/>
        </table:table-row>
        <table:table-row table:style-name="ro1">
          <table:table-cell table:style-name="ce50" table:formula="of:=IFERROR(__xludf.dummyfunction(&quot;if(REGEXMATCH('a5'!$AA3,&quot;&quot;[a-e]&quot;&quot;),if(A$15=&quot;&quot;+&quot;&quot;,code('a5'!$AA3)-code(&quot;&quot;a&quot;&quot;),4- code('a5'!$AA3)+code(&quot;&quot;a&quot;&quot;)),&quot;&quot;&quot;&quot;)&quot;);4)" office:value-type="float" office:value="4" calcext:value-type="float">
            <text:p>4</text:p>
          </table:table-cell>
          <table:table-cell table:style-name="ce50" table:formula="of:=IFERROR(__xludf.dummyfunction(&quot;if(REGEXMATCH('a5'!$V3,&quot;&quot;[a-e]&quot;&quot;),if(B$15=&quot;&quot;+&quot;&quot;,code('a5'!$V3)-code(&quot;&quot;a&quot;&quot;),4- code('a5'!$V3)+code(&quot;&quot;a&quot;&quot;)),&quot;&quot;&quot;&quot;)&quot;);4)" office:value-type="float" office:value="4" calcext:value-type="float">
            <text:p>4</text:p>
          </table:table-cell>
          <table:table-cell table:style-name="ce55" table:formula="of:=IFERROR(__xludf.dummyfunction(&quot;if(REGEXMATCH('a5'!$AR3,&quot;&quot;[a-e]&quot;&quot;),if(C$15=&quot;&quot;+&quot;&quot;,code('a5'!$AR3)-code(&quot;&quot;a&quot;&quot;),4- code('a5'!$AR3)+code(&quot;&quot;a&quot;&quot;)),&quot;&quot;&quot;&quot;)&quot;);4)" office:value-type="float" office:value="4" calcext:value-type="float">
            <text:p>4</text:p>
          </table:table-cell>
          <table:table-cell table:style-name="ce55" table:formula="of:=IFERROR(__xludf.dummyfunction(&quot;if(REGEXMATCH('a5'!$X3,&quot;&quot;[a-e]&quot;&quot;),if(D$15=&quot;&quot;+&quot;&quot;,code('a5'!$X3)-code(&quot;&quot;a&quot;&quot;),4- code('a5'!$X3)+code(&quot;&quot;a&quot;&quot;)),&quot;&quot;&quot;&quot;)&quot;);4)" office:value-type="float" office:value="4" calcext:value-type="float">
            <text:p>4</text:p>
          </table:table-cell>
          <table:table-cell table:style-name="ce55" table:formula="of:=IFERROR(__xludf.dummyfunction(&quot;if(REGEXMATCH('a5'!$AI3,&quot;&quot;[a-e]&quot;&quot;),if(E$15=&quot;&quot;+&quot;&quot;,code('a5'!$AI3)-code(&quot;&quot;a&quot;&quot;),4- code('a5'!$AI3)+code(&quot;&quot;a&quot;&quot;)),&quot;&quot;&quot;&quot;)&quot;);2)" office:value-type="float" office:value="2" calcext:value-type="float">
            <text:p>2</text:p>
          </table:table-cell>
          <table:table-cell table:style-name="ce55" table:formula="of:=IFERROR(__xludf.dummyfunction(&quot;if(REGEXMATCH('a5'!$AK3,&quot;&quot;[a-e]&quot;&quot;),if(F$15=&quot;&quot;+&quot;&quot;,code('a5'!$AK3)-code(&quot;&quot;a&quot;&quot;),4- code('a5'!$AK3)+code(&quot;&quot;a&quot;&quot;)),&quot;&quot;&quot;&quot;)&quot;);2)" office:value-type="float" office:value="2" calcext:value-type="float">
            <text:p>2</text:p>
          </table:table-cell>
          <table:table-cell table:style-name="ce55" table:formula="of:=IFERROR(__xludf.dummyfunction(&quot;if(REGEXMATCH('a5'!$AF3,&quot;&quot;[a-e]&quot;&quot;),if(G$15=&quot;&quot;+&quot;&quot;,code('a5'!$AF3)-code(&quot;&quot;a&quot;&quot;),4- code('a5'!$AF3)+code(&quot;&quot;a&quot;&quot;)),&quot;&quot;&quot;&quot;)&quot;);3)" office:value-type="float" office:value="3" calcext:value-type="float">
            <text:p>3</text:p>
          </table:table-cell>
          <table:table-cell table:style-name="ce55" table:formula="of:=IFERROR(__xludf.dummyfunction(&quot;if(REGEXMATCH('a5'!$N3,&quot;&quot;[a-e]&quot;&quot;),if(H$15=&quot;&quot;+&quot;&quot;,code('a5'!$N3)-code(&quot;&quot;a&quot;&quot;),4- code('a5'!$N3)+code(&quot;&quot;a&quot;&quot;)),&quot;&quot;&quot;&quot;)&quot;);3)" office:value-type="float" office:value="3" calcext:value-type="float">
            <text:p>3</text:p>
          </table:table-cell>
          <table:table-cell table:style-name="ce59" table:formula="of:=IFERROR(__xludf.dummyfunction(&quot;if(REGEXMATCH('a5'!$AH3,&quot;&quot;[a-e]&quot;&quot;),if(I$15=&quot;&quot;+&quot;&quot;,code('a5'!$AH3)-code(&quot;&quot;a&quot;&quot;),4- code('a5'!$AH3)+code(&quot;&quot;a&quot;&quot;)),&quot;&quot;&quot;&quot;)&quot;);3)" office:value-type="float" office:value="3" calcext:value-type="float">
            <text:p>3</text:p>
          </table:table-cell>
          <table:table-cell table:style-name="ce59" table:formula="of:=IFERROR(__xludf.dummyfunction(&quot;if(REGEXMATCH('a5'!$G3,&quot;&quot;[a-e]&quot;&quot;),if(J$15=&quot;&quot;+&quot;&quot;,code('a5'!$G3)-code(&quot;&quot;a&quot;&quot;),4- code('a5'!$G3)+code(&quot;&quot;a&quot;&quot;)),&quot;&quot;&quot;&quot;)&quot;);3)" office:value-type="float" office:value="3" calcext:value-type="float">
            <text:p>3</text:p>
          </table:table-cell>
          <table:table-cell table:style-name="ce59" table:formula="of:=IFERROR(__xludf.dummyfunction(&quot;if(REGEXMATCH('a5'!$P3,&quot;&quot;[a-e]&quot;&quot;),if(K$15=&quot;&quot;+&quot;&quot;,code('a5'!$P3)-code(&quot;&quot;a&quot;&quot;),4- code('a5'!$P3)+code(&quot;&quot;a&quot;&quot;)),&quot;&quot;&quot;&quot;)&quot;);1)" office:value-type="float" office:value="1" calcext:value-type="float">
            <text:p>1</text:p>
          </table:table-cell>
          <table:table-cell table:style-name="ce59" table:formula="of:=IFERROR(__xludf.dummyfunction(&quot;if(REGEXMATCH('a5'!$I3,&quot;&quot;[a-e]&quot;&quot;),if(L$15=&quot;&quot;+&quot;&quot;,code('a5'!$I3)-code(&quot;&quot;a&quot;&quot;),4- code('a5'!$I3)+code(&quot;&quot;a&quot;&quot;)),&quot;&quot;&quot;&quot;)&quot;);1)" office:value-type="float" office:value="1" calcext:value-type="float">
            <text:p>1</text:p>
          </table:table-cell>
          <table:table-cell table:style-name="ce59" table:formula="of:=IFERROR(__xludf.dummyfunction(&quot;if(REGEXMATCH('a5'!$L3,&quot;&quot;[a-e]&quot;&quot;),if(M$15=&quot;&quot;+&quot;&quot;,code('a5'!$L3)-code(&quot;&quot;a&quot;&quot;),4- code('a5'!$L3)+code(&quot;&quot;a&quot;&quot;)),&quot;&quot;&quot;&quot;)&quot;);1)" office:value-type="float" office:value="1" calcext:value-type="float">
            <text:p>1</text:p>
          </table:table-cell>
          <table:table-cell table:style-name="ce59" table:formula="of:=IFERROR(__xludf.dummyfunction(&quot;if(REGEXMATCH('a5'!$AC3,&quot;&quot;[a-e]&quot;&quot;),if(N$15=&quot;&quot;+&quot;&quot;,code('a5'!$AC3)-code(&quot;&quot;a&quot;&quot;),4- code('a5'!$AC3)+code(&quot;&quot;a&quot;&quot;)),&quot;&quot;&quot;&quot;)&quot;);3)" office:value-type="float" office:value="3" calcext:value-type="float">
            <text:p>3</text:p>
          </table:table-cell>
          <table:table-cell table:style-name="ce63" table:formula="of:=IFERROR(__xludf.dummyfunction(&quot;if(REGEXMATCH('a5'!$T3,&quot;&quot;[a-e]&quot;&quot;),if(O$15=&quot;&quot;+&quot;&quot;,code('a5'!$T3)-code(&quot;&quot;a&quot;&quot;),4- code('a5'!$T3)+code(&quot;&quot;a&quot;&quot;)),&quot;&quot;&quot;&quot;)&quot;);3)" office:value-type="float" office:value="3" calcext:value-type="float">
            <text:p>3</text:p>
          </table:table-cell>
          <table:table-cell table:style-name="ce63" table:formula="of:=IFERROR(__xludf.dummyfunction(&quot;if(REGEXMATCH('a5'!$AD3,&quot;&quot;[a-e]&quot;&quot;),if(P$15=&quot;&quot;+&quot;&quot;,code('a5'!$AD3)-code(&quot;&quot;a&quot;&quot;),4- code('a5'!$AD3)+code(&quot;&quot;a&quot;&quot;)),&quot;&quot;&quot;&quot;)&quot;);3)" office:value-type="float" office:value="3" calcext:value-type="float">
            <text:p>3</text:p>
          </table:table-cell>
          <table:table-cell table:style-name="ce63" table:formula="of:=IFERROR(__xludf.dummyfunction(&quot;if(REGEXMATCH('a5'!$E3,&quot;&quot;[a-e]&quot;&quot;),if(Q$15=&quot;&quot;+&quot;&quot;,code('a5'!$E3)-code(&quot;&quot;a&quot;&quot;),4- code('a5'!$E3)+code(&quot;&quot;a&quot;&quot;)),&quot;&quot;&quot;&quot;)&quot;);4)" office:value-type="float" office:value="4" calcext:value-type="float">
            <text:p>4</text:p>
          </table:table-cell>
          <table:table-cell table:style-name="ce63" table:formula="of:=IFERROR(__xludf.dummyfunction(&quot;if(REGEXMATCH('a5'!$S3,&quot;&quot;[a-e]&quot;&quot;),if(R$15=&quot;&quot;+&quot;&quot;,code('a5'!$S3)-code(&quot;&quot;a&quot;&quot;),4- code('a5'!$S3)+code(&quot;&quot;a&quot;&quot;)),&quot;&quot;&quot;&quot;)&quot;);4)" office:value-type="float" office:value="4" calcext:value-type="float">
            <text:p>4</text:p>
          </table:table-cell>
          <table:table-cell table:style-name="ce66" table:formula="of:=IFERROR(__xludf.dummyfunction(&quot;if(REGEXMATCH('a5'!$Y3,&quot;&quot;[a-e]&quot;&quot;),if(S$15=&quot;&quot;+&quot;&quot;,code('a5'!$Y3)-code(&quot;&quot;a&quot;&quot;),4- code('a5'!$Y3)+code(&quot;&quot;a&quot;&quot;)),&quot;&quot;&quot;&quot;)&quot;);3)" office:value-type="float" office:value="3" calcext:value-type="float">
            <text:p>3</text:p>
          </table:table-cell>
          <table:table-cell table:style-name="ce66" table:formula="of:=IFERROR(__xludf.dummyfunction(&quot;if(REGEXMATCH('a5'!$R3,&quot;&quot;[a-e]&quot;&quot;),if(T$15=&quot;&quot;+&quot;&quot;,code('a5'!$R3)-code(&quot;&quot;a&quot;&quot;),4- code('a5'!$R3)+code(&quot;&quot;a&quot;&quot;)),&quot;&quot;&quot;&quot;)&quot;);1)" office:value-type="float" office:value="1" calcext:value-type="float">
            <text:p>1</text:p>
          </table:table-cell>
          <table:table-cell table:style-name="ce66" table:formula="of:=IFERROR(__xludf.dummyfunction(&quot;if(REGEXMATCH('a5'!$AQ3,&quot;&quot;[a-e]&quot;&quot;),if(U$15=&quot;&quot;+&quot;&quot;,code('a5'!$AQ3)-code(&quot;&quot;a&quot;&quot;),4- code('a5'!$AQ3)+code(&quot;&quot;a&quot;&quot;)),&quot;&quot;&quot;&quot;)&quot;);1)" office:value-type="float" office:value="1" calcext:value-type="float">
            <text:p>1</text:p>
          </table:table-cell>
          <table:table-cell table:style-name="ce66" table:formula="of:=IFERROR(__xludf.dummyfunction(&quot;if(REGEXMATCH('a5'!$U3,&quot;&quot;[a-e]&quot;&quot;),if(V$15=&quot;&quot;+&quot;&quot;,code('a5'!$U3)-code(&quot;&quot;a&quot;&quot;),4- code('a5'!$U3)+code(&quot;&quot;a&quot;&quot;)),&quot;&quot;&quot;&quot;)&quot;);3)" office:value-type="float" office:value="3" calcext:value-type="float">
            <text:p>3</text:p>
          </table:table-cell>
          <table:table-cell table:style-name="ce66" table:formula="of:=IFERROR(__xludf.dummyfunction(&quot;if(REGEXMATCH('a5'!$C3,&quot;&quot;[a-e]&quot;&quot;),if(W$15=&quot;&quot;+&quot;&quot;,code('a5'!$C3)-code(&quot;&quot;a&quot;&quot;),4- code('a5'!$C3)+code(&quot;&quot;a&quot;&quot;)),&quot;&quot;&quot;&quot;)&quot;);0)" office:value-type="float" office:value="0" calcext:value-type="float">
            <text:p>0</text:p>
          </table:table-cell>
          <table:table-cell table:style-name="ce66" table:formula="of:=IFERROR(__xludf.dummyfunction(&quot;if(REGEXMATCH('a5'!$M3,&quot;&quot;[a-e]&quot;&quot;),if(X$15=&quot;&quot;+&quot;&quot;,code('a5'!$M3)-code(&quot;&quot;a&quot;&quot;),4- code('a5'!$M3)+code(&quot;&quot;a&quot;&quot;)),&quot;&quot;&quot;&quot;)&quot;);3)" office:value-type="float" office:value="3" calcext:value-type="float">
            <text:p>3</text:p>
          </table:table-cell>
          <table:table-cell table:style-name="ce66" table:formula="of:=IFERROR(__xludf.dummyfunction(&quot;if(REGEXMATCH('a5'!$B3,&quot;&quot;[a-e]&quot;&quot;),if(Y$15=&quot;&quot;+&quot;&quot;,code('a5'!$B3)-code(&quot;&quot;a&quot;&quot;),4- code('a5'!$B3)+code(&quot;&quot;a&quot;&quot;)),&quot;&quot;&quot;&quot;)&quot;);3)" office:value-type="float" office:value="3" calcext:value-type="float">
            <text:p>3</text:p>
          </table:table-cell>
          <table:table-cell table:style-name="ce66" table:formula="of:=IFERROR(__xludf.dummyfunction(&quot;if(REGEXMATCH('a5'!$AL3,&quot;&quot;[a-e]&quot;&quot;),if(Z$15=&quot;&quot;+&quot;&quot;,code('a5'!$AL3)-code(&quot;&quot;a&quot;&quot;),4- code('a5'!$AL3)+code(&quot;&quot;a&quot;&quot;)),&quot;&quot;&quot;&quot;)&quot;);2)" office:value-type="float" office:value="2" calcext:value-type="float">
            <text:p>2</text:p>
          </table:table-cell>
          <table:table-cell table:style-name="ce66" table:formula="of:=IFERROR(__xludf.dummyfunction(&quot;if(REGEXMATCH('a5'!$J3,&quot;&quot;[a-e]&quot;&quot;),if(AA$15=&quot;&quot;+&quot;&quot;,code('a5'!$J3)-code(&quot;&quot;a&quot;&quot;),4- code('a5'!$J3)+code(&quot;&quot;a&quot;&quot;)),&quot;&quot;&quot;&quot;)&quot;);4)" office:value-type="float" office:value="4" calcext:value-type="float">
            <text:p>4</text:p>
          </table:table-cell>
          <table:table-cell table:style-name="ce66" table:formula="of:=IFERROR(__xludf.dummyfunction(&quot;if(REGEXMATCH('a5'!$AN3,&quot;&quot;[a-e]&quot;&quot;),if(AB$15=&quot;&quot;+&quot;&quot;,code('a5'!$AN3)-code(&quot;&quot;a&quot;&quot;),4- code('a5'!$AN3)+code(&quot;&quot;a&quot;&quot;)),&quot;&quot;&quot;&quot;)&quot;);3)" office:value-type="float" office:value="3" calcext:value-type="float">
            <text:p>3</text:p>
          </table:table-cell>
          <table:table-cell table:style-name="ce72" table:formula="of:=IFERROR(__xludf.dummyfunction(&quot;if(REGEXMATCH('a5'!$D3,&quot;&quot;[a-e]&quot;&quot;),if(AC$15=&quot;&quot;+&quot;&quot;,code('a5'!$D3)-code(&quot;&quot;a&quot;&quot;),4- code('a5'!$D3)+code(&quot;&quot;a&quot;&quot;)),&quot;&quot;&quot;&quot;)&quot;);3)" office:value-type="float" office:value="3" calcext:value-type="float">
            <text:p>3</text:p>
          </table:table-cell>
          <table:table-cell table:style-name="ce72" table:formula="of:=IFERROR(__xludf.dummyfunction(&quot;if(REGEXMATCH('a5'!$AP3,&quot;&quot;[a-e]&quot;&quot;),if(AD$15=&quot;&quot;+&quot;&quot;,code('a5'!$AP3)-code(&quot;&quot;a&quot;&quot;),4- code('a5'!$AP3)+code(&quot;&quot;a&quot;&quot;)),&quot;&quot;&quot;&quot;)&quot;);3)" office:value-type="float" office:value="3" calcext:value-type="float">
            <text:p>3</text:p>
          </table:table-cell>
          <table:table-cell table:style-name="ce75" table:formula="of:=IFERROR(__xludf.dummyfunction(&quot;if(REGEXMATCH('a5'!$AB3,&quot;&quot;[a-e]&quot;&quot;),if(AE$15=&quot;&quot;+&quot;&quot;,code('a5'!$AB3)-code(&quot;&quot;a&quot;&quot;),4- code('a5'!$AB3)+code(&quot;&quot;a&quot;&quot;)),&quot;&quot;&quot;&quot;)&quot;);2)" office:value-type="float" office:value="2" calcext:value-type="float">
            <text:p>2</text:p>
          </table:table-cell>
          <table:table-cell table:style-name="ce75" table:formula="of:=IFERROR(__xludf.dummyfunction(&quot;if(REGEXMATCH('a5'!$AS3,&quot;&quot;[a-e]&quot;&quot;),if(AF$15=&quot;&quot;+&quot;&quot;,code('a5'!$AS3)-code(&quot;&quot;a&quot;&quot;),4- code('a5'!$AS3)+code(&quot;&quot;a&quot;&quot;)),&quot;&quot;&quot;&quot;)&quot;);3)" office:value-type="float" office:value="3" calcext:value-type="float">
            <text:p>3</text:p>
          </table:table-cell>
          <table:table-cell table:style-name="ce75" table:formula="of:=IFERROR(__xludf.dummyfunction(&quot;if(REGEXMATCH('a5'!$H3,&quot;&quot;[a-e]&quot;&quot;),if(AG$15=&quot;&quot;+&quot;&quot;,code('a5'!$H3)-code(&quot;&quot;a&quot;&quot;),4- code('a5'!$H3)+code(&quot;&quot;a&quot;&quot;)),&quot;&quot;&quot;&quot;)&quot;);1)" office:value-type="float" office:value="1" calcext:value-type="float">
            <text:p>1</text:p>
          </table:table-cell>
          <table:table-cell table:style-name="ce75" table:formula="of:=IFERROR(__xludf.dummyfunction(&quot;if(REGEXMATCH('a5'!$F3,&quot;&quot;[a-e]&quot;&quot;),if(AH$15=&quot;&quot;+&quot;&quot;,code('a5'!$F3)-code(&quot;&quot;a&quot;&quot;),4- code('a5'!$F3)+code(&quot;&quot;a&quot;&quot;)),&quot;&quot;&quot;&quot;)&quot;);2)" office:value-type="float" office:value="2" calcext:value-type="float">
            <text:p>2</text:p>
          </table:table-cell>
          <table:table-cell table:style-name="ce78" table:formula="of:=IFERROR(__xludf.dummyfunction(&quot;if(REGEXMATCH('a5'!$Q3,&quot;&quot;[a-e]&quot;&quot;),if(AI$15=&quot;&quot;+&quot;&quot;,code('a5'!$Q3)-code(&quot;&quot;a&quot;&quot;),4- code('a5'!$Q3)+code(&quot;&quot;a&quot;&quot;)),&quot;&quot;&quot;&quot;)&quot;);4)" office:value-type="float" office:value="4" calcext:value-type="float">
            <text:p>4</text:p>
          </table:table-cell>
          <table:table-cell table:style-name="ce78" table:formula="of:=IFERROR(__xludf.dummyfunction(&quot;if(REGEXMATCH('a5'!$AO3,&quot;&quot;[a-e]&quot;&quot;),if(AJ$15=&quot;&quot;+&quot;&quot;,code('a5'!$AO3)-code(&quot;&quot;a&quot;&quot;),4- code('a5'!$AO3)+code(&quot;&quot;a&quot;&quot;)),&quot;&quot;&quot;&quot;)&quot;);1)" office:value-type="float" office:value="1" calcext:value-type="float">
            <text:p>1</text:p>
          </table:table-cell>
          <table:table-cell table:style-name="ce66" table:formula="of:=IFERROR(__xludf.dummyfunction(&quot;if(REGEXMATCH('a5'!$W3,&quot;&quot;[a-e]&quot;&quot;),if(AK$15=&quot;&quot;+&quot;&quot;,code('a5'!$W3)-code(&quot;&quot;a&quot;&quot;),4- code('a5'!$W3)+code(&quot;&quot;a&quot;&quot;)),&quot;&quot;&quot;&quot;)&quot;);3)" office:value-type="float" office:value="3" calcext:value-type="float">
            <text:p>3</text:p>
          </table:table-cell>
          <table:table-cell table:style-name="ce66" table:formula="of:=IFERROR(__xludf.dummyfunction(&quot;if(REGEXMATCH('a5'!$AM3,&quot;&quot;[a-e]&quot;&quot;),if(AL$15=&quot;&quot;+&quot;&quot;,code('a5'!$AM3)-code(&quot;&quot;a&quot;&quot;),4- code('a5'!$AM3)+code(&quot;&quot;a&quot;&quot;)),&quot;&quot;&quot;&quot;)&quot;);1)" office:value-type="float" office:value="1" calcext:value-type="float">
            <text:p>1</text:p>
          </table:table-cell>
          <table:table-cell table:style-name="ce66" table:formula="of:=IFERROR(__xludf.dummyfunction(&quot;if(REGEXMATCH('a5'!$AE3,&quot;&quot;[a-e]&quot;&quot;),if(AM$15=&quot;&quot;+&quot;&quot;,code('a5'!$AE3)-code(&quot;&quot;a&quot;&quot;),4- code('a5'!$AE3)+code(&quot;&quot;a&quot;&quot;)),&quot;&quot;&quot;&quot;)&quot;);3)" office:value-type="float" office:value="3" calcext:value-type="float">
            <text:p>3</text:p>
          </table:table-cell>
          <table:table-cell table:style-name="ce66" table:formula="of:=IFERROR(__xludf.dummyfunction(&quot;if(REGEXMATCH('a5'!$K3,&quot;&quot;[a-e]&quot;&quot;),if(AN$15=&quot;&quot;+&quot;&quot;,code('a5'!$K3)-code(&quot;&quot;a&quot;&quot;),4- code('a5'!$K3)+code(&quot;&quot;a&quot;&quot;)),&quot;&quot;&quot;&quot;)&quot;);0)" office:value-type="float" office:value="0" calcext:value-type="float">
            <text:p>0</text:p>
          </table:table-cell>
          <table:table-cell table:style-name="ce66" table:formula="of:=IFERROR(__xludf.dummyfunction(&quot;if(REGEXMATCH('a5'!$O3,&quot;&quot;[a-e]&quot;&quot;),if(AO$15=&quot;&quot;+&quot;&quot;,code('a5'!$O3)-code(&quot;&quot;a&quot;&quot;),4- code('a5'!$O3)+code(&quot;&quot;a&quot;&quot;)),&quot;&quot;&quot;&quot;)&quot;);4)" office:value-type="float" office:value="4" calcext:value-type="float">
            <text:p>4</text:p>
          </table:table-cell>
          <table:table-cell table:style-name="ce66" table:formula="of:=IFERROR(__xludf.dummyfunction(&quot;if(REGEXMATCH('a5'!$AG3,&quot;&quot;[a-e]&quot;&quot;),if(AP$15=&quot;&quot;+&quot;&quot;,code('a5'!$AG3)-code(&quot;&quot;a&quot;&quot;),4- code('a5'!$AG3)+code(&quot;&quot;a&quot;&quot;)),&quot;&quot;&quot;&quot;)&quot;);3)" office:value-type="float" office:value="3" calcext:value-type="float">
            <text:p>3</text:p>
          </table:table-cell>
          <table:table-cell table:style-name="ce66" table:formula="of:=IFERROR(__xludf.dummyfunction(&quot;if(REGEXMATCH('a5'!$Z3,&quot;&quot;[a-e]&quot;&quot;),if(AQ$15=&quot;&quot;+&quot;&quot;,code('a5'!$Z3)-code(&quot;&quot;a&quot;&quot;),4- code('a5'!$Z3)+code(&quot;&quot;a&quot;&quot;)),&quot;&quot;&quot;&quot;)&quot;);1)" office:value-type="float" office:value="1" calcext:value-type="float">
            <text:p>1</text:p>
          </table:table-cell>
          <table:table-cell table:style-name="ce66" table:formula="of:=IFERROR(__xludf.dummyfunction(&quot;if(REGEXMATCH('a5'!$AJ3,&quot;&quot;[a-e]&quot;&quot;),if(AR$15=&quot;&quot;+&quot;&quot;,code('a5'!$AJ3)-code(&quot;&quot;a&quot;&quot;),4- code('a5'!$AJ3)+code(&quot;&quot;a&quot;&quot;)),&quot;&quot;&quot;&quot;)&quot;);1)" office:value-type="float" office:value="1" calcext:value-type="float">
            <text:p>1</text:p>
          </table:table-cell>
          <table:table-cell table:number-columns-repeated="980"/>
        </table:table-row>
        <table:table-row table:style-name="ro1">
          <table:table-cell table:style-name="ce50" table:formula="of:=IFERROR(__xludf.dummyfunction(&quot;if(REGEXMATCH('a5'!$AA4,&quot;&quot;[a-e]&quot;&quot;),if(A$15=&quot;&quot;+&quot;&quot;,code('a5'!$AA4)-code(&quot;&quot;a&quot;&quot;),4- code('a5'!$AA4)+code(&quot;&quot;a&quot;&quot;)),&quot;&quot;&quot;&quot;)&quot;);&quot;&quot;)">
            <text:p/>
          </table:table-cell>
          <table:table-cell table:style-name="ce50" table:formula="of:=IFERROR(__xludf.dummyfunction(&quot;if(REGEXMATCH('a5'!$V4,&quot;&quot;[a-e]&quot;&quot;),if(B$15=&quot;&quot;+&quot;&quot;,code('a5'!$V4)-code(&quot;&quot;a&quot;&quot;),4- code('a5'!$V4)+code(&quot;&quot;a&quot;&quot;)),&quot;&quot;&quot;&quot;)&quot;);&quot;&quot;)">
            <text:p/>
          </table:table-cell>
          <table:table-cell table:style-name="ce55" table:formula="of:=IFERROR(__xludf.dummyfunction(&quot;if(REGEXMATCH('a5'!$AR4,&quot;&quot;[a-e]&quot;&quot;),if(C$15=&quot;&quot;+&quot;&quot;,code('a5'!$AR4)-code(&quot;&quot;a&quot;&quot;),4- code('a5'!$AR4)+code(&quot;&quot;a&quot;&quot;)),&quot;&quot;&quot;&quot;)&quot;);&quot;&quot;)">
            <text:p/>
          </table:table-cell>
          <table:table-cell table:style-name="ce55" table:formula="of:=IFERROR(__xludf.dummyfunction(&quot;if(REGEXMATCH('a5'!$X4,&quot;&quot;[a-e]&quot;&quot;),if(D$15=&quot;&quot;+&quot;&quot;,code('a5'!$X4)-code(&quot;&quot;a&quot;&quot;),4- code('a5'!$X4)+code(&quot;&quot;a&quot;&quot;)),&quot;&quot;&quot;&quot;)&quot;);&quot;&quot;)">
            <text:p/>
          </table:table-cell>
          <table:table-cell table:style-name="ce55" table:formula="of:=IFERROR(__xludf.dummyfunction(&quot;if(REGEXMATCH('a5'!$AI4,&quot;&quot;[a-e]&quot;&quot;),if(E$15=&quot;&quot;+&quot;&quot;,code('a5'!$AI4)-code(&quot;&quot;a&quot;&quot;),4- code('a5'!$AI4)+code(&quot;&quot;a&quot;&quot;)),&quot;&quot;&quot;&quot;)&quot;);&quot;&quot;)">
            <text:p/>
          </table:table-cell>
          <table:table-cell table:style-name="ce55" table:formula="of:=IFERROR(__xludf.dummyfunction(&quot;if(REGEXMATCH('a5'!$AK4,&quot;&quot;[a-e]&quot;&quot;),if(F$15=&quot;&quot;+&quot;&quot;,code('a5'!$AK4)-code(&quot;&quot;a&quot;&quot;),4- code('a5'!$AK4)+code(&quot;&quot;a&quot;&quot;)),&quot;&quot;&quot;&quot;)&quot;);&quot;&quot;)">
            <text:p/>
          </table:table-cell>
          <table:table-cell table:style-name="ce55" table:formula="of:=IFERROR(__xludf.dummyfunction(&quot;if(REGEXMATCH('a5'!$AF4,&quot;&quot;[a-e]&quot;&quot;),if(G$15=&quot;&quot;+&quot;&quot;,code('a5'!$AF4)-code(&quot;&quot;a&quot;&quot;),4- code('a5'!$AF4)+code(&quot;&quot;a&quot;&quot;)),&quot;&quot;&quot;&quot;)&quot;);&quot;&quot;)">
            <text:p/>
          </table:table-cell>
          <table:table-cell table:style-name="ce55" table:formula="of:=IFERROR(__xludf.dummyfunction(&quot;if(REGEXMATCH('a5'!$N4,&quot;&quot;[a-e]&quot;&quot;),if(H$15=&quot;&quot;+&quot;&quot;,code('a5'!$N4)-code(&quot;&quot;a&quot;&quot;),4- code('a5'!$N4)+code(&quot;&quot;a&quot;&quot;)),&quot;&quot;&quot;&quot;)&quot;);&quot;&quot;)">
            <text:p/>
          </table:table-cell>
          <table:table-cell table:style-name="ce59" table:formula="of:=IFERROR(__xludf.dummyfunction(&quot;if(REGEXMATCH('a5'!$AH4,&quot;&quot;[a-e]&quot;&quot;),if(I$15=&quot;&quot;+&quot;&quot;,code('a5'!$AH4)-code(&quot;&quot;a&quot;&quot;),4- code('a5'!$AH4)+code(&quot;&quot;a&quot;&quot;)),&quot;&quot;&quot;&quot;)&quot;);&quot;&quot;)">
            <text:p/>
          </table:table-cell>
          <table:table-cell table:style-name="ce59" table:formula="of:=IFERROR(__xludf.dummyfunction(&quot;if(REGEXMATCH('a5'!$G4,&quot;&quot;[a-e]&quot;&quot;),if(J$15=&quot;&quot;+&quot;&quot;,code('a5'!$G4)-code(&quot;&quot;a&quot;&quot;),4- code('a5'!$G4)+code(&quot;&quot;a&quot;&quot;)),&quot;&quot;&quot;&quot;)&quot;);&quot;&quot;)">
            <text:p/>
          </table:table-cell>
          <table:table-cell table:style-name="ce59" table:formula="of:=IFERROR(__xludf.dummyfunction(&quot;if(REGEXMATCH('a5'!$P4,&quot;&quot;[a-e]&quot;&quot;),if(K$15=&quot;&quot;+&quot;&quot;,code('a5'!$P4)-code(&quot;&quot;a&quot;&quot;),4- code('a5'!$P4)+code(&quot;&quot;a&quot;&quot;)),&quot;&quot;&quot;&quot;)&quot;);&quot;&quot;)">
            <text:p/>
          </table:table-cell>
          <table:table-cell table:style-name="ce59" table:formula="of:=IFERROR(__xludf.dummyfunction(&quot;if(REGEXMATCH('a5'!$I4,&quot;&quot;[a-e]&quot;&quot;),if(L$15=&quot;&quot;+&quot;&quot;,code('a5'!$I4)-code(&quot;&quot;a&quot;&quot;),4- code('a5'!$I4)+code(&quot;&quot;a&quot;&quot;)),&quot;&quot;&quot;&quot;)&quot;);&quot;&quot;)">
            <text:p/>
          </table:table-cell>
          <table:table-cell table:style-name="ce59" table:formula="of:=IFERROR(__xludf.dummyfunction(&quot;if(REGEXMATCH('a5'!$L4,&quot;&quot;[a-e]&quot;&quot;),if(M$15=&quot;&quot;+&quot;&quot;,code('a5'!$L4)-code(&quot;&quot;a&quot;&quot;),4- code('a5'!$L4)+code(&quot;&quot;a&quot;&quot;)),&quot;&quot;&quot;&quot;)&quot;);&quot;&quot;)">
            <text:p/>
          </table:table-cell>
          <table:table-cell table:style-name="ce59" table:formula="of:=IFERROR(__xludf.dummyfunction(&quot;if(REGEXMATCH('a5'!$AC4,&quot;&quot;[a-e]&quot;&quot;),if(N$15=&quot;&quot;+&quot;&quot;,code('a5'!$AC4)-code(&quot;&quot;a&quot;&quot;),4- code('a5'!$AC4)+code(&quot;&quot;a&quot;&quot;)),&quot;&quot;&quot;&quot;)&quot;);&quot;&quot;)">
            <text:p/>
          </table:table-cell>
          <table:table-cell table:style-name="ce63" table:formula="of:=IFERROR(__xludf.dummyfunction(&quot;if(REGEXMATCH('a5'!$T4,&quot;&quot;[a-e]&quot;&quot;),if(O$15=&quot;&quot;+&quot;&quot;,code('a5'!$T4)-code(&quot;&quot;a&quot;&quot;),4- code('a5'!$T4)+code(&quot;&quot;a&quot;&quot;)),&quot;&quot;&quot;&quot;)&quot;);&quot;&quot;)">
            <text:p/>
          </table:table-cell>
          <table:table-cell table:style-name="ce63" table:formula="of:=IFERROR(__xludf.dummyfunction(&quot;if(REGEXMATCH('a5'!$AD4,&quot;&quot;[a-e]&quot;&quot;),if(P$15=&quot;&quot;+&quot;&quot;,code('a5'!$AD4)-code(&quot;&quot;a&quot;&quot;),4- code('a5'!$AD4)+code(&quot;&quot;a&quot;&quot;)),&quot;&quot;&quot;&quot;)&quot;);&quot;&quot;)">
            <text:p/>
          </table:table-cell>
          <table:table-cell table:style-name="ce63" table:formula="of:=IFERROR(__xludf.dummyfunction(&quot;if(REGEXMATCH('a5'!$E4,&quot;&quot;[a-e]&quot;&quot;),if(Q$15=&quot;&quot;+&quot;&quot;,code('a5'!$E4)-code(&quot;&quot;a&quot;&quot;),4- code('a5'!$E4)+code(&quot;&quot;a&quot;&quot;)),&quot;&quot;&quot;&quot;)&quot;);&quot;&quot;)">
            <text:p/>
          </table:table-cell>
          <table:table-cell table:style-name="ce63" table:formula="of:=IFERROR(__xludf.dummyfunction(&quot;if(REGEXMATCH('a5'!$S4,&quot;&quot;[a-e]&quot;&quot;),if(R$15=&quot;&quot;+&quot;&quot;,code('a5'!$S4)-code(&quot;&quot;a&quot;&quot;),4- code('a5'!$S4)+code(&quot;&quot;a&quot;&quot;)),&quot;&quot;&quot;&quot;)&quot;);&quot;&quot;)">
            <text:p/>
          </table:table-cell>
          <table:table-cell table:style-name="ce66" table:formula="of:=IFERROR(__xludf.dummyfunction(&quot;if(REGEXMATCH('a5'!$Y4,&quot;&quot;[a-e]&quot;&quot;),if(S$15=&quot;&quot;+&quot;&quot;,code('a5'!$Y4)-code(&quot;&quot;a&quot;&quot;),4- code('a5'!$Y4)+code(&quot;&quot;a&quot;&quot;)),&quot;&quot;&quot;&quot;)&quot;);&quot;&quot;)">
            <text:p/>
          </table:table-cell>
          <table:table-cell table:style-name="ce66" table:formula="of:=IFERROR(__xludf.dummyfunction(&quot;if(REGEXMATCH('a5'!$R4,&quot;&quot;[a-e]&quot;&quot;),if(T$15=&quot;&quot;+&quot;&quot;,code('a5'!$R4)-code(&quot;&quot;a&quot;&quot;),4- code('a5'!$R4)+code(&quot;&quot;a&quot;&quot;)),&quot;&quot;&quot;&quot;)&quot;);&quot;&quot;)">
            <text:p/>
          </table:table-cell>
          <table:table-cell table:style-name="ce66" table:formula="of:=IFERROR(__xludf.dummyfunction(&quot;if(REGEXMATCH('a5'!$AQ4,&quot;&quot;[a-e]&quot;&quot;),if(U$15=&quot;&quot;+&quot;&quot;,code('a5'!$AQ4)-code(&quot;&quot;a&quot;&quot;),4- code('a5'!$AQ4)+code(&quot;&quot;a&quot;&quot;)),&quot;&quot;&quot;&quot;)&quot;);&quot;&quot;)">
            <text:p/>
          </table:table-cell>
          <table:table-cell table:style-name="ce66" table:formula="of:=IFERROR(__xludf.dummyfunction(&quot;if(REGEXMATCH('a5'!$U4,&quot;&quot;[a-e]&quot;&quot;),if(V$15=&quot;&quot;+&quot;&quot;,code('a5'!$U4)-code(&quot;&quot;a&quot;&quot;),4- code('a5'!$U4)+code(&quot;&quot;a&quot;&quot;)),&quot;&quot;&quot;&quot;)&quot;);&quot;&quot;)">
            <text:p/>
          </table:table-cell>
          <table:table-cell table:style-name="ce66" table:formula="of:=IFERROR(__xludf.dummyfunction(&quot;if(REGEXMATCH('a5'!$C4,&quot;&quot;[a-e]&quot;&quot;),if(W$15=&quot;&quot;+&quot;&quot;,code('a5'!$C4)-code(&quot;&quot;a&quot;&quot;),4- code('a5'!$C4)+code(&quot;&quot;a&quot;&quot;)),&quot;&quot;&quot;&quot;)&quot;);&quot;&quot;)">
            <text:p/>
          </table:table-cell>
          <table:table-cell table:style-name="ce66" table:formula="of:=IFERROR(__xludf.dummyfunction(&quot;if(REGEXMATCH('a5'!$M4,&quot;&quot;[a-e]&quot;&quot;),if(X$15=&quot;&quot;+&quot;&quot;,code('a5'!$M4)-code(&quot;&quot;a&quot;&quot;),4- code('a5'!$M4)+code(&quot;&quot;a&quot;&quot;)),&quot;&quot;&quot;&quot;)&quot;);&quot;&quot;)">
            <text:p/>
          </table:table-cell>
          <table:table-cell table:style-name="ce66" table:formula="of:=IFERROR(__xludf.dummyfunction(&quot;if(REGEXMATCH('a5'!$B4,&quot;&quot;[a-e]&quot;&quot;),if(Y$15=&quot;&quot;+&quot;&quot;,code('a5'!$B4)-code(&quot;&quot;a&quot;&quot;),4- code('a5'!$B4)+code(&quot;&quot;a&quot;&quot;)),&quot;&quot;&quot;&quot;)&quot;);&quot;&quot;)">
            <text:p/>
          </table:table-cell>
          <table:table-cell table:style-name="ce66" table:formula="of:=IFERROR(__xludf.dummyfunction(&quot;if(REGEXMATCH('a5'!$AL4,&quot;&quot;[a-e]&quot;&quot;),if(Z$15=&quot;&quot;+&quot;&quot;,code('a5'!$AL4)-code(&quot;&quot;a&quot;&quot;),4- code('a5'!$AL4)+code(&quot;&quot;a&quot;&quot;)),&quot;&quot;&quot;&quot;)&quot;);&quot;&quot;)">
            <text:p/>
          </table:table-cell>
          <table:table-cell table:style-name="ce66" table:formula="of:=IFERROR(__xludf.dummyfunction(&quot;if(REGEXMATCH('a5'!$J4,&quot;&quot;[a-e]&quot;&quot;),if(AA$15=&quot;&quot;+&quot;&quot;,code('a5'!$J4)-code(&quot;&quot;a&quot;&quot;),4- code('a5'!$J4)+code(&quot;&quot;a&quot;&quot;)),&quot;&quot;&quot;&quot;)&quot;);&quot;&quot;)">
            <text:p/>
          </table:table-cell>
          <table:table-cell table:style-name="ce66" table:formula="of:=IFERROR(__xludf.dummyfunction(&quot;if(REGEXMATCH('a5'!$AN4,&quot;&quot;[a-e]&quot;&quot;),if(AB$15=&quot;&quot;+&quot;&quot;,code('a5'!$AN4)-code(&quot;&quot;a&quot;&quot;),4- code('a5'!$AN4)+code(&quot;&quot;a&quot;&quot;)),&quot;&quot;&quot;&quot;)&quot;);&quot;&quot;)">
            <text:p/>
          </table:table-cell>
          <table:table-cell table:style-name="ce72" table:formula="of:=IFERROR(__xludf.dummyfunction(&quot;if(REGEXMATCH('a5'!$D4,&quot;&quot;[a-e]&quot;&quot;),if(AC$15=&quot;&quot;+&quot;&quot;,code('a5'!$D4)-code(&quot;&quot;a&quot;&quot;),4- code('a5'!$D4)+code(&quot;&quot;a&quot;&quot;)),&quot;&quot;&quot;&quot;)&quot;);&quot;&quot;)">
            <text:p/>
          </table:table-cell>
          <table:table-cell table:style-name="ce72" table:formula="of:=IFERROR(__xludf.dummyfunction(&quot;if(REGEXMATCH('a5'!$AP4,&quot;&quot;[a-e]&quot;&quot;),if(AD$15=&quot;&quot;+&quot;&quot;,code('a5'!$AP4)-code(&quot;&quot;a&quot;&quot;),4- code('a5'!$AP4)+code(&quot;&quot;a&quot;&quot;)),&quot;&quot;&quot;&quot;)&quot;);&quot;&quot;)">
            <text:p/>
          </table:table-cell>
          <table:table-cell table:style-name="ce75" table:formula="of:=IFERROR(__xludf.dummyfunction(&quot;if(REGEXMATCH('a5'!$AB4,&quot;&quot;[a-e]&quot;&quot;),if(AE$15=&quot;&quot;+&quot;&quot;,code('a5'!$AB4)-code(&quot;&quot;a&quot;&quot;),4- code('a5'!$AB4)+code(&quot;&quot;a&quot;&quot;)),&quot;&quot;&quot;&quot;)&quot;);&quot;&quot;)">
            <text:p/>
          </table:table-cell>
          <table:table-cell table:style-name="ce75" table:formula="of:=IFERROR(__xludf.dummyfunction(&quot;if(REGEXMATCH('a5'!$AS4,&quot;&quot;[a-e]&quot;&quot;),if(AF$15=&quot;&quot;+&quot;&quot;,code('a5'!$AS4)-code(&quot;&quot;a&quot;&quot;),4- code('a5'!$AS4)+code(&quot;&quot;a&quot;&quot;)),&quot;&quot;&quot;&quot;)&quot;);&quot;&quot;)">
            <text:p/>
          </table:table-cell>
          <table:table-cell table:style-name="ce75" table:formula="of:=IFERROR(__xludf.dummyfunction(&quot;if(REGEXMATCH('a5'!$H4,&quot;&quot;[a-e]&quot;&quot;),if(AG$15=&quot;&quot;+&quot;&quot;,code('a5'!$H4)-code(&quot;&quot;a&quot;&quot;),4- code('a5'!$H4)+code(&quot;&quot;a&quot;&quot;)),&quot;&quot;&quot;&quot;)&quot;);&quot;&quot;)">
            <text:p/>
          </table:table-cell>
          <table:table-cell table:style-name="ce75" table:formula="of:=IFERROR(__xludf.dummyfunction(&quot;if(REGEXMATCH('a5'!$F4,&quot;&quot;[a-e]&quot;&quot;),if(AH$15=&quot;&quot;+&quot;&quot;,code('a5'!$F4)-code(&quot;&quot;a&quot;&quot;),4- code('a5'!$F4)+code(&quot;&quot;a&quot;&quot;)),&quot;&quot;&quot;&quot;)&quot;);&quot;&quot;)">
            <text:p/>
          </table:table-cell>
          <table:table-cell table:style-name="ce78" table:formula="of:=IFERROR(__xludf.dummyfunction(&quot;if(REGEXMATCH('a5'!$Q4,&quot;&quot;[a-e]&quot;&quot;),if(AI$15=&quot;&quot;+&quot;&quot;,code('a5'!$Q4)-code(&quot;&quot;a&quot;&quot;),4- code('a5'!$Q4)+code(&quot;&quot;a&quot;&quot;)),&quot;&quot;&quot;&quot;)&quot;);&quot;&quot;)">
            <text:p/>
          </table:table-cell>
          <table:table-cell table:style-name="ce78" table:formula="of:=IFERROR(__xludf.dummyfunction(&quot;if(REGEXMATCH('a5'!$AO4,&quot;&quot;[a-e]&quot;&quot;),if(AJ$15=&quot;&quot;+&quot;&quot;,code('a5'!$AO4)-code(&quot;&quot;a&quot;&quot;),4- code('a5'!$AO4)+code(&quot;&quot;a&quot;&quot;)),&quot;&quot;&quot;&quot;)&quot;);&quot;&quot;)">
            <text:p/>
          </table:table-cell>
          <table:table-cell table:style-name="ce66" table:formula="of:=IFERROR(__xludf.dummyfunction(&quot;if(REGEXMATCH('a5'!$W4,&quot;&quot;[a-e]&quot;&quot;),if(AK$15=&quot;&quot;+&quot;&quot;,code('a5'!$W4)-code(&quot;&quot;a&quot;&quot;),4- code('a5'!$W4)+code(&quot;&quot;a&quot;&quot;)),&quot;&quot;&quot;&quot;)&quot;);&quot;&quot;)">
            <text:p/>
          </table:table-cell>
          <table:table-cell table:style-name="ce66" table:formula="of:=IFERROR(__xludf.dummyfunction(&quot;if(REGEXMATCH('a5'!$AM4,&quot;&quot;[a-e]&quot;&quot;),if(AL$15=&quot;&quot;+&quot;&quot;,code('a5'!$AM4)-code(&quot;&quot;a&quot;&quot;),4- code('a5'!$AM4)+code(&quot;&quot;a&quot;&quot;)),&quot;&quot;&quot;&quot;)&quot;);&quot;&quot;)">
            <text:p/>
          </table:table-cell>
          <table:table-cell table:style-name="ce66" table:formula="of:=IFERROR(__xludf.dummyfunction(&quot;if(REGEXMATCH('a5'!$AE4,&quot;&quot;[a-e]&quot;&quot;),if(AM$15=&quot;&quot;+&quot;&quot;,code('a5'!$AE4)-code(&quot;&quot;a&quot;&quot;),4- code('a5'!$AE4)+code(&quot;&quot;a&quot;&quot;)),&quot;&quot;&quot;&quot;)&quot;);&quot;&quot;)">
            <text:p/>
          </table:table-cell>
          <table:table-cell table:style-name="ce66" table:formula="of:=IFERROR(__xludf.dummyfunction(&quot;if(REGEXMATCH('a5'!$K4,&quot;&quot;[a-e]&quot;&quot;),if(AN$15=&quot;&quot;+&quot;&quot;,code('a5'!$K4)-code(&quot;&quot;a&quot;&quot;),4- code('a5'!$K4)+code(&quot;&quot;a&quot;&quot;)),&quot;&quot;&quot;&quot;)&quot;);&quot;&quot;)">
            <text:p/>
          </table:table-cell>
          <table:table-cell table:style-name="ce66" table:formula="of:=IFERROR(__xludf.dummyfunction(&quot;if(REGEXMATCH('a5'!$O4,&quot;&quot;[a-e]&quot;&quot;),if(AO$15=&quot;&quot;+&quot;&quot;,code('a5'!$O4)-code(&quot;&quot;a&quot;&quot;),4- code('a5'!$O4)+code(&quot;&quot;a&quot;&quot;)),&quot;&quot;&quot;&quot;)&quot;);&quot;&quot;)">
            <text:p/>
          </table:table-cell>
          <table:table-cell table:style-name="ce66" table:formula="of:=IFERROR(__xludf.dummyfunction(&quot;if(REGEXMATCH('a5'!$AG4,&quot;&quot;[a-e]&quot;&quot;),if(AP$15=&quot;&quot;+&quot;&quot;,code('a5'!$AG4)-code(&quot;&quot;a&quot;&quot;),4- code('a5'!$AG4)+code(&quot;&quot;a&quot;&quot;)),&quot;&quot;&quot;&quot;)&quot;);&quot;&quot;)">
            <text:p/>
          </table:table-cell>
          <table:table-cell table:style-name="ce66" table:formula="of:=IFERROR(__xludf.dummyfunction(&quot;if(REGEXMATCH('a5'!$Z4,&quot;&quot;[a-e]&quot;&quot;),if(AQ$15=&quot;&quot;+&quot;&quot;,code('a5'!$Z4)-code(&quot;&quot;a&quot;&quot;),4- code('a5'!$Z4)+code(&quot;&quot;a&quot;&quot;)),&quot;&quot;&quot;&quot;)&quot;);&quot;&quot;)">
            <text:p/>
          </table:table-cell>
          <table:table-cell table:style-name="ce66" table:formula="of:=IFERROR(__xludf.dummyfunction(&quot;if(REGEXMATCH('a5'!$AJ4,&quot;&quot;[a-e]&quot;&quot;),if(AR$15=&quot;&quot;+&quot;&quot;,code('a5'!$AJ4)-code(&quot;&quot;a&quot;&quot;),4- code('a5'!$AJ4)+code(&quot;&quot;a&quot;&quot;)),&quot;&quot;&quot;&quot;)&quot;);&quot;&quot;)">
            <text:p/>
          </table:table-cell>
          <table:table-cell table:number-columns-repeated="980"/>
        </table:table-row>
        <table:table-row table:style-name="ro1">
          <table:table-cell table:style-name="ce50" table:formula="of:=IFERROR(__xludf.dummyfunction(&quot;if(REGEXMATCH('a5'!$AA5,&quot;&quot;[a-e]&quot;&quot;),if(A$15=&quot;&quot;+&quot;&quot;,code('a5'!$AA5)-code(&quot;&quot;a&quot;&quot;),4- code('a5'!$AA5)+code(&quot;&quot;a&quot;&quot;)),&quot;&quot;&quot;&quot;)&quot;);3)" office:value-type="float" office:value="3" calcext:value-type="float">
            <text:p>3</text:p>
          </table:table-cell>
          <table:table-cell table:style-name="ce50" table:formula="of:=IFERROR(__xludf.dummyfunction(&quot;if(REGEXMATCH('a5'!$V5,&quot;&quot;[a-e]&quot;&quot;),if(B$15=&quot;&quot;+&quot;&quot;,code('a5'!$V5)-code(&quot;&quot;a&quot;&quot;),4- code('a5'!$V5)+code(&quot;&quot;a&quot;&quot;)),&quot;&quot;&quot;&quot;)&quot;);4)" office:value-type="float" office:value="4" calcext:value-type="float">
            <text:p>4</text:p>
          </table:table-cell>
          <table:table-cell table:style-name="ce55" table:formula="of:=IFERROR(__xludf.dummyfunction(&quot;if(REGEXMATCH('a5'!$AR5,&quot;&quot;[a-e]&quot;&quot;),if(C$15=&quot;&quot;+&quot;&quot;,code('a5'!$AR5)-code(&quot;&quot;a&quot;&quot;),4- code('a5'!$AR5)+code(&quot;&quot;a&quot;&quot;)),&quot;&quot;&quot;&quot;)&quot;);2)" office:value-type="float" office:value="2" calcext:value-type="float">
            <text:p>2</text:p>
          </table:table-cell>
          <table:table-cell table:style-name="ce55" table:formula="of:=IFERROR(__xludf.dummyfunction(&quot;if(REGEXMATCH('a5'!$X5,&quot;&quot;[a-e]&quot;&quot;),if(D$15=&quot;&quot;+&quot;&quot;,code('a5'!$X5)-code(&quot;&quot;a&quot;&quot;),4- code('a5'!$X5)+code(&quot;&quot;a&quot;&quot;)),&quot;&quot;&quot;&quot;)&quot;);2)" office:value-type="float" office:value="2" calcext:value-type="float">
            <text:p>2</text:p>
          </table:table-cell>
          <table:table-cell table:style-name="ce55" table:formula="of:=IFERROR(__xludf.dummyfunction(&quot;if(REGEXMATCH('a5'!$AI5,&quot;&quot;[a-e]&quot;&quot;),if(E$15=&quot;&quot;+&quot;&quot;,code('a5'!$AI5)-code(&quot;&quot;a&quot;&quot;),4- code('a5'!$AI5)+code(&quot;&quot;a&quot;&quot;)),&quot;&quot;&quot;&quot;)&quot;);3)" office:value-type="float" office:value="3" calcext:value-type="float">
            <text:p>3</text:p>
          </table:table-cell>
          <table:table-cell table:style-name="ce55" table:formula="of:=IFERROR(__xludf.dummyfunction(&quot;if(REGEXMATCH('a5'!$AK5,&quot;&quot;[a-e]&quot;&quot;),if(F$15=&quot;&quot;+&quot;&quot;,code('a5'!$AK5)-code(&quot;&quot;a&quot;&quot;),4- code('a5'!$AK5)+code(&quot;&quot;a&quot;&quot;)),&quot;&quot;&quot;&quot;)&quot;);2)" office:value-type="float" office:value="2" calcext:value-type="float">
            <text:p>2</text:p>
          </table:table-cell>
          <table:table-cell table:style-name="ce55" table:formula="of:=IFERROR(__xludf.dummyfunction(&quot;if(REGEXMATCH('a5'!$AF5,&quot;&quot;[a-e]&quot;&quot;),if(G$15=&quot;&quot;+&quot;&quot;,code('a5'!$AF5)-code(&quot;&quot;a&quot;&quot;),4- code('a5'!$AF5)+code(&quot;&quot;a&quot;&quot;)),&quot;&quot;&quot;&quot;)&quot;);2)" office:value-type="float" office:value="2" calcext:value-type="float">
            <text:p>2</text:p>
          </table:table-cell>
          <table:table-cell table:style-name="ce55" table:formula="of:=IFERROR(__xludf.dummyfunction(&quot;if(REGEXMATCH('a5'!$N5,&quot;&quot;[a-e]&quot;&quot;),if(H$15=&quot;&quot;+&quot;&quot;,code('a5'!$N5)-code(&quot;&quot;a&quot;&quot;),4- code('a5'!$N5)+code(&quot;&quot;a&quot;&quot;)),&quot;&quot;&quot;&quot;)&quot;);3)" office:value-type="float" office:value="3" calcext:value-type="float">
            <text:p>3</text:p>
          </table:table-cell>
          <table:table-cell table:style-name="ce59" table:formula="of:=IFERROR(__xludf.dummyfunction(&quot;if(REGEXMATCH('a5'!$AH5,&quot;&quot;[a-e]&quot;&quot;),if(I$15=&quot;&quot;+&quot;&quot;,code('a5'!$AH5)-code(&quot;&quot;a&quot;&quot;),4- code('a5'!$AH5)+code(&quot;&quot;a&quot;&quot;)),&quot;&quot;&quot;&quot;)&quot;);1)" office:value-type="float" office:value="1" calcext:value-type="float">
            <text:p>1</text:p>
          </table:table-cell>
          <table:table-cell table:style-name="ce59" table:formula="of:=IFERROR(__xludf.dummyfunction(&quot;if(REGEXMATCH('a5'!$G5,&quot;&quot;[a-e]&quot;&quot;),if(J$15=&quot;&quot;+&quot;&quot;,code('a5'!$G5)-code(&quot;&quot;a&quot;&quot;),4- code('a5'!$G5)+code(&quot;&quot;a&quot;&quot;)),&quot;&quot;&quot;&quot;)&quot;);3)" office:value-type="float" office:value="3" calcext:value-type="float">
            <text:p>3</text:p>
          </table:table-cell>
          <table:table-cell table:style-name="ce59" table:formula="of:=IFERROR(__xludf.dummyfunction(&quot;if(REGEXMATCH('a5'!$P5,&quot;&quot;[a-e]&quot;&quot;),if(K$15=&quot;&quot;+&quot;&quot;,code('a5'!$P5)-code(&quot;&quot;a&quot;&quot;),4- code('a5'!$P5)+code(&quot;&quot;a&quot;&quot;)),&quot;&quot;&quot;&quot;)&quot;);1)" office:value-type="float" office:value="1" calcext:value-type="float">
            <text:p>1</text:p>
          </table:table-cell>
          <table:table-cell table:style-name="ce59" table:formula="of:=IFERROR(__xludf.dummyfunction(&quot;if(REGEXMATCH('a5'!$I5,&quot;&quot;[a-e]&quot;&quot;),if(L$15=&quot;&quot;+&quot;&quot;,code('a5'!$I5)-code(&quot;&quot;a&quot;&quot;),4- code('a5'!$I5)+code(&quot;&quot;a&quot;&quot;)),&quot;&quot;&quot;&quot;)&quot;);3)" office:value-type="float" office:value="3" calcext:value-type="float">
            <text:p>3</text:p>
          </table:table-cell>
          <table:table-cell table:style-name="ce59" table:formula="of:=IFERROR(__xludf.dummyfunction(&quot;if(REGEXMATCH('a5'!$L5,&quot;&quot;[a-e]&quot;&quot;),if(M$15=&quot;&quot;+&quot;&quot;,code('a5'!$L5)-code(&quot;&quot;a&quot;&quot;),4- code('a5'!$L5)+code(&quot;&quot;a&quot;&quot;)),&quot;&quot;&quot;&quot;)&quot;);0)" office:value-type="float" office:value="0" calcext:value-type="float">
            <text:p>0</text:p>
          </table:table-cell>
          <table:table-cell table:style-name="ce59" table:formula="of:=IFERROR(__xludf.dummyfunction(&quot;if(REGEXMATCH('a5'!$AC5,&quot;&quot;[a-e]&quot;&quot;),if(N$15=&quot;&quot;+&quot;&quot;,code('a5'!$AC5)-code(&quot;&quot;a&quot;&quot;),4- code('a5'!$AC5)+code(&quot;&quot;a&quot;&quot;)),&quot;&quot;&quot;&quot;)&quot;);1)" office:value-type="float" office:value="1" calcext:value-type="float">
            <text:p>1</text:p>
          </table:table-cell>
          <table:table-cell table:style-name="ce63" table:formula="of:=IFERROR(__xludf.dummyfunction(&quot;if(REGEXMATCH('a5'!$T5,&quot;&quot;[a-e]&quot;&quot;),if(O$15=&quot;&quot;+&quot;&quot;,code('a5'!$T5)-code(&quot;&quot;a&quot;&quot;),4- code('a5'!$T5)+code(&quot;&quot;a&quot;&quot;)),&quot;&quot;&quot;&quot;)&quot;);1)" office:value-type="float" office:value="1" calcext:value-type="float">
            <text:p>1</text:p>
          </table:table-cell>
          <table:table-cell table:style-name="ce63" table:formula="of:=IFERROR(__xludf.dummyfunction(&quot;if(REGEXMATCH('a5'!$AD5,&quot;&quot;[a-e]&quot;&quot;),if(P$15=&quot;&quot;+&quot;&quot;,code('a5'!$AD5)-code(&quot;&quot;a&quot;&quot;),4- code('a5'!$AD5)+code(&quot;&quot;a&quot;&quot;)),&quot;&quot;&quot;&quot;)&quot;);1)" office:value-type="float" office:value="1" calcext:value-type="float">
            <text:p>1</text:p>
          </table:table-cell>
          <table:table-cell table:style-name="ce63" table:formula="of:=IFERROR(__xludf.dummyfunction(&quot;if(REGEXMATCH('a5'!$E5,&quot;&quot;[a-e]&quot;&quot;),if(Q$15=&quot;&quot;+&quot;&quot;,code('a5'!$E5)-code(&quot;&quot;a&quot;&quot;),4- code('a5'!$E5)+code(&quot;&quot;a&quot;&quot;)),&quot;&quot;&quot;&quot;)&quot;);1)" office:value-type="float" office:value="1" calcext:value-type="float">
            <text:p>1</text:p>
          </table:table-cell>
          <table:table-cell table:style-name="ce63" table:formula="of:=IFERROR(__xludf.dummyfunction(&quot;if(REGEXMATCH('a5'!$S5,&quot;&quot;[a-e]&quot;&quot;),if(R$15=&quot;&quot;+&quot;&quot;,code('a5'!$S5)-code(&quot;&quot;a&quot;&quot;),4- code('a5'!$S5)+code(&quot;&quot;a&quot;&quot;)),&quot;&quot;&quot;&quot;)&quot;);1)" office:value-type="float" office:value="1" calcext:value-type="float">
            <text:p>1</text:p>
          </table:table-cell>
          <table:table-cell table:style-name="ce66" table:formula="of:=IFERROR(__xludf.dummyfunction(&quot;if(REGEXMATCH('a5'!$Y5,&quot;&quot;[a-e]&quot;&quot;),if(S$15=&quot;&quot;+&quot;&quot;,code('a5'!$Y5)-code(&quot;&quot;a&quot;&quot;),4- code('a5'!$Y5)+code(&quot;&quot;a&quot;&quot;)),&quot;&quot;&quot;&quot;)&quot;);2)" office:value-type="float" office:value="2" calcext:value-type="float">
            <text:p>2</text:p>
          </table:table-cell>
          <table:table-cell table:style-name="ce66" table:formula="of:=IFERROR(__xludf.dummyfunction(&quot;if(REGEXMATCH('a5'!$R5,&quot;&quot;[a-e]&quot;&quot;),if(T$15=&quot;&quot;+&quot;&quot;,code('a5'!$R5)-code(&quot;&quot;a&quot;&quot;),4- code('a5'!$R5)+code(&quot;&quot;a&quot;&quot;)),&quot;&quot;&quot;&quot;)&quot;);1)" office:value-type="float" office:value="1" calcext:value-type="float">
            <text:p>1</text:p>
          </table:table-cell>
          <table:table-cell table:style-name="ce66" table:formula="of:=IFERROR(__xludf.dummyfunction(&quot;if(REGEXMATCH('a5'!$AQ5,&quot;&quot;[a-e]&quot;&quot;),if(U$15=&quot;&quot;+&quot;&quot;,code('a5'!$AQ5)-code(&quot;&quot;a&quot;&quot;),4- code('a5'!$AQ5)+code(&quot;&quot;a&quot;&quot;)),&quot;&quot;&quot;&quot;)&quot;);1)" office:value-type="float" office:value="1" calcext:value-type="float">
            <text:p>1</text:p>
          </table:table-cell>
          <table:table-cell table:style-name="ce66" table:formula="of:=IFERROR(__xludf.dummyfunction(&quot;if(REGEXMATCH('a5'!$U5,&quot;&quot;[a-e]&quot;&quot;),if(V$15=&quot;&quot;+&quot;&quot;,code('a5'!$U5)-code(&quot;&quot;a&quot;&quot;),4- code('a5'!$U5)+code(&quot;&quot;a&quot;&quot;)),&quot;&quot;&quot;&quot;)&quot;);2)" office:value-type="float" office:value="2" calcext:value-type="float">
            <text:p>2</text:p>
          </table:table-cell>
          <table:table-cell table:style-name="ce66" table:formula="of:=IFERROR(__xludf.dummyfunction(&quot;if(REGEXMATCH('a5'!$C5,&quot;&quot;[a-e]&quot;&quot;),if(W$15=&quot;&quot;+&quot;&quot;,code('a5'!$C5)-code(&quot;&quot;a&quot;&quot;),4- code('a5'!$C5)+code(&quot;&quot;a&quot;&quot;)),&quot;&quot;&quot;&quot;)&quot;);3)" office:value-type="float" office:value="3" calcext:value-type="float">
            <text:p>3</text:p>
          </table:table-cell>
          <table:table-cell table:style-name="ce66" table:formula="of:=IFERROR(__xludf.dummyfunction(&quot;if(REGEXMATCH('a5'!$M5,&quot;&quot;[a-e]&quot;&quot;),if(X$15=&quot;&quot;+&quot;&quot;,code('a5'!$M5)-code(&quot;&quot;a&quot;&quot;),4- code('a5'!$M5)+code(&quot;&quot;a&quot;&quot;)),&quot;&quot;&quot;&quot;)&quot;);3)" office:value-type="float" office:value="3" calcext:value-type="float">
            <text:p>3</text:p>
          </table:table-cell>
          <table:table-cell table:style-name="ce66" table:formula="of:=IFERROR(__xludf.dummyfunction(&quot;if(REGEXMATCH('a5'!$B5,&quot;&quot;[a-e]&quot;&quot;),if(Y$15=&quot;&quot;+&quot;&quot;,code('a5'!$B5)-code(&quot;&quot;a&quot;&quot;),4- code('a5'!$B5)+code(&quot;&quot;a&quot;&quot;)),&quot;&quot;&quot;&quot;)&quot;);1)" office:value-type="float" office:value="1" calcext:value-type="float">
            <text:p>1</text:p>
          </table:table-cell>
          <table:table-cell table:style-name="ce66" table:formula="of:=IFERROR(__xludf.dummyfunction(&quot;if(REGEXMATCH('a5'!$AL5,&quot;&quot;[a-e]&quot;&quot;),if(Z$15=&quot;&quot;+&quot;&quot;,code('a5'!$AL5)-code(&quot;&quot;a&quot;&quot;),4- code('a5'!$AL5)+code(&quot;&quot;a&quot;&quot;)),&quot;&quot;&quot;&quot;)&quot;);3)" office:value-type="float" office:value="3" calcext:value-type="float">
            <text:p>3</text:p>
          </table:table-cell>
          <table:table-cell table:style-name="ce66" table:formula="of:=IFERROR(__xludf.dummyfunction(&quot;if(REGEXMATCH('a5'!$J5,&quot;&quot;[a-e]&quot;&quot;),if(AA$15=&quot;&quot;+&quot;&quot;,code('a5'!$J5)-code(&quot;&quot;a&quot;&quot;),4- code('a5'!$J5)+code(&quot;&quot;a&quot;&quot;)),&quot;&quot;&quot;&quot;)&quot;);3)" office:value-type="float" office:value="3" calcext:value-type="float">
            <text:p>3</text:p>
          </table:table-cell>
          <table:table-cell table:style-name="ce66" table:formula="of:=IFERROR(__xludf.dummyfunction(&quot;if(REGEXMATCH('a5'!$AN5,&quot;&quot;[a-e]&quot;&quot;),if(AB$15=&quot;&quot;+&quot;&quot;,code('a5'!$AN5)-code(&quot;&quot;a&quot;&quot;),4- code('a5'!$AN5)+code(&quot;&quot;a&quot;&quot;)),&quot;&quot;&quot;&quot;)&quot;);2)" office:value-type="float" office:value="2" calcext:value-type="float">
            <text:p>2</text:p>
          </table:table-cell>
          <table:table-cell table:style-name="ce72" table:formula="of:=IFERROR(__xludf.dummyfunction(&quot;if(REGEXMATCH('a5'!$D5,&quot;&quot;[a-e]&quot;&quot;),if(AC$15=&quot;&quot;+&quot;&quot;,code('a5'!$D5)-code(&quot;&quot;a&quot;&quot;),4- code('a5'!$D5)+code(&quot;&quot;a&quot;&quot;)),&quot;&quot;&quot;&quot;)&quot;);2)" office:value-type="float" office:value="2" calcext:value-type="float">
            <text:p>2</text:p>
          </table:table-cell>
          <table:table-cell table:style-name="ce72" table:formula="of:=IFERROR(__xludf.dummyfunction(&quot;if(REGEXMATCH('a5'!$AP5,&quot;&quot;[a-e]&quot;&quot;),if(AD$15=&quot;&quot;+&quot;&quot;,code('a5'!$AP5)-code(&quot;&quot;a&quot;&quot;),4- code('a5'!$AP5)+code(&quot;&quot;a&quot;&quot;)),&quot;&quot;&quot;&quot;)&quot;);1)" office:value-type="float" office:value="1" calcext:value-type="float">
            <text:p>1</text:p>
          </table:table-cell>
          <table:table-cell table:style-name="ce75" table:formula="of:=IFERROR(__xludf.dummyfunction(&quot;if(REGEXMATCH('a5'!$AB5,&quot;&quot;[a-e]&quot;&quot;),if(AE$15=&quot;&quot;+&quot;&quot;,code('a5'!$AB5)-code(&quot;&quot;a&quot;&quot;),4- code('a5'!$AB5)+code(&quot;&quot;a&quot;&quot;)),&quot;&quot;&quot;&quot;)&quot;);1)" office:value-type="float" office:value="1" calcext:value-type="float">
            <text:p>1</text:p>
          </table:table-cell>
          <table:table-cell table:style-name="ce75" table:formula="of:=IFERROR(__xludf.dummyfunction(&quot;if(REGEXMATCH('a5'!$AS5,&quot;&quot;[a-e]&quot;&quot;),if(AF$15=&quot;&quot;+&quot;&quot;,code('a5'!$AS5)-code(&quot;&quot;a&quot;&quot;),4- code('a5'!$AS5)+code(&quot;&quot;a&quot;&quot;)),&quot;&quot;&quot;&quot;)&quot;);1)" office:value-type="float" office:value="1" calcext:value-type="float">
            <text:p>1</text:p>
          </table:table-cell>
          <table:table-cell table:style-name="ce75" table:formula="of:=IFERROR(__xludf.dummyfunction(&quot;if(REGEXMATCH('a5'!$H5,&quot;&quot;[a-e]&quot;&quot;),if(AG$15=&quot;&quot;+&quot;&quot;,code('a5'!$H5)-code(&quot;&quot;a&quot;&quot;),4- code('a5'!$H5)+code(&quot;&quot;a&quot;&quot;)),&quot;&quot;&quot;&quot;)&quot;);1)" office:value-type="float" office:value="1" calcext:value-type="float">
            <text:p>1</text:p>
          </table:table-cell>
          <table:table-cell table:style-name="ce75" table:formula="of:=IFERROR(__xludf.dummyfunction(&quot;if(REGEXMATCH('a5'!$F5,&quot;&quot;[a-e]&quot;&quot;),if(AH$15=&quot;&quot;+&quot;&quot;,code('a5'!$F5)-code(&quot;&quot;a&quot;&quot;),4- code('a5'!$F5)+code(&quot;&quot;a&quot;&quot;)),&quot;&quot;&quot;&quot;)&quot;);1)" office:value-type="float" office:value="1" calcext:value-type="float">
            <text:p>1</text:p>
          </table:table-cell>
          <table:table-cell table:style-name="ce78" table:formula="of:=IFERROR(__xludf.dummyfunction(&quot;if(REGEXMATCH('a5'!$Q5,&quot;&quot;[a-e]&quot;&quot;),if(AI$15=&quot;&quot;+&quot;&quot;,code('a5'!$Q5)-code(&quot;&quot;a&quot;&quot;),4- code('a5'!$Q5)+code(&quot;&quot;a&quot;&quot;)),&quot;&quot;&quot;&quot;)&quot;);1)" office:value-type="float" office:value="1" calcext:value-type="float">
            <text:p>1</text:p>
          </table:table-cell>
          <table:table-cell table:style-name="ce78" table:formula="of:=IFERROR(__xludf.dummyfunction(&quot;if(REGEXMATCH('a5'!$AO5,&quot;&quot;[a-e]&quot;&quot;),if(AJ$15=&quot;&quot;+&quot;&quot;,code('a5'!$AO5)-code(&quot;&quot;a&quot;&quot;),4- code('a5'!$AO5)+code(&quot;&quot;a&quot;&quot;)),&quot;&quot;&quot;&quot;)&quot;);4)" office:value-type="float" office:value="4" calcext:value-type="float">
            <text:p>4</text:p>
          </table:table-cell>
          <table:table-cell table:style-name="ce66" table:formula="of:=IFERROR(__xludf.dummyfunction(&quot;if(REGEXMATCH('a5'!$W5,&quot;&quot;[a-e]&quot;&quot;),if(AK$15=&quot;&quot;+&quot;&quot;,code('a5'!$W5)-code(&quot;&quot;a&quot;&quot;),4- code('a5'!$W5)+code(&quot;&quot;a&quot;&quot;)),&quot;&quot;&quot;&quot;)&quot;);1)" office:value-type="float" office:value="1" calcext:value-type="float">
            <text:p>1</text:p>
          </table:table-cell>
          <table:table-cell table:style-name="ce66" table:formula="of:=IFERROR(__xludf.dummyfunction(&quot;if(REGEXMATCH('a5'!$AM5,&quot;&quot;[a-e]&quot;&quot;),if(AL$15=&quot;&quot;+&quot;&quot;,code('a5'!$AM5)-code(&quot;&quot;a&quot;&quot;),4- code('a5'!$AM5)+code(&quot;&quot;a&quot;&quot;)),&quot;&quot;&quot;&quot;)&quot;);4)" office:value-type="float" office:value="4" calcext:value-type="float">
            <text:p>4</text:p>
          </table:table-cell>
          <table:table-cell table:style-name="ce66" table:formula="of:=IFERROR(__xludf.dummyfunction(&quot;if(REGEXMATCH('a5'!$AE5,&quot;&quot;[a-e]&quot;&quot;),if(AM$15=&quot;&quot;+&quot;&quot;,code('a5'!$AE5)-code(&quot;&quot;a&quot;&quot;),4- code('a5'!$AE5)+code(&quot;&quot;a&quot;&quot;)),&quot;&quot;&quot;&quot;)&quot;);1)" office:value-type="float" office:value="1" calcext:value-type="float">
            <text:p>1</text:p>
          </table:table-cell>
          <table:table-cell table:style-name="ce66" table:formula="of:=IFERROR(__xludf.dummyfunction(&quot;if(REGEXMATCH('a5'!$K5,&quot;&quot;[a-e]&quot;&quot;),if(AN$15=&quot;&quot;+&quot;&quot;,code('a5'!$K5)-code(&quot;&quot;a&quot;&quot;),4- code('a5'!$K5)+code(&quot;&quot;a&quot;&quot;)),&quot;&quot;&quot;&quot;)&quot;);3)" office:value-type="float" office:value="3" calcext:value-type="float">
            <text:p>3</text:p>
          </table:table-cell>
          <table:table-cell table:style-name="ce66" table:formula="of:=IFERROR(__xludf.dummyfunction(&quot;if(REGEXMATCH('a5'!$O5,&quot;&quot;[a-e]&quot;&quot;),if(AO$15=&quot;&quot;+&quot;&quot;,code('a5'!$O5)-code(&quot;&quot;a&quot;&quot;),4- code('a5'!$O5)+code(&quot;&quot;a&quot;&quot;)),&quot;&quot;&quot;&quot;)&quot;);1)" office:value-type="float" office:value="1" calcext:value-type="float">
            <text:p>1</text:p>
          </table:table-cell>
          <table:table-cell table:style-name="ce66" table:formula="of:=IFERROR(__xludf.dummyfunction(&quot;if(REGEXMATCH('a5'!$AG5,&quot;&quot;[a-e]&quot;&quot;),if(AP$15=&quot;&quot;+&quot;&quot;,code('a5'!$AG5)-code(&quot;&quot;a&quot;&quot;),4- code('a5'!$AG5)+code(&quot;&quot;a&quot;&quot;)),&quot;&quot;&quot;&quot;)&quot;);1)" office:value-type="float" office:value="1" calcext:value-type="float">
            <text:p>1</text:p>
          </table:table-cell>
          <table:table-cell table:style-name="ce66" table:formula="of:=IFERROR(__xludf.dummyfunction(&quot;if(REGEXMATCH('a5'!$Z5,&quot;&quot;[a-e]&quot;&quot;),if(AQ$15=&quot;&quot;+&quot;&quot;,code('a5'!$Z5)-code(&quot;&quot;a&quot;&quot;),4- code('a5'!$Z5)+code(&quot;&quot;a&quot;&quot;)),&quot;&quot;&quot;&quot;)&quot;);1)" office:value-type="float" office:value="1" calcext:value-type="float">
            <text:p>1</text:p>
          </table:table-cell>
          <table:table-cell table:style-name="ce66" table:formula="of:=IFERROR(__xludf.dummyfunction(&quot;if(REGEXMATCH('a5'!$AJ5,&quot;&quot;[a-e]&quot;&quot;),if(AR$15=&quot;&quot;+&quot;&quot;,code('a5'!$AJ5)-code(&quot;&quot;a&quot;&quot;),4- code('a5'!$AJ5)+code(&quot;&quot;a&quot;&quot;)),&quot;&quot;&quot;&quot;)&quot;);2)" office:value-type="float" office:value="2" calcext:value-type="float">
            <text:p>2</text:p>
          </table:table-cell>
          <table:table-cell table:number-columns-repeated="980"/>
        </table:table-row>
        <table:table-row table:style-name="ro1">
          <table:table-cell table:style-name="ce50" table:formula="of:=IFERROR(__xludf.dummyfunction(&quot;if(REGEXMATCH('a5'!$AA6,&quot;&quot;[a-e]&quot;&quot;),if(A$15=&quot;&quot;+&quot;&quot;,code('a5'!$AA6)-code(&quot;&quot;a&quot;&quot;),4- code('a5'!$AA6)+code(&quot;&quot;a&quot;&quot;)),&quot;&quot;&quot;&quot;)&quot;);3)" office:value-type="float" office:value="3" calcext:value-type="float">
            <text:p>3</text:p>
          </table:table-cell>
          <table:table-cell table:style-name="ce50" table:formula="of:=IFERROR(__xludf.dummyfunction(&quot;if(REGEXMATCH('a5'!$V6,&quot;&quot;[a-e]&quot;&quot;),if(B$15=&quot;&quot;+&quot;&quot;,code('a5'!$V6)-code(&quot;&quot;a&quot;&quot;),4- code('a5'!$V6)+code(&quot;&quot;a&quot;&quot;)),&quot;&quot;&quot;&quot;)&quot;);2)" office:value-type="float" office:value="2" calcext:value-type="float">
            <text:p>2</text:p>
          </table:table-cell>
          <table:table-cell table:style-name="ce55" table:formula="of:=IFERROR(__xludf.dummyfunction(&quot;if(REGEXMATCH('a5'!$AR6,&quot;&quot;[a-e]&quot;&quot;),if(C$15=&quot;&quot;+&quot;&quot;,code('a5'!$AR6)-code(&quot;&quot;a&quot;&quot;),4- code('a5'!$AR6)+code(&quot;&quot;a&quot;&quot;)),&quot;&quot;&quot;&quot;)&quot;);2)" office:value-type="float" office:value="2" calcext:value-type="float">
            <text:p>2</text:p>
          </table:table-cell>
          <table:table-cell table:style-name="ce55" table:formula="of:=IFERROR(__xludf.dummyfunction(&quot;if(REGEXMATCH('a5'!$X6,&quot;&quot;[a-e]&quot;&quot;),if(D$15=&quot;&quot;+&quot;&quot;,code('a5'!$X6)-code(&quot;&quot;a&quot;&quot;),4- code('a5'!$X6)+code(&quot;&quot;a&quot;&quot;)),&quot;&quot;&quot;&quot;)&quot;);2)" office:value-type="float" office:value="2" calcext:value-type="float">
            <text:p>2</text:p>
          </table:table-cell>
          <table:table-cell table:style-name="ce55" table:formula="of:=IFERROR(__xludf.dummyfunction(&quot;if(REGEXMATCH('a5'!$AI6,&quot;&quot;[a-e]&quot;&quot;),if(E$15=&quot;&quot;+&quot;&quot;,code('a5'!$AI6)-code(&quot;&quot;a&quot;&quot;),4- code('a5'!$AI6)+code(&quot;&quot;a&quot;&quot;)),&quot;&quot;&quot;&quot;)&quot;);2)" office:value-type="float" office:value="2" calcext:value-type="float">
            <text:p>2</text:p>
          </table:table-cell>
          <table:table-cell table:style-name="ce55" table:formula="of:=IFERROR(__xludf.dummyfunction(&quot;if(REGEXMATCH('a5'!$AK6,&quot;&quot;[a-e]&quot;&quot;),if(F$15=&quot;&quot;+&quot;&quot;,code('a5'!$AK6)-code(&quot;&quot;a&quot;&quot;),4- code('a5'!$AK6)+code(&quot;&quot;a&quot;&quot;)),&quot;&quot;&quot;&quot;)&quot;);2)" office:value-type="float" office:value="2" calcext:value-type="float">
            <text:p>2</text:p>
          </table:table-cell>
          <table:table-cell table:style-name="ce55" table:formula="of:=IFERROR(__xludf.dummyfunction(&quot;if(REGEXMATCH('a5'!$AF6,&quot;&quot;[a-e]&quot;&quot;),if(G$15=&quot;&quot;+&quot;&quot;,code('a5'!$AF6)-code(&quot;&quot;a&quot;&quot;),4- code('a5'!$AF6)+code(&quot;&quot;a&quot;&quot;)),&quot;&quot;&quot;&quot;)&quot;);2)" office:value-type="float" office:value="2" calcext:value-type="float">
            <text:p>2</text:p>
          </table:table-cell>
          <table:table-cell table:style-name="ce55" table:formula="of:=IFERROR(__xludf.dummyfunction(&quot;if(REGEXMATCH('a5'!$N6,&quot;&quot;[a-e]&quot;&quot;),if(H$15=&quot;&quot;+&quot;&quot;,code('a5'!$N6)-code(&quot;&quot;a&quot;&quot;),4- code('a5'!$N6)+code(&quot;&quot;a&quot;&quot;)),&quot;&quot;&quot;&quot;)&quot;);1)" office:value-type="float" office:value="1" calcext:value-type="float">
            <text:p>1</text:p>
          </table:table-cell>
          <table:table-cell table:style-name="ce59" table:formula="of:=IFERROR(__xludf.dummyfunction(&quot;if(REGEXMATCH('a5'!$AH6,&quot;&quot;[a-e]&quot;&quot;),if(I$15=&quot;&quot;+&quot;&quot;,code('a5'!$AH6)-code(&quot;&quot;a&quot;&quot;),4- code('a5'!$AH6)+code(&quot;&quot;a&quot;&quot;)),&quot;&quot;&quot;&quot;)&quot;);3)" office:value-type="float" office:value="3" calcext:value-type="float">
            <text:p>3</text:p>
          </table:table-cell>
          <table:table-cell table:style-name="ce59" table:formula="of:=IFERROR(__xludf.dummyfunction(&quot;if(REGEXMATCH('a5'!$G6,&quot;&quot;[a-e]&quot;&quot;),if(J$15=&quot;&quot;+&quot;&quot;,code('a5'!$G6)-code(&quot;&quot;a&quot;&quot;),4- code('a5'!$G6)+code(&quot;&quot;a&quot;&quot;)),&quot;&quot;&quot;&quot;)&quot;);2)" office:value-type="float" office:value="2" calcext:value-type="float">
            <text:p>2</text:p>
          </table:table-cell>
          <table:table-cell table:style-name="ce59" table:formula="of:=IFERROR(__xludf.dummyfunction(&quot;if(REGEXMATCH('a5'!$P6,&quot;&quot;[a-e]&quot;&quot;),if(K$15=&quot;&quot;+&quot;&quot;,code('a5'!$P6)-code(&quot;&quot;a&quot;&quot;),4- code('a5'!$P6)+code(&quot;&quot;a&quot;&quot;)),&quot;&quot;&quot;&quot;)&quot;);2)" office:value-type="float" office:value="2" calcext:value-type="float">
            <text:p>2</text:p>
          </table:table-cell>
          <table:table-cell table:style-name="ce59" table:formula="of:=IFERROR(__xludf.dummyfunction(&quot;if(REGEXMATCH('a5'!$I6,&quot;&quot;[a-e]&quot;&quot;),if(L$15=&quot;&quot;+&quot;&quot;,code('a5'!$I6)-code(&quot;&quot;a&quot;&quot;),4- code('a5'!$I6)+code(&quot;&quot;a&quot;&quot;)),&quot;&quot;&quot;&quot;)&quot;);2)" office:value-type="float" office:value="2" calcext:value-type="float">
            <text:p>2</text:p>
          </table:table-cell>
          <table:table-cell table:style-name="ce59" table:formula="of:=IFERROR(__xludf.dummyfunction(&quot;if(REGEXMATCH('a5'!$L6,&quot;&quot;[a-e]&quot;&quot;),if(M$15=&quot;&quot;+&quot;&quot;,code('a5'!$L6)-code(&quot;&quot;a&quot;&quot;),4- code('a5'!$L6)+code(&quot;&quot;a&quot;&quot;)),&quot;&quot;&quot;&quot;)&quot;);2)" office:value-type="float" office:value="2" calcext:value-type="float">
            <text:p>2</text:p>
          </table:table-cell>
          <table:table-cell table:style-name="ce59" table:formula="of:=IFERROR(__xludf.dummyfunction(&quot;if(REGEXMATCH('a5'!$AC6,&quot;&quot;[a-e]&quot;&quot;),if(N$15=&quot;&quot;+&quot;&quot;,code('a5'!$AC6)-code(&quot;&quot;a&quot;&quot;),4- code('a5'!$AC6)+code(&quot;&quot;a&quot;&quot;)),&quot;&quot;&quot;&quot;)&quot;);2)" office:value-type="float" office:value="2" calcext:value-type="float">
            <text:p>2</text:p>
          </table:table-cell>
          <table:table-cell table:style-name="ce63" table:formula="of:=IFERROR(__xludf.dummyfunction(&quot;if(REGEXMATCH('a5'!$T6,&quot;&quot;[a-e]&quot;&quot;),if(O$15=&quot;&quot;+&quot;&quot;,code('a5'!$T6)-code(&quot;&quot;a&quot;&quot;),4- code('a5'!$T6)+code(&quot;&quot;a&quot;&quot;)),&quot;&quot;&quot;&quot;)&quot;);2)" office:value-type="float" office:value="2" calcext:value-type="float">
            <text:p>2</text:p>
          </table:table-cell>
          <table:table-cell table:style-name="ce63" table:formula="of:=IFERROR(__xludf.dummyfunction(&quot;if(REGEXMATCH('a5'!$AD6,&quot;&quot;[a-e]&quot;&quot;),if(P$15=&quot;&quot;+&quot;&quot;,code('a5'!$AD6)-code(&quot;&quot;a&quot;&quot;),4- code('a5'!$AD6)+code(&quot;&quot;a&quot;&quot;)),&quot;&quot;&quot;&quot;)&quot;);3)" office:value-type="float" office:value="3" calcext:value-type="float">
            <text:p>3</text:p>
          </table:table-cell>
          <table:table-cell table:style-name="ce63" table:formula="of:=IFERROR(__xludf.dummyfunction(&quot;if(REGEXMATCH('a5'!$E6,&quot;&quot;[a-e]&quot;&quot;),if(Q$15=&quot;&quot;+&quot;&quot;,code('a5'!$E6)-code(&quot;&quot;a&quot;&quot;),4- code('a5'!$E6)+code(&quot;&quot;a&quot;&quot;)),&quot;&quot;&quot;&quot;)&quot;);2)" office:value-type="float" office:value="2" calcext:value-type="float">
            <text:p>2</text:p>
          </table:table-cell>
          <table:table-cell table:style-name="ce63" table:formula="of:=IFERROR(__xludf.dummyfunction(&quot;if(REGEXMATCH('a5'!$S6,&quot;&quot;[a-e]&quot;&quot;),if(R$15=&quot;&quot;+&quot;&quot;,code('a5'!$S6)-code(&quot;&quot;a&quot;&quot;),4- code('a5'!$S6)+code(&quot;&quot;a&quot;&quot;)),&quot;&quot;&quot;&quot;)&quot;);2)" office:value-type="float" office:value="2" calcext:value-type="float">
            <text:p>2</text:p>
          </table:table-cell>
          <table:table-cell table:style-name="ce66" table:formula="of:=IFERROR(__xludf.dummyfunction(&quot;if(REGEXMATCH('a5'!$Y6,&quot;&quot;[a-e]&quot;&quot;),if(S$15=&quot;&quot;+&quot;&quot;,code('a5'!$Y6)-code(&quot;&quot;a&quot;&quot;),4- code('a5'!$Y6)+code(&quot;&quot;a&quot;&quot;)),&quot;&quot;&quot;&quot;)&quot;);2)" office:value-type="float" office:value="2" calcext:value-type="float">
            <text:p>2</text:p>
          </table:table-cell>
          <table:table-cell table:style-name="ce66" table:formula="of:=IFERROR(__xludf.dummyfunction(&quot;if(REGEXMATCH('a5'!$R6,&quot;&quot;[a-e]&quot;&quot;),if(T$15=&quot;&quot;+&quot;&quot;,code('a5'!$R6)-code(&quot;&quot;a&quot;&quot;),4- code('a5'!$R6)+code(&quot;&quot;a&quot;&quot;)),&quot;&quot;&quot;&quot;)&quot;);1)" office:value-type="float" office:value="1" calcext:value-type="float">
            <text:p>1</text:p>
          </table:table-cell>
          <table:table-cell table:style-name="ce66" table:formula="of:=IFERROR(__xludf.dummyfunction(&quot;if(REGEXMATCH('a5'!$AQ6,&quot;&quot;[a-e]&quot;&quot;),if(U$15=&quot;&quot;+&quot;&quot;,code('a5'!$AQ6)-code(&quot;&quot;a&quot;&quot;),4- code('a5'!$AQ6)+code(&quot;&quot;a&quot;&quot;)),&quot;&quot;&quot;&quot;)&quot;);2)" office:value-type="float" office:value="2" calcext:value-type="float">
            <text:p>2</text:p>
          </table:table-cell>
          <table:table-cell table:style-name="ce66" table:formula="of:=IFERROR(__xludf.dummyfunction(&quot;if(REGEXMATCH('a5'!$U6,&quot;&quot;[a-e]&quot;&quot;),if(V$15=&quot;&quot;+&quot;&quot;,code('a5'!$U6)-code(&quot;&quot;a&quot;&quot;),4- code('a5'!$U6)+code(&quot;&quot;a&quot;&quot;)),&quot;&quot;&quot;&quot;)&quot;);2)" office:value-type="float" office:value="2" calcext:value-type="float">
            <text:p>2</text:p>
          </table:table-cell>
          <table:table-cell table:style-name="ce66" table:formula="of:=IFERROR(__xludf.dummyfunction(&quot;if(REGEXMATCH('a5'!$C6,&quot;&quot;[a-e]&quot;&quot;),if(W$15=&quot;&quot;+&quot;&quot;,code('a5'!$C6)-code(&quot;&quot;a&quot;&quot;),4- code('a5'!$C6)+code(&quot;&quot;a&quot;&quot;)),&quot;&quot;&quot;&quot;)&quot;);0)" office:value-type="float" office:value="0" calcext:value-type="float">
            <text:p>0</text:p>
          </table:table-cell>
          <table:table-cell table:style-name="ce66" table:formula="of:=IFERROR(__xludf.dummyfunction(&quot;if(REGEXMATCH('a5'!$M6,&quot;&quot;[a-e]&quot;&quot;),if(X$15=&quot;&quot;+&quot;&quot;,code('a5'!$M6)-code(&quot;&quot;a&quot;&quot;),4- code('a5'!$M6)+code(&quot;&quot;a&quot;&quot;)),&quot;&quot;&quot;&quot;)&quot;);2)" office:value-type="float" office:value="2" calcext:value-type="float">
            <text:p>2</text:p>
          </table:table-cell>
          <table:table-cell table:style-name="ce66" table:formula="of:=IFERROR(__xludf.dummyfunction(&quot;if(REGEXMATCH('a5'!$B6,&quot;&quot;[a-e]&quot;&quot;),if(Y$15=&quot;&quot;+&quot;&quot;,code('a5'!$B6)-code(&quot;&quot;a&quot;&quot;),4- code('a5'!$B6)+code(&quot;&quot;a&quot;&quot;)),&quot;&quot;&quot;&quot;)&quot;);2)" office:value-type="float" office:value="2" calcext:value-type="float">
            <text:p>2</text:p>
          </table:table-cell>
          <table:table-cell table:style-name="ce66" table:formula="of:=IFERROR(__xludf.dummyfunction(&quot;if(REGEXMATCH('a5'!$AL6,&quot;&quot;[a-e]&quot;&quot;),if(Z$15=&quot;&quot;+&quot;&quot;,code('a5'!$AL6)-code(&quot;&quot;a&quot;&quot;),4- code('a5'!$AL6)+code(&quot;&quot;a&quot;&quot;)),&quot;&quot;&quot;&quot;)&quot;);2)" office:value-type="float" office:value="2" calcext:value-type="float">
            <text:p>2</text:p>
          </table:table-cell>
          <table:table-cell table:style-name="ce66" table:formula="of:=IFERROR(__xludf.dummyfunction(&quot;if(REGEXMATCH('a5'!$J6,&quot;&quot;[a-e]&quot;&quot;),if(AA$15=&quot;&quot;+&quot;&quot;,code('a5'!$J6)-code(&quot;&quot;a&quot;&quot;),4- code('a5'!$J6)+code(&quot;&quot;a&quot;&quot;)),&quot;&quot;&quot;&quot;)&quot;);2)" office:value-type="float" office:value="2" calcext:value-type="float">
            <text:p>2</text:p>
          </table:table-cell>
          <table:table-cell table:style-name="ce66" table:formula="of:=IFERROR(__xludf.dummyfunction(&quot;if(REGEXMATCH('a5'!$AN6,&quot;&quot;[a-e]&quot;&quot;),if(AB$15=&quot;&quot;+&quot;&quot;,code('a5'!$AN6)-code(&quot;&quot;a&quot;&quot;),4- code('a5'!$AN6)+code(&quot;&quot;a&quot;&quot;)),&quot;&quot;&quot;&quot;)&quot;);2)" office:value-type="float" office:value="2" calcext:value-type="float">
            <text:p>2</text:p>
          </table:table-cell>
          <table:table-cell table:style-name="ce72" table:formula="of:=IFERROR(__xludf.dummyfunction(&quot;if(REGEXMATCH('a5'!$D6,&quot;&quot;[a-e]&quot;&quot;),if(AC$15=&quot;&quot;+&quot;&quot;,code('a5'!$D6)-code(&quot;&quot;a&quot;&quot;),4- code('a5'!$D6)+code(&quot;&quot;a&quot;&quot;)),&quot;&quot;&quot;&quot;)&quot;);2)" office:value-type="float" office:value="2" calcext:value-type="float">
            <text:p>2</text:p>
          </table:table-cell>
          <table:table-cell table:style-name="ce72" table:formula="of:=IFERROR(__xludf.dummyfunction(&quot;if(REGEXMATCH('a5'!$AP6,&quot;&quot;[a-e]&quot;&quot;),if(AD$15=&quot;&quot;+&quot;&quot;,code('a5'!$AP6)-code(&quot;&quot;a&quot;&quot;),4- code('a5'!$AP6)+code(&quot;&quot;a&quot;&quot;)),&quot;&quot;&quot;&quot;)&quot;);1)" office:value-type="float" office:value="1" calcext:value-type="float">
            <text:p>1</text:p>
          </table:table-cell>
          <table:table-cell table:style-name="ce75" table:formula="of:=IFERROR(__xludf.dummyfunction(&quot;if(REGEXMATCH('a5'!$AB6,&quot;&quot;[a-e]&quot;&quot;),if(AE$15=&quot;&quot;+&quot;&quot;,code('a5'!$AB6)-code(&quot;&quot;a&quot;&quot;),4- code('a5'!$AB6)+code(&quot;&quot;a&quot;&quot;)),&quot;&quot;&quot;&quot;)&quot;);0)" office:value-type="float" office:value="0" calcext:value-type="float">
            <text:p>0</text:p>
          </table:table-cell>
          <table:table-cell table:style-name="ce75" table:formula="of:=IFERROR(__xludf.dummyfunction(&quot;if(REGEXMATCH('a5'!$AS6,&quot;&quot;[a-e]&quot;&quot;),if(AF$15=&quot;&quot;+&quot;&quot;,code('a5'!$AS6)-code(&quot;&quot;a&quot;&quot;),4- code('a5'!$AS6)+code(&quot;&quot;a&quot;&quot;)),&quot;&quot;&quot;&quot;)&quot;);1)" office:value-type="float" office:value="1" calcext:value-type="float">
            <text:p>1</text:p>
          </table:table-cell>
          <table:table-cell table:style-name="ce75" table:formula="of:=IFERROR(__xludf.dummyfunction(&quot;if(REGEXMATCH('a5'!$H6,&quot;&quot;[a-e]&quot;&quot;),if(AG$15=&quot;&quot;+&quot;&quot;,code('a5'!$H6)-code(&quot;&quot;a&quot;&quot;),4- code('a5'!$H6)+code(&quot;&quot;a&quot;&quot;)),&quot;&quot;&quot;&quot;)&quot;);0)" office:value-type="float" office:value="0" calcext:value-type="float">
            <text:p>0</text:p>
          </table:table-cell>
          <table:table-cell table:style-name="ce75" table:formula="of:=IFERROR(__xludf.dummyfunction(&quot;if(REGEXMATCH('a5'!$F6,&quot;&quot;[a-e]&quot;&quot;),if(AH$15=&quot;&quot;+&quot;&quot;,code('a5'!$F6)-code(&quot;&quot;a&quot;&quot;),4- code('a5'!$F6)+code(&quot;&quot;a&quot;&quot;)),&quot;&quot;&quot;&quot;)&quot;);2)" office:value-type="float" office:value="2" calcext:value-type="float">
            <text:p>2</text:p>
          </table:table-cell>
          <table:table-cell table:style-name="ce78" table:formula="of:=IFERROR(__xludf.dummyfunction(&quot;if(REGEXMATCH('a5'!$Q6,&quot;&quot;[a-e]&quot;&quot;),if(AI$15=&quot;&quot;+&quot;&quot;,code('a5'!$Q6)-code(&quot;&quot;a&quot;&quot;),4- code('a5'!$Q6)+code(&quot;&quot;a&quot;&quot;)),&quot;&quot;&quot;&quot;)&quot;);1)" office:value-type="float" office:value="1" calcext:value-type="float">
            <text:p>1</text:p>
          </table:table-cell>
          <table:table-cell table:style-name="ce78" table:formula="of:=IFERROR(__xludf.dummyfunction(&quot;if(REGEXMATCH('a5'!$AO6,&quot;&quot;[a-e]&quot;&quot;),if(AJ$15=&quot;&quot;+&quot;&quot;,code('a5'!$AO6)-code(&quot;&quot;a&quot;&quot;),4- code('a5'!$AO6)+code(&quot;&quot;a&quot;&quot;)),&quot;&quot;&quot;&quot;)&quot;);2)" office:value-type="float" office:value="2" calcext:value-type="float">
            <text:p>2</text:p>
          </table:table-cell>
          <table:table-cell table:style-name="ce66" table:formula="of:=IFERROR(__xludf.dummyfunction(&quot;if(REGEXMATCH('a5'!$W6,&quot;&quot;[a-e]&quot;&quot;),if(AK$15=&quot;&quot;+&quot;&quot;,code('a5'!$W6)-code(&quot;&quot;a&quot;&quot;),4- code('a5'!$W6)+code(&quot;&quot;a&quot;&quot;)),&quot;&quot;&quot;&quot;)&quot;);2)" office:value-type="float" office:value="2" calcext:value-type="float">
            <text:p>2</text:p>
          </table:table-cell>
          <table:table-cell table:style-name="ce66" table:formula="of:=IFERROR(__xludf.dummyfunction(&quot;if(REGEXMATCH('a5'!$AM6,&quot;&quot;[a-e]&quot;&quot;),if(AL$15=&quot;&quot;+&quot;&quot;,code('a5'!$AM6)-code(&quot;&quot;a&quot;&quot;),4- code('a5'!$AM6)+code(&quot;&quot;a&quot;&quot;)),&quot;&quot;&quot;&quot;)&quot;);1)" office:value-type="float" office:value="1" calcext:value-type="float">
            <text:p>1</text:p>
          </table:table-cell>
          <table:table-cell table:style-name="ce66" table:formula="of:=IFERROR(__xludf.dummyfunction(&quot;if(REGEXMATCH('a5'!$AE6,&quot;&quot;[a-e]&quot;&quot;),if(AM$15=&quot;&quot;+&quot;&quot;,code('a5'!$AE6)-code(&quot;&quot;a&quot;&quot;),4- code('a5'!$AE6)+code(&quot;&quot;a&quot;&quot;)),&quot;&quot;&quot;&quot;)&quot;);2)" office:value-type="float" office:value="2" calcext:value-type="float">
            <text:p>2</text:p>
          </table:table-cell>
          <table:table-cell table:style-name="ce66" table:formula="of:=IFERROR(__xludf.dummyfunction(&quot;if(REGEXMATCH('a5'!$K6,&quot;&quot;[a-e]&quot;&quot;),if(AN$15=&quot;&quot;+&quot;&quot;,code('a5'!$K6)-code(&quot;&quot;a&quot;&quot;),4- code('a5'!$K6)+code(&quot;&quot;a&quot;&quot;)),&quot;&quot;&quot;&quot;)&quot;);1)" office:value-type="float" office:value="1" calcext:value-type="float">
            <text:p>1</text:p>
          </table:table-cell>
          <table:table-cell table:style-name="ce66" table:formula="of:=IFERROR(__xludf.dummyfunction(&quot;if(REGEXMATCH('a5'!$O6,&quot;&quot;[a-e]&quot;&quot;),if(AO$15=&quot;&quot;+&quot;&quot;,code('a5'!$O6)-code(&quot;&quot;a&quot;&quot;),4- code('a5'!$O6)+code(&quot;&quot;a&quot;&quot;)),&quot;&quot;&quot;&quot;)&quot;);0)" office:value-type="float" office:value="0" calcext:value-type="float">
            <text:p>0</text:p>
          </table:table-cell>
          <table:table-cell table:style-name="ce66" table:formula="of:=IFERROR(__xludf.dummyfunction(&quot;if(REGEXMATCH('a5'!$AG6,&quot;&quot;[a-e]&quot;&quot;),if(AP$15=&quot;&quot;+&quot;&quot;,code('a5'!$AG6)-code(&quot;&quot;a&quot;&quot;),4- code('a5'!$AG6)+code(&quot;&quot;a&quot;&quot;)),&quot;&quot;&quot;&quot;)&quot;);2)" office:value-type="float" office:value="2" calcext:value-type="float">
            <text:p>2</text:p>
          </table:table-cell>
          <table:table-cell table:style-name="ce66" table:formula="of:=IFERROR(__xludf.dummyfunction(&quot;if(REGEXMATCH('a5'!$Z6,&quot;&quot;[a-e]&quot;&quot;),if(AQ$15=&quot;&quot;+&quot;&quot;,code('a5'!$Z6)-code(&quot;&quot;a&quot;&quot;),4- code('a5'!$Z6)+code(&quot;&quot;a&quot;&quot;)),&quot;&quot;&quot;&quot;)&quot;);2)" office:value-type="float" office:value="2" calcext:value-type="float">
            <text:p>2</text:p>
          </table:table-cell>
          <table:table-cell table:style-name="ce66" table:formula="of:=IFERROR(__xludf.dummyfunction(&quot;if(REGEXMATCH('a5'!$AJ6,&quot;&quot;[a-e]&quot;&quot;),if(AR$15=&quot;&quot;+&quot;&quot;,code('a5'!$AJ6)-code(&quot;&quot;a&quot;&quot;),4- code('a5'!$AJ6)+code(&quot;&quot;a&quot;&quot;)),&quot;&quot;&quot;&quot;)&quot;);2)" office:value-type="float" office:value="2" calcext:value-type="float">
            <text:p>2</text:p>
          </table:table-cell>
          <table:table-cell table:number-columns-repeated="980"/>
        </table:table-row>
        <table:table-row table:style-name="ro1">
          <table:table-cell table:style-name="ce50" table:formula="of:=IFERROR(__xludf.dummyfunction(&quot;if(REGEXMATCH('a5'!$AA7,&quot;&quot;[a-e]&quot;&quot;),if(A$15=&quot;&quot;+&quot;&quot;,code('a5'!$AA7)-code(&quot;&quot;a&quot;&quot;),4- code('a5'!$AA7)+code(&quot;&quot;a&quot;&quot;)),&quot;&quot;&quot;&quot;)&quot;);&quot;&quot;)">
            <text:p/>
          </table:table-cell>
          <table:table-cell table:style-name="ce50" table:formula="of:=IFERROR(__xludf.dummyfunction(&quot;if(REGEXMATCH('a5'!$V7,&quot;&quot;[a-e]&quot;&quot;),if(B$15=&quot;&quot;+&quot;&quot;,code('a5'!$V7)-code(&quot;&quot;a&quot;&quot;),4- code('a5'!$V7)+code(&quot;&quot;a&quot;&quot;)),&quot;&quot;&quot;&quot;)&quot;);&quot;&quot;)">
            <text:p/>
          </table:table-cell>
          <table:table-cell table:style-name="ce55" table:formula="of:=IFERROR(__xludf.dummyfunction(&quot;if(REGEXMATCH('a5'!$AR7,&quot;&quot;[a-e]&quot;&quot;),if(C$15=&quot;&quot;+&quot;&quot;,code('a5'!$AR7)-code(&quot;&quot;a&quot;&quot;),4- code('a5'!$AR7)+code(&quot;&quot;a&quot;&quot;)),&quot;&quot;&quot;&quot;)&quot;);&quot;&quot;)">
            <text:p/>
          </table:table-cell>
          <table:table-cell table:style-name="ce55" table:formula="of:=IFERROR(__xludf.dummyfunction(&quot;if(REGEXMATCH('a5'!$X7,&quot;&quot;[a-e]&quot;&quot;),if(D$15=&quot;&quot;+&quot;&quot;,code('a5'!$X7)-code(&quot;&quot;a&quot;&quot;),4- code('a5'!$X7)+code(&quot;&quot;a&quot;&quot;)),&quot;&quot;&quot;&quot;)&quot;);&quot;&quot;)">
            <text:p/>
          </table:table-cell>
          <table:table-cell table:style-name="ce55" table:formula="of:=IFERROR(__xludf.dummyfunction(&quot;if(REGEXMATCH('a5'!$AI7,&quot;&quot;[a-e]&quot;&quot;),if(E$15=&quot;&quot;+&quot;&quot;,code('a5'!$AI7)-code(&quot;&quot;a&quot;&quot;),4- code('a5'!$AI7)+code(&quot;&quot;a&quot;&quot;)),&quot;&quot;&quot;&quot;)&quot;);&quot;&quot;)">
            <text:p/>
          </table:table-cell>
          <table:table-cell table:style-name="ce55" table:formula="of:=IFERROR(__xludf.dummyfunction(&quot;if(REGEXMATCH('a5'!$AK7,&quot;&quot;[a-e]&quot;&quot;),if(F$15=&quot;&quot;+&quot;&quot;,code('a5'!$AK7)-code(&quot;&quot;a&quot;&quot;),4- code('a5'!$AK7)+code(&quot;&quot;a&quot;&quot;)),&quot;&quot;&quot;&quot;)&quot;);&quot;&quot;)">
            <text:p/>
          </table:table-cell>
          <table:table-cell table:style-name="ce55" table:formula="of:=IFERROR(__xludf.dummyfunction(&quot;if(REGEXMATCH('a5'!$AF7,&quot;&quot;[a-e]&quot;&quot;),if(G$15=&quot;&quot;+&quot;&quot;,code('a5'!$AF7)-code(&quot;&quot;a&quot;&quot;),4- code('a5'!$AF7)+code(&quot;&quot;a&quot;&quot;)),&quot;&quot;&quot;&quot;)&quot;);&quot;&quot;)">
            <text:p/>
          </table:table-cell>
          <table:table-cell table:style-name="ce55" table:formula="of:=IFERROR(__xludf.dummyfunction(&quot;if(REGEXMATCH('a5'!$N7,&quot;&quot;[a-e]&quot;&quot;),if(H$15=&quot;&quot;+&quot;&quot;,code('a5'!$N7)-code(&quot;&quot;a&quot;&quot;),4- code('a5'!$N7)+code(&quot;&quot;a&quot;&quot;)),&quot;&quot;&quot;&quot;)&quot;);&quot;&quot;)">
            <text:p/>
          </table:table-cell>
          <table:table-cell table:style-name="ce59" table:formula="of:=IFERROR(__xludf.dummyfunction(&quot;if(REGEXMATCH('a5'!$AH7,&quot;&quot;[a-e]&quot;&quot;),if(I$15=&quot;&quot;+&quot;&quot;,code('a5'!$AH7)-code(&quot;&quot;a&quot;&quot;),4- code('a5'!$AH7)+code(&quot;&quot;a&quot;&quot;)),&quot;&quot;&quot;&quot;)&quot;);&quot;&quot;)">
            <text:p/>
          </table:table-cell>
          <table:table-cell table:style-name="ce59" table:formula="of:=IFERROR(__xludf.dummyfunction(&quot;if(REGEXMATCH('a5'!$G7,&quot;&quot;[a-e]&quot;&quot;),if(J$15=&quot;&quot;+&quot;&quot;,code('a5'!$G7)-code(&quot;&quot;a&quot;&quot;),4- code('a5'!$G7)+code(&quot;&quot;a&quot;&quot;)),&quot;&quot;&quot;&quot;)&quot;);&quot;&quot;)">
            <text:p/>
          </table:table-cell>
          <table:table-cell table:style-name="ce59" table:formula="of:=IFERROR(__xludf.dummyfunction(&quot;if(REGEXMATCH('a5'!$P7,&quot;&quot;[a-e]&quot;&quot;),if(K$15=&quot;&quot;+&quot;&quot;,code('a5'!$P7)-code(&quot;&quot;a&quot;&quot;),4- code('a5'!$P7)+code(&quot;&quot;a&quot;&quot;)),&quot;&quot;&quot;&quot;)&quot;);&quot;&quot;)">
            <text:p/>
          </table:table-cell>
          <table:table-cell table:style-name="ce59" table:formula="of:=IFERROR(__xludf.dummyfunction(&quot;if(REGEXMATCH('a5'!$I7,&quot;&quot;[a-e]&quot;&quot;),if(L$15=&quot;&quot;+&quot;&quot;,code('a5'!$I7)-code(&quot;&quot;a&quot;&quot;),4- code('a5'!$I7)+code(&quot;&quot;a&quot;&quot;)),&quot;&quot;&quot;&quot;)&quot;);&quot;&quot;)">
            <text:p/>
          </table:table-cell>
          <table:table-cell table:style-name="ce59" table:formula="of:=IFERROR(__xludf.dummyfunction(&quot;if(REGEXMATCH('a5'!$L7,&quot;&quot;[a-e]&quot;&quot;),if(M$15=&quot;&quot;+&quot;&quot;,code('a5'!$L7)-code(&quot;&quot;a&quot;&quot;),4- code('a5'!$L7)+code(&quot;&quot;a&quot;&quot;)),&quot;&quot;&quot;&quot;)&quot;);&quot;&quot;)">
            <text:p/>
          </table:table-cell>
          <table:table-cell table:style-name="ce59" table:formula="of:=IFERROR(__xludf.dummyfunction(&quot;if(REGEXMATCH('a5'!$AC7,&quot;&quot;[a-e]&quot;&quot;),if(N$15=&quot;&quot;+&quot;&quot;,code('a5'!$AC7)-code(&quot;&quot;a&quot;&quot;),4- code('a5'!$AC7)+code(&quot;&quot;a&quot;&quot;)),&quot;&quot;&quot;&quot;)&quot;);&quot;&quot;)">
            <text:p/>
          </table:table-cell>
          <table:table-cell table:style-name="ce63" table:formula="of:=IFERROR(__xludf.dummyfunction(&quot;if(REGEXMATCH('a5'!$T7,&quot;&quot;[a-e]&quot;&quot;),if(O$15=&quot;&quot;+&quot;&quot;,code('a5'!$T7)-code(&quot;&quot;a&quot;&quot;),4- code('a5'!$T7)+code(&quot;&quot;a&quot;&quot;)),&quot;&quot;&quot;&quot;)&quot;);&quot;&quot;)">
            <text:p/>
          </table:table-cell>
          <table:table-cell table:style-name="ce63" table:formula="of:=IFERROR(__xludf.dummyfunction(&quot;if(REGEXMATCH('a5'!$AD7,&quot;&quot;[a-e]&quot;&quot;),if(P$15=&quot;&quot;+&quot;&quot;,code('a5'!$AD7)-code(&quot;&quot;a&quot;&quot;),4- code('a5'!$AD7)+code(&quot;&quot;a&quot;&quot;)),&quot;&quot;&quot;&quot;)&quot;);&quot;&quot;)">
            <text:p/>
          </table:table-cell>
          <table:table-cell table:style-name="ce63" table:formula="of:=IFERROR(__xludf.dummyfunction(&quot;if(REGEXMATCH('a5'!$E7,&quot;&quot;[a-e]&quot;&quot;),if(Q$15=&quot;&quot;+&quot;&quot;,code('a5'!$E7)-code(&quot;&quot;a&quot;&quot;),4- code('a5'!$E7)+code(&quot;&quot;a&quot;&quot;)),&quot;&quot;&quot;&quot;)&quot;);&quot;&quot;)">
            <text:p/>
          </table:table-cell>
          <table:table-cell table:style-name="ce63" table:formula="of:=IFERROR(__xludf.dummyfunction(&quot;if(REGEXMATCH('a5'!$S7,&quot;&quot;[a-e]&quot;&quot;),if(R$15=&quot;&quot;+&quot;&quot;,code('a5'!$S7)-code(&quot;&quot;a&quot;&quot;),4- code('a5'!$S7)+code(&quot;&quot;a&quot;&quot;)),&quot;&quot;&quot;&quot;)&quot;);&quot;&quot;)">
            <text:p/>
          </table:table-cell>
          <table:table-cell table:style-name="ce66" table:formula="of:=IFERROR(__xludf.dummyfunction(&quot;if(REGEXMATCH('a5'!$Y7,&quot;&quot;[a-e]&quot;&quot;),if(S$15=&quot;&quot;+&quot;&quot;,code('a5'!$Y7)-code(&quot;&quot;a&quot;&quot;),4- code('a5'!$Y7)+code(&quot;&quot;a&quot;&quot;)),&quot;&quot;&quot;&quot;)&quot;);&quot;&quot;)">
            <text:p/>
          </table:table-cell>
          <table:table-cell table:style-name="ce66" table:formula="of:=IFERROR(__xludf.dummyfunction(&quot;if(REGEXMATCH('a5'!$R7,&quot;&quot;[a-e]&quot;&quot;),if(T$15=&quot;&quot;+&quot;&quot;,code('a5'!$R7)-code(&quot;&quot;a&quot;&quot;),4- code('a5'!$R7)+code(&quot;&quot;a&quot;&quot;)),&quot;&quot;&quot;&quot;)&quot;);&quot;&quot;)">
            <text:p/>
          </table:table-cell>
          <table:table-cell table:style-name="ce66" table:formula="of:=IFERROR(__xludf.dummyfunction(&quot;if(REGEXMATCH('a5'!$AQ7,&quot;&quot;[a-e]&quot;&quot;),if(U$15=&quot;&quot;+&quot;&quot;,code('a5'!$AQ7)-code(&quot;&quot;a&quot;&quot;),4- code('a5'!$AQ7)+code(&quot;&quot;a&quot;&quot;)),&quot;&quot;&quot;&quot;)&quot;);&quot;&quot;)">
            <text:p/>
          </table:table-cell>
          <table:table-cell table:style-name="ce66" table:formula="of:=IFERROR(__xludf.dummyfunction(&quot;if(REGEXMATCH('a5'!$U7,&quot;&quot;[a-e]&quot;&quot;),if(V$15=&quot;&quot;+&quot;&quot;,code('a5'!$U7)-code(&quot;&quot;a&quot;&quot;),4- code('a5'!$U7)+code(&quot;&quot;a&quot;&quot;)),&quot;&quot;&quot;&quot;)&quot;);&quot;&quot;)">
            <text:p/>
          </table:table-cell>
          <table:table-cell table:style-name="ce66" table:formula="of:=IFERROR(__xludf.dummyfunction(&quot;if(REGEXMATCH('a5'!$C7,&quot;&quot;[a-e]&quot;&quot;),if(W$15=&quot;&quot;+&quot;&quot;,code('a5'!$C7)-code(&quot;&quot;a&quot;&quot;),4- code('a5'!$C7)+code(&quot;&quot;a&quot;&quot;)),&quot;&quot;&quot;&quot;)&quot;);&quot;&quot;)">
            <text:p/>
          </table:table-cell>
          <table:table-cell table:style-name="ce66" table:formula="of:=IFERROR(__xludf.dummyfunction(&quot;if(REGEXMATCH('a5'!$M7,&quot;&quot;[a-e]&quot;&quot;),if(X$15=&quot;&quot;+&quot;&quot;,code('a5'!$M7)-code(&quot;&quot;a&quot;&quot;),4- code('a5'!$M7)+code(&quot;&quot;a&quot;&quot;)),&quot;&quot;&quot;&quot;)&quot;);&quot;&quot;)">
            <text:p/>
          </table:table-cell>
          <table:table-cell table:style-name="ce66" table:formula="of:=IFERROR(__xludf.dummyfunction(&quot;if(REGEXMATCH('a5'!$B7,&quot;&quot;[a-e]&quot;&quot;),if(Y$15=&quot;&quot;+&quot;&quot;,code('a5'!$B7)-code(&quot;&quot;a&quot;&quot;),4- code('a5'!$B7)+code(&quot;&quot;a&quot;&quot;)),&quot;&quot;&quot;&quot;)&quot;);&quot;&quot;)">
            <text:p/>
          </table:table-cell>
          <table:table-cell table:style-name="ce66" table:formula="of:=IFERROR(__xludf.dummyfunction(&quot;if(REGEXMATCH('a5'!$AL7,&quot;&quot;[a-e]&quot;&quot;),if(Z$15=&quot;&quot;+&quot;&quot;,code('a5'!$AL7)-code(&quot;&quot;a&quot;&quot;),4- code('a5'!$AL7)+code(&quot;&quot;a&quot;&quot;)),&quot;&quot;&quot;&quot;)&quot;);&quot;&quot;)">
            <text:p/>
          </table:table-cell>
          <table:table-cell table:style-name="ce66" table:formula="of:=IFERROR(__xludf.dummyfunction(&quot;if(REGEXMATCH('a5'!$J7,&quot;&quot;[a-e]&quot;&quot;),if(AA$15=&quot;&quot;+&quot;&quot;,code('a5'!$J7)-code(&quot;&quot;a&quot;&quot;),4- code('a5'!$J7)+code(&quot;&quot;a&quot;&quot;)),&quot;&quot;&quot;&quot;)&quot;);&quot;&quot;)">
            <text:p/>
          </table:table-cell>
          <table:table-cell table:style-name="ce66" table:formula="of:=IFERROR(__xludf.dummyfunction(&quot;if(REGEXMATCH('a5'!$AN7,&quot;&quot;[a-e]&quot;&quot;),if(AB$15=&quot;&quot;+&quot;&quot;,code('a5'!$AN7)-code(&quot;&quot;a&quot;&quot;),4- code('a5'!$AN7)+code(&quot;&quot;a&quot;&quot;)),&quot;&quot;&quot;&quot;)&quot;);&quot;&quot;)">
            <text:p/>
          </table:table-cell>
          <table:table-cell table:style-name="ce72" table:formula="of:=IFERROR(__xludf.dummyfunction(&quot;if(REGEXMATCH('a5'!$D7,&quot;&quot;[a-e]&quot;&quot;),if(AC$15=&quot;&quot;+&quot;&quot;,code('a5'!$D7)-code(&quot;&quot;a&quot;&quot;),4- code('a5'!$D7)+code(&quot;&quot;a&quot;&quot;)),&quot;&quot;&quot;&quot;)&quot;);&quot;&quot;)">
            <text:p/>
          </table:table-cell>
          <table:table-cell table:style-name="ce72" table:formula="of:=IFERROR(__xludf.dummyfunction(&quot;if(REGEXMATCH('a5'!$AP7,&quot;&quot;[a-e]&quot;&quot;),if(AD$15=&quot;&quot;+&quot;&quot;,code('a5'!$AP7)-code(&quot;&quot;a&quot;&quot;),4- code('a5'!$AP7)+code(&quot;&quot;a&quot;&quot;)),&quot;&quot;&quot;&quot;)&quot;);&quot;&quot;)">
            <text:p/>
          </table:table-cell>
          <table:table-cell table:style-name="ce75" table:formula="of:=IFERROR(__xludf.dummyfunction(&quot;if(REGEXMATCH('a5'!$AB7,&quot;&quot;[a-e]&quot;&quot;),if(AE$15=&quot;&quot;+&quot;&quot;,code('a5'!$AB7)-code(&quot;&quot;a&quot;&quot;),4- code('a5'!$AB7)+code(&quot;&quot;a&quot;&quot;)),&quot;&quot;&quot;&quot;)&quot;);&quot;&quot;)">
            <text:p/>
          </table:table-cell>
          <table:table-cell table:style-name="ce75" table:formula="of:=IFERROR(__xludf.dummyfunction(&quot;if(REGEXMATCH('a5'!$AS7,&quot;&quot;[a-e]&quot;&quot;),if(AF$15=&quot;&quot;+&quot;&quot;,code('a5'!$AS7)-code(&quot;&quot;a&quot;&quot;),4- code('a5'!$AS7)+code(&quot;&quot;a&quot;&quot;)),&quot;&quot;&quot;&quot;)&quot;);&quot;&quot;)">
            <text:p/>
          </table:table-cell>
          <table:table-cell table:style-name="ce75" table:formula="of:=IFERROR(__xludf.dummyfunction(&quot;if(REGEXMATCH('a5'!$H7,&quot;&quot;[a-e]&quot;&quot;),if(AG$15=&quot;&quot;+&quot;&quot;,code('a5'!$H7)-code(&quot;&quot;a&quot;&quot;),4- code('a5'!$H7)+code(&quot;&quot;a&quot;&quot;)),&quot;&quot;&quot;&quot;)&quot;);&quot;&quot;)">
            <text:p/>
          </table:table-cell>
          <table:table-cell table:style-name="ce75" table:formula="of:=IFERROR(__xludf.dummyfunction(&quot;if(REGEXMATCH('a5'!$F7,&quot;&quot;[a-e]&quot;&quot;),if(AH$15=&quot;&quot;+&quot;&quot;,code('a5'!$F7)-code(&quot;&quot;a&quot;&quot;),4- code('a5'!$F7)+code(&quot;&quot;a&quot;&quot;)),&quot;&quot;&quot;&quot;)&quot;);&quot;&quot;)">
            <text:p/>
          </table:table-cell>
          <table:table-cell table:style-name="ce78" table:formula="of:=IFERROR(__xludf.dummyfunction(&quot;if(REGEXMATCH('a5'!$Q7,&quot;&quot;[a-e]&quot;&quot;),if(AI$15=&quot;&quot;+&quot;&quot;,code('a5'!$Q7)-code(&quot;&quot;a&quot;&quot;),4- code('a5'!$Q7)+code(&quot;&quot;a&quot;&quot;)),&quot;&quot;&quot;&quot;)&quot;);&quot;&quot;)">
            <text:p/>
          </table:table-cell>
          <table:table-cell table:style-name="ce78" table:formula="of:=IFERROR(__xludf.dummyfunction(&quot;if(REGEXMATCH('a5'!$AO7,&quot;&quot;[a-e]&quot;&quot;),if(AJ$15=&quot;&quot;+&quot;&quot;,code('a5'!$AO7)-code(&quot;&quot;a&quot;&quot;),4- code('a5'!$AO7)+code(&quot;&quot;a&quot;&quot;)),&quot;&quot;&quot;&quot;)&quot;);&quot;&quot;)">
            <text:p/>
          </table:table-cell>
          <table:table-cell table:style-name="ce66" table:formula="of:=IFERROR(__xludf.dummyfunction(&quot;if(REGEXMATCH('a5'!$W7,&quot;&quot;[a-e]&quot;&quot;),if(AK$15=&quot;&quot;+&quot;&quot;,code('a5'!$W7)-code(&quot;&quot;a&quot;&quot;),4- code('a5'!$W7)+code(&quot;&quot;a&quot;&quot;)),&quot;&quot;&quot;&quot;)&quot;);&quot;&quot;)">
            <text:p/>
          </table:table-cell>
          <table:table-cell table:style-name="ce66" table:formula="of:=IFERROR(__xludf.dummyfunction(&quot;if(REGEXMATCH('a5'!$AM7,&quot;&quot;[a-e]&quot;&quot;),if(AL$15=&quot;&quot;+&quot;&quot;,code('a5'!$AM7)-code(&quot;&quot;a&quot;&quot;),4- code('a5'!$AM7)+code(&quot;&quot;a&quot;&quot;)),&quot;&quot;&quot;&quot;)&quot;);&quot;&quot;)">
            <text:p/>
          </table:table-cell>
          <table:table-cell table:style-name="ce66" table:formula="of:=IFERROR(__xludf.dummyfunction(&quot;if(REGEXMATCH('a5'!$AE7,&quot;&quot;[a-e]&quot;&quot;),if(AM$15=&quot;&quot;+&quot;&quot;,code('a5'!$AE7)-code(&quot;&quot;a&quot;&quot;),4- code('a5'!$AE7)+code(&quot;&quot;a&quot;&quot;)),&quot;&quot;&quot;&quot;)&quot;);&quot;&quot;)">
            <text:p/>
          </table:table-cell>
          <table:table-cell table:style-name="ce66" table:formula="of:=IFERROR(__xludf.dummyfunction(&quot;if(REGEXMATCH('a5'!$K7,&quot;&quot;[a-e]&quot;&quot;),if(AN$15=&quot;&quot;+&quot;&quot;,code('a5'!$K7)-code(&quot;&quot;a&quot;&quot;),4- code('a5'!$K7)+code(&quot;&quot;a&quot;&quot;)),&quot;&quot;&quot;&quot;)&quot;);&quot;&quot;)">
            <text:p/>
          </table:table-cell>
          <table:table-cell table:style-name="ce66" table:formula="of:=IFERROR(__xludf.dummyfunction(&quot;if(REGEXMATCH('a5'!$O7,&quot;&quot;[a-e]&quot;&quot;),if(AO$15=&quot;&quot;+&quot;&quot;,code('a5'!$O7)-code(&quot;&quot;a&quot;&quot;),4- code('a5'!$O7)+code(&quot;&quot;a&quot;&quot;)),&quot;&quot;&quot;&quot;)&quot;);&quot;&quot;)">
            <text:p/>
          </table:table-cell>
          <table:table-cell table:style-name="ce66" table:formula="of:=IFERROR(__xludf.dummyfunction(&quot;if(REGEXMATCH('a5'!$AG7,&quot;&quot;[a-e]&quot;&quot;),if(AP$15=&quot;&quot;+&quot;&quot;,code('a5'!$AG7)-code(&quot;&quot;a&quot;&quot;),4- code('a5'!$AG7)+code(&quot;&quot;a&quot;&quot;)),&quot;&quot;&quot;&quot;)&quot;);&quot;&quot;)">
            <text:p/>
          </table:table-cell>
          <table:table-cell table:style-name="ce66" table:formula="of:=IFERROR(__xludf.dummyfunction(&quot;if(REGEXMATCH('a5'!$Z7,&quot;&quot;[a-e]&quot;&quot;),if(AQ$15=&quot;&quot;+&quot;&quot;,code('a5'!$Z7)-code(&quot;&quot;a&quot;&quot;),4- code('a5'!$Z7)+code(&quot;&quot;a&quot;&quot;)),&quot;&quot;&quot;&quot;)&quot;);&quot;&quot;)">
            <text:p/>
          </table:table-cell>
          <table:table-cell table:style-name="ce66" table:formula="of:=IFERROR(__xludf.dummyfunction(&quot;if(REGEXMATCH('a5'!$AJ7,&quot;&quot;[a-e]&quot;&quot;),if(AR$15=&quot;&quot;+&quot;&quot;,code('a5'!$AJ7)-code(&quot;&quot;a&quot;&quot;),4- code('a5'!$AJ7)+code(&quot;&quot;a&quot;&quot;)),&quot;&quot;&quot;&quot;)&quot;);&quot;&quot;)">
            <text:p/>
          </table:table-cell>
          <table:table-cell table:number-columns-repeated="980"/>
        </table:table-row>
        <table:table-row table:style-name="ro1">
          <table:table-cell table:style-name="ce50" table:formula="of:=IFERROR(__xludf.dummyfunction(&quot;if(REGEXMATCH('a5'!$AA8,&quot;&quot;[a-e]&quot;&quot;),if(A$15=&quot;&quot;+&quot;&quot;,code('a5'!$AA8)-code(&quot;&quot;a&quot;&quot;),4- code('a5'!$AA8)+code(&quot;&quot;a&quot;&quot;)),&quot;&quot;&quot;&quot;)&quot;);&quot;&quot;)">
            <text:p/>
          </table:table-cell>
          <table:table-cell table:style-name="ce50" table:formula="of:=IFERROR(__xludf.dummyfunction(&quot;if(REGEXMATCH('a5'!$V8,&quot;&quot;[a-e]&quot;&quot;),if(B$15=&quot;&quot;+&quot;&quot;,code('a5'!$V8)-code(&quot;&quot;a&quot;&quot;),4- code('a5'!$V8)+code(&quot;&quot;a&quot;&quot;)),&quot;&quot;&quot;&quot;)&quot;);2)" office:value-type="float" office:value="2" calcext:value-type="float">
            <text:p>2</text:p>
          </table:table-cell>
          <table:table-cell table:style-name="ce55" table:formula="of:=IFERROR(__xludf.dummyfunction(&quot;if(REGEXMATCH('a5'!$AR8,&quot;&quot;[a-e]&quot;&quot;),if(C$15=&quot;&quot;+&quot;&quot;,code('a5'!$AR8)-code(&quot;&quot;a&quot;&quot;),4- code('a5'!$AR8)+code(&quot;&quot;a&quot;&quot;)),&quot;&quot;&quot;&quot;)&quot;);2)" office:value-type="float" office:value="2" calcext:value-type="float">
            <text:p>2</text:p>
          </table:table-cell>
          <table:table-cell table:style-name="ce55" table:formula="of:=IFERROR(__xludf.dummyfunction(&quot;if(REGEXMATCH('a5'!$X8,&quot;&quot;[a-e]&quot;&quot;),if(D$15=&quot;&quot;+&quot;&quot;,code('a5'!$X8)-code(&quot;&quot;a&quot;&quot;),4- code('a5'!$X8)+code(&quot;&quot;a&quot;&quot;)),&quot;&quot;&quot;&quot;)&quot;);&quot;&quot;)">
            <text:p/>
          </table:table-cell>
          <table:table-cell table:style-name="ce55" table:formula="of:=IFERROR(__xludf.dummyfunction(&quot;if(REGEXMATCH('a5'!$AI8,&quot;&quot;[a-e]&quot;&quot;),if(E$15=&quot;&quot;+&quot;&quot;,code('a5'!$AI8)-code(&quot;&quot;a&quot;&quot;),4- code('a5'!$AI8)+code(&quot;&quot;a&quot;&quot;)),&quot;&quot;&quot;&quot;)&quot;);2)" office:value-type="float" office:value="2" calcext:value-type="float">
            <text:p>2</text:p>
          </table:table-cell>
          <table:table-cell table:style-name="ce55" table:formula="of:=IFERROR(__xludf.dummyfunction(&quot;if(REGEXMATCH('a5'!$AK8,&quot;&quot;[a-e]&quot;&quot;),if(F$15=&quot;&quot;+&quot;&quot;,code('a5'!$AK8)-code(&quot;&quot;a&quot;&quot;),4- code('a5'!$AK8)+code(&quot;&quot;a&quot;&quot;)),&quot;&quot;&quot;&quot;)&quot;);&quot;&quot;)">
            <text:p/>
          </table:table-cell>
          <table:table-cell table:style-name="ce55" table:formula="of:=IFERROR(__xludf.dummyfunction(&quot;if(REGEXMATCH('a5'!$AF8,&quot;&quot;[a-e]&quot;&quot;),if(G$15=&quot;&quot;+&quot;&quot;,code('a5'!$AF8)-code(&quot;&quot;a&quot;&quot;),4- code('a5'!$AF8)+code(&quot;&quot;a&quot;&quot;)),&quot;&quot;&quot;&quot;)&quot;);2)" office:value-type="float" office:value="2" calcext:value-type="float">
            <text:p>2</text:p>
          </table:table-cell>
          <table:table-cell table:style-name="ce55" table:formula="of:=IFERROR(__xludf.dummyfunction(&quot;if(REGEXMATCH('a5'!$N8,&quot;&quot;[a-e]&quot;&quot;),if(H$15=&quot;&quot;+&quot;&quot;,code('a5'!$N8)-code(&quot;&quot;a&quot;&quot;),4- code('a5'!$N8)+code(&quot;&quot;a&quot;&quot;)),&quot;&quot;&quot;&quot;)&quot;);&quot;&quot;)">
            <text:p/>
          </table:table-cell>
          <table:table-cell table:style-name="ce59" table:formula="of:=IFERROR(__xludf.dummyfunction(&quot;if(REGEXMATCH('a5'!$AH8,&quot;&quot;[a-e]&quot;&quot;),if(I$15=&quot;&quot;+&quot;&quot;,code('a5'!$AH8)-code(&quot;&quot;a&quot;&quot;),4- code('a5'!$AH8)+code(&quot;&quot;a&quot;&quot;)),&quot;&quot;&quot;&quot;)&quot;);&quot;&quot;)">
            <text:p/>
          </table:table-cell>
          <table:table-cell table:style-name="ce59" table:formula="of:=IFERROR(__xludf.dummyfunction(&quot;if(REGEXMATCH('a5'!$G8,&quot;&quot;[a-e]&quot;&quot;),if(J$15=&quot;&quot;+&quot;&quot;,code('a5'!$G8)-code(&quot;&quot;a&quot;&quot;),4- code('a5'!$G8)+code(&quot;&quot;a&quot;&quot;)),&quot;&quot;&quot;&quot;)&quot;);2)" office:value-type="float" office:value="2" calcext:value-type="float">
            <text:p>2</text:p>
          </table:table-cell>
          <table:table-cell table:style-name="ce59" table:formula="of:=IFERROR(__xludf.dummyfunction(&quot;if(REGEXMATCH('a5'!$P8,&quot;&quot;[a-e]&quot;&quot;),if(K$15=&quot;&quot;+&quot;&quot;,code('a5'!$P8)-code(&quot;&quot;a&quot;&quot;),4- code('a5'!$P8)+code(&quot;&quot;a&quot;&quot;)),&quot;&quot;&quot;&quot;)&quot;);&quot;&quot;)">
            <text:p/>
          </table:table-cell>
          <table:table-cell table:style-name="ce59" table:formula="of:=IFERROR(__xludf.dummyfunction(&quot;if(REGEXMATCH('a5'!$I8,&quot;&quot;[a-e]&quot;&quot;),if(L$15=&quot;&quot;+&quot;&quot;,code('a5'!$I8)-code(&quot;&quot;a&quot;&quot;),4- code('a5'!$I8)+code(&quot;&quot;a&quot;&quot;)),&quot;&quot;&quot;&quot;)&quot;);&quot;&quot;)">
            <text:p/>
          </table:table-cell>
          <table:table-cell table:style-name="ce59" table:formula="of:=IFERROR(__xludf.dummyfunction(&quot;if(REGEXMATCH('a5'!$L8,&quot;&quot;[a-e]&quot;&quot;),if(M$15=&quot;&quot;+&quot;&quot;,code('a5'!$L8)-code(&quot;&quot;a&quot;&quot;),4- code('a5'!$L8)+code(&quot;&quot;a&quot;&quot;)),&quot;&quot;&quot;&quot;)&quot;);&quot;&quot;)">
            <text:p/>
          </table:table-cell>
          <table:table-cell table:style-name="ce59" table:formula="of:=IFERROR(__xludf.dummyfunction(&quot;if(REGEXMATCH('a5'!$AC8,&quot;&quot;[a-e]&quot;&quot;),if(N$15=&quot;&quot;+&quot;&quot;,code('a5'!$AC8)-code(&quot;&quot;a&quot;&quot;),4- code('a5'!$AC8)+code(&quot;&quot;a&quot;&quot;)),&quot;&quot;&quot;&quot;)&quot;);&quot;&quot;)">
            <text:p/>
          </table:table-cell>
          <table:table-cell table:style-name="ce63" table:formula="of:=IFERROR(__xludf.dummyfunction(&quot;if(REGEXMATCH('a5'!$T8,&quot;&quot;[a-e]&quot;&quot;),if(O$15=&quot;&quot;+&quot;&quot;,code('a5'!$T8)-code(&quot;&quot;a&quot;&quot;),4- code('a5'!$T8)+code(&quot;&quot;a&quot;&quot;)),&quot;&quot;&quot;&quot;)&quot;);&quot;&quot;)">
            <text:p/>
          </table:table-cell>
          <table:table-cell table:style-name="ce63" table:formula="of:=IFERROR(__xludf.dummyfunction(&quot;if(REGEXMATCH('a5'!$AD8,&quot;&quot;[a-e]&quot;&quot;),if(P$15=&quot;&quot;+&quot;&quot;,code('a5'!$AD8)-code(&quot;&quot;a&quot;&quot;),4- code('a5'!$AD8)+code(&quot;&quot;a&quot;&quot;)),&quot;&quot;&quot;&quot;)&quot;);&quot;&quot;)">
            <text:p/>
          </table:table-cell>
          <table:table-cell table:style-name="ce63" table:formula="of:=IFERROR(__xludf.dummyfunction(&quot;if(REGEXMATCH('a5'!$E8,&quot;&quot;[a-e]&quot;&quot;),if(Q$15=&quot;&quot;+&quot;&quot;,code('a5'!$E8)-code(&quot;&quot;a&quot;&quot;),4- code('a5'!$E8)+code(&quot;&quot;a&quot;&quot;)),&quot;&quot;&quot;&quot;)&quot;);2)" office:value-type="float" office:value="2" calcext:value-type="float">
            <text:p>2</text:p>
          </table:table-cell>
          <table:table-cell table:style-name="ce63" table:formula="of:=IFERROR(__xludf.dummyfunction(&quot;if(REGEXMATCH('a5'!$S8,&quot;&quot;[a-e]&quot;&quot;),if(R$15=&quot;&quot;+&quot;&quot;,code('a5'!$S8)-code(&quot;&quot;a&quot;&quot;),4- code('a5'!$S8)+code(&quot;&quot;a&quot;&quot;)),&quot;&quot;&quot;&quot;)&quot;);&quot;&quot;)">
            <text:p/>
          </table:table-cell>
          <table:table-cell table:style-name="ce66" table:formula="of:=IFERROR(__xludf.dummyfunction(&quot;if(REGEXMATCH('a5'!$Y8,&quot;&quot;[a-e]&quot;&quot;),if(S$15=&quot;&quot;+&quot;&quot;,code('a5'!$Y8)-code(&quot;&quot;a&quot;&quot;),4- code('a5'!$Y8)+code(&quot;&quot;a&quot;&quot;)),&quot;&quot;&quot;&quot;)&quot;);&quot;&quot;)">
            <text:p/>
          </table:table-cell>
          <table:table-cell table:style-name="ce66" table:formula="of:=IFERROR(__xludf.dummyfunction(&quot;if(REGEXMATCH('a5'!$R8,&quot;&quot;[a-e]&quot;&quot;),if(T$15=&quot;&quot;+&quot;&quot;,code('a5'!$R8)-code(&quot;&quot;a&quot;&quot;),4- code('a5'!$R8)+code(&quot;&quot;a&quot;&quot;)),&quot;&quot;&quot;&quot;)&quot;);2)" office:value-type="float" office:value="2" calcext:value-type="float">
            <text:p>2</text:p>
          </table:table-cell>
          <table:table-cell table:style-name="ce66" table:formula="of:=IFERROR(__xludf.dummyfunction(&quot;if(REGEXMATCH('a5'!$AQ8,&quot;&quot;[a-e]&quot;&quot;),if(U$15=&quot;&quot;+&quot;&quot;,code('a5'!$AQ8)-code(&quot;&quot;a&quot;&quot;),4- code('a5'!$AQ8)+code(&quot;&quot;a&quot;&quot;)),&quot;&quot;&quot;&quot;)&quot;);&quot;&quot;)">
            <text:p/>
          </table:table-cell>
          <table:table-cell table:style-name="ce66" table:formula="of:=IFERROR(__xludf.dummyfunction(&quot;if(REGEXMATCH('a5'!$U8,&quot;&quot;[a-e]&quot;&quot;),if(V$15=&quot;&quot;+&quot;&quot;,code('a5'!$U8)-code(&quot;&quot;a&quot;&quot;),4- code('a5'!$U8)+code(&quot;&quot;a&quot;&quot;)),&quot;&quot;&quot;&quot;)&quot;);&quot;&quot;)">
            <text:p/>
          </table:table-cell>
          <table:table-cell table:style-name="ce66" table:formula="of:=IFERROR(__xludf.dummyfunction(&quot;if(REGEXMATCH('a5'!$C8,&quot;&quot;[a-e]&quot;&quot;),if(W$15=&quot;&quot;+&quot;&quot;,code('a5'!$C8)-code(&quot;&quot;a&quot;&quot;),4- code('a5'!$C8)+code(&quot;&quot;a&quot;&quot;)),&quot;&quot;&quot;&quot;)&quot;);2)" office:value-type="float" office:value="2" calcext:value-type="float">
            <text:p>2</text:p>
          </table:table-cell>
          <table:table-cell table:style-name="ce66" table:formula="of:=IFERROR(__xludf.dummyfunction(&quot;if(REGEXMATCH('a5'!$M8,&quot;&quot;[a-e]&quot;&quot;),if(X$15=&quot;&quot;+&quot;&quot;,code('a5'!$M8)-code(&quot;&quot;a&quot;&quot;),4- code('a5'!$M8)+code(&quot;&quot;a&quot;&quot;)),&quot;&quot;&quot;&quot;)&quot;);2)" office:value-type="float" office:value="2" calcext:value-type="float">
            <text:p>2</text:p>
          </table:table-cell>
          <table:table-cell table:style-name="ce66" table:formula="of:=IFERROR(__xludf.dummyfunction(&quot;if(REGEXMATCH('a5'!$B8,&quot;&quot;[a-e]&quot;&quot;),if(Y$15=&quot;&quot;+&quot;&quot;,code('a5'!$B8)-code(&quot;&quot;a&quot;&quot;),4- code('a5'!$B8)+code(&quot;&quot;a&quot;&quot;)),&quot;&quot;&quot;&quot;)&quot;);&quot;&quot;)">
            <text:p/>
          </table:table-cell>
          <table:table-cell table:style-name="ce66" table:formula="of:=IFERROR(__xludf.dummyfunction(&quot;if(REGEXMATCH('a5'!$AL8,&quot;&quot;[a-e]&quot;&quot;),if(Z$15=&quot;&quot;+&quot;&quot;,code('a5'!$AL8)-code(&quot;&quot;a&quot;&quot;),4- code('a5'!$AL8)+code(&quot;&quot;a&quot;&quot;)),&quot;&quot;&quot;&quot;)&quot;);&quot;&quot;)">
            <text:p/>
          </table:table-cell>
          <table:table-cell table:style-name="ce66" table:formula="of:=IFERROR(__xludf.dummyfunction(&quot;if(REGEXMATCH('a5'!$J8,&quot;&quot;[a-e]&quot;&quot;),if(AA$15=&quot;&quot;+&quot;&quot;,code('a5'!$J8)-code(&quot;&quot;a&quot;&quot;),4- code('a5'!$J8)+code(&quot;&quot;a&quot;&quot;)),&quot;&quot;&quot;&quot;)&quot;);3)" office:value-type="float" office:value="3" calcext:value-type="float">
            <text:p>3</text:p>
          </table:table-cell>
          <table:table-cell table:style-name="ce66" table:formula="of:=IFERROR(__xludf.dummyfunction(&quot;if(REGEXMATCH('a5'!$AN8,&quot;&quot;[a-e]&quot;&quot;),if(AB$15=&quot;&quot;+&quot;&quot;,code('a5'!$AN8)-code(&quot;&quot;a&quot;&quot;),4- code('a5'!$AN8)+code(&quot;&quot;a&quot;&quot;)),&quot;&quot;&quot;&quot;)&quot;);2)" office:value-type="float" office:value="2" calcext:value-type="float">
            <text:p>2</text:p>
          </table:table-cell>
          <table:table-cell table:style-name="ce72" table:formula="of:=IFERROR(__xludf.dummyfunction(&quot;if(REGEXMATCH('a5'!$D8,&quot;&quot;[a-e]&quot;&quot;),if(AC$15=&quot;&quot;+&quot;&quot;,code('a5'!$D8)-code(&quot;&quot;a&quot;&quot;),4- code('a5'!$D8)+code(&quot;&quot;a&quot;&quot;)),&quot;&quot;&quot;&quot;)&quot;);&quot;&quot;)">
            <text:p/>
          </table:table-cell>
          <table:table-cell table:style-name="ce72" table:formula="of:=IFERROR(__xludf.dummyfunction(&quot;if(REGEXMATCH('a5'!$AP8,&quot;&quot;[a-e]&quot;&quot;),if(AD$15=&quot;&quot;+&quot;&quot;,code('a5'!$AP8)-code(&quot;&quot;a&quot;&quot;),4- code('a5'!$AP8)+code(&quot;&quot;a&quot;&quot;)),&quot;&quot;&quot;&quot;)&quot;);&quot;&quot;)">
            <text:p/>
          </table:table-cell>
          <table:table-cell table:style-name="ce75" table:formula="of:=IFERROR(__xludf.dummyfunction(&quot;if(REGEXMATCH('a5'!$AB8,&quot;&quot;[a-e]&quot;&quot;),if(AE$15=&quot;&quot;+&quot;&quot;,code('a5'!$AB8)-code(&quot;&quot;a&quot;&quot;),4- code('a5'!$AB8)+code(&quot;&quot;a&quot;&quot;)),&quot;&quot;&quot;&quot;)&quot;);&quot;&quot;)">
            <text:p/>
          </table:table-cell>
          <table:table-cell table:style-name="ce75" table:formula="of:=IFERROR(__xludf.dummyfunction(&quot;if(REGEXMATCH('a5'!$AS8,&quot;&quot;[a-e]&quot;&quot;),if(AF$15=&quot;&quot;+&quot;&quot;,code('a5'!$AS8)-code(&quot;&quot;a&quot;&quot;),4- code('a5'!$AS8)+code(&quot;&quot;a&quot;&quot;)),&quot;&quot;&quot;&quot;)&quot;);2)" office:value-type="float" office:value="2" calcext:value-type="float">
            <text:p>2</text:p>
          </table:table-cell>
          <table:table-cell table:style-name="ce75" table:formula="of:=IFERROR(__xludf.dummyfunction(&quot;if(REGEXMATCH('a5'!$H8,&quot;&quot;[a-e]&quot;&quot;),if(AG$15=&quot;&quot;+&quot;&quot;,code('a5'!$H8)-code(&quot;&quot;a&quot;&quot;),4- code('a5'!$H8)+code(&quot;&quot;a&quot;&quot;)),&quot;&quot;&quot;&quot;)&quot;);&quot;&quot;)">
            <text:p/>
          </table:table-cell>
          <table:table-cell table:style-name="ce75" table:formula="of:=IFERROR(__xludf.dummyfunction(&quot;if(REGEXMATCH('a5'!$F8,&quot;&quot;[a-e]&quot;&quot;),if(AH$15=&quot;&quot;+&quot;&quot;,code('a5'!$F8)-code(&quot;&quot;a&quot;&quot;),4- code('a5'!$F8)+code(&quot;&quot;a&quot;&quot;)),&quot;&quot;&quot;&quot;)&quot;);&quot;&quot;)">
            <text:p/>
          </table:table-cell>
          <table:table-cell table:style-name="ce78" table:formula="of:=IFERROR(__xludf.dummyfunction(&quot;if(REGEXMATCH('a5'!$Q8,&quot;&quot;[a-e]&quot;&quot;),if(AI$15=&quot;&quot;+&quot;&quot;,code('a5'!$Q8)-code(&quot;&quot;a&quot;&quot;),4- code('a5'!$Q8)+code(&quot;&quot;a&quot;&quot;)),&quot;&quot;&quot;&quot;)&quot;);&quot;&quot;)">
            <text:p/>
          </table:table-cell>
          <table:table-cell table:style-name="ce78" table:formula="of:=IFERROR(__xludf.dummyfunction(&quot;if(REGEXMATCH('a5'!$AO8,&quot;&quot;[a-e]&quot;&quot;),if(AJ$15=&quot;&quot;+&quot;&quot;,code('a5'!$AO8)-code(&quot;&quot;a&quot;&quot;),4- code('a5'!$AO8)+code(&quot;&quot;a&quot;&quot;)),&quot;&quot;&quot;&quot;)&quot;);&quot;&quot;)">
            <text:p/>
          </table:table-cell>
          <table:table-cell table:style-name="ce66" table:formula="of:=IFERROR(__xludf.dummyfunction(&quot;if(REGEXMATCH('a5'!$W8,&quot;&quot;[a-e]&quot;&quot;),if(AK$15=&quot;&quot;+&quot;&quot;,code('a5'!$W8)-code(&quot;&quot;a&quot;&quot;),4- code('a5'!$W8)+code(&quot;&quot;a&quot;&quot;)),&quot;&quot;&quot;&quot;)&quot;);2)" office:value-type="float" office:value="2" calcext:value-type="float">
            <text:p>2</text:p>
          </table:table-cell>
          <table:table-cell table:style-name="ce66" table:formula="of:=IFERROR(__xludf.dummyfunction(&quot;if(REGEXMATCH('a5'!$AM8,&quot;&quot;[a-e]&quot;&quot;),if(AL$15=&quot;&quot;+&quot;&quot;,code('a5'!$AM8)-code(&quot;&quot;a&quot;&quot;),4- code('a5'!$AM8)+code(&quot;&quot;a&quot;&quot;)),&quot;&quot;&quot;&quot;)&quot;);2)" office:value-type="float" office:value="2" calcext:value-type="float">
            <text:p>2</text:p>
          </table:table-cell>
          <table:table-cell table:style-name="ce66" table:formula="of:=IFERROR(__xludf.dummyfunction(&quot;if(REGEXMATCH('a5'!$AE8,&quot;&quot;[a-e]&quot;&quot;),if(AM$15=&quot;&quot;+&quot;&quot;,code('a5'!$AE8)-code(&quot;&quot;a&quot;&quot;),4- code('a5'!$AE8)+code(&quot;&quot;a&quot;&quot;)),&quot;&quot;&quot;&quot;)&quot;);2)" office:value-type="float" office:value="2" calcext:value-type="float">
            <text:p>2</text:p>
          </table:table-cell>
          <table:table-cell table:style-name="ce66" table:formula="of:=IFERROR(__xludf.dummyfunction(&quot;if(REGEXMATCH('a5'!$K8,&quot;&quot;[a-e]&quot;&quot;),if(AN$15=&quot;&quot;+&quot;&quot;,code('a5'!$K8)-code(&quot;&quot;a&quot;&quot;),4- code('a5'!$K8)+code(&quot;&quot;a&quot;&quot;)),&quot;&quot;&quot;&quot;)&quot;);2)" office:value-type="float" office:value="2" calcext:value-type="float">
            <text:p>2</text:p>
          </table:table-cell>
          <table:table-cell table:style-name="ce66" table:formula="of:=IFERROR(__xludf.dummyfunction(&quot;if(REGEXMATCH('a5'!$O8,&quot;&quot;[a-e]&quot;&quot;),if(AO$15=&quot;&quot;+&quot;&quot;,code('a5'!$O8)-code(&quot;&quot;a&quot;&quot;),4- code('a5'!$O8)+code(&quot;&quot;a&quot;&quot;)),&quot;&quot;&quot;&quot;)&quot;);2)" office:value-type="float" office:value="2" calcext:value-type="float">
            <text:p>2</text:p>
          </table:table-cell>
          <table:table-cell table:style-name="ce66" table:formula="of:=IFERROR(__xludf.dummyfunction(&quot;if(REGEXMATCH('a5'!$AG8,&quot;&quot;[a-e]&quot;&quot;),if(AP$15=&quot;&quot;+&quot;&quot;,code('a5'!$AG8)-code(&quot;&quot;a&quot;&quot;),4- code('a5'!$AG8)+code(&quot;&quot;a&quot;&quot;)),&quot;&quot;&quot;&quot;)&quot;);2)" office:value-type="float" office:value="2" calcext:value-type="float">
            <text:p>2</text:p>
          </table:table-cell>
          <table:table-cell table:style-name="ce66" table:formula="of:=IFERROR(__xludf.dummyfunction(&quot;if(REGEXMATCH('a5'!$Z8,&quot;&quot;[a-e]&quot;&quot;),if(AQ$15=&quot;&quot;+&quot;&quot;,code('a5'!$Z8)-code(&quot;&quot;a&quot;&quot;),4- code('a5'!$Z8)+code(&quot;&quot;a&quot;&quot;)),&quot;&quot;&quot;&quot;)&quot;);&quot;&quot;)">
            <text:p/>
          </table:table-cell>
          <table:table-cell table:style-name="ce66" table:formula="of:=IFERROR(__xludf.dummyfunction(&quot;if(REGEXMATCH('a5'!$AJ8,&quot;&quot;[a-e]&quot;&quot;),if(AR$15=&quot;&quot;+&quot;&quot;,code('a5'!$AJ8)-code(&quot;&quot;a&quot;&quot;),4- code('a5'!$AJ8)+code(&quot;&quot;a&quot;&quot;)),&quot;&quot;&quot;&quot;)&quot;);2)" office:value-type="float" office:value="2" calcext:value-type="float">
            <text:p>2</text:p>
          </table:table-cell>
          <table:table-cell table:number-columns-repeated="980"/>
        </table:table-row>
        <table:table-row table:style-name="ro1">
          <table:table-cell table:style-name="ce50" table:formula="of:=IFERROR(__xludf.dummyfunction(&quot;if(REGEXMATCH('a5'!$AA9,&quot;&quot;[a-e]&quot;&quot;),if(A$15=&quot;&quot;+&quot;&quot;,code('a5'!$AA9)-code(&quot;&quot;a&quot;&quot;),4- code('a5'!$AA9)+code(&quot;&quot;a&quot;&quot;)),&quot;&quot;&quot;&quot;)&quot;);2)" office:value-type="float" office:value="2" calcext:value-type="float">
            <text:p>2</text:p>
          </table:table-cell>
          <table:table-cell table:style-name="ce50" table:formula="of:=IFERROR(__xludf.dummyfunction(&quot;if(REGEXMATCH('a5'!$V9,&quot;&quot;[a-e]&quot;&quot;),if(B$15=&quot;&quot;+&quot;&quot;,code('a5'!$V9)-code(&quot;&quot;a&quot;&quot;),4- code('a5'!$V9)+code(&quot;&quot;a&quot;&quot;)),&quot;&quot;&quot;&quot;)&quot;);3)" office:value-type="float" office:value="3" calcext:value-type="float">
            <text:p>3</text:p>
          </table:table-cell>
          <table:table-cell table:style-name="ce55" table:formula="of:=IFERROR(__xludf.dummyfunction(&quot;if(REGEXMATCH('a5'!$AR9,&quot;&quot;[a-e]&quot;&quot;),if(C$15=&quot;&quot;+&quot;&quot;,code('a5'!$AR9)-code(&quot;&quot;a&quot;&quot;),4- code('a5'!$AR9)+code(&quot;&quot;a&quot;&quot;)),&quot;&quot;&quot;&quot;)&quot;);2)" office:value-type="float" office:value="2" calcext:value-type="float">
            <text:p>2</text:p>
          </table:table-cell>
          <table:table-cell table:style-name="ce55" table:formula="of:=IFERROR(__xludf.dummyfunction(&quot;if(REGEXMATCH('a5'!$X9,&quot;&quot;[a-e]&quot;&quot;),if(D$15=&quot;&quot;+&quot;&quot;,code('a5'!$X9)-code(&quot;&quot;a&quot;&quot;),4- code('a5'!$X9)+code(&quot;&quot;a&quot;&quot;)),&quot;&quot;&quot;&quot;)&quot;);2)" office:value-type="float" office:value="2" calcext:value-type="float">
            <text:p>2</text:p>
          </table:table-cell>
          <table:table-cell table:style-name="ce55" table:formula="of:=IFERROR(__xludf.dummyfunction(&quot;if(REGEXMATCH('a5'!$AI9,&quot;&quot;[a-e]&quot;&quot;),if(E$15=&quot;&quot;+&quot;&quot;,code('a5'!$AI9)-code(&quot;&quot;a&quot;&quot;),4- code('a5'!$AI9)+code(&quot;&quot;a&quot;&quot;)),&quot;&quot;&quot;&quot;)&quot;);1)" office:value-type="float" office:value="1" calcext:value-type="float">
            <text:p>1</text:p>
          </table:table-cell>
          <table:table-cell table:style-name="ce55" table:formula="of:=IFERROR(__xludf.dummyfunction(&quot;if(REGEXMATCH('a5'!$AK9,&quot;&quot;[a-e]&quot;&quot;),if(F$15=&quot;&quot;+&quot;&quot;,code('a5'!$AK9)-code(&quot;&quot;a&quot;&quot;),4- code('a5'!$AK9)+code(&quot;&quot;a&quot;&quot;)),&quot;&quot;&quot;&quot;)&quot;);2)" office:value-type="float" office:value="2" calcext:value-type="float">
            <text:p>2</text:p>
          </table:table-cell>
          <table:table-cell table:style-name="ce55" table:formula="of:=IFERROR(__xludf.dummyfunction(&quot;if(REGEXMATCH('a5'!$AF9,&quot;&quot;[a-e]&quot;&quot;),if(G$15=&quot;&quot;+&quot;&quot;,code('a5'!$AF9)-code(&quot;&quot;a&quot;&quot;),4- code('a5'!$AF9)+code(&quot;&quot;a&quot;&quot;)),&quot;&quot;&quot;&quot;)&quot;);2)" office:value-type="float" office:value="2" calcext:value-type="float">
            <text:p>2</text:p>
          </table:table-cell>
          <table:table-cell table:style-name="ce55" table:formula="of:=IFERROR(__xludf.dummyfunction(&quot;if(REGEXMATCH('a5'!$N9,&quot;&quot;[a-e]&quot;&quot;),if(H$15=&quot;&quot;+&quot;&quot;,code('a5'!$N9)-code(&quot;&quot;a&quot;&quot;),4- code('a5'!$N9)+code(&quot;&quot;a&quot;&quot;)),&quot;&quot;&quot;&quot;)&quot;);2)" office:value-type="float" office:value="2" calcext:value-type="float">
            <text:p>2</text:p>
          </table:table-cell>
          <table:table-cell table:style-name="ce59" table:formula="of:=IFERROR(__xludf.dummyfunction(&quot;if(REGEXMATCH('a5'!$AH9,&quot;&quot;[a-e]&quot;&quot;),if(I$15=&quot;&quot;+&quot;&quot;,code('a5'!$AH9)-code(&quot;&quot;a&quot;&quot;),4- code('a5'!$AH9)+code(&quot;&quot;a&quot;&quot;)),&quot;&quot;&quot;&quot;)&quot;);3)" office:value-type="float" office:value="3" calcext:value-type="float">
            <text:p>3</text:p>
          </table:table-cell>
          <table:table-cell table:style-name="ce59" table:formula="of:=IFERROR(__xludf.dummyfunction(&quot;if(REGEXMATCH('a5'!$G9,&quot;&quot;[a-e]&quot;&quot;),if(J$15=&quot;&quot;+&quot;&quot;,code('a5'!$G9)-code(&quot;&quot;a&quot;&quot;),4- code('a5'!$G9)+code(&quot;&quot;a&quot;&quot;)),&quot;&quot;&quot;&quot;)&quot;);1)" office:value-type="float" office:value="1" calcext:value-type="float">
            <text:p>1</text:p>
          </table:table-cell>
          <table:table-cell table:style-name="ce59" table:formula="of:=IFERROR(__xludf.dummyfunction(&quot;if(REGEXMATCH('a5'!$P9,&quot;&quot;[a-e]&quot;&quot;),if(K$15=&quot;&quot;+&quot;&quot;,code('a5'!$P9)-code(&quot;&quot;a&quot;&quot;),4- code('a5'!$P9)+code(&quot;&quot;a&quot;&quot;)),&quot;&quot;&quot;&quot;)&quot;);2)" office:value-type="float" office:value="2" calcext:value-type="float">
            <text:p>2</text:p>
          </table:table-cell>
          <table:table-cell table:style-name="ce59" table:formula="of:=IFERROR(__xludf.dummyfunction(&quot;if(REGEXMATCH('a5'!$I9,&quot;&quot;[a-e]&quot;&quot;),if(L$15=&quot;&quot;+&quot;&quot;,code('a5'!$I9)-code(&quot;&quot;a&quot;&quot;),4- code('a5'!$I9)+code(&quot;&quot;a&quot;&quot;)),&quot;&quot;&quot;&quot;)&quot;);1)" office:value-type="float" office:value="1" calcext:value-type="float">
            <text:p>1</text:p>
          </table:table-cell>
          <table:table-cell table:style-name="ce59" table:formula="of:=IFERROR(__xludf.dummyfunction(&quot;if(REGEXMATCH('a5'!$L9,&quot;&quot;[a-e]&quot;&quot;),if(M$15=&quot;&quot;+&quot;&quot;,code('a5'!$L9)-code(&quot;&quot;a&quot;&quot;),4- code('a5'!$L9)+code(&quot;&quot;a&quot;&quot;)),&quot;&quot;&quot;&quot;)&quot;);1)" office:value-type="float" office:value="1" calcext:value-type="float">
            <text:p>1</text:p>
          </table:table-cell>
          <table:table-cell table:style-name="ce59" table:formula="of:=IFERROR(__xludf.dummyfunction(&quot;if(REGEXMATCH('a5'!$AC9,&quot;&quot;[a-e]&quot;&quot;),if(N$15=&quot;&quot;+&quot;&quot;,code('a5'!$AC9)-code(&quot;&quot;a&quot;&quot;),4- code('a5'!$AC9)+code(&quot;&quot;a&quot;&quot;)),&quot;&quot;&quot;&quot;)&quot;);1)" office:value-type="float" office:value="1" calcext:value-type="float">
            <text:p>1</text:p>
          </table:table-cell>
          <table:table-cell table:style-name="ce63" table:formula="of:=IFERROR(__xludf.dummyfunction(&quot;if(REGEXMATCH('a5'!$T9,&quot;&quot;[a-e]&quot;&quot;),if(O$15=&quot;&quot;+&quot;&quot;,code('a5'!$T9)-code(&quot;&quot;a&quot;&quot;),4- code('a5'!$T9)+code(&quot;&quot;a&quot;&quot;)),&quot;&quot;&quot;&quot;)&quot;);1)" office:value-type="float" office:value="1" calcext:value-type="float">
            <text:p>1</text:p>
          </table:table-cell>
          <table:table-cell table:style-name="ce63" table:formula="of:=IFERROR(__xludf.dummyfunction(&quot;if(REGEXMATCH('a5'!$AD9,&quot;&quot;[a-e]&quot;&quot;),if(P$15=&quot;&quot;+&quot;&quot;,code('a5'!$AD9)-code(&quot;&quot;a&quot;&quot;),4- code('a5'!$AD9)+code(&quot;&quot;a&quot;&quot;)),&quot;&quot;&quot;&quot;)&quot;);2)" office:value-type="float" office:value="2" calcext:value-type="float">
            <text:p>2</text:p>
          </table:table-cell>
          <table:table-cell table:style-name="ce63" table:formula="of:=IFERROR(__xludf.dummyfunction(&quot;if(REGEXMATCH('a5'!$E9,&quot;&quot;[a-e]&quot;&quot;),if(Q$15=&quot;&quot;+&quot;&quot;,code('a5'!$E9)-code(&quot;&quot;a&quot;&quot;),4- code('a5'!$E9)+code(&quot;&quot;a&quot;&quot;)),&quot;&quot;&quot;&quot;)&quot;);2)" office:value-type="float" office:value="2" calcext:value-type="float">
            <text:p>2</text:p>
          </table:table-cell>
          <table:table-cell table:style-name="ce63" table:formula="of:=IFERROR(__xludf.dummyfunction(&quot;if(REGEXMATCH('a5'!$S9,&quot;&quot;[a-e]&quot;&quot;),if(R$15=&quot;&quot;+&quot;&quot;,code('a5'!$S9)-code(&quot;&quot;a&quot;&quot;),4- code('a5'!$S9)+code(&quot;&quot;a&quot;&quot;)),&quot;&quot;&quot;&quot;)&quot;);1)" office:value-type="float" office:value="1" calcext:value-type="float">
            <text:p>1</text:p>
          </table:table-cell>
          <table:table-cell table:style-name="ce66" table:formula="of:=IFERROR(__xludf.dummyfunction(&quot;if(REGEXMATCH('a5'!$Y9,&quot;&quot;[a-e]&quot;&quot;),if(S$15=&quot;&quot;+&quot;&quot;,code('a5'!$Y9)-code(&quot;&quot;a&quot;&quot;),4- code('a5'!$Y9)+code(&quot;&quot;a&quot;&quot;)),&quot;&quot;&quot;&quot;)&quot;);1)" office:value-type="float" office:value="1" calcext:value-type="float">
            <text:p>1</text:p>
          </table:table-cell>
          <table:table-cell table:style-name="ce66" table:formula="of:=IFERROR(__xludf.dummyfunction(&quot;if(REGEXMATCH('a5'!$R9,&quot;&quot;[a-e]&quot;&quot;),if(T$15=&quot;&quot;+&quot;&quot;,code('a5'!$R9)-code(&quot;&quot;a&quot;&quot;),4- code('a5'!$R9)+code(&quot;&quot;a&quot;&quot;)),&quot;&quot;&quot;&quot;)&quot;);2)" office:value-type="float" office:value="2" calcext:value-type="float">
            <text:p>2</text:p>
          </table:table-cell>
          <table:table-cell table:style-name="ce66" table:formula="of:=IFERROR(__xludf.dummyfunction(&quot;if(REGEXMATCH('a5'!$AQ9,&quot;&quot;[a-e]&quot;&quot;),if(U$15=&quot;&quot;+&quot;&quot;,code('a5'!$AQ9)-code(&quot;&quot;a&quot;&quot;),4- code('a5'!$AQ9)+code(&quot;&quot;a&quot;&quot;)),&quot;&quot;&quot;&quot;)&quot;);1)" office:value-type="float" office:value="1" calcext:value-type="float">
            <text:p>1</text:p>
          </table:table-cell>
          <table:table-cell table:style-name="ce66" table:formula="of:=IFERROR(__xludf.dummyfunction(&quot;if(REGEXMATCH('a5'!$U9,&quot;&quot;[a-e]&quot;&quot;),if(V$15=&quot;&quot;+&quot;&quot;,code('a5'!$U9)-code(&quot;&quot;a&quot;&quot;),4- code('a5'!$U9)+code(&quot;&quot;a&quot;&quot;)),&quot;&quot;&quot;&quot;)&quot;);1)" office:value-type="float" office:value="1" calcext:value-type="float">
            <text:p>1</text:p>
          </table:table-cell>
          <table:table-cell table:style-name="ce66" table:formula="of:=IFERROR(__xludf.dummyfunction(&quot;if(REGEXMATCH('a5'!$C9,&quot;&quot;[a-e]&quot;&quot;),if(W$15=&quot;&quot;+&quot;&quot;,code('a5'!$C9)-code(&quot;&quot;a&quot;&quot;),4- code('a5'!$C9)+code(&quot;&quot;a&quot;&quot;)),&quot;&quot;&quot;&quot;)&quot;);1)" office:value-type="float" office:value="1" calcext:value-type="float">
            <text:p>1</text:p>
          </table:table-cell>
          <table:table-cell table:style-name="ce66" table:formula="of:=IFERROR(__xludf.dummyfunction(&quot;if(REGEXMATCH('a5'!$M9,&quot;&quot;[a-e]&quot;&quot;),if(X$15=&quot;&quot;+&quot;&quot;,code('a5'!$M9)-code(&quot;&quot;a&quot;&quot;),4- code('a5'!$M9)+code(&quot;&quot;a&quot;&quot;)),&quot;&quot;&quot;&quot;)&quot;);0)" office:value-type="float" office:value="0" calcext:value-type="float">
            <text:p>0</text:p>
          </table:table-cell>
          <table:table-cell table:style-name="ce66" table:formula="of:=IFERROR(__xludf.dummyfunction(&quot;if(REGEXMATCH('a5'!$B9,&quot;&quot;[a-e]&quot;&quot;),if(Y$15=&quot;&quot;+&quot;&quot;,code('a5'!$B9)-code(&quot;&quot;a&quot;&quot;),4- code('a5'!$B9)+code(&quot;&quot;a&quot;&quot;)),&quot;&quot;&quot;&quot;)&quot;);1)" office:value-type="float" office:value="1" calcext:value-type="float">
            <text:p>1</text:p>
          </table:table-cell>
          <table:table-cell table:style-name="ce66" table:formula="of:=IFERROR(__xludf.dummyfunction(&quot;if(REGEXMATCH('a5'!$AL9,&quot;&quot;[a-e]&quot;&quot;),if(Z$15=&quot;&quot;+&quot;&quot;,code('a5'!$AL9)-code(&quot;&quot;a&quot;&quot;),4- code('a5'!$AL9)+code(&quot;&quot;a&quot;&quot;)),&quot;&quot;&quot;&quot;)&quot;);2)" office:value-type="float" office:value="2" calcext:value-type="float">
            <text:p>2</text:p>
          </table:table-cell>
          <table:table-cell table:style-name="ce66" table:formula="of:=IFERROR(__xludf.dummyfunction(&quot;if(REGEXMATCH('a5'!$J9,&quot;&quot;[a-e]&quot;&quot;),if(AA$15=&quot;&quot;+&quot;&quot;,code('a5'!$J9)-code(&quot;&quot;a&quot;&quot;),4- code('a5'!$J9)+code(&quot;&quot;a&quot;&quot;)),&quot;&quot;&quot;&quot;)&quot;);1)" office:value-type="float" office:value="1" calcext:value-type="float">
            <text:p>1</text:p>
          </table:table-cell>
          <table:table-cell table:style-name="ce66" table:formula="of:=IFERROR(__xludf.dummyfunction(&quot;if(REGEXMATCH('a5'!$AN9,&quot;&quot;[a-e]&quot;&quot;),if(AB$15=&quot;&quot;+&quot;&quot;,code('a5'!$AN9)-code(&quot;&quot;a&quot;&quot;),4- code('a5'!$AN9)+code(&quot;&quot;a&quot;&quot;)),&quot;&quot;&quot;&quot;)&quot;);0)" office:value-type="float" office:value="0" calcext:value-type="float">
            <text:p>0</text:p>
          </table:table-cell>
          <table:table-cell table:style-name="ce72" table:formula="of:=IFERROR(__xludf.dummyfunction(&quot;if(REGEXMATCH('a5'!$D9,&quot;&quot;[a-e]&quot;&quot;),if(AC$15=&quot;&quot;+&quot;&quot;,code('a5'!$D9)-code(&quot;&quot;a&quot;&quot;),4- code('a5'!$D9)+code(&quot;&quot;a&quot;&quot;)),&quot;&quot;&quot;&quot;)&quot;);2)" office:value-type="float" office:value="2" calcext:value-type="float">
            <text:p>2</text:p>
          </table:table-cell>
          <table:table-cell table:style-name="ce72" table:formula="of:=IFERROR(__xludf.dummyfunction(&quot;if(REGEXMATCH('a5'!$AP9,&quot;&quot;[a-e]&quot;&quot;),if(AD$15=&quot;&quot;+&quot;&quot;,code('a5'!$AP9)-code(&quot;&quot;a&quot;&quot;),4- code('a5'!$AP9)+code(&quot;&quot;a&quot;&quot;)),&quot;&quot;&quot;&quot;)&quot;);1)" office:value-type="float" office:value="1" calcext:value-type="float">
            <text:p>1</text:p>
          </table:table-cell>
          <table:table-cell table:style-name="ce75" table:formula="of:=IFERROR(__xludf.dummyfunction(&quot;if(REGEXMATCH('a5'!$AB9,&quot;&quot;[a-e]&quot;&quot;),if(AE$15=&quot;&quot;+&quot;&quot;,code('a5'!$AB9)-code(&quot;&quot;a&quot;&quot;),4- code('a5'!$AB9)+code(&quot;&quot;a&quot;&quot;)),&quot;&quot;&quot;&quot;)&quot;);1)" office:value-type="float" office:value="1" calcext:value-type="float">
            <text:p>1</text:p>
          </table:table-cell>
          <table:table-cell table:style-name="ce75" table:formula="of:=IFERROR(__xludf.dummyfunction(&quot;if(REGEXMATCH('a5'!$AS9,&quot;&quot;[a-e]&quot;&quot;),if(AF$15=&quot;&quot;+&quot;&quot;,code('a5'!$AS9)-code(&quot;&quot;a&quot;&quot;),4- code('a5'!$AS9)+code(&quot;&quot;a&quot;&quot;)),&quot;&quot;&quot;&quot;)&quot;);1)" office:value-type="float" office:value="1" calcext:value-type="float">
            <text:p>1</text:p>
          </table:table-cell>
          <table:table-cell table:style-name="ce75" table:formula="of:=IFERROR(__xludf.dummyfunction(&quot;if(REGEXMATCH('a5'!$H9,&quot;&quot;[a-e]&quot;&quot;),if(AG$15=&quot;&quot;+&quot;&quot;,code('a5'!$H9)-code(&quot;&quot;a&quot;&quot;),4- code('a5'!$H9)+code(&quot;&quot;a&quot;&quot;)),&quot;&quot;&quot;&quot;)&quot;);0)" office:value-type="float" office:value="0" calcext:value-type="float">
            <text:p>0</text:p>
          </table:table-cell>
          <table:table-cell table:style-name="ce75" table:formula="of:=IFERROR(__xludf.dummyfunction(&quot;if(REGEXMATCH('a5'!$F9,&quot;&quot;[a-e]&quot;&quot;),if(AH$15=&quot;&quot;+&quot;&quot;,code('a5'!$F9)-code(&quot;&quot;a&quot;&quot;),4- code('a5'!$F9)+code(&quot;&quot;a&quot;&quot;)),&quot;&quot;&quot;&quot;)&quot;);2)" office:value-type="float" office:value="2" calcext:value-type="float">
            <text:p>2</text:p>
          </table:table-cell>
          <table:table-cell table:style-name="ce78" table:formula="of:=IFERROR(__xludf.dummyfunction(&quot;if(REGEXMATCH('a5'!$Q9,&quot;&quot;[a-e]&quot;&quot;),if(AI$15=&quot;&quot;+&quot;&quot;,code('a5'!$Q9)-code(&quot;&quot;a&quot;&quot;),4- code('a5'!$Q9)+code(&quot;&quot;a&quot;&quot;)),&quot;&quot;&quot;&quot;)&quot;);1)" office:value-type="float" office:value="1" calcext:value-type="float">
            <text:p>1</text:p>
          </table:table-cell>
          <table:table-cell table:style-name="ce78" table:formula="of:=IFERROR(__xludf.dummyfunction(&quot;if(REGEXMATCH('a5'!$AO9,&quot;&quot;[a-e]&quot;&quot;),if(AJ$15=&quot;&quot;+&quot;&quot;,code('a5'!$AO9)-code(&quot;&quot;a&quot;&quot;),4- code('a5'!$AO9)+code(&quot;&quot;a&quot;&quot;)),&quot;&quot;&quot;&quot;)&quot;);2)" office:value-type="float" office:value="2" calcext:value-type="float">
            <text:p>2</text:p>
          </table:table-cell>
          <table:table-cell table:style-name="ce66" table:formula="of:=IFERROR(__xludf.dummyfunction(&quot;if(REGEXMATCH('a5'!$W9,&quot;&quot;[a-e]&quot;&quot;),if(AK$15=&quot;&quot;+&quot;&quot;,code('a5'!$W9)-code(&quot;&quot;a&quot;&quot;),4- code('a5'!$W9)+code(&quot;&quot;a&quot;&quot;)),&quot;&quot;&quot;&quot;)&quot;);2)" office:value-type="float" office:value="2" calcext:value-type="float">
            <text:p>2</text:p>
          </table:table-cell>
          <table:table-cell table:style-name="ce66" table:formula="of:=IFERROR(__xludf.dummyfunction(&quot;if(REGEXMATCH('a5'!$AM9,&quot;&quot;[a-e]&quot;&quot;),if(AL$15=&quot;&quot;+&quot;&quot;,code('a5'!$AM9)-code(&quot;&quot;a&quot;&quot;),4- code('a5'!$AM9)+code(&quot;&quot;a&quot;&quot;)),&quot;&quot;&quot;&quot;)&quot;);2)" office:value-type="float" office:value="2" calcext:value-type="float">
            <text:p>2</text:p>
          </table:table-cell>
          <table:table-cell table:style-name="ce66" table:formula="of:=IFERROR(__xludf.dummyfunction(&quot;if(REGEXMATCH('a5'!$AE9,&quot;&quot;[a-e]&quot;&quot;),if(AM$15=&quot;&quot;+&quot;&quot;,code('a5'!$AE9)-code(&quot;&quot;a&quot;&quot;),4- code('a5'!$AE9)+code(&quot;&quot;a&quot;&quot;)),&quot;&quot;&quot;&quot;)&quot;);1)" office:value-type="float" office:value="1" calcext:value-type="float">
            <text:p>1</text:p>
          </table:table-cell>
          <table:table-cell table:style-name="ce66" table:formula="of:=IFERROR(__xludf.dummyfunction(&quot;if(REGEXMATCH('a5'!$K9,&quot;&quot;[a-e]&quot;&quot;),if(AN$15=&quot;&quot;+&quot;&quot;,code('a5'!$K9)-code(&quot;&quot;a&quot;&quot;),4- code('a5'!$K9)+code(&quot;&quot;a&quot;&quot;)),&quot;&quot;&quot;&quot;)&quot;);1)" office:value-type="float" office:value="1" calcext:value-type="float">
            <text:p>1</text:p>
          </table:table-cell>
          <table:table-cell table:style-name="ce66" table:formula="of:=IFERROR(__xludf.dummyfunction(&quot;if(REGEXMATCH('a5'!$O9,&quot;&quot;[a-e]&quot;&quot;),if(AO$15=&quot;&quot;+&quot;&quot;,code('a5'!$O9)-code(&quot;&quot;a&quot;&quot;),4- code('a5'!$O9)+code(&quot;&quot;a&quot;&quot;)),&quot;&quot;&quot;&quot;)&quot;);1)" office:value-type="float" office:value="1" calcext:value-type="float">
            <text:p>1</text:p>
          </table:table-cell>
          <table:table-cell table:style-name="ce66" table:formula="of:=IFERROR(__xludf.dummyfunction(&quot;if(REGEXMATCH('a5'!$AG9,&quot;&quot;[a-e]&quot;&quot;),if(AP$15=&quot;&quot;+&quot;&quot;,code('a5'!$AG9)-code(&quot;&quot;a&quot;&quot;),4- code('a5'!$AG9)+code(&quot;&quot;a&quot;&quot;)),&quot;&quot;&quot;&quot;)&quot;);2)" office:value-type="float" office:value="2" calcext:value-type="float">
            <text:p>2</text:p>
          </table:table-cell>
          <table:table-cell table:style-name="ce66" table:formula="of:=IFERROR(__xludf.dummyfunction(&quot;if(REGEXMATCH('a5'!$Z9,&quot;&quot;[a-e]&quot;&quot;),if(AQ$15=&quot;&quot;+&quot;&quot;,code('a5'!$Z9)-code(&quot;&quot;a&quot;&quot;),4- code('a5'!$Z9)+code(&quot;&quot;a&quot;&quot;)),&quot;&quot;&quot;&quot;)&quot;);4)" office:value-type="float" office:value="4" calcext:value-type="float">
            <text:p>4</text:p>
          </table:table-cell>
          <table:table-cell table:style-name="ce66" table:formula="of:=IFERROR(__xludf.dummyfunction(&quot;if(REGEXMATCH('a5'!$AJ9,&quot;&quot;[a-e]&quot;&quot;),if(AR$15=&quot;&quot;+&quot;&quot;,code('a5'!$AJ9)-code(&quot;&quot;a&quot;&quot;),4- code('a5'!$AJ9)+code(&quot;&quot;a&quot;&quot;)),&quot;&quot;&quot;&quot;)&quot;);1)" office:value-type="float" office:value="1" calcext:value-type="float">
            <text:p>1</text:p>
          </table:table-cell>
          <table:table-cell table:number-columns-repeated="980"/>
        </table:table-row>
        <table:table-row table:style-name="ro1">
          <table:table-cell table:style-name="ce50" table:formula="of:=IFERROR(__xludf.dummyfunction(&quot;if(REGEXMATCH('a5'!$AA10,&quot;&quot;[a-e]&quot;&quot;),if(A$15=&quot;&quot;+&quot;&quot;,code('a5'!$AA10)-code(&quot;&quot;a&quot;&quot;),4- code('a5'!$AA10)+code(&quot;&quot;a&quot;&quot;)),&quot;&quot;&quot;&quot;)&quot;);3)" office:value-type="float" office:value="3" calcext:value-type="float">
            <text:p>3</text:p>
          </table:table-cell>
          <table:table-cell table:style-name="ce50" table:formula="of:=IFERROR(__xludf.dummyfunction(&quot;if(REGEXMATCH('a5'!$V10,&quot;&quot;[a-e]&quot;&quot;),if(B$15=&quot;&quot;+&quot;&quot;,code('a5'!$V10)-code(&quot;&quot;a&quot;&quot;),4- code('a5'!$V10)+code(&quot;&quot;a&quot;&quot;)),&quot;&quot;&quot;&quot;)&quot;);3)" office:value-type="float" office:value="3" calcext:value-type="float">
            <text:p>3</text:p>
          </table:table-cell>
          <table:table-cell table:style-name="ce55" table:formula="of:=IFERROR(__xludf.dummyfunction(&quot;if(REGEXMATCH('a5'!$AR10,&quot;&quot;[a-e]&quot;&quot;),if(C$15=&quot;&quot;+&quot;&quot;,code('a5'!$AR10)-code(&quot;&quot;a&quot;&quot;),4- code('a5'!$AR10)+code(&quot;&quot;a&quot;&quot;)),&quot;&quot;&quot;&quot;)&quot;);2)" office:value-type="float" office:value="2" calcext:value-type="float">
            <text:p>2</text:p>
          </table:table-cell>
          <table:table-cell table:style-name="ce55" table:formula="of:=IFERROR(__xludf.dummyfunction(&quot;if(REGEXMATCH('a5'!$X10,&quot;&quot;[a-e]&quot;&quot;),if(D$15=&quot;&quot;+&quot;&quot;,code('a5'!$X10)-code(&quot;&quot;a&quot;&quot;),4- code('a5'!$X10)+code(&quot;&quot;a&quot;&quot;)),&quot;&quot;&quot;&quot;)&quot;);2)" office:value-type="float" office:value="2" calcext:value-type="float">
            <text:p>2</text:p>
          </table:table-cell>
          <table:table-cell table:style-name="ce55" table:formula="of:=IFERROR(__xludf.dummyfunction(&quot;if(REGEXMATCH('a5'!$AI10,&quot;&quot;[a-e]&quot;&quot;),if(E$15=&quot;&quot;+&quot;&quot;,code('a5'!$AI10)-code(&quot;&quot;a&quot;&quot;),4- code('a5'!$AI10)+code(&quot;&quot;a&quot;&quot;)),&quot;&quot;&quot;&quot;)&quot;);2)" office:value-type="float" office:value="2" calcext:value-type="float">
            <text:p>2</text:p>
          </table:table-cell>
          <table:table-cell table:style-name="ce55" table:formula="of:=IFERROR(__xludf.dummyfunction(&quot;if(REGEXMATCH('a5'!$AK10,&quot;&quot;[a-e]&quot;&quot;),if(F$15=&quot;&quot;+&quot;&quot;,code('a5'!$AK10)-code(&quot;&quot;a&quot;&quot;),4- code('a5'!$AK10)+code(&quot;&quot;a&quot;&quot;)),&quot;&quot;&quot;&quot;)&quot;);2)" office:value-type="float" office:value="2" calcext:value-type="float">
            <text:p>2</text:p>
          </table:table-cell>
          <table:table-cell table:style-name="ce55" table:formula="of:=IFERROR(__xludf.dummyfunction(&quot;if(REGEXMATCH('a5'!$AF10,&quot;&quot;[a-e]&quot;&quot;),if(G$15=&quot;&quot;+&quot;&quot;,code('a5'!$AF10)-code(&quot;&quot;a&quot;&quot;),4- code('a5'!$AF10)+code(&quot;&quot;a&quot;&quot;)),&quot;&quot;&quot;&quot;)&quot;);3)" office:value-type="float" office:value="3" calcext:value-type="float">
            <text:p>3</text:p>
          </table:table-cell>
          <table:table-cell table:style-name="ce55" table:formula="of:=IFERROR(__xludf.dummyfunction(&quot;if(REGEXMATCH('a5'!$N10,&quot;&quot;[a-e]&quot;&quot;),if(H$15=&quot;&quot;+&quot;&quot;,code('a5'!$N10)-code(&quot;&quot;a&quot;&quot;),4- code('a5'!$N10)+code(&quot;&quot;a&quot;&quot;)),&quot;&quot;&quot;&quot;)&quot;);2)" office:value-type="float" office:value="2" calcext:value-type="float">
            <text:p>2</text:p>
          </table:table-cell>
          <table:table-cell table:style-name="ce59" table:formula="of:=IFERROR(__xludf.dummyfunction(&quot;if(REGEXMATCH('a5'!$AH10,&quot;&quot;[a-e]&quot;&quot;),if(I$15=&quot;&quot;+&quot;&quot;,code('a5'!$AH10)-code(&quot;&quot;a&quot;&quot;),4- code('a5'!$AH10)+code(&quot;&quot;a&quot;&quot;)),&quot;&quot;&quot;&quot;)&quot;);3)" office:value-type="float" office:value="3" calcext:value-type="float">
            <text:p>3</text:p>
          </table:table-cell>
          <table:table-cell table:style-name="ce59" table:formula="of:=IFERROR(__xludf.dummyfunction(&quot;if(REGEXMATCH('a5'!$G10,&quot;&quot;[a-e]&quot;&quot;),if(J$15=&quot;&quot;+&quot;&quot;,code('a5'!$G10)-code(&quot;&quot;a&quot;&quot;),4- code('a5'!$G10)+code(&quot;&quot;a&quot;&quot;)),&quot;&quot;&quot;&quot;)&quot;);2)" office:value-type="float" office:value="2" calcext:value-type="float">
            <text:p>2</text:p>
          </table:table-cell>
          <table:table-cell table:style-name="ce59" table:formula="of:=IFERROR(__xludf.dummyfunction(&quot;if(REGEXMATCH('a5'!$P10,&quot;&quot;[a-e]&quot;&quot;),if(K$15=&quot;&quot;+&quot;&quot;,code('a5'!$P10)-code(&quot;&quot;a&quot;&quot;),4- code('a5'!$P10)+code(&quot;&quot;a&quot;&quot;)),&quot;&quot;&quot;&quot;)&quot;);3)" office:value-type="float" office:value="3" calcext:value-type="float">
            <text:p>3</text:p>
          </table:table-cell>
          <table:table-cell table:style-name="ce59" table:formula="of:=IFERROR(__xludf.dummyfunction(&quot;if(REGEXMATCH('a5'!$I10,&quot;&quot;[a-e]&quot;&quot;),if(L$15=&quot;&quot;+&quot;&quot;,code('a5'!$I10)-code(&quot;&quot;a&quot;&quot;),4- code('a5'!$I10)+code(&quot;&quot;a&quot;&quot;)),&quot;&quot;&quot;&quot;)&quot;);1)" office:value-type="float" office:value="1" calcext:value-type="float">
            <text:p>1</text:p>
          </table:table-cell>
          <table:table-cell table:style-name="ce59" table:formula="of:=IFERROR(__xludf.dummyfunction(&quot;if(REGEXMATCH('a5'!$L10,&quot;&quot;[a-e]&quot;&quot;),if(M$15=&quot;&quot;+&quot;&quot;,code('a5'!$L10)-code(&quot;&quot;a&quot;&quot;),4- code('a5'!$L10)+code(&quot;&quot;a&quot;&quot;)),&quot;&quot;&quot;&quot;)&quot;);2)" office:value-type="float" office:value="2" calcext:value-type="float">
            <text:p>2</text:p>
          </table:table-cell>
          <table:table-cell table:style-name="ce59" table:formula="of:=IFERROR(__xludf.dummyfunction(&quot;if(REGEXMATCH('a5'!$AC10,&quot;&quot;[a-e]&quot;&quot;),if(N$15=&quot;&quot;+&quot;&quot;,code('a5'!$AC10)-code(&quot;&quot;a&quot;&quot;),4- code('a5'!$AC10)+code(&quot;&quot;a&quot;&quot;)),&quot;&quot;&quot;&quot;)&quot;);2)" office:value-type="float" office:value="2" calcext:value-type="float">
            <text:p>2</text:p>
          </table:table-cell>
          <table:table-cell table:style-name="ce63" table:formula="of:=IFERROR(__xludf.dummyfunction(&quot;if(REGEXMATCH('a5'!$T10,&quot;&quot;[a-e]&quot;&quot;),if(O$15=&quot;&quot;+&quot;&quot;,code('a5'!$T10)-code(&quot;&quot;a&quot;&quot;),4- code('a5'!$T10)+code(&quot;&quot;a&quot;&quot;)),&quot;&quot;&quot;&quot;)&quot;);3)" office:value-type="float" office:value="3" calcext:value-type="float">
            <text:p>3</text:p>
          </table:table-cell>
          <table:table-cell table:style-name="ce63" table:formula="of:=IFERROR(__xludf.dummyfunction(&quot;if(REGEXMATCH('a5'!$AD10,&quot;&quot;[a-e]&quot;&quot;),if(P$15=&quot;&quot;+&quot;&quot;,code('a5'!$AD10)-code(&quot;&quot;a&quot;&quot;),4- code('a5'!$AD10)+code(&quot;&quot;a&quot;&quot;)),&quot;&quot;&quot;&quot;)&quot;);1)" office:value-type="float" office:value="1" calcext:value-type="float">
            <text:p>1</text:p>
          </table:table-cell>
          <table:table-cell table:style-name="ce63" table:formula="of:=IFERROR(__xludf.dummyfunction(&quot;if(REGEXMATCH('a5'!$E10,&quot;&quot;[a-e]&quot;&quot;),if(Q$15=&quot;&quot;+&quot;&quot;,code('a5'!$E10)-code(&quot;&quot;a&quot;&quot;),4- code('a5'!$E10)+code(&quot;&quot;a&quot;&quot;)),&quot;&quot;&quot;&quot;)&quot;);3)" office:value-type="float" office:value="3" calcext:value-type="float">
            <text:p>3</text:p>
          </table:table-cell>
          <table:table-cell table:style-name="ce63" table:formula="of:=IFERROR(__xludf.dummyfunction(&quot;if(REGEXMATCH('a5'!$S10,&quot;&quot;[a-e]&quot;&quot;),if(R$15=&quot;&quot;+&quot;&quot;,code('a5'!$S10)-code(&quot;&quot;a&quot;&quot;),4- code('a5'!$S10)+code(&quot;&quot;a&quot;&quot;)),&quot;&quot;&quot;&quot;)&quot;);2)" office:value-type="float" office:value="2" calcext:value-type="float">
            <text:p>2</text:p>
          </table:table-cell>
          <table:table-cell table:style-name="ce66" table:formula="of:=IFERROR(__xludf.dummyfunction(&quot;if(REGEXMATCH('a5'!$Y10,&quot;&quot;[a-e]&quot;&quot;),if(S$15=&quot;&quot;+&quot;&quot;,code('a5'!$Y10)-code(&quot;&quot;a&quot;&quot;),4- code('a5'!$Y10)+code(&quot;&quot;a&quot;&quot;)),&quot;&quot;&quot;&quot;)&quot;);2)" office:value-type="float" office:value="2" calcext:value-type="float">
            <text:p>2</text:p>
          </table:table-cell>
          <table:table-cell table:style-name="ce66" table:formula="of:=IFERROR(__xludf.dummyfunction(&quot;if(REGEXMATCH('a5'!$R10,&quot;&quot;[a-e]&quot;&quot;),if(T$15=&quot;&quot;+&quot;&quot;,code('a5'!$R10)-code(&quot;&quot;a&quot;&quot;),4- code('a5'!$R10)+code(&quot;&quot;a&quot;&quot;)),&quot;&quot;&quot;&quot;)&quot;);1)" office:value-type="float" office:value="1" calcext:value-type="float">
            <text:p>1</text:p>
          </table:table-cell>
          <table:table-cell table:style-name="ce66" table:formula="of:=IFERROR(__xludf.dummyfunction(&quot;if(REGEXMATCH('a5'!$AQ10,&quot;&quot;[a-e]&quot;&quot;),if(U$15=&quot;&quot;+&quot;&quot;,code('a5'!$AQ10)-code(&quot;&quot;a&quot;&quot;),4- code('a5'!$AQ10)+code(&quot;&quot;a&quot;&quot;)),&quot;&quot;&quot;&quot;)&quot;);2)" office:value-type="float" office:value="2" calcext:value-type="float">
            <text:p>2</text:p>
          </table:table-cell>
          <table:table-cell table:style-name="ce66" table:formula="of:=IFERROR(__xludf.dummyfunction(&quot;if(REGEXMATCH('a5'!$U10,&quot;&quot;[a-e]&quot;&quot;),if(V$15=&quot;&quot;+&quot;&quot;,code('a5'!$U10)-code(&quot;&quot;a&quot;&quot;),4- code('a5'!$U10)+code(&quot;&quot;a&quot;&quot;)),&quot;&quot;&quot;&quot;)&quot;);3)" office:value-type="float" office:value="3" calcext:value-type="float">
            <text:p>3</text:p>
          </table:table-cell>
          <table:table-cell table:style-name="ce66" table:formula="of:=IFERROR(__xludf.dummyfunction(&quot;if(REGEXMATCH('a5'!$C10,&quot;&quot;[a-e]&quot;&quot;),if(W$15=&quot;&quot;+&quot;&quot;,code('a5'!$C10)-code(&quot;&quot;a&quot;&quot;),4- code('a5'!$C10)+code(&quot;&quot;a&quot;&quot;)),&quot;&quot;&quot;&quot;)&quot;);0)" office:value-type="float" office:value="0" calcext:value-type="float">
            <text:p>0</text:p>
          </table:table-cell>
          <table:table-cell table:style-name="ce66" table:formula="of:=IFERROR(__xludf.dummyfunction(&quot;if(REGEXMATCH('a5'!$M10,&quot;&quot;[a-e]&quot;&quot;),if(X$15=&quot;&quot;+&quot;&quot;,code('a5'!$M10)-code(&quot;&quot;a&quot;&quot;),4- code('a5'!$M10)+code(&quot;&quot;a&quot;&quot;)),&quot;&quot;&quot;&quot;)&quot;);2)" office:value-type="float" office:value="2" calcext:value-type="float">
            <text:p>2</text:p>
          </table:table-cell>
          <table:table-cell table:style-name="ce66" table:formula="of:=IFERROR(__xludf.dummyfunction(&quot;if(REGEXMATCH('a5'!$B10,&quot;&quot;[a-e]&quot;&quot;),if(Y$15=&quot;&quot;+&quot;&quot;,code('a5'!$B10)-code(&quot;&quot;a&quot;&quot;),4- code('a5'!$B10)+code(&quot;&quot;a&quot;&quot;)),&quot;&quot;&quot;&quot;)&quot;);1)" office:value-type="float" office:value="1" calcext:value-type="float">
            <text:p>1</text:p>
          </table:table-cell>
          <table:table-cell table:style-name="ce66" table:formula="of:=IFERROR(__xludf.dummyfunction(&quot;if(REGEXMATCH('a5'!$AL10,&quot;&quot;[a-e]&quot;&quot;),if(Z$15=&quot;&quot;+&quot;&quot;,code('a5'!$AL10)-code(&quot;&quot;a&quot;&quot;),4- code('a5'!$AL10)+code(&quot;&quot;a&quot;&quot;)),&quot;&quot;&quot;&quot;)&quot;);3)" office:value-type="float" office:value="3" calcext:value-type="float">
            <text:p>3</text:p>
          </table:table-cell>
          <table:table-cell table:style-name="ce66" table:formula="of:=IFERROR(__xludf.dummyfunction(&quot;if(REGEXMATCH('a5'!$J10,&quot;&quot;[a-e]&quot;&quot;),if(AA$15=&quot;&quot;+&quot;&quot;,code('a5'!$J10)-code(&quot;&quot;a&quot;&quot;),4- code('a5'!$J10)+code(&quot;&quot;a&quot;&quot;)),&quot;&quot;&quot;&quot;)&quot;);3)" office:value-type="float" office:value="3" calcext:value-type="float">
            <text:p>3</text:p>
          </table:table-cell>
          <table:table-cell table:style-name="ce66" table:formula="of:=IFERROR(__xludf.dummyfunction(&quot;if(REGEXMATCH('a5'!$AN10,&quot;&quot;[a-e]&quot;&quot;),if(AB$15=&quot;&quot;+&quot;&quot;,code('a5'!$AN10)-code(&quot;&quot;a&quot;&quot;),4- code('a5'!$AN10)+code(&quot;&quot;a&quot;&quot;)),&quot;&quot;&quot;&quot;)&quot;);2)" office:value-type="float" office:value="2" calcext:value-type="float">
            <text:p>2</text:p>
          </table:table-cell>
          <table:table-cell table:style-name="ce72" table:formula="of:=IFERROR(__xludf.dummyfunction(&quot;if(REGEXMATCH('a5'!$D10,&quot;&quot;[a-e]&quot;&quot;),if(AC$15=&quot;&quot;+&quot;&quot;,code('a5'!$D10)-code(&quot;&quot;a&quot;&quot;),4- code('a5'!$D10)+code(&quot;&quot;a&quot;&quot;)),&quot;&quot;&quot;&quot;)&quot;);4)" office:value-type="float" office:value="4" calcext:value-type="float">
            <text:p>4</text:p>
          </table:table-cell>
          <table:table-cell table:style-name="ce72" table:formula="of:=IFERROR(__xludf.dummyfunction(&quot;if(REGEXMATCH('a5'!$AP10,&quot;&quot;[a-e]&quot;&quot;),if(AD$15=&quot;&quot;+&quot;&quot;,code('a5'!$AP10)-code(&quot;&quot;a&quot;&quot;),4- code('a5'!$AP10)+code(&quot;&quot;a&quot;&quot;)),&quot;&quot;&quot;&quot;)&quot;);3)" office:value-type="float" office:value="3" calcext:value-type="float">
            <text:p>3</text:p>
          </table:table-cell>
          <table:table-cell table:style-name="ce75" table:formula="of:=IFERROR(__xludf.dummyfunction(&quot;if(REGEXMATCH('a5'!$AB10,&quot;&quot;[a-e]&quot;&quot;),if(AE$15=&quot;&quot;+&quot;&quot;,code('a5'!$AB10)-code(&quot;&quot;a&quot;&quot;),4- code('a5'!$AB10)+code(&quot;&quot;a&quot;&quot;)),&quot;&quot;&quot;&quot;)&quot;);3)" office:value-type="float" office:value="3" calcext:value-type="float">
            <text:p>3</text:p>
          </table:table-cell>
          <table:table-cell table:style-name="ce75" table:formula="of:=IFERROR(__xludf.dummyfunction(&quot;if(REGEXMATCH('a5'!$AS10,&quot;&quot;[a-e]&quot;&quot;),if(AF$15=&quot;&quot;+&quot;&quot;,code('a5'!$AS10)-code(&quot;&quot;a&quot;&quot;),4- code('a5'!$AS10)+code(&quot;&quot;a&quot;&quot;)),&quot;&quot;&quot;&quot;)&quot;);1)" office:value-type="float" office:value="1" calcext:value-type="float">
            <text:p>1</text:p>
          </table:table-cell>
          <table:table-cell table:style-name="ce75" table:formula="of:=IFERROR(__xludf.dummyfunction(&quot;if(REGEXMATCH('a5'!$H10,&quot;&quot;[a-e]&quot;&quot;),if(AG$15=&quot;&quot;+&quot;&quot;,code('a5'!$H10)-code(&quot;&quot;a&quot;&quot;),4- code('a5'!$H10)+code(&quot;&quot;a&quot;&quot;)),&quot;&quot;&quot;&quot;)&quot;);1)" office:value-type="float" office:value="1" calcext:value-type="float">
            <text:p>1</text:p>
          </table:table-cell>
          <table:table-cell table:style-name="ce75" table:formula="of:=IFERROR(__xludf.dummyfunction(&quot;if(REGEXMATCH('a5'!$F10,&quot;&quot;[a-e]&quot;&quot;),if(AH$15=&quot;&quot;+&quot;&quot;,code('a5'!$F10)-code(&quot;&quot;a&quot;&quot;),4- code('a5'!$F10)+code(&quot;&quot;a&quot;&quot;)),&quot;&quot;&quot;&quot;)&quot;);1)" office:value-type="float" office:value="1" calcext:value-type="float">
            <text:p>1</text:p>
          </table:table-cell>
          <table:table-cell table:style-name="ce78" table:formula="of:=IFERROR(__xludf.dummyfunction(&quot;if(REGEXMATCH('a5'!$Q10,&quot;&quot;[a-e]&quot;&quot;),if(AI$15=&quot;&quot;+&quot;&quot;,code('a5'!$Q10)-code(&quot;&quot;a&quot;&quot;),4- code('a5'!$Q10)+code(&quot;&quot;a&quot;&quot;)),&quot;&quot;&quot;&quot;)&quot;);2)" office:value-type="float" office:value="2" calcext:value-type="float">
            <text:p>2</text:p>
          </table:table-cell>
          <table:table-cell table:style-name="ce78" table:formula="of:=IFERROR(__xludf.dummyfunction(&quot;if(REGEXMATCH('a5'!$AO10,&quot;&quot;[a-e]&quot;&quot;),if(AJ$15=&quot;&quot;+&quot;&quot;,code('a5'!$AO10)-code(&quot;&quot;a&quot;&quot;),4- code('a5'!$AO10)+code(&quot;&quot;a&quot;&quot;)),&quot;&quot;&quot;&quot;)&quot;);1)" office:value-type="float" office:value="1" calcext:value-type="float">
            <text:p>1</text:p>
          </table:table-cell>
          <table:table-cell table:style-name="ce66" table:formula="of:=IFERROR(__xludf.dummyfunction(&quot;if(REGEXMATCH('a5'!$W10,&quot;&quot;[a-e]&quot;&quot;),if(AK$15=&quot;&quot;+&quot;&quot;,code('a5'!$W10)-code(&quot;&quot;a&quot;&quot;),4- code('a5'!$W10)+code(&quot;&quot;a&quot;&quot;)),&quot;&quot;&quot;&quot;)&quot;);1)" office:value-type="float" office:value="1" calcext:value-type="float">
            <text:p>1</text:p>
          </table:table-cell>
          <table:table-cell table:style-name="ce66" table:formula="of:=IFERROR(__xludf.dummyfunction(&quot;if(REGEXMATCH('a5'!$AM10,&quot;&quot;[a-e]&quot;&quot;),if(AL$15=&quot;&quot;+&quot;&quot;,code('a5'!$AM10)-code(&quot;&quot;a&quot;&quot;),4- code('a5'!$AM10)+code(&quot;&quot;a&quot;&quot;)),&quot;&quot;&quot;&quot;)&quot;);3)" office:value-type="float" office:value="3" calcext:value-type="float">
            <text:p>3</text:p>
          </table:table-cell>
          <table:table-cell table:style-name="ce66" table:formula="of:=IFERROR(__xludf.dummyfunction(&quot;if(REGEXMATCH('a5'!$AE10,&quot;&quot;[a-e]&quot;&quot;),if(AM$15=&quot;&quot;+&quot;&quot;,code('a5'!$AE10)-code(&quot;&quot;a&quot;&quot;),4- code('a5'!$AE10)+code(&quot;&quot;a&quot;&quot;)),&quot;&quot;&quot;&quot;)&quot;);3)" office:value-type="float" office:value="3" calcext:value-type="float">
            <text:p>3</text:p>
          </table:table-cell>
          <table:table-cell table:style-name="ce66" table:formula="of:=IFERROR(__xludf.dummyfunction(&quot;if(REGEXMATCH('a5'!$K10,&quot;&quot;[a-e]&quot;&quot;),if(AN$15=&quot;&quot;+&quot;&quot;,code('a5'!$K10)-code(&quot;&quot;a&quot;&quot;),4- code('a5'!$K10)+code(&quot;&quot;a&quot;&quot;)),&quot;&quot;&quot;&quot;)&quot;);3)" office:value-type="float" office:value="3" calcext:value-type="float">
            <text:p>3</text:p>
          </table:table-cell>
          <table:table-cell table:style-name="ce66" table:formula="of:=IFERROR(__xludf.dummyfunction(&quot;if(REGEXMATCH('a5'!$O10,&quot;&quot;[a-e]&quot;&quot;),if(AO$15=&quot;&quot;+&quot;&quot;,code('a5'!$O10)-code(&quot;&quot;a&quot;&quot;),4- code('a5'!$O10)+code(&quot;&quot;a&quot;&quot;)),&quot;&quot;&quot;&quot;)&quot;);3)" office:value-type="float" office:value="3" calcext:value-type="float">
            <text:p>3</text:p>
          </table:table-cell>
          <table:table-cell table:style-name="ce66" table:formula="of:=IFERROR(__xludf.dummyfunction(&quot;if(REGEXMATCH('a5'!$AG10,&quot;&quot;[a-e]&quot;&quot;),if(AP$15=&quot;&quot;+&quot;&quot;,code('a5'!$AG10)-code(&quot;&quot;a&quot;&quot;),4- code('a5'!$AG10)+code(&quot;&quot;a&quot;&quot;)),&quot;&quot;&quot;&quot;)&quot;);1)" office:value-type="float" office:value="1" calcext:value-type="float">
            <text:p>1</text:p>
          </table:table-cell>
          <table:table-cell table:style-name="ce66" table:formula="of:=IFERROR(__xludf.dummyfunction(&quot;if(REGEXMATCH('a5'!$Z10,&quot;&quot;[a-e]&quot;&quot;),if(AQ$15=&quot;&quot;+&quot;&quot;,code('a5'!$Z10)-code(&quot;&quot;a&quot;&quot;),4- code('a5'!$Z10)+code(&quot;&quot;a&quot;&quot;)),&quot;&quot;&quot;&quot;)&quot;);3)" office:value-type="float" office:value="3" calcext:value-type="float">
            <text:p>3</text:p>
          </table:table-cell>
          <table:table-cell table:style-name="ce66" table:formula="of:=IFERROR(__xludf.dummyfunction(&quot;if(REGEXMATCH('a5'!$AJ10,&quot;&quot;[a-e]&quot;&quot;),if(AR$15=&quot;&quot;+&quot;&quot;,code('a5'!$AJ10)-code(&quot;&quot;a&quot;&quot;),4- code('a5'!$AJ10)+code(&quot;&quot;a&quot;&quot;)),&quot;&quot;&quot;&quot;)&quot;);&quot;&quot;)">
            <text:p/>
          </table:table-cell>
          <table:table-cell table:number-columns-repeated="980"/>
        </table:table-row>
        <table:table-row table:style-name="ro1">
          <table:table-cell table:style-name="ce50" table:formula="of:=IFERROR(__xludf.dummyfunction(&quot;if(REGEXMATCH('a5'!$AA11,&quot;&quot;[a-e]&quot;&quot;),if(A$15=&quot;&quot;+&quot;&quot;,code('a5'!$AA11)-code(&quot;&quot;a&quot;&quot;),4- code('a5'!$AA11)+code(&quot;&quot;a&quot;&quot;)),&quot;&quot;&quot;&quot;)&quot;);1)" office:value-type="float" office:value="1" calcext:value-type="float">
            <text:p>1</text:p>
          </table:table-cell>
          <table:table-cell table:style-name="ce50" table:formula="of:=IFERROR(__xludf.dummyfunction(&quot;if(REGEXMATCH('a5'!$V11,&quot;&quot;[a-e]&quot;&quot;),if(B$15=&quot;&quot;+&quot;&quot;,code('a5'!$V11)-code(&quot;&quot;a&quot;&quot;),4- code('a5'!$V11)+code(&quot;&quot;a&quot;&quot;)),&quot;&quot;&quot;&quot;)&quot;);1)" office:value-type="float" office:value="1" calcext:value-type="float">
            <text:p>1</text:p>
          </table:table-cell>
          <table:table-cell table:style-name="ce55" table:formula="of:=IFERROR(__xludf.dummyfunction(&quot;if(REGEXMATCH('a5'!$AR11,&quot;&quot;[a-e]&quot;&quot;),if(C$15=&quot;&quot;+&quot;&quot;,code('a5'!$AR11)-code(&quot;&quot;a&quot;&quot;),4- code('a5'!$AR11)+code(&quot;&quot;a&quot;&quot;)),&quot;&quot;&quot;&quot;)&quot;);2)" office:value-type="float" office:value="2" calcext:value-type="float">
            <text:p>2</text:p>
          </table:table-cell>
          <table:table-cell table:style-name="ce55" table:formula="of:=IFERROR(__xludf.dummyfunction(&quot;if(REGEXMATCH('a5'!$X11,&quot;&quot;[a-e]&quot;&quot;),if(D$15=&quot;&quot;+&quot;&quot;,code('a5'!$X11)-code(&quot;&quot;a&quot;&quot;),4- code('a5'!$X11)+code(&quot;&quot;a&quot;&quot;)),&quot;&quot;&quot;&quot;)&quot;);2)" office:value-type="float" office:value="2" calcext:value-type="float">
            <text:p>2</text:p>
          </table:table-cell>
          <table:table-cell table:style-name="ce55" table:formula="of:=IFERROR(__xludf.dummyfunction(&quot;if(REGEXMATCH('a5'!$AI11,&quot;&quot;[a-e]&quot;&quot;),if(E$15=&quot;&quot;+&quot;&quot;,code('a5'!$AI11)-code(&quot;&quot;a&quot;&quot;),4- code('a5'!$AI11)+code(&quot;&quot;a&quot;&quot;)),&quot;&quot;&quot;&quot;)&quot;);2)" office:value-type="float" office:value="2" calcext:value-type="float">
            <text:p>2</text:p>
          </table:table-cell>
          <table:table-cell table:style-name="ce55" table:formula="of:=IFERROR(__xludf.dummyfunction(&quot;if(REGEXMATCH('a5'!$AK11,&quot;&quot;[a-e]&quot;&quot;),if(F$15=&quot;&quot;+&quot;&quot;,code('a5'!$AK11)-code(&quot;&quot;a&quot;&quot;),4- code('a5'!$AK11)+code(&quot;&quot;a&quot;&quot;)),&quot;&quot;&quot;&quot;)&quot;);1)" office:value-type="float" office:value="1" calcext:value-type="float">
            <text:p>1</text:p>
          </table:table-cell>
          <table:table-cell table:style-name="ce55" table:formula="of:=IFERROR(__xludf.dummyfunction(&quot;if(REGEXMATCH('a5'!$AF11,&quot;&quot;[a-e]&quot;&quot;),if(G$15=&quot;&quot;+&quot;&quot;,code('a5'!$AF11)-code(&quot;&quot;a&quot;&quot;),4- code('a5'!$AF11)+code(&quot;&quot;a&quot;&quot;)),&quot;&quot;&quot;&quot;)&quot;);2)" office:value-type="float" office:value="2" calcext:value-type="float">
            <text:p>2</text:p>
          </table:table-cell>
          <table:table-cell table:style-name="ce55" table:formula="of:=IFERROR(__xludf.dummyfunction(&quot;if(REGEXMATCH('a5'!$N11,&quot;&quot;[a-e]&quot;&quot;),if(H$15=&quot;&quot;+&quot;&quot;,code('a5'!$N11)-code(&quot;&quot;a&quot;&quot;),4- code('a5'!$N11)+code(&quot;&quot;a&quot;&quot;)),&quot;&quot;&quot;&quot;)&quot;);2)" office:value-type="float" office:value="2" calcext:value-type="float">
            <text:p>2</text:p>
          </table:table-cell>
          <table:table-cell table:style-name="ce59" table:formula="of:=IFERROR(__xludf.dummyfunction(&quot;if(REGEXMATCH('a5'!$AH11,&quot;&quot;[a-e]&quot;&quot;),if(I$15=&quot;&quot;+&quot;&quot;,code('a5'!$AH11)-code(&quot;&quot;a&quot;&quot;),4- code('a5'!$AH11)+code(&quot;&quot;a&quot;&quot;)),&quot;&quot;&quot;&quot;)&quot;);1)" office:value-type="float" office:value="1" calcext:value-type="float">
            <text:p>1</text:p>
          </table:table-cell>
          <table:table-cell table:style-name="ce59" table:formula="of:=IFERROR(__xludf.dummyfunction(&quot;if(REGEXMATCH('a5'!$G11,&quot;&quot;[a-e]&quot;&quot;),if(J$15=&quot;&quot;+&quot;&quot;,code('a5'!$G11)-code(&quot;&quot;a&quot;&quot;),4- code('a5'!$G11)+code(&quot;&quot;a&quot;&quot;)),&quot;&quot;&quot;&quot;)&quot;);3)" office:value-type="float" office:value="3" calcext:value-type="float">
            <text:p>3</text:p>
          </table:table-cell>
          <table:table-cell table:style-name="ce59" table:formula="of:=IFERROR(__xludf.dummyfunction(&quot;if(REGEXMATCH('a5'!$P11,&quot;&quot;[a-e]&quot;&quot;),if(K$15=&quot;&quot;+&quot;&quot;,code('a5'!$P11)-code(&quot;&quot;a&quot;&quot;),4- code('a5'!$P11)+code(&quot;&quot;a&quot;&quot;)),&quot;&quot;&quot;&quot;)&quot;);1)" office:value-type="float" office:value="1" calcext:value-type="float">
            <text:p>1</text:p>
          </table:table-cell>
          <table:table-cell table:style-name="ce59" table:formula="of:=IFERROR(__xludf.dummyfunction(&quot;if(REGEXMATCH('a5'!$I11,&quot;&quot;[a-e]&quot;&quot;),if(L$15=&quot;&quot;+&quot;&quot;,code('a5'!$I11)-code(&quot;&quot;a&quot;&quot;),4- code('a5'!$I11)+code(&quot;&quot;a&quot;&quot;)),&quot;&quot;&quot;&quot;)&quot;);1)" office:value-type="float" office:value="1" calcext:value-type="float">
            <text:p>1</text:p>
          </table:table-cell>
          <table:table-cell table:style-name="ce59" table:formula="of:=IFERROR(__xludf.dummyfunction(&quot;if(REGEXMATCH('a5'!$L11,&quot;&quot;[a-e]&quot;&quot;),if(M$15=&quot;&quot;+&quot;&quot;,code('a5'!$L11)-code(&quot;&quot;a&quot;&quot;),4- code('a5'!$L11)+code(&quot;&quot;a&quot;&quot;)),&quot;&quot;&quot;&quot;)&quot;);2)" office:value-type="float" office:value="2" calcext:value-type="float">
            <text:p>2</text:p>
          </table:table-cell>
          <table:table-cell table:style-name="ce59" table:formula="of:=IFERROR(__xludf.dummyfunction(&quot;if(REGEXMATCH('a5'!$AC11,&quot;&quot;[a-e]&quot;&quot;),if(N$15=&quot;&quot;+&quot;&quot;,code('a5'!$AC11)-code(&quot;&quot;a&quot;&quot;),4- code('a5'!$AC11)+code(&quot;&quot;a&quot;&quot;)),&quot;&quot;&quot;&quot;)&quot;);2)" office:value-type="float" office:value="2" calcext:value-type="float">
            <text:p>2</text:p>
          </table:table-cell>
          <table:table-cell table:style-name="ce63" table:formula="of:=IFERROR(__xludf.dummyfunction(&quot;if(REGEXMATCH('a5'!$T11,&quot;&quot;[a-e]&quot;&quot;),if(O$15=&quot;&quot;+&quot;&quot;,code('a5'!$T11)-code(&quot;&quot;a&quot;&quot;),4- code('a5'!$T11)+code(&quot;&quot;a&quot;&quot;)),&quot;&quot;&quot;&quot;)&quot;);2)" office:value-type="float" office:value="2" calcext:value-type="float">
            <text:p>2</text:p>
          </table:table-cell>
          <table:table-cell table:style-name="ce63" table:formula="of:=IFERROR(__xludf.dummyfunction(&quot;if(REGEXMATCH('a5'!$AD11,&quot;&quot;[a-e]&quot;&quot;),if(P$15=&quot;&quot;+&quot;&quot;,code('a5'!$AD11)-code(&quot;&quot;a&quot;&quot;),4- code('a5'!$AD11)+code(&quot;&quot;a&quot;&quot;)),&quot;&quot;&quot;&quot;)&quot;);2)" office:value-type="float" office:value="2" calcext:value-type="float">
            <text:p>2</text:p>
          </table:table-cell>
          <table:table-cell table:style-name="ce63" table:formula="of:=IFERROR(__xludf.dummyfunction(&quot;if(REGEXMATCH('a5'!$E11,&quot;&quot;[a-e]&quot;&quot;),if(Q$15=&quot;&quot;+&quot;&quot;,code('a5'!$E11)-code(&quot;&quot;a&quot;&quot;),4- code('a5'!$E11)+code(&quot;&quot;a&quot;&quot;)),&quot;&quot;&quot;&quot;)&quot;);2)" office:value-type="float" office:value="2" calcext:value-type="float">
            <text:p>2</text:p>
          </table:table-cell>
          <table:table-cell table:style-name="ce63" table:formula="of:=IFERROR(__xludf.dummyfunction(&quot;if(REGEXMATCH('a5'!$S11,&quot;&quot;[a-e]&quot;&quot;),if(R$15=&quot;&quot;+&quot;&quot;,code('a5'!$S11)-code(&quot;&quot;a&quot;&quot;),4- code('a5'!$S11)+code(&quot;&quot;a&quot;&quot;)),&quot;&quot;&quot;&quot;)&quot;);2)" office:value-type="float" office:value="2" calcext:value-type="float">
            <text:p>2</text:p>
          </table:table-cell>
          <table:table-cell table:style-name="ce66" table:formula="of:=IFERROR(__xludf.dummyfunction(&quot;if(REGEXMATCH('a5'!$Y11,&quot;&quot;[a-e]&quot;&quot;),if(S$15=&quot;&quot;+&quot;&quot;,code('a5'!$Y11)-code(&quot;&quot;a&quot;&quot;),4- code('a5'!$Y11)+code(&quot;&quot;a&quot;&quot;)),&quot;&quot;&quot;&quot;)&quot;);4)" office:value-type="float" office:value="4" calcext:value-type="float">
            <text:p>4</text:p>
          </table:table-cell>
          <table:table-cell table:style-name="ce66" table:formula="of:=IFERROR(__xludf.dummyfunction(&quot;if(REGEXMATCH('a5'!$R11,&quot;&quot;[a-e]&quot;&quot;),if(T$15=&quot;&quot;+&quot;&quot;,code('a5'!$R11)-code(&quot;&quot;a&quot;&quot;),4- code('a5'!$R11)+code(&quot;&quot;a&quot;&quot;)),&quot;&quot;&quot;&quot;)&quot;);3)" office:value-type="float" office:value="3" calcext:value-type="float">
            <text:p>3</text:p>
          </table:table-cell>
          <table:table-cell table:style-name="ce66" table:formula="of:=IFERROR(__xludf.dummyfunction(&quot;if(REGEXMATCH('a5'!$AQ11,&quot;&quot;[a-e]&quot;&quot;),if(U$15=&quot;&quot;+&quot;&quot;,code('a5'!$AQ11)-code(&quot;&quot;a&quot;&quot;),4- code('a5'!$AQ11)+code(&quot;&quot;a&quot;&quot;)),&quot;&quot;&quot;&quot;)&quot;);1)" office:value-type="float" office:value="1" calcext:value-type="float">
            <text:p>1</text:p>
          </table:table-cell>
          <table:table-cell table:style-name="ce66" table:formula="of:=IFERROR(__xludf.dummyfunction(&quot;if(REGEXMATCH('a5'!$U11,&quot;&quot;[a-e]&quot;&quot;),if(V$15=&quot;&quot;+&quot;&quot;,code('a5'!$U11)-code(&quot;&quot;a&quot;&quot;),4- code('a5'!$U11)+code(&quot;&quot;a&quot;&quot;)),&quot;&quot;&quot;&quot;)&quot;);3)" office:value-type="float" office:value="3" calcext:value-type="float">
            <text:p>3</text:p>
          </table:table-cell>
          <table:table-cell table:style-name="ce66" table:formula="of:=IFERROR(__xludf.dummyfunction(&quot;if(REGEXMATCH('a5'!$C11,&quot;&quot;[a-e]&quot;&quot;),if(W$15=&quot;&quot;+&quot;&quot;,code('a5'!$C11)-code(&quot;&quot;a&quot;&quot;),4- code('a5'!$C11)+code(&quot;&quot;a&quot;&quot;)),&quot;&quot;&quot;&quot;)&quot;);1)" office:value-type="float" office:value="1" calcext:value-type="float">
            <text:p>1</text:p>
          </table:table-cell>
          <table:table-cell table:style-name="ce66" table:formula="of:=IFERROR(__xludf.dummyfunction(&quot;if(REGEXMATCH('a5'!$M11,&quot;&quot;[a-e]&quot;&quot;),if(X$15=&quot;&quot;+&quot;&quot;,code('a5'!$M11)-code(&quot;&quot;a&quot;&quot;),4- code('a5'!$M11)+code(&quot;&quot;a&quot;&quot;)),&quot;&quot;&quot;&quot;)&quot;);2)" office:value-type="float" office:value="2" calcext:value-type="float">
            <text:p>2</text:p>
          </table:table-cell>
          <table:table-cell table:style-name="ce66" table:formula="of:=IFERROR(__xludf.dummyfunction(&quot;if(REGEXMATCH('a5'!$B11,&quot;&quot;[a-e]&quot;&quot;),if(Y$15=&quot;&quot;+&quot;&quot;,code('a5'!$B11)-code(&quot;&quot;a&quot;&quot;),4- code('a5'!$B11)+code(&quot;&quot;a&quot;&quot;)),&quot;&quot;&quot;&quot;)&quot;);2)" office:value-type="float" office:value="2" calcext:value-type="float">
            <text:p>2</text:p>
          </table:table-cell>
          <table:table-cell table:style-name="ce66" table:formula="of:=IFERROR(__xludf.dummyfunction(&quot;if(REGEXMATCH('a5'!$AL11,&quot;&quot;[a-e]&quot;&quot;),if(Z$15=&quot;&quot;+&quot;&quot;,code('a5'!$AL11)-code(&quot;&quot;a&quot;&quot;),4- code('a5'!$AL11)+code(&quot;&quot;a&quot;&quot;)),&quot;&quot;&quot;&quot;)&quot;);3)" office:value-type="float" office:value="3" calcext:value-type="float">
            <text:p>3</text:p>
          </table:table-cell>
          <table:table-cell table:style-name="ce66" table:formula="of:=IFERROR(__xludf.dummyfunction(&quot;if(REGEXMATCH('a5'!$J11,&quot;&quot;[a-e]&quot;&quot;),if(AA$15=&quot;&quot;+&quot;&quot;,code('a5'!$J11)-code(&quot;&quot;a&quot;&quot;),4- code('a5'!$J11)+code(&quot;&quot;a&quot;&quot;)),&quot;&quot;&quot;&quot;)&quot;);4)" office:value-type="float" office:value="4" calcext:value-type="float">
            <text:p>4</text:p>
          </table:table-cell>
          <table:table-cell table:style-name="ce66" table:formula="of:=IFERROR(__xludf.dummyfunction(&quot;if(REGEXMATCH('a5'!$AN11,&quot;&quot;[a-e]&quot;&quot;),if(AB$15=&quot;&quot;+&quot;&quot;,code('a5'!$AN11)-code(&quot;&quot;a&quot;&quot;),4- code('a5'!$AN11)+code(&quot;&quot;a&quot;&quot;)),&quot;&quot;&quot;&quot;)&quot;);2)" office:value-type="float" office:value="2" calcext:value-type="float">
            <text:p>2</text:p>
          </table:table-cell>
          <table:table-cell table:style-name="ce72" table:formula="of:=IFERROR(__xludf.dummyfunction(&quot;if(REGEXMATCH('a5'!$D11,&quot;&quot;[a-e]&quot;&quot;),if(AC$15=&quot;&quot;+&quot;&quot;,code('a5'!$D11)-code(&quot;&quot;a&quot;&quot;),4- code('a5'!$D11)+code(&quot;&quot;a&quot;&quot;)),&quot;&quot;&quot;&quot;)&quot;);2)" office:value-type="float" office:value="2" calcext:value-type="float">
            <text:p>2</text:p>
          </table:table-cell>
          <table:table-cell table:style-name="ce72" table:formula="of:=IFERROR(__xludf.dummyfunction(&quot;if(REGEXMATCH('a5'!$AP11,&quot;&quot;[a-e]&quot;&quot;),if(AD$15=&quot;&quot;+&quot;&quot;,code('a5'!$AP11)-code(&quot;&quot;a&quot;&quot;),4- code('a5'!$AP11)+code(&quot;&quot;a&quot;&quot;)),&quot;&quot;&quot;&quot;)&quot;);3)" office:value-type="float" office:value="3" calcext:value-type="float">
            <text:p>3</text:p>
          </table:table-cell>
          <table:table-cell table:style-name="ce75" table:formula="of:=IFERROR(__xludf.dummyfunction(&quot;if(REGEXMATCH('a5'!$AB11,&quot;&quot;[a-e]&quot;&quot;),if(AE$15=&quot;&quot;+&quot;&quot;,code('a5'!$AB11)-code(&quot;&quot;a&quot;&quot;),4- code('a5'!$AB11)+code(&quot;&quot;a&quot;&quot;)),&quot;&quot;&quot;&quot;)&quot;);1)" office:value-type="float" office:value="1" calcext:value-type="float">
            <text:p>1</text:p>
          </table:table-cell>
          <table:table-cell table:style-name="ce75" table:formula="of:=IFERROR(__xludf.dummyfunction(&quot;if(REGEXMATCH('a5'!$AS11,&quot;&quot;[a-e]&quot;&quot;),if(AF$15=&quot;&quot;+&quot;&quot;,code('a5'!$AS11)-code(&quot;&quot;a&quot;&quot;),4- code('a5'!$AS11)+code(&quot;&quot;a&quot;&quot;)),&quot;&quot;&quot;&quot;)&quot;);2)" office:value-type="float" office:value="2" calcext:value-type="float">
            <text:p>2</text:p>
          </table:table-cell>
          <table:table-cell table:style-name="ce75" table:formula="of:=IFERROR(__xludf.dummyfunction(&quot;if(REGEXMATCH('a5'!$H11,&quot;&quot;[a-e]&quot;&quot;),if(AG$15=&quot;&quot;+&quot;&quot;,code('a5'!$H11)-code(&quot;&quot;a&quot;&quot;),4- code('a5'!$H11)+code(&quot;&quot;a&quot;&quot;)),&quot;&quot;&quot;&quot;)&quot;);2)" office:value-type="float" office:value="2" calcext:value-type="float">
            <text:p>2</text:p>
          </table:table-cell>
          <table:table-cell table:style-name="ce75" table:formula="of:=IFERROR(__xludf.dummyfunction(&quot;if(REGEXMATCH('a5'!$F11,&quot;&quot;[a-e]&quot;&quot;),if(AH$15=&quot;&quot;+&quot;&quot;,code('a5'!$F11)-code(&quot;&quot;a&quot;&quot;),4- code('a5'!$F11)+code(&quot;&quot;a&quot;&quot;)),&quot;&quot;&quot;&quot;)&quot;);2)" office:value-type="float" office:value="2" calcext:value-type="float">
            <text:p>2</text:p>
          </table:table-cell>
          <table:table-cell table:style-name="ce78" table:formula="of:=IFERROR(__xludf.dummyfunction(&quot;if(REGEXMATCH('a5'!$Q11,&quot;&quot;[a-e]&quot;&quot;),if(AI$15=&quot;&quot;+&quot;&quot;,code('a5'!$Q11)-code(&quot;&quot;a&quot;&quot;),4- code('a5'!$Q11)+code(&quot;&quot;a&quot;&quot;)),&quot;&quot;&quot;&quot;)&quot;);2)" office:value-type="float" office:value="2" calcext:value-type="float">
            <text:p>2</text:p>
          </table:table-cell>
          <table:table-cell table:style-name="ce78" table:formula="of:=IFERROR(__xludf.dummyfunction(&quot;if(REGEXMATCH('a5'!$AO11,&quot;&quot;[a-e]&quot;&quot;),if(AJ$15=&quot;&quot;+&quot;&quot;,code('a5'!$AO11)-code(&quot;&quot;a&quot;&quot;),4- code('a5'!$AO11)+code(&quot;&quot;a&quot;&quot;)),&quot;&quot;&quot;&quot;)&quot;);3)" office:value-type="float" office:value="3" calcext:value-type="float">
            <text:p>3</text:p>
          </table:table-cell>
          <table:table-cell table:style-name="ce66" table:formula="of:=IFERROR(__xludf.dummyfunction(&quot;if(REGEXMATCH('a5'!$W11,&quot;&quot;[a-e]&quot;&quot;),if(AK$15=&quot;&quot;+&quot;&quot;,code('a5'!$W11)-code(&quot;&quot;a&quot;&quot;),4- code('a5'!$W11)+code(&quot;&quot;a&quot;&quot;)),&quot;&quot;&quot;&quot;)&quot;);1)" office:value-type="float" office:value="1" calcext:value-type="float">
            <text:p>1</text:p>
          </table:table-cell>
          <table:table-cell table:style-name="ce66" table:formula="of:=IFERROR(__xludf.dummyfunction(&quot;if(REGEXMATCH('a5'!$AM11,&quot;&quot;[a-e]&quot;&quot;),if(AL$15=&quot;&quot;+&quot;&quot;,code('a5'!$AM11)-code(&quot;&quot;a&quot;&quot;),4- code('a5'!$AM11)+code(&quot;&quot;a&quot;&quot;)),&quot;&quot;&quot;&quot;)&quot;);1)" office:value-type="float" office:value="1" calcext:value-type="float">
            <text:p>1</text:p>
          </table:table-cell>
          <table:table-cell table:style-name="ce66" table:formula="of:=IFERROR(__xludf.dummyfunction(&quot;if(REGEXMATCH('a5'!$AE11,&quot;&quot;[a-e]&quot;&quot;),if(AM$15=&quot;&quot;+&quot;&quot;,code('a5'!$AE11)-code(&quot;&quot;a&quot;&quot;),4- code('a5'!$AE11)+code(&quot;&quot;a&quot;&quot;)),&quot;&quot;&quot;&quot;)&quot;);1)" office:value-type="float" office:value="1" calcext:value-type="float">
            <text:p>1</text:p>
          </table:table-cell>
          <table:table-cell table:style-name="ce66" table:formula="of:=IFERROR(__xludf.dummyfunction(&quot;if(REGEXMATCH('a5'!$K11,&quot;&quot;[a-e]&quot;&quot;),if(AN$15=&quot;&quot;+&quot;&quot;,code('a5'!$K11)-code(&quot;&quot;a&quot;&quot;),4- code('a5'!$K11)+code(&quot;&quot;a&quot;&quot;)),&quot;&quot;&quot;&quot;)&quot;);2)" office:value-type="float" office:value="2" calcext:value-type="float">
            <text:p>2</text:p>
          </table:table-cell>
          <table:table-cell table:style-name="ce66" table:formula="of:=IFERROR(__xludf.dummyfunction(&quot;if(REGEXMATCH('a5'!$O11,&quot;&quot;[a-e]&quot;&quot;),if(AO$15=&quot;&quot;+&quot;&quot;,code('a5'!$O11)-code(&quot;&quot;a&quot;&quot;),4- code('a5'!$O11)+code(&quot;&quot;a&quot;&quot;)),&quot;&quot;&quot;&quot;)&quot;);1)" office:value-type="float" office:value="1" calcext:value-type="float">
            <text:p>1</text:p>
          </table:table-cell>
          <table:table-cell table:style-name="ce66" table:formula="of:=IFERROR(__xludf.dummyfunction(&quot;if(REGEXMATCH('a5'!$AG11,&quot;&quot;[a-e]&quot;&quot;),if(AP$15=&quot;&quot;+&quot;&quot;,code('a5'!$AG11)-code(&quot;&quot;a&quot;&quot;),4- code('a5'!$AG11)+code(&quot;&quot;a&quot;&quot;)),&quot;&quot;&quot;&quot;)&quot;);4)" office:value-type="float" office:value="4" calcext:value-type="float">
            <text:p>4</text:p>
          </table:table-cell>
          <table:table-cell table:style-name="ce66" table:formula="of:=IFERROR(__xludf.dummyfunction(&quot;if(REGEXMATCH('a5'!$Z11,&quot;&quot;[a-e]&quot;&quot;),if(AQ$15=&quot;&quot;+&quot;&quot;,code('a5'!$Z11)-code(&quot;&quot;a&quot;&quot;),4- code('a5'!$Z11)+code(&quot;&quot;a&quot;&quot;)),&quot;&quot;&quot;&quot;)&quot;);2)" office:value-type="float" office:value="2" calcext:value-type="float">
            <text:p>2</text:p>
          </table:table-cell>
          <table:table-cell table:style-name="ce66" table:formula="of:=IFERROR(__xludf.dummyfunction(&quot;if(REGEXMATCH('a5'!$AJ11,&quot;&quot;[a-e]&quot;&quot;),if(AR$15=&quot;&quot;+&quot;&quot;,code('a5'!$AJ11)-code(&quot;&quot;a&quot;&quot;),4- code('a5'!$AJ11)+code(&quot;&quot;a&quot;&quot;)),&quot;&quot;&quot;&quot;)&quot;);2)" office:value-type="float" office:value="2" calcext:value-type="float">
            <text:p>2</text:p>
          </table:table-cell>
          <table:table-cell table:number-columns-repeated="980"/>
        </table:table-row>
        <table:table-row table:style-name="ro1">
          <table:table-cell table:style-name="ce50" table:formula="of:=IFERROR(__xludf.dummyfunction(&quot;if(REGEXMATCH('a5'!$AA12,&quot;&quot;[a-e]&quot;&quot;),if(A$15=&quot;&quot;+&quot;&quot;,code('a5'!$AA12)-code(&quot;&quot;a&quot;&quot;),4- code('a5'!$AA12)+code(&quot;&quot;a&quot;&quot;)),&quot;&quot;&quot;&quot;)&quot;);2)" office:value-type="float" office:value="2" calcext:value-type="float">
            <text:p>2</text:p>
          </table:table-cell>
          <table:table-cell table:style-name="ce50" table:formula="of:=IFERROR(__xludf.dummyfunction(&quot;if(REGEXMATCH('a5'!$V12,&quot;&quot;[a-e]&quot;&quot;),if(B$15=&quot;&quot;+&quot;&quot;,code('a5'!$V12)-code(&quot;&quot;a&quot;&quot;),4- code('a5'!$V12)+code(&quot;&quot;a&quot;&quot;)),&quot;&quot;&quot;&quot;)&quot;);1)" office:value-type="float" office:value="1" calcext:value-type="float">
            <text:p>1</text:p>
          </table:table-cell>
          <table:table-cell table:style-name="ce55" table:formula="of:=IFERROR(__xludf.dummyfunction(&quot;if(REGEXMATCH('a5'!$AR12,&quot;&quot;[a-e]&quot;&quot;),if(C$15=&quot;&quot;+&quot;&quot;,code('a5'!$AR12)-code(&quot;&quot;a&quot;&quot;),4- code('a5'!$AR12)+code(&quot;&quot;a&quot;&quot;)),&quot;&quot;&quot;&quot;)&quot;);4)" office:value-type="float" office:value="4" calcext:value-type="float">
            <text:p>4</text:p>
          </table:table-cell>
          <table:table-cell table:style-name="ce55" table:formula="of:=IFERROR(__xludf.dummyfunction(&quot;if(REGEXMATCH('a5'!$X12,&quot;&quot;[a-e]&quot;&quot;),if(D$15=&quot;&quot;+&quot;&quot;,code('a5'!$X12)-code(&quot;&quot;a&quot;&quot;),4- code('a5'!$X12)+code(&quot;&quot;a&quot;&quot;)),&quot;&quot;&quot;&quot;)&quot;);3)" office:value-type="float" office:value="3" calcext:value-type="float">
            <text:p>3</text:p>
          </table:table-cell>
          <table:table-cell table:style-name="ce55" table:formula="of:=IFERROR(__xludf.dummyfunction(&quot;if(REGEXMATCH('a5'!$AI12,&quot;&quot;[a-e]&quot;&quot;),if(E$15=&quot;&quot;+&quot;&quot;,code('a5'!$AI12)-code(&quot;&quot;a&quot;&quot;),4- code('a5'!$AI12)+code(&quot;&quot;a&quot;&quot;)),&quot;&quot;&quot;&quot;)&quot;);2)" office:value-type="float" office:value="2" calcext:value-type="float">
            <text:p>2</text:p>
          </table:table-cell>
          <table:table-cell table:style-name="ce55" table:formula="of:=IFERROR(__xludf.dummyfunction(&quot;if(REGEXMATCH('a5'!$AK12,&quot;&quot;[a-e]&quot;&quot;),if(F$15=&quot;&quot;+&quot;&quot;,code('a5'!$AK12)-code(&quot;&quot;a&quot;&quot;),4- code('a5'!$AK12)+code(&quot;&quot;a&quot;&quot;)),&quot;&quot;&quot;&quot;)&quot;);2)" office:value-type="float" office:value="2" calcext:value-type="float">
            <text:p>2</text:p>
          </table:table-cell>
          <table:table-cell table:style-name="ce55" table:formula="of:=IFERROR(__xludf.dummyfunction(&quot;if(REGEXMATCH('a5'!$AF12,&quot;&quot;[a-e]&quot;&quot;),if(G$15=&quot;&quot;+&quot;&quot;,code('a5'!$AF12)-code(&quot;&quot;a&quot;&quot;),4- code('a5'!$AF12)+code(&quot;&quot;a&quot;&quot;)),&quot;&quot;&quot;&quot;)&quot;);4)" office:value-type="float" office:value="4" calcext:value-type="float">
            <text:p>4</text:p>
          </table:table-cell>
          <table:table-cell table:style-name="ce55" table:formula="of:=IFERROR(__xludf.dummyfunction(&quot;if(REGEXMATCH('a5'!$N12,&quot;&quot;[a-e]&quot;&quot;),if(H$15=&quot;&quot;+&quot;&quot;,code('a5'!$N12)-code(&quot;&quot;a&quot;&quot;),4- code('a5'!$N12)+code(&quot;&quot;a&quot;&quot;)),&quot;&quot;&quot;&quot;)&quot;);3)" office:value-type="float" office:value="3" calcext:value-type="float">
            <text:p>3</text:p>
          </table:table-cell>
          <table:table-cell table:style-name="ce59" table:formula="of:=IFERROR(__xludf.dummyfunction(&quot;if(REGEXMATCH('a5'!$AH12,&quot;&quot;[a-e]&quot;&quot;),if(I$15=&quot;&quot;+&quot;&quot;,code('a5'!$AH12)-code(&quot;&quot;a&quot;&quot;),4- code('a5'!$AH12)+code(&quot;&quot;a&quot;&quot;)),&quot;&quot;&quot;&quot;)&quot;);2)" office:value-type="float" office:value="2" calcext:value-type="float">
            <text:p>2</text:p>
          </table:table-cell>
          <table:table-cell table:style-name="ce59" table:formula="of:=IFERROR(__xludf.dummyfunction(&quot;if(REGEXMATCH('a5'!$G12,&quot;&quot;[a-e]&quot;&quot;),if(J$15=&quot;&quot;+&quot;&quot;,code('a5'!$G12)-code(&quot;&quot;a&quot;&quot;),4- code('a5'!$G12)+code(&quot;&quot;a&quot;&quot;)),&quot;&quot;&quot;&quot;)&quot;);2)" office:value-type="float" office:value="2" calcext:value-type="float">
            <text:p>2</text:p>
          </table:table-cell>
          <table:table-cell table:style-name="ce59" table:formula="of:=IFERROR(__xludf.dummyfunction(&quot;if(REGEXMATCH('a5'!$P12,&quot;&quot;[a-e]&quot;&quot;),if(K$15=&quot;&quot;+&quot;&quot;,code('a5'!$P12)-code(&quot;&quot;a&quot;&quot;),4- code('a5'!$P12)+code(&quot;&quot;a&quot;&quot;)),&quot;&quot;&quot;&quot;)&quot;);3)" office:value-type="float" office:value="3" calcext:value-type="float">
            <text:p>3</text:p>
          </table:table-cell>
          <table:table-cell table:style-name="ce59" table:formula="of:=IFERROR(__xludf.dummyfunction(&quot;if(REGEXMATCH('a5'!$I12,&quot;&quot;[a-e]&quot;&quot;),if(L$15=&quot;&quot;+&quot;&quot;,code('a5'!$I12)-code(&quot;&quot;a&quot;&quot;),4- code('a5'!$I12)+code(&quot;&quot;a&quot;&quot;)),&quot;&quot;&quot;&quot;)&quot;);2)" office:value-type="float" office:value="2" calcext:value-type="float">
            <text:p>2</text:p>
          </table:table-cell>
          <table:table-cell table:style-name="ce59" table:formula="of:=IFERROR(__xludf.dummyfunction(&quot;if(REGEXMATCH('a5'!$L12,&quot;&quot;[a-e]&quot;&quot;),if(M$15=&quot;&quot;+&quot;&quot;,code('a5'!$L12)-code(&quot;&quot;a&quot;&quot;),4- code('a5'!$L12)+code(&quot;&quot;a&quot;&quot;)),&quot;&quot;&quot;&quot;)&quot;);3)" office:value-type="float" office:value="3" calcext:value-type="float">
            <text:p>3</text:p>
          </table:table-cell>
          <table:table-cell table:style-name="ce59" table:formula="of:=IFERROR(__xludf.dummyfunction(&quot;if(REGEXMATCH('a5'!$AC12,&quot;&quot;[a-e]&quot;&quot;),if(N$15=&quot;&quot;+&quot;&quot;,code('a5'!$AC12)-code(&quot;&quot;a&quot;&quot;),4- code('a5'!$AC12)+code(&quot;&quot;a&quot;&quot;)),&quot;&quot;&quot;&quot;)&quot;);4)" office:value-type="float" office:value="4" calcext:value-type="float">
            <text:p>4</text:p>
          </table:table-cell>
          <table:table-cell table:style-name="ce63" table:formula="of:=IFERROR(__xludf.dummyfunction(&quot;if(REGEXMATCH('a5'!$T12,&quot;&quot;[a-e]&quot;&quot;),if(O$15=&quot;&quot;+&quot;&quot;,code('a5'!$T12)-code(&quot;&quot;a&quot;&quot;),4- code('a5'!$T12)+code(&quot;&quot;a&quot;&quot;)),&quot;&quot;&quot;&quot;)&quot;);4)" office:value-type="float" office:value="4" calcext:value-type="float">
            <text:p>4</text:p>
          </table:table-cell>
          <table:table-cell table:style-name="ce63" table:formula="of:=IFERROR(__xludf.dummyfunction(&quot;if(REGEXMATCH('a5'!$AD12,&quot;&quot;[a-e]&quot;&quot;),if(P$15=&quot;&quot;+&quot;&quot;,code('a5'!$AD12)-code(&quot;&quot;a&quot;&quot;),4- code('a5'!$AD12)+code(&quot;&quot;a&quot;&quot;)),&quot;&quot;&quot;&quot;)&quot;);3)" office:value-type="float" office:value="3" calcext:value-type="float">
            <text:p>3</text:p>
          </table:table-cell>
          <table:table-cell table:style-name="ce63" table:formula="of:=IFERROR(__xludf.dummyfunction(&quot;if(REGEXMATCH('a5'!$E12,&quot;&quot;[a-e]&quot;&quot;),if(Q$15=&quot;&quot;+&quot;&quot;,code('a5'!$E12)-code(&quot;&quot;a&quot;&quot;),4- code('a5'!$E12)+code(&quot;&quot;a&quot;&quot;)),&quot;&quot;&quot;&quot;)&quot;);4)" office:value-type="float" office:value="4" calcext:value-type="float">
            <text:p>4</text:p>
          </table:table-cell>
          <table:table-cell table:style-name="ce63" table:formula="of:=IFERROR(__xludf.dummyfunction(&quot;if(REGEXMATCH('a5'!$S12,&quot;&quot;[a-e]&quot;&quot;),if(R$15=&quot;&quot;+&quot;&quot;,code('a5'!$S12)-code(&quot;&quot;a&quot;&quot;),4- code('a5'!$S12)+code(&quot;&quot;a&quot;&quot;)),&quot;&quot;&quot;&quot;)&quot;);4)" office:value-type="float" office:value="4" calcext:value-type="float">
            <text:p>4</text:p>
          </table:table-cell>
          <table:table-cell table:style-name="ce66" table:formula="of:=IFERROR(__xludf.dummyfunction(&quot;if(REGEXMATCH('a5'!$Y12,&quot;&quot;[a-e]&quot;&quot;),if(S$15=&quot;&quot;+&quot;&quot;,code('a5'!$Y12)-code(&quot;&quot;a&quot;&quot;),4- code('a5'!$Y12)+code(&quot;&quot;a&quot;&quot;)),&quot;&quot;&quot;&quot;)&quot;);4)" office:value-type="float" office:value="4" calcext:value-type="float">
            <text:p>4</text:p>
          </table:table-cell>
          <table:table-cell table:style-name="ce66" table:formula="of:=IFERROR(__xludf.dummyfunction(&quot;if(REGEXMATCH('a5'!$R12,&quot;&quot;[a-e]&quot;&quot;),if(T$15=&quot;&quot;+&quot;&quot;,code('a5'!$R12)-code(&quot;&quot;a&quot;&quot;),4- code('a5'!$R12)+code(&quot;&quot;a&quot;&quot;)),&quot;&quot;&quot;&quot;)&quot;);3)" office:value-type="float" office:value="3" calcext:value-type="float">
            <text:p>3</text:p>
          </table:table-cell>
          <table:table-cell table:style-name="ce66" table:formula="of:=IFERROR(__xludf.dummyfunction(&quot;if(REGEXMATCH('a5'!$AQ12,&quot;&quot;[a-e]&quot;&quot;),if(U$15=&quot;&quot;+&quot;&quot;,code('a5'!$AQ12)-code(&quot;&quot;a&quot;&quot;),4- code('a5'!$AQ12)+code(&quot;&quot;a&quot;&quot;)),&quot;&quot;&quot;&quot;)&quot;);4)" office:value-type="float" office:value="4" calcext:value-type="float">
            <text:p>4</text:p>
          </table:table-cell>
          <table:table-cell table:style-name="ce66" table:formula="of:=IFERROR(__xludf.dummyfunction(&quot;if(REGEXMATCH('a5'!$U12,&quot;&quot;[a-e]&quot;&quot;),if(V$15=&quot;&quot;+&quot;&quot;,code('a5'!$U12)-code(&quot;&quot;a&quot;&quot;),4- code('a5'!$U12)+code(&quot;&quot;a&quot;&quot;)),&quot;&quot;&quot;&quot;)&quot;);4)" office:value-type="float" office:value="4" calcext:value-type="float">
            <text:p>4</text:p>
          </table:table-cell>
          <table:table-cell table:style-name="ce66" table:formula="of:=IFERROR(__xludf.dummyfunction(&quot;if(REGEXMATCH('a5'!$C12,&quot;&quot;[a-e]&quot;&quot;),if(W$15=&quot;&quot;+&quot;&quot;,code('a5'!$C12)-code(&quot;&quot;a&quot;&quot;),4- code('a5'!$C12)+code(&quot;&quot;a&quot;&quot;)),&quot;&quot;&quot;&quot;)&quot;);1)" office:value-type="float" office:value="1" calcext:value-type="float">
            <text:p>1</text:p>
          </table:table-cell>
          <table:table-cell table:style-name="ce66" table:formula="of:=IFERROR(__xludf.dummyfunction(&quot;if(REGEXMATCH('a5'!$M12,&quot;&quot;[a-e]&quot;&quot;),if(X$15=&quot;&quot;+&quot;&quot;,code('a5'!$M12)-code(&quot;&quot;a&quot;&quot;),4- code('a5'!$M12)+code(&quot;&quot;a&quot;&quot;)),&quot;&quot;&quot;&quot;)&quot;);3)" office:value-type="float" office:value="3" calcext:value-type="float">
            <text:p>3</text:p>
          </table:table-cell>
          <table:table-cell table:style-name="ce66" table:formula="of:=IFERROR(__xludf.dummyfunction(&quot;if(REGEXMATCH('a5'!$B12,&quot;&quot;[a-e]&quot;&quot;),if(Y$15=&quot;&quot;+&quot;&quot;,code('a5'!$B12)-code(&quot;&quot;a&quot;&quot;),4- code('a5'!$B12)+code(&quot;&quot;a&quot;&quot;)),&quot;&quot;&quot;&quot;)&quot;);3)" office:value-type="float" office:value="3" calcext:value-type="float">
            <text:p>3</text:p>
          </table:table-cell>
          <table:table-cell table:style-name="ce66" table:formula="of:=IFERROR(__xludf.dummyfunction(&quot;if(REGEXMATCH('a5'!$AL12,&quot;&quot;[a-e]&quot;&quot;),if(Z$15=&quot;&quot;+&quot;&quot;,code('a5'!$AL12)-code(&quot;&quot;a&quot;&quot;),4- code('a5'!$AL12)+code(&quot;&quot;a&quot;&quot;)),&quot;&quot;&quot;&quot;)&quot;);4)" office:value-type="float" office:value="4" calcext:value-type="float">
            <text:p>4</text:p>
          </table:table-cell>
          <table:table-cell table:style-name="ce66" table:formula="of:=IFERROR(__xludf.dummyfunction(&quot;if(REGEXMATCH('a5'!$J12,&quot;&quot;[a-e]&quot;&quot;),if(AA$15=&quot;&quot;+&quot;&quot;,code('a5'!$J12)-code(&quot;&quot;a&quot;&quot;),4- code('a5'!$J12)+code(&quot;&quot;a&quot;&quot;)),&quot;&quot;&quot;&quot;)&quot;);4)" office:value-type="float" office:value="4" calcext:value-type="float">
            <text:p>4</text:p>
          </table:table-cell>
          <table:table-cell table:style-name="ce66" table:formula="of:=IFERROR(__xludf.dummyfunction(&quot;if(REGEXMATCH('a5'!$AN12,&quot;&quot;[a-e]&quot;&quot;),if(AB$15=&quot;&quot;+&quot;&quot;,code('a5'!$AN12)-code(&quot;&quot;a&quot;&quot;),4- code('a5'!$AN12)+code(&quot;&quot;a&quot;&quot;)),&quot;&quot;&quot;&quot;)&quot;);3)" office:value-type="float" office:value="3" calcext:value-type="float">
            <text:p>3</text:p>
          </table:table-cell>
          <table:table-cell table:style-name="ce72" table:formula="of:=IFERROR(__xludf.dummyfunction(&quot;if(REGEXMATCH('a5'!$D12,&quot;&quot;[a-e]&quot;&quot;),if(AC$15=&quot;&quot;+&quot;&quot;,code('a5'!$D12)-code(&quot;&quot;a&quot;&quot;),4- code('a5'!$D12)+code(&quot;&quot;a&quot;&quot;)),&quot;&quot;&quot;&quot;)&quot;);3)" office:value-type="float" office:value="3" calcext:value-type="float">
            <text:p>3</text:p>
          </table:table-cell>
          <table:table-cell table:style-name="ce72" table:formula="of:=IFERROR(__xludf.dummyfunction(&quot;if(REGEXMATCH('a5'!$AP12,&quot;&quot;[a-e]&quot;&quot;),if(AD$15=&quot;&quot;+&quot;&quot;,code('a5'!$AP12)-code(&quot;&quot;a&quot;&quot;),4- code('a5'!$AP12)+code(&quot;&quot;a&quot;&quot;)),&quot;&quot;&quot;&quot;)&quot;);1)" office:value-type="float" office:value="1" calcext:value-type="float">
            <text:p>1</text:p>
          </table:table-cell>
          <table:table-cell table:style-name="ce75" table:formula="of:=IFERROR(__xludf.dummyfunction(&quot;if(REGEXMATCH('a5'!$AB12,&quot;&quot;[a-e]&quot;&quot;),if(AE$15=&quot;&quot;+&quot;&quot;,code('a5'!$AB12)-code(&quot;&quot;a&quot;&quot;),4- code('a5'!$AB12)+code(&quot;&quot;a&quot;&quot;)),&quot;&quot;&quot;&quot;)&quot;);2)" office:value-type="float" office:value="2" calcext:value-type="float">
            <text:p>2</text:p>
          </table:table-cell>
          <table:table-cell table:style-name="ce75" table:formula="of:=IFERROR(__xludf.dummyfunction(&quot;if(REGEXMATCH('a5'!$AS12,&quot;&quot;[a-e]&quot;&quot;),if(AF$15=&quot;&quot;+&quot;&quot;,code('a5'!$AS12)-code(&quot;&quot;a&quot;&quot;),4- code('a5'!$AS12)+code(&quot;&quot;a&quot;&quot;)),&quot;&quot;&quot;&quot;)&quot;);4)" office:value-type="float" office:value="4" calcext:value-type="float">
            <text:p>4</text:p>
          </table:table-cell>
          <table:table-cell table:style-name="ce75" table:formula="of:=IFERROR(__xludf.dummyfunction(&quot;if(REGEXMATCH('a5'!$H12,&quot;&quot;[a-e]&quot;&quot;),if(AG$15=&quot;&quot;+&quot;&quot;,code('a5'!$H12)-code(&quot;&quot;a&quot;&quot;),4- code('a5'!$H12)+code(&quot;&quot;a&quot;&quot;)),&quot;&quot;&quot;&quot;)&quot;);2)" office:value-type="float" office:value="2" calcext:value-type="float">
            <text:p>2</text:p>
          </table:table-cell>
          <table:table-cell table:style-name="ce75" table:formula="of:=IFERROR(__xludf.dummyfunction(&quot;if(REGEXMATCH('a5'!$F12,&quot;&quot;[a-e]&quot;&quot;),if(AH$15=&quot;&quot;+&quot;&quot;,code('a5'!$F12)-code(&quot;&quot;a&quot;&quot;),4- code('a5'!$F12)+code(&quot;&quot;a&quot;&quot;)),&quot;&quot;&quot;&quot;)&quot;);3)" office:value-type="float" office:value="3" calcext:value-type="float">
            <text:p>3</text:p>
          </table:table-cell>
          <table:table-cell table:style-name="ce78" table:formula="of:=IFERROR(__xludf.dummyfunction(&quot;if(REGEXMATCH('a5'!$Q12,&quot;&quot;[a-e]&quot;&quot;),if(AI$15=&quot;&quot;+&quot;&quot;,code('a5'!$Q12)-code(&quot;&quot;a&quot;&quot;),4- code('a5'!$Q12)+code(&quot;&quot;a&quot;&quot;)),&quot;&quot;&quot;&quot;)&quot;);4)" office:value-type="float" office:value="4" calcext:value-type="float">
            <text:p>4</text:p>
          </table:table-cell>
          <table:table-cell table:style-name="ce78" table:formula="of:=IFERROR(__xludf.dummyfunction(&quot;if(REGEXMATCH('a5'!$AO12,&quot;&quot;[a-e]&quot;&quot;),if(AJ$15=&quot;&quot;+&quot;&quot;,code('a5'!$AO12)-code(&quot;&quot;a&quot;&quot;),4- code('a5'!$AO12)+code(&quot;&quot;a&quot;&quot;)),&quot;&quot;&quot;&quot;)&quot;);3)" office:value-type="float" office:value="3" calcext:value-type="float">
            <text:p>3</text:p>
          </table:table-cell>
          <table:table-cell table:style-name="ce66" table:formula="of:=IFERROR(__xludf.dummyfunction(&quot;if(REGEXMATCH('a5'!$W12,&quot;&quot;[a-e]&quot;&quot;),if(AK$15=&quot;&quot;+&quot;&quot;,code('a5'!$W12)-code(&quot;&quot;a&quot;&quot;),4- code('a5'!$W12)+code(&quot;&quot;a&quot;&quot;)),&quot;&quot;&quot;&quot;)&quot;);3)" office:value-type="float" office:value="3" calcext:value-type="float">
            <text:p>3</text:p>
          </table:table-cell>
          <table:table-cell table:style-name="ce66" table:formula="of:=IFERROR(__xludf.dummyfunction(&quot;if(REGEXMATCH('a5'!$AM12,&quot;&quot;[a-e]&quot;&quot;),if(AL$15=&quot;&quot;+&quot;&quot;,code('a5'!$AM12)-code(&quot;&quot;a&quot;&quot;),4- code('a5'!$AM12)+code(&quot;&quot;a&quot;&quot;)),&quot;&quot;&quot;&quot;)&quot;);2)" office:value-type="float" office:value="2" calcext:value-type="float">
            <text:p>2</text:p>
          </table:table-cell>
          <table:table-cell table:style-name="ce66" table:formula="of:=IFERROR(__xludf.dummyfunction(&quot;if(REGEXMATCH('a5'!$AE12,&quot;&quot;[a-e]&quot;&quot;),if(AM$15=&quot;&quot;+&quot;&quot;,code('a5'!$AE12)-code(&quot;&quot;a&quot;&quot;),4- code('a5'!$AE12)+code(&quot;&quot;a&quot;&quot;)),&quot;&quot;&quot;&quot;)&quot;);4)" office:value-type="float" office:value="4" calcext:value-type="float">
            <text:p>4</text:p>
          </table:table-cell>
          <table:table-cell table:style-name="ce66" table:formula="of:=IFERROR(__xludf.dummyfunction(&quot;if(REGEXMATCH('a5'!$K12,&quot;&quot;[a-e]&quot;&quot;),if(AN$15=&quot;&quot;+&quot;&quot;,code('a5'!$K12)-code(&quot;&quot;a&quot;&quot;),4- code('a5'!$K12)+code(&quot;&quot;a&quot;&quot;)),&quot;&quot;&quot;&quot;)&quot;);2)" office:value-type="float" office:value="2" calcext:value-type="float">
            <text:p>2</text:p>
          </table:table-cell>
          <table:table-cell table:style-name="ce66" table:formula="of:=IFERROR(__xludf.dummyfunction(&quot;if(REGEXMATCH('a5'!$O12,&quot;&quot;[a-e]&quot;&quot;),if(AO$15=&quot;&quot;+&quot;&quot;,code('a5'!$O12)-code(&quot;&quot;a&quot;&quot;),4- code('a5'!$O12)+code(&quot;&quot;a&quot;&quot;)),&quot;&quot;&quot;&quot;)&quot;);3)" office:value-type="float" office:value="3" calcext:value-type="float">
            <text:p>3</text:p>
          </table:table-cell>
          <table:table-cell table:style-name="ce66" table:formula="of:=IFERROR(__xludf.dummyfunction(&quot;if(REGEXMATCH('a5'!$AG12,&quot;&quot;[a-e]&quot;&quot;),if(AP$15=&quot;&quot;+&quot;&quot;,code('a5'!$AG12)-code(&quot;&quot;a&quot;&quot;),4- code('a5'!$AG12)+code(&quot;&quot;a&quot;&quot;)),&quot;&quot;&quot;&quot;)&quot;);2)" office:value-type="float" office:value="2" calcext:value-type="float">
            <text:p>2</text:p>
          </table:table-cell>
          <table:table-cell table:style-name="ce66" table:formula="of:=IFERROR(__xludf.dummyfunction(&quot;if(REGEXMATCH('a5'!$Z12,&quot;&quot;[a-e]&quot;&quot;),if(AQ$15=&quot;&quot;+&quot;&quot;,code('a5'!$Z12)-code(&quot;&quot;a&quot;&quot;),4- code('a5'!$Z12)+code(&quot;&quot;a&quot;&quot;)),&quot;&quot;&quot;&quot;)&quot;);3)" office:value-type="float" office:value="3" calcext:value-type="float">
            <text:p>3</text:p>
          </table:table-cell>
          <table:table-cell table:style-name="ce66" table:formula="of:=IFERROR(__xludf.dummyfunction(&quot;if(REGEXMATCH('a5'!$AJ12,&quot;&quot;[a-e]&quot;&quot;),if(AR$15=&quot;&quot;+&quot;&quot;,code('a5'!$AJ12)-code(&quot;&quot;a&quot;&quot;),4- code('a5'!$AJ12)+code(&quot;&quot;a&quot;&quot;)),&quot;&quot;&quot;&quot;)&quot;);1)" office:value-type="float" office:value="1" calcext:value-type="float">
            <text:p>1</text:p>
          </table:table-cell>
          <table:table-cell table:number-columns-repeated="980"/>
        </table:table-row>
        <table:table-row table:style-name="ro1">
          <table:table-cell table:style-name="ce50" table:formula="of:=IFERROR(__xludf.dummyfunction(&quot;if(REGEXMATCH('a5'!$AA13,&quot;&quot;[a-e]&quot;&quot;),if(A$15=&quot;&quot;+&quot;&quot;,code('a5'!$AA13)-code(&quot;&quot;a&quot;&quot;),4- code('a5'!$AA13)+code(&quot;&quot;a&quot;&quot;)),&quot;&quot;&quot;&quot;)&quot;);2)" office:value-type="float" office:value="2" calcext:value-type="float">
            <text:p>2</text:p>
          </table:table-cell>
          <table:table-cell table:style-name="ce50" table:formula="of:=IFERROR(__xludf.dummyfunction(&quot;if(REGEXMATCH('a5'!$V13,&quot;&quot;[a-e]&quot;&quot;),if(B$15=&quot;&quot;+&quot;&quot;,code('a5'!$V13)-code(&quot;&quot;a&quot;&quot;),4- code('a5'!$V13)+code(&quot;&quot;a&quot;&quot;)),&quot;&quot;&quot;&quot;)&quot;);4)" office:value-type="float" office:value="4" calcext:value-type="float">
            <text:p>4</text:p>
          </table:table-cell>
          <table:table-cell table:style-name="ce55" table:formula="of:=IFERROR(__xludf.dummyfunction(&quot;if(REGEXMATCH('a5'!$AR13,&quot;&quot;[a-e]&quot;&quot;),if(C$15=&quot;&quot;+&quot;&quot;,code('a5'!$AR13)-code(&quot;&quot;a&quot;&quot;),4- code('a5'!$AR13)+code(&quot;&quot;a&quot;&quot;)),&quot;&quot;&quot;&quot;)&quot;);2)" office:value-type="float" office:value="2" calcext:value-type="float">
            <text:p>2</text:p>
          </table:table-cell>
          <table:table-cell table:style-name="ce55" table:formula="of:=IFERROR(__xludf.dummyfunction(&quot;if(REGEXMATCH('a5'!$X13,&quot;&quot;[a-e]&quot;&quot;),if(D$15=&quot;&quot;+&quot;&quot;,code('a5'!$X13)-code(&quot;&quot;a&quot;&quot;),4- code('a5'!$X13)+code(&quot;&quot;a&quot;&quot;)),&quot;&quot;&quot;&quot;)&quot;);3)" office:value-type="float" office:value="3" calcext:value-type="float">
            <text:p>3</text:p>
          </table:table-cell>
          <table:table-cell table:style-name="ce55" table:formula="of:=IFERROR(__xludf.dummyfunction(&quot;if(REGEXMATCH('a5'!$AI13,&quot;&quot;[a-e]&quot;&quot;),if(E$15=&quot;&quot;+&quot;&quot;,code('a5'!$AI13)-code(&quot;&quot;a&quot;&quot;),4- code('a5'!$AI13)+code(&quot;&quot;a&quot;&quot;)),&quot;&quot;&quot;&quot;)&quot;);2)" office:value-type="float" office:value="2" calcext:value-type="float">
            <text:p>2</text:p>
          </table:table-cell>
          <table:table-cell table:style-name="ce55" table:formula="of:=IFERROR(__xludf.dummyfunction(&quot;if(REGEXMATCH('a5'!$AK13,&quot;&quot;[a-e]&quot;&quot;),if(F$15=&quot;&quot;+&quot;&quot;,code('a5'!$AK13)-code(&quot;&quot;a&quot;&quot;),4- code('a5'!$AK13)+code(&quot;&quot;a&quot;&quot;)),&quot;&quot;&quot;&quot;)&quot;);4)" office:value-type="float" office:value="4" calcext:value-type="float">
            <text:p>4</text:p>
          </table:table-cell>
          <table:table-cell table:style-name="ce55" table:formula="of:=IFERROR(__xludf.dummyfunction(&quot;if(REGEXMATCH('a5'!$AF13,&quot;&quot;[a-e]&quot;&quot;),if(G$15=&quot;&quot;+&quot;&quot;,code('a5'!$AF13)-code(&quot;&quot;a&quot;&quot;),4- code('a5'!$AF13)+code(&quot;&quot;a&quot;&quot;)),&quot;&quot;&quot;&quot;)&quot;);4)" office:value-type="float" office:value="4" calcext:value-type="float">
            <text:p>4</text:p>
          </table:table-cell>
          <table:table-cell table:style-name="ce55" table:formula="of:=IFERROR(__xludf.dummyfunction(&quot;if(REGEXMATCH('a5'!$N13,&quot;&quot;[a-e]&quot;&quot;),if(H$15=&quot;&quot;+&quot;&quot;,code('a5'!$N13)-code(&quot;&quot;a&quot;&quot;),4- code('a5'!$N13)+code(&quot;&quot;a&quot;&quot;)),&quot;&quot;&quot;&quot;)&quot;);4)" office:value-type="float" office:value="4" calcext:value-type="float">
            <text:p>4</text:p>
          </table:table-cell>
          <table:table-cell table:style-name="ce59" table:formula="of:=IFERROR(__xludf.dummyfunction(&quot;if(REGEXMATCH('a5'!$AH13,&quot;&quot;[a-e]&quot;&quot;),if(I$15=&quot;&quot;+&quot;&quot;,code('a5'!$AH13)-code(&quot;&quot;a&quot;&quot;),4- code('a5'!$AH13)+code(&quot;&quot;a&quot;&quot;)),&quot;&quot;&quot;&quot;)&quot;);2)" office:value-type="float" office:value="2" calcext:value-type="float">
            <text:p>2</text:p>
          </table:table-cell>
          <table:table-cell table:style-name="ce59" table:formula="of:=IFERROR(__xludf.dummyfunction(&quot;if(REGEXMATCH('a5'!$G13,&quot;&quot;[a-e]&quot;&quot;),if(J$15=&quot;&quot;+&quot;&quot;,code('a5'!$G13)-code(&quot;&quot;a&quot;&quot;),4- code('a5'!$G13)+code(&quot;&quot;a&quot;&quot;)),&quot;&quot;&quot;&quot;)&quot;);1)" office:value-type="float" office:value="1" calcext:value-type="float">
            <text:p>1</text:p>
          </table:table-cell>
          <table:table-cell table:style-name="ce59" table:formula="of:=IFERROR(__xludf.dummyfunction(&quot;if(REGEXMATCH('a5'!$P13,&quot;&quot;[a-e]&quot;&quot;),if(K$15=&quot;&quot;+&quot;&quot;,code('a5'!$P13)-code(&quot;&quot;a&quot;&quot;),4- code('a5'!$P13)+code(&quot;&quot;a&quot;&quot;)),&quot;&quot;&quot;&quot;)&quot;);4)" office:value-type="float" office:value="4" calcext:value-type="float">
            <text:p>4</text:p>
          </table:table-cell>
          <table:table-cell table:style-name="ce59" table:formula="of:=IFERROR(__xludf.dummyfunction(&quot;if(REGEXMATCH('a5'!$I13,&quot;&quot;[a-e]&quot;&quot;),if(L$15=&quot;&quot;+&quot;&quot;,code('a5'!$I13)-code(&quot;&quot;a&quot;&quot;),4- code('a5'!$I13)+code(&quot;&quot;a&quot;&quot;)),&quot;&quot;&quot;&quot;)&quot;);1)" office:value-type="float" office:value="1" calcext:value-type="float">
            <text:p>1</text:p>
          </table:table-cell>
          <table:table-cell table:style-name="ce59" table:formula="of:=IFERROR(__xludf.dummyfunction(&quot;if(REGEXMATCH('a5'!$L13,&quot;&quot;[a-e]&quot;&quot;),if(M$15=&quot;&quot;+&quot;&quot;,code('a5'!$L13)-code(&quot;&quot;a&quot;&quot;),4- code('a5'!$L13)+code(&quot;&quot;a&quot;&quot;)),&quot;&quot;&quot;&quot;)&quot;);4)" office:value-type="float" office:value="4" calcext:value-type="float">
            <text:p>4</text:p>
          </table:table-cell>
          <table:table-cell table:style-name="ce59" table:formula="of:=IFERROR(__xludf.dummyfunction(&quot;if(REGEXMATCH('a5'!$AC13,&quot;&quot;[a-e]&quot;&quot;),if(N$15=&quot;&quot;+&quot;&quot;,code('a5'!$AC13)-code(&quot;&quot;a&quot;&quot;),4- code('a5'!$AC13)+code(&quot;&quot;a&quot;&quot;)),&quot;&quot;&quot;&quot;)&quot;);2)" office:value-type="float" office:value="2" calcext:value-type="float">
            <text:p>2</text:p>
          </table:table-cell>
          <table:table-cell table:style-name="ce63" table:formula="of:=IFERROR(__xludf.dummyfunction(&quot;if(REGEXMATCH('a5'!$T13,&quot;&quot;[a-e]&quot;&quot;),if(O$15=&quot;&quot;+&quot;&quot;,code('a5'!$T13)-code(&quot;&quot;a&quot;&quot;),4- code('a5'!$T13)+code(&quot;&quot;a&quot;&quot;)),&quot;&quot;&quot;&quot;)&quot;);2)" office:value-type="float" office:value="2" calcext:value-type="float">
            <text:p>2</text:p>
          </table:table-cell>
          <table:table-cell table:style-name="ce63" table:formula="of:=IFERROR(__xludf.dummyfunction(&quot;if(REGEXMATCH('a5'!$AD13,&quot;&quot;[a-e]&quot;&quot;),if(P$15=&quot;&quot;+&quot;&quot;,code('a5'!$AD13)-code(&quot;&quot;a&quot;&quot;),4- code('a5'!$AD13)+code(&quot;&quot;a&quot;&quot;)),&quot;&quot;&quot;&quot;)&quot;);3)" office:value-type="float" office:value="3" calcext:value-type="float">
            <text:p>3</text:p>
          </table:table-cell>
          <table:table-cell table:style-name="ce63" table:formula="of:=IFERROR(__xludf.dummyfunction(&quot;if(REGEXMATCH('a5'!$E13,&quot;&quot;[a-e]&quot;&quot;),if(Q$15=&quot;&quot;+&quot;&quot;,code('a5'!$E13)-code(&quot;&quot;a&quot;&quot;),4- code('a5'!$E13)+code(&quot;&quot;a&quot;&quot;)),&quot;&quot;&quot;&quot;)&quot;);2)" office:value-type="float" office:value="2" calcext:value-type="float">
            <text:p>2</text:p>
          </table:table-cell>
          <table:table-cell table:style-name="ce63" table:formula="of:=IFERROR(__xludf.dummyfunction(&quot;if(REGEXMATCH('a5'!$S13,&quot;&quot;[a-e]&quot;&quot;),if(R$15=&quot;&quot;+&quot;&quot;,code('a5'!$S13)-code(&quot;&quot;a&quot;&quot;),4- code('a5'!$S13)+code(&quot;&quot;a&quot;&quot;)),&quot;&quot;&quot;&quot;)&quot;);1)" office:value-type="float" office:value="1" calcext:value-type="float">
            <text:p>1</text:p>
          </table:table-cell>
          <table:table-cell table:style-name="ce66" table:formula="of:=IFERROR(__xludf.dummyfunction(&quot;if(REGEXMATCH('a5'!$Y13,&quot;&quot;[a-e]&quot;&quot;),if(S$15=&quot;&quot;+&quot;&quot;,code('a5'!$Y13)-code(&quot;&quot;a&quot;&quot;),4- code('a5'!$Y13)+code(&quot;&quot;a&quot;&quot;)),&quot;&quot;&quot;&quot;)&quot;);3)" office:value-type="float" office:value="3" calcext:value-type="float">
            <text:p>3</text:p>
          </table:table-cell>
          <table:table-cell table:style-name="ce66" table:formula="of:=IFERROR(__xludf.dummyfunction(&quot;if(REGEXMATCH('a5'!$R13,&quot;&quot;[a-e]&quot;&quot;),if(T$15=&quot;&quot;+&quot;&quot;,code('a5'!$R13)-code(&quot;&quot;a&quot;&quot;),4- code('a5'!$R13)+code(&quot;&quot;a&quot;&quot;)),&quot;&quot;&quot;&quot;)&quot;);3)" office:value-type="float" office:value="3" calcext:value-type="float">
            <text:p>3</text:p>
          </table:table-cell>
          <table:table-cell table:style-name="ce66" table:formula="of:=IFERROR(__xludf.dummyfunction(&quot;if(REGEXMATCH('a5'!$AQ13,&quot;&quot;[a-e]&quot;&quot;),if(U$15=&quot;&quot;+&quot;&quot;,code('a5'!$AQ13)-code(&quot;&quot;a&quot;&quot;),4- code('a5'!$AQ13)+code(&quot;&quot;a&quot;&quot;)),&quot;&quot;&quot;&quot;)&quot;);2)" office:value-type="float" office:value="2" calcext:value-type="float">
            <text:p>2</text:p>
          </table:table-cell>
          <table:table-cell table:style-name="ce66" table:formula="of:=IFERROR(__xludf.dummyfunction(&quot;if(REGEXMATCH('a5'!$U13,&quot;&quot;[a-e]&quot;&quot;),if(V$15=&quot;&quot;+&quot;&quot;,code('a5'!$U13)-code(&quot;&quot;a&quot;&quot;),4- code('a5'!$U13)+code(&quot;&quot;a&quot;&quot;)),&quot;&quot;&quot;&quot;)&quot;);2)" office:value-type="float" office:value="2" calcext:value-type="float">
            <text:p>2</text:p>
          </table:table-cell>
          <table:table-cell table:style-name="ce66" table:formula="of:=IFERROR(__xludf.dummyfunction(&quot;if(REGEXMATCH('a5'!$C13,&quot;&quot;[a-e]&quot;&quot;),if(W$15=&quot;&quot;+&quot;&quot;,code('a5'!$C13)-code(&quot;&quot;a&quot;&quot;),4- code('a5'!$C13)+code(&quot;&quot;a&quot;&quot;)),&quot;&quot;&quot;&quot;)&quot;);2)" office:value-type="float" office:value="2" calcext:value-type="float">
            <text:p>2</text:p>
          </table:table-cell>
          <table:table-cell table:style-name="ce66" table:formula="of:=IFERROR(__xludf.dummyfunction(&quot;if(REGEXMATCH('a5'!$M13,&quot;&quot;[a-e]&quot;&quot;),if(X$15=&quot;&quot;+&quot;&quot;,code('a5'!$M13)-code(&quot;&quot;a&quot;&quot;),4- code('a5'!$M13)+code(&quot;&quot;a&quot;&quot;)),&quot;&quot;&quot;&quot;)&quot;);2)" office:value-type="float" office:value="2" calcext:value-type="float">
            <text:p>2</text:p>
          </table:table-cell>
          <table:table-cell table:style-name="ce66" table:formula="of:=IFERROR(__xludf.dummyfunction(&quot;if(REGEXMATCH('a5'!$B13,&quot;&quot;[a-e]&quot;&quot;),if(Y$15=&quot;&quot;+&quot;&quot;,code('a5'!$B13)-code(&quot;&quot;a&quot;&quot;),4- code('a5'!$B13)+code(&quot;&quot;a&quot;&quot;)),&quot;&quot;&quot;&quot;)&quot;);4)" office:value-type="float" office:value="4" calcext:value-type="float">
            <text:p>4</text:p>
          </table:table-cell>
          <table:table-cell table:style-name="ce66" table:formula="of:=IFERROR(__xludf.dummyfunction(&quot;if(REGEXMATCH('a5'!$AL13,&quot;&quot;[a-e]&quot;&quot;),if(Z$15=&quot;&quot;+&quot;&quot;,code('a5'!$AL13)-code(&quot;&quot;a&quot;&quot;),4- code('a5'!$AL13)+code(&quot;&quot;a&quot;&quot;)),&quot;&quot;&quot;&quot;)&quot;);4)" office:value-type="float" office:value="4" calcext:value-type="float">
            <text:p>4</text:p>
          </table:table-cell>
          <table:table-cell table:style-name="ce66" table:formula="of:=IFERROR(__xludf.dummyfunction(&quot;if(REGEXMATCH('a5'!$J13,&quot;&quot;[a-e]&quot;&quot;),if(AA$15=&quot;&quot;+&quot;&quot;,code('a5'!$J13)-code(&quot;&quot;a&quot;&quot;),4- code('a5'!$J13)+code(&quot;&quot;a&quot;&quot;)),&quot;&quot;&quot;&quot;)&quot;);2)" office:value-type="float" office:value="2" calcext:value-type="float">
            <text:p>2</text:p>
          </table:table-cell>
          <table:table-cell table:style-name="ce66" table:formula="of:=IFERROR(__xludf.dummyfunction(&quot;if(REGEXMATCH('a5'!$AN13,&quot;&quot;[a-e]&quot;&quot;),if(AB$15=&quot;&quot;+&quot;&quot;,code('a5'!$AN13)-code(&quot;&quot;a&quot;&quot;),4- code('a5'!$AN13)+code(&quot;&quot;a&quot;&quot;)),&quot;&quot;&quot;&quot;)&quot;);4)" office:value-type="float" office:value="4" calcext:value-type="float">
            <text:p>4</text:p>
          </table:table-cell>
          <table:table-cell table:style-name="ce72" table:formula="of:=IFERROR(__xludf.dummyfunction(&quot;if(REGEXMATCH('a5'!$D13,&quot;&quot;[a-e]&quot;&quot;),if(AC$15=&quot;&quot;+&quot;&quot;,code('a5'!$D13)-code(&quot;&quot;a&quot;&quot;),4- code('a5'!$D13)+code(&quot;&quot;a&quot;&quot;)),&quot;&quot;&quot;&quot;)&quot;);2)" office:value-type="float" office:value="2" calcext:value-type="float">
            <text:p>2</text:p>
          </table:table-cell>
          <table:table-cell table:style-name="ce72" table:formula="of:=IFERROR(__xludf.dummyfunction(&quot;if(REGEXMATCH('a5'!$AP13,&quot;&quot;[a-e]&quot;&quot;),if(AD$15=&quot;&quot;+&quot;&quot;,code('a5'!$AP13)-code(&quot;&quot;a&quot;&quot;),4- code('a5'!$AP13)+code(&quot;&quot;a&quot;&quot;)),&quot;&quot;&quot;&quot;)&quot;);2)" office:value-type="float" office:value="2" calcext:value-type="float">
            <text:p>2</text:p>
          </table:table-cell>
          <table:table-cell table:style-name="ce75" table:formula="of:=IFERROR(__xludf.dummyfunction(&quot;if(REGEXMATCH('a5'!$AB13,&quot;&quot;[a-e]&quot;&quot;),if(AE$15=&quot;&quot;+&quot;&quot;,code('a5'!$AB13)-code(&quot;&quot;a&quot;&quot;),4- code('a5'!$AB13)+code(&quot;&quot;a&quot;&quot;)),&quot;&quot;&quot;&quot;)&quot;);3)" office:value-type="float" office:value="3" calcext:value-type="float">
            <text:p>3</text:p>
          </table:table-cell>
          <table:table-cell table:style-name="ce75" table:formula="of:=IFERROR(__xludf.dummyfunction(&quot;if(REGEXMATCH('a5'!$AS13,&quot;&quot;[a-e]&quot;&quot;),if(AF$15=&quot;&quot;+&quot;&quot;,code('a5'!$AS13)-code(&quot;&quot;a&quot;&quot;),4- code('a5'!$AS13)+code(&quot;&quot;a&quot;&quot;)),&quot;&quot;&quot;&quot;)&quot;);2)" office:value-type="float" office:value="2" calcext:value-type="float">
            <text:p>2</text:p>
          </table:table-cell>
          <table:table-cell table:style-name="ce75" table:formula="of:=IFERROR(__xludf.dummyfunction(&quot;if(REGEXMATCH('a5'!$H13,&quot;&quot;[a-e]&quot;&quot;),if(AG$15=&quot;&quot;+&quot;&quot;,code('a5'!$H13)-code(&quot;&quot;a&quot;&quot;),4- code('a5'!$H13)+code(&quot;&quot;a&quot;&quot;)),&quot;&quot;&quot;&quot;)&quot;);0)" office:value-type="float" office:value="0" calcext:value-type="float">
            <text:p>0</text:p>
          </table:table-cell>
          <table:table-cell table:style-name="ce75" table:formula="of:=IFERROR(__xludf.dummyfunction(&quot;if(REGEXMATCH('a5'!$F13,&quot;&quot;[a-e]&quot;&quot;),if(AH$15=&quot;&quot;+&quot;&quot;,code('a5'!$F13)-code(&quot;&quot;a&quot;&quot;),4- code('a5'!$F13)+code(&quot;&quot;a&quot;&quot;)),&quot;&quot;&quot;&quot;)&quot;);2)" office:value-type="float" office:value="2" calcext:value-type="float">
            <text:p>2</text:p>
          </table:table-cell>
          <table:table-cell table:style-name="ce78" table:formula="of:=IFERROR(__xludf.dummyfunction(&quot;if(REGEXMATCH('a5'!$Q13,&quot;&quot;[a-e]&quot;&quot;),if(AI$15=&quot;&quot;+&quot;&quot;,code('a5'!$Q13)-code(&quot;&quot;a&quot;&quot;),4- code('a5'!$Q13)+code(&quot;&quot;a&quot;&quot;)),&quot;&quot;&quot;&quot;)&quot;);1)" office:value-type="float" office:value="1" calcext:value-type="float">
            <text:p>1</text:p>
          </table:table-cell>
          <table:table-cell table:style-name="ce78" table:formula="of:=IFERROR(__xludf.dummyfunction(&quot;if(REGEXMATCH('a5'!$AO13,&quot;&quot;[a-e]&quot;&quot;),if(AJ$15=&quot;&quot;+&quot;&quot;,code('a5'!$AO13)-code(&quot;&quot;a&quot;&quot;),4- code('a5'!$AO13)+code(&quot;&quot;a&quot;&quot;)),&quot;&quot;&quot;&quot;)&quot;);4)" office:value-type="float" office:value="4" calcext:value-type="float">
            <text:p>4</text:p>
          </table:table-cell>
          <table:table-cell table:style-name="ce66" table:formula="of:=IFERROR(__xludf.dummyfunction(&quot;if(REGEXMATCH('a5'!$W13,&quot;&quot;[a-e]&quot;&quot;),if(AK$15=&quot;&quot;+&quot;&quot;,code('a5'!$W13)-code(&quot;&quot;a&quot;&quot;),4- code('a5'!$W13)+code(&quot;&quot;a&quot;&quot;)),&quot;&quot;&quot;&quot;)&quot;);3)" office:value-type="float" office:value="3" calcext:value-type="float">
            <text:p>3</text:p>
          </table:table-cell>
          <table:table-cell table:style-name="ce66" table:formula="of:=IFERROR(__xludf.dummyfunction(&quot;if(REGEXMATCH('a5'!$AM13,&quot;&quot;[a-e]&quot;&quot;),if(AL$15=&quot;&quot;+&quot;&quot;,code('a5'!$AM13)-code(&quot;&quot;a&quot;&quot;),4- code('a5'!$AM13)+code(&quot;&quot;a&quot;&quot;)),&quot;&quot;&quot;&quot;)&quot;);4)" office:value-type="float" office:value="4" calcext:value-type="float">
            <text:p>4</text:p>
          </table:table-cell>
          <table:table-cell table:style-name="ce66" table:formula="of:=IFERROR(__xludf.dummyfunction(&quot;if(REGEXMATCH('a5'!$AE13,&quot;&quot;[a-e]&quot;&quot;),if(AM$15=&quot;&quot;+&quot;&quot;,code('a5'!$AE13)-code(&quot;&quot;a&quot;&quot;),4- code('a5'!$AE13)+code(&quot;&quot;a&quot;&quot;)),&quot;&quot;&quot;&quot;)&quot;);2)" office:value-type="float" office:value="2" calcext:value-type="float">
            <text:p>2</text:p>
          </table:table-cell>
          <table:table-cell table:style-name="ce66" table:formula="of:=IFERROR(__xludf.dummyfunction(&quot;if(REGEXMATCH('a5'!$K13,&quot;&quot;[a-e]&quot;&quot;),if(AN$15=&quot;&quot;+&quot;&quot;,code('a5'!$K13)-code(&quot;&quot;a&quot;&quot;),4- code('a5'!$K13)+code(&quot;&quot;a&quot;&quot;)),&quot;&quot;&quot;&quot;)&quot;);4)" office:value-type="float" office:value="4" calcext:value-type="float">
            <text:p>4</text:p>
          </table:table-cell>
          <table:table-cell table:style-name="ce66" table:formula="of:=IFERROR(__xludf.dummyfunction(&quot;if(REGEXMATCH('a5'!$O13,&quot;&quot;[a-e]&quot;&quot;),if(AO$15=&quot;&quot;+&quot;&quot;,code('a5'!$O13)-code(&quot;&quot;a&quot;&quot;),4- code('a5'!$O13)+code(&quot;&quot;a&quot;&quot;)),&quot;&quot;&quot;&quot;)&quot;);3)" office:value-type="float" office:value="3" calcext:value-type="float">
            <text:p>3</text:p>
          </table:table-cell>
          <table:table-cell table:style-name="ce66" table:formula="of:=IFERROR(__xludf.dummyfunction(&quot;if(REGEXMATCH('a5'!$AG13,&quot;&quot;[a-e]&quot;&quot;),if(AP$15=&quot;&quot;+&quot;&quot;,code('a5'!$AG13)-code(&quot;&quot;a&quot;&quot;),4- code('a5'!$AG13)+code(&quot;&quot;a&quot;&quot;)),&quot;&quot;&quot;&quot;)&quot;);1)" office:value-type="float" office:value="1" calcext:value-type="float">
            <text:p>1</text:p>
          </table:table-cell>
          <table:table-cell table:style-name="ce66" table:formula="of:=IFERROR(__xludf.dummyfunction(&quot;if(REGEXMATCH('a5'!$Z13,&quot;&quot;[a-e]&quot;&quot;),if(AQ$15=&quot;&quot;+&quot;&quot;,code('a5'!$Z13)-code(&quot;&quot;a&quot;&quot;),4- code('a5'!$Z13)+code(&quot;&quot;a&quot;&quot;)),&quot;&quot;&quot;&quot;)&quot;);2)" office:value-type="float" office:value="2" calcext:value-type="float">
            <text:p>2</text:p>
          </table:table-cell>
          <table:table-cell table:style-name="ce66" table:formula="of:=IFERROR(__xludf.dummyfunction(&quot;if(REGEXMATCH('a5'!$AJ13,&quot;&quot;[a-e]&quot;&quot;),if(AR$15=&quot;&quot;+&quot;&quot;,code('a5'!$AJ13)-code(&quot;&quot;a&quot;&quot;),4- code('a5'!$AJ13)+code(&quot;&quot;a&quot;&quot;)),&quot;&quot;&quot;&quot;)&quot;);3)" office:value-type="float" office:value="3" calcext:value-type="float">
            <text:p>3</text:p>
          </table:table-cell>
          <table:table-cell table:number-columns-repeated="980"/>
        </table:table-row>
        <table:table-row table:style-name="ro1">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style-name="ce27" table:formula="of:=&quot;-&quot;" office:value-type="string" office:string-value="-" calcext:value-type="string">
            <text:p>-</text:p>
          </table:table-cell>
          <table:table-cell table:number-columns-repeated="980"/>
        </table:table-row>
        <table:table-row table:style-name="ro1">
          <table:table-cell table:style-name="ce51" table:formula="of:=AVERAGE([.A3:.A14])" office:value-type="float" office:value="2.66666666666667" calcext:value-type="float">
            <text:p>2.67</text:p>
          </table:table-cell>
          <table:table-cell table:style-name="ce51" table:formula="of:=AVERAGE([.B3:.B14])" office:value-type="float" office:value="2.8" calcext:value-type="float">
            <text:p>2.80</text:p>
          </table:table-cell>
          <table:table-cell table:style-name="ce51" table:formula="of:=AVERAGE([.C3:.C14])" office:value-type="float" office:value="2.6" calcext:value-type="float">
            <text:p>2.60</text:p>
          </table:table-cell>
          <table:table-cell table:style-name="ce51" table:formula="of:=AVERAGE([.D3:.D14])" office:value-type="float" office:value="2.66666666666667" calcext:value-type="float">
            <text:p>2.67</text:p>
          </table:table-cell>
          <table:table-cell table:style-name="ce51" table:formula="of:=AVERAGE([.E3:.E14])" office:value-type="float" office:value="1.9" calcext:value-type="float">
            <text:p>1.90</text:p>
          </table:table-cell>
          <table:table-cell table:style-name="ce51" table:formula="of:=AVERAGE([.F3:.F14])" office:value-type="float" office:value="2.11111111111111" calcext:value-type="float">
            <text:p>2.11</text:p>
          </table:table-cell>
          <table:table-cell table:style-name="ce51" table:formula="of:=AVERAGE([.G3:.G14])" office:value-type="float" office:value="2.6" calcext:value-type="float">
            <text:p>2.60</text:p>
          </table:table-cell>
          <table:table-cell table:style-name="ce51" table:formula="of:=AVERAGE([.H3:.H14])" office:value-type="float" office:value="2.22222222222222" calcext:value-type="float">
            <text:p>2.22</text:p>
          </table:table-cell>
          <table:table-cell table:style-name="ce51" table:formula="of:=AVERAGE([.I3:.I14])" office:value-type="float" office:value="2" calcext:value-type="float">
            <text:p>2.00</text:p>
          </table:table-cell>
          <table:table-cell table:style-name="ce51" table:formula="of:=AVERAGE([.J3:.J14])" office:value-type="float" office:value="2.1" calcext:value-type="float">
            <text:p>2.10</text:p>
          </table:table-cell>
          <table:table-cell table:style-name="ce51" table:formula="of:=AVERAGE([.K3:.K14])" office:value-type="float" office:value="2.11111111111111" calcext:value-type="float">
            <text:p>2.11</text:p>
          </table:table-cell>
          <table:table-cell table:style-name="ce51" table:formula="of:=AVERAGE([.L3:.L14])" office:value-type="float" office:value="1.77777777777778" calcext:value-type="float">
            <text:p>1.78</text:p>
          </table:table-cell>
          <table:table-cell table:style-name="ce51" table:formula="of:=AVERAGE([.M3:.M14])" office:value-type="float" office:value="1.88888888888889" calcext:value-type="float">
            <text:p>1.89</text:p>
          </table:table-cell>
          <table:table-cell table:style-name="ce51" table:formula="of:=AVERAGE([.N3:.N14])" office:value-type="float" office:value="2.22222222222222" calcext:value-type="float">
            <text:p>2.22</text:p>
          </table:table-cell>
          <table:table-cell table:style-name="ce51" table:formula="of:=AVERAGE([.O3:.O14])" office:value-type="float" office:value="2.22222222222222" calcext:value-type="float">
            <text:p>2.22</text:p>
          </table:table-cell>
          <table:table-cell table:style-name="ce51" table:formula="of:=AVERAGE([.P3:.P14])" office:value-type="float" office:value="2.44444444444444" calcext:value-type="float">
            <text:p>2.44</text:p>
          </table:table-cell>
          <table:table-cell table:style-name="ce51" table:formula="of:=AVERAGE([.Q3:.Q14])" office:value-type="float" office:value="2.6" calcext:value-type="float">
            <text:p>2.60</text:p>
          </table:table-cell>
          <table:table-cell table:style-name="ce51" table:formula="of:=AVERAGE([.R3:.R14])" office:value-type="float" office:value="2.33333333333333" calcext:value-type="float">
            <text:p>2.33</text:p>
          </table:table-cell>
          <table:table-cell table:style-name="ce51" table:formula="of:=AVERAGE([.S3:.S14])" office:value-type="float" office:value="2.77777777777778" calcext:value-type="float">
            <text:p>2.78</text:p>
          </table:table-cell>
          <table:table-cell table:style-name="ce51" table:formula="of:=AVERAGE([.T3:.T14])" office:value-type="float" office:value="1.9" calcext:value-type="float">
            <text:p>1.90</text:p>
          </table:table-cell>
          <table:table-cell table:style-name="ce51" table:formula="of:=AVERAGE([.U3:.U14])" office:value-type="float" office:value="2" calcext:value-type="float">
            <text:p>2.00</text:p>
          </table:table-cell>
          <table:table-cell table:style-name="ce51" table:formula="of:=AVERAGE([.V3:.V14])" office:value-type="float" office:value="2.44444444444444" calcext:value-type="float">
            <text:p>2.44</text:p>
          </table:table-cell>
          <table:table-cell table:style-name="ce51" table:formula="of:=AVERAGE([.W3:.W14])" office:value-type="float" office:value="1" calcext:value-type="float">
            <text:p>1.00</text:p>
          </table:table-cell>
          <table:table-cell table:style-name="ce51" table:formula="of:=AVERAGE([.X3:.X14])" office:value-type="float" office:value="1.9" calcext:value-type="float">
            <text:p>1.90</text:p>
          </table:table-cell>
          <table:table-cell table:style-name="ce51" table:formula="of:=AVERAGE([.Y3:.Y14])" office:value-type="float" office:value="2.22222222222222" calcext:value-type="float">
            <text:p>2.22</text:p>
          </table:table-cell>
          <table:table-cell table:style-name="ce51" table:formula="of:=AVERAGE([.Z3:.Z14])" office:value-type="float" office:value="2.77777777777778" calcext:value-type="float">
            <text:p>2.78</text:p>
          </table:table-cell>
          <table:table-cell table:style-name="ce51" table:formula="of:=AVERAGE([.AA3:.AA14])" office:value-type="float" office:value="2.9" calcext:value-type="float">
            <text:p>2.90</text:p>
          </table:table-cell>
          <table:table-cell table:style-name="ce51" table:formula="of:=AVERAGE([.AB3:.AB14])" office:value-type="float" office:value="2.2" calcext:value-type="float">
            <text:p>2.20</text:p>
          </table:table-cell>
          <table:table-cell table:style-name="ce51" table:formula="of:=AVERAGE([.AC3:.AC14])" office:value-type="float" office:value="2.44444444444444" calcext:value-type="float">
            <text:p>2.44</text:p>
          </table:table-cell>
          <table:table-cell table:style-name="ce51" table:formula="of:=AVERAGE([.AD3:.AD14])" office:value-type="float" office:value="1.88888888888889" calcext:value-type="float">
            <text:p>1.89</text:p>
          </table:table-cell>
          <table:table-cell table:style-name="ce51" table:formula="of:=AVERAGE([.AE3:.AE14])" office:value-type="float" office:value="1.44444444444444" calcext:value-type="float">
            <text:p>1.44</text:p>
          </table:table-cell>
          <table:table-cell table:style-name="ce51" table:formula="of:=AVERAGE([.AF3:.AF14])" office:value-type="float" office:value="1.9" calcext:value-type="float">
            <text:p>1.90</text:p>
          </table:table-cell>
          <table:table-cell table:style-name="ce51" table:formula="of:=AVERAGE([.AG3:.AG14])" office:value-type="float" office:value="0.777777777777778" calcext:value-type="float">
            <text:p>0.78</text:p>
          </table:table-cell>
          <table:table-cell table:style-name="ce51" table:formula="of:=AVERAGE([.AH3:.AH14])" office:value-type="float" office:value="1.66666666666667" calcext:value-type="float">
            <text:p>1.67</text:p>
          </table:table-cell>
          <table:table-cell table:style-name="ce51" table:formula="of:=AVERAGE([.AI3:.AI14])" office:value-type="float" office:value="2.22222222222222" calcext:value-type="float">
            <text:p>2.22</text:p>
          </table:table-cell>
          <table:table-cell table:style-name="ce51" table:formula="of:=AVERAGE([.AJ3:.AJ14])" office:value-type="float" office:value="2.66666666666667" calcext:value-type="float">
            <text:p>2.67</text:p>
          </table:table-cell>
          <table:table-cell table:style-name="ce51" table:formula="of:=AVERAGE([.AK3:.AK14])" office:value-type="float" office:value="2" calcext:value-type="float">
            <text:p>2.00</text:p>
          </table:table-cell>
          <table:table-cell table:style-name="ce51" table:formula="of:=AVERAGE([.AL3:.AL14])" office:value-type="float" office:value="2.2" calcext:value-type="float">
            <text:p>2.20</text:p>
          </table:table-cell>
          <table:table-cell table:style-name="ce51" table:formula="of:=AVERAGE([.AM3:.AM14])" office:value-type="float" office:value="2.2" calcext:value-type="float">
            <text:p>2.20</text:p>
          </table:table-cell>
          <table:table-cell table:style-name="ce51" table:formula="of:=AVERAGE([.AN3:.AN14])" office:value-type="float" office:value="1.8" calcext:value-type="float">
            <text:p>1.80</text:p>
          </table:table-cell>
          <table:table-cell table:style-name="ce51" table:formula="of:=AVERAGE([.AO3:.AO14])" office:value-type="float" office:value="2.2" calcext:value-type="float">
            <text:p>2.20</text:p>
          </table:table-cell>
          <table:table-cell table:style-name="ce51" table:formula="of:=AVERAGE([.AP3:.AP14])" office:value-type="float" office:value="2" calcext:value-type="float">
            <text:p>2.00</text:p>
          </table:table-cell>
          <table:table-cell table:style-name="ce51" table:formula="of:=AVERAGE([.AQ3:.AQ14])" office:value-type="float" office:value="2.44444444444444" calcext:value-type="float">
            <text:p>2.44</text:p>
          </table:table-cell>
          <table:table-cell table:style-name="ce51" table:formula="of:=AVERAGE([.AR3:.AR14])" office:value-type="float" office:value="2" calcext:value-type="float">
            <text:p>2.00</text:p>
          </table:table-cell>
          <table:table-cell table:number-columns-repeated="980"/>
        </table:table-row>
        <table:table-row table:style-name="ro1" table:number-rows-repeated="5">
          <table:table-cell table:style-name="ce2" table:number-columns-repeated="44"/>
          <table:table-cell table:number-columns-repeated="980"/>
        </table:table-row>
        <table:table-row table:style-name="ro1" table:number-rows-repeated="10">
          <table:table-cell table:style-name="ce11" table:number-columns-repeated="24"/>
          <table:table-cell table:style-name="ce2"/>
          <table:table-cell table:style-name="ce11" table:number-columns-repeated="19"/>
          <table:table-cell table:number-columns-repeated="980"/>
        </table:table-row>
        <table:table-row table:style-name="ro1" table:number-rows-repeated="3">
          <table:table-cell table:number-columns-repeated="24"/>
          <table:table-cell table:style-name="ce5"/>
          <table:table-cell table:number-columns-repeated="999"/>
        </table:table-row>
        <table:table-row table:style-name="ro2" table:number-rows-repeated="1048541">
          <table:table-cell table:number-columns-repeated="1024"/>
        </table:table-row>
        <table:table-row table:style-name="ro2">
          <table:table-cell table:number-columns-repeated="1024"/>
        </table:table-row>
      </table:table>
      <table:table table:name="a5-questions" table:style-name="ta11">
        <table:table-column table:style-name="co20" table:default-cell-style-name="Default"/>
        <table:table-column table:style-name="co7" table:default-cell-style-name="Default"/>
        <table:table-column table:style-name="co21" table:default-cell-style-name="Default"/>
        <table:table-column table:style-name="co17" table:default-cell-style-name="Default"/>
        <table:table-column table:style-name="co22" table:default-cell-style-name="Default"/>
        <table:table-column table:style-name="co23" table:default-cell-style-name="Default"/>
        <table:table-column table:style-name="co6" table:number-columns-repeated="1018" table:default-cell-style-name="Default"/>
        <table:table-row table:style-name="ro1">
          <table:table-cell table:style-name="ce79" office:value-type="string" calcext:value-type="string">
            <text:p>score</text:p>
          </table:table-cell>
          <table:table-cell table:style-name="ce81" office:value-type="string" calcext:value-type="string">
            <text:p>code</text:p>
          </table:table-cell>
          <table:table-cell table:style-name="ce1" office:value-type="string" calcext:value-type="string">
            <text:p>category</text:p>
          </table:table-cell>
          <table:table-cell table:style-name="ce1" office:value-type="string" calcext:value-type="string">
            <text:p>type</text:p>
          </table:table-cell>
          <table:table-cell table:number-columns-repeated="1020"/>
        </table:table-row>
        <table:table-row table:style-name="ro1">
          <table:table-cell table:style-name="ce42" table:formula="of:=HLOOKUP([.B2];[$'a5-weighted'.$A$2:.$AR$16];15; 0)" office:value-type="float" office:value="2.66666666666667" calcext:value-type="float">
            <text:p>2.7</text:p>
          </table:table-cell>
          <table:table-cell table:style-name="ce27" office:value-type="string" calcext:value-type="string">
            <text:p>8b6d</text:p>
          </table:table-cell>
          <table:table-cell table:style-name="ce27" office:value-type="string" calcext:value-type="string">
            <text:p>Story</text:p>
          </table:table-cell>
          <table:table-cell table:style-name="ce27" office:value-type="string" calcext:value-type="string">
            <text:p>Positive</text:p>
          </table:table-cell>
          <table:table-cell table:style-name="ce14" office:value-type="string" calcext:value-type="string">
            <text:p>神社をゲームの題材にすることに面白さを感じた</text:p>
          </table:table-cell>
          <table:table-cell table:style-name="ce14" office:value-type="string" calcext:value-type="string">
            <text:p>I found the game theme (Japanese shrines) interesting.</text:p>
          </table:table-cell>
          <table:table-cell table:number-columns-repeated="1018"/>
        </table:table-row>
        <table:table-row table:style-name="ro1">
          <table:table-cell table:style-name="ce42" table:formula="of:=HLOOKUP([.B3];[$'a5-weighted'.$A$2:.$AR$16];15; 0)" office:value-type="float" office:value="2.8" calcext:value-type="float">
            <text:p>2.8</text:p>
          </table:table-cell>
          <table:table-cell table:style-name="ce27" office:value-type="string" calcext:value-type="string">
            <text:p>7189</text:p>
          </table:table-cell>
          <table:table-cell table:style-name="ce27" office:value-type="string" calcext:value-type="string">
            <text:p>Story</text:p>
          </table:table-cell>
          <table:table-cell table:style-name="ce27" office:value-type="string" calcext:value-type="string">
            <text:p>Negative</text:p>
          </table:table-cell>
          <table:table-cell table:style-name="ce14" office:value-type="string" calcext:value-type="string">
            <text:p>神社をゲームの題材にすることは不適切と感じた</text:p>
          </table:table-cell>
          <table:table-cell table:style-name="ce14" office:value-type="string" calcext:value-type="string">
            <text:p>I didn't like the theme of this game.</text:p>
          </table:table-cell>
          <table:table-cell table:number-columns-repeated="1018"/>
        </table:table-row>
        <table:table-row table:style-name="ro1">
          <table:table-cell table:style-name="ce42" table:formula="of:=HLOOKUP([.B4];[$'a5-weighted'.$A$2:.$AR$16];15; 0)" office:value-type="float" office:value="2.6" calcext:value-type="float">
            <text:p>2.6</text:p>
          </table:table-cell>
          <table:table-cell table:style-name="ce27" office:value-type="string" calcext:value-type="string">
            <text:p>f9bd</text:p>
          </table:table-cell>
          <table:table-cell table:style-name="ce27" office:value-type="string" calcext:value-type="string">
            <text:p>Graphics</text:p>
          </table:table-cell>
          <table:table-cell table:style-name="ce27" office:value-type="string" calcext:value-type="string">
            <text:p>Positive</text:p>
          </table:table-cell>
          <table:table-cell table:style-name="ce14" office:value-type="string" calcext:value-type="string">
            <text:p>ゲームの見た目は好ましかった</text:p>
          </table:table-cell>
          <table:table-cell table:style-name="ce14" office:value-type="string" calcext:value-type="string">
            <text:p>The game graphics were visually appealing.</text:p>
          </table:table-cell>
          <table:table-cell table:number-columns-repeated="1018"/>
        </table:table-row>
        <table:table-row table:style-name="ro1">
          <table:table-cell table:style-name="ce42" table:formula="of:=HLOOKUP([.B5];[$'a5-weighted'.$A$2:.$AR$16];15; 0)" office:value-type="float" office:value="2.66666666666667" calcext:value-type="float">
            <text:p>2.7</text:p>
          </table:table-cell>
          <table:table-cell table:style-name="ce27" office:value-type="string" calcext:value-type="string">
            <text:p>84ea</text:p>
          </table:table-cell>
          <table:table-cell table:style-name="ce27" office:value-type="string" calcext:value-type="string">
            <text:p>Graphics</text:p>
          </table:table-cell>
          <table:table-cell table:style-name="ce27" office:value-type="string" calcext:value-type="string">
            <text:p>Negative</text:p>
          </table:table-cell>
          <table:table-cell table:style-name="ce14" office:value-type="string" calcext:value-type="string">
            <text:p>ゲームの見た目は好ましくなかった</text:p>
          </table:table-cell>
          <table:table-cell table:style-name="ce14" office:value-type="string" calcext:value-type="string">
            <text:p>The game graphics looks weird.</text:p>
          </table:table-cell>
          <table:table-cell table:number-columns-repeated="1018"/>
        </table:table-row>
        <table:table-row table:style-name="ro1">
          <table:table-cell table:style-name="ce42" table:formula="of:=HLOOKUP([.B6];[$'a5-weighted'.$A$2:.$AR$16];15; 0)" office:value-type="float" office:value="1.9" calcext:value-type="float">
            <text:p>1.9</text:p>
          </table:table-cell>
          <table:table-cell table:style-name="ce27" office:value-type="string" calcext:value-type="string">
            <text:p>ae41</text:p>
          </table:table-cell>
          <table:table-cell table:style-name="ce27" office:value-type="string" calcext:value-type="string">
            <text:p>Graphics</text:p>
          </table:table-cell>
          <table:table-cell table:style-name="ce27" office:value-type="string" calcext:value-type="string">
            <text:p>Positive</text:p>
          </table:table-cell>
          <table:table-cell table:style-name="ce14" office:value-type="string" calcext:value-type="string">
            <text:p>ゲームの見た目がゲームの世界観に合っていた</text:p>
          </table:table-cell>
          <table:table-cell table:style-name="ce14" office:value-type="string" calcext:value-type="string">
            <text:p>The game graphics fit the mood or style of the game.</text:p>
          </table:table-cell>
          <table:table-cell table:number-columns-repeated="1018"/>
        </table:table-row>
        <table:table-row table:style-name="ro1">
          <table:table-cell table:style-name="ce42" table:formula="of:=HLOOKUP([.B7];[$'a5-weighted'.$A$2:.$AR$16];15; 0)" office:value-type="float" office:value="2.11111111111111" calcext:value-type="float">
            <text:p>2.1</text:p>
          </table:table-cell>
          <table:table-cell table:style-name="ce27" office:value-type="string" calcext:value-type="string">
            <text:p>b6f6</text:p>
          </table:table-cell>
          <table:table-cell table:style-name="ce27" office:value-type="string" calcext:value-type="string">
            <text:p>Graphics</text:p>
          </table:table-cell>
          <table:table-cell table:style-name="ce27" office:value-type="string" calcext:value-type="string">
            <text:p>Negative</text:p>
          </table:table-cell>
          <table:table-cell table:style-name="ce14" office:value-type="string" calcext:value-type="string">
            <text:p>ゲームの見た目がゲームの世界観を表すには不適切だった</text:p>
          </table:table-cell>
          <table:table-cell table:style-name="ce14" office:value-type="string" calcext:value-type="string">
            <text:p>The graphics were inappropriate for the type of game.</text:p>
          </table:table-cell>
          <table:table-cell table:number-columns-repeated="1018"/>
        </table:table-row>
        <table:table-row table:style-name="ro1">
          <table:table-cell table:style-name="ce42" table:formula="of:=HLOOKUP([.B8];[$'a5-weighted'.$A$2:.$AR$16];15; 0)" office:value-type="float" office:value="2.6" calcext:value-type="float">
            <text:p>2.6</text:p>
          </table:table-cell>
          <table:table-cell table:style-name="ce27" office:value-type="string" calcext:value-type="string">
            <text:p>9f92</text:p>
          </table:table-cell>
          <table:table-cell table:style-name="ce27" office:value-type="string" calcext:value-type="string">
            <text:p>Graphics</text:p>
          </table:table-cell>
          <table:table-cell table:style-name="ce27" office:value-type="string" calcext:value-type="string">
            <text:p>Positive</text:p>
          </table:table-cell>
          <table:table-cell table:style-name="ce14" office:value-type="string" calcext:value-type="string">
            <text:p>ゲームのアバター画像は好ましかった</text:p>
          </table:table-cell>
          <table:table-cell table:style-name="ce14" office:value-type="string" calcext:value-type="string">
            <text:p>I liked the avatar pictures in the game.</text:p>
          </table:table-cell>
          <table:table-cell table:number-columns-repeated="1018"/>
        </table:table-row>
        <table:table-row table:style-name="ro1">
          <table:table-cell table:style-name="ce42" table:formula="of:=HLOOKUP([.B9];[$'a5-weighted'.$A$2:.$AR$16];15; 0)" office:value-type="float" office:value="2.22222222222222" calcext:value-type="float">
            <text:p>2.2</text:p>
          </table:table-cell>
          <table:table-cell table:style-name="ce27" office:value-type="string" calcext:value-type="string">
            <text:p>5167</text:p>
          </table:table-cell>
          <table:table-cell table:style-name="ce27" office:value-type="string" calcext:value-type="string">
            <text:p>Graphics</text:p>
          </table:table-cell>
          <table:table-cell table:style-name="ce27" office:value-type="string" calcext:value-type="string">
            <text:p>Negative</text:p>
          </table:table-cell>
          <table:table-cell table:style-name="ce14" office:value-type="string" calcext:value-type="string">
            <text:p>アバター画像を自分の画像として簡単に設定できなかった</text:p>
          </table:table-cell>
          <table:table-cell table:style-name="ce14" office:value-type="string" calcext:value-type="string">
            <text:p>The avatar cannot be located in the interface easily.</text:p>
          </table:table-cell>
          <table:table-cell table:number-columns-repeated="1018"/>
        </table:table-row>
        <table:table-row table:style-name="ro1">
          <table:table-cell table:style-name="ce42" table:formula="of:=HLOOKUP([.B10];[$'a5-weighted'.$A$2:.$AR$16];15; 0)" office:value-type="float" office:value="2" calcext:value-type="float">
            <text:p>2.0</text:p>
          </table:table-cell>
          <table:table-cell table:style-name="ce27" office:value-type="string" calcext:value-type="string">
            <text:p>a6d2</text:p>
          </table:table-cell>
          <table:table-cell table:style-name="ce27" office:value-type="string" calcext:value-type="string">
            <text:p>Immersion</text:p>
          </table:table-cell>
          <table:table-cell table:style-name="ce27" office:value-type="string" calcext:value-type="string">
            <text:p>Positive</text:p>
          </table:table-cell>
          <table:table-cell table:style-name="ce14" office:value-type="string" calcext:value-type="string">
            <text:p>ゲームのプレイ中、ゲームに集中していた</text:p>
          </table:table-cell>
          <table:table-cell table:style-name="ce14" office:value-type="string" calcext:value-type="string">
            <text:p>When playing, I was totally concentrated on what I was doing.</text:p>
          </table:table-cell>
          <table:table-cell table:number-columns-repeated="1018"/>
        </table:table-row>
        <table:table-row table:style-name="ro1">
          <table:table-cell table:style-name="ce42" table:formula="of:=HLOOKUP([.B11];[$'a5-weighted'.$A$2:.$AR$16];15; 0)" office:value-type="float" office:value="2.1" calcext:value-type="float">
            <text:p>2.1</text:p>
          </table:table-cell>
          <table:table-cell table:style-name="ce27" office:value-type="string" calcext:value-type="string">
            <text:p>0f6e</text:p>
          </table:table-cell>
          <table:table-cell table:style-name="ce27" office:value-type="string" calcext:value-type="string">
            <text:p>Immersion</text:p>
          </table:table-cell>
          <table:table-cell table:style-name="ce27" office:value-type="string" calcext:value-type="string">
            <text:p>Negative</text:p>
          </table:table-cell>
          <table:table-cell table:style-name="ce14" office:value-type="string" calcext:value-type="string">
            <text:p>ゲームのプレイ中、周囲が気になってゲームに集中できなかった</text:p>
          </table:table-cell>
          <table:table-cell table:style-name="ce14" office:value-type="string" calcext:value-type="string">
            <text:p>When playing, I was often distracted by things around me.</text:p>
          </table:table-cell>
          <table:table-cell table:number-columns-repeated="1018"/>
        </table:table-row>
        <table:table-row table:style-name="ro1">
          <table:table-cell table:style-name="ce42" table:formula="of:=HLOOKUP([.B12];[$'a5-weighted'.$A$2:.$AR$16];15; 0)" office:value-type="float" office:value="2.11111111111111" calcext:value-type="float">
            <text:p>2.1</text:p>
          </table:table-cell>
          <table:table-cell table:style-name="ce27" office:value-type="string" calcext:value-type="string">
            <text:p>56ae</text:p>
          </table:table-cell>
          <table:table-cell table:style-name="ce27" office:value-type="string" calcext:value-type="string">
            <text:p>Immersion</text:p>
          </table:table-cell>
          <table:table-cell table:style-name="ce27" office:value-type="string" calcext:value-type="string">
            <text:p>Positive</text:p>
          </table:table-cell>
          <table:table-cell table:style-name="ce14" office:value-type="string" calcext:value-type="string">
            <text:p>ゲームのプレイ中、時間を忘れていた</text:p>
          </table:table-cell>
          <table:table-cell table:style-name="ce14" office:value-type="string" calcext:value-type="string">
            <text:p>When playing, I lost track of time.</text:p>
          </table:table-cell>
          <table:table-cell table:number-columns-repeated="1018"/>
        </table:table-row>
        <table:table-row table:style-name="ro1">
          <table:table-cell table:style-name="ce42" table:formula="of:=HLOOKUP([.B13];[$'a5-weighted'.$A$2:.$AR$16];15; 0)" office:value-type="float" office:value="1.77777777777778" calcext:value-type="float">
            <text:p>1.8</text:p>
          </table:table-cell>
          <table:table-cell table:style-name="ce27" office:value-type="string" calcext:value-type="string">
            <text:p>162f</text:p>
          </table:table-cell>
          <table:table-cell table:style-name="ce27" office:value-type="string" calcext:value-type="string">
            <text:p>Immersion</text:p>
          </table:table-cell>
          <table:table-cell table:style-name="ce27" office:value-type="string" calcext:value-type="string">
            <text:p>Negative</text:p>
          </table:table-cell>
          <table:table-cell table:style-name="ce14" office:value-type="string" calcext:value-type="string">
            <text:p>時々、ゲームの存在を忘れていた</text:p>
          </table:table-cell>
          <table:table-cell table:style-name="ce14" office:value-type="string" calcext:value-type="string">
            <text:p>Sometimes I forgot the game existed.</text:p>
          </table:table-cell>
          <table:table-cell table:number-columns-repeated="1018"/>
        </table:table-row>
        <table:table-row table:style-name="ro1">
          <table:table-cell table:style-name="ce42" table:formula="of:=HLOOKUP([.B14];[$'a5-weighted'.$A$2:.$AR$16];15; 0)" office:value-type="float" office:value="1.88888888888889" calcext:value-type="float">
            <text:p>1.9</text:p>
          </table:table-cell>
          <table:table-cell table:style-name="ce27" office:value-type="string" calcext:value-type="string">
            <text:p>3d67</text:p>
          </table:table-cell>
          <table:table-cell table:style-name="ce27" office:value-type="string" calcext:value-type="string">
            <text:p>Immersion</text:p>
          </table:table-cell>
          <table:table-cell table:style-name="ce27" office:value-type="string" calcext:value-type="string">
            <text:p>Positive</text:p>
          </table:table-cell>
          <table:table-cell table:style-name="ce14" office:value-type="string" calcext:value-type="string">
            <text:p>ゲームをやめたときはいつでも、またすぐにゲームをはじめたいと思った</text:p>
          </table:table-cell>
          <table:table-cell table:style-name="ce14" office:value-type="string" calcext:value-type="string">
            <text:p>Whenever I stopped playing the game, I can't wait to start playing it again.</text:p>
          </table:table-cell>
          <table:table-cell table:number-columns-repeated="1018"/>
        </table:table-row>
        <table:table-row table:style-name="ro1">
          <table:table-cell table:style-name="ce42" table:formula="of:=HLOOKUP([.B15];[$'a5-weighted'.$A$2:.$AR$16];15; 0)" office:value-type="float" office:value="2.22222222222222" calcext:value-type="float">
            <text:p>2.2</text:p>
          </table:table-cell>
          <table:table-cell table:style-name="ce27" office:value-type="string" calcext:value-type="string">
            <text:p>9672</text:p>
          </table:table-cell>
          <table:table-cell table:style-name="ce27" office:value-type="string" calcext:value-type="string">
            <text:p>Immersion</text:p>
          </table:table-cell>
          <table:table-cell table:style-name="ce27" office:value-type="string" calcext:value-type="string">
            <text:p>Negative</text:p>
          </table:table-cell>
          <table:table-cell table:style-name="ce14" office:value-type="string" calcext:value-type="string">
            <text:p>今回のゲームをもう一度やりたいと思わない</text:p>
          </table:table-cell>
          <table:table-cell table:style-name="ce14" office:value-type="string" calcext:value-type="string">
            <text:p>I don't feel like playing this game again.</text:p>
          </table:table-cell>
          <table:table-cell table:number-columns-repeated="1018"/>
        </table:table-row>
        <table:table-row table:style-name="ro1">
          <table:table-cell table:style-name="ce42" table:formula="of:=HLOOKUP([.B16];[$'a5-weighted'.$A$2:.$AR$16];15; 0)" office:value-type="float" office:value="2.22222222222222" calcext:value-type="float">
            <text:p>2.2</text:p>
          </table:table-cell>
          <table:table-cell table:style-name="ce27" office:value-type="string" calcext:value-type="string">
            <text:p>685e</text:p>
          </table:table-cell>
          <table:table-cell table:style-name="ce27" office:value-type="string" calcext:value-type="string">
            <text:p>Enjoyment</text:p>
          </table:table-cell>
          <table:table-cell table:style-name="ce27" office:value-type="string" calcext:value-type="string">
            <text:p>Positive</text:p>
          </table:table-cell>
          <table:table-cell table:style-name="ce14" office:value-type="string" calcext:value-type="string">
            <text:p>ゲームを楽しめた</text:p>
          </table:table-cell>
          <table:table-cell table:style-name="ce14" office:value-type="string" calcext:value-type="string">
            <text:p>I enjoyed playing the game.</text:p>
          </table:table-cell>
          <table:table-cell table:number-columns-repeated="1018"/>
        </table:table-row>
        <table:table-row table:style-name="ro1">
          <table:table-cell table:style-name="ce42" table:formula="of:=HLOOKUP([.B17];[$'a5-weighted'.$A$2:.$AR$16];15; 0)" office:value-type="float" office:value="2.44444444444444" calcext:value-type="float">
            <text:p>2.4</text:p>
          </table:table-cell>
          <table:table-cell table:style-name="ce27" office:value-type="string" calcext:value-type="string">
            <text:p>9ae6</text:p>
          </table:table-cell>
          <table:table-cell table:style-name="ce27" office:value-type="string" calcext:value-type="string">
            <text:p>Enjoyment</text:p>
          </table:table-cell>
          <table:table-cell table:style-name="ce27" office:value-type="string" calcext:value-type="string">
            <text:p>Negative</text:p>
          </table:table-cell>
          <table:table-cell table:style-name="ce14" office:value-type="string" calcext:value-type="string">
            <text:p>ゲームは退屈だった</text:p>
          </table:table-cell>
          <table:table-cell table:style-name="ce14" office:value-type="string" calcext:value-type="string">
            <text:p>The game is boring.</text:p>
          </table:table-cell>
          <table:table-cell table:number-columns-repeated="1018"/>
        </table:table-row>
        <table:table-row table:style-name="ro1">
          <table:table-cell table:style-name="ce42" table:formula="of:=HLOOKUP([.B18];[$'a5-weighted'.$A$2:.$AR$16];15; 0)" office:value-type="float" office:value="2.6" calcext:value-type="float">
            <text:p>2.6</text:p>
          </table:table-cell>
          <table:table-cell table:style-name="ce27" office:value-type="string" calcext:value-type="string">
            <text:p>09bf</text:p>
          </table:table-cell>
          <table:table-cell table:style-name="ce27" office:value-type="string" calcext:value-type="string">
            <text:p>Enjoyment</text:p>
          </table:table-cell>
          <table:table-cell table:style-name="ce27" office:value-type="string" calcext:value-type="string">
            <text:p>Positive</text:p>
          </table:table-cell>
          <table:table-cell table:style-name="ce14" office:value-type="string" calcext:value-type="string">
            <text:p>ゲームをすることに価値があると思った</text:p>
          </table:table-cell>
          <table:table-cell table:style-name="ce14" office:value-type="string" calcext:value-type="string">
            <text:p>Playing the game is rewarding in itself.</text:p>
          </table:table-cell>
          <table:table-cell table:number-columns-repeated="1018"/>
        </table:table-row>
        <table:table-row table:style-name="ro1">
          <table:table-cell table:style-name="ce42" table:formula="of:=HLOOKUP([.B19];[$'a5-weighted'.$A$2:.$AR$16];15; 0)" office:value-type="float" office:value="2.33333333333333" calcext:value-type="float">
            <text:p>2.3</text:p>
          </table:table-cell>
          <table:table-cell table:style-name="ce27" office:value-type="string" calcext:value-type="string">
            <text:p>6176</text:p>
          </table:table-cell>
          <table:table-cell table:style-name="ce27" office:value-type="string" calcext:value-type="string">
            <text:p>Enjoyment</text:p>
          </table:table-cell>
          <table:table-cell table:style-name="ce27" office:value-type="string" calcext:value-type="string">
            <text:p>Negative</text:p>
          </table:table-cell>
          <table:table-cell table:style-name="ce14" office:value-type="string" calcext:value-type="string">
            <text:p>このような種類のゲームは好きではない</text:p>
          </table:table-cell>
          <table:table-cell table:style-name="ce14" office:value-type="string" calcext:value-type="string">
            <text:p>I do not like this type of game.</text:p>
          </table:table-cell>
          <table:table-cell table:number-columns-repeated="1018"/>
        </table:table-row>
        <table:table-row table:style-name="ro1">
          <table:table-cell table:style-name="ce42" table:formula="of:=HLOOKUP([.B20];[$'a5-weighted'.$A$2:.$AR$16];15; 0)" office:value-type="float" office:value="2.77777777777778" calcext:value-type="float">
            <text:p>2.8</text:p>
          </table:table-cell>
          <table:table-cell table:style-name="ce27" office:value-type="string" calcext:value-type="string">
            <text:p>84f8</text:p>
          </table:table-cell>
          <table:table-cell table:style-name="ce27" office:value-type="string" calcext:value-type="string">
            <text:p>Engagement Satisfaction</text:p>
          </table:table-cell>
          <table:table-cell table:style-name="ce27" office:value-type="string" calcext:value-type="string">
            <text:p>Positive</text:p>
          </table:table-cell>
          <table:table-cell table:style-name="ce14" office:value-type="string" calcext:value-type="string">
            <text:p>刺激を受けた</text:p>
          </table:table-cell>
          <table:table-cell table:style-name="ce14" office:value-type="string" calcext:value-type="string">
            <text:p>I felt stimulated.</text:p>
          </table:table-cell>
          <table:table-cell table:number-columns-repeated="1018"/>
        </table:table-row>
        <table:table-row table:style-name="ro1">
          <table:table-cell table:style-name="ce42" table:formula="of:=HLOOKUP([.B21];[$'a5-weighted'.$A$2:.$AR$16];15; 0)" office:value-type="float" office:value="1.9" calcext:value-type="float">
            <text:p>1.9</text:p>
          </table:table-cell>
          <table:table-cell table:style-name="ce27" office:value-type="string" calcext:value-type="string">
            <text:p>5deb</text:p>
          </table:table-cell>
          <table:table-cell table:style-name="ce27" office:value-type="string" calcext:value-type="string">
            <text:p>Engagement Satisfaction</text:p>
          </table:table-cell>
          <table:table-cell table:style-name="ce27" office:value-type="string" calcext:value-type="string">
            <text:p>Negative</text:p>
          </table:table-cell>
          <table:table-cell table:style-name="ce14" office:value-type="string" calcext:value-type="string">
            <text:p>不満を感じた</text:p>
          </table:table-cell>
          <table:table-cell table:style-name="ce14" office:value-type="string" calcext:value-type="string">
            <text:p>I felt frustrated.</text:p>
          </table:table-cell>
          <table:table-cell table:number-columns-repeated="1018"/>
        </table:table-row>
        <table:table-row table:style-name="ro1">
          <table:table-cell table:style-name="ce42" table:formula="of:=HLOOKUP([.B22];[$'a5-weighted'.$A$2:.$AR$16];15; 0)" office:value-type="float" office:value="2" calcext:value-type="float">
            <text:p>2.0</text:p>
          </table:table-cell>
          <table:table-cell table:style-name="ce27" office:value-type="string" calcext:value-type="string">
            <text:p>f446</text:p>
          </table:table-cell>
          <table:table-cell table:style-name="ce27" office:value-type="string" calcext:value-type="string">
            <text:p>Engagement Satisfaction</text:p>
          </table:table-cell>
          <table:table-cell table:style-name="ce27" office:value-type="string" calcext:value-type="string">
            <text:p>Positive</text:p>
          </table:table-cell>
          <table:table-cell table:style-name="ce14" office:value-type="string" calcext:value-type="string">
            <text:p>ゲームから何かを学んでいると感じた</text:p>
          </table:table-cell>
          <table:table-cell table:style-name="ce14" office:value-type="string" calcext:value-type="string">
            <text:p>I felt that I was learning.</text:p>
          </table:table-cell>
          <table:table-cell table:number-columns-repeated="1018"/>
        </table:table-row>
        <table:table-row table:style-name="ro1">
          <table:table-cell table:style-name="ce42" table:formula="of:=HLOOKUP([.B23];[$'a5-weighted'.$A$2:.$AR$16];15; 0)" office:value-type="float" office:value="2.44444444444444" calcext:value-type="float">
            <text:p>2.4</text:p>
          </table:table-cell>
          <table:table-cell table:style-name="ce27" office:value-type="string" calcext:value-type="string">
            <text:p>69a1</text:p>
          </table:table-cell>
          <table:table-cell table:style-name="ce27" office:value-type="string" calcext:value-type="string">
            <text:p>Engagement Satisfaction</text:p>
          </table:table-cell>
          <table:table-cell table:style-name="ce27" office:value-type="string" calcext:value-type="string">
            <text:p>Negative</text:p>
          </table:table-cell>
          <table:table-cell table:style-name="ce14" office:value-type="string" calcext:value-type="string">
            <text:p>時間の無駄であると感じた</text:p>
          </table:table-cell>
          <table:table-cell table:style-name="ce14" office:value-type="string" calcext:value-type="string">
            <text:p>I found it a waste of time.</text:p>
          </table:table-cell>
          <table:table-cell table:number-columns-repeated="1018"/>
        </table:table-row>
        <table:table-row table:style-name="ro1">
          <table:table-cell table:style-name="ce42" table:formula="of:=HLOOKUP([.B24];[$'a5-weighted'.$A$2:.$AR$16];15; 0)" office:value-type="float" office:value="1" calcext:value-type="float">
            <text:p>1.0</text:p>
          </table:table-cell>
          <table:table-cell table:style-name="ce27" office:value-type="string" calcext:value-type="string">
            <text:p>07d6</text:p>
          </table:table-cell>
          <table:table-cell table:style-name="ce27" office:value-type="string" calcext:value-type="string">
            <text:p>Engagement Satisfaction</text:p>
          </table:table-cell>
          <table:table-cell table:style-name="ce27" office:value-type="string" calcext:value-type="string">
            <text:p>Positive</text:p>
          </table:table-cell>
          <table:table-cell table:style-name="ce14" office:value-type="string" calcext:value-type="string">
            <text:p>上手にゲームができた</text:p>
          </table:table-cell>
          <table:table-cell table:style-name="ce14" office:value-type="string" calcext:value-type="string">
            <text:p>I was good at it.</text:p>
          </table:table-cell>
          <table:table-cell table:number-columns-repeated="1018"/>
        </table:table-row>
        <table:table-row table:style-name="ro1">
          <table:table-cell table:style-name="ce42" table:formula="of:=HLOOKUP([.B25];[$'a5-weighted'.$A$2:.$AR$16];15; 0)" office:value-type="float" office:value="1.9" calcext:value-type="float">
            <text:p>1.9</text:p>
          </table:table-cell>
          <table:table-cell table:style-name="ce27" office:value-type="string" calcext:value-type="string">
            <text:p>411d</text:p>
          </table:table-cell>
          <table:table-cell table:style-name="ce27" office:value-type="string" calcext:value-type="string">
            <text:p>Engagement Satisfaction</text:p>
          </table:table-cell>
          <table:table-cell table:style-name="ce27" office:value-type="string" calcext:value-type="string">
            <text:p>Negative</text:p>
          </table:table-cell>
          <table:table-cell table:style-name="ce14" office:value-type="string" calcext:value-type="string">
            <text:p>面倒だと感じた</text:p>
          </table:table-cell>
          <table:table-cell table:style-name="ce14" office:value-type="string" calcext:value-type="string">
            <text:p>I felt it tiresome.</text:p>
          </table:table-cell>
          <table:table-cell table:number-columns-repeated="1018"/>
        </table:table-row>
        <table:table-row table:style-name="ro1">
          <table:table-cell table:style-name="ce42" table:formula="of:=HLOOKUP([.B26];[$'a5-weighted'.$A$2:.$AR$16];15; 0)" office:value-type="float" office:value="2.22222222222222" calcext:value-type="float">
            <text:p>2.2</text:p>
          </table:table-cell>
          <table:table-cell table:style-name="ce27" office:value-type="string" calcext:value-type="string">
            <text:p>00b3</text:p>
          </table:table-cell>
          <table:table-cell table:style-name="ce27" office:value-type="string" calcext:value-type="string">
            <text:p>Engagement Satisfaction</text:p>
          </table:table-cell>
          <table:table-cell table:style-name="ce27" office:value-type="string" calcext:value-type="string">
            <text:p>Positive</text:p>
          </table:table-cell>
          <table:table-cell table:style-name="ce14" office:value-type="string" calcext:value-type="string">
            <text:p>やる気が出るのを感じた</text:p>
          </table:table-cell>
          <table:table-cell table:style-name="ce14" office:value-type="string" calcext:value-type="string">
            <text:p>I felt energized.</text:p>
          </table:table-cell>
          <table:table-cell table:number-columns-repeated="1018"/>
        </table:table-row>
        <table:table-row table:style-name="ro1">
          <table:table-cell table:style-name="ce42" table:formula="of:=HLOOKUP([.B27];[$'a5-weighted'.$A$2:.$AR$16];15; 0)" office:value-type="float" office:value="2.77777777777778" calcext:value-type="float">
            <text:p>2.8</text:p>
          </table:table-cell>
          <table:table-cell table:style-name="ce27" office:value-type="string" calcext:value-type="string">
            <text:p>b79f</text:p>
          </table:table-cell>
          <table:table-cell table:style-name="ce27" office:value-type="string" calcext:value-type="string">
            <text:p>Engagement Satisfaction</text:p>
          </table:table-cell>
          <table:table-cell table:style-name="ce27" office:value-type="string" calcext:value-type="string">
            <text:p>Negative</text:p>
          </table:table-cell>
          <table:table-cell table:style-name="ce14" office:value-type="string" calcext:value-type="string">
            <text:p>後悔した</text:p>
          </table:table-cell>
          <table:table-cell table:style-name="ce14" office:value-type="string" calcext:value-type="string">
            <text:p>I felt regret.</text:p>
          </table:table-cell>
          <table:table-cell table:number-columns-repeated="1018"/>
        </table:table-row>
        <table:table-row table:style-name="ro1">
          <table:table-cell table:style-name="ce42" table:formula="of:=HLOOKUP([.B28];[$'a5-weighted'.$A$2:.$AR$16];15; 0)" office:value-type="float" office:value="2.9" calcext:value-type="float">
            <text:p>2.9</text:p>
          </table:table-cell>
          <table:table-cell table:style-name="ce27" office:value-type="string" calcext:value-type="string">
            <text:p>1747</text:p>
          </table:table-cell>
          <table:table-cell table:style-name="ce27" office:value-type="string" calcext:value-type="string">
            <text:p>Engagement Satisfaction</text:p>
          </table:table-cell>
          <table:table-cell table:style-name="ce27" office:value-type="string" calcext:value-type="string">
            <text:p>Positive</text:p>
          </table:table-cell>
          <table:table-cell table:style-name="ce14" office:value-type="string" calcext:value-type="string">
            <text:p>良い経験であると感じた</text:p>
          </table:table-cell>
          <table:table-cell table:style-name="ce14" office:value-type="string" calcext:value-type="string">
            <text:p>It felt like a rich experience.</text:p>
          </table:table-cell>
          <table:table-cell table:number-columns-repeated="1018"/>
        </table:table-row>
        <table:table-row table:style-name="ro1">
          <table:table-cell table:style-name="ce42" table:formula="of:=HLOOKUP([.B29];[$'a5-weighted'.$A$2:.$AR$16];15; 0)" office:value-type="float" office:value="2.2" calcext:value-type="float">
            <text:p>2.2</text:p>
          </table:table-cell>
          <table:table-cell table:style-name="ce27" office:value-type="string" calcext:value-type="string">
            <text:p>d5fd</text:p>
          </table:table-cell>
          <table:table-cell table:style-name="ce27" office:value-type="string" calcext:value-type="string">
            <text:p>Engagement Satisfaction</text:p>
          </table:table-cell>
          <table:table-cell table:style-name="ce27" office:value-type="string" calcext:value-type="string">
            <text:p>Negative</text:p>
          </table:table-cell>
          <table:table-cell table:style-name="ce14" office:value-type="string" calcext:value-type="string">
            <text:p>ゲームをしなければ、もっと他に有用なことができたと感じた</text:p>
          </table:table-cell>
          <table:table-cell table:style-name="ce14" office:value-type="string" calcext:value-type="string">
            <text:p>I felt that I could have done more useful things.</text:p>
          </table:table-cell>
          <table:table-cell table:number-columns-repeated="1018"/>
        </table:table-row>
        <table:table-row table:style-name="ro1">
          <table:table-cell table:style-name="ce42" table:formula="of:=HLOOKUP([.B30];[$'a5-weighted'.$A$2:.$AR$16];15; 0)" office:value-type="float" office:value="2.44444444444444" calcext:value-type="float">
            <text:p>2.4</text:p>
          </table:table-cell>
          <table:table-cell table:style-name="ce27" office:value-type="string" calcext:value-type="string">
            <text:p>088b</text:p>
          </table:table-cell>
          <table:table-cell table:style-name="ce27" office:value-type="string" calcext:value-type="string">
            <text:p>Originality</text:p>
          </table:table-cell>
          <table:table-cell table:style-name="ce27" office:value-type="string" calcext:value-type="string">
            <text:p>Positive</text:p>
          </table:table-cell>
          <table:table-cell table:style-name="ce14" office:value-type="string" calcext:value-type="string">
            <text:p>今回のゲームは独創的だと思う</text:p>
          </table:table-cell>
          <table:table-cell table:style-name="ce14" office:value-type="string" calcext:value-type="string">
            <text:p>I think the game is unique or original.</text:p>
          </table:table-cell>
          <table:table-cell table:number-columns-repeated="1018"/>
        </table:table-row>
        <table:table-row table:style-name="ro1">
          <table:table-cell table:style-name="ce42" table:formula="of:=HLOOKUP([.B31];[$'a5-weighted'.$A$2:.$AR$16];15; 0)" office:value-type="float" office:value="1.88888888888889" calcext:value-type="float">
            <text:p>1.9</text:p>
          </table:table-cell>
          <table:table-cell table:style-name="ce27" office:value-type="string" calcext:value-type="string">
            <text:p>e8ba</text:p>
          </table:table-cell>
          <table:table-cell table:style-name="ce27" office:value-type="string" calcext:value-type="string">
            <text:p>Originality</text:p>
          </table:table-cell>
          <table:table-cell table:style-name="ce27" office:value-type="string" calcext:value-type="string">
            <text:p>Negative</text:p>
          </table:table-cell>
          <table:table-cell table:style-name="ce14" office:value-type="string" calcext:value-type="string">
            <text:p>ゲームが印象的だとは感じなかった</text:p>
          </table:table-cell>
          <table:table-cell table:style-name="ce14" office:value-type="string" calcext:value-type="string">
            <text:p>It didn't make an impression on me.</text:p>
          </table:table-cell>
          <table:table-cell table:number-columns-repeated="1018"/>
        </table:table-row>
        <table:table-row table:style-name="ro1">
          <table:table-cell table:style-name="ce42" table:formula="of:=HLOOKUP([.B32];[$'a5-weighted'.$A$2:.$AR$16];15; 0)" office:value-type="float" office:value="1.44444444444444" calcext:value-type="float">
            <text:p>1.4</text:p>
          </table:table-cell>
          <table:table-cell table:style-name="ce27" office:value-type="string" calcext:value-type="string">
            <text:p>8cfe</text:p>
          </table:table-cell>
          <table:table-cell table:style-name="ce27" office:value-type="string" calcext:value-type="string">
            <text:p>Creativity freedom</text:p>
          </table:table-cell>
          <table:table-cell table:style-name="ce27" office:value-type="string" calcext:value-type="string">
            <text:p>Positive</text:p>
          </table:table-cell>
          <table:table-cell table:style-name="ce14" office:value-type="string" calcext:value-type="string">
            <text:p>Freedom 想像力がかき立てられるのを感じた</text:p>
          </table:table-cell>
          <table:table-cell table:style-name="ce14" office:value-type="string" calcext:value-type="string">
            <text:p>I feel the game allows me to be imaginative.</text:p>
          </table:table-cell>
          <table:table-cell table:number-columns-repeated="1018"/>
        </table:table-row>
        <table:table-row table:style-name="ro1">
          <table:table-cell table:style-name="ce42" table:formula="of:=HLOOKUP([.B33];[$'a5-weighted'.$A$2:.$AR$16];15; 0)" office:value-type="float" office:value="1.9" calcext:value-type="float">
            <text:p>1.9</text:p>
          </table:table-cell>
          <table:table-cell table:style-name="ce27" office:value-type="string" calcext:value-type="string">
            <text:p>fb67</text:p>
          </table:table-cell>
          <table:table-cell table:style-name="ce27" office:value-type="string" calcext:value-type="string">
            <text:p>Creativity Freedom</text:p>
          </table:table-cell>
          <table:table-cell table:style-name="ce27" office:value-type="string" calcext:value-type="string">
            <text:p>Negative</text:p>
          </table:table-cell>
          <table:table-cell table:style-name="ce14" office:value-type="string" calcext:value-type="string">
            <text:p>Freedom ゲームをしている間、拘束されているように感じた</text:p>
          </table:table-cell>
          <table:table-cell table:style-name="ce14" office:value-type="string" calcext:value-type="string">
            <text:p>I felt constrained while playing the game.</text:p>
          </table:table-cell>
          <table:table-cell table:number-columns-repeated="1018"/>
        </table:table-row>
        <table:table-row table:style-name="ro1">
          <table:table-cell table:style-name="ce42" table:formula="of:=HLOOKUP([.B34];[$'a5-weighted'.$A$2:.$AR$16];15; 0)" office:value-type="float" office:value="0.777777777777778" calcext:value-type="float">
            <text:p>0.8</text:p>
          </table:table-cell>
          <table:table-cell table:style-name="ce27" office:value-type="string" calcext:value-type="string">
            <text:p>124d</text:p>
          </table:table-cell>
          <table:table-cell table:style-name="ce27" office:value-type="string" calcext:value-type="string">
            <text:p>Creativity Freedom</text:p>
          </table:table-cell>
          <table:table-cell table:style-name="ce27" office:value-type="string" calcext:value-type="string">
            <text:p>Positive</text:p>
          </table:table-cell>
          <table:table-cell table:style-name="ce14" office:value-type="string" calcext:value-type="string">
            <text:p>Freedom 自分で独自のルールを設定して遊んだ</text:p>
          </table:table-cell>
          <table:table-cell table:style-name="ce14" office:value-type="string" calcext:value-type="string">
            <text:p>I played with my own rules.</text:p>
          </table:table-cell>
          <table:table-cell table:number-columns-repeated="1018"/>
        </table:table-row>
        <table:table-row table:style-name="ro1">
          <table:table-cell table:style-name="ce42" table:formula="of:=HLOOKUP([.B35];[$'a5-weighted'.$A$2:.$AR$16];15; 0)" office:value-type="float" office:value="1.66666666666667" calcext:value-type="float">
            <text:p>1.7</text:p>
          </table:table-cell>
          <table:table-cell table:style-name="ce27" office:value-type="string" calcext:value-type="string">
            <text:p>0a51</text:p>
          </table:table-cell>
          <table:table-cell table:style-name="ce27" office:value-type="string" calcext:value-type="string">
            <text:p>Creativity Freedom</text:p>
          </table:table-cell>
          <table:table-cell table:style-name="ce27" office:value-type="string" calcext:value-type="string">
            <text:p>Negative</text:p>
          </table:table-cell>
          <table:table-cell table:style-name="ce14" office:value-type="string" calcext:value-type="string">
            <text:p>Freedom 自由にできることが無かった</text:p>
          </table:table-cell>
          <table:table-cell table:style-name="ce14" office:value-type="string" calcext:value-type="string">
            <text:p>The game doesn't give me freedom.</text:p>
          </table:table-cell>
          <table:table-cell table:number-columns-repeated="1018"/>
        </table:table-row>
        <table:table-row table:style-name="ro1">
          <table:table-cell table:style-name="ce42" table:formula="of:=HLOOKUP([.B36];[$'a5-weighted'.$A$2:.$AR$16];15; 0)" office:value-type="float" office:value="2.22222222222222" calcext:value-type="float">
            <text:p>2.2</text:p>
          </table:table-cell>
          <table:table-cell table:style-name="ce27" office:value-type="string" calcext:value-type="string">
            <text:p>5a1e</text:p>
          </table:table-cell>
          <table:table-cell table:style-name="ce27" office:value-type="string" calcext:value-type="string">
            <text:p>Exploration</text:p>
          </table:table-cell>
          <table:table-cell table:style-name="ce27" office:value-type="string" calcext:value-type="string">
            <text:p>Positive</text:p>
          </table:table-cell>
          <table:table-cell table:style-name="ce14" office:value-type="string" calcext:value-type="string">
            <text:p>ゲーム内で色々と試すことができると感じた</text:p>
          </table:table-cell>
          <table:table-cell table:style-name="ce14" office:value-type="string" calcext:value-type="string">
            <text:p>I felt that I could explore things.</text:p>
          </table:table-cell>
          <table:table-cell table:number-columns-repeated="1018"/>
        </table:table-row>
        <table:table-row table:style-name="ro1">
          <table:table-cell table:style-name="ce42" table:formula="of:=HLOOKUP([.B37];[$'a5-weighted'.$A$2:.$AR$16];15; 0)" office:value-type="float" office:value="2.66666666666667" calcext:value-type="float">
            <text:p>2.7</text:p>
          </table:table-cell>
          <table:table-cell table:style-name="ce27" office:value-type="string" calcext:value-type="string">
            <text:p>e764</text:p>
          </table:table-cell>
          <table:table-cell table:style-name="ce27" office:value-type="string" calcext:value-type="string">
            <text:p>Exploration</text:p>
          </table:table-cell>
          <table:table-cell table:style-name="ce27" office:value-type="string" calcext:value-type="string">
            <text:p>Negative</text:p>
          </table:table-cell>
          <table:table-cell table:style-name="ce14" office:value-type="string" calcext:value-type="string">
            <text:p>何をすべきかわからず混乱した</text:p>
          </table:table-cell>
          <table:table-cell table:style-name="ce14" office:value-type="string" calcext:value-type="string">
            <text:p>I felt disoriented.</text:p>
          </table:table-cell>
          <table:table-cell table:number-columns-repeated="1018"/>
        </table:table-row>
        <table:table-row table:style-name="ro1">
          <table:table-cell table:style-name="ce42" table:formula="of:=HLOOKUP([.B38];[$'a5-weighted'.$A$2:.$AR$16];15; 0)" office:value-type="float" office:value="2" calcext:value-type="float">
            <text:p>2.0</text:p>
          </table:table-cell>
          <table:table-cell table:style-name="ce27" office:value-type="string" calcext:value-type="string">
            <text:p>7d06</text:p>
          </table:table-cell>
          <table:table-cell table:style-name="ce27" office:value-type="string" calcext:value-type="string">
            <text:p>Challenge</text:p>
          </table:table-cell>
          <table:table-cell table:style-name="ce27" office:value-type="string" calcext:value-type="string">
            <text:p>Positive</text:p>
          </table:table-cell>
          <table:table-cell table:style-name="ce14" office:value-type="string" calcext:value-type="string">
            <text:p>やりがいがあると感じた</text:p>
          </table:table-cell>
          <table:table-cell table:style-name="ce14" office:value-type="string" calcext:value-type="string">
            <text:p>I felt challenged.</text:p>
          </table:table-cell>
          <table:table-cell table:number-columns-repeated="1018"/>
        </table:table-row>
        <table:table-row table:style-name="ro1">
          <table:table-cell table:style-name="ce42" table:formula="of:=HLOOKUP([.B39];[$'a5-weighted'.$A$2:.$AR$16];15; 0)" office:value-type="float" office:value="2.2" calcext:value-type="float">
            <text:p>2.2</text:p>
          </table:table-cell>
          <table:table-cell table:style-name="ce27" office:value-type="string" calcext:value-type="string">
            <text:p>c05b</text:p>
          </table:table-cell>
          <table:table-cell table:style-name="ce27" office:value-type="string" calcext:value-type="string">
            <text:p>Challenge</text:p>
          </table:table-cell>
          <table:table-cell table:style-name="ce27" office:value-type="string" calcext:value-type="string">
            <text:p>Negative</text:p>
          </table:table-cell>
          <table:table-cell table:style-name="ce14" office:value-type="string" calcext:value-type="string">
            <text:p>難しいと感じた</text:p>
          </table:table-cell>
          <table:table-cell table:style-name="ce14" office:value-type="string" calcext:value-type="string">
            <text:p>The game was difficult.</text:p>
          </table:table-cell>
          <table:table-cell table:number-columns-repeated="1018"/>
        </table:table-row>
        <table:table-row table:style-name="ro1">
          <table:table-cell table:style-name="ce42" table:formula="of:=HLOOKUP([.B40];[$'a5-weighted'.$A$2:.$AR$16];15; 0)" office:value-type="float" office:value="2.2" calcext:value-type="float">
            <text:p>2.2</text:p>
          </table:table-cell>
          <table:table-cell table:style-name="ce27" office:value-type="string" calcext:value-type="string">
            <text:p>9ef8</text:p>
          </table:table-cell>
          <table:table-cell table:style-name="ce27" office:value-type="string" calcext:value-type="string">
            <text:p>Challenge</text:p>
          </table:table-cell>
          <table:table-cell table:style-name="ce27" office:value-type="string" calcext:value-type="string">
            <text:p>Positive</text:p>
          </table:table-cell>
          <table:table-cell table:style-name="ce14" office:value-type="string" calcext:value-type="string">
            <text:p>ゲームにおいて可能な限り色々やりたいと思った</text:p>
          </table:table-cell>
          <table:table-cell table:style-name="ce14" office:value-type="string" calcext:value-type="string">
            <text:p>I wanted to do as well as possible during the game.</text:p>
          </table:table-cell>
          <table:table-cell table:number-columns-repeated="1018"/>
        </table:table-row>
        <table:table-row table:style-name="ro1">
          <table:table-cell table:style-name="ce42" table:formula="of:=HLOOKUP([.B41];[$'a5-weighted'.$A$2:.$AR$16];15; 0)" office:value-type="float" office:value="1.8" calcext:value-type="float">
            <text:p>1.8</text:p>
          </table:table-cell>
          <table:table-cell table:style-name="ce27" office:value-type="string" calcext:value-type="string">
            <text:p>2c92</text:p>
          </table:table-cell>
          <table:table-cell table:style-name="ce27" office:value-type="string" calcext:value-type="string">
            <text:p>Challenge</text:p>
          </table:table-cell>
          <table:table-cell table:style-name="ce27" office:value-type="string" calcext:value-type="string">
            <text:p>Negative</text:p>
          </table:table-cell>
          <table:table-cell table:style-name="ce14" office:value-type="string" calcext:value-type="string">
            <text:p>ストレスを感じた</text:p>
          </table:table-cell>
          <table:table-cell table:style-name="ce14" office:value-type="string" calcext:value-type="string">
            <text:p>I felt pressured.</text:p>
          </table:table-cell>
          <table:table-cell table:number-columns-repeated="1018"/>
        </table:table-row>
        <table:table-row table:style-name="ro1">
          <table:table-cell table:style-name="ce42" table:formula="of:=HLOOKUP([.B42];[$'a5-weighted'.$A$2:.$AR$16];15; 0)" office:value-type="float" office:value="2.2" calcext:value-type="float">
            <text:p>2.2</text:p>
          </table:table-cell>
          <table:table-cell table:style-name="ce27" office:value-type="string" calcext:value-type="string">
            <text:p>545c</text:p>
          </table:table-cell>
          <table:table-cell table:style-name="ce27" office:value-type="string" calcext:value-type="string">
            <text:p>Challenge</text:p>
          </table:table-cell>
          <table:table-cell table:style-name="ce27" office:value-type="string" calcext:value-type="string">
            <text:p>Positive</text:p>
          </table:table-cell>
          <table:table-cell table:style-name="ce14" office:value-type="string" calcext:value-type="string">
            <text:p>ゲームを進めていくにつれてやりたいという気持ちが強くなっていった</text:p>
          </table:table-cell>
          <table:table-cell table:style-name="ce14" office:value-type="string" calcext:value-type="string">
            <text:p>I feel the game constantly motivates me to proceed further to the next stage or level.</text:p>
          </table:table-cell>
          <table:table-cell table:number-columns-repeated="1018"/>
        </table:table-row>
        <table:table-row table:style-name="ro1">
          <table:table-cell table:style-name="ce42" table:formula="of:=HLOOKUP([.B43];[$'a5-weighted'.$A$2:.$AR$16];15; 0)" office:value-type="float" office:value="2" calcext:value-type="float">
            <text:p>2.0</text:p>
          </table:table-cell>
          <table:table-cell table:style-name="ce27" office:value-type="string" calcext:value-type="string">
            <text:p>a080</text:p>
          </table:table-cell>
          <table:table-cell table:style-name="ce27" office:value-type="string" calcext:value-type="string">
            <text:p>Challenge</text:p>
          </table:table-cell>
          <table:table-cell table:style-name="ce27" office:value-type="string" calcext:value-type="string">
            <text:p>Negative</text:p>
          </table:table-cell>
          <table:table-cell table:style-name="ce14" office:value-type="string" calcext:value-type="string">
            <text:p>簡単すぎた</text:p>
          </table:table-cell>
          <table:table-cell table:style-name="ce14" office:value-type="string" calcext:value-type="string">
            <text:p>The game was too easy.</text:p>
          </table:table-cell>
          <table:table-cell table:number-columns-repeated="1018"/>
        </table:table-row>
        <table:table-row table:style-name="ro1">
          <table:table-cell table:style-name="ce42" table:formula="of:=HLOOKUP([.B44];[$'a5-weighted'.$A$2:.$AR$16];15; 0)" office:value-type="float" office:value="2.44444444444444" calcext:value-type="float">
            <text:p>2.4</text:p>
          </table:table-cell>
          <table:table-cell table:style-name="ce27" office:value-type="string" calcext:value-type="string">
            <text:p>8a68</text:p>
          </table:table-cell>
          <table:table-cell table:style-name="ce27" office:value-type="string" calcext:value-type="string">
            <text:p>Challenge</text:p>
          </table:table-cell>
          <table:table-cell table:style-name="ce27" office:value-type="string" calcext:value-type="string">
            <text:p>Positive</text:p>
          </table:table-cell>
          <table:table-cell table:style-name="ce14" office:value-type="string" calcext:value-type="string">
            <text:p>ゲームで求められていないことでも、自分自身で色々とチャレンジしようとした</text:p>
          </table:table-cell>
          <table:table-cell table:style-name="ce14" office:value-type="string" calcext:value-type="string">
            <text:p>I challenged myself even if the game did not require it.</text:p>
          </table:table-cell>
          <table:table-cell table:number-columns-repeated="1018"/>
        </table:table-row>
        <table:table-row table:style-name="ro1">
          <table:table-cell table:style-name="ce42" table:formula="of:=HLOOKUP([.B45];[$'a5-weighted'.$A$2:.$AR$16];15; 0)" office:value-type="float" office:value="2" calcext:value-type="float">
            <text:p>2.0</text:p>
          </table:table-cell>
          <table:table-cell table:style-name="ce27" office:value-type="string" calcext:value-type="string">
            <text:p>b064</text:p>
          </table:table-cell>
          <table:table-cell table:style-name="ce27" office:value-type="string" calcext:value-type="string">
            <text:p>Challenge</text:p>
          </table:table-cell>
          <table:table-cell table:style-name="ce27" office:value-type="string" calcext:value-type="string">
            <text:p>Negative</text:p>
          </table:table-cell>
          <table:table-cell table:style-name="ce14" office:value-type="string" calcext:value-type="string">
            <text:p>ゲーム中に何もしていない時間があった</text:p>
          </table:table-cell>
          <table:table-cell table:style-name="ce14" office:value-type="string" calcext:value-type="string">
            <text:p>There was time when I was doing nothing in the game.</text:p>
          </table:table-cell>
          <table:table-cell table:number-columns-repeated="1018"/>
        </table:table-row>
        <table:table-row table:style-name="ro1" table:number-rows-repeated="955">
          <table:table-cell table:style-name="ce80"/>
          <table:table-cell table:style-name="ce5"/>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Copy of a5-questions" table:style-name="ta12">
        <table:table-column table:style-name="co20" table:default-cell-style-name="Default"/>
        <table:table-column table:style-name="co7" table:default-cell-style-name="Default"/>
        <table:table-column table:style-name="co21" table:default-cell-style-name="Default"/>
        <table:table-column table:style-name="co17" table:default-cell-style-name="Default"/>
        <table:table-column table:style-name="co22" table:default-cell-style-name="Default"/>
        <table:table-column table:style-name="co23" table:default-cell-style-name="Default"/>
        <table:table-column table:style-name="co6" table:number-columns-repeated="1018" table:default-cell-style-name="Default"/>
        <table:table-row table:style-name="ro1">
          <table:table-cell table:style-name="ce79" office:value-type="string" calcext:value-type="string">
            <text:p>score</text:p>
          </table:table-cell>
          <table:table-cell table:style-name="ce81" office:value-type="string" calcext:value-type="string">
            <text:p>code</text:p>
          </table:table-cell>
          <table:table-cell table:style-name="ce1" office:value-type="string" calcext:value-type="string">
            <text:p>category</text:p>
          </table:table-cell>
          <table:table-cell table:style-name="ce1" office:value-type="string" calcext:value-type="string">
            <text:p>type</text:p>
          </table:table-cell>
          <table:table-cell table:number-columns-repeated="1020"/>
        </table:table-row>
        <table:table-row table:style-name="ro1">
          <table:table-cell table:style-name="ce42" office:value-type="float" office:value="2.44444444444444" calcext:value-type="float">
            <text:p>2.4</text:p>
          </table:table-cell>
          <table:table-cell table:style-name="ce27" office:value-type="string" calcext:value-type="string">
            <text:p>8a68</text:p>
          </table:table-cell>
          <table:table-cell table:style-name="ce27" office:value-type="string" calcext:value-type="string">
            <text:p>Challenge</text:p>
          </table:table-cell>
          <table:table-cell table:style-name="ce27" office:value-type="string" calcext:value-type="string">
            <text:p>Positive</text:p>
          </table:table-cell>
          <table:table-cell table:style-name="ce14" office:value-type="string" calcext:value-type="string">
            <text:p>ゲームで求められていないことでも、自分自身で色々とチャレンジしようとした</text:p>
          </table:table-cell>
          <table:table-cell table:style-name="ce14" office:value-type="string" calcext:value-type="string">
            <text:p>I challenged myself even if the game did not require it.</text:p>
          </table:table-cell>
          <table:table-cell table:number-columns-repeated="1018"/>
        </table:table-row>
        <table:table-row table:style-name="ro1">
          <table:table-cell table:style-name="ce42" office:value-type="float" office:value="2.2" calcext:value-type="float">
            <text:p>2.2</text:p>
          </table:table-cell>
          <table:table-cell table:style-name="ce27" office:value-type="string" calcext:value-type="string">
            <text:p>c05b</text:p>
          </table:table-cell>
          <table:table-cell table:style-name="ce27" office:value-type="string" calcext:value-type="string">
            <text:p>Challenge</text:p>
          </table:table-cell>
          <table:table-cell table:style-name="ce27" office:value-type="string" calcext:value-type="string">
            <text:p>Negative</text:p>
          </table:table-cell>
          <table:table-cell table:style-name="ce14" office:value-type="string" calcext:value-type="string">
            <text:p>難しいと感じた</text:p>
          </table:table-cell>
          <table:table-cell table:style-name="ce14" office:value-type="string" calcext:value-type="string">
            <text:p>The game was difficult.</text:p>
          </table:table-cell>
          <table:table-cell table:number-columns-repeated="1018"/>
        </table:table-row>
        <table:table-row table:style-name="ro1">
          <table:table-cell table:style-name="ce42" office:value-type="float" office:value="2.2" calcext:value-type="float">
            <text:p>2.2</text:p>
          </table:table-cell>
          <table:table-cell table:style-name="ce27" office:value-type="string" calcext:value-type="string">
            <text:p>9ef8</text:p>
          </table:table-cell>
          <table:table-cell table:style-name="ce27" office:value-type="string" calcext:value-type="string">
            <text:p>Challenge</text:p>
          </table:table-cell>
          <table:table-cell table:style-name="ce27" office:value-type="string" calcext:value-type="string">
            <text:p>Positive</text:p>
          </table:table-cell>
          <table:table-cell table:style-name="ce14" office:value-type="string" calcext:value-type="string">
            <text:p>ゲームにおいて可能な限り色々やりたいと思った</text:p>
          </table:table-cell>
          <table:table-cell table:style-name="ce14" office:value-type="string" calcext:value-type="string">
            <text:p>I wanted to do as well as possible during the game.</text:p>
          </table:table-cell>
          <table:table-cell table:number-columns-repeated="1018"/>
        </table:table-row>
        <table:table-row table:style-name="ro1">
          <table:table-cell table:style-name="ce42" office:value-type="float" office:value="2.2" calcext:value-type="float">
            <text:p>2.2</text:p>
          </table:table-cell>
          <table:table-cell table:style-name="ce27" office:value-type="string" calcext:value-type="string">
            <text:p>545c</text:p>
          </table:table-cell>
          <table:table-cell table:style-name="ce27" office:value-type="string" calcext:value-type="string">
            <text:p>Challenge</text:p>
          </table:table-cell>
          <table:table-cell table:style-name="ce27" office:value-type="string" calcext:value-type="string">
            <text:p>Positive</text:p>
          </table:table-cell>
          <table:table-cell table:style-name="ce14" office:value-type="string" calcext:value-type="string">
            <text:p>ゲームを進めていくにつれてやりたいという気持ちが強くなっていった</text:p>
          </table:table-cell>
          <table:table-cell table:style-name="ce14" office:value-type="string" calcext:value-type="string">
            <text:p>I feel the game constantly motivates me to proceed further to the next stage or level.</text:p>
          </table:table-cell>
          <table:table-cell table:number-columns-repeated="1018"/>
        </table:table-row>
        <table:table-row table:style-name="ro1">
          <table:table-cell table:style-name="ce42" office:value-type="float" office:value="2" calcext:value-type="float">
            <text:p>2.0</text:p>
          </table:table-cell>
          <table:table-cell table:style-name="ce27" office:value-type="string" calcext:value-type="string">
            <text:p>7d06</text:p>
          </table:table-cell>
          <table:table-cell table:style-name="ce27" office:value-type="string" calcext:value-type="string">
            <text:p>Challenge</text:p>
          </table:table-cell>
          <table:table-cell table:style-name="ce27" office:value-type="string" calcext:value-type="string">
            <text:p>Positive</text:p>
          </table:table-cell>
          <table:table-cell table:style-name="ce14" office:value-type="string" calcext:value-type="string">
            <text:p>やりがいがあると感じた</text:p>
          </table:table-cell>
          <table:table-cell table:style-name="ce14" office:value-type="string" calcext:value-type="string">
            <text:p>I felt challenged.</text:p>
          </table:table-cell>
          <table:table-cell table:number-columns-repeated="1018"/>
        </table:table-row>
        <table:table-row table:style-name="ro1">
          <table:table-cell table:style-name="ce42" office:value-type="float" office:value="2" calcext:value-type="float">
            <text:p>2.0</text:p>
          </table:table-cell>
          <table:table-cell table:style-name="ce27" office:value-type="string" calcext:value-type="string">
            <text:p>a080</text:p>
          </table:table-cell>
          <table:table-cell table:style-name="ce27" office:value-type="string" calcext:value-type="string">
            <text:p>Challenge</text:p>
          </table:table-cell>
          <table:table-cell table:style-name="ce27" office:value-type="string" calcext:value-type="string">
            <text:p>Negative</text:p>
          </table:table-cell>
          <table:table-cell table:style-name="ce14" office:value-type="string" calcext:value-type="string">
            <text:p>簡単すぎた</text:p>
          </table:table-cell>
          <table:table-cell table:style-name="ce14" office:value-type="string" calcext:value-type="string">
            <text:p>The game was too easy.</text:p>
          </table:table-cell>
          <table:table-cell table:number-columns-repeated="1018"/>
        </table:table-row>
        <table:table-row table:style-name="ro1">
          <table:table-cell table:style-name="ce42" office:value-type="float" office:value="2" calcext:value-type="float">
            <text:p>2.0</text:p>
          </table:table-cell>
          <table:table-cell table:style-name="ce27" office:value-type="string" calcext:value-type="string">
            <text:p>b064</text:p>
          </table:table-cell>
          <table:table-cell table:style-name="ce27" office:value-type="string" calcext:value-type="string">
            <text:p>Challenge</text:p>
          </table:table-cell>
          <table:table-cell table:style-name="ce27" office:value-type="string" calcext:value-type="string">
            <text:p>Negative</text:p>
          </table:table-cell>
          <table:table-cell table:style-name="ce14" office:value-type="string" calcext:value-type="string">
            <text:p>ゲーム中に何もしていない時間があった</text:p>
          </table:table-cell>
          <table:table-cell table:style-name="ce14" office:value-type="string" calcext:value-type="string">
            <text:p>There was time when I was doing nothing in the game.</text:p>
          </table:table-cell>
          <table:table-cell table:number-columns-repeated="1018"/>
        </table:table-row>
        <table:table-row table:style-name="ro1">
          <table:table-cell table:style-name="ce42" office:value-type="float" office:value="1.8" calcext:value-type="float">
            <text:p>1.8</text:p>
          </table:table-cell>
          <table:table-cell table:style-name="ce27" office:value-type="string" calcext:value-type="string">
            <text:p>2c92</text:p>
          </table:table-cell>
          <table:table-cell table:style-name="ce27" office:value-type="string" calcext:value-type="string">
            <text:p>Challenge</text:p>
          </table:table-cell>
          <table:table-cell table:style-name="ce27" office:value-type="string" calcext:value-type="string">
            <text:p>Negative</text:p>
          </table:table-cell>
          <table:table-cell table:style-name="ce14" office:value-type="string" calcext:value-type="string">
            <text:p>ストレスを感じた</text:p>
          </table:table-cell>
          <table:table-cell table:style-name="ce14" office:value-type="string" calcext:value-type="string">
            <text:p>I felt pressured.</text:p>
          </table:table-cell>
          <table:table-cell table:number-columns-repeated="1018"/>
        </table:table-row>
        <table:table-row table:style-name="ro1">
          <table:table-cell table:style-name="ce42" office:value-type="float" office:value="1.9" calcext:value-type="float">
            <text:p>1.9</text:p>
          </table:table-cell>
          <table:table-cell table:style-name="ce27" office:value-type="string" calcext:value-type="string">
            <text:p>fb67</text:p>
          </table:table-cell>
          <table:table-cell table:style-name="ce27" office:value-type="string" calcext:value-type="string">
            <text:p>Creativity Freedom</text:p>
          </table:table-cell>
          <table:table-cell table:style-name="ce27" office:value-type="string" calcext:value-type="string">
            <text:p>Negative</text:p>
          </table:table-cell>
          <table:table-cell table:style-name="ce14" office:value-type="string" calcext:value-type="string">
            <text:p>Freedom ゲームをしている間、拘束されているように感じた</text:p>
          </table:table-cell>
          <table:table-cell table:style-name="ce14" office:value-type="string" calcext:value-type="string">
            <text:p>I felt constrained while playing the game.</text:p>
          </table:table-cell>
          <table:table-cell table:number-columns-repeated="1018"/>
        </table:table-row>
        <table:table-row table:style-name="ro1">
          <table:table-cell table:style-name="ce42" office:value-type="float" office:value="1.66666666666667" calcext:value-type="float">
            <text:p>1.7</text:p>
          </table:table-cell>
          <table:table-cell table:style-name="ce27" office:value-type="string" calcext:value-type="string">
            <text:p>0a51</text:p>
          </table:table-cell>
          <table:table-cell table:style-name="ce27" office:value-type="string" calcext:value-type="string">
            <text:p>Creativity Freedom</text:p>
          </table:table-cell>
          <table:table-cell table:style-name="ce27" office:value-type="string" calcext:value-type="string">
            <text:p>Negative</text:p>
          </table:table-cell>
          <table:table-cell table:style-name="ce14" office:value-type="string" calcext:value-type="string">
            <text:p>Freedom 自由にできることが無かった</text:p>
          </table:table-cell>
          <table:table-cell table:style-name="ce14" office:value-type="string" calcext:value-type="string">
            <text:p>The game doesn't give me freedom.</text:p>
          </table:table-cell>
          <table:table-cell table:number-columns-repeated="1018"/>
        </table:table-row>
        <table:table-row table:style-name="ro1">
          <table:table-cell table:style-name="ce42" office:value-type="float" office:value="1.44444444444444" calcext:value-type="float">
            <text:p>1.4</text:p>
          </table:table-cell>
          <table:table-cell table:style-name="ce27" office:value-type="string" calcext:value-type="string">
            <text:p>8cfe</text:p>
          </table:table-cell>
          <table:table-cell table:style-name="ce27" office:value-type="string" calcext:value-type="string">
            <text:p>Creativity freedom</text:p>
          </table:table-cell>
          <table:table-cell table:style-name="ce27" office:value-type="string" calcext:value-type="string">
            <text:p>Positive</text:p>
          </table:table-cell>
          <table:table-cell table:style-name="ce14" office:value-type="string" calcext:value-type="string">
            <text:p>Freedom 想像力がかき立てられるのを感じた</text:p>
          </table:table-cell>
          <table:table-cell table:style-name="ce14" office:value-type="string" calcext:value-type="string">
            <text:p>I feel the game allows me to be imaginative.</text:p>
          </table:table-cell>
          <table:table-cell table:number-columns-repeated="1018"/>
        </table:table-row>
        <table:table-row table:style-name="ro1">
          <table:table-cell table:style-name="ce42" office:value-type="float" office:value="0.777777777777778" calcext:value-type="float">
            <text:p>0.8</text:p>
          </table:table-cell>
          <table:table-cell table:style-name="ce27" office:value-type="string" calcext:value-type="string">
            <text:p>124d</text:p>
          </table:table-cell>
          <table:table-cell table:style-name="ce27" office:value-type="string" calcext:value-type="string">
            <text:p>Creativity Freedom</text:p>
          </table:table-cell>
          <table:table-cell table:style-name="ce27" office:value-type="string" calcext:value-type="string">
            <text:p>Positive</text:p>
          </table:table-cell>
          <table:table-cell table:style-name="ce14" office:value-type="string" calcext:value-type="string">
            <text:p>Freedom 自分で独自のルールを設定して遊んだ</text:p>
          </table:table-cell>
          <table:table-cell table:style-name="ce14" office:value-type="string" calcext:value-type="string">
            <text:p>I played with my own rules.</text:p>
          </table:table-cell>
          <table:table-cell table:number-columns-repeated="1018"/>
        </table:table-row>
        <table:table-row table:style-name="ro1">
          <table:table-cell table:style-name="ce42" office:value-type="float" office:value="2.9" calcext:value-type="float">
            <text:p>2.9</text:p>
          </table:table-cell>
          <table:table-cell table:style-name="ce27" office:value-type="string" calcext:value-type="string">
            <text:p>1747</text:p>
          </table:table-cell>
          <table:table-cell table:style-name="ce27" office:value-type="string" calcext:value-type="string">
            <text:p>Engagement Satisfaction</text:p>
          </table:table-cell>
          <table:table-cell table:style-name="ce27" office:value-type="string" calcext:value-type="string">
            <text:p>Positive</text:p>
          </table:table-cell>
          <table:table-cell table:style-name="ce14" office:value-type="string" calcext:value-type="string">
            <text:p>良い経験であると感じた</text:p>
          </table:table-cell>
          <table:table-cell table:style-name="ce14" office:value-type="string" calcext:value-type="string">
            <text:p>It felt like a rich experience.</text:p>
          </table:table-cell>
          <table:table-cell table:number-columns-repeated="1018"/>
        </table:table-row>
        <table:table-row table:style-name="ro1">
          <table:table-cell table:style-name="ce42" office:value-type="float" office:value="2.77777777777778" calcext:value-type="float">
            <text:p>2.8</text:p>
          </table:table-cell>
          <table:table-cell table:style-name="ce27" office:value-type="string" calcext:value-type="string">
            <text:p>84f8</text:p>
          </table:table-cell>
          <table:table-cell table:style-name="ce27" office:value-type="string" calcext:value-type="string">
            <text:p>Engagement Satisfaction</text:p>
          </table:table-cell>
          <table:table-cell table:style-name="ce27" office:value-type="string" calcext:value-type="string">
            <text:p>Positive</text:p>
          </table:table-cell>
          <table:table-cell table:style-name="ce14" office:value-type="string" calcext:value-type="string">
            <text:p>刺激を受けた</text:p>
          </table:table-cell>
          <table:table-cell table:style-name="ce14" office:value-type="string" calcext:value-type="string">
            <text:p>I felt stimulated.</text:p>
          </table:table-cell>
          <table:table-cell table:number-columns-repeated="1018"/>
        </table:table-row>
        <table:table-row table:style-name="ro1">
          <table:table-cell table:style-name="ce42" office:value-type="float" office:value="2.77777777777778" calcext:value-type="float">
            <text:p>2.8</text:p>
          </table:table-cell>
          <table:table-cell table:style-name="ce27" office:value-type="string" calcext:value-type="string">
            <text:p>b79f</text:p>
          </table:table-cell>
          <table:table-cell table:style-name="ce27" office:value-type="string" calcext:value-type="string">
            <text:p>Engagement Satisfaction</text:p>
          </table:table-cell>
          <table:table-cell table:style-name="ce27" office:value-type="string" calcext:value-type="string">
            <text:p>Negative</text:p>
          </table:table-cell>
          <table:table-cell table:style-name="ce14" office:value-type="string" calcext:value-type="string">
            <text:p>後悔した</text:p>
          </table:table-cell>
          <table:table-cell table:style-name="ce14" office:value-type="string" calcext:value-type="string">
            <text:p>I felt regret.</text:p>
          </table:table-cell>
          <table:table-cell table:number-columns-repeated="1018"/>
        </table:table-row>
        <table:table-row table:style-name="ro1">
          <table:table-cell table:style-name="ce42" office:value-type="float" office:value="2.44444444444444" calcext:value-type="float">
            <text:p>2.4</text:p>
          </table:table-cell>
          <table:table-cell table:style-name="ce27" office:value-type="string" calcext:value-type="string">
            <text:p>69a1</text:p>
          </table:table-cell>
          <table:table-cell table:style-name="ce27" office:value-type="string" calcext:value-type="string">
            <text:p>Engagement Satisfaction</text:p>
          </table:table-cell>
          <table:table-cell table:style-name="ce27" office:value-type="string" calcext:value-type="string">
            <text:p>Negative</text:p>
          </table:table-cell>
          <table:table-cell table:style-name="ce14" office:value-type="string" calcext:value-type="string">
            <text:p>時間の無駄であると感じた</text:p>
          </table:table-cell>
          <table:table-cell table:style-name="ce14" office:value-type="string" calcext:value-type="string">
            <text:p>I found it a waste of time.</text:p>
          </table:table-cell>
          <table:table-cell table:number-columns-repeated="1018"/>
        </table:table-row>
        <table:table-row table:style-name="ro1">
          <table:table-cell table:style-name="ce42" office:value-type="float" office:value="2.22222222222222" calcext:value-type="float">
            <text:p>2.2</text:p>
          </table:table-cell>
          <table:table-cell table:style-name="ce27" office:value-type="string" calcext:value-type="string">
            <text:p>00b3</text:p>
          </table:table-cell>
          <table:table-cell table:style-name="ce27" office:value-type="string" calcext:value-type="string">
            <text:p>Engagement Satisfaction</text:p>
          </table:table-cell>
          <table:table-cell table:style-name="ce27" office:value-type="string" calcext:value-type="string">
            <text:p>Positive</text:p>
          </table:table-cell>
          <table:table-cell table:style-name="ce14" office:value-type="string" calcext:value-type="string">
            <text:p>やる気が出るのを感じた</text:p>
          </table:table-cell>
          <table:table-cell table:style-name="ce14" office:value-type="string" calcext:value-type="string">
            <text:p>I felt energized.</text:p>
          </table:table-cell>
          <table:table-cell table:number-columns-repeated="1018"/>
        </table:table-row>
        <table:table-row table:style-name="ro1">
          <table:table-cell table:style-name="ce42" office:value-type="float" office:value="2.2" calcext:value-type="float">
            <text:p>2.2</text:p>
          </table:table-cell>
          <table:table-cell table:style-name="ce27" office:value-type="string" calcext:value-type="string">
            <text:p>d5fd</text:p>
          </table:table-cell>
          <table:table-cell table:style-name="ce27" office:value-type="string" calcext:value-type="string">
            <text:p>Engagement Satisfaction</text:p>
          </table:table-cell>
          <table:table-cell table:style-name="ce27" office:value-type="string" calcext:value-type="string">
            <text:p>Negative</text:p>
          </table:table-cell>
          <table:table-cell table:style-name="ce14" office:value-type="string" calcext:value-type="string">
            <text:p>ゲームをしなければ、もっと他に有用なことができたと感じた</text:p>
          </table:table-cell>
          <table:table-cell table:style-name="ce14" office:value-type="string" calcext:value-type="string">
            <text:p>I felt that I could have done more useful things.</text:p>
          </table:table-cell>
          <table:table-cell table:number-columns-repeated="1018"/>
        </table:table-row>
        <table:table-row table:style-name="ro1">
          <table:table-cell table:style-name="ce42" office:value-type="float" office:value="2" calcext:value-type="float">
            <text:p>2.0</text:p>
          </table:table-cell>
          <table:table-cell table:style-name="ce27" office:value-type="string" calcext:value-type="string">
            <text:p>f446</text:p>
          </table:table-cell>
          <table:table-cell table:style-name="ce27" office:value-type="string" calcext:value-type="string">
            <text:p>Engagement Satisfaction</text:p>
          </table:table-cell>
          <table:table-cell table:style-name="ce27" office:value-type="string" calcext:value-type="string">
            <text:p>Positive</text:p>
          </table:table-cell>
          <table:table-cell table:style-name="ce14" office:value-type="string" calcext:value-type="string">
            <text:p>ゲームから何かを学んでいると感じた</text:p>
          </table:table-cell>
          <table:table-cell table:style-name="ce14" office:value-type="string" calcext:value-type="string">
            <text:p>I felt that I was learning.</text:p>
          </table:table-cell>
          <table:table-cell table:number-columns-repeated="1018"/>
        </table:table-row>
        <table:table-row table:style-name="ro1">
          <table:table-cell table:style-name="ce42" office:value-type="float" office:value="1.9" calcext:value-type="float">
            <text:p>1.9</text:p>
          </table:table-cell>
          <table:table-cell table:style-name="ce27" office:value-type="string" calcext:value-type="string">
            <text:p>5deb</text:p>
          </table:table-cell>
          <table:table-cell table:style-name="ce27" office:value-type="string" calcext:value-type="string">
            <text:p>Engagement Satisfaction</text:p>
          </table:table-cell>
          <table:table-cell table:style-name="ce27" office:value-type="string" calcext:value-type="string">
            <text:p>Negative</text:p>
          </table:table-cell>
          <table:table-cell table:style-name="ce14" office:value-type="string" calcext:value-type="string">
            <text:p>不満を感じた</text:p>
          </table:table-cell>
          <table:table-cell table:style-name="ce14" office:value-type="string" calcext:value-type="string">
            <text:p>I felt frustrated.</text:p>
          </table:table-cell>
          <table:table-cell table:number-columns-repeated="1018"/>
        </table:table-row>
        <table:table-row table:style-name="ro1">
          <table:table-cell table:style-name="ce42" office:value-type="float" office:value="1.9" calcext:value-type="float">
            <text:p>1.9</text:p>
          </table:table-cell>
          <table:table-cell table:style-name="ce27" office:value-type="string" calcext:value-type="string">
            <text:p>411d</text:p>
          </table:table-cell>
          <table:table-cell table:style-name="ce27" office:value-type="string" calcext:value-type="string">
            <text:p>Engagement Satisfaction</text:p>
          </table:table-cell>
          <table:table-cell table:style-name="ce27" office:value-type="string" calcext:value-type="string">
            <text:p>Negative</text:p>
          </table:table-cell>
          <table:table-cell table:style-name="ce14" office:value-type="string" calcext:value-type="string">
            <text:p>面倒だと感じた</text:p>
          </table:table-cell>
          <table:table-cell table:style-name="ce14" office:value-type="string" calcext:value-type="string">
            <text:p>I felt it tiresome.</text:p>
          </table:table-cell>
          <table:table-cell table:number-columns-repeated="1018"/>
        </table:table-row>
        <table:table-row table:style-name="ro1">
          <table:table-cell table:style-name="ce42" office:value-type="float" office:value="1" calcext:value-type="float">
            <text:p>1.0</text:p>
          </table:table-cell>
          <table:table-cell table:style-name="ce27" office:value-type="string" calcext:value-type="string">
            <text:p>07d6</text:p>
          </table:table-cell>
          <table:table-cell table:style-name="ce27" office:value-type="string" calcext:value-type="string">
            <text:p>Engagement Satisfaction</text:p>
          </table:table-cell>
          <table:table-cell table:style-name="ce27" office:value-type="string" calcext:value-type="string">
            <text:p>Positive</text:p>
          </table:table-cell>
          <table:table-cell table:style-name="ce14" office:value-type="string" calcext:value-type="string">
            <text:p>上手にゲームができた</text:p>
          </table:table-cell>
          <table:table-cell table:style-name="ce14" office:value-type="string" calcext:value-type="string">
            <text:p>I was good at it.</text:p>
          </table:table-cell>
          <table:table-cell table:number-columns-repeated="1018"/>
        </table:table-row>
        <table:table-row table:style-name="ro1">
          <table:table-cell table:style-name="ce42" office:value-type="float" office:value="2.6" calcext:value-type="float">
            <text:p>2.6</text:p>
          </table:table-cell>
          <table:table-cell table:style-name="ce27" office:value-type="string" calcext:value-type="string">
            <text:p>09bf</text:p>
          </table:table-cell>
          <table:table-cell table:style-name="ce27" office:value-type="string" calcext:value-type="string">
            <text:p>Enjoyment</text:p>
          </table:table-cell>
          <table:table-cell table:style-name="ce27" office:value-type="string" calcext:value-type="string">
            <text:p>Positive</text:p>
          </table:table-cell>
          <table:table-cell table:style-name="ce14" office:value-type="string" calcext:value-type="string">
            <text:p>ゲームをすることに価値があると思った</text:p>
          </table:table-cell>
          <table:table-cell table:style-name="ce14" office:value-type="string" calcext:value-type="string">
            <text:p>Playing the game is rewarding in itself.</text:p>
          </table:table-cell>
          <table:table-cell table:number-columns-repeated="1018"/>
        </table:table-row>
        <table:table-row table:style-name="ro1">
          <table:table-cell table:style-name="ce42" office:value-type="float" office:value="2.44444444444444" calcext:value-type="float">
            <text:p>2.4</text:p>
          </table:table-cell>
          <table:table-cell table:style-name="ce27" office:value-type="string" calcext:value-type="string">
            <text:p>9ae6</text:p>
          </table:table-cell>
          <table:table-cell table:style-name="ce27" office:value-type="string" calcext:value-type="string">
            <text:p>Enjoyment</text:p>
          </table:table-cell>
          <table:table-cell table:style-name="ce27" office:value-type="string" calcext:value-type="string">
            <text:p>Negative</text:p>
          </table:table-cell>
          <table:table-cell table:style-name="ce14" office:value-type="string" calcext:value-type="string">
            <text:p>ゲームは退屈だった</text:p>
          </table:table-cell>
          <table:table-cell table:style-name="ce14" office:value-type="string" calcext:value-type="string">
            <text:p>The game is boring.</text:p>
          </table:table-cell>
          <table:table-cell table:number-columns-repeated="1018"/>
        </table:table-row>
        <table:table-row table:style-name="ro1">
          <table:table-cell table:style-name="ce42" office:value-type="float" office:value="2.33333333333333" calcext:value-type="float">
            <text:p>2.3</text:p>
          </table:table-cell>
          <table:table-cell table:style-name="ce27" office:value-type="string" calcext:value-type="string">
            <text:p>6176</text:p>
          </table:table-cell>
          <table:table-cell table:style-name="ce27" office:value-type="string" calcext:value-type="string">
            <text:p>Enjoyment</text:p>
          </table:table-cell>
          <table:table-cell table:style-name="ce27" office:value-type="string" calcext:value-type="string">
            <text:p>Negative</text:p>
          </table:table-cell>
          <table:table-cell table:style-name="ce14" office:value-type="string" calcext:value-type="string">
            <text:p>このような種類のゲームは好きではない</text:p>
          </table:table-cell>
          <table:table-cell table:style-name="ce14" office:value-type="string" calcext:value-type="string">
            <text:p>I do not like this type of game.</text:p>
          </table:table-cell>
          <table:table-cell table:number-columns-repeated="1018"/>
        </table:table-row>
        <table:table-row table:style-name="ro1">
          <table:table-cell table:style-name="ce42" office:value-type="float" office:value="2.22222222222222" calcext:value-type="float">
            <text:p>2.2</text:p>
          </table:table-cell>
          <table:table-cell table:style-name="ce27" office:value-type="string" calcext:value-type="string">
            <text:p>685e</text:p>
          </table:table-cell>
          <table:table-cell table:style-name="ce27" office:value-type="string" calcext:value-type="string">
            <text:p>Enjoyment</text:p>
          </table:table-cell>
          <table:table-cell table:style-name="ce27" office:value-type="string" calcext:value-type="string">
            <text:p>Positive</text:p>
          </table:table-cell>
          <table:table-cell table:style-name="ce14" office:value-type="string" calcext:value-type="string">
            <text:p>ゲームを楽しめた</text:p>
          </table:table-cell>
          <table:table-cell table:style-name="ce14" office:value-type="string" calcext:value-type="string">
            <text:p>I enjoyed playing the game.</text:p>
          </table:table-cell>
          <table:table-cell table:number-columns-repeated="1018"/>
        </table:table-row>
        <table:table-row table:style-name="ro1">
          <table:table-cell table:style-name="ce42" office:value-type="float" office:value="2.66666666666667" calcext:value-type="float">
            <text:p>2.7</text:p>
          </table:table-cell>
          <table:table-cell table:style-name="ce27" office:value-type="string" calcext:value-type="string">
            <text:p>e764</text:p>
          </table:table-cell>
          <table:table-cell table:style-name="ce27" office:value-type="string" calcext:value-type="string">
            <text:p>Exploration</text:p>
          </table:table-cell>
          <table:table-cell table:style-name="ce27" office:value-type="string" calcext:value-type="string">
            <text:p>Negative</text:p>
          </table:table-cell>
          <table:table-cell table:style-name="ce14" office:value-type="string" calcext:value-type="string">
            <text:p>何をすべきかわからず混乱した</text:p>
          </table:table-cell>
          <table:table-cell table:style-name="ce14" office:value-type="string" calcext:value-type="string">
            <text:p>I felt disoriented.</text:p>
          </table:table-cell>
          <table:table-cell table:number-columns-repeated="1018"/>
        </table:table-row>
        <table:table-row table:style-name="ro1">
          <table:table-cell table:style-name="ce42" office:value-type="float" office:value="2.22222222222222" calcext:value-type="float">
            <text:p>2.2</text:p>
          </table:table-cell>
          <table:table-cell table:style-name="ce27" office:value-type="string" calcext:value-type="string">
            <text:p>5a1e</text:p>
          </table:table-cell>
          <table:table-cell table:style-name="ce27" office:value-type="string" calcext:value-type="string">
            <text:p>Exploration</text:p>
          </table:table-cell>
          <table:table-cell table:style-name="ce27" office:value-type="string" calcext:value-type="string">
            <text:p>Positive</text:p>
          </table:table-cell>
          <table:table-cell table:style-name="ce14" office:value-type="string" calcext:value-type="string">
            <text:p>ゲーム内で色々と試すことができると感じた</text:p>
          </table:table-cell>
          <table:table-cell table:style-name="ce14" office:value-type="string" calcext:value-type="string">
            <text:p>I felt that I could explore things.</text:p>
          </table:table-cell>
          <table:table-cell table:number-columns-repeated="1018"/>
        </table:table-row>
        <table:table-row table:style-name="ro1">
          <table:table-cell table:style-name="ce42" office:value-type="float" office:value="2.66666666666667" calcext:value-type="float">
            <text:p>2.7</text:p>
          </table:table-cell>
          <table:table-cell table:style-name="ce27" office:value-type="string" calcext:value-type="string">
            <text:p>84ea</text:p>
          </table:table-cell>
          <table:table-cell table:style-name="ce27" office:value-type="string" calcext:value-type="string">
            <text:p>Graphics</text:p>
          </table:table-cell>
          <table:table-cell table:style-name="ce27" office:value-type="string" calcext:value-type="string">
            <text:p>Negative</text:p>
          </table:table-cell>
          <table:table-cell table:style-name="ce14" office:value-type="string" calcext:value-type="string">
            <text:p>ゲームの見た目は好ましくなかった</text:p>
          </table:table-cell>
          <table:table-cell table:style-name="ce14" office:value-type="string" calcext:value-type="string">
            <text:p>The game graphics looks weird.</text:p>
          </table:table-cell>
          <table:table-cell table:number-columns-repeated="1018"/>
        </table:table-row>
        <table:table-row table:style-name="ro1">
          <table:table-cell table:style-name="ce42" office:value-type="float" office:value="2.6" calcext:value-type="float">
            <text:p>2.6</text:p>
          </table:table-cell>
          <table:table-cell table:style-name="ce27" office:value-type="string" calcext:value-type="string">
            <text:p>f9bd</text:p>
          </table:table-cell>
          <table:table-cell table:style-name="ce27" office:value-type="string" calcext:value-type="string">
            <text:p>Graphics</text:p>
          </table:table-cell>
          <table:table-cell table:style-name="ce27" office:value-type="string" calcext:value-type="string">
            <text:p>Positive</text:p>
          </table:table-cell>
          <table:table-cell table:style-name="ce14" office:value-type="string" calcext:value-type="string">
            <text:p>ゲームの見た目は好ましかった</text:p>
          </table:table-cell>
          <table:table-cell table:style-name="ce14" office:value-type="string" calcext:value-type="string">
            <text:p>The game graphics were visually appealing.</text:p>
          </table:table-cell>
          <table:table-cell table:number-columns-repeated="1018"/>
        </table:table-row>
        <table:table-row table:style-name="ro1">
          <table:table-cell table:style-name="ce42" office:value-type="float" office:value="2.6" calcext:value-type="float">
            <text:p>2.6</text:p>
          </table:table-cell>
          <table:table-cell table:style-name="ce27" office:value-type="string" calcext:value-type="string">
            <text:p>9f92</text:p>
          </table:table-cell>
          <table:table-cell table:style-name="ce27" office:value-type="string" calcext:value-type="string">
            <text:p>Graphics</text:p>
          </table:table-cell>
          <table:table-cell table:style-name="ce27" office:value-type="string" calcext:value-type="string">
            <text:p>Positive</text:p>
          </table:table-cell>
          <table:table-cell table:style-name="ce14" office:value-type="string" calcext:value-type="string">
            <text:p>ゲームのアバター画像は好ましかった</text:p>
          </table:table-cell>
          <table:table-cell table:style-name="ce14" office:value-type="string" calcext:value-type="string">
            <text:p>I liked the avatar pictures in the game.</text:p>
          </table:table-cell>
          <table:table-cell table:number-columns-repeated="1018"/>
        </table:table-row>
        <table:table-row table:style-name="ro1">
          <table:table-cell table:style-name="ce42" office:value-type="float" office:value="2.22222222222222" calcext:value-type="float">
            <text:p>2.2</text:p>
          </table:table-cell>
          <table:table-cell table:style-name="ce27" office:value-type="string" calcext:value-type="string">
            <text:p>5167</text:p>
          </table:table-cell>
          <table:table-cell table:style-name="ce27" office:value-type="string" calcext:value-type="string">
            <text:p>Graphics</text:p>
          </table:table-cell>
          <table:table-cell table:style-name="ce27" office:value-type="string" calcext:value-type="string">
            <text:p>Negative</text:p>
          </table:table-cell>
          <table:table-cell table:style-name="ce14" office:value-type="string" calcext:value-type="string">
            <text:p>アバター画像を自分の画像として簡単に設定できなかった</text:p>
          </table:table-cell>
          <table:table-cell table:style-name="ce14" office:value-type="string" calcext:value-type="string">
            <text:p>The avatar cannot be located in the interface easily.</text:p>
          </table:table-cell>
          <table:table-cell table:number-columns-repeated="1018"/>
        </table:table-row>
        <table:table-row table:style-name="ro1">
          <table:table-cell table:style-name="ce42" office:value-type="float" office:value="2.11111111111111" calcext:value-type="float">
            <text:p>2.1</text:p>
          </table:table-cell>
          <table:table-cell table:style-name="ce27" office:value-type="string" calcext:value-type="string">
            <text:p>b6f6</text:p>
          </table:table-cell>
          <table:table-cell table:style-name="ce27" office:value-type="string" calcext:value-type="string">
            <text:p>Graphics</text:p>
          </table:table-cell>
          <table:table-cell table:style-name="ce27" office:value-type="string" calcext:value-type="string">
            <text:p>Negative</text:p>
          </table:table-cell>
          <table:table-cell table:style-name="ce14" office:value-type="string" calcext:value-type="string">
            <text:p>ゲームの見た目がゲームの世界観を表すには不適切だった</text:p>
          </table:table-cell>
          <table:table-cell table:style-name="ce14" office:value-type="string" calcext:value-type="string">
            <text:p>The graphics were inappropriate for the type of game.</text:p>
          </table:table-cell>
          <table:table-cell table:number-columns-repeated="1018"/>
        </table:table-row>
        <table:table-row table:style-name="ro1">
          <table:table-cell table:style-name="ce42" office:value-type="float" office:value="1.9" calcext:value-type="float">
            <text:p>1.9</text:p>
          </table:table-cell>
          <table:table-cell table:style-name="ce27" office:value-type="string" calcext:value-type="string">
            <text:p>ae41</text:p>
          </table:table-cell>
          <table:table-cell table:style-name="ce27" office:value-type="string" calcext:value-type="string">
            <text:p>Graphics</text:p>
          </table:table-cell>
          <table:table-cell table:style-name="ce27" office:value-type="string" calcext:value-type="string">
            <text:p>Positive</text:p>
          </table:table-cell>
          <table:table-cell table:style-name="ce14" office:value-type="string" calcext:value-type="string">
            <text:p>ゲームの見た目がゲームの世界観に合っていた</text:p>
          </table:table-cell>
          <table:table-cell table:style-name="ce14" office:value-type="string" calcext:value-type="string">
            <text:p>The game graphics fit the mood or style of the game.</text:p>
          </table:table-cell>
          <table:table-cell table:number-columns-repeated="1018"/>
        </table:table-row>
        <table:table-row table:style-name="ro1">
          <table:table-cell table:style-name="ce42" office:value-type="float" office:value="2.22222222222222" calcext:value-type="float">
            <text:p>2.2</text:p>
          </table:table-cell>
          <table:table-cell table:style-name="ce27" office:value-type="string" calcext:value-type="string">
            <text:p>9672</text:p>
          </table:table-cell>
          <table:table-cell table:style-name="ce27" office:value-type="string" calcext:value-type="string">
            <text:p>Immersion</text:p>
          </table:table-cell>
          <table:table-cell table:style-name="ce27" office:value-type="string" calcext:value-type="string">
            <text:p>Negative</text:p>
          </table:table-cell>
          <table:table-cell table:style-name="ce14" office:value-type="string" calcext:value-type="string">
            <text:p>今回のゲームをもう一度やりたいと思わない</text:p>
          </table:table-cell>
          <table:table-cell table:style-name="ce14" office:value-type="string" calcext:value-type="string">
            <text:p>I don't feel like playing this game again.</text:p>
          </table:table-cell>
          <table:table-cell table:number-columns-repeated="1018"/>
        </table:table-row>
        <table:table-row table:style-name="ro1">
          <table:table-cell table:style-name="ce42" office:value-type="float" office:value="2.11111111111111" calcext:value-type="float">
            <text:p>2.1</text:p>
          </table:table-cell>
          <table:table-cell table:style-name="ce27" office:value-type="string" calcext:value-type="string">
            <text:p>56ae</text:p>
          </table:table-cell>
          <table:table-cell table:style-name="ce27" office:value-type="string" calcext:value-type="string">
            <text:p>Immersion</text:p>
          </table:table-cell>
          <table:table-cell table:style-name="ce27" office:value-type="string" calcext:value-type="string">
            <text:p>Positive</text:p>
          </table:table-cell>
          <table:table-cell table:style-name="ce14" office:value-type="string" calcext:value-type="string">
            <text:p>ゲームのプレイ中、時間を忘れていた</text:p>
          </table:table-cell>
          <table:table-cell table:style-name="ce14" office:value-type="string" calcext:value-type="string">
            <text:p>When playing, I lost track of time.</text:p>
          </table:table-cell>
          <table:table-cell table:number-columns-repeated="1018"/>
        </table:table-row>
        <table:table-row table:style-name="ro1">
          <table:table-cell table:style-name="ce42" office:value-type="float" office:value="2.1" calcext:value-type="float">
            <text:p>2.1</text:p>
          </table:table-cell>
          <table:table-cell table:style-name="ce27" office:value-type="string" calcext:value-type="string">
            <text:p>0f6e</text:p>
          </table:table-cell>
          <table:table-cell table:style-name="ce27" office:value-type="string" calcext:value-type="string">
            <text:p>Immersion</text:p>
          </table:table-cell>
          <table:table-cell table:style-name="ce27" office:value-type="string" calcext:value-type="string">
            <text:p>Negative</text:p>
          </table:table-cell>
          <table:table-cell table:style-name="ce14" office:value-type="string" calcext:value-type="string">
            <text:p>ゲームのプレイ中、周囲が気になってゲームに集中できなかった</text:p>
          </table:table-cell>
          <table:table-cell table:style-name="ce14" office:value-type="string" calcext:value-type="string">
            <text:p>When playing, I was often distracted by things around me.</text:p>
          </table:table-cell>
          <table:table-cell table:number-columns-repeated="1018"/>
        </table:table-row>
        <table:table-row table:style-name="ro1">
          <table:table-cell table:style-name="ce42" office:value-type="float" office:value="2" calcext:value-type="float">
            <text:p>2.0</text:p>
          </table:table-cell>
          <table:table-cell table:style-name="ce27" office:value-type="string" calcext:value-type="string">
            <text:p>a6d2</text:p>
          </table:table-cell>
          <table:table-cell table:style-name="ce27" office:value-type="string" calcext:value-type="string">
            <text:p>Immersion</text:p>
          </table:table-cell>
          <table:table-cell table:style-name="ce27" office:value-type="string" calcext:value-type="string">
            <text:p>Positive</text:p>
          </table:table-cell>
          <table:table-cell table:style-name="ce14" office:value-type="string" calcext:value-type="string">
            <text:p>ゲームのプレイ中、ゲームに集中していた</text:p>
          </table:table-cell>
          <table:table-cell table:style-name="ce14" office:value-type="string" calcext:value-type="string">
            <text:p>When playing, I was totally concentrated on what I was doing.</text:p>
          </table:table-cell>
          <table:table-cell table:number-columns-repeated="1018"/>
        </table:table-row>
        <table:table-row table:style-name="ro1">
          <table:table-cell table:style-name="ce42" office:value-type="float" office:value="1.88888888888889" calcext:value-type="float">
            <text:p>1.9</text:p>
          </table:table-cell>
          <table:table-cell table:style-name="ce27" office:value-type="string" calcext:value-type="string">
            <text:p>3d67</text:p>
          </table:table-cell>
          <table:table-cell table:style-name="ce27" office:value-type="string" calcext:value-type="string">
            <text:p>Immersion</text:p>
          </table:table-cell>
          <table:table-cell table:style-name="ce27" office:value-type="string" calcext:value-type="string">
            <text:p>Positive</text:p>
          </table:table-cell>
          <table:table-cell table:style-name="ce14" office:value-type="string" calcext:value-type="string">
            <text:p>ゲームをやめたときはいつでも、またすぐにゲームをはじめたいと思った</text:p>
          </table:table-cell>
          <table:table-cell table:style-name="ce14" office:value-type="string" calcext:value-type="string">
            <text:p>Whenever I stopped playing the game, I can't wait to start playing it again.</text:p>
          </table:table-cell>
          <table:table-cell table:number-columns-repeated="1018"/>
        </table:table-row>
        <table:table-row table:style-name="ro1">
          <table:table-cell table:style-name="ce42" office:value-type="float" office:value="1.77777777777778" calcext:value-type="float">
            <text:p>1.8</text:p>
          </table:table-cell>
          <table:table-cell table:style-name="ce27" office:value-type="string" calcext:value-type="string">
            <text:p>162f</text:p>
          </table:table-cell>
          <table:table-cell table:style-name="ce27" office:value-type="string" calcext:value-type="string">
            <text:p>Immersion</text:p>
          </table:table-cell>
          <table:table-cell table:style-name="ce27" office:value-type="string" calcext:value-type="string">
            <text:p>Negative</text:p>
          </table:table-cell>
          <table:table-cell table:style-name="ce14" office:value-type="string" calcext:value-type="string">
            <text:p>時々、ゲームの存在を忘れていた</text:p>
          </table:table-cell>
          <table:table-cell table:style-name="ce14" office:value-type="string" calcext:value-type="string">
            <text:p>Sometimes I forgot the game existed.</text:p>
          </table:table-cell>
          <table:table-cell table:number-columns-repeated="1018"/>
        </table:table-row>
        <table:table-row table:style-name="ro1">
          <table:table-cell table:style-name="ce42" office:value-type="float" office:value="2.44444444444444" calcext:value-type="float">
            <text:p>2.4</text:p>
          </table:table-cell>
          <table:table-cell table:style-name="ce27" office:value-type="string" calcext:value-type="string">
            <text:p>088b</text:p>
          </table:table-cell>
          <table:table-cell table:style-name="ce27" office:value-type="string" calcext:value-type="string">
            <text:p>Originality</text:p>
          </table:table-cell>
          <table:table-cell table:style-name="ce27" office:value-type="string" calcext:value-type="string">
            <text:p>Positive</text:p>
          </table:table-cell>
          <table:table-cell table:style-name="ce14" office:value-type="string" calcext:value-type="string">
            <text:p>今回のゲームは独創的だと思う</text:p>
          </table:table-cell>
          <table:table-cell table:style-name="ce14" office:value-type="string" calcext:value-type="string">
            <text:p>I think the game is unique or original.</text:p>
          </table:table-cell>
          <table:table-cell table:number-columns-repeated="1018"/>
        </table:table-row>
        <table:table-row table:style-name="ro1">
          <table:table-cell table:style-name="ce42" office:value-type="float" office:value="1.88888888888889" calcext:value-type="float">
            <text:p>1.9</text:p>
          </table:table-cell>
          <table:table-cell table:style-name="ce27" office:value-type="string" calcext:value-type="string">
            <text:p>e8ba</text:p>
          </table:table-cell>
          <table:table-cell table:style-name="ce27" office:value-type="string" calcext:value-type="string">
            <text:p>Originality</text:p>
          </table:table-cell>
          <table:table-cell table:style-name="ce27" office:value-type="string" calcext:value-type="string">
            <text:p>Negative</text:p>
          </table:table-cell>
          <table:table-cell table:style-name="ce14" office:value-type="string" calcext:value-type="string">
            <text:p>ゲームが印象的だとは感じなかった</text:p>
          </table:table-cell>
          <table:table-cell table:style-name="ce14" office:value-type="string" calcext:value-type="string">
            <text:p>It didn't make an impression on me.</text:p>
          </table:table-cell>
          <table:table-cell table:number-columns-repeated="1018"/>
        </table:table-row>
        <table:table-row table:style-name="ro1">
          <table:table-cell table:style-name="ce42" office:value-type="float" office:value="2.8" calcext:value-type="float">
            <text:p>2.8</text:p>
          </table:table-cell>
          <table:table-cell table:style-name="ce27" office:value-type="string" calcext:value-type="string">
            <text:p>7189</text:p>
          </table:table-cell>
          <table:table-cell table:style-name="ce27" office:value-type="string" calcext:value-type="string">
            <text:p>Story</text:p>
          </table:table-cell>
          <table:table-cell table:style-name="ce27" office:value-type="string" calcext:value-type="string">
            <text:p>Negative</text:p>
          </table:table-cell>
          <table:table-cell table:style-name="ce14" office:value-type="string" calcext:value-type="string">
            <text:p>神社をゲームの題材にすることは不適切と感じた</text:p>
          </table:table-cell>
          <table:table-cell table:style-name="ce14" office:value-type="string" calcext:value-type="string">
            <text:p>I didn't like the theme of this game.</text:p>
          </table:table-cell>
          <table:table-cell table:number-columns-repeated="1018"/>
        </table:table-row>
        <table:table-row table:style-name="ro1">
          <table:table-cell table:style-name="ce42" office:value-type="float" office:value="2.66666666666667" calcext:value-type="float">
            <text:p>2.7</text:p>
          </table:table-cell>
          <table:table-cell table:style-name="ce27" office:value-type="string" calcext:value-type="string">
            <text:p>8b6d</text:p>
          </table:table-cell>
          <table:table-cell table:style-name="ce27" office:value-type="string" calcext:value-type="string">
            <text:p>Story</text:p>
          </table:table-cell>
          <table:table-cell table:style-name="ce27" office:value-type="string" calcext:value-type="string">
            <text:p>Positive</text:p>
          </table:table-cell>
          <table:table-cell table:style-name="ce14" office:value-type="string" calcext:value-type="string">
            <text:p>神社をゲームの題材にすることに面白さを感じた</text:p>
          </table:table-cell>
          <table:table-cell table:style-name="ce14" office:value-type="string" calcext:value-type="string">
            <text:p>I found the game theme (Japanese shrines) interesting.</text:p>
          </table:table-cell>
          <table:table-cell table:number-columns-repeated="1018"/>
        </table:table-row>
        <table:table-row table:style-name="ro1" table:number-rows-repeated="955">
          <table:table-cell table:style-name="ce80"/>
          <table:table-cell table:style-name="ce5"/>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a6" table:style-name="ta13">
        <table:table-column table:style-name="co3" table:number-columns-repeated="21" table:default-cell-style-name="Default"/>
        <table:table-column table:style-name="co6" table:number-columns-repeated="1003" table:default-cell-style-name="Default"/>
        <table:table-row table:style-name="ro1">
          <table:table-cell table:style-name="ce1" office:value-type="string" calcext:value-type="string">
            <text:p>user id</text:p>
          </table:table-cell>
          <table:table-cell table:style-name="ce45" office:value-type="float" office:value="4092" calcext:value-type="float">
            <text:p>4092</text:p>
          </table:table-cell>
          <table:table-cell table:style-name="ce46" office:value-type="string" calcext:value-type="string">
            <text:p>62D9</text:p>
          </table:table-cell>
          <table:table-cell table:style-name="ce43" office:value-type="float" office:value="7857" calcext:value-type="float">
            <text:p>7857</text:p>
          </table:table-cell>
          <table:table-cell table:style-name="ce43" office:value-type="float" office:value="9028" calcext:value-type="float">
            <text:p>9028</text:p>
          </table:table-cell>
          <table:table-cell table:style-name="ce43" office:value-type="string" calcext:value-type="string">
            <text:p>14B9</text:p>
          </table:table-cell>
          <table:table-cell table:style-name="ce45" office:value-type="string" calcext:value-type="string">
            <text:p>2A27</text:p>
          </table:table-cell>
          <table:table-cell table:style-name="ce45" office:value-type="string" calcext:value-type="string">
            <text:p>38D8</text:p>
          </table:table-cell>
          <table:table-cell table:style-name="ce45" office:value-type="string" calcext:value-type="string">
            <text:p>3B75</text:p>
          </table:table-cell>
          <table:table-cell table:style-name="ce44" office:value-type="string" calcext:value-type="string">
            <text:p>41FA</text:p>
          </table:table-cell>
          <table:table-cell table:style-name="ce45" office:value-type="string" calcext:value-type="string">
            <text:p>5ACF</text:p>
          </table:table-cell>
          <table:table-cell table:style-name="ce47" office:value-type="string" calcext:value-type="string">
            <text:p>775A</text:p>
          </table:table-cell>
          <table:table-cell table:style-name="ce43" office:value-type="string" calcext:value-type="string">
            <text:p>976A</text:p>
          </table:table-cell>
          <table:table-cell table:style-name="ce45" office:value-type="string" calcext:value-type="string">
            <text:p>AD07</text:p>
          </table:table-cell>
          <table:table-cell table:style-name="ce45" office:value-type="string" calcext:value-type="string">
            <text:p>CCFD</text:p>
          </table:table-cell>
          <table:table-cell table:style-name="ce43" office:value-type="string" calcext:value-type="string">
            <text:p>E949</text:p>
          </table:table-cell>
          <table:table-cell table:style-name="ce43" office:value-type="string" calcext:value-type="string">
            <text:p>E994</text:p>
          </table:table-cell>
          <table:table-cell table:style-name="ce45" office:value-type="string" calcext:value-type="string">
            <text:p>F295</text:p>
          </table:table-cell>
          <table:table-cell table:style-name="ce1" table:number-columns-repeated="3"/>
          <table:table-cell table:number-columns-repeated="1003"/>
        </table:table-row>
        <table:table-row table:style-name="ro1">
          <table:table-cell table:style-name="ce2" office:value-type="string" calcext:value-type="string">
            <text:p>01</text:p>
          </table:table-cell>
          <table:table-cell table:number-columns-repeated="8" table:style-name="ce2" office:value-type="string" calcext:value-type="string">
            <text:p>-</text:p>
          </table:table-cell>
          <table:table-cell table:style-name="ce2" office:value-type="string" calcext:value-type="string">
            <office:annotation draw:style-name="gr1" draw:text-style-name="P2" svg:width="162pt" svg:height="26.99pt" svg:x="416.24pt" svg:y="39pt" draw:caption-point-x="-11.54pt" draw:caption-point-y="-22.99pt">
              <dc:date>2018-12-27T00:00:00</dc:date>
              <text:p text:style-name="P1">scratch</text:p>
            </office:annotation>
            <text:p>-</text:p>
          </table:table-cell>
          <table:table-cell table:number-columns-repeated="8" table:style-name="ce2" office:value-type="string" calcext:value-type="string">
            <text:p>-</text:p>
          </table:table-cell>
          <table:table-cell table:style-name="ce2" table:number-columns-repeated="3"/>
          <table:table-cell table:number-columns-repeated="1003"/>
        </table:table-row>
        <table:table-row table:style-name="ro1">
          <table:table-cell table:style-name="ce2" office:value-type="string" calcext:value-type="string">
            <text:p>02</text:p>
          </table:table-cell>
          <table:table-cell table:style-name="ce2" office:value-type="string" calcext:value-type="string">
            <text:p>c</text:p>
          </table:table-cell>
          <table:table-cell table:number-columns-repeated="3" table:style-name="ce2" office:value-type="string" calcext:value-type="string">
            <text:p>b</text:p>
          </table:table-cell>
          <table:table-cell table:style-name="ce2" office:value-type="string" calcext:value-type="string">
            <text:p>c</text:p>
          </table:table-cell>
          <table:table-cell table:number-columns-repeated="2" table:style-name="ce2" office:value-type="string" calcext:value-type="string">
            <text:p>b</text:p>
          </table:table-cell>
          <table:table-cell table:style-name="ce2" office:value-type="string" calcext:value-type="string">
            <text:p>a</text:p>
          </table:table-cell>
          <table:table-cell table:style-name="ce2" office:value-type="string" calcext:value-type="string">
            <text:p>b</text:p>
          </table:table-cell>
          <table:table-cell table:style-name="ce2" office:value-type="string" calcext:value-type="string">
            <text:p>a</text:p>
          </table:table-cell>
          <table:table-cell table:style-name="ce2" office:value-type="string" calcext:value-type="string">
            <text:p>b</text:p>
          </table:table-cell>
          <table:table-cell table:style-name="ce2" office:value-type="string" calcext:value-type="string">
            <text:p>c</text:p>
          </table:table-cell>
          <table:table-cell table:number-columns-repeated="2" table:style-name="ce2" office:value-type="string" calcext:value-type="string">
            <text:p>b</text:p>
          </table:table-cell>
          <table:table-cell table:number-columns-repeated="2" table:style-name="ce2" office:value-type="string" calcext:value-type="string">
            <text:p>a</text:p>
          </table:table-cell>
          <table:table-cell table:style-name="ce2" office:value-type="string" calcext:value-type="string">
            <text:p>b</text:p>
          </table:table-cell>
          <table:table-cell table:style-name="ce2" table:number-columns-repeated="3"/>
          <table:table-cell table:number-columns-repeated="1003"/>
        </table:table-row>
        <table:table-row table:style-name="ro1">
          <table:table-cell table:style-name="ce2" office:value-type="string" calcext:value-type="string">
            <text:p>03</text:p>
          </table:table-cell>
          <table:table-cell table:style-name="ce2" table:number-columns-repeated="20"/>
          <table:table-cell table:number-columns-repeated="1003"/>
        </table:table-row>
        <table:table-row table:style-name="ro1">
          <table:table-cell table:style-name="ce2" office:value-type="string" calcext:value-type="string">
            <text:p>04</text:p>
          </table:table-cell>
          <table:table-cell table:number-columns-repeated="11" table:style-name="ce2" office:value-type="string" calcext:value-type="string">
            <text:p>a</text:p>
          </table:table-cell>
          <table:table-cell table:style-name="ce2" office:value-type="string" calcext:value-type="string">
            <text:p>b</text:p>
          </table:table-cell>
          <table:table-cell table:number-columns-repeated="5" table:style-name="ce2" office:value-type="string" calcext:value-type="string">
            <text:p>a</text:p>
          </table:table-cell>
          <table:table-cell table:style-name="ce2" table:number-columns-repeated="3"/>
          <table:table-cell table:number-columns-repeated="1003"/>
        </table:table-row>
        <table:table-row table:style-name="ro1">
          <table:table-cell table:style-name="ce2" office:value-type="string" calcext:value-type="string">
            <text:p>05</text:p>
          </table:table-cell>
          <table:table-cell table:number-columns-repeated="5" table:style-name="ce2" office:value-type="string" calcext:value-type="string">
            <text:p>a</text:p>
          </table:table-cell>
          <table:table-cell table:style-name="ce23" office:value-type="string" calcext:value-type="string">
            <text:p>a</text:p>
          </table:table-cell>
          <table:table-cell table:style-name="ce2" office:value-type="string" calcext:value-type="string">
            <text:p>a</text:p>
          </table:table-cell>
          <table:table-cell table:style-name="ce23" office:value-type="string" calcext:value-type="string">
            <text:p>a</text:p>
          </table:table-cell>
          <table:table-cell table:style-name="ce2" office:value-type="string" calcext:value-type="string">
            <text:p>a</text:p>
          </table:table-cell>
          <table:table-cell table:style-name="ce23" office:value-type="string" calcext:value-type="string">
            <text:p>a</text:p>
          </table:table-cell>
          <table:table-cell table:number-columns-repeated="7" table:style-name="ce2" office:value-type="string" calcext:value-type="string">
            <text:p>a</text:p>
          </table:table-cell>
          <table:table-cell table:style-name="ce2" table:number-columns-repeated="3"/>
          <table:table-cell table:number-columns-repeated="1003"/>
        </table:table-row>
        <table:table-row table:style-name="ro1">
          <table:table-cell table:style-name="ce2" office:value-type="string" calcext:value-type="string">
            <text:p>06</text:p>
          </table:table-cell>
          <table:table-cell table:style-name="ce2" table:number-columns-repeated="20"/>
          <table:table-cell table:number-columns-repeated="1003"/>
        </table:table-row>
        <table:table-row table:style-name="ro1">
          <table:table-cell table:style-name="ce2" office:value-type="string" calcext:value-type="string">
            <text:p>07</text:p>
          </table:table-cell>
          <table:table-cell table:style-name="ce30" office:value-type="string" calcext:value-type="string">
            <text:p>-</text:p>
          </table:table-cell>
          <table:table-cell table:number-columns-repeated="2" table:style-name="ce2" office:value-type="string" calcext:value-type="string">
            <text:p>-</text:p>
          </table:table-cell>
          <table:table-cell table:number-columns-repeated="4" table:style-name="ce2" office:value-type="string" calcext:value-type="string">
            <text:p>a</text:p>
          </table:table-cell>
          <table:table-cell table:style-name="ce2" office:value-type="string" calcext:value-type="string">
            <text:p>-</text:p>
          </table:table-cell>
          <table:table-cell table:number-columns-repeated="2" table:style-name="ce2" office:value-type="string" calcext:value-type="string">
            <text:p>a</text:p>
          </table:table-cell>
          <table:table-cell table:style-name="ce2" office:value-type="string" calcext:value-type="string">
            <text:p>c</text:p>
          </table:table-cell>
          <table:table-cell table:style-name="ce23" office:value-type="string" calcext:value-type="string">
            <text:p>a</text:p>
          </table:table-cell>
          <table:table-cell table:style-name="ce2" office:value-type="string" calcext:value-type="string">
            <text:p>-</text:p>
          </table:table-cell>
          <table:table-cell table:number-columns-repeated="2" table:style-name="ce2" office:value-type="string" calcext:value-type="string">
            <text:p>a</text:p>
          </table:table-cell>
          <table:table-cell table:number-columns-repeated="2" table:style-name="ce2" office:value-type="string" calcext:value-type="string">
            <text:p>-</text:p>
          </table:table-cell>
          <table:table-cell table:style-name="ce2" table:number-columns-repeated="3"/>
          <table:table-cell table:number-columns-repeated="1003"/>
        </table:table-row>
        <table:table-row table:style-name="ro1">
          <table:table-cell table:style-name="ce2" office:value-type="string" calcext:value-type="string">
            <text:p>08</text:p>
          </table:table-cell>
          <table:table-cell table:number-columns-repeated="17" table:style-name="ce2" office:value-type="string" calcext:value-type="string">
            <text:p>a</text:p>
          </table:table-cell>
          <table:table-cell table:style-name="ce2" table:number-columns-repeated="3"/>
          <table:table-cell table:number-columns-repeated="1003"/>
        </table:table-row>
        <table:table-row table:style-name="ro1">
          <table:table-cell table:style-name="ce2" office:value-type="string" calcext:value-type="string">
            <text:p>09</text:p>
          </table:table-cell>
          <table:table-cell table:number-columns-repeated="2" table:style-name="ce2" office:value-type="string" calcext:value-type="string">
            <text:p>b</text:p>
          </table:table-cell>
          <table:table-cell table:style-name="ce2" office:value-type="string" calcext:value-type="string">
            <text:p>a</text:p>
          </table:table-cell>
          <table:table-cell table:style-name="ce2" office:value-type="string" calcext:value-type="string">
            <text:p>b</text:p>
          </table:table-cell>
          <table:table-cell table:number-columns-repeated="2" table:style-name="ce2" office:value-type="string" calcext:value-type="string">
            <text:p>a</text:p>
          </table:table-cell>
          <table:table-cell table:style-name="ce2" office:value-type="string" calcext:value-type="string">
            <text:p>b</text:p>
          </table:table-cell>
          <table:table-cell table:style-name="ce2" office:value-type="string" calcext:value-type="string">
            <text:p>a</text:p>
          </table:table-cell>
          <table:table-cell table:style-name="ce2" office:value-type="string" calcext:value-type="string">
            <text:p>b</text:p>
          </table:table-cell>
          <table:table-cell table:style-name="ce2" office:value-type="string" calcext:value-type="string">
            <text:p>a</text:p>
          </table:table-cell>
          <table:table-cell table:number-columns-repeated="4" table:style-name="ce2" office:value-type="string" calcext:value-type="string">
            <text:p>b</text:p>
          </table:table-cell>
          <table:table-cell table:number-columns-repeated="3" table:style-name="ce2" office:value-type="string" calcext:value-type="string">
            <text:p>a</text:p>
          </table:table-cell>
          <table:table-cell table:style-name="ce2" table:number-columns-repeated="3"/>
          <table:table-cell table:number-columns-repeated="1003"/>
        </table:table-row>
        <table:table-row table:style-name="ro1">
          <table:table-cell table:style-name="ce2" office:value-type="string" calcext:value-type="string">
            <text:p>10</text:p>
          </table:table-cell>
          <table:table-cell table:style-name="ce2" office:value-type="string" calcext:value-type="string">
            <text:p>d</text:p>
          </table:table-cell>
          <table:table-cell table:style-name="ce2" office:value-type="string" calcext:value-type="string">
            <text:p>c</text:p>
          </table:table-cell>
          <table:table-cell table:number-columns-repeated="4" table:style-name="ce2" office:value-type="string" calcext:value-type="string">
            <text:p>a</text:p>
          </table:table-cell>
          <table:table-cell table:number-columns-repeated="2" table:style-name="ce2" office:value-type="string" calcext:value-type="string">
            <text:p>b</text:p>
          </table:table-cell>
          <table:table-cell table:number-columns-repeated="2" table:style-name="ce2" office:value-type="string" calcext:value-type="string">
            <text:p>a</text:p>
          </table:table-cell>
          <table:table-cell table:number-columns-repeated="4" table:style-name="ce2" office:value-type="string" calcext:value-type="string">
            <text:p>b</text:p>
          </table:table-cell>
          <table:table-cell table:style-name="ce2" office:value-type="string" calcext:value-type="string">
            <text:p>a</text:p>
          </table:table-cell>
          <table:table-cell table:style-name="ce2" office:value-type="string" calcext:value-type="string">
            <text:p>c</text:p>
          </table:table-cell>
          <table:table-cell table:style-name="ce2" office:value-type="string" calcext:value-type="string">
            <text:p>b</text:p>
          </table:table-cell>
          <table:table-cell table:style-name="ce2" table:number-columns-repeated="3"/>
          <table:table-cell table:number-columns-repeated="1003"/>
        </table:table-row>
        <table:table-row table:style-name="ro1">
          <table:table-cell table:style-name="ce2" office:value-type="string" calcext:value-type="string">
            <text:p>11</text:p>
          </table:table-cell>
          <table:table-cell table:style-name="ce2" office:value-type="string" calcext:value-type="string">
            <text:p>b</text:p>
          </table:table-cell>
          <table:table-cell table:style-name="ce23" office:value-type="string" calcext:value-type="string">
            <text:p>b</text:p>
          </table:table-cell>
          <table:table-cell table:number-columns-repeated="5" table:style-name="ce2" office:value-type="string" calcext:value-type="string">
            <text:p>a</text:p>
          </table:table-cell>
          <table:table-cell table:style-name="ce2" office:value-type="string" calcext:value-type="string">
            <text:p>c</text:p>
          </table:table-cell>
          <table:table-cell table:number-columns-repeated="2" table:style-name="ce2" office:value-type="string" calcext:value-type="string">
            <text:p>a</text:p>
          </table:table-cell>
          <table:table-cell table:style-name="ce2" office:value-type="string" calcext:value-type="string">
            <text:p>c</text:p>
          </table:table-cell>
          <table:table-cell table:style-name="ce2" office:value-type="string" calcext:value-type="string">
            <text:p>b</text:p>
          </table:table-cell>
          <table:table-cell table:number-columns-repeated="3" table:style-name="ce2" office:value-type="string" calcext:value-type="string">
            <text:p>a</text:p>
          </table:table-cell>
          <table:table-cell table:style-name="ce2" office:value-type="string" calcext:value-type="string">
            <text:p>c</text:p>
          </table:table-cell>
          <table:table-cell table:style-name="ce2" office:value-type="string" calcext:value-type="string">
            <text:p>a</text:p>
          </table:table-cell>
          <table:table-cell table:style-name="ce2" table:number-columns-repeated="3"/>
          <table:table-cell table:number-columns-repeated="1003"/>
        </table:table-row>
        <table:table-row table:style-name="ro1">
          <table:table-cell table:style-name="ce2" office:value-type="string" calcext:value-type="string">
            <text:p>12</text:p>
          </table:table-cell>
          <table:table-cell table:number-columns-repeated="2" table:style-name="ce2" office:value-type="string" calcext:value-type="string">
            <text:p>c</text:p>
          </table:table-cell>
          <table:table-cell table:style-name="ce2" office:value-type="string" calcext:value-type="string">
            <text:p>a</text:p>
          </table:table-cell>
          <table:table-cell table:number-columns-repeated="2" table:style-name="ce2" office:value-type="string" calcext:value-type="string">
            <text:p>b</text:p>
          </table:table-cell>
          <table:table-cell table:number-columns-repeated="2" table:style-name="ce2" office:value-type="string" calcext:value-type="string">
            <text:p>a</text:p>
          </table:table-cell>
          <table:table-cell table:style-name="ce2" office:value-type="string" calcext:value-type="string">
            <text:p>e</text:p>
          </table:table-cell>
          <table:table-cell table:style-name="ce2" office:value-type="string" calcext:value-type="string">
            <text:p>b</text:p>
          </table:table-cell>
          <table:table-cell table:style-name="ce2" office:value-type="string" calcext:value-type="string">
            <text:p>a</text:p>
          </table:table-cell>
          <table:table-cell table:number-columns-repeated="3" table:style-name="ce2" office:value-type="string" calcext:value-type="string">
            <text:p>c</text:p>
          </table:table-cell>
          <table:table-cell table:number-columns-repeated="3" table:style-name="ce2" office:value-type="string" calcext:value-type="string">
            <text:p>a</text:p>
          </table:table-cell>
          <table:table-cell table:style-name="ce2" office:value-type="string" calcext:value-type="string">
            <text:p>b</text:p>
          </table:table-cell>
          <table:table-cell table:style-name="ce2" table:number-columns-repeated="3"/>
          <table:table-cell table:number-columns-repeated="1003"/>
        </table:table-row>
        <table:table-row table:style-name="ro1" table:number-rows-repeated="7">
          <table:table-cell table:style-name="ce2" table:number-columns-repeated="21"/>
          <table:table-cell table:number-columns-repeated="1003"/>
        </table:table-row>
        <table:table-row table:style-name="ro1" table:number-rows-repeated="10">
          <table:table-cell table:style-name="ce2" table:number-columns-repeated="8"/>
          <table:table-cell table:style-name="ce11" table:number-columns-repeated="13"/>
          <table:table-cell table:number-columns-repeated="1003"/>
        </table:table-row>
        <table:table-row table:style-name="ro1" table:number-rows-repeated="3">
          <table:table-cell table:style-name="ce5" table:number-columns-repeated="8"/>
          <table:table-cell table:number-columns-repeated="1016"/>
        </table:table-row>
        <table:table-row table:style-name="ro2" table:number-rows-repeated="1048542">
          <table:table-cell table:number-columns-repeated="1024"/>
        </table:table-row>
        <table:table-row table:style-name="ro2">
          <table:table-cell table:number-columns-repeated="1024"/>
        </table:table-row>
      </table:table>
      <table:table table:name="a6-weighted" table:style-name="ta14">
        <table:table-column table:style-name="co3" table:number-columns-repeated="20" table:default-cell-style-name="Default"/>
        <table:table-column table:style-name="co6" table:number-columns-repeated="1004" table:default-cell-style-name="Default"/>
        <table:table-row table:style-name="ro1">
          <table:table-cell table:style-name="ce82" office:value-type="string" calcext:value-type="string">
            <text:p>4092</text:p>
          </table:table-cell>
          <table:table-cell table:style-name="ce83" office:value-type="string" calcext:value-type="string">
            <text:p>62D9</text:p>
          </table:table-cell>
          <table:table-cell table:style-name="ce84" office:value-type="string" calcext:value-type="string">
            <text:p>7857</text:p>
          </table:table-cell>
          <table:table-cell table:style-name="ce84" office:value-type="string" calcext:value-type="string">
            <text:p>9028</text:p>
          </table:table-cell>
          <table:table-cell table:style-name="ce84" office:value-type="string" calcext:value-type="string">
            <text:p>14B9</text:p>
          </table:table-cell>
          <table:table-cell table:style-name="ce82" office:value-type="string" calcext:value-type="string">
            <text:p>2A27</text:p>
          </table:table-cell>
          <table:table-cell table:style-name="ce82" office:value-type="string" calcext:value-type="string">
            <text:p>38D8</text:p>
          </table:table-cell>
          <table:table-cell table:style-name="ce82" office:value-type="string" calcext:value-type="string">
            <text:p>3B75</text:p>
          </table:table-cell>
          <table:table-cell table:style-name="ce85" office:value-type="string" calcext:value-type="string">
            <text:p>41FA</text:p>
          </table:table-cell>
          <table:table-cell table:style-name="ce82" office:value-type="string" calcext:value-type="string">
            <text:p>5ACF</text:p>
          </table:table-cell>
          <table:table-cell table:style-name="ce86" office:value-type="string" calcext:value-type="string">
            <text:p>775A</text:p>
          </table:table-cell>
          <table:table-cell table:style-name="ce84" office:value-type="string" calcext:value-type="string">
            <text:p>976A</text:p>
          </table:table-cell>
          <table:table-cell table:style-name="ce82" office:value-type="string" calcext:value-type="string">
            <text:p>AD07</text:p>
          </table:table-cell>
          <table:table-cell table:style-name="ce82" office:value-type="string" calcext:value-type="string">
            <text:p>CCFD</text:p>
          </table:table-cell>
          <table:table-cell table:style-name="ce84" office:value-type="string" calcext:value-type="string">
            <text:p>E949</text:p>
          </table:table-cell>
          <table:table-cell table:style-name="ce84" office:value-type="string" calcext:value-type="string">
            <text:p>E994</text:p>
          </table:table-cell>
          <table:table-cell table:style-name="ce82" office:value-type="string" calcext:value-type="string">
            <text:p>F295</text:p>
          </table:table-cell>
          <table:table-cell table:style-name="ce81" table:number-columns-repeated="3"/>
          <table:table-cell table:number-columns-repeated="1004"/>
        </table:table-row>
        <table:table-row table:style-name="ro1">
          <table:table-cell table:style-name="ce2" table:formula="of:=IFERROR(__xludf.dummyfunction(&quot;if(REGEXMATCH('a6'!B2,&quot;&quot;[a-e]&quot;&quot;),code('a6'!B2)-code(&quot;&quot;a&quot;&quot;),&quot;&quot;&quot;&quot;)&quot;);&quot;&quot;)">
            <text:p/>
          </table:table-cell>
          <table:table-cell table:style-name="ce2" table:formula="of:=IFERROR(__xludf.dummyfunction(&quot;if(REGEXMATCH('a6'!C2,&quot;&quot;[a-e]&quot;&quot;),code('a6'!C2)-code(&quot;&quot;a&quot;&quot;),&quot;&quot;&quot;&quot;)&quot;);&quot;&quot;)">
            <text:p/>
          </table:table-cell>
          <table:table-cell table:style-name="ce2" table:formula="of:=IFERROR(__xludf.dummyfunction(&quot;if(REGEXMATCH('a6'!D2,&quot;&quot;[a-e]&quot;&quot;),code('a6'!D2)-code(&quot;&quot;a&quot;&quot;),&quot;&quot;&quot;&quot;)&quot;);&quot;&quot;)">
            <text:p/>
          </table:table-cell>
          <table:table-cell table:style-name="ce2" table:formula="of:=IFERROR(__xludf.dummyfunction(&quot;if(REGEXMATCH('a6'!E2,&quot;&quot;[a-e]&quot;&quot;),code('a6'!E2)-code(&quot;&quot;a&quot;&quot;),&quot;&quot;&quot;&quot;)&quot;);&quot;&quot;)">
            <text:p/>
          </table:table-cell>
          <table:table-cell table:style-name="ce2" table:formula="of:=IFERROR(__xludf.dummyfunction(&quot;if(REGEXMATCH('a6'!F2,&quot;&quot;[a-e]&quot;&quot;),code('a6'!F2)-code(&quot;&quot;a&quot;&quot;),&quot;&quot;&quot;&quot;)&quot;);&quot;&quot;)">
            <text:p/>
          </table:table-cell>
          <table:table-cell table:style-name="ce2" table:formula="of:=IFERROR(__xludf.dummyfunction(&quot;if(REGEXMATCH('a6'!G2,&quot;&quot;[a-e]&quot;&quot;),code('a6'!G2)-code(&quot;&quot;a&quot;&quot;),&quot;&quot;&quot;&quot;)&quot;);&quot;&quot;)">
            <text:p/>
          </table:table-cell>
          <table:table-cell table:style-name="ce2" table:formula="of:=IFERROR(__xludf.dummyfunction(&quot;if(REGEXMATCH('a6'!H2,&quot;&quot;[a-e]&quot;&quot;),code('a6'!H2)-code(&quot;&quot;a&quot;&quot;),&quot;&quot;&quot;&quot;)&quot;);&quot;&quot;)">
            <text:p/>
          </table:table-cell>
          <table:table-cell table:style-name="ce2" table:formula="of:=IFERROR(__xludf.dummyfunction(&quot;if(REGEXMATCH('a6'!I2,&quot;&quot;[a-e]&quot;&quot;),code('a6'!I2)-code(&quot;&quot;a&quot;&quot;),&quot;&quot;&quot;&quot;)&quot;);&quot;&quot;)">
            <text:p/>
          </table:table-cell>
          <table:table-cell table:style-name="ce2" table:formula="of:=IFERROR(__xludf.dummyfunction(&quot;if(REGEXMATCH('a6'!J2,&quot;&quot;[a-e]&quot;&quot;),code('a6'!J2)-code(&quot;&quot;a&quot;&quot;),&quot;&quot;&quot;&quot;)&quot;);&quot;&quot;)">
            <text:p/>
          </table:table-cell>
          <table:table-cell table:style-name="ce2" table:formula="of:=IFERROR(__xludf.dummyfunction(&quot;if(REGEXMATCH('a6'!K2,&quot;&quot;[a-e]&quot;&quot;),code('a6'!K2)-code(&quot;&quot;a&quot;&quot;),&quot;&quot;&quot;&quot;)&quot;);&quot;&quot;)">
            <text:p/>
          </table:table-cell>
          <table:table-cell table:style-name="ce2" table:formula="of:=IFERROR(__xludf.dummyfunction(&quot;if(REGEXMATCH('a6'!L2,&quot;&quot;[a-e]&quot;&quot;),code('a6'!L2)-code(&quot;&quot;a&quot;&quot;),&quot;&quot;&quot;&quot;)&quot;);&quot;&quot;)">
            <text:p/>
          </table:table-cell>
          <table:table-cell table:style-name="ce2" table:formula="of:=IFERROR(__xludf.dummyfunction(&quot;if(REGEXMATCH('a6'!M2,&quot;&quot;[a-e]&quot;&quot;),code('a6'!M2)-code(&quot;&quot;a&quot;&quot;),&quot;&quot;&quot;&quot;)&quot;);&quot;&quot;)">
            <text:p/>
          </table:table-cell>
          <table:table-cell table:style-name="ce2" table:formula="of:=IFERROR(__xludf.dummyfunction(&quot;if(REGEXMATCH('a6'!N2,&quot;&quot;[a-e]&quot;&quot;),code('a6'!N2)-code(&quot;&quot;a&quot;&quot;),&quot;&quot;&quot;&quot;)&quot;);&quot;&quot;)">
            <text:p/>
          </table:table-cell>
          <table:table-cell table:style-name="ce2" table:formula="of:=IFERROR(__xludf.dummyfunction(&quot;if(REGEXMATCH('a6'!O2,&quot;&quot;[a-e]&quot;&quot;),code('a6'!O2)-code(&quot;&quot;a&quot;&quot;),&quot;&quot;&quot;&quot;)&quot;);&quot;&quot;)">
            <text:p/>
          </table:table-cell>
          <table:table-cell table:style-name="ce2" table:formula="of:=IFERROR(__xludf.dummyfunction(&quot;if(REGEXMATCH('a6'!P2,&quot;&quot;[a-e]&quot;&quot;),code('a6'!P2)-code(&quot;&quot;a&quot;&quot;),&quot;&quot;&quot;&quot;)&quot;);&quot;&quot;)">
            <text:p/>
          </table:table-cell>
          <table:table-cell table:style-name="ce2" table:formula="of:=IFERROR(__xludf.dummyfunction(&quot;if(REGEXMATCH('a6'!Q2,&quot;&quot;[a-e]&quot;&quot;),code('a6'!Q2)-code(&quot;&quot;a&quot;&quot;),&quot;&quot;&quot;&quot;)&quot;);&quot;&quot;)">
            <text:p/>
          </table:table-cell>
          <table:table-cell table:style-name="ce2" table:formula="of:=IFERROR(__xludf.dummyfunction(&quot;if(REGEXMATCH('a6'!R2,&quot;&quot;[a-e]&quot;&quot;),code('a6'!R2)-code(&quot;&quot;a&quot;&quot;),&quot;&quot;&quot;&quot;)&quot;);&quot;&quot;)">
            <text:p/>
          </table:table-cell>
          <table:table-cell table:style-name="ce2" table:number-columns-repeated="3"/>
          <table:table-cell table:number-columns-repeated="1004"/>
        </table:table-row>
        <table:table-row table:style-name="ro1">
          <table:table-cell table:style-name="ce2" table:formula="of:=IFERROR(__xludf.dummyfunction(&quot;if(REGEXMATCH('a6'!B3,&quot;&quot;[a-e]&quot;&quot;),code('a6'!B3)-code(&quot;&quot;a&quot;&quot;),&quot;&quot;&quot;&quot;)&quot;);2)" office:value-type="float" office:value="2" calcext:value-type="float">
            <text:p>2</text:p>
          </table:table-cell>
          <table:table-cell table:style-name="ce2" table:formula="of:=IFERROR(__xludf.dummyfunction(&quot;if(REGEXMATCH('a6'!C3,&quot;&quot;[a-e]&quot;&quot;),code('a6'!C3)-code(&quot;&quot;a&quot;&quot;),&quot;&quot;&quot;&quot;)&quot;);1)" office:value-type="float" office:value="1" calcext:value-type="float">
            <text:p>1</text:p>
          </table:table-cell>
          <table:table-cell table:style-name="ce2" table:formula="of:=IFERROR(__xludf.dummyfunction(&quot;if(REGEXMATCH('a6'!D3,&quot;&quot;[a-e]&quot;&quot;),code('a6'!D3)-code(&quot;&quot;a&quot;&quot;),&quot;&quot;&quot;&quot;)&quot;);1)" office:value-type="float" office:value="1" calcext:value-type="float">
            <text:p>1</text:p>
          </table:table-cell>
          <table:table-cell table:style-name="ce2" table:formula="of:=IFERROR(__xludf.dummyfunction(&quot;if(REGEXMATCH('a6'!E3,&quot;&quot;[a-e]&quot;&quot;),code('a6'!E3)-code(&quot;&quot;a&quot;&quot;),&quot;&quot;&quot;&quot;)&quot;);1)" office:value-type="float" office:value="1" calcext:value-type="float">
            <text:p>1</text:p>
          </table:table-cell>
          <table:table-cell table:style-name="ce2" table:formula="of:=IFERROR(__xludf.dummyfunction(&quot;if(REGEXMATCH('a6'!F3,&quot;&quot;[a-e]&quot;&quot;),code('a6'!F3)-code(&quot;&quot;a&quot;&quot;),&quot;&quot;&quot;&quot;)&quot;);2)" office:value-type="float" office:value="2" calcext:value-type="float">
            <text:p>2</text:p>
          </table:table-cell>
          <table:table-cell table:style-name="ce2" table:formula="of:=IFERROR(__xludf.dummyfunction(&quot;if(REGEXMATCH('a6'!G3,&quot;&quot;[a-e]&quot;&quot;),code('a6'!G3)-code(&quot;&quot;a&quot;&quot;),&quot;&quot;&quot;&quot;)&quot;);1)" office:value-type="float" office:value="1" calcext:value-type="float">
            <text:p>1</text:p>
          </table:table-cell>
          <table:table-cell table:style-name="ce2" table:formula="of:=IFERROR(__xludf.dummyfunction(&quot;if(REGEXMATCH('a6'!H3,&quot;&quot;[a-e]&quot;&quot;),code('a6'!H3)-code(&quot;&quot;a&quot;&quot;),&quot;&quot;&quot;&quot;)&quot;);1)" office:value-type="float" office:value="1" calcext:value-type="float">
            <text:p>1</text:p>
          </table:table-cell>
          <table:table-cell table:style-name="ce2" table:formula="of:=IFERROR(__xludf.dummyfunction(&quot;if(REGEXMATCH('a6'!I3,&quot;&quot;[a-e]&quot;&quot;),code('a6'!I3)-code(&quot;&quot;a&quot;&quot;),&quot;&quot;&quot;&quot;)&quot;);0)" office:value-type="float" office:value="0" calcext:value-type="float">
            <text:p>0</text:p>
          </table:table-cell>
          <table:table-cell table:style-name="ce2" table:formula="of:=IFERROR(__xludf.dummyfunction(&quot;if(REGEXMATCH('a6'!J3,&quot;&quot;[a-e]&quot;&quot;),code('a6'!J3)-code(&quot;&quot;a&quot;&quot;),&quot;&quot;&quot;&quot;)&quot;);1)" office:value-type="float" office:value="1" calcext:value-type="float">
            <text:p>1</text:p>
          </table:table-cell>
          <table:table-cell table:style-name="ce2" table:formula="of:=IFERROR(__xludf.dummyfunction(&quot;if(REGEXMATCH('a6'!K3,&quot;&quot;[a-e]&quot;&quot;),code('a6'!K3)-code(&quot;&quot;a&quot;&quot;),&quot;&quot;&quot;&quot;)&quot;);0)" office:value-type="float" office:value="0" calcext:value-type="float">
            <text:p>0</text:p>
          </table:table-cell>
          <table:table-cell table:style-name="ce2" table:formula="of:=IFERROR(__xludf.dummyfunction(&quot;if(REGEXMATCH('a6'!L3,&quot;&quot;[a-e]&quot;&quot;),code('a6'!L3)-code(&quot;&quot;a&quot;&quot;),&quot;&quot;&quot;&quot;)&quot;);1)" office:value-type="float" office:value="1" calcext:value-type="float">
            <text:p>1</text:p>
          </table:table-cell>
          <table:table-cell table:style-name="ce2" table:formula="of:=IFERROR(__xludf.dummyfunction(&quot;if(REGEXMATCH('a6'!M3,&quot;&quot;[a-e]&quot;&quot;),code('a6'!M3)-code(&quot;&quot;a&quot;&quot;),&quot;&quot;&quot;&quot;)&quot;);2)" office:value-type="float" office:value="2" calcext:value-type="float">
            <text:p>2</text:p>
          </table:table-cell>
          <table:table-cell table:style-name="ce2" table:formula="of:=IFERROR(__xludf.dummyfunction(&quot;if(REGEXMATCH('a6'!N3,&quot;&quot;[a-e]&quot;&quot;),code('a6'!N3)-code(&quot;&quot;a&quot;&quot;),&quot;&quot;&quot;&quot;)&quot;);1)" office:value-type="float" office:value="1" calcext:value-type="float">
            <text:p>1</text:p>
          </table:table-cell>
          <table:table-cell table:style-name="ce2" table:formula="of:=IFERROR(__xludf.dummyfunction(&quot;if(REGEXMATCH('a6'!O3,&quot;&quot;[a-e]&quot;&quot;),code('a6'!O3)-code(&quot;&quot;a&quot;&quot;),&quot;&quot;&quot;&quot;)&quot;);1)" office:value-type="float" office:value="1" calcext:value-type="float">
            <text:p>1</text:p>
          </table:table-cell>
          <table:table-cell table:style-name="ce2" table:formula="of:=IFERROR(__xludf.dummyfunction(&quot;if(REGEXMATCH('a6'!P3,&quot;&quot;[a-e]&quot;&quot;),code('a6'!P3)-code(&quot;&quot;a&quot;&quot;),&quot;&quot;&quot;&quot;)&quot;);0)" office:value-type="float" office:value="0" calcext:value-type="float">
            <text:p>0</text:p>
          </table:table-cell>
          <table:table-cell table:style-name="ce2" table:formula="of:=IFERROR(__xludf.dummyfunction(&quot;if(REGEXMATCH('a6'!Q3,&quot;&quot;[a-e]&quot;&quot;),code('a6'!Q3)-code(&quot;&quot;a&quot;&quot;),&quot;&quot;&quot;&quot;)&quot;);0)" office:value-type="float" office:value="0" calcext:value-type="float">
            <text:p>0</text:p>
          </table:table-cell>
          <table:table-cell table:style-name="ce2" table:formula="of:=IFERROR(__xludf.dummyfunction(&quot;if(REGEXMATCH('a6'!R3,&quot;&quot;[a-e]&quot;&quot;),code('a6'!R3)-code(&quot;&quot;a&quot;&quot;),&quot;&quot;&quot;&quot;)&quot;);1)" office:value-type="float" office:value="1" calcext:value-type="float">
            <text:p>1</text:p>
          </table:table-cell>
          <table:table-cell table:style-name="ce2" table:number-columns-repeated="3"/>
          <table:table-cell table:number-columns-repeated="1004"/>
        </table:table-row>
        <table:table-row table:style-name="ro1">
          <table:table-cell table:style-name="ce2" table:formula="of:=IFERROR(__xludf.dummyfunction(&quot;if(REGEXMATCH('a6'!B4,&quot;&quot;[a-e]&quot;&quot;),code('a6'!B4)-code(&quot;&quot;a&quot;&quot;),&quot;&quot;&quot;&quot;)&quot;);&quot;&quot;)">
            <text:p/>
          </table:table-cell>
          <table:table-cell table:style-name="ce2" table:formula="of:=IFERROR(__xludf.dummyfunction(&quot;if(REGEXMATCH('a6'!C4,&quot;&quot;[a-e]&quot;&quot;),code('a6'!C4)-code(&quot;&quot;a&quot;&quot;),&quot;&quot;&quot;&quot;)&quot;);&quot;&quot;)">
            <text:p/>
          </table:table-cell>
          <table:table-cell table:style-name="ce2" table:formula="of:=IFERROR(__xludf.dummyfunction(&quot;if(REGEXMATCH('a6'!D4,&quot;&quot;[a-e]&quot;&quot;),code('a6'!D4)-code(&quot;&quot;a&quot;&quot;),&quot;&quot;&quot;&quot;)&quot;);&quot;&quot;)">
            <text:p/>
          </table:table-cell>
          <table:table-cell table:style-name="ce2" table:formula="of:=IFERROR(__xludf.dummyfunction(&quot;if(REGEXMATCH('a6'!E4,&quot;&quot;[a-e]&quot;&quot;),code('a6'!E4)-code(&quot;&quot;a&quot;&quot;),&quot;&quot;&quot;&quot;)&quot;);&quot;&quot;)">
            <text:p/>
          </table:table-cell>
          <table:table-cell table:style-name="ce2" table:formula="of:=IFERROR(__xludf.dummyfunction(&quot;if(REGEXMATCH('a6'!F4,&quot;&quot;[a-e]&quot;&quot;),code('a6'!F4)-code(&quot;&quot;a&quot;&quot;),&quot;&quot;&quot;&quot;)&quot;);&quot;&quot;)">
            <text:p/>
          </table:table-cell>
          <table:table-cell table:style-name="ce2" table:formula="of:=IFERROR(__xludf.dummyfunction(&quot;if(REGEXMATCH('a6'!G4,&quot;&quot;[a-e]&quot;&quot;),code('a6'!G4)-code(&quot;&quot;a&quot;&quot;),&quot;&quot;&quot;&quot;)&quot;);&quot;&quot;)">
            <text:p/>
          </table:table-cell>
          <table:table-cell table:style-name="ce2" table:formula="of:=IFERROR(__xludf.dummyfunction(&quot;if(REGEXMATCH('a6'!H4,&quot;&quot;[a-e]&quot;&quot;),code('a6'!H4)-code(&quot;&quot;a&quot;&quot;),&quot;&quot;&quot;&quot;)&quot;);&quot;&quot;)">
            <text:p/>
          </table:table-cell>
          <table:table-cell table:style-name="ce2" table:formula="of:=IFERROR(__xludf.dummyfunction(&quot;if(REGEXMATCH('a6'!I4,&quot;&quot;[a-e]&quot;&quot;),code('a6'!I4)-code(&quot;&quot;a&quot;&quot;),&quot;&quot;&quot;&quot;)&quot;);&quot;&quot;)">
            <text:p/>
          </table:table-cell>
          <table:table-cell table:style-name="ce2" table:formula="of:=IFERROR(__xludf.dummyfunction(&quot;if(REGEXMATCH('a6'!J4,&quot;&quot;[a-e]&quot;&quot;),code('a6'!J4)-code(&quot;&quot;a&quot;&quot;),&quot;&quot;&quot;&quot;)&quot;);&quot;&quot;)">
            <text:p/>
          </table:table-cell>
          <table:table-cell table:style-name="ce2" table:formula="of:=IFERROR(__xludf.dummyfunction(&quot;if(REGEXMATCH('a6'!K4,&quot;&quot;[a-e]&quot;&quot;),code('a6'!K4)-code(&quot;&quot;a&quot;&quot;),&quot;&quot;&quot;&quot;)&quot;);&quot;&quot;)">
            <text:p/>
          </table:table-cell>
          <table:table-cell table:style-name="ce2" table:formula="of:=IFERROR(__xludf.dummyfunction(&quot;if(REGEXMATCH('a6'!L4,&quot;&quot;[a-e]&quot;&quot;),code('a6'!L4)-code(&quot;&quot;a&quot;&quot;),&quot;&quot;&quot;&quot;)&quot;);&quot;&quot;)">
            <text:p/>
          </table:table-cell>
          <table:table-cell table:style-name="ce2" table:formula="of:=IFERROR(__xludf.dummyfunction(&quot;if(REGEXMATCH('a6'!M4,&quot;&quot;[a-e]&quot;&quot;),code('a6'!M4)-code(&quot;&quot;a&quot;&quot;),&quot;&quot;&quot;&quot;)&quot;);&quot;&quot;)">
            <text:p/>
          </table:table-cell>
          <table:table-cell table:style-name="ce2" table:formula="of:=IFERROR(__xludf.dummyfunction(&quot;if(REGEXMATCH('a6'!N4,&quot;&quot;[a-e]&quot;&quot;),code('a6'!N4)-code(&quot;&quot;a&quot;&quot;),&quot;&quot;&quot;&quot;)&quot;);&quot;&quot;)">
            <text:p/>
          </table:table-cell>
          <table:table-cell table:style-name="ce2" table:formula="of:=IFERROR(__xludf.dummyfunction(&quot;if(REGEXMATCH('a6'!O4,&quot;&quot;[a-e]&quot;&quot;),code('a6'!O4)-code(&quot;&quot;a&quot;&quot;),&quot;&quot;&quot;&quot;)&quot;);&quot;&quot;)">
            <text:p/>
          </table:table-cell>
          <table:table-cell table:style-name="ce2" table:formula="of:=IFERROR(__xludf.dummyfunction(&quot;if(REGEXMATCH('a6'!P4,&quot;&quot;[a-e]&quot;&quot;),code('a6'!P4)-code(&quot;&quot;a&quot;&quot;),&quot;&quot;&quot;&quot;)&quot;);&quot;&quot;)">
            <text:p/>
          </table:table-cell>
          <table:table-cell table:style-name="ce2" table:formula="of:=IFERROR(__xludf.dummyfunction(&quot;if(REGEXMATCH('a6'!Q4,&quot;&quot;[a-e]&quot;&quot;),code('a6'!Q4)-code(&quot;&quot;a&quot;&quot;),&quot;&quot;&quot;&quot;)&quot;);&quot;&quot;)">
            <text:p/>
          </table:table-cell>
          <table:table-cell table:style-name="ce2" table:formula="of:=IFERROR(__xludf.dummyfunction(&quot;if(REGEXMATCH('a6'!R4,&quot;&quot;[a-e]&quot;&quot;),code('a6'!R4)-code(&quot;&quot;a&quot;&quot;),&quot;&quot;&quot;&quot;)&quot;);&quot;&quot;)">
            <text:p/>
          </table:table-cell>
          <table:table-cell table:style-name="ce2" table:number-columns-repeated="3"/>
          <table:table-cell table:number-columns-repeated="1004"/>
        </table:table-row>
        <table:table-row table:style-name="ro1">
          <table:table-cell table:style-name="ce2" table:formula="of:=IFERROR(__xludf.dummyfunction(&quot;if(REGEXMATCH('a6'!B5,&quot;&quot;[a-e]&quot;&quot;),code('a6'!B5)-code(&quot;&quot;a&quot;&quot;),&quot;&quot;&quot;&quot;)&quot;);0)" office:value-type="float" office:value="0" calcext:value-type="float">
            <text:p>0</text:p>
          </table:table-cell>
          <table:table-cell table:style-name="ce2" table:formula="of:=IFERROR(__xludf.dummyfunction(&quot;if(REGEXMATCH('a6'!C5,&quot;&quot;[a-e]&quot;&quot;),code('a6'!C5)-code(&quot;&quot;a&quot;&quot;),&quot;&quot;&quot;&quot;)&quot;);0)" office:value-type="float" office:value="0" calcext:value-type="float">
            <text:p>0</text:p>
          </table:table-cell>
          <table:table-cell table:style-name="ce2" table:formula="of:=IFERROR(__xludf.dummyfunction(&quot;if(REGEXMATCH('a6'!D5,&quot;&quot;[a-e]&quot;&quot;),code('a6'!D5)-code(&quot;&quot;a&quot;&quot;),&quot;&quot;&quot;&quot;)&quot;);0)" office:value-type="float" office:value="0" calcext:value-type="float">
            <text:p>0</text:p>
          </table:table-cell>
          <table:table-cell table:style-name="ce2" table:formula="of:=IFERROR(__xludf.dummyfunction(&quot;if(REGEXMATCH('a6'!E5,&quot;&quot;[a-e]&quot;&quot;),code('a6'!E5)-code(&quot;&quot;a&quot;&quot;),&quot;&quot;&quot;&quot;)&quot;);0)" office:value-type="float" office:value="0" calcext:value-type="float">
            <text:p>0</text:p>
          </table:table-cell>
          <table:table-cell table:style-name="ce2" table:formula="of:=IFERROR(__xludf.dummyfunction(&quot;if(REGEXMATCH('a6'!F5,&quot;&quot;[a-e]&quot;&quot;),code('a6'!F5)-code(&quot;&quot;a&quot;&quot;),&quot;&quot;&quot;&quot;)&quot;);0)" office:value-type="float" office:value="0" calcext:value-type="float">
            <text:p>0</text:p>
          </table:table-cell>
          <table:table-cell table:style-name="ce2" table:formula="of:=IFERROR(__xludf.dummyfunction(&quot;if(REGEXMATCH('a6'!G5,&quot;&quot;[a-e]&quot;&quot;),code('a6'!G5)-code(&quot;&quot;a&quot;&quot;),&quot;&quot;&quot;&quot;)&quot;);0)" office:value-type="float" office:value="0" calcext:value-type="float">
            <text:p>0</text:p>
          </table:table-cell>
          <table:table-cell table:style-name="ce2" table:formula="of:=IFERROR(__xludf.dummyfunction(&quot;if(REGEXMATCH('a6'!H5,&quot;&quot;[a-e]&quot;&quot;),code('a6'!H5)-code(&quot;&quot;a&quot;&quot;),&quot;&quot;&quot;&quot;)&quot;);0)" office:value-type="float" office:value="0" calcext:value-type="float">
            <text:p>0</text:p>
          </table:table-cell>
          <table:table-cell table:style-name="ce2" table:formula="of:=IFERROR(__xludf.dummyfunction(&quot;if(REGEXMATCH('a6'!I5,&quot;&quot;[a-e]&quot;&quot;),code('a6'!I5)-code(&quot;&quot;a&quot;&quot;),&quot;&quot;&quot;&quot;)&quot;);0)" office:value-type="float" office:value="0" calcext:value-type="float">
            <text:p>0</text:p>
          </table:table-cell>
          <table:table-cell table:style-name="ce2" table:formula="of:=IFERROR(__xludf.dummyfunction(&quot;if(REGEXMATCH('a6'!J5,&quot;&quot;[a-e]&quot;&quot;),code('a6'!J5)-code(&quot;&quot;a&quot;&quot;),&quot;&quot;&quot;&quot;)&quot;);0)" office:value-type="float" office:value="0" calcext:value-type="float">
            <text:p>0</text:p>
          </table:table-cell>
          <table:table-cell table:style-name="ce2" table:formula="of:=IFERROR(__xludf.dummyfunction(&quot;if(REGEXMATCH('a6'!K5,&quot;&quot;[a-e]&quot;&quot;),code('a6'!K5)-code(&quot;&quot;a&quot;&quot;),&quot;&quot;&quot;&quot;)&quot;);0)" office:value-type="float" office:value="0" calcext:value-type="float">
            <text:p>0</text:p>
          </table:table-cell>
          <table:table-cell table:style-name="ce2" table:formula="of:=IFERROR(__xludf.dummyfunction(&quot;if(REGEXMATCH('a6'!L5,&quot;&quot;[a-e]&quot;&quot;),code('a6'!L5)-code(&quot;&quot;a&quot;&quot;),&quot;&quot;&quot;&quot;)&quot;);0)" office:value-type="float" office:value="0" calcext:value-type="float">
            <text:p>0</text:p>
          </table:table-cell>
          <table:table-cell table:style-name="ce2" table:formula="of:=IFERROR(__xludf.dummyfunction(&quot;if(REGEXMATCH('a6'!M5,&quot;&quot;[a-e]&quot;&quot;),code('a6'!M5)-code(&quot;&quot;a&quot;&quot;),&quot;&quot;&quot;&quot;)&quot;);1)" office:value-type="float" office:value="1" calcext:value-type="float">
            <text:p>1</text:p>
          </table:table-cell>
          <table:table-cell table:style-name="ce2" table:formula="of:=IFERROR(__xludf.dummyfunction(&quot;if(REGEXMATCH('a6'!N5,&quot;&quot;[a-e]&quot;&quot;),code('a6'!N5)-code(&quot;&quot;a&quot;&quot;),&quot;&quot;&quot;&quot;)&quot;);0)" office:value-type="float" office:value="0" calcext:value-type="float">
            <text:p>0</text:p>
          </table:table-cell>
          <table:table-cell table:style-name="ce2" table:formula="of:=IFERROR(__xludf.dummyfunction(&quot;if(REGEXMATCH('a6'!O5,&quot;&quot;[a-e]&quot;&quot;),code('a6'!O5)-code(&quot;&quot;a&quot;&quot;),&quot;&quot;&quot;&quot;)&quot;);0)" office:value-type="float" office:value="0" calcext:value-type="float">
            <text:p>0</text:p>
          </table:table-cell>
          <table:table-cell table:style-name="ce2" table:formula="of:=IFERROR(__xludf.dummyfunction(&quot;if(REGEXMATCH('a6'!P5,&quot;&quot;[a-e]&quot;&quot;),code('a6'!P5)-code(&quot;&quot;a&quot;&quot;),&quot;&quot;&quot;&quot;)&quot;);0)" office:value-type="float" office:value="0" calcext:value-type="float">
            <text:p>0</text:p>
          </table:table-cell>
          <table:table-cell table:style-name="ce2" table:formula="of:=IFERROR(__xludf.dummyfunction(&quot;if(REGEXMATCH('a6'!Q5,&quot;&quot;[a-e]&quot;&quot;),code('a6'!Q5)-code(&quot;&quot;a&quot;&quot;),&quot;&quot;&quot;&quot;)&quot;);0)" office:value-type="float" office:value="0" calcext:value-type="float">
            <text:p>0</text:p>
          </table:table-cell>
          <table:table-cell table:style-name="ce2" table:formula="of:=IFERROR(__xludf.dummyfunction(&quot;if(REGEXMATCH('a6'!R5,&quot;&quot;[a-e]&quot;&quot;),code('a6'!R5)-code(&quot;&quot;a&quot;&quot;),&quot;&quot;&quot;&quot;)&quot;);0)" office:value-type="float" office:value="0" calcext:value-type="float">
            <text:p>0</text:p>
          </table:table-cell>
          <table:table-cell table:style-name="ce2" table:number-columns-repeated="3"/>
          <table:table-cell table:number-columns-repeated="1004"/>
        </table:table-row>
        <table:table-row table:style-name="ro1">
          <table:table-cell table:style-name="ce2" table:formula="of:=IFERROR(__xludf.dummyfunction(&quot;if(REGEXMATCH('a6'!B6,&quot;&quot;[a-e]&quot;&quot;),code('a6'!B6)-code(&quot;&quot;a&quot;&quot;),&quot;&quot;&quot;&quot;)&quot;);0)" office:value-type="float" office:value="0" calcext:value-type="float">
            <text:p>0</text:p>
          </table:table-cell>
          <table:table-cell table:style-name="ce2" table:formula="of:=IFERROR(__xludf.dummyfunction(&quot;if(REGEXMATCH('a6'!C6,&quot;&quot;[a-e]&quot;&quot;),code('a6'!C6)-code(&quot;&quot;a&quot;&quot;),&quot;&quot;&quot;&quot;)&quot;);0)" office:value-type="float" office:value="0" calcext:value-type="float">
            <text:p>0</text:p>
          </table:table-cell>
          <table:table-cell table:style-name="ce2" table:formula="of:=IFERROR(__xludf.dummyfunction(&quot;if(REGEXMATCH('a6'!D6,&quot;&quot;[a-e]&quot;&quot;),code('a6'!D6)-code(&quot;&quot;a&quot;&quot;),&quot;&quot;&quot;&quot;)&quot;);0)" office:value-type="float" office:value="0" calcext:value-type="float">
            <text:p>0</text:p>
          </table:table-cell>
          <table:table-cell table:style-name="ce2" table:formula="of:=IFERROR(__xludf.dummyfunction(&quot;if(REGEXMATCH('a6'!E6,&quot;&quot;[a-e]&quot;&quot;),code('a6'!E6)-code(&quot;&quot;a&quot;&quot;),&quot;&quot;&quot;&quot;)&quot;);0)" office:value-type="float" office:value="0" calcext:value-type="float">
            <text:p>0</text:p>
          </table:table-cell>
          <table:table-cell table:style-name="ce2" table:formula="of:=IFERROR(__xludf.dummyfunction(&quot;if(REGEXMATCH('a6'!F6,&quot;&quot;[a-e]&quot;&quot;),code('a6'!F6)-code(&quot;&quot;a&quot;&quot;),&quot;&quot;&quot;&quot;)&quot;);0)" office:value-type="float" office:value="0" calcext:value-type="float">
            <text:p>0</text:p>
          </table:table-cell>
          <table:table-cell table:style-name="ce2" table:formula="of:=IFERROR(__xludf.dummyfunction(&quot;if(REGEXMATCH('a6'!G6,&quot;&quot;[a-e]&quot;&quot;),code('a6'!G6)-code(&quot;&quot;a&quot;&quot;),&quot;&quot;&quot;&quot;)&quot;);0)" office:value-type="float" office:value="0" calcext:value-type="float">
            <text:p>0</text:p>
          </table:table-cell>
          <table:table-cell table:style-name="ce2" table:formula="of:=IFERROR(__xludf.dummyfunction(&quot;if(REGEXMATCH('a6'!H6,&quot;&quot;[a-e]&quot;&quot;),code('a6'!H6)-code(&quot;&quot;a&quot;&quot;),&quot;&quot;&quot;&quot;)&quot;);0)" office:value-type="float" office:value="0" calcext:value-type="float">
            <text:p>0</text:p>
          </table:table-cell>
          <table:table-cell table:style-name="ce2" table:formula="of:=IFERROR(__xludf.dummyfunction(&quot;if(REGEXMATCH('a6'!I6,&quot;&quot;[a-e]&quot;&quot;),code('a6'!I6)-code(&quot;&quot;a&quot;&quot;),&quot;&quot;&quot;&quot;)&quot;);0)" office:value-type="float" office:value="0" calcext:value-type="float">
            <text:p>0</text:p>
          </table:table-cell>
          <table:table-cell table:style-name="ce2" table:formula="of:=IFERROR(__xludf.dummyfunction(&quot;if(REGEXMATCH('a6'!J6,&quot;&quot;[a-e]&quot;&quot;),code('a6'!J6)-code(&quot;&quot;a&quot;&quot;),&quot;&quot;&quot;&quot;)&quot;);0)" office:value-type="float" office:value="0" calcext:value-type="float">
            <text:p>0</text:p>
          </table:table-cell>
          <table:table-cell table:style-name="ce2" table:formula="of:=IFERROR(__xludf.dummyfunction(&quot;if(REGEXMATCH('a6'!K6,&quot;&quot;[a-e]&quot;&quot;),code('a6'!K6)-code(&quot;&quot;a&quot;&quot;),&quot;&quot;&quot;&quot;)&quot;);0)" office:value-type="float" office:value="0" calcext:value-type="float">
            <text:p>0</text:p>
          </table:table-cell>
          <table:table-cell table:style-name="ce2" table:formula="of:=IFERROR(__xludf.dummyfunction(&quot;if(REGEXMATCH('a6'!L6,&quot;&quot;[a-e]&quot;&quot;),code('a6'!L6)-code(&quot;&quot;a&quot;&quot;),&quot;&quot;&quot;&quot;)&quot;);0)" office:value-type="float" office:value="0" calcext:value-type="float">
            <text:p>0</text:p>
          </table:table-cell>
          <table:table-cell table:style-name="ce2" table:formula="of:=IFERROR(__xludf.dummyfunction(&quot;if(REGEXMATCH('a6'!M6,&quot;&quot;[a-e]&quot;&quot;),code('a6'!M6)-code(&quot;&quot;a&quot;&quot;),&quot;&quot;&quot;&quot;)&quot;);0)" office:value-type="float" office:value="0" calcext:value-type="float">
            <text:p>0</text:p>
          </table:table-cell>
          <table:table-cell table:style-name="ce2" table:formula="of:=IFERROR(__xludf.dummyfunction(&quot;if(REGEXMATCH('a6'!N6,&quot;&quot;[a-e]&quot;&quot;),code('a6'!N6)-code(&quot;&quot;a&quot;&quot;),&quot;&quot;&quot;&quot;)&quot;);0)" office:value-type="float" office:value="0" calcext:value-type="float">
            <text:p>0</text:p>
          </table:table-cell>
          <table:table-cell table:style-name="ce2" table:formula="of:=IFERROR(__xludf.dummyfunction(&quot;if(REGEXMATCH('a6'!O6,&quot;&quot;[a-e]&quot;&quot;),code('a6'!O6)-code(&quot;&quot;a&quot;&quot;),&quot;&quot;&quot;&quot;)&quot;);0)" office:value-type="float" office:value="0" calcext:value-type="float">
            <text:p>0</text:p>
          </table:table-cell>
          <table:table-cell table:style-name="ce2" table:formula="of:=IFERROR(__xludf.dummyfunction(&quot;if(REGEXMATCH('a6'!P6,&quot;&quot;[a-e]&quot;&quot;),code('a6'!P6)-code(&quot;&quot;a&quot;&quot;),&quot;&quot;&quot;&quot;)&quot;);0)" office:value-type="float" office:value="0" calcext:value-type="float">
            <text:p>0</text:p>
          </table:table-cell>
          <table:table-cell table:style-name="ce2" table:formula="of:=IFERROR(__xludf.dummyfunction(&quot;if(REGEXMATCH('a6'!Q6,&quot;&quot;[a-e]&quot;&quot;),code('a6'!Q6)-code(&quot;&quot;a&quot;&quot;),&quot;&quot;&quot;&quot;)&quot;);0)" office:value-type="float" office:value="0" calcext:value-type="float">
            <text:p>0</text:p>
          </table:table-cell>
          <table:table-cell table:style-name="ce2" table:formula="of:=IFERROR(__xludf.dummyfunction(&quot;if(REGEXMATCH('a6'!R6,&quot;&quot;[a-e]&quot;&quot;),code('a6'!R6)-code(&quot;&quot;a&quot;&quot;),&quot;&quot;&quot;&quot;)&quot;);0)" office:value-type="float" office:value="0" calcext:value-type="float">
            <text:p>0</text:p>
          </table:table-cell>
          <table:table-cell table:style-name="ce2" table:number-columns-repeated="3"/>
          <table:table-cell table:number-columns-repeated="1004"/>
        </table:table-row>
        <table:table-row table:style-name="ro1">
          <table:table-cell table:style-name="ce2" table:formula="of:=IFERROR(__xludf.dummyfunction(&quot;if(REGEXMATCH('a6'!B7,&quot;&quot;[a-e]&quot;&quot;),code('a6'!B7)-code(&quot;&quot;a&quot;&quot;),&quot;&quot;&quot;&quot;)&quot;);&quot;&quot;)">
            <text:p/>
          </table:table-cell>
          <table:table-cell table:style-name="ce2" table:formula="of:=IFERROR(__xludf.dummyfunction(&quot;if(REGEXMATCH('a6'!C7,&quot;&quot;[a-e]&quot;&quot;),code('a6'!C7)-code(&quot;&quot;a&quot;&quot;),&quot;&quot;&quot;&quot;)&quot;);&quot;&quot;)">
            <text:p/>
          </table:table-cell>
          <table:table-cell table:style-name="ce2" table:formula="of:=IFERROR(__xludf.dummyfunction(&quot;if(REGEXMATCH('a6'!D7,&quot;&quot;[a-e]&quot;&quot;),code('a6'!D7)-code(&quot;&quot;a&quot;&quot;),&quot;&quot;&quot;&quot;)&quot;);&quot;&quot;)">
            <text:p/>
          </table:table-cell>
          <table:table-cell table:style-name="ce2" table:formula="of:=IFERROR(__xludf.dummyfunction(&quot;if(REGEXMATCH('a6'!E7,&quot;&quot;[a-e]&quot;&quot;),code('a6'!E7)-code(&quot;&quot;a&quot;&quot;),&quot;&quot;&quot;&quot;)&quot;);&quot;&quot;)">
            <text:p/>
          </table:table-cell>
          <table:table-cell table:style-name="ce2" table:formula="of:=IFERROR(__xludf.dummyfunction(&quot;if(REGEXMATCH('a6'!F7,&quot;&quot;[a-e]&quot;&quot;),code('a6'!F7)-code(&quot;&quot;a&quot;&quot;),&quot;&quot;&quot;&quot;)&quot;);&quot;&quot;)">
            <text:p/>
          </table:table-cell>
          <table:table-cell table:style-name="ce2" table:formula="of:=IFERROR(__xludf.dummyfunction(&quot;if(REGEXMATCH('a6'!G7,&quot;&quot;[a-e]&quot;&quot;),code('a6'!G7)-code(&quot;&quot;a&quot;&quot;),&quot;&quot;&quot;&quot;)&quot;);&quot;&quot;)">
            <text:p/>
          </table:table-cell>
          <table:table-cell table:style-name="ce2" table:formula="of:=IFERROR(__xludf.dummyfunction(&quot;if(REGEXMATCH('a6'!H7,&quot;&quot;[a-e]&quot;&quot;),code('a6'!H7)-code(&quot;&quot;a&quot;&quot;),&quot;&quot;&quot;&quot;)&quot;);&quot;&quot;)">
            <text:p/>
          </table:table-cell>
          <table:table-cell table:style-name="ce2" table:formula="of:=IFERROR(__xludf.dummyfunction(&quot;if(REGEXMATCH('a6'!I7,&quot;&quot;[a-e]&quot;&quot;),code('a6'!I7)-code(&quot;&quot;a&quot;&quot;),&quot;&quot;&quot;&quot;)&quot;);&quot;&quot;)">
            <text:p/>
          </table:table-cell>
          <table:table-cell table:style-name="ce2" table:formula="of:=IFERROR(__xludf.dummyfunction(&quot;if(REGEXMATCH('a6'!J7,&quot;&quot;[a-e]&quot;&quot;),code('a6'!J7)-code(&quot;&quot;a&quot;&quot;),&quot;&quot;&quot;&quot;)&quot;);&quot;&quot;)">
            <text:p/>
          </table:table-cell>
          <table:table-cell table:style-name="ce2" table:formula="of:=IFERROR(__xludf.dummyfunction(&quot;if(REGEXMATCH('a6'!K7,&quot;&quot;[a-e]&quot;&quot;),code('a6'!K7)-code(&quot;&quot;a&quot;&quot;),&quot;&quot;&quot;&quot;)&quot;);&quot;&quot;)">
            <text:p/>
          </table:table-cell>
          <table:table-cell table:style-name="ce2" table:formula="of:=IFERROR(__xludf.dummyfunction(&quot;if(REGEXMATCH('a6'!L7,&quot;&quot;[a-e]&quot;&quot;),code('a6'!L7)-code(&quot;&quot;a&quot;&quot;),&quot;&quot;&quot;&quot;)&quot;);&quot;&quot;)">
            <text:p/>
          </table:table-cell>
          <table:table-cell table:style-name="ce2" table:formula="of:=IFERROR(__xludf.dummyfunction(&quot;if(REGEXMATCH('a6'!M7,&quot;&quot;[a-e]&quot;&quot;),code('a6'!M7)-code(&quot;&quot;a&quot;&quot;),&quot;&quot;&quot;&quot;)&quot;);&quot;&quot;)">
            <text:p/>
          </table:table-cell>
          <table:table-cell table:style-name="ce2" table:formula="of:=IFERROR(__xludf.dummyfunction(&quot;if(REGEXMATCH('a6'!N7,&quot;&quot;[a-e]&quot;&quot;),code('a6'!N7)-code(&quot;&quot;a&quot;&quot;),&quot;&quot;&quot;&quot;)&quot;);&quot;&quot;)">
            <text:p/>
          </table:table-cell>
          <table:table-cell table:style-name="ce2" table:formula="of:=IFERROR(__xludf.dummyfunction(&quot;if(REGEXMATCH('a6'!O7,&quot;&quot;[a-e]&quot;&quot;),code('a6'!O7)-code(&quot;&quot;a&quot;&quot;),&quot;&quot;&quot;&quot;)&quot;);&quot;&quot;)">
            <text:p/>
          </table:table-cell>
          <table:table-cell table:style-name="ce2" table:formula="of:=IFERROR(__xludf.dummyfunction(&quot;if(REGEXMATCH('a6'!P7,&quot;&quot;[a-e]&quot;&quot;),code('a6'!P7)-code(&quot;&quot;a&quot;&quot;),&quot;&quot;&quot;&quot;)&quot;);&quot;&quot;)">
            <text:p/>
          </table:table-cell>
          <table:table-cell table:style-name="ce2" table:formula="of:=IFERROR(__xludf.dummyfunction(&quot;if(REGEXMATCH('a6'!Q7,&quot;&quot;[a-e]&quot;&quot;),code('a6'!Q7)-code(&quot;&quot;a&quot;&quot;),&quot;&quot;&quot;&quot;)&quot;);&quot;&quot;)">
            <text:p/>
          </table:table-cell>
          <table:table-cell table:style-name="ce2" table:formula="of:=IFERROR(__xludf.dummyfunction(&quot;if(REGEXMATCH('a6'!R7,&quot;&quot;[a-e]&quot;&quot;),code('a6'!R7)-code(&quot;&quot;a&quot;&quot;),&quot;&quot;&quot;&quot;)&quot;);&quot;&quot;)">
            <text:p/>
          </table:table-cell>
          <table:table-cell table:style-name="ce2" table:number-columns-repeated="3"/>
          <table:table-cell table:number-columns-repeated="1004"/>
        </table:table-row>
        <table:table-row table:style-name="ro1">
          <table:table-cell table:style-name="ce2" table:formula="of:=IFERROR(__xludf.dummyfunction(&quot;if(REGEXMATCH('a6'!B8,&quot;&quot;[a-e]&quot;&quot;),code('a6'!B8)-code(&quot;&quot;a&quot;&quot;),&quot;&quot;&quot;&quot;)&quot;);&quot;&quot;)">
            <text:p/>
          </table:table-cell>
          <table:table-cell table:style-name="ce2" table:formula="of:=IFERROR(__xludf.dummyfunction(&quot;if(REGEXMATCH('a6'!C8,&quot;&quot;[a-e]&quot;&quot;),code('a6'!C8)-code(&quot;&quot;a&quot;&quot;),&quot;&quot;&quot;&quot;)&quot;);&quot;&quot;)">
            <text:p/>
          </table:table-cell>
          <table:table-cell table:style-name="ce2" table:formula="of:=IFERROR(__xludf.dummyfunction(&quot;if(REGEXMATCH('a6'!D8,&quot;&quot;[a-e]&quot;&quot;),code('a6'!D8)-code(&quot;&quot;a&quot;&quot;),&quot;&quot;&quot;&quot;)&quot;);&quot;&quot;)">
            <text:p/>
          </table:table-cell>
          <table:table-cell table:style-name="ce2" table:formula="of:=IFERROR(__xludf.dummyfunction(&quot;if(REGEXMATCH('a6'!E8,&quot;&quot;[a-e]&quot;&quot;),code('a6'!E8)-code(&quot;&quot;a&quot;&quot;),&quot;&quot;&quot;&quot;)&quot;);0)" office:value-type="float" office:value="0" calcext:value-type="float">
            <text:p>0</text:p>
          </table:table-cell>
          <table:table-cell table:style-name="ce2" table:formula="of:=IFERROR(__xludf.dummyfunction(&quot;if(REGEXMATCH('a6'!F8,&quot;&quot;[a-e]&quot;&quot;),code('a6'!F8)-code(&quot;&quot;a&quot;&quot;),&quot;&quot;&quot;&quot;)&quot;);0)" office:value-type="float" office:value="0" calcext:value-type="float">
            <text:p>0</text:p>
          </table:table-cell>
          <table:table-cell table:style-name="ce2" table:formula="of:=IFERROR(__xludf.dummyfunction(&quot;if(REGEXMATCH('a6'!G8,&quot;&quot;[a-e]&quot;&quot;),code('a6'!G8)-code(&quot;&quot;a&quot;&quot;),&quot;&quot;&quot;&quot;)&quot;);0)" office:value-type="float" office:value="0" calcext:value-type="float">
            <text:p>0</text:p>
          </table:table-cell>
          <table:table-cell table:style-name="ce2" table:formula="of:=IFERROR(__xludf.dummyfunction(&quot;if(REGEXMATCH('a6'!H8,&quot;&quot;[a-e]&quot;&quot;),code('a6'!H8)-code(&quot;&quot;a&quot;&quot;),&quot;&quot;&quot;&quot;)&quot;);0)" office:value-type="float" office:value="0" calcext:value-type="float">
            <text:p>0</text:p>
          </table:table-cell>
          <table:table-cell table:style-name="ce2" table:formula="of:=IFERROR(__xludf.dummyfunction(&quot;if(REGEXMATCH('a6'!I8,&quot;&quot;[a-e]&quot;&quot;),code('a6'!I8)-code(&quot;&quot;a&quot;&quot;),&quot;&quot;&quot;&quot;)&quot;);&quot;&quot;)">
            <text:p/>
          </table:table-cell>
          <table:table-cell table:style-name="ce2" table:formula="of:=IFERROR(__xludf.dummyfunction(&quot;if(REGEXMATCH('a6'!J8,&quot;&quot;[a-e]&quot;&quot;),code('a6'!J8)-code(&quot;&quot;a&quot;&quot;),&quot;&quot;&quot;&quot;)&quot;);0)" office:value-type="float" office:value="0" calcext:value-type="float">
            <text:p>0</text:p>
          </table:table-cell>
          <table:table-cell table:style-name="ce2" table:formula="of:=IFERROR(__xludf.dummyfunction(&quot;if(REGEXMATCH('a6'!K8,&quot;&quot;[a-e]&quot;&quot;),code('a6'!K8)-code(&quot;&quot;a&quot;&quot;),&quot;&quot;&quot;&quot;)&quot;);0)" office:value-type="float" office:value="0" calcext:value-type="float">
            <text:p>0</text:p>
          </table:table-cell>
          <table:table-cell table:style-name="ce2" table:formula="of:=IFERROR(__xludf.dummyfunction(&quot;if(REGEXMATCH('a6'!L8,&quot;&quot;[a-e]&quot;&quot;),code('a6'!L8)-code(&quot;&quot;a&quot;&quot;),&quot;&quot;&quot;&quot;)&quot;);2)" office:value-type="float" office:value="2" calcext:value-type="float">
            <text:p>2</text:p>
          </table:table-cell>
          <table:table-cell table:style-name="ce2" table:formula="of:=IFERROR(__xludf.dummyfunction(&quot;if(REGEXMATCH('a6'!M8,&quot;&quot;[a-e]&quot;&quot;),code('a6'!M8)-code(&quot;&quot;a&quot;&quot;),&quot;&quot;&quot;&quot;)&quot;);0)" office:value-type="float" office:value="0" calcext:value-type="float">
            <text:p>0</text:p>
          </table:table-cell>
          <table:table-cell table:style-name="ce2" table:formula="of:=IFERROR(__xludf.dummyfunction(&quot;if(REGEXMATCH('a6'!N8,&quot;&quot;[a-e]&quot;&quot;),code('a6'!N8)-code(&quot;&quot;a&quot;&quot;),&quot;&quot;&quot;&quot;)&quot;);&quot;&quot;)">
            <text:p/>
          </table:table-cell>
          <table:table-cell table:style-name="ce2" table:formula="of:=IFERROR(__xludf.dummyfunction(&quot;if(REGEXMATCH('a6'!O8,&quot;&quot;[a-e]&quot;&quot;),code('a6'!O8)-code(&quot;&quot;a&quot;&quot;),&quot;&quot;&quot;&quot;)&quot;);0)" office:value-type="float" office:value="0" calcext:value-type="float">
            <text:p>0</text:p>
          </table:table-cell>
          <table:table-cell table:style-name="ce2" table:formula="of:=IFERROR(__xludf.dummyfunction(&quot;if(REGEXMATCH('a6'!P8,&quot;&quot;[a-e]&quot;&quot;),code('a6'!P8)-code(&quot;&quot;a&quot;&quot;),&quot;&quot;&quot;&quot;)&quot;);0)" office:value-type="float" office:value="0" calcext:value-type="float">
            <text:p>0</text:p>
          </table:table-cell>
          <table:table-cell table:style-name="ce2" table:formula="of:=IFERROR(__xludf.dummyfunction(&quot;if(REGEXMATCH('a6'!Q8,&quot;&quot;[a-e]&quot;&quot;),code('a6'!Q8)-code(&quot;&quot;a&quot;&quot;),&quot;&quot;&quot;&quot;)&quot;);&quot;&quot;)">
            <text:p/>
          </table:table-cell>
          <table:table-cell table:style-name="ce2" table:formula="of:=IFERROR(__xludf.dummyfunction(&quot;if(REGEXMATCH('a6'!R8,&quot;&quot;[a-e]&quot;&quot;),code('a6'!R8)-code(&quot;&quot;a&quot;&quot;),&quot;&quot;&quot;&quot;)&quot;);&quot;&quot;)">
            <text:p/>
          </table:table-cell>
          <table:table-cell table:style-name="ce2" table:number-columns-repeated="3"/>
          <table:table-cell table:number-columns-repeated="1004"/>
        </table:table-row>
        <table:table-row table:style-name="ro1">
          <table:table-cell table:style-name="ce2" table:formula="of:=IFERROR(__xludf.dummyfunction(&quot;if(REGEXMATCH('a6'!B9,&quot;&quot;[a-e]&quot;&quot;),code('a6'!B9)-code(&quot;&quot;a&quot;&quot;),&quot;&quot;&quot;&quot;)&quot;);0)" office:value-type="float" office:value="0" calcext:value-type="float">
            <text:p>0</text:p>
          </table:table-cell>
          <table:table-cell table:style-name="ce2" table:formula="of:=IFERROR(__xludf.dummyfunction(&quot;if(REGEXMATCH('a6'!C9,&quot;&quot;[a-e]&quot;&quot;),code('a6'!C9)-code(&quot;&quot;a&quot;&quot;),&quot;&quot;&quot;&quot;)&quot;);0)" office:value-type="float" office:value="0" calcext:value-type="float">
            <text:p>0</text:p>
          </table:table-cell>
          <table:table-cell table:style-name="ce2" table:formula="of:=IFERROR(__xludf.dummyfunction(&quot;if(REGEXMATCH('a6'!D9,&quot;&quot;[a-e]&quot;&quot;),code('a6'!D9)-code(&quot;&quot;a&quot;&quot;),&quot;&quot;&quot;&quot;)&quot;);0)" office:value-type="float" office:value="0" calcext:value-type="float">
            <text:p>0</text:p>
          </table:table-cell>
          <table:table-cell table:style-name="ce2" table:formula="of:=IFERROR(__xludf.dummyfunction(&quot;if(REGEXMATCH('a6'!E9,&quot;&quot;[a-e]&quot;&quot;),code('a6'!E9)-code(&quot;&quot;a&quot;&quot;),&quot;&quot;&quot;&quot;)&quot;);0)" office:value-type="float" office:value="0" calcext:value-type="float">
            <text:p>0</text:p>
          </table:table-cell>
          <table:table-cell table:style-name="ce2" table:formula="of:=IFERROR(__xludf.dummyfunction(&quot;if(REGEXMATCH('a6'!F9,&quot;&quot;[a-e]&quot;&quot;),code('a6'!F9)-code(&quot;&quot;a&quot;&quot;),&quot;&quot;&quot;&quot;)&quot;);0)" office:value-type="float" office:value="0" calcext:value-type="float">
            <text:p>0</text:p>
          </table:table-cell>
          <table:table-cell table:style-name="ce2" table:formula="of:=IFERROR(__xludf.dummyfunction(&quot;if(REGEXMATCH('a6'!G9,&quot;&quot;[a-e]&quot;&quot;),code('a6'!G9)-code(&quot;&quot;a&quot;&quot;),&quot;&quot;&quot;&quot;)&quot;);0)" office:value-type="float" office:value="0" calcext:value-type="float">
            <text:p>0</text:p>
          </table:table-cell>
          <table:table-cell table:style-name="ce2" table:formula="of:=IFERROR(__xludf.dummyfunction(&quot;if(REGEXMATCH('a6'!H9,&quot;&quot;[a-e]&quot;&quot;),code('a6'!H9)-code(&quot;&quot;a&quot;&quot;),&quot;&quot;&quot;&quot;)&quot;);0)" office:value-type="float" office:value="0" calcext:value-type="float">
            <text:p>0</text:p>
          </table:table-cell>
          <table:table-cell table:style-name="ce2" table:formula="of:=IFERROR(__xludf.dummyfunction(&quot;if(REGEXMATCH('a6'!I9,&quot;&quot;[a-e]&quot;&quot;),code('a6'!I9)-code(&quot;&quot;a&quot;&quot;),&quot;&quot;&quot;&quot;)&quot;);0)" office:value-type="float" office:value="0" calcext:value-type="float">
            <text:p>0</text:p>
          </table:table-cell>
          <table:table-cell table:style-name="ce2" table:formula="of:=IFERROR(__xludf.dummyfunction(&quot;if(REGEXMATCH('a6'!J9,&quot;&quot;[a-e]&quot;&quot;),code('a6'!J9)-code(&quot;&quot;a&quot;&quot;),&quot;&quot;&quot;&quot;)&quot;);0)" office:value-type="float" office:value="0" calcext:value-type="float">
            <text:p>0</text:p>
          </table:table-cell>
          <table:table-cell table:style-name="ce2" table:formula="of:=IFERROR(__xludf.dummyfunction(&quot;if(REGEXMATCH('a6'!K9,&quot;&quot;[a-e]&quot;&quot;),code('a6'!K9)-code(&quot;&quot;a&quot;&quot;),&quot;&quot;&quot;&quot;)&quot;);0)" office:value-type="float" office:value="0" calcext:value-type="float">
            <text:p>0</text:p>
          </table:table-cell>
          <table:table-cell table:style-name="ce2" table:formula="of:=IFERROR(__xludf.dummyfunction(&quot;if(REGEXMATCH('a6'!L9,&quot;&quot;[a-e]&quot;&quot;),code('a6'!L9)-code(&quot;&quot;a&quot;&quot;),&quot;&quot;&quot;&quot;)&quot;);0)" office:value-type="float" office:value="0" calcext:value-type="float">
            <text:p>0</text:p>
          </table:table-cell>
          <table:table-cell table:style-name="ce2" table:formula="of:=IFERROR(__xludf.dummyfunction(&quot;if(REGEXMATCH('a6'!M9,&quot;&quot;[a-e]&quot;&quot;),code('a6'!M9)-code(&quot;&quot;a&quot;&quot;),&quot;&quot;&quot;&quot;)&quot;);0)" office:value-type="float" office:value="0" calcext:value-type="float">
            <text:p>0</text:p>
          </table:table-cell>
          <table:table-cell table:style-name="ce2" table:formula="of:=IFERROR(__xludf.dummyfunction(&quot;if(REGEXMATCH('a6'!N9,&quot;&quot;[a-e]&quot;&quot;),code('a6'!N9)-code(&quot;&quot;a&quot;&quot;),&quot;&quot;&quot;&quot;)&quot;);0)" office:value-type="float" office:value="0" calcext:value-type="float">
            <text:p>0</text:p>
          </table:table-cell>
          <table:table-cell table:style-name="ce2" table:formula="of:=IFERROR(__xludf.dummyfunction(&quot;if(REGEXMATCH('a6'!O9,&quot;&quot;[a-e]&quot;&quot;),code('a6'!O9)-code(&quot;&quot;a&quot;&quot;),&quot;&quot;&quot;&quot;)&quot;);0)" office:value-type="float" office:value="0" calcext:value-type="float">
            <text:p>0</text:p>
          </table:table-cell>
          <table:table-cell table:style-name="ce2" table:formula="of:=IFERROR(__xludf.dummyfunction(&quot;if(REGEXMATCH('a6'!P9,&quot;&quot;[a-e]&quot;&quot;),code('a6'!P9)-code(&quot;&quot;a&quot;&quot;),&quot;&quot;&quot;&quot;)&quot;);0)" office:value-type="float" office:value="0" calcext:value-type="float">
            <text:p>0</text:p>
          </table:table-cell>
          <table:table-cell table:style-name="ce2" table:formula="of:=IFERROR(__xludf.dummyfunction(&quot;if(REGEXMATCH('a6'!Q9,&quot;&quot;[a-e]&quot;&quot;),code('a6'!Q9)-code(&quot;&quot;a&quot;&quot;),&quot;&quot;&quot;&quot;)&quot;);0)" office:value-type="float" office:value="0" calcext:value-type="float">
            <text:p>0</text:p>
          </table:table-cell>
          <table:table-cell table:style-name="ce2" table:formula="of:=IFERROR(__xludf.dummyfunction(&quot;if(REGEXMATCH('a6'!R9,&quot;&quot;[a-e]&quot;&quot;),code('a6'!R9)-code(&quot;&quot;a&quot;&quot;),&quot;&quot;&quot;&quot;)&quot;);0)" office:value-type="float" office:value="0" calcext:value-type="float">
            <text:p>0</text:p>
          </table:table-cell>
          <table:table-cell table:style-name="ce2" table:number-columns-repeated="3"/>
          <table:table-cell table:number-columns-repeated="1004"/>
        </table:table-row>
        <table:table-row table:style-name="ro1">
          <table:table-cell table:style-name="ce2" table:formula="of:=IFERROR(__xludf.dummyfunction(&quot;if(REGEXMATCH('a6'!B10,&quot;&quot;[a-e]&quot;&quot;),code('a6'!B10)-code(&quot;&quot;a&quot;&quot;),&quot;&quot;&quot;&quot;)&quot;);1)" office:value-type="float" office:value="1" calcext:value-type="float">
            <text:p>1</text:p>
          </table:table-cell>
          <table:table-cell table:style-name="ce2" table:formula="of:=IFERROR(__xludf.dummyfunction(&quot;if(REGEXMATCH('a6'!C10,&quot;&quot;[a-e]&quot;&quot;),code('a6'!C10)-code(&quot;&quot;a&quot;&quot;),&quot;&quot;&quot;&quot;)&quot;);1)" office:value-type="float" office:value="1" calcext:value-type="float">
            <text:p>1</text:p>
          </table:table-cell>
          <table:table-cell table:style-name="ce2" table:formula="of:=IFERROR(__xludf.dummyfunction(&quot;if(REGEXMATCH('a6'!D10,&quot;&quot;[a-e]&quot;&quot;),code('a6'!D10)-code(&quot;&quot;a&quot;&quot;),&quot;&quot;&quot;&quot;)&quot;);0)" office:value-type="float" office:value="0" calcext:value-type="float">
            <text:p>0</text:p>
          </table:table-cell>
          <table:table-cell table:style-name="ce2" table:formula="of:=IFERROR(__xludf.dummyfunction(&quot;if(REGEXMATCH('a6'!E10,&quot;&quot;[a-e]&quot;&quot;),code('a6'!E10)-code(&quot;&quot;a&quot;&quot;),&quot;&quot;&quot;&quot;)&quot;);1)" office:value-type="float" office:value="1" calcext:value-type="float">
            <text:p>1</text:p>
          </table:table-cell>
          <table:table-cell table:style-name="ce2" table:formula="of:=IFERROR(__xludf.dummyfunction(&quot;if(REGEXMATCH('a6'!F10,&quot;&quot;[a-e]&quot;&quot;),code('a6'!F10)-code(&quot;&quot;a&quot;&quot;),&quot;&quot;&quot;&quot;)&quot;);0)" office:value-type="float" office:value="0" calcext:value-type="float">
            <text:p>0</text:p>
          </table:table-cell>
          <table:table-cell table:style-name="ce2" table:formula="of:=IFERROR(__xludf.dummyfunction(&quot;if(REGEXMATCH('a6'!G10,&quot;&quot;[a-e]&quot;&quot;),code('a6'!G10)-code(&quot;&quot;a&quot;&quot;),&quot;&quot;&quot;&quot;)&quot;);0)" office:value-type="float" office:value="0" calcext:value-type="float">
            <text:p>0</text:p>
          </table:table-cell>
          <table:table-cell table:style-name="ce2" table:formula="of:=IFERROR(__xludf.dummyfunction(&quot;if(REGEXMATCH('a6'!H10,&quot;&quot;[a-e]&quot;&quot;),code('a6'!H10)-code(&quot;&quot;a&quot;&quot;),&quot;&quot;&quot;&quot;)&quot;);1)" office:value-type="float" office:value="1" calcext:value-type="float">
            <text:p>1</text:p>
          </table:table-cell>
          <table:table-cell table:style-name="ce2" table:formula="of:=IFERROR(__xludf.dummyfunction(&quot;if(REGEXMATCH('a6'!I10,&quot;&quot;[a-e]&quot;&quot;),code('a6'!I10)-code(&quot;&quot;a&quot;&quot;),&quot;&quot;&quot;&quot;)&quot;);0)" office:value-type="float" office:value="0" calcext:value-type="float">
            <text:p>0</text:p>
          </table:table-cell>
          <table:table-cell table:style-name="ce2" table:formula="of:=IFERROR(__xludf.dummyfunction(&quot;if(REGEXMATCH('a6'!J10,&quot;&quot;[a-e]&quot;&quot;),code('a6'!J10)-code(&quot;&quot;a&quot;&quot;),&quot;&quot;&quot;&quot;)&quot;);1)" office:value-type="float" office:value="1" calcext:value-type="float">
            <text:p>1</text:p>
          </table:table-cell>
          <table:table-cell table:style-name="ce2" table:formula="of:=IFERROR(__xludf.dummyfunction(&quot;if(REGEXMATCH('a6'!K10,&quot;&quot;[a-e]&quot;&quot;),code('a6'!K10)-code(&quot;&quot;a&quot;&quot;),&quot;&quot;&quot;&quot;)&quot;);0)" office:value-type="float" office:value="0" calcext:value-type="float">
            <text:p>0</text:p>
          </table:table-cell>
          <table:table-cell table:style-name="ce2" table:formula="of:=IFERROR(__xludf.dummyfunction(&quot;if(REGEXMATCH('a6'!L10,&quot;&quot;[a-e]&quot;&quot;),code('a6'!L10)-code(&quot;&quot;a&quot;&quot;),&quot;&quot;&quot;&quot;)&quot;);1)" office:value-type="float" office:value="1" calcext:value-type="float">
            <text:p>1</text:p>
          </table:table-cell>
          <table:table-cell table:style-name="ce2" table:formula="of:=IFERROR(__xludf.dummyfunction(&quot;if(REGEXMATCH('a6'!M10,&quot;&quot;[a-e]&quot;&quot;),code('a6'!M10)-code(&quot;&quot;a&quot;&quot;),&quot;&quot;&quot;&quot;)&quot;);1)" office:value-type="float" office:value="1" calcext:value-type="float">
            <text:p>1</text:p>
          </table:table-cell>
          <table:table-cell table:style-name="ce2" table:formula="of:=IFERROR(__xludf.dummyfunction(&quot;if(REGEXMATCH('a6'!N10,&quot;&quot;[a-e]&quot;&quot;),code('a6'!N10)-code(&quot;&quot;a&quot;&quot;),&quot;&quot;&quot;&quot;)&quot;);1)" office:value-type="float" office:value="1" calcext:value-type="float">
            <text:p>1</text:p>
          </table:table-cell>
          <table:table-cell table:style-name="ce2" table:formula="of:=IFERROR(__xludf.dummyfunction(&quot;if(REGEXMATCH('a6'!O10,&quot;&quot;[a-e]&quot;&quot;),code('a6'!O10)-code(&quot;&quot;a&quot;&quot;),&quot;&quot;&quot;&quot;)&quot;);1)" office:value-type="float" office:value="1" calcext:value-type="float">
            <text:p>1</text:p>
          </table:table-cell>
          <table:table-cell table:style-name="ce2" table:formula="of:=IFERROR(__xludf.dummyfunction(&quot;if(REGEXMATCH('a6'!P10,&quot;&quot;[a-e]&quot;&quot;),code('a6'!P10)-code(&quot;&quot;a&quot;&quot;),&quot;&quot;&quot;&quot;)&quot;);0)" office:value-type="float" office:value="0" calcext:value-type="float">
            <text:p>0</text:p>
          </table:table-cell>
          <table:table-cell table:style-name="ce2" table:formula="of:=IFERROR(__xludf.dummyfunction(&quot;if(REGEXMATCH('a6'!Q10,&quot;&quot;[a-e]&quot;&quot;),code('a6'!Q10)-code(&quot;&quot;a&quot;&quot;),&quot;&quot;&quot;&quot;)&quot;);0)" office:value-type="float" office:value="0" calcext:value-type="float">
            <text:p>0</text:p>
          </table:table-cell>
          <table:table-cell table:style-name="ce2" table:formula="of:=IFERROR(__xludf.dummyfunction(&quot;if(REGEXMATCH('a6'!R10,&quot;&quot;[a-e]&quot;&quot;),code('a6'!R10)-code(&quot;&quot;a&quot;&quot;),&quot;&quot;&quot;&quot;)&quot;);0)" office:value-type="float" office:value="0" calcext:value-type="float">
            <text:p>0</text:p>
          </table:table-cell>
          <table:table-cell table:style-name="ce2" table:number-columns-repeated="3"/>
          <table:table-cell table:number-columns-repeated="1004"/>
        </table:table-row>
        <table:table-row table:style-name="ro1">
          <table:table-cell table:style-name="ce2" table:formula="of:=IFERROR(__xludf.dummyfunction(&quot;if(REGEXMATCH('a6'!B11,&quot;&quot;[a-e]&quot;&quot;),code('a6'!B11)-code(&quot;&quot;a&quot;&quot;),&quot;&quot;&quot;&quot;)&quot;);3)" office:value-type="float" office:value="3" calcext:value-type="float">
            <text:p>3</text:p>
          </table:table-cell>
          <table:table-cell table:style-name="ce2" table:formula="of:=IFERROR(__xludf.dummyfunction(&quot;if(REGEXMATCH('a6'!C11,&quot;&quot;[a-e]&quot;&quot;),code('a6'!C11)-code(&quot;&quot;a&quot;&quot;),&quot;&quot;&quot;&quot;)&quot;);2)" office:value-type="float" office:value="2" calcext:value-type="float">
            <text:p>2</text:p>
          </table:table-cell>
          <table:table-cell table:style-name="ce2" table:formula="of:=IFERROR(__xludf.dummyfunction(&quot;if(REGEXMATCH('a6'!D11,&quot;&quot;[a-e]&quot;&quot;),code('a6'!D11)-code(&quot;&quot;a&quot;&quot;),&quot;&quot;&quot;&quot;)&quot;);0)" office:value-type="float" office:value="0" calcext:value-type="float">
            <text:p>0</text:p>
          </table:table-cell>
          <table:table-cell table:style-name="ce2" table:formula="of:=IFERROR(__xludf.dummyfunction(&quot;if(REGEXMATCH('a6'!E11,&quot;&quot;[a-e]&quot;&quot;),code('a6'!E11)-code(&quot;&quot;a&quot;&quot;),&quot;&quot;&quot;&quot;)&quot;);0)" office:value-type="float" office:value="0" calcext:value-type="float">
            <text:p>0</text:p>
          </table:table-cell>
          <table:table-cell table:style-name="ce2" table:formula="of:=IFERROR(__xludf.dummyfunction(&quot;if(REGEXMATCH('a6'!F11,&quot;&quot;[a-e]&quot;&quot;),code('a6'!F11)-code(&quot;&quot;a&quot;&quot;),&quot;&quot;&quot;&quot;)&quot;);0)" office:value-type="float" office:value="0" calcext:value-type="float">
            <text:p>0</text:p>
          </table:table-cell>
          <table:table-cell table:style-name="ce2" table:formula="of:=IFERROR(__xludf.dummyfunction(&quot;if(REGEXMATCH('a6'!G11,&quot;&quot;[a-e]&quot;&quot;),code('a6'!G11)-code(&quot;&quot;a&quot;&quot;),&quot;&quot;&quot;&quot;)&quot;);0)" office:value-type="float" office:value="0" calcext:value-type="float">
            <text:p>0</text:p>
          </table:table-cell>
          <table:table-cell table:style-name="ce2" table:formula="of:=IFERROR(__xludf.dummyfunction(&quot;if(REGEXMATCH('a6'!H11,&quot;&quot;[a-e]&quot;&quot;),code('a6'!H11)-code(&quot;&quot;a&quot;&quot;),&quot;&quot;&quot;&quot;)&quot;);1)" office:value-type="float" office:value="1" calcext:value-type="float">
            <text:p>1</text:p>
          </table:table-cell>
          <table:table-cell table:style-name="ce2" table:formula="of:=IFERROR(__xludf.dummyfunction(&quot;if(REGEXMATCH('a6'!I11,&quot;&quot;[a-e]&quot;&quot;),code('a6'!I11)-code(&quot;&quot;a&quot;&quot;),&quot;&quot;&quot;&quot;)&quot;);1)" office:value-type="float" office:value="1" calcext:value-type="float">
            <text:p>1</text:p>
          </table:table-cell>
          <table:table-cell table:style-name="ce2" table:formula="of:=IFERROR(__xludf.dummyfunction(&quot;if(REGEXMATCH('a6'!J11,&quot;&quot;[a-e]&quot;&quot;),code('a6'!J11)-code(&quot;&quot;a&quot;&quot;),&quot;&quot;&quot;&quot;)&quot;);0)" office:value-type="float" office:value="0" calcext:value-type="float">
            <text:p>0</text:p>
          </table:table-cell>
          <table:table-cell table:style-name="ce2" table:formula="of:=IFERROR(__xludf.dummyfunction(&quot;if(REGEXMATCH('a6'!K11,&quot;&quot;[a-e]&quot;&quot;),code('a6'!K11)-code(&quot;&quot;a&quot;&quot;),&quot;&quot;&quot;&quot;)&quot;);0)" office:value-type="float" office:value="0" calcext:value-type="float">
            <text:p>0</text:p>
          </table:table-cell>
          <table:table-cell table:style-name="ce2" table:formula="of:=IFERROR(__xludf.dummyfunction(&quot;if(REGEXMATCH('a6'!L11,&quot;&quot;[a-e]&quot;&quot;),code('a6'!L11)-code(&quot;&quot;a&quot;&quot;),&quot;&quot;&quot;&quot;)&quot;);1)" office:value-type="float" office:value="1" calcext:value-type="float">
            <text:p>1</text:p>
          </table:table-cell>
          <table:table-cell table:style-name="ce2" table:formula="of:=IFERROR(__xludf.dummyfunction(&quot;if(REGEXMATCH('a6'!M11,&quot;&quot;[a-e]&quot;&quot;),code('a6'!M11)-code(&quot;&quot;a&quot;&quot;),&quot;&quot;&quot;&quot;)&quot;);1)" office:value-type="float" office:value="1" calcext:value-type="float">
            <text:p>1</text:p>
          </table:table-cell>
          <table:table-cell table:style-name="ce2" table:formula="of:=IFERROR(__xludf.dummyfunction(&quot;if(REGEXMATCH('a6'!N11,&quot;&quot;[a-e]&quot;&quot;),code('a6'!N11)-code(&quot;&quot;a&quot;&quot;),&quot;&quot;&quot;&quot;)&quot;);1)" office:value-type="float" office:value="1" calcext:value-type="float">
            <text:p>1</text:p>
          </table:table-cell>
          <table:table-cell table:style-name="ce2" table:formula="of:=IFERROR(__xludf.dummyfunction(&quot;if(REGEXMATCH('a6'!O11,&quot;&quot;[a-e]&quot;&quot;),code('a6'!O11)-code(&quot;&quot;a&quot;&quot;),&quot;&quot;&quot;&quot;)&quot;);1)" office:value-type="float" office:value="1" calcext:value-type="float">
            <text:p>1</text:p>
          </table:table-cell>
          <table:table-cell table:style-name="ce2" table:formula="of:=IFERROR(__xludf.dummyfunction(&quot;if(REGEXMATCH('a6'!P11,&quot;&quot;[a-e]&quot;&quot;),code('a6'!P11)-code(&quot;&quot;a&quot;&quot;),&quot;&quot;&quot;&quot;)&quot;);0)" office:value-type="float" office:value="0" calcext:value-type="float">
            <text:p>0</text:p>
          </table:table-cell>
          <table:table-cell table:style-name="ce2" table:formula="of:=IFERROR(__xludf.dummyfunction(&quot;if(REGEXMATCH('a6'!Q11,&quot;&quot;[a-e]&quot;&quot;),code('a6'!Q11)-code(&quot;&quot;a&quot;&quot;),&quot;&quot;&quot;&quot;)&quot;);2)" office:value-type="float" office:value="2" calcext:value-type="float">
            <text:p>2</text:p>
          </table:table-cell>
          <table:table-cell table:style-name="ce2" table:formula="of:=IFERROR(__xludf.dummyfunction(&quot;if(REGEXMATCH('a6'!R11,&quot;&quot;[a-e]&quot;&quot;),code('a6'!R11)-code(&quot;&quot;a&quot;&quot;),&quot;&quot;&quot;&quot;)&quot;);1)" office:value-type="float" office:value="1" calcext:value-type="float">
            <text:p>1</text:p>
          </table:table-cell>
          <table:table-cell table:style-name="ce2" table:number-columns-repeated="3"/>
          <table:table-cell table:number-columns-repeated="1004"/>
        </table:table-row>
        <table:table-row table:style-name="ro1">
          <table:table-cell table:style-name="ce2" table:formula="of:=IFERROR(__xludf.dummyfunction(&quot;if(REGEXMATCH('a6'!B12,&quot;&quot;[a-e]&quot;&quot;),code('a6'!B12)-code(&quot;&quot;a&quot;&quot;),&quot;&quot;&quot;&quot;)&quot;);1)" office:value-type="float" office:value="1" calcext:value-type="float">
            <text:p>1</text:p>
          </table:table-cell>
          <table:table-cell table:style-name="ce2" table:formula="of:=IFERROR(__xludf.dummyfunction(&quot;if(REGEXMATCH('a6'!C12,&quot;&quot;[a-e]&quot;&quot;),code('a6'!C12)-code(&quot;&quot;a&quot;&quot;),&quot;&quot;&quot;&quot;)&quot;);1)" office:value-type="float" office:value="1" calcext:value-type="float">
            <text:p>1</text:p>
          </table:table-cell>
          <table:table-cell table:style-name="ce2" table:formula="of:=IFERROR(__xludf.dummyfunction(&quot;if(REGEXMATCH('a6'!D12,&quot;&quot;[a-e]&quot;&quot;),code('a6'!D12)-code(&quot;&quot;a&quot;&quot;),&quot;&quot;&quot;&quot;)&quot;);0)" office:value-type="float" office:value="0" calcext:value-type="float">
            <text:p>0</text:p>
          </table:table-cell>
          <table:table-cell table:style-name="ce2" table:formula="of:=IFERROR(__xludf.dummyfunction(&quot;if(REGEXMATCH('a6'!E12,&quot;&quot;[a-e]&quot;&quot;),code('a6'!E12)-code(&quot;&quot;a&quot;&quot;),&quot;&quot;&quot;&quot;)&quot;);0)" office:value-type="float" office:value="0" calcext:value-type="float">
            <text:p>0</text:p>
          </table:table-cell>
          <table:table-cell table:style-name="ce2" table:formula="of:=IFERROR(__xludf.dummyfunction(&quot;if(REGEXMATCH('a6'!F12,&quot;&quot;[a-e]&quot;&quot;),code('a6'!F12)-code(&quot;&quot;a&quot;&quot;),&quot;&quot;&quot;&quot;)&quot;);0)" office:value-type="float" office:value="0" calcext:value-type="float">
            <text:p>0</text:p>
          </table:table-cell>
          <table:table-cell table:style-name="ce2" table:formula="of:=IFERROR(__xludf.dummyfunction(&quot;if(REGEXMATCH('a6'!G12,&quot;&quot;[a-e]&quot;&quot;),code('a6'!G12)-code(&quot;&quot;a&quot;&quot;),&quot;&quot;&quot;&quot;)&quot;);0)" office:value-type="float" office:value="0" calcext:value-type="float">
            <text:p>0</text:p>
          </table:table-cell>
          <table:table-cell table:style-name="ce2" table:formula="of:=IFERROR(__xludf.dummyfunction(&quot;if(REGEXMATCH('a6'!H12,&quot;&quot;[a-e]&quot;&quot;),code('a6'!H12)-code(&quot;&quot;a&quot;&quot;),&quot;&quot;&quot;&quot;)&quot;);0)" office:value-type="float" office:value="0" calcext:value-type="float">
            <text:p>0</text:p>
          </table:table-cell>
          <table:table-cell table:style-name="ce2" table:formula="of:=IFERROR(__xludf.dummyfunction(&quot;if(REGEXMATCH('a6'!I12,&quot;&quot;[a-e]&quot;&quot;),code('a6'!I12)-code(&quot;&quot;a&quot;&quot;),&quot;&quot;&quot;&quot;)&quot;);2)" office:value-type="float" office:value="2" calcext:value-type="float">
            <text:p>2</text:p>
          </table:table-cell>
          <table:table-cell table:style-name="ce2" table:formula="of:=IFERROR(__xludf.dummyfunction(&quot;if(REGEXMATCH('a6'!J12,&quot;&quot;[a-e]&quot;&quot;),code('a6'!J12)-code(&quot;&quot;a&quot;&quot;),&quot;&quot;&quot;&quot;)&quot;);0)" office:value-type="float" office:value="0" calcext:value-type="float">
            <text:p>0</text:p>
          </table:table-cell>
          <table:table-cell table:style-name="ce2" table:formula="of:=IFERROR(__xludf.dummyfunction(&quot;if(REGEXMATCH('a6'!K12,&quot;&quot;[a-e]&quot;&quot;),code('a6'!K12)-code(&quot;&quot;a&quot;&quot;),&quot;&quot;&quot;&quot;)&quot;);0)" office:value-type="float" office:value="0" calcext:value-type="float">
            <text:p>0</text:p>
          </table:table-cell>
          <table:table-cell table:style-name="ce2" table:formula="of:=IFERROR(__xludf.dummyfunction(&quot;if(REGEXMATCH('a6'!L12,&quot;&quot;[a-e]&quot;&quot;),code('a6'!L12)-code(&quot;&quot;a&quot;&quot;),&quot;&quot;&quot;&quot;)&quot;);2)" office:value-type="float" office:value="2" calcext:value-type="float">
            <text:p>2</text:p>
          </table:table-cell>
          <table:table-cell table:style-name="ce2" table:formula="of:=IFERROR(__xludf.dummyfunction(&quot;if(REGEXMATCH('a6'!M12,&quot;&quot;[a-e]&quot;&quot;),code('a6'!M12)-code(&quot;&quot;a&quot;&quot;),&quot;&quot;&quot;&quot;)&quot;);1)" office:value-type="float" office:value="1" calcext:value-type="float">
            <text:p>1</text:p>
          </table:table-cell>
          <table:table-cell table:style-name="ce2" table:formula="of:=IFERROR(__xludf.dummyfunction(&quot;if(REGEXMATCH('a6'!N12,&quot;&quot;[a-e]&quot;&quot;),code('a6'!N12)-code(&quot;&quot;a&quot;&quot;),&quot;&quot;&quot;&quot;)&quot;);0)" office:value-type="float" office:value="0" calcext:value-type="float">
            <text:p>0</text:p>
          </table:table-cell>
          <table:table-cell table:style-name="ce2" table:formula="of:=IFERROR(__xludf.dummyfunction(&quot;if(REGEXMATCH('a6'!O12,&quot;&quot;[a-e]&quot;&quot;),code('a6'!O12)-code(&quot;&quot;a&quot;&quot;),&quot;&quot;&quot;&quot;)&quot;);0)" office:value-type="float" office:value="0" calcext:value-type="float">
            <text:p>0</text:p>
          </table:table-cell>
          <table:table-cell table:style-name="ce2" table:formula="of:=IFERROR(__xludf.dummyfunction(&quot;if(REGEXMATCH('a6'!P12,&quot;&quot;[a-e]&quot;&quot;),code('a6'!P12)-code(&quot;&quot;a&quot;&quot;),&quot;&quot;&quot;&quot;)&quot;);0)" office:value-type="float" office:value="0" calcext:value-type="float">
            <text:p>0</text:p>
          </table:table-cell>
          <table:table-cell table:style-name="ce2" table:formula="of:=IFERROR(__xludf.dummyfunction(&quot;if(REGEXMATCH('a6'!Q12,&quot;&quot;[a-e]&quot;&quot;),code('a6'!Q12)-code(&quot;&quot;a&quot;&quot;),&quot;&quot;&quot;&quot;)&quot;);2)" office:value-type="float" office:value="2" calcext:value-type="float">
            <text:p>2</text:p>
          </table:table-cell>
          <table:table-cell table:style-name="ce2" table:formula="of:=IFERROR(__xludf.dummyfunction(&quot;if(REGEXMATCH('a6'!R12,&quot;&quot;[a-e]&quot;&quot;),code('a6'!R12)-code(&quot;&quot;a&quot;&quot;),&quot;&quot;&quot;&quot;)&quot;);0)" office:value-type="float" office:value="0" calcext:value-type="float">
            <text:p>0</text:p>
          </table:table-cell>
          <table:table-cell table:style-name="ce2" table:number-columns-repeated="3"/>
          <table:table-cell table:number-columns-repeated="1004"/>
        </table:table-row>
        <table:table-row table:style-name="ro1">
          <table:table-cell table:style-name="ce2" table:formula="of:=IFERROR(__xludf.dummyfunction(&quot;if(REGEXMATCH('a6'!B13,&quot;&quot;[a-e]&quot;&quot;),code('a6'!B13)-code(&quot;&quot;a&quot;&quot;),&quot;&quot;&quot;&quot;)&quot;);2)" office:value-type="float" office:value="2" calcext:value-type="float">
            <text:p>2</text:p>
          </table:table-cell>
          <table:table-cell table:style-name="ce2" table:formula="of:=IFERROR(__xludf.dummyfunction(&quot;if(REGEXMATCH('a6'!C13,&quot;&quot;[a-e]&quot;&quot;),code('a6'!C13)-code(&quot;&quot;a&quot;&quot;),&quot;&quot;&quot;&quot;)&quot;);2)" office:value-type="float" office:value="2" calcext:value-type="float">
            <text:p>2</text:p>
          </table:table-cell>
          <table:table-cell table:style-name="ce2" table:formula="of:=IFERROR(__xludf.dummyfunction(&quot;if(REGEXMATCH('a6'!D13,&quot;&quot;[a-e]&quot;&quot;),code('a6'!D13)-code(&quot;&quot;a&quot;&quot;),&quot;&quot;&quot;&quot;)&quot;);0)" office:value-type="float" office:value="0" calcext:value-type="float">
            <text:p>0</text:p>
          </table:table-cell>
          <table:table-cell table:style-name="ce2" table:formula="of:=IFERROR(__xludf.dummyfunction(&quot;if(REGEXMATCH('a6'!E13,&quot;&quot;[a-e]&quot;&quot;),code('a6'!E13)-code(&quot;&quot;a&quot;&quot;),&quot;&quot;&quot;&quot;)&quot;);1)" office:value-type="float" office:value="1" calcext:value-type="float">
            <text:p>1</text:p>
          </table:table-cell>
          <table:table-cell table:style-name="ce2" table:formula="of:=IFERROR(__xludf.dummyfunction(&quot;if(REGEXMATCH('a6'!F13,&quot;&quot;[a-e]&quot;&quot;),code('a6'!F13)-code(&quot;&quot;a&quot;&quot;),&quot;&quot;&quot;&quot;)&quot;);1)" office:value-type="float" office:value="1" calcext:value-type="float">
            <text:p>1</text:p>
          </table:table-cell>
          <table:table-cell table:style-name="ce2" table:formula="of:=IFERROR(__xludf.dummyfunction(&quot;if(REGEXMATCH('a6'!G13,&quot;&quot;[a-e]&quot;&quot;),code('a6'!G13)-code(&quot;&quot;a&quot;&quot;),&quot;&quot;&quot;&quot;)&quot;);0)" office:value-type="float" office:value="0" calcext:value-type="float">
            <text:p>0</text:p>
          </table:table-cell>
          <table:table-cell table:style-name="ce2" table:formula="of:=IFERROR(__xludf.dummyfunction(&quot;if(REGEXMATCH('a6'!H13,&quot;&quot;[a-e]&quot;&quot;),code('a6'!H13)-code(&quot;&quot;a&quot;&quot;),&quot;&quot;&quot;&quot;)&quot;);0)" office:value-type="float" office:value="0" calcext:value-type="float">
            <text:p>0</text:p>
          </table:table-cell>
          <table:table-cell table:style-name="ce2" table:formula="of:=IFERROR(__xludf.dummyfunction(&quot;if(REGEXMATCH('a6'!I13,&quot;&quot;[a-e]&quot;&quot;),code('a6'!I13)-code(&quot;&quot;a&quot;&quot;),&quot;&quot;&quot;&quot;)&quot;);4)" office:value-type="float" office:value="4" calcext:value-type="float">
            <text:p>4</text:p>
          </table:table-cell>
          <table:table-cell table:style-name="ce2" table:formula="of:=IFERROR(__xludf.dummyfunction(&quot;if(REGEXMATCH('a6'!J13,&quot;&quot;[a-e]&quot;&quot;),code('a6'!J13)-code(&quot;&quot;a&quot;&quot;),&quot;&quot;&quot;&quot;)&quot;);1)" office:value-type="float" office:value="1" calcext:value-type="float">
            <text:p>1</text:p>
          </table:table-cell>
          <table:table-cell table:style-name="ce2" table:formula="of:=IFERROR(__xludf.dummyfunction(&quot;if(REGEXMATCH('a6'!K13,&quot;&quot;[a-e]&quot;&quot;),code('a6'!K13)-code(&quot;&quot;a&quot;&quot;),&quot;&quot;&quot;&quot;)&quot;);0)" office:value-type="float" office:value="0" calcext:value-type="float">
            <text:p>0</text:p>
          </table:table-cell>
          <table:table-cell table:style-name="ce2" table:formula="of:=IFERROR(__xludf.dummyfunction(&quot;if(REGEXMATCH('a6'!L13,&quot;&quot;[a-e]&quot;&quot;),code('a6'!L13)-code(&quot;&quot;a&quot;&quot;),&quot;&quot;&quot;&quot;)&quot;);2)" office:value-type="float" office:value="2" calcext:value-type="float">
            <text:p>2</text:p>
          </table:table-cell>
          <table:table-cell table:style-name="ce2" table:formula="of:=IFERROR(__xludf.dummyfunction(&quot;if(REGEXMATCH('a6'!M13,&quot;&quot;[a-e]&quot;&quot;),code('a6'!M13)-code(&quot;&quot;a&quot;&quot;),&quot;&quot;&quot;&quot;)&quot;);2)" office:value-type="float" office:value="2" calcext:value-type="float">
            <text:p>2</text:p>
          </table:table-cell>
          <table:table-cell table:style-name="ce2" table:formula="of:=IFERROR(__xludf.dummyfunction(&quot;if(REGEXMATCH('a6'!N13,&quot;&quot;[a-e]&quot;&quot;),code('a6'!N13)-code(&quot;&quot;a&quot;&quot;),&quot;&quot;&quot;&quot;)&quot;);2)" office:value-type="float" office:value="2" calcext:value-type="float">
            <text:p>2</text:p>
          </table:table-cell>
          <table:table-cell table:style-name="ce2" table:formula="of:=IFERROR(__xludf.dummyfunction(&quot;if(REGEXMATCH('a6'!O13,&quot;&quot;[a-e]&quot;&quot;),code('a6'!O13)-code(&quot;&quot;a&quot;&quot;),&quot;&quot;&quot;&quot;)&quot;);0)" office:value-type="float" office:value="0" calcext:value-type="float">
            <text:p>0</text:p>
          </table:table-cell>
          <table:table-cell table:style-name="ce2" table:formula="of:=IFERROR(__xludf.dummyfunction(&quot;if(REGEXMATCH('a6'!P13,&quot;&quot;[a-e]&quot;&quot;),code('a6'!P13)-code(&quot;&quot;a&quot;&quot;),&quot;&quot;&quot;&quot;)&quot;);0)" office:value-type="float" office:value="0" calcext:value-type="float">
            <text:p>0</text:p>
          </table:table-cell>
          <table:table-cell table:style-name="ce2" table:formula="of:=IFERROR(__xludf.dummyfunction(&quot;if(REGEXMATCH('a6'!Q13,&quot;&quot;[a-e]&quot;&quot;),code('a6'!Q13)-code(&quot;&quot;a&quot;&quot;),&quot;&quot;&quot;&quot;)&quot;);0)" office:value-type="float" office:value="0" calcext:value-type="float">
            <text:p>0</text:p>
          </table:table-cell>
          <table:table-cell table:style-name="ce2" table:formula="of:=IFERROR(__xludf.dummyfunction(&quot;if(REGEXMATCH('a6'!R13,&quot;&quot;[a-e]&quot;&quot;),code('a6'!R13)-code(&quot;&quot;a&quot;&quot;),&quot;&quot;&quot;&quot;)&quot;);1)" office:value-type="float" office:value="1" calcext:value-type="float">
            <text:p>1</text:p>
          </table:table-cell>
          <table:table-cell table:style-name="ce2" table:number-columns-repeated="3"/>
          <table:table-cell table:number-columns-repeated="1004"/>
        </table:table-row>
        <table:table-row table:style-name="ro1">
          <table:table-cell table:style-name="ce51" table:formula="of:=AVERAGE([.A2:.A13])" office:value-type="float" office:value="1.125" calcext:value-type="float">
            <text:p>1.13</text:p>
          </table:table-cell>
          <table:table-cell table:style-name="ce51" table:formula="of:=AVERAGE([.B2:.B13])" office:value-type="float" office:value="0.875" calcext:value-type="float">
            <text:p>0.88</text:p>
          </table:table-cell>
          <table:table-cell table:style-name="ce51" table:formula="of:=AVERAGE([.C2:.C13])" office:value-type="float" office:value="0.125" calcext:value-type="float">
            <text:p>0.13</text:p>
          </table:table-cell>
          <table:table-cell table:style-name="ce51" table:formula="of:=AVERAGE([.D2:.D13])" office:value-type="float" office:value="0.333333333333333" calcext:value-type="float">
            <text:p>0.33</text:p>
          </table:table-cell>
          <table:table-cell table:style-name="ce51" table:formula="of:=AVERAGE([.E2:.E13])" office:value-type="float" office:value="0.333333333333333" calcext:value-type="float">
            <text:p>0.33</text:p>
          </table:table-cell>
          <table:table-cell table:style-name="ce51" table:formula="of:=AVERAGE([.F2:.F13])" office:value-type="float" office:value="0.111111111111111" calcext:value-type="float">
            <text:p>0.11</text:p>
          </table:table-cell>
          <table:table-cell table:style-name="ce51" table:formula="of:=AVERAGE([.G2:.G13])" office:value-type="float" office:value="0.333333333333333" calcext:value-type="float">
            <text:p>0.33</text:p>
          </table:table-cell>
          <table:table-cell table:style-name="ce51" table:formula="of:=AVERAGE([.H2:.H13])" office:value-type="float" office:value="0.875" calcext:value-type="float">
            <text:p>0.88</text:p>
          </table:table-cell>
          <table:table-cell table:style-name="ce51" table:formula="of:=AVERAGE([.I2:.I13])" office:value-type="float" office:value="0.333333333333333" calcext:value-type="float">
            <text:p>0.33</text:p>
          </table:table-cell>
          <table:table-cell table:style-name="ce51" table:formula="of:=AVERAGE([.J2:.J13])" office:value-type="float" office:value="0" calcext:value-type="float">
            <text:p>0.00</text:p>
          </table:table-cell>
          <table:table-cell table:style-name="ce51" table:formula="of:=AVERAGE([.K2:.K13])" office:value-type="float" office:value="1" calcext:value-type="float">
            <text:p>1.00</text:p>
          </table:table-cell>
          <table:table-cell table:style-name="ce51" table:formula="of:=AVERAGE([.L2:.L13])" office:value-type="float" office:value="0.888888888888889" calcext:value-type="float">
            <text:p>0.89</text:p>
          </table:table-cell>
          <table:table-cell table:style-name="ce51" table:formula="of:=AVERAGE([.M2:.M13])" office:value-type="float" office:value="0.625" calcext:value-type="float">
            <text:p>0.63</text:p>
          </table:table-cell>
          <table:table-cell table:style-name="ce51" table:formula="of:=AVERAGE([.N2:.N13])" office:value-type="float" office:value="0.333333333333333" calcext:value-type="float">
            <text:p>0.33</text:p>
          </table:table-cell>
          <table:table-cell table:style-name="ce51" table:formula="of:=AVERAGE([.O2:.O13])" office:value-type="float" office:value="0" calcext:value-type="float">
            <text:p>0.00</text:p>
          </table:table-cell>
          <table:table-cell table:style-name="ce51" table:formula="of:=AVERAGE([.P2:.P13])" office:value-type="float" office:value="0.5" calcext:value-type="float">
            <text:p>0.50</text:p>
          </table:table-cell>
          <table:table-cell table:style-name="ce51" table:formula="of:=AVERAGE([.Q2:.Q13])" office:value-type="float" office:value="0.375" calcext:value-type="float">
            <text:p>0.38</text:p>
          </table:table-cell>
          <table:table-cell table:style-name="ce2" table:number-columns-repeated="3"/>
          <table:table-cell table:number-columns-repeated="1004"/>
        </table:table-row>
        <table:table-row table:style-name="ro1" table:number-rows-repeated="6">
          <table:table-cell table:style-name="ce2" table:number-columns-repeated="20"/>
          <table:table-cell table:number-columns-repeated="1004"/>
        </table:table-row>
        <table:table-row table:style-name="ro1" table:number-rows-repeated="10">
          <table:table-cell table:style-name="ce2" table:number-columns-repeated="7"/>
          <table:table-cell table:style-name="ce11" table:number-columns-repeated="13"/>
          <table:table-cell table:number-columns-repeated="1004"/>
        </table:table-row>
        <table:table-row table:style-name="ro1" table:number-rows-repeated="3">
          <table:table-cell table:style-name="ce5" table:number-columns-repeated="7"/>
          <table:table-cell table:number-columns-repeated="1017"/>
        </table:table-row>
        <table:table-row table:style-name="ro2" table:number-rows-repeated="1048542">
          <table:table-cell table:number-columns-repeated="1024"/>
        </table:table-row>
        <table:table-row table:style-name="ro2">
          <table:table-cell table:number-columns-repeated="1024"/>
        </table:table-row>
      </table:table>
      <table:table table:name="a6-questions" table:style-name="ta15">
        <table:table-column table:style-name="co7" table:number-columns-repeated="2" table:default-cell-style-name="Default"/>
        <table:table-column table:style-name="co24" table:default-cell-style-name="Default"/>
        <table:table-column table:style-name="co25" table:default-cell-style-name="Default"/>
        <table:table-column table:style-name="co6" table:number-columns-repeated="1020" table:default-cell-style-name="Default"/>
        <table:table-row table:style-name="ro1">
          <table:table-cell table:style-name="ce87" office:value-type="string" calcext:value-type="string">
            <text:p>score</text:p>
          </table:table-cell>
          <table:table-cell table:style-name="ce81" office:value-type="string" calcext:value-type="string">
            <text:p>code</text:p>
          </table:table-cell>
          <table:table-cell table:style-name="ce81" office:value-type="string" calcext:value-type="string">
            <text:p>category</text:p>
          </table:table-cell>
          <table:table-cell table:number-columns-repeated="1021"/>
        </table:table-row>
        <table:table-row table:style-name="ro1">
          <table:table-cell table:style-name="ce88" table:formula="of:=HLOOKUP([.B2];[$'a6-weighted'.$A$1:.$Q$15];14; 0)" office:value-type="float" office:value="0.875" calcext:value-type="float">
            <text:p>0.88</text:p>
          </table:table-cell>
          <table:table-cell table:style-name="ce27" office:value-type="string" calcext:value-type="string">
            <text:p>62d9</text:p>
          </table:table-cell>
          <table:table-cell table:style-name="ce27" office:value-type="string" calcext:value-type="string">
            <text:p>Empathy</text:p>
          </table:table-cell>
          <table:table-cell table:style-name="ce14" office:value-type="string" calcext:value-type="string">
            <text:p>他のユーザと共感した</text:p>
          </table:table-cell>
          <table:table-cell table:style-name="ce14" office:value-type="string" calcext:value-type="string">
            <text:p>I empathized with the other(s).</text:p>
          </table:table-cell>
          <table:table-cell table:number-columns-repeated="1019"/>
        </table:table-row>
        <table:table-row table:style-name="ro1">
          <table:table-cell table:style-name="ce88" table:formula="of:=HLOOKUP([.B3];[$'a6-weighted'.$A$1:.$Q$15];14; 0)" office:value-type="float" office:value="0.125" calcext:value-type="float">
            <text:p>0.13</text:p>
          </table:table-cell>
          <table:table-cell table:style-name="ce27" office:value-type="string" calcext:value-type="string">
            <text:p>7857</text:p>
          </table:table-cell>
          <table:table-cell table:style-name="ce27" office:value-type="string" calcext:value-type="string">
            <text:p>Involvement</text:p>
          </table:table-cell>
          <table:table-cell table:style-name="ce14" office:value-type="string" calcext:value-type="string">
            <text:p>自分の行動は他のユーザの行動に依存していた</text:p>
          </table:table-cell>
          <table:table-cell table:style-name="ce14" office:value-type="string" calcext:value-type="string">
            <text:p>My actions depended on the other(s) actions.</text:p>
          </table:table-cell>
          <table:table-cell table:number-columns-repeated="1019"/>
        </table:table-row>
        <table:table-row table:style-name="ro1">
          <table:table-cell table:style-name="ce88" table:formula="of:=HLOOKUP([.B4];[$'a6-weighted'.$A$1:.$Q$15];14; 0)" office:value-type="float" office:value="0.333333333333333" calcext:value-type="float">
            <text:p>0.33</text:p>
          </table:table-cell>
          <table:table-cell table:style-name="ce27" office:value-type="string" calcext:value-type="string">
            <text:p>ccfd</text:p>
          </table:table-cell>
          <table:table-cell table:style-name="ce27" office:value-type="string" calcext:value-type="string">
            <text:p>Involvement</text:p>
          </table:table-cell>
          <table:table-cell table:style-name="ce14" office:value-type="string" calcext:value-type="string">
            <text:p>他のユーザの行動は自分の行動に依存していた</text:p>
          </table:table-cell>
          <table:table-cell table:style-name="ce14" office:value-type="string" calcext:value-type="string">
            <text:p>The other's actions were dependent on my actions.</text:p>
          </table:table-cell>
          <table:table-cell table:number-columns-repeated="1019"/>
        </table:table-row>
        <table:table-row table:style-name="ro1">
          <table:table-cell table:style-name="ce88" table:formula="of:=HLOOKUP([.B5];[$'a6-weighted'.$A$1:.$Q$15];14; 0)" office:value-type="float" office:value="0.888888888888889" calcext:value-type="float">
            <text:p>0.89</text:p>
          </table:table-cell>
          <table:table-cell table:style-name="ce27" office:value-type="string" calcext:value-type="string">
            <text:p>976a</text:p>
          </table:table-cell>
          <table:table-cell table:style-name="ce27" office:value-type="string" calcext:value-type="string">
            <text:p>Empathy</text:p>
          </table:table-cell>
          <table:table-cell table:style-name="ce14" office:value-type="string" calcext:value-type="string">
            <text:p>他のユーザとつながりがあると感じた</text:p>
          </table:table-cell>
          <table:table-cell table:style-name="ce14" office:value-type="string" calcext:value-type="string">
            <text:p>I felt connected to the other(s).</text:p>
          </table:table-cell>
          <table:table-cell table:number-columns-repeated="1019"/>
        </table:table-row>
        <table:table-row table:style-name="ro1">
          <table:table-cell table:style-name="ce88" table:formula="of:=HLOOKUP([.B6];[$'a6-weighted'.$A$1:.$Q$15];14; 0)" office:value-type="float" office:value="0.375" calcext:value-type="float">
            <text:p>0.38</text:p>
          </table:table-cell>
          <table:table-cell table:style-name="ce27" office:value-type="string" calcext:value-type="string">
            <text:p>f295</text:p>
          </table:table-cell>
          <table:table-cell table:style-name="ce27" office:value-type="string" calcext:value-type="string">
            <text:p>Involvement</text:p>
          </table:table-cell>
          <table:table-cell table:style-name="ce14" office:value-type="string" calcext:value-type="string">
            <text:p>他のユーザが自分の操作に注意を払っていると感じた</text:p>
          </table:table-cell>
          <table:table-cell table:style-name="ce14" office:value-type="string" calcext:value-type="string">
            <text:p>The other(s) paid close attention to me.</text:p>
          </table:table-cell>
          <table:table-cell table:number-columns-repeated="1019"/>
        </table:table-row>
        <table:table-row table:style-name="ro1">
          <table:table-cell table:style-name="ce88" table:formula="of:=HLOOKUP([.B7];[$'a6-weighted'.$A$1:.$Q$15];14; 0)" office:value-type="float" office:value="0.333333333333333" calcext:value-type="float">
            <text:p>0.33</text:p>
          </table:table-cell>
          <table:table-cell table:style-name="ce27" office:value-type="string" calcext:value-type="string">
            <text:p>14b9</text:p>
          </table:table-cell>
          <table:table-cell table:style-name="ce27" office:value-type="string" calcext:value-type="string">
            <text:p>Involvement</text:p>
          </table:table-cell>
          <table:table-cell table:style-name="ce14" office:value-type="string" calcext:value-type="string">
            <text:p>自分が他のユーザに注意を払っていると感じた</text:p>
          </table:table-cell>
          <table:table-cell table:style-name="ce14" office:value-type="string" calcext:value-type="string">
            <text:p>I paid close attention to the other(s).</text:p>
          </table:table-cell>
          <table:table-cell table:number-columns-repeated="1019"/>
        </table:table-row>
        <table:table-row table:style-name="ro1">
          <table:table-cell table:style-name="ce88" table:formula="of:=HLOOKUP([.B8];[$'a6-weighted'.$A$1:.$Q$15];14; 0)" office:value-type="float" office:value="0" calcext:value-type="float">
            <text:p>0.00</text:p>
          </table:table-cell>
          <table:table-cell table:style-name="ce27" office:value-type="string" calcext:value-type="string">
            <text:p>5acf</text:p>
          </table:table-cell>
          <table:table-cell table:style-name="ce27" office:value-type="string" calcext:value-type="string">
            <text:p>Negative Feelings</text:p>
          </table:table-cell>
          <table:table-cell table:style-name="ce14" office:value-type="string" calcext:value-type="string">
            <text:p>他のユーザに嫉妬を感じた</text:p>
          </table:table-cell>
          <table:table-cell table:style-name="ce14" office:value-type="string" calcext:value-type="string">
            <text:p>I felt jealous about the other(s).</text:p>
          </table:table-cell>
          <table:table-cell table:number-columns-repeated="1019"/>
        </table:table-row>
        <table:table-row table:style-name="ro1">
          <table:table-cell table:style-name="ce88" table:formula="of:=HLOOKUP([.B9];[$'a6-weighted'.$A$1:.$Q$15];14; 0)" office:value-type="float" office:value="0.5" calcext:value-type="float">
            <text:p>0.50</text:p>
          </table:table-cell>
          <table:table-cell table:style-name="ce27" office:value-type="string" calcext:value-type="string">
            <text:p>e994</text:p>
          </table:table-cell>
          <table:table-cell table:style-name="ce27" office:value-type="string" calcext:value-type="string">
            <text:p>Empathy</text:p>
          </table:table-cell>
          <table:table-cell table:style-name="ce14" office:value-type="string" calcext:value-type="string">
            <text:p>他のユーザと一緒にいるのが楽しいと感じた</text:p>
          </table:table-cell>
          <table:table-cell table:style-name="ce14" office:value-type="string" calcext:value-type="string">
            <text:p>I found it enjoyable to be with the other(s).</text:p>
          </table:table-cell>
          <table:table-cell table:number-columns-repeated="1019"/>
        </table:table-row>
        <table:table-row table:style-name="ro1">
          <table:table-cell table:style-name="ce88" table:formula="of:=HLOOKUP([.B10];[$'a6-weighted'.$A$1:.$Q$15];14; 0)" office:value-type="float" office:value="1.125" calcext:value-type="float">
            <text:p>1.13</text:p>
          </table:table-cell>
          <table:table-cell table:style-name="ce27" office:value-type="string" calcext:value-type="string">
            <text:p>4092</text:p>
          </table:table-cell>
          <table:table-cell table:style-name="ce27" office:value-type="string" calcext:value-type="string">
            <text:p>Empathy</text:p>
          </table:table-cell>
          <table:table-cell table:style-name="ce14" office:value-type="string" calcext:value-type="string">
            <text:p>自分が嬉しかったとき、他のユーザも嬉しいと思っていると感じた</text:p>
          </table:table-cell>
          <table:table-cell table:style-name="ce14" office:value-type="string" calcext:value-type="string">
            <text:p>When I was happy, the other(s) was(were) happy.</text:p>
          </table:table-cell>
          <table:table-cell table:number-columns-repeated="1019"/>
        </table:table-row>
        <table:table-row table:style-name="ro1">
          <table:table-cell table:style-name="ce88" table:formula="of:=HLOOKUP([.B11];[$'a6-weighted'.$A$1:.$Q$15];14; 0)" office:value-type="float" office:value="0.875" calcext:value-type="float">
            <text:p>0.88</text:p>
          </table:table-cell>
          <table:table-cell table:style-name="ce27" office:value-type="string" calcext:value-type="string">
            <text:p>3b75</text:p>
          </table:table-cell>
          <table:table-cell table:style-name="ce27" office:value-type="string" calcext:value-type="string">
            <text:p>Empathy</text:p>
          </table:table-cell>
          <table:table-cell table:style-name="ce14" office:value-type="string" calcext:value-type="string">
            <text:p>他のユーザが嬉しいと思っていると感じたとき、自分も嬉しかった</text:p>
          </table:table-cell>
          <table:table-cell table:style-name="ce14" office:value-type="string" calcext:value-type="string">
            <text:p>When the other(s) was(were) happy, I was happy.</text:p>
          </table:table-cell>
          <table:table-cell table:number-columns-repeated="1019"/>
        </table:table-row>
        <table:table-row table:style-name="ro1">
          <table:table-cell table:style-name="ce88" table:formula="of:=HLOOKUP([.B12];[$'a6-weighted'.$A$1:.$Q$15];14; 0)" office:value-type="float" office:value="0.333333333333333" calcext:value-type="float">
            <text:p>0.33</text:p>
          </table:table-cell>
          <table:table-cell table:style-name="ce27" office:value-type="string" calcext:value-type="string">
            <text:p>38d8</text:p>
          </table:table-cell>
          <table:table-cell table:style-name="ce27" office:value-type="string" calcext:value-type="string">
            <text:p>Negative Feelings</text:p>
          </table:table-cell>
          <table:table-cell table:style-name="ce14" office:value-type="string" calcext:value-type="string">
            <text:p>他のユーザの気分に影響を与えた</text:p>
          </table:table-cell>
          <table:table-cell table:style-name="ce14" office:value-type="string" calcext:value-type="string">
            <text:p>I influenced the mood of the other(s).</text:p>
          </table:table-cell>
          <table:table-cell table:number-columns-repeated="1019"/>
        </table:table-row>
        <table:table-row table:style-name="ro1">
          <table:table-cell table:style-name="ce88" table:formula="of:=HLOOKUP([.B13];[$'a6-weighted'.$A$1:.$Q$15];14; 0)" office:value-type="float" office:value="0.333333333333333" calcext:value-type="float">
            <text:p>0.33</text:p>
          </table:table-cell>
          <table:table-cell table:style-name="ce27" office:value-type="string" calcext:value-type="string">
            <text:p>9028</text:p>
          </table:table-cell>
          <table:table-cell table:style-name="ce27" office:value-type="string" calcext:value-type="string">
            <text:p>Negative Feelings</text:p>
          </table:table-cell>
          <table:table-cell table:style-name="ce14" office:value-type="string" calcext:value-type="string">
            <text:p>他のユーザの気分から影響を受けた</text:p>
          </table:table-cell>
          <table:table-cell table:style-name="ce14" office:value-type="string" calcext:value-type="string">
            <text:p>I was influenced by the other(s) moods.</text:p>
          </table:table-cell>
          <table:table-cell table:number-columns-repeated="1019"/>
        </table:table-row>
        <table:table-row table:style-name="ro1">
          <table:table-cell table:style-name="ce88" table:formula="of:=HLOOKUP([.B14];[$'a6-weighted'.$A$1:.$Q$15];14; 0)" office:value-type="float" office:value="1" calcext:value-type="float">
            <text:p>1.00</text:p>
          </table:table-cell>
          <table:table-cell table:style-name="ce27" office:value-type="string" calcext:value-type="string">
            <text:p>775a</text:p>
          </table:table-cell>
          <table:table-cell table:style-name="ce27" office:value-type="string" calcext:value-type="string">
            <text:p>Empathy</text:p>
          </table:table-cell>
          <table:table-cell table:style-name="ce14" office:value-type="string" calcext:value-type="string">
            <text:p>他のユーザを称賛した</text:p>
          </table:table-cell>
          <table:table-cell table:style-name="ce14" office:value-type="string" calcext:value-type="string">
            <text:p>I admired the other(s).</text:p>
          </table:table-cell>
          <table:table-cell table:number-columns-repeated="1019"/>
        </table:table-row>
        <table:table-row table:style-name="ro1">
          <table:table-cell table:style-name="ce88" table:formula="of:=HLOOKUP([.B15];[$'a6-weighted'.$A$1:.$Q$15];14; 0)" office:value-type="float" office:value="0.333333333333333" calcext:value-type="float">
            <text:p>0.33</text:p>
          </table:table-cell>
          <table:table-cell table:style-name="ce27" office:value-type="string" calcext:value-type="string">
            <text:p>41fa</text:p>
          </table:table-cell>
          <table:table-cell table:style-name="ce27" office:value-type="string" calcext:value-type="string">
            <text:p>Involvement</text:p>
          </table:table-cell>
          <table:table-cell table:style-name="ce14" office:value-type="string" calcext:value-type="string">
            <text:p>他のユーザの行動が自分の行動に影響を与えた</text:p>
          </table:table-cell>
          <table:table-cell table:style-name="ce14" office:value-type="string" calcext:value-type="string">
            <text:p>What the other(s) did affected what I did.</text:p>
          </table:table-cell>
          <table:table-cell table:number-columns-repeated="1019"/>
        </table:table-row>
        <table:table-row table:style-name="ro1">
          <table:table-cell table:style-name="ce88" table:formula="of:=HLOOKUP([.B16];[$'a6-weighted'.$A$1:.$Q$15];14; 0)" office:value-type="float" office:value="0.625" calcext:value-type="float">
            <text:p>0.63</text:p>
          </table:table-cell>
          <table:table-cell table:style-name="ce27" office:value-type="string" calcext:value-type="string">
            <text:p>ad07</text:p>
          </table:table-cell>
          <table:table-cell table:style-name="ce27" office:value-type="string" calcext:value-type="string">
            <text:p>Involvement</text:p>
          </table:table-cell>
          <table:table-cell table:style-name="ce14" office:value-type="string" calcext:value-type="string">
            <text:p>自分の行動が他のユーザの行動に影響を与えた</text:p>
          </table:table-cell>
          <table:table-cell table:style-name="ce14" office:value-type="string" calcext:value-type="string">
            <text:p>What I did affected what the other(s) did.</text:p>
          </table:table-cell>
          <table:table-cell table:number-columns-repeated="1019"/>
        </table:table-row>
        <table:table-row table:style-name="ro1">
          <table:table-cell table:style-name="ce88" table:formula="of:=HLOOKUP([.B17];[$'a6-weighted'.$A$1:.$Q$15];14; 0)" office:value-type="float" office:value="0" calcext:value-type="float">
            <text:p>0.00</text:p>
          </table:table-cell>
          <table:table-cell table:style-name="ce27" office:value-type="string" calcext:value-type="string">
            <text:p>e949</text:p>
          </table:table-cell>
          <table:table-cell table:style-name="ce27" office:value-type="string" calcext:value-type="string">
            <text:p>Negative Feelings</text:p>
          </table:table-cell>
          <table:table-cell table:style-name="ce14" office:value-type="string" calcext:value-type="string">
            <text:p>復讐したい気持ちになった</text:p>
          </table:table-cell>
          <table:table-cell table:style-name="ce14" office:value-type="string" calcext:value-type="string">
            <text:p>I felt revengeful.</text:p>
          </table:table-cell>
          <table:table-cell table:number-columns-repeated="1019"/>
        </table:table-row>
        <table:table-row table:style-name="ro1">
          <table:table-cell table:style-name="ce88" table:formula="of:=HLOOKUP([.B18];[$'a6-weighted'.$A$1:.$Q$15];14; 0)" office:value-type="float" office:value="0.111111111111111" calcext:value-type="float">
            <text:p>0.11</text:p>
          </table:table-cell>
          <table:table-cell table:style-name="ce27" office:value-type="string" calcext:value-type="string">
            <text:p>2a27</text:p>
          </table:table-cell>
          <table:table-cell table:style-name="ce27" office:value-type="string" calcext:value-type="string">
            <text:p>Negative Feelings</text:p>
          </table:table-cell>
          <table:table-cell table:style-name="ce14" office:value-type="string" calcext:value-type="string">
            <text:p>他のユーザが失敗したときに嬉しい気持ちになった</text:p>
          </table:table-cell>
          <table:table-cell table:style-name="ce14" office:value-type="string" calcext:value-type="string">
            <text:p>I felt schadenfreude (malicious delight).</text:p>
          </table:table-cell>
          <table:table-cell table:number-columns-repeated="1019"/>
        </table:table-row>
        <table:table-row table:style-name="ro1" table:number-rows-repeated="983">
          <table:table-cell table:style-name="ce19"/>
          <table:table-cell table:number-columns-repeated="1023"/>
        </table:table-row>
        <table:table-row table:style-name="ro2" table:number-rows-repeated="1047574">
          <table:table-cell table:number-columns-repeated="1024"/>
        </table:table-row>
        <table:table-row table:style-name="ro2">
          <table:table-cell table:number-columns-repeated="1024"/>
        </table:table-row>
      </table:table>
      <table:table table:name="logs-data" table:style-name="ta1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6" table:number-columns-repeated="1018" table:default-cell-style-name="Default"/>
        <table:table-row table:style-name="ro1">
          <table:table-cell table:style-name="ce1" office:value-type="string" calcext:value-type="string">
            <text:p>date</text:p>
          </table:table-cell>
          <table:table-cell table:style-name="ce1" office:value-type="string" calcext:value-type="string">
            <text:p>timeofday</text:p>
          </table:table-cell>
          <table:table-cell table:style-name="ce1" office:value-type="string" calcext:value-type="string">
            <text:p>player</text:p>
          </table:table-cell>
          <table:table-cell table:style-name="ce1" office:value-type="string" calcext:value-type="string">
            <text:p>hotspot</text:p>
          </table:table-cell>
          <table:table-cell table:style-name="ce1" office:value-type="string" calcext:value-type="string">
            <text:p>action</text:p>
          </table:table-cell>
          <table:table-cell table:style-name="ce1" office:value-type="string" calcext:value-type="string">
            <text:p>status</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1H17M51S" calcext:value-type="time">
            <text:p>11:17:51</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1H17M51S" calcext:value-type="time">
            <text:p>11:17:51</text:p>
          </table:table-cell>
          <table:table-cell table:style-name="ce14" office:value-type="string" calcext:value-type="string">
            <text:p>kumedinfo07@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1H17M52S" calcext:value-type="time">
            <text:p>11:17:52</text:p>
          </table:table-cell>
          <table:table-cell table:style-name="ce14" office:value-type="string" calcext:value-type="string">
            <text:p>kumedinfo06@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error</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1H17M52S" calcext:value-type="time">
            <text:p>11:17:52</text:p>
          </table:table-cell>
          <table:table-cell table:style-name="ce14" office:value-type="string" calcext:value-type="string">
            <text:p>kumedinfo03@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error</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1H17M53S" calcext:value-type="time">
            <text:p>11:17:53</text:p>
          </table:table-cell>
          <table:table-cell table:style-name="ce14" office:value-type="string" calcext:value-type="string">
            <text:p>kumedinfo01@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1H18M31S" calcext:value-type="time">
            <text:p>11:18:31</text:p>
          </table:table-cell>
          <table:table-cell table:style-name="ce14" office:value-type="string" calcext:value-type="string">
            <text:p>kumedinfo03@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1H20M51S" calcext:value-type="time">
            <text:p>11:20:51</text:p>
          </table:table-cell>
          <table:table-cell table:style-name="ce14" office:value-type="string" calcext:value-type="string">
            <text:p>kumedinfo03@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1H21M20S" calcext:value-type="time">
            <text:p>11:21:20</text:p>
          </table:table-cell>
          <table:table-cell table:style-name="ce14" office:value-type="string" calcext:value-type="string">
            <text:p>kumedinfo03@gmail.com</text:p>
          </table:table-cell>
          <table:table-cell table:style-name="ce14" office:value-type="string" calcext:value-type="string">
            <text:p>青山体社</text:p>
          </table:table-cell>
          <table:table-cell table:style-name="ce14" office:value-type="string" calcext:value-type="string">
            <text:p>drop</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1H24M31S" calcext:value-type="time">
            <text:p>11:24:31</text:p>
          </table:table-cell>
          <table:table-cell table:style-name="ce14" office:value-type="string" calcext:value-type="string">
            <text:p>kumedinfo10@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1H24M32S" calcext:value-type="time">
            <text:p>11:24:32</text:p>
          </table:table-cell>
          <table:table-cell table:style-name="ce14" office:value-type="string" calcext:value-type="string">
            <text:p>kumedinfo01@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1H24M41S" calcext:value-type="time">
            <text:p>11:24:41</text:p>
          </table:table-cell>
          <table:table-cell table:style-name="ce14" office:value-type="string" calcext:value-type="string">
            <text:p>kumedinfo03@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1H27M42S" calcext:value-type="time">
            <text:p>11:27:42</text:p>
          </table:table-cell>
          <table:table-cell table:style-name="ce14" office:value-type="string" calcext:value-type="string">
            <text:p>kumedinfo01@gmail.com</text:p>
          </table:table-cell>
          <table:table-cell table:style-name="ce14" office:value-type="string" calcext:value-type="string">
            <text:p>青山体社</text:p>
          </table:table-cell>
          <table:table-cell table:style-name="ce14" office:value-type="string" calcext:value-type="string">
            <text:p>likeDroppedCard</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1H28M31S" calcext:value-type="time">
            <text:p>11:28:31</text:p>
          </table:table-cell>
          <table:table-cell table:style-name="ce14" office:value-type="string" calcext:value-type="string">
            <text:p>kumedinfo10@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1H29M01S" calcext:value-type="time">
            <text:p>11:29:01</text:p>
          </table:table-cell>
          <table:table-cell table:style-name="ce14" office:value-type="string" calcext:value-type="string">
            <text:p>kumedinfo01@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1H29M51S" calcext:value-type="time">
            <text:p>11:29:51</text:p>
          </table:table-cell>
          <table:table-cell table:style-name="ce14" office:value-type="string" calcext:value-type="string">
            <text:p>kumedinfo01@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error</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1H31M54S" calcext:value-type="time">
            <text:p>11:31:54</text:p>
          </table:table-cell>
          <table:table-cell table:style-name="ce14" office:value-type="string" calcext:value-type="string">
            <text:p>kumedinfo10@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1H32M27S" calcext:value-type="time">
            <text:p>11:32:27</text:p>
          </table:table-cell>
          <table:table-cell table:style-name="ce14" office:value-type="string" calcext:value-type="string">
            <text:p>kumedinfo10@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1H32M56S" calcext:value-type="time">
            <text:p>11:32:56</text:p>
          </table:table-cell>
          <table:table-cell table:style-name="ce14" office:value-type="string" calcext:value-type="string">
            <text:p>kumedinfo10@gmail.com</text:p>
          </table:table-cell>
          <table:table-cell table:style-name="ce14" office:value-type="string" calcext:value-type="string">
            <text:p>青山体社</text:p>
          </table:table-cell>
          <table:table-cell table:style-name="ce14" office:value-type="string" calcext:value-type="string">
            <text:p>drop</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1H34M24S" calcext:value-type="time">
            <text:p>11:34:24</text:p>
          </table:table-cell>
          <table:table-cell table:style-name="ce14" office:value-type="string" calcext:value-type="string">
            <text:p>kumedinfo03@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1H34M41S" calcext:value-type="time">
            <text:p>11:34:41</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1H51M25S" calcext:value-type="time">
            <text:p>11:51:25</text:p>
          </table:table-cell>
          <table:table-cell table:style-name="ce14" office:value-type="string" calcext:value-type="string">
            <text:p>kumedinfo07@gmail.com</text:p>
          </table:table-cell>
          <table:table-cell table:style-name="ce14" office:value-type="string" calcext:value-type="string">
            <text:p>京都熊野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1H52M15S" calcext:value-type="time">
            <text:p>11:52:15</text:p>
          </table:table-cell>
          <table:table-cell table:style-name="ce14" office:value-type="string" calcext:value-type="string">
            <text:p>kumedinfo07@gmail.com</text:p>
          </table:table-cell>
          <table:table-cell table:style-name="ce14" office:value-type="string" calcext:value-type="string">
            <text:p>京都熊野神社</text:p>
          </table:table-cell>
          <table:table-cell table:style-name="ce14" office:value-type="string" calcext:value-type="string">
            <text:p>drop</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2H04M12S" calcext:value-type="time">
            <text:p>12:04:12</text:p>
          </table:table-cell>
          <table:table-cell table:style-name="ce14" office:value-type="string" calcext:value-type="string">
            <text:p>kumedinfo11@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2H05M20S" calcext:value-type="time">
            <text:p>12:05:20</text:p>
          </table:table-cell>
          <table:table-cell table:style-name="ce14" office:value-type="string" calcext:value-type="string">
            <text:p>kumedinfo09@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2H07M33S" calcext:value-type="time">
            <text:p>12:07:33</text:p>
          </table:table-cell>
          <table:table-cell table:style-name="ce14" office:value-type="string" calcext:value-type="string">
            <text:p>kumedinfo09@gmail.com</text:p>
          </table:table-cell>
          <table:table-cell table:style-name="ce14" office:value-type="string" calcext:value-type="string">
            <text:p>青山体社</text:p>
          </table:table-cell>
          <table:table-cell table:style-name="ce14" office:value-type="string" calcext:value-type="string">
            <text:p>likeDroppedCard</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2H16M37S" calcext:value-type="time">
            <text:p>12:16:37</text:p>
          </table:table-cell>
          <table:table-cell table:style-name="ce14" office:value-type="string" calcext:value-type="string">
            <text:p>kumedinfo05@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2H18M10S" calcext:value-type="time">
            <text:p>12:18:10</text:p>
          </table:table-cell>
          <table:table-cell table:style-name="ce14" office:value-type="string" calcext:value-type="string">
            <text:p>kumedinfo05@gmail.com</text:p>
          </table:table-cell>
          <table:table-cell table:style-name="ce14" office:value-type="string" calcext:value-type="string">
            <text:p>青山体社</text:p>
          </table:table-cell>
          <table:table-cell table:style-name="ce14" office:value-type="string" calcext:value-type="string">
            <text:p>drop</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2H18M35S" calcext:value-type="time">
            <text:p>12:18:35</text:p>
          </table:table-cell>
          <table:table-cell table:style-name="ce14" office:value-type="string" calcext:value-type="string">
            <text:p>kumedinfo05@gmail.com</text:p>
          </table:table-cell>
          <table:table-cell table:style-name="ce14" office:value-type="string" calcext:value-type="string">
            <text:p>青山体社</text:p>
          </table:table-cell>
          <table:table-cell table:style-name="ce14" office:value-type="string" calcext:value-type="string">
            <text:p>likeDroppedCard</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2H21M55S" calcext:value-type="time">
            <text:p>12:21:55</text:p>
          </table:table-cell>
          <table:table-cell table:style-name="ce14" office:value-type="string" calcext:value-type="string">
            <text:p>kumedinfo05@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2H22M11S" calcext:value-type="time">
            <text:p>12:22:11</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error</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2H36M16S" calcext:value-type="time">
            <text:p>12:36:16</text:p>
          </table:table-cell>
          <table:table-cell table:style-name="ce14" office:value-type="string" calcext:value-type="string">
            <text:p>kumedinfo09@gmail.com</text:p>
          </table:table-cell>
          <table:table-cell table:style-name="ce14" office:value-type="string" calcext:value-type="string">
            <text:p>京都熊野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2H36M28S" calcext:value-type="time">
            <text:p>12:36:28</text:p>
          </table:table-cell>
          <table:table-cell table:style-name="ce14" office:value-type="string" calcext:value-type="string">
            <text:p>kumedinfo09@gmail.com</text:p>
          </table:table-cell>
          <table:table-cell table:style-name="ce14" office:value-type="string" calcext:value-type="string">
            <text:p>京都熊野神社</text:p>
          </table:table-cell>
          <table:table-cell table:style-name="ce14" office:value-type="string" calcext:value-type="string">
            <text:p>likeDroppedCard</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2H36M32S" calcext:value-type="time">
            <text:p>12:36:32</text:p>
          </table:table-cell>
          <table:table-cell table:style-name="ce14" office:value-type="string" calcext:value-type="string">
            <text:p>kumedinfo09@gmail.com</text:p>
          </table:table-cell>
          <table:table-cell table:style-name="ce14" office:value-type="string" calcext:value-type="string">
            <text:p>京都熊野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2H36M52S" calcext:value-type="time">
            <text:p>12:36:52</text:p>
          </table:table-cell>
          <table:table-cell table:style-name="ce14" office:value-type="string" calcext:value-type="string">
            <text:p>kumedinfo11@gmail.com</text:p>
          </table:table-cell>
          <table:table-cell table:style-name="ce14" office:value-type="string" calcext:value-type="string">
            <text:p>京都熊野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2H37M21S" calcext:value-type="time">
            <text:p>12:37:21</text:p>
          </table:table-cell>
          <table:table-cell table:style-name="ce14" office:value-type="string" calcext:value-type="string">
            <text:p>kumedinfo11@gmail.com</text:p>
          </table:table-cell>
          <table:table-cell table:style-name="ce14" office:value-type="string" calcext:value-type="string">
            <text:p>京都熊野神社</text:p>
          </table:table-cell>
          <table:table-cell table:style-name="ce14" office:value-type="string" calcext:value-type="string">
            <text:p>drop</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2H49M21S" calcext:value-type="time">
            <text:p>12:49:21</text:p>
          </table:table-cell>
          <table:table-cell table:style-name="ce14" office:value-type="string" calcext:value-type="string">
            <text:p>kumedinfo05@gmail.com</text:p>
          </table:table-cell>
          <table:table-cell table:style-name="ce14" office:value-type="string" calcext:value-type="string">
            <text:p>京都熊野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2H51M06S" calcext:value-type="time">
            <text:p>12:51:06</text:p>
          </table:table-cell>
          <table:table-cell table:style-name="ce14" office:value-type="string" calcext:value-type="string">
            <text:p>kumedinfo14@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3H06M51S" calcext:value-type="time">
            <text:p>13:06:51</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3H07M19S" calcext:value-type="time">
            <text:p>13:07:19</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drop</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3H59M36S" calcext:value-type="time">
            <text:p>13:59:36</text:p>
          </table:table-cell>
          <table:table-cell table:style-name="ce14" office:value-type="string" calcext:value-type="string">
            <text:p>kumedinfo06@gmail.com</text:p>
          </table:table-cell>
          <table:table-cell table:style-name="ce14" office:value-type="string" calcext:value-type="string">
            <text:p>善導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4H00M31S" calcext:value-type="time">
            <text:p>14:00:31</text:p>
          </table:table-cell>
          <table:table-cell table:style-name="ce14" office:value-type="string" calcext:value-type="string">
            <text:p>kumedinfo06@gmail.com</text:p>
          </table:table-cell>
          <table:table-cell table:style-name="ce14" office:value-type="string" calcext:value-type="string">
            <text:p>善導院</text:p>
          </table:table-cell>
          <table:table-cell table:style-name="ce14" office:value-type="string" calcext:value-type="string">
            <text:p>drop</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4H45M31S" calcext:value-type="time">
            <text:p>14:45:31</text:p>
          </table:table-cell>
          <table:table-cell table:style-name="ce14" office:value-type="string" calcext:value-type="string">
            <text:p>kumedinfo03@gmail.com</text:p>
          </table:table-cell>
          <table:table-cell table:style-name="ce14" office:value-type="string" calcext:value-type="string">
            <text:p>金毛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4H46M15S" calcext:value-type="time">
            <text:p>14:46:15</text:p>
          </table:table-cell>
          <table:table-cell table:style-name="ce14" office:value-type="string" calcext:value-type="string">
            <text:p>kumedinfo03@gmail.com</text:p>
          </table:table-cell>
          <table:table-cell table:style-name="ce14" office:value-type="string" calcext:value-type="string">
            <text:p>金毛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4H46M41S" calcext:value-type="time">
            <text:p>14:46:41</text:p>
          </table:table-cell>
          <table:table-cell table:style-name="ce14" office:value-type="string" calcext:value-type="string">
            <text:p>kumedinfo03@gmail.com</text:p>
          </table:table-cell>
          <table:table-cell table:style-name="ce14" office:value-type="string" calcext:value-type="string">
            <text:p>金毛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4H47M28S" calcext:value-type="time">
            <text:p>14:47:28</text:p>
          </table:table-cell>
          <table:table-cell table:style-name="ce14" office:value-type="string" calcext:value-type="string">
            <text:p>kumedinfo03@gmail.com</text:p>
          </table:table-cell>
          <table:table-cell table:style-name="ce14" office:value-type="string" calcext:value-type="string">
            <text:p>金毛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4H48M03S" calcext:value-type="time">
            <text:p>14:48:03</text:p>
          </table:table-cell>
          <table:table-cell table:style-name="ce14" office:value-type="string" calcext:value-type="string">
            <text:p>kumedinfo03@gmail.com</text:p>
          </table:table-cell>
          <table:table-cell table:style-name="ce14" office:value-type="string" calcext:value-type="string">
            <text:p>金毛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4H53M24S" calcext:value-type="time">
            <text:p>14:53:24</text:p>
          </table:table-cell>
          <table:table-cell table:style-name="ce14" office:value-type="string" calcext:value-type="string">
            <text:p>kumedinfo03@gmail.com</text:p>
          </table:table-cell>
          <table:table-cell table:style-name="ce14" office:value-type="string" calcext:value-type="string">
            <text:p>金毛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14H54M04S" calcext:value-type="time">
            <text:p>14:54:04</text:p>
          </table:table-cell>
          <table:table-cell table:style-name="ce14" office:value-type="string" calcext:value-type="string">
            <text:p>kumedinfo03@gmail.com</text:p>
          </table:table-cell>
          <table:table-cell table:style-name="ce14" office:value-type="string" calcext:value-type="string">
            <text:p>金毛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6" calcext:value-type="date">
            <text:p>2018-03-26</text:p>
          </table:table-cell>
          <table:table-cell table:style-name="ce90" office:value-type="time" office:time-value="PT22H08M00S" calcext:value-type="time">
            <text:p>22:08:00</text:p>
          </table:table-cell>
          <table:table-cell table:style-name="ce14" office:value-type="string" calcext:value-type="string">
            <text:p>kumedinfo10@gmail.com</text:p>
          </table:table-cell>
          <table:table-cell table:style-name="ce14" office:value-type="string" calcext:value-type="string">
            <text:p>青山体社</text:p>
          </table:table-cell>
          <table:table-cell table:style-name="ce14" office:value-type="string" calcext:value-type="string">
            <text:p>likeDroppedCard</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7" calcext:value-type="date">
            <text:p>2018-03-27</text:p>
          </table:table-cell>
          <table:table-cell table:style-name="ce90" office:value-type="time" office:time-value="PT07H31M13S" calcext:value-type="time">
            <text:p>7:31:13</text:p>
          </table:table-cell>
          <table:table-cell table:style-name="ce14" office:value-type="string" calcext:value-type="string">
            <text:p>kumedinfo11@gmail.com</text:p>
          </table:table-cell>
          <table:table-cell table:style-name="ce14" office:value-type="string" calcext:value-type="string">
            <text:p>null</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7" calcext:value-type="date">
            <text:p>2018-03-27</text:p>
          </table:table-cell>
          <table:table-cell table:style-name="ce90" office:value-type="time" office:time-value="PT12H13M09S" calcext:value-type="time">
            <text:p>12:13:09</text:p>
          </table:table-cell>
          <table:table-cell table:style-name="ce14" office:value-type="string" calcext:value-type="string">
            <text:p>kumedinfo09@gmail.com</text:p>
          </table:table-cell>
          <table:table-cell table:style-name="ce14" office:value-type="string" calcext:value-type="string">
            <text:p>大豊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7" calcext:value-type="date">
            <text:p>2018-03-27</text:p>
          </table:table-cell>
          <table:table-cell table:style-name="ce90" office:value-type="time" office:time-value="PT12H13M31S" calcext:value-type="time">
            <text:p>12:13:31</text:p>
          </table:table-cell>
          <table:table-cell table:style-name="ce14" office:value-type="string" calcext:value-type="string">
            <text:p>kumedinfo09@gmail.com</text:p>
          </table:table-cell>
          <table:table-cell table:style-name="ce14" office:value-type="string" calcext:value-type="string">
            <text:p>大豊神社</text:p>
          </table:table-cell>
          <table:table-cell table:style-name="ce14" office:value-type="string" calcext:value-type="string">
            <text:p>drop</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7" calcext:value-type="date">
            <text:p>2018-03-27</text:p>
          </table:table-cell>
          <table:table-cell table:style-name="ce90" office:value-type="time" office:time-value="PT12H35M07S" calcext:value-type="time">
            <text:p>12:35:07</text:p>
          </table:table-cell>
          <table:table-cell table:style-name="ce14" office:value-type="string" calcext:value-type="string">
            <text:p>kumedinfo09@gmail.com</text:p>
          </table:table-cell>
          <table:table-cell table:style-name="ce14" office:value-type="string" calcext:value-type="string">
            <text:p>法然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7" calcext:value-type="date">
            <text:p>2018-03-27</text:p>
          </table:table-cell>
          <table:table-cell table:style-name="ce90" office:value-type="time" office:time-value="PT12H39M02S" calcext:value-type="time">
            <text:p>12:39:02</text:p>
          </table:table-cell>
          <table:table-cell table:style-name="ce14" office:value-type="string" calcext:value-type="string">
            <text:p>kumedinfo09@gmail.com</text:p>
          </table:table-cell>
          <table:table-cell table:style-name="ce14" office:value-type="string" calcext:value-type="string">
            <text:p>金毛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7" calcext:value-type="date">
            <text:p>2018-03-27</text:p>
          </table:table-cell>
          <table:table-cell table:style-name="ce90" office:value-type="time" office:time-value="PT12H40M08S" calcext:value-type="time">
            <text:p>12:40:08</text:p>
          </table:table-cell>
          <table:table-cell table:style-name="ce14" office:value-type="string" calcext:value-type="string">
            <text:p>kumedinfo09@gmail.com</text:p>
          </table:table-cell>
          <table:table-cell table:style-name="ce14" office:value-type="string" calcext:value-type="string">
            <text:p>金毛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8" calcext:value-type="date">
            <text:p>2018-03-28</text:p>
          </table:table-cell>
          <table:table-cell table:style-name="ce90" office:value-type="time" office:time-value="PT10H31M53S" calcext:value-type="time">
            <text:p>10:31:53</text:p>
          </table:table-cell>
          <table:table-cell table:style-name="ce14" office:value-type="string" calcext:value-type="string">
            <text:p>kumedinfo09@gmail.com</text:p>
          </table:table-cell>
          <table:table-cell table:style-name="ce14" office:value-type="string" calcext:value-type="string">
            <text:p>長德寺</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8" calcext:value-type="date">
            <text:p>2018-03-28</text:p>
          </table:table-cell>
          <table:table-cell table:style-name="ce90" office:value-type="time" office:time-value="PT10H32M08S" calcext:value-type="time">
            <text:p>10:32:08</text:p>
          </table:table-cell>
          <table:table-cell table:style-name="ce14" office:value-type="string" calcext:value-type="string">
            <text:p>kumedinfo09@gmail.com</text:p>
          </table:table-cell>
          <table:table-cell table:style-name="ce14" office:value-type="string" calcext:value-type="string">
            <text:p>長德寺</text:p>
          </table:table-cell>
          <table:table-cell table:style-name="ce14" office:value-type="string" calcext:value-type="string">
            <text:p>drop</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8" calcext:value-type="date">
            <text:p>2018-03-28</text:p>
          </table:table-cell>
          <table:table-cell table:style-name="ce90" office:value-type="time" office:time-value="PT10H33M01S" calcext:value-type="time">
            <text:p>10:33:01</text:p>
          </table:table-cell>
          <table:table-cell table:style-name="ce14" office:value-type="string" calcext:value-type="string">
            <text:p>kumedinfo09@gmail.com</text:p>
          </table:table-cell>
          <table:table-cell table:style-name="ce14" office:value-type="string" calcext:value-type="string">
            <text:p>長德寺</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8" calcext:value-type="date">
            <text:p>2018-03-28</text:p>
          </table:table-cell>
          <table:table-cell table:style-name="ce90" office:value-type="time" office:time-value="PT10H33M46S" calcext:value-type="time">
            <text:p>10:33:46</text:p>
          </table:table-cell>
          <table:table-cell table:style-name="ce14" office:value-type="string" calcext:value-type="string">
            <text:p>kumedinfo09@gmail.com</text:p>
          </table:table-cell>
          <table:table-cell table:style-name="ce14" office:value-type="string" calcext:value-type="string">
            <text:p>常林寺</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8" calcext:value-type="date">
            <text:p>2018-03-28</text:p>
          </table:table-cell>
          <table:table-cell table:style-name="ce90" office:value-type="time" office:time-value="PT10H34M02S" calcext:value-type="time">
            <text:p>10:34:02</text:p>
          </table:table-cell>
          <table:table-cell table:style-name="ce14" office:value-type="string" calcext:value-type="string">
            <text:p>kumedinfo09@gmail.com</text:p>
          </table:table-cell>
          <table:table-cell table:style-name="ce14" office:value-type="string" calcext:value-type="string">
            <text:p>常林寺</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8" calcext:value-type="date">
            <text:p>2018-03-28</text:p>
          </table:table-cell>
          <table:table-cell table:style-name="ce90" office:value-type="time" office:time-value="PT10H50M22S" calcext:value-type="time">
            <text:p>10:50:22</text:p>
          </table:table-cell>
          <table:table-cell table:style-name="ce14" office:value-type="string" calcext:value-type="string">
            <text:p>kumedinfo09@gmail.com</text:p>
          </table:table-cell>
          <table:table-cell table:style-name="ce14" office:value-type="string" calcext:value-type="string">
            <text:p>百万遍 知恩寺</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8" calcext:value-type="date">
            <text:p>2018-03-28</text:p>
          </table:table-cell>
          <table:table-cell table:style-name="ce90" office:value-type="time" office:time-value="PT10H50M49S" calcext:value-type="time">
            <text:p>10:50:49</text:p>
          </table:table-cell>
          <table:table-cell table:style-name="ce14" office:value-type="string" calcext:value-type="string">
            <text:p>kumedinfo09@gmail.com</text:p>
          </table:table-cell>
          <table:table-cell table:style-name="ce14" office:value-type="string" calcext:value-type="string">
            <text:p>百万遍 知恩寺</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8" calcext:value-type="date">
            <text:p>2018-03-28</text:p>
          </table:table-cell>
          <table:table-cell table:style-name="ce90" office:value-type="time" office:time-value="PT10H57M58S" calcext:value-type="time">
            <text:p>10:57:58</text:p>
          </table:table-cell>
          <table:table-cell table:style-name="ce14" office:value-type="string" calcext:value-type="string">
            <text:p>kumedinfo09@gmail.com</text:p>
          </table:table-cell>
          <table:table-cell table:style-name="ce14" office:value-type="string" calcext:value-type="string">
            <text:p>善導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8" calcext:value-type="date">
            <text:p>2018-03-28</text:p>
          </table:table-cell>
          <table:table-cell table:style-name="ce90" office:value-type="time" office:time-value="PT14H55M58S" calcext:value-type="time">
            <text:p>14:55:58</text:p>
          </table:table-cell>
          <table:table-cell table:style-name="ce14" office:value-type="string" calcext:value-type="string">
            <text:p>pdform@gmail.com</text:p>
          </table:table-cell>
          <table:table-cell table:style-name="ce14" office:value-type="string" calcext:value-type="string">
            <text:p>医療情報研究室</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9" calcext:value-type="date">
            <text:p>2018-03-29</text:p>
          </table:table-cell>
          <table:table-cell table:style-name="ce90" office:value-type="time" office:time-value="PT10H29M59S" calcext:value-type="time">
            <text:p>10:29:59</text:p>
          </table:table-cell>
          <table:table-cell table:style-name="ce14" office:value-type="string" calcext:value-type="string">
            <text:p>pdform@gmail.com</text:p>
          </table:table-cell>
          <table:table-cell table:style-name="ce14" office:value-type="string" calcext:value-type="string">
            <text:p>医療情報研究室</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9" calcext:value-type="date">
            <text:p>2018-03-29</text:p>
          </table:table-cell>
          <table:table-cell table:style-name="ce90" office:value-type="time" office:time-value="PT11H01M26S" calcext:value-type="time">
            <text:p>11:01:26</text:p>
          </table:table-cell>
          <table:table-cell table:style-name="ce14" office:value-type="string" calcext:value-type="string">
            <text:p>kazuya@kuhp.kyoto-u.ac.jp</text:p>
          </table:table-cell>
          <table:table-cell table:style-name="ce14" office:value-type="string" calcext:value-type="string">
            <text:p>医療情報研究室</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9" calcext:value-type="date">
            <text:p>2018-03-29</text:p>
          </table:table-cell>
          <table:table-cell table:style-name="ce90" office:value-type="time" office:time-value="PT13H16M14S" calcext:value-type="time">
            <text:p>13:16:14</text:p>
          </table:table-cell>
          <table:table-cell table:style-name="ce14" office:value-type="string" calcext:value-type="string">
            <text:p>kumedinfo14@gmail.com</text:p>
          </table:table-cell>
          <table:table-cell table:style-name="ce14" office:value-type="string" calcext:value-type="string">
            <text:p>金毛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9" calcext:value-type="date">
            <text:p>2018-03-29</text:p>
          </table:table-cell>
          <table:table-cell table:style-name="ce90" office:value-type="time" office:time-value="PT13H16M44S" calcext:value-type="time">
            <text:p>13:16:44</text:p>
          </table:table-cell>
          <table:table-cell table:style-name="ce14" office:value-type="string" calcext:value-type="string">
            <text:p>kumedinfo14@gmail.com</text:p>
          </table:table-cell>
          <table:table-cell table:style-name="ce14" office:value-type="string" calcext:value-type="string">
            <text:p>金毛院</text:p>
          </table:table-cell>
          <table:table-cell table:style-name="ce14" office:value-type="string" calcext:value-type="string">
            <text:p>drop</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9" calcext:value-type="date">
            <text:p>2018-03-29</text:p>
          </table:table-cell>
          <table:table-cell table:style-name="ce90" office:value-type="time" office:time-value="PT13H23M45S" calcext:value-type="time">
            <text:p>13:23:45</text:p>
          </table:table-cell>
          <table:table-cell table:style-name="ce14" office:value-type="string" calcext:value-type="string">
            <text:p>kumedinfo14@gmail.com</text:p>
          </table:table-cell>
          <table:table-cell table:style-name="ce14" office:value-type="string" calcext:value-type="string">
            <text:p>金毛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9" calcext:value-type="date">
            <text:p>2018-03-29</text:p>
          </table:table-cell>
          <table:table-cell table:style-name="ce90" office:value-type="time" office:time-value="PT15H21M58S" calcext:value-type="time">
            <text:p>15:21:58</text:p>
          </table:table-cell>
          <table:table-cell table:style-name="ce14" office:value-type="string" calcext:value-type="string">
            <text:p>kumedinfo09@gmail.com</text:p>
          </table:table-cell>
          <table:table-cell table:style-name="ce14" office:value-type="string" calcext:value-type="string">
            <text:p>北野天満宮</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9" calcext:value-type="date">
            <text:p>2018-03-29</text:p>
          </table:table-cell>
          <table:table-cell table:style-name="ce90" office:value-type="time" office:time-value="PT15H22M21S" calcext:value-type="time">
            <text:p>15:22:21</text:p>
          </table:table-cell>
          <table:table-cell table:style-name="ce14" office:value-type="string" calcext:value-type="string">
            <text:p>kumedinfo09@gmail.com</text:p>
          </table:table-cell>
          <table:table-cell table:style-name="ce14" office:value-type="string" calcext:value-type="string">
            <text:p>北野天満宮</text:p>
          </table:table-cell>
          <table:table-cell table:style-name="ce14" office:value-type="string" calcext:value-type="string">
            <text:p>drop</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9" calcext:value-type="date">
            <text:p>2018-03-29</text:p>
          </table:table-cell>
          <table:table-cell table:style-name="ce90" office:value-type="time" office:time-value="PT15H22M32S" calcext:value-type="time">
            <text:p>15:22:32</text:p>
          </table:table-cell>
          <table:table-cell table:style-name="ce14" office:value-type="string" calcext:value-type="string">
            <text:p>kumedinfo09@gmail.com</text:p>
          </table:table-cell>
          <table:table-cell table:style-name="ce14" office:value-type="string" calcext:value-type="string">
            <text:p>北野天満宮</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29" calcext:value-type="date">
            <text:p>2018-03-29</text:p>
          </table:table-cell>
          <table:table-cell table:style-name="ce90" office:value-type="time" office:time-value="PT19H19M45S" calcext:value-type="time">
            <text:p>19:19:45</text:p>
          </table:table-cell>
          <table:table-cell table:style-name="ce14" office:value-type="string" calcext:value-type="string">
            <text:p>kazuya@kuhp.kyoto-u.ac.jp</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29" calcext:value-type="date">
            <text:p>2018-03-29</text:p>
          </table:table-cell>
          <table:table-cell table:style-name="ce90" office:value-type="time" office:time-value="PT19H20M28S" calcext:value-type="time">
            <text:p>19:20:28</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06H22M10S" calcext:value-type="time">
            <text:p>6:22:10</text:p>
          </table:table-cell>
          <table:table-cell table:style-name="ce14" office:value-type="string" calcext:value-type="string">
            <text:p>kumedinfo0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08H06M10S" calcext:value-type="time">
            <text:p>8:06:10</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0H10M42S" calcext:value-type="time">
            <text:p>10:10:42</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0H36M56S" calcext:value-type="time">
            <text:p>10:36:56</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0H37M24S" calcext:value-type="time">
            <text:p>10:37:24</text:p>
          </table:table-cell>
          <table:table-cell table:style-name="ce14" office:value-type="string" calcext:value-type="string">
            <text:p>kumedinfo09@gmail.com</text:p>
          </table:table-cell>
          <table:table-cell table:style-name="ce14" office:value-type="string" calcext:value-type="string">
            <text:p>迎称寺</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0H37M42S" calcext:value-type="time">
            <text:p>10:37:42</text:p>
          </table:table-cell>
          <table:table-cell table:style-name="ce14" office:value-type="string" calcext:value-type="string">
            <text:p>kumedinfo09@gmail.com</text:p>
          </table:table-cell>
          <table:table-cell table:style-name="ce14" office:value-type="string" calcext:value-type="string">
            <text:p>迎称寺</text:p>
          </table:table-cell>
          <table:table-cell table:style-name="ce14" office:value-type="string" calcext:value-type="string">
            <text:p>drop</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0H38M55S" calcext:value-type="time">
            <text:p>10:38:55</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0H39M03S" calcext:value-type="time">
            <text:p>10:39:03</text:p>
          </table:table-cell>
          <table:table-cell table:style-name="ce14" office:value-type="string" calcext:value-type="string">
            <text:p>kumedinfo09@gmail.com</text:p>
          </table:table-cell>
          <table:table-cell table:style-name="ce14" office:value-type="string" calcext:value-type="string">
            <text:p>迎称寺</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0H39M52S" calcext:value-type="time">
            <text:p>10:39:52</text:p>
          </table:table-cell>
          <table:table-cell table:style-name="ce14" office:value-type="string" calcext:value-type="string">
            <text:p>kumedinfo09@gmail.com</text:p>
          </table:table-cell>
          <table:table-cell table:style-name="ce14" office:value-type="string" calcext:value-type="string">
            <text:p>迎称寺</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0H40M47S" calcext:value-type="time">
            <text:p>10:40:47</text:p>
          </table:table-cell>
          <table:table-cell table:style-name="ce14" office:value-type="string" calcext:value-type="string">
            <text:p>kumedinfo09@gmail.com</text:p>
          </table:table-cell>
          <table:table-cell table:style-name="ce14" office:value-type="string" calcext:value-type="string">
            <text:p>迎称寺</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0H41M57S" calcext:value-type="time">
            <text:p>10:41:57</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0H47M03S" calcext:value-type="time">
            <text:p>10:47:03</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0H48M51S" calcext:value-type="time">
            <text:p>10:48:51</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0H49M24S" calcext:value-type="time">
            <text:p>10:49:24</text:p>
          </table:table-cell>
          <table:table-cell table:style-name="ce14" office:value-type="string" calcext:value-type="string">
            <text:p>kumedinfo09@gmail.com</text:p>
          </table:table-cell>
          <table:table-cell table:style-name="ce14" office:value-type="string" calcext:value-type="string">
            <text:p>真如堂 総門（赤門）</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0H49M44S" calcext:value-type="time">
            <text:p>10:49:44</text:p>
          </table:table-cell>
          <table:table-cell table:style-name="ce14" office:value-type="string" calcext:value-type="string">
            <text:p>kumedinfo09@gmail.com</text:p>
          </table:table-cell>
          <table:table-cell table:style-name="ce14" office:value-type="string" calcext:value-type="string">
            <text:p>真如堂 総門（赤門）</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0H51M44S" calcext:value-type="time">
            <text:p>10:51:44</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0H59M38S" calcext:value-type="time">
            <text:p>10:59:38</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0H59M45S" calcext:value-type="time">
            <text:p>10:59:45</text:p>
          </table:table-cell>
          <table:table-cell table:style-name="ce14" office:value-type="string" calcext:value-type="string">
            <text:p>kumedinfo09@gmail.com</text:p>
          </table:table-cell>
          <table:table-cell table:style-name="ce14" office:value-type="string" calcext:value-type="string">
            <text:p>真正極楽寺 (真如堂)</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1H14M31S" calcext:value-type="time">
            <text:p>11:14:31</text:p>
          </table:table-cell>
          <table:table-cell table:style-name="ce14" office:value-type="string" calcext:value-type="string">
            <text:p>kumedinfo09@gmail.com</text:p>
          </table:table-cell>
          <table:table-cell table:style-name="ce14" office:value-type="string" calcext:value-type="string">
            <text:p>龍光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1H16M27S" calcext:value-type="time">
            <text:p>11:16:27</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1H18M05S" calcext:value-type="time">
            <text:p>11:18:05</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1H18M14S" calcext:value-type="time">
            <text:p>11:18:14</text:p>
          </table:table-cell>
          <table:table-cell table:style-name="ce14" office:value-type="string" calcext:value-type="string">
            <text:p>kumedinfo09@gmail.com</text:p>
          </table:table-cell>
          <table:table-cell table:style-name="ce14" office:value-type="string" calcext:value-type="string">
            <text:p>瑞泉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1H19M22S" calcext:value-type="time">
            <text:p>11:19:22</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1H21M39S" calcext:value-type="time">
            <text:p>11:21:39</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1H22M48S" calcext:value-type="time">
            <text:p>11:22:48</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1H23M49S" calcext:value-type="time">
            <text:p>11:23:49</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1H25M05S" calcext:value-type="time">
            <text:p>11:25:05</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1H25M15S" calcext:value-type="time">
            <text:p>11:25:15</text:p>
          </table:table-cell>
          <table:table-cell table:style-name="ce14" office:value-type="string" calcext:value-type="string">
            <text:p>kumedinfo09@gmail.com</text:p>
          </table:table-cell>
          <table:table-cell table:style-name="ce14" office:value-type="string" calcext:value-type="string">
            <text:p>瑞泉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1H25M49S" calcext:value-type="time">
            <text:p>11:25:49</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1H26M18S" calcext:value-type="time">
            <text:p>11:26:18</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1H26M23S" calcext:value-type="time">
            <text:p>11:26:23</text:p>
          </table:table-cell>
          <table:table-cell table:style-name="ce14" office:value-type="string" calcext:value-type="string">
            <text:p>kumedinfo09@gmail.com</text:p>
          </table:table-cell>
          <table:table-cell table:style-name="ce14" office:value-type="string" calcext:value-type="string">
            <text:p>金戒光明寺 山門</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2H04M20S" calcext:value-type="time">
            <text:p>12:04:20</text:p>
          </table:table-cell>
          <table:table-cell table:style-name="ce14" office:value-type="string" calcext:value-type="string">
            <text:p>kumedinfo03@gmail.com</text:p>
          </table:table-cell>
          <table:table-cell table:style-name="ce14" office:value-type="string" calcext:value-type="string">
            <text:p>熊野若王子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2H04M41S" calcext:value-type="time">
            <text:p>12:04:41</text:p>
          </table:table-cell>
          <table:table-cell table:style-name="ce14" office:value-type="string" calcext:value-type="string">
            <text:p>kumedinfo03@gmail.com</text:p>
          </table:table-cell>
          <table:table-cell table:style-name="ce14" office:value-type="string" calcext:value-type="string">
            <text:p>熊野若王子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2H06M37S" calcext:value-type="time">
            <text:p>12:06:37</text:p>
          </table:table-cell>
          <table:table-cell table:style-name="ce14" office:value-type="string" calcext:value-type="string">
            <text:p>kumedinfo0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2H53M55S" calcext:value-type="time">
            <text:p>12:53:55</text:p>
          </table:table-cell>
          <table:table-cell table:style-name="ce14" office:value-type="string" calcext:value-type="string">
            <text:p>kazuya@kuhp.kyoto-u.ac.jp</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3H08M19S" calcext:value-type="time">
            <text:p>13:08:19</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3H11M20S" calcext:value-type="time">
            <text:p>13:11:20</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3H14M01S" calcext:value-type="time">
            <text:p>13:14:01</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3H29M21S" calcext:value-type="time">
            <text:p>13:29:21</text:p>
          </table:table-cell>
          <table:table-cell table:style-name="ce14" office:value-type="string" calcext:value-type="string">
            <text:p>kumedinfo0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5H06M47S" calcext:value-type="time">
            <text:p>15:06:47</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5H08M47S" calcext:value-type="time">
            <text:p>15:08:47</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5H11M17S" calcext:value-type="time">
            <text:p>15:11:17</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6H10M19S" calcext:value-type="time">
            <text:p>16:10:19</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6H20M22S" calcext:value-type="time">
            <text:p>16:20:22</text:p>
          </table:table-cell>
          <table:table-cell table:style-name="ce14" office:value-type="string" calcext:value-type="string">
            <text:p>kazuya@kuhp.kyoto-u.ac.jp</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6H45M57S" calcext:value-type="time">
            <text:p>16:45:57</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7H39M09S" calcext:value-type="time">
            <text:p>17:39:09</text:p>
          </table:table-cell>
          <table:table-cell table:style-name="ce14" office:value-type="string" calcext:value-type="string">
            <text:p>kumedinfo05@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8H30M19S" calcext:value-type="time">
            <text:p>18:30:19</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8H30M29S" calcext:value-type="time">
            <text:p>18:30:29</text:p>
          </table:table-cell>
          <table:table-cell table:style-name="ce14" office:value-type="string" calcext:value-type="string">
            <text:p>kumedinfo10@gmail.com</text:p>
          </table:table-cell>
          <table:table-cell table:style-name="ce14" office:value-type="string" calcext:value-type="string">
            <text:p>満足稲荷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8H31M23S" calcext:value-type="time">
            <text:p>18:31:23</text:p>
          </table:table-cell>
          <table:table-cell table:style-name="ce14" office:value-type="string" calcext:value-type="string">
            <text:p>kumedinfo10@gmail.com</text:p>
          </table:table-cell>
          <table:table-cell table:style-name="ce14" office:value-type="string" calcext:value-type="string">
            <text:p>満足稲荷神社</text:p>
          </table:table-cell>
          <table:table-cell table:style-name="ce14" office:value-type="string" calcext:value-type="string">
            <text:p>drop</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8H34M26S" calcext:value-type="time">
            <text:p>18:34:26</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joinChallenge</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8H42M43S" calcext:value-type="time">
            <text:p>18:42:43</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8H45M02S" calcext:value-type="time">
            <text:p>18:45:02</text:p>
          </table:table-cell>
          <table:table-cell table:style-name="ce14" office:value-type="string" calcext:value-type="string">
            <text:p>kumedinfo10@gmail.com</text:p>
          </table:table-cell>
          <table:table-cell table:style-name="ce14" office:value-type="string" calcext:value-type="string">
            <text:p>見性寺地蔵ホール</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8H49M23S" calcext:value-type="time">
            <text:p>18:49:23</text:p>
          </table:table-cell>
          <table:table-cell table:style-name="ce14" office:value-type="string" calcext:value-type="string">
            <text:p>kumedinfo10@gmail.com</text:p>
          </table:table-cell>
          <table:table-cell table:style-name="ce14" office:value-type="string" calcext:value-type="string">
            <text:p>西蓮寺</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8H51M44S" calcext:value-type="time">
            <text:p>18:51:44</text:p>
          </table:table-cell>
          <table:table-cell table:style-name="ce14" office:value-type="string" calcext:value-type="string">
            <text:p>kumedinfo10@gmail.com</text:p>
          </table:table-cell>
          <table:table-cell table:style-name="ce14" office:value-type="string" calcext:value-type="string">
            <text:p>本福寺</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0" calcext:value-type="date">
            <text:p>2018-03-30</text:p>
          </table:table-cell>
          <table:table-cell table:style-name="ce90" office:value-type="time" office:time-value="PT18H55M37S" calcext:value-type="time">
            <text:p>18:55:37</text:p>
          </table:table-cell>
          <table:table-cell table:style-name="ce14" office:value-type="string" calcext:value-type="string">
            <text:p>kumedinfo10@gmail.com</text:p>
          </table:table-cell>
          <table:table-cell table:style-name="ce14" office:value-type="string" calcext:value-type="string">
            <text:p>願隆寺</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1" calcext:value-type="date">
            <text:p>2018-03-31</text:p>
          </table:table-cell>
          <table:table-cell table:style-name="ce90" office:value-type="time" office:time-value="PT01H32M53S" calcext:value-type="time">
            <text:p>1:32:53</text:p>
          </table:table-cell>
          <table:table-cell table:style-name="ce14" office:value-type="string" calcext:value-type="string">
            <text:p>kumedinfo01@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1" calcext:value-type="date">
            <text:p>2018-03-31</text:p>
          </table:table-cell>
          <table:table-cell table:style-name="ce90" office:value-type="time" office:time-value="PT09H50M28S" calcext:value-type="time">
            <text:p>9:50:28</text:p>
          </table:table-cell>
          <table:table-cell table:style-name="ce14" office:value-type="string" calcext:value-type="string">
            <text:p>kumedinfo05@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1" calcext:value-type="date">
            <text:p>2018-03-31</text:p>
          </table:table-cell>
          <table:table-cell table:style-name="ce90" office:value-type="time" office:time-value="PT11H25M58S" calcext:value-type="time">
            <text:p>11:25:58</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1" calcext:value-type="date">
            <text:p>2018-03-31</text:p>
          </table:table-cell>
          <table:table-cell table:style-name="ce90" office:value-type="time" office:time-value="PT11H28M08S" calcext:value-type="time">
            <text:p>11:28:08</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1" calcext:value-type="date">
            <text:p>2018-03-31</text:p>
          </table:table-cell>
          <table:table-cell table:style-name="ce90" office:value-type="time" office:time-value="PT12H10M20S" calcext:value-type="time">
            <text:p>12:10:20</text:p>
          </table:table-cell>
          <table:table-cell table:style-name="ce14" office:value-type="string" calcext:value-type="string">
            <text:p>kumedinfo01@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1" calcext:value-type="date">
            <text:p>2018-03-31</text:p>
          </table:table-cell>
          <table:table-cell table:style-name="ce90" office:value-type="time" office:time-value="PT12H40M04S" calcext:value-type="time">
            <text:p>12:40:04</text:p>
          </table:table-cell>
          <table:table-cell table:style-name="ce14" office:value-type="string" calcext:value-type="string">
            <text:p>kumedinfo0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1" calcext:value-type="date">
            <text:p>2018-03-31</text:p>
          </table:table-cell>
          <table:table-cell table:style-name="ce90" office:value-type="time" office:time-value="PT13H10M26S" calcext:value-type="time">
            <text:p>13:10:26</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1" calcext:value-type="date">
            <text:p>2018-03-31</text:p>
          </table:table-cell>
          <table:table-cell table:style-name="ce90" office:value-type="time" office:time-value="PT13H26M13S" calcext:value-type="time">
            <text:p>13:26:13</text:p>
          </table:table-cell>
          <table:table-cell table:style-name="ce14" office:value-type="string" calcext:value-type="string">
            <text:p>kumedinfo01@gmail.com</text:p>
          </table:table-cell>
          <table:table-cell table:style-name="ce14" office:value-type="string" calcext:value-type="string">
            <text:p>地主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1" calcext:value-type="date">
            <text:p>2018-03-31</text:p>
          </table:table-cell>
          <table:table-cell table:style-name="ce90" office:value-type="time" office:time-value="PT13H26M33S" calcext:value-type="time">
            <text:p>13:26:33</text:p>
          </table:table-cell>
          <table:table-cell table:style-name="ce14" office:value-type="string" calcext:value-type="string">
            <text:p>kumedinfo01@gmail.com</text:p>
          </table:table-cell>
          <table:table-cell table:style-name="ce14" office:value-type="string" calcext:value-type="string">
            <text:p>地主社</text:p>
          </table:table-cell>
          <table:table-cell table:style-name="ce14" office:value-type="string" calcext:value-type="string">
            <text:p>drop</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1" calcext:value-type="date">
            <text:p>2018-03-31</text:p>
          </table:table-cell>
          <table:table-cell table:style-name="ce90" office:value-type="time" office:time-value="PT13H27M20S" calcext:value-type="time">
            <text:p>13:27:20</text:p>
          </table:table-cell>
          <table:table-cell table:style-name="ce14" office:value-type="string" calcext:value-type="string">
            <text:p>kumedinfo01@gmail.com</text:p>
          </table:table-cell>
          <table:table-cell table:style-name="ce14" office:value-type="string" calcext:value-type="string">
            <text:p>地主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1" calcext:value-type="date">
            <text:p>2018-03-31</text:p>
          </table:table-cell>
          <table:table-cell table:style-name="ce90" office:value-type="time" office:time-value="PT13H27M41S" calcext:value-type="time">
            <text:p>13:27:41</text:p>
          </table:table-cell>
          <table:table-cell table:style-name="ce14" office:value-type="string" calcext:value-type="string">
            <text:p>kumedinfo01@gmail.com</text:p>
          </table:table-cell>
          <table:table-cell table:style-name="ce14" office:value-type="string" calcext:value-type="string">
            <text:p>地主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1" calcext:value-type="date">
            <text:p>2018-03-31</text:p>
          </table:table-cell>
          <table:table-cell table:style-name="ce90" office:value-type="time" office:time-value="PT15H14M29S" calcext:value-type="time">
            <text:p>15:14:29</text:p>
          </table:table-cell>
          <table:table-cell table:style-name="ce14" office:value-type="string" calcext:value-type="string">
            <text:p>kumedinfo01@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1" calcext:value-type="date">
            <text:p>2018-03-31</text:p>
          </table:table-cell>
          <table:table-cell table:style-name="ce90" office:value-type="time" office:time-value="PT15H58M31S" calcext:value-type="time">
            <text:p>15:58:31</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1" calcext:value-type="date">
            <text:p>2018-03-31</text:p>
          </table:table-cell>
          <table:table-cell table:style-name="ce90" office:value-type="time" office:time-value="PT16H00M28S" calcext:value-type="time">
            <text:p>16:00:28</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1" calcext:value-type="date">
            <text:p>2018-03-31</text:p>
          </table:table-cell>
          <table:table-cell table:style-name="ce90" office:value-type="time" office:time-value="PT16H01M10S" calcext:value-type="time">
            <text:p>16:01:10</text:p>
          </table:table-cell>
          <table:table-cell table:style-name="ce14" office:value-type="string" calcext:value-type="string">
            <text:p>kumedinfo10@gmail.com</text:p>
          </table:table-cell>
          <table:table-cell table:style-name="ce14" office:value-type="string" calcext:value-type="string">
            <text:p>本立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1" calcext:value-type="date">
            <text:p>2018-03-31</text:p>
          </table:table-cell>
          <table:table-cell table:style-name="ce90" office:value-type="time" office:time-value="PT16H01M34S" calcext:value-type="time">
            <text:p>16:01:34</text:p>
          </table:table-cell>
          <table:table-cell table:style-name="ce14" office:value-type="string" calcext:value-type="string">
            <text:p>kumedinfo10@gmail.com</text:p>
          </table:table-cell>
          <table:table-cell table:style-name="ce14" office:value-type="string" calcext:value-type="string">
            <text:p>本立院</text:p>
          </table:table-cell>
          <table:table-cell table:style-name="ce14" office:value-type="string" calcext:value-type="string">
            <text:p>drop</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3-31" calcext:value-type="date">
            <text:p>2018-03-31</text:p>
          </table:table-cell>
          <table:table-cell table:style-name="ce90" office:value-type="time" office:time-value="PT16H59M15S" calcext:value-type="time">
            <text:p>16:59:15</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3-31" calcext:value-type="date">
            <text:p>2018-03-31</text:p>
          </table:table-cell>
          <table:table-cell table:style-name="ce90" office:value-type="time" office:time-value="PT17H18M04S" calcext:value-type="time">
            <text:p>17:18:04</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09H55M09S" calcext:value-type="time">
            <text:p>9:55:09</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0H02M12S" calcext:value-type="time">
            <text:p>10:02:12</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0H03M42S" calcext:value-type="time">
            <text:p>10:03:42</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0H09M54S" calcext:value-type="time">
            <text:p>10:09:54</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0H14M08S" calcext:value-type="time">
            <text:p>10:14:08</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0H15M48S" calcext:value-type="time">
            <text:p>10:15:48</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0H18M59S" calcext:value-type="time">
            <text:p>10:18:59</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0H35M01S" calcext:value-type="time">
            <text:p>10:35:01</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0H39M06S" calcext:value-type="time">
            <text:p>10:39:06</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0H41M18S" calcext:value-type="time">
            <text:p>10:41:18</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0H41M28S" calcext:value-type="time">
            <text:p>10:41:28</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0H41M41S" calcext:value-type="time">
            <text:p>10:41:41</text:p>
          </table:table-cell>
          <table:table-cell table:style-name="ce14" office:value-type="string" calcext:value-type="string">
            <text:p>kumedinfo09@gmail.com</text:p>
          </table:table-cell>
          <table:table-cell table:style-name="ce14" office:value-type="string" calcext:value-type="string">
            <text:p>天授庵</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0H46M59S" calcext:value-type="time">
            <text:p>10:46:59</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0H47M22S" calcext:value-type="time">
            <text:p>10:47:22</text:p>
          </table:table-cell>
          <table:table-cell table:style-name="ce14" office:value-type="string" calcext:value-type="string">
            <text:p>kumedinfo09@gmail.com</text:p>
          </table:table-cell>
          <table:table-cell table:style-name="ce14" office:value-type="string" calcext:value-type="string">
            <text:p>金地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0H55M38S" calcext:value-type="time">
            <text:p>10:55:38</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1H03M35S" calcext:value-type="time">
            <text:p>11:03:35</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1H05M40S" calcext:value-type="time">
            <text:p>11:05:40</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1H06M03S" calcext:value-type="time">
            <text:p>11:06:03</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1H07M58S" calcext:value-type="time">
            <text:p>11:07:58</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1H10M46S" calcext:value-type="time">
            <text:p>11:10:46</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1H16M15S" calcext:value-type="time">
            <text:p>11:16:15</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1H18M29S" calcext:value-type="time">
            <text:p>11:18:29</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1H19M11S" calcext:value-type="time">
            <text:p>11:19:11</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3H00M30S" calcext:value-type="time">
            <text:p>13:00:30</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3H02M54S" calcext:value-type="time">
            <text:p>13:02:54</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3H05M39S" calcext:value-type="time">
            <text:p>13:05:39</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3H07M48S" calcext:value-type="time">
            <text:p>13:07:48</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3H15M56S" calcext:value-type="time">
            <text:p>13:15:56</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3H21M46S" calcext:value-type="time">
            <text:p>13:21:46</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3H22M48S" calcext:value-type="time">
            <text:p>13:22:48</text:p>
          </table:table-cell>
          <table:table-cell table:style-name="ce14" office:value-type="string" calcext:value-type="string">
            <text:p>kumedinfo13@gmail.com</text:p>
          </table:table-cell>
          <table:table-cell table:style-name="ce14" office:value-type="string" calcext:value-type="string">
            <text:p>医療情報研究室</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3H23M30S" calcext:value-type="time">
            <text:p>13:23:30</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3H25M30S" calcext:value-type="time">
            <text:p>13:25:30</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3H27M45S" calcext:value-type="time">
            <text:p>13:27:45</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3H30M14S" calcext:value-type="time">
            <text:p>13:30:14</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3H33M57S" calcext:value-type="time">
            <text:p>13:33:57</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3H36M10S" calcext:value-type="time">
            <text:p>13:36:10</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3H49M36S" calcext:value-type="time">
            <text:p>13:49:36</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3H55M02S" calcext:value-type="time">
            <text:p>13:55:02</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4H13M43S" calcext:value-type="time">
            <text:p>14:13:43</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4H14M26S" calcext:value-type="time">
            <text:p>14:14:26</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4H18M14S" calcext:value-type="time">
            <text:p>14:18:14</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4H18M54S" calcext:value-type="time">
            <text:p>14:18:54</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4H19M07S" calcext:value-type="time">
            <text:p>14:19:07</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error</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4H28M55S" calcext:value-type="time">
            <text:p>14:28:55</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4H29M16S" calcext:value-type="time">
            <text:p>14:29:16</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error</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4H32M07S" calcext:value-type="time">
            <text:p>14:32:07</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4H33M45S" calcext:value-type="time">
            <text:p>14:33:45</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4H34M05S" calcext:value-type="time">
            <text:p>14:34:05</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error</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4H52M53S" calcext:value-type="time">
            <text:p>14:52:53</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5H00M32S" calcext:value-type="time">
            <text:p>15:00:32</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1" calcext:value-type="date">
            <text:p>2018-04-01</text:p>
          </table:table-cell>
          <table:table-cell table:style-name="ce90" office:value-type="time" office:time-value="PT15H00M34S" calcext:value-type="time">
            <text:p>15:00:34</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08H23M53S" calcext:value-type="time">
            <text:p>8:23:53</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09H28M43S" calcext:value-type="time">
            <text:p>9:28:43</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09H28M55S" calcext:value-type="time">
            <text:p>9:28:55</text:p>
          </table:table-cell>
          <table:table-cell table:style-name="ce14" office:value-type="string" calcext:value-type="string">
            <text:p>kumedinfo10@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09H32M05S" calcext:value-type="time">
            <text:p>9:32:05</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09H33M42S" calcext:value-type="time">
            <text:p>9:33:42</text:p>
          </table:table-cell>
          <table:table-cell table:style-name="ce14" office:value-type="string" calcext:value-type="string">
            <text:p>kumedinfo06@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09H49M22S" calcext:value-type="time">
            <text:p>9:49:22</text:p>
          </table:table-cell>
          <table:table-cell table:style-name="ce14" office:value-type="string" calcext:value-type="string">
            <text:p>kumedinfo07@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06M38S" calcext:value-type="time">
            <text:p>10:06:38</text:p>
          </table:table-cell>
          <table:table-cell table:style-name="ce14" office:value-type="string" calcext:value-type="string">
            <text:p>kumedinfo14@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07M54S" calcext:value-type="time">
            <text:p>10:07:54</text:p>
          </table:table-cell>
          <table:table-cell table:style-name="ce14" office:value-type="string" calcext:value-type="string">
            <text:p>kumedinfo01@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19M30S" calcext:value-type="time">
            <text:p>10:19:30</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19M34S" calcext:value-type="time">
            <text:p>10:19:34</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19M35S" calcext:value-type="time">
            <text:p>10:19:35</text:p>
          </table:table-cell>
          <table:table-cell table:style-name="ce14" office:value-type="string" calcext:value-type="string">
            <text:p>kumedinfo1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25M31S" calcext:value-type="time">
            <text:p>10:25:31</text:p>
          </table:table-cell>
          <table:table-cell table:style-name="ce14" office:value-type="string" calcext:value-type="string">
            <text:p>kumedinfo05@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25M32S" calcext:value-type="time">
            <text:p>10:25:32</text:p>
          </table:table-cell>
          <table:table-cell table:style-name="ce14" office:value-type="string" calcext:value-type="string">
            <text:p>kumedinfo05@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26M03S" calcext:value-type="time">
            <text:p>10:26:03</text:p>
          </table:table-cell>
          <table:table-cell table:style-name="ce14" office:value-type="string" calcext:value-type="string">
            <text:p>kumedinfo05@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26M23S" calcext:value-type="time">
            <text:p>10:26:23</text:p>
          </table:table-cell>
          <table:table-cell table:style-name="ce14" office:value-type="string" calcext:value-type="string">
            <text:p>kumedinfo05@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0M40S" calcext:value-type="time">
            <text:p>10:40:40</text:p>
          </table:table-cell>
          <table:table-cell table:style-name="ce14" office:value-type="string" calcext:value-type="string">
            <text:p>kumedinfo14@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4M25S" calcext:value-type="time">
            <text:p>10:44:25</text:p>
          </table:table-cell>
          <table:table-cell table:style-name="ce14" office:value-type="string" calcext:value-type="string">
            <text:p>kumedinfo01@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4M47S" calcext:value-type="time">
            <text:p>10:44:47</text:p>
          </table:table-cell>
          <table:table-cell table:style-name="ce14" office:value-type="string" calcext:value-type="string">
            <text:p>kumedinfo05@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4M48S" calcext:value-type="time">
            <text:p>10:44:48</text:p>
          </table:table-cell>
          <table:table-cell table:style-name="ce14" office:value-type="string" calcext:value-type="string">
            <text:p>kumedinfo10@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5M15S" calcext:value-type="time">
            <text:p>10:45:15</text:p>
          </table:table-cell>
          <table:table-cell table:style-name="ce14" office:value-type="string" calcext:value-type="string">
            <text:p>kumedinfo10@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5M29S" calcext:value-type="time">
            <text:p>10:45:29</text:p>
          </table:table-cell>
          <table:table-cell table:style-name="ce14" office:value-type="string" calcext:value-type="string">
            <text:p>kumedinfo08@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5M35S" calcext:value-type="time">
            <text:p>10:45:35</text:p>
          </table:table-cell>
          <table:table-cell table:style-name="ce14" office:value-type="string" calcext:value-type="string">
            <text:p>kumedinfo01@gmail.com</text:p>
          </table:table-cell>
          <table:table-cell table:style-name="ce14" office:value-type="string" calcext:value-type="string">
            <text:p>青山体社</text:p>
          </table:table-cell>
          <table:table-cell table:style-name="ce14" office:value-type="string" calcext:value-type="string">
            <text:p>drop</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5M49S" calcext:value-type="time">
            <text:p>10:45:49</text:p>
          </table:table-cell>
          <table:table-cell table:style-name="ce14" office:value-type="string" calcext:value-type="string">
            <text:p>kumedinfo06@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5M51S" calcext:value-type="time">
            <text:p>10:45:51</text:p>
          </table:table-cell>
          <table:table-cell table:style-name="ce14" office:value-type="string" calcext:value-type="string">
            <text:p>kumedinfo10@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6M06S" calcext:value-type="time">
            <text:p>10:46:06</text:p>
          </table:table-cell>
          <table:table-cell table:style-name="ce14" office:value-type="string" calcext:value-type="string">
            <text:p>kumedinfo06@gmail.com</text:p>
          </table:table-cell>
          <table:table-cell table:style-name="ce14" office:value-type="string" calcext:value-type="string">
            <text:p>青山体社</text:p>
          </table:table-cell>
          <table:table-cell table:style-name="ce14" office:value-type="string" calcext:value-type="string">
            <text:p>likeDroppedCard</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6M39S" calcext:value-type="time">
            <text:p>10:46:39</text:p>
          </table:table-cell>
          <table:table-cell table:style-name="ce14" office:value-type="string" calcext:value-type="string">
            <text:p>kumedinfo06@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6M50S" calcext:value-type="time">
            <text:p>10:46:50</text:p>
          </table:table-cell>
          <table:table-cell table:style-name="ce14" office:value-type="string" calcext:value-type="string">
            <text:p>kumedinfo05@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7M04S" calcext:value-type="time">
            <text:p>10:47:04</text:p>
          </table:table-cell>
          <table:table-cell table:style-name="ce14" office:value-type="string" calcext:value-type="string">
            <text:p>kumedinfo05@gmail.com</text:p>
          </table:table-cell>
          <table:table-cell table:style-name="ce14" office:value-type="string" calcext:value-type="string">
            <text:p>青山体社</text:p>
          </table:table-cell>
          <table:table-cell table:style-name="ce14" office:value-type="string" calcext:value-type="string">
            <text:p>likeDroppedCard</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7M06S" calcext:value-type="time">
            <text:p>10:47:06</text:p>
          </table:table-cell>
          <table:table-cell table:style-name="ce14" office:value-type="string" calcext:value-type="string">
            <text:p>kumedinfo06@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7M22S" calcext:value-type="time">
            <text:p>10:47:22</text:p>
          </table:table-cell>
          <table:table-cell table:style-name="ce14" office:value-type="string" calcext:value-type="string">
            <text:p>kumedinfo10@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7M27S" calcext:value-type="time">
            <text:p>10:47:27</text:p>
          </table:table-cell>
          <table:table-cell table:style-name="ce14" office:value-type="string" calcext:value-type="string">
            <text:p>kumedinfo05@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7M31S" calcext:value-type="time">
            <text:p>10:47:31</text:p>
          </table:table-cell>
          <table:table-cell table:style-name="ce14" office:value-type="string" calcext:value-type="string">
            <text:p>kumedinfo06@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7M44S" calcext:value-type="time">
            <text:p>10:47:44</text:p>
          </table:table-cell>
          <table:table-cell table:style-name="ce14" office:value-type="string" calcext:value-type="string">
            <text:p>kumedinfo10@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7M45S" calcext:value-type="time">
            <text:p>10:47:45</text:p>
          </table:table-cell>
          <table:table-cell table:style-name="ce14" office:value-type="string" calcext:value-type="string">
            <text:p>kumedinfo01@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7M55S" calcext:value-type="time">
            <text:p>10:47:55</text:p>
          </table:table-cell>
          <table:table-cell table:style-name="ce14" office:value-type="string" calcext:value-type="string">
            <text:p>kumedinfo10@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8M08S" calcext:value-type="time">
            <text:p>10:48:08</text:p>
          </table:table-cell>
          <table:table-cell table:style-name="ce14" office:value-type="string" calcext:value-type="string">
            <text:p>kumedinfo08@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8M44S" calcext:value-type="time">
            <text:p>10:48:44</text:p>
          </table:table-cell>
          <table:table-cell table:style-name="ce14" office:value-type="string" calcext:value-type="string">
            <text:p>kumedinfo08@gmail.com</text:p>
          </table:table-cell>
          <table:table-cell table:style-name="ce14" office:value-type="string" calcext:value-type="string">
            <text:p>医療情報研究室</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9M09S" calcext:value-type="time">
            <text:p>10:49:09</text:p>
          </table:table-cell>
          <table:table-cell table:style-name="ce14" office:value-type="string" calcext:value-type="string">
            <text:p>kumedinfo01@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49M37S" calcext:value-type="time">
            <text:p>10:49:37</text:p>
          </table:table-cell>
          <table:table-cell table:style-name="ce14" office:value-type="string" calcext:value-type="string">
            <text:p>kumedinfo01@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54M15S" calcext:value-type="time">
            <text:p>10:54:15</text:p>
          </table:table-cell>
          <table:table-cell table:style-name="ce14" office:value-type="string" calcext:value-type="string">
            <text:p>kumedinfo05@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54M34S" calcext:value-type="time">
            <text:p>10:54:34</text:p>
          </table:table-cell>
          <table:table-cell table:style-name="ce14" office:value-type="string" calcext:value-type="string">
            <text:p>kumedinfo06@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55M07S" calcext:value-type="time">
            <text:p>10:55:07</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55M12S" calcext:value-type="time">
            <text:p>10:55:12</text:p>
          </table:table-cell>
          <table:table-cell table:style-name="ce14" office:value-type="string" calcext:value-type="string">
            <text:p>kumedinfo01@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error</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55M28S" calcext:value-type="time">
            <text:p>10:55:28</text:p>
          </table:table-cell>
          <table:table-cell table:style-name="ce14" office:value-type="string" calcext:value-type="string">
            <text:p>kumedinfo08@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56M16S" calcext:value-type="time">
            <text:p>10:56:16</text:p>
          </table:table-cell>
          <table:table-cell table:style-name="ce14" office:value-type="string" calcext:value-type="string">
            <text:p>kumedinfo06@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57M28S" calcext:value-type="time">
            <text:p>10:57:28</text:p>
          </table:table-cell>
          <table:table-cell table:style-name="ce14" office:value-type="string" calcext:value-type="string">
            <text:p>kumedinfo06@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57M36S" calcext:value-type="time">
            <text:p>10:57:36</text:p>
          </table:table-cell>
          <table:table-cell table:style-name="ce14" office:value-type="string" calcext:value-type="string">
            <text:p>kumedinfo16@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57M52S" calcext:value-type="time">
            <text:p>10:57:52</text:p>
          </table:table-cell>
          <table:table-cell table:style-name="ce14" office:value-type="string" calcext:value-type="string">
            <text:p>kumedinfo06@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58M49S" calcext:value-type="time">
            <text:p>10:58:49</text:p>
          </table:table-cell>
          <table:table-cell table:style-name="ce14" office:value-type="string" calcext:value-type="string">
            <text:p>kumedinfo06@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58M59S" calcext:value-type="time">
            <text:p>10:58:59</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error</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59M29S" calcext:value-type="time">
            <text:p>10:59:29</text:p>
          </table:table-cell>
          <table:table-cell table:style-name="ce14" office:value-type="string" calcext:value-type="string">
            <text:p>kumedinfo05@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0H59M36S" calcext:value-type="time">
            <text:p>10:59:36</text:p>
          </table:table-cell>
          <table:table-cell table:style-name="ce14" office:value-type="string" calcext:value-type="string">
            <text:p>kumedinfo06@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error</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02M57S" calcext:value-type="time">
            <text:p>11:02:57</text:p>
          </table:table-cell>
          <table:table-cell table:style-name="ce14" office:value-type="string" calcext:value-type="string">
            <text:p>kumedinfo01@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05M22S" calcext:value-type="time">
            <text:p>11:05:22</text:p>
          </table:table-cell>
          <table:table-cell table:style-name="ce14" office:value-type="string" calcext:value-type="string">
            <text:p>kumedinfo08@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05M43S" calcext:value-type="time">
            <text:p>11:05:43</text:p>
          </table:table-cell>
          <table:table-cell table:style-name="ce14" office:value-type="string" calcext:value-type="string">
            <text:p>kumedinfo08@gmail.com</text:p>
          </table:table-cell>
          <table:table-cell table:style-name="ce14" office:value-type="string" calcext:value-type="string">
            <text:p>青山体社</text:p>
          </table:table-cell>
          <table:table-cell table:style-name="ce14" office:value-type="string" calcext:value-type="string">
            <text:p>likeDroppedCard</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05M46S" calcext:value-type="time">
            <text:p>11:05:46</text:p>
          </table:table-cell>
          <table:table-cell table:style-name="ce14" office:value-type="string" calcext:value-type="string">
            <text:p>kumedinfo11@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11M28S" calcext:value-type="time">
            <text:p>11:11:28</text:p>
          </table:table-cell>
          <table:table-cell table:style-name="ce14" office:value-type="string" calcext:value-type="string">
            <text:p>kumedinfo01@gmail.com</text:p>
          </table:table-cell>
          <table:table-cell table:style-name="ce14" office:value-type="string" calcext:value-type="string">
            <text:p>京都熊野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11M44S" calcext:value-type="time">
            <text:p>11:11:44</text:p>
          </table:table-cell>
          <table:table-cell table:style-name="ce14" office:value-type="string" calcext:value-type="string">
            <text:p>kumedinfo11@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14M11S" calcext:value-type="time">
            <text:p>11:14:11</text:p>
          </table:table-cell>
          <table:table-cell table:style-name="ce14" office:value-type="string" calcext:value-type="string">
            <text:p>kumedinfo05@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14M19S" calcext:value-type="time">
            <text:p>11:14:19</text:p>
          </table:table-cell>
          <table:table-cell table:style-name="ce14" office:value-type="string" calcext:value-type="string">
            <text:p>kumedinfo05@gmail.com</text:p>
          </table:table-cell>
          <table:table-cell table:style-name="ce14" office:value-type="string" calcext:value-type="string">
            <text:p>京都熊野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14M35S" calcext:value-type="time">
            <text:p>11:14:35</text:p>
          </table:table-cell>
          <table:table-cell table:style-name="ce14" office:value-type="string" calcext:value-type="string">
            <text:p>kumedinfo16@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15M18S" calcext:value-type="time">
            <text:p>11:15:18</text:p>
          </table:table-cell>
          <table:table-cell table:style-name="ce14" office:value-type="string" calcext:value-type="string">
            <text:p>kumedinfo05@gmail.com</text:p>
          </table:table-cell>
          <table:table-cell table:style-name="ce14" office:value-type="string" calcext:value-type="string">
            <text:p>京都熊野神社</text:p>
          </table:table-cell>
          <table:table-cell table:style-name="ce14" office:value-type="string" calcext:value-type="string">
            <text:p>drop</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16M50S" calcext:value-type="time">
            <text:p>11:16:50</text:p>
          </table:table-cell>
          <table:table-cell table:style-name="ce14" office:value-type="string" calcext:value-type="string">
            <text:p>kumedinfo01@gmail.com</text:p>
          </table:table-cell>
          <table:table-cell table:style-name="ce14" office:value-type="string" calcext:value-type="string">
            <text:p>全快地蔵</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25M21S" calcext:value-type="time">
            <text:p>11:25:21</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53M57S" calcext:value-type="time">
            <text:p>11:53:57</text:p>
          </table:table-cell>
          <table:table-cell table:style-name="ce14" office:value-type="string" calcext:value-type="string">
            <text:p>kumedinfo11@gmail.com</text:p>
          </table:table-cell>
          <table:table-cell table:style-name="ce14" office:value-type="string" calcext:value-type="string">
            <text:p>医療情報研究室</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54M07S" calcext:value-type="time">
            <text:p>11:54:07</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54M21S" calcext:value-type="time">
            <text:p>11:54:21</text:p>
          </table:table-cell>
          <table:table-cell table:style-name="ce14" office:value-type="string" calcext:value-type="string">
            <text:p>kumedinfo11@gmail.com</text:p>
          </table:table-cell>
          <table:table-cell table:style-name="ce14" office:value-type="string" calcext:value-type="string">
            <text:p>医療情報研究室</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55M17S" calcext:value-type="time">
            <text:p>11:55:17</text:p>
          </table:table-cell>
          <table:table-cell table:style-name="ce14" office:value-type="string" calcext:value-type="string">
            <text:p>kumedinfo14@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55M57S" calcext:value-type="time">
            <text:p>11:55:57</text:p>
          </table:table-cell>
          <table:table-cell table:style-name="ce14" office:value-type="string" calcext:value-type="string">
            <text:p>kumedinfo16@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56M14S" calcext:value-type="time">
            <text:p>11:56:14</text:p>
          </table:table-cell>
          <table:table-cell table:style-name="ce14" office:value-type="string" calcext:value-type="string">
            <text:p>kumedinfo16@gmail.com</text:p>
          </table:table-cell>
          <table:table-cell table:style-name="ce14" office:value-type="string" calcext:value-type="string">
            <text:p>青山体社</text:p>
          </table:table-cell>
          <table:table-cell table:style-name="ce14" office:value-type="string" calcext:value-type="string">
            <text:p>likeDroppedCard</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56M59S" calcext:value-type="time">
            <text:p>11:56:59</text:p>
          </table:table-cell>
          <table:table-cell table:style-name="ce14" office:value-type="string" calcext:value-type="string">
            <text:p>kumedinfo16@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58M07S" calcext:value-type="time">
            <text:p>11:58:07</text:p>
          </table:table-cell>
          <table:table-cell table:style-name="ce14" office:value-type="string" calcext:value-type="string">
            <text:p>kumedinfo14@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58M20S" calcext:value-type="time">
            <text:p>11:58:20</text:p>
          </table:table-cell>
          <table:table-cell table:style-name="ce14" office:value-type="string" calcext:value-type="string">
            <text:p>kumedinfo14@gmail.com</text:p>
          </table:table-cell>
          <table:table-cell table:style-name="ce14" office:value-type="string" calcext:value-type="string">
            <text:p>青山体社</text:p>
          </table:table-cell>
          <table:table-cell table:style-name="ce14" office:value-type="string" calcext:value-type="string">
            <text:p>likeDroppedCard</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59M16S" calcext:value-type="time">
            <text:p>11:59:16</text:p>
          </table:table-cell>
          <table:table-cell table:style-name="ce14" office:value-type="string" calcext:value-type="string">
            <text:p>kumedinfo16@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1H59M30S" calcext:value-type="time">
            <text:p>11:59:30</text:p>
          </table:table-cell>
          <table:table-cell table:style-name="ce14" office:value-type="string" calcext:value-type="string">
            <text:p>kumedinfo16@gmail.com</text:p>
          </table:table-cell>
          <table:table-cell table:style-name="ce14" office:value-type="string" calcext:value-type="string">
            <text:p>青山体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2H00M15S" calcext:value-type="time">
            <text:p>12:00:15</text:p>
          </table:table-cell>
          <table:table-cell table:style-name="ce14" office:value-type="string" calcext:value-type="string">
            <text:p>kumedinfo14@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2H08M20S" calcext:value-type="time">
            <text:p>12:08:20</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2H16M05S" calcext:value-type="time">
            <text:p>12:16:05</text:p>
          </table:table-cell>
          <table:table-cell table:style-name="ce14" office:value-type="string" calcext:value-type="string">
            <text:p>kumedinfo14@gmail.com</text:p>
          </table:table-cell>
          <table:table-cell table:style-name="ce14" office:value-type="string" calcext:value-type="string">
            <text:p>京都熊野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2H18M42S" calcext:value-type="time">
            <text:p>12:18:42</text:p>
          </table:table-cell>
          <table:table-cell table:style-name="ce14" office:value-type="string" calcext:value-type="string">
            <text:p>kumedinfo14@gmail.com</text:p>
          </table:table-cell>
          <table:table-cell table:style-name="ce14" office:value-type="string" calcext:value-type="string">
            <text:p>京都熊野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2H19M14S" calcext:value-type="time">
            <text:p>12:19:14</text:p>
          </table:table-cell>
          <table:table-cell table:style-name="ce14" office:value-type="string" calcext:value-type="string">
            <text:p>kumedinfo14@gmail.com</text:p>
          </table:table-cell>
          <table:table-cell table:style-name="ce14" office:value-type="string" calcext:value-type="string">
            <text:p>京都熊野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2H19M28S" calcext:value-type="time">
            <text:p>12:19:28</text:p>
          </table:table-cell>
          <table:table-cell table:style-name="ce14" office:value-type="string" calcext:value-type="string">
            <text:p>kumedinfo14@gmail.com</text:p>
          </table:table-cell>
          <table:table-cell table:style-name="ce14" office:value-type="string" calcext:value-type="string">
            <text:p>京都熊野神社</text:p>
          </table:table-cell>
          <table:table-cell table:style-name="ce14" office:value-type="string" calcext:value-type="string">
            <text:p>drop</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2H27M46S" calcext:value-type="time">
            <text:p>12:27:46</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2H30M12S" calcext:value-type="time">
            <text:p>12:30:12</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2H31M43S" calcext:value-type="time">
            <text:p>12:31:43</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2H34M15S" calcext:value-type="time">
            <text:p>12:34:15</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2H34M35S" calcext:value-type="time">
            <text:p>12:34:35</text:p>
          </table:table-cell>
          <table:table-cell table:style-name="ce14" office:value-type="string" calcext:value-type="string">
            <text:p>kumedinfo09@gmail.com</text:p>
          </table:table-cell>
          <table:table-cell table:style-name="ce14" office:value-type="string" calcext:value-type="string">
            <text:p>梨木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2H36M01S" calcext:value-type="time">
            <text:p>12:36:01</text:p>
          </table:table-cell>
          <table:table-cell table:style-name="ce14" office:value-type="string" calcext:value-type="string">
            <text:p>kumedinfo09@gmail.com</text:p>
          </table:table-cell>
          <table:table-cell table:style-name="ce14" office:value-type="string" calcext:value-type="string">
            <text:p>廬山寺</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2H37M03S" calcext:value-type="time">
            <text:p>12:37:03</text:p>
          </table:table-cell>
          <table:table-cell table:style-name="ce14" office:value-type="string" calcext:value-type="string">
            <text:p>kumedinfo06@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2H37M33S" calcext:value-type="time">
            <text:p>12:37:33</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2H39M01S" calcext:value-type="time">
            <text:p>12:39:01</text:p>
          </table:table-cell>
          <table:table-cell table:style-name="ce14" office:value-type="string" calcext:value-type="string">
            <text:p>kumedinfo09@gmail.com</text:p>
          </table:table-cell>
          <table:table-cell table:style-name="ce14" office:value-type="string" calcext:value-type="string">
            <text:p>清浄華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2H41M08S" calcext:value-type="time">
            <text:p>12:41:08</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2H41M17S" calcext:value-type="time">
            <text:p>12:41:17</text:p>
          </table:table-cell>
          <table:table-cell table:style-name="ce14" office:value-type="string" calcext:value-type="string">
            <text:p>kumedinfo09@gmail.com</text:p>
          </table:table-cell>
          <table:table-cell table:style-name="ce14" office:value-type="string" calcext:value-type="string">
            <text:p>詮量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2H42M04S" calcext:value-type="time">
            <text:p>12:42:04</text:p>
          </table:table-cell>
          <table:table-cell table:style-name="ce14" office:value-type="string" calcext:value-type="string">
            <text:p>kumedinfo09@gmail.com</text:p>
          </table:table-cell>
          <table:table-cell table:style-name="ce14" office:value-type="string" calcext:value-type="string">
            <text:p>詮量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2H42M55S" calcext:value-type="time">
            <text:p>12:42:55</text:p>
          </table:table-cell>
          <table:table-cell table:style-name="ce14" office:value-type="string" calcext:value-type="string">
            <text:p>kumedinfo09@gmail.com</text:p>
          </table:table-cell>
          <table:table-cell table:style-name="ce14" office:value-type="string" calcext:value-type="string">
            <text:p>詮量院</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2H44M18S" calcext:value-type="time">
            <text:p>12:44:18</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2H44M29S" calcext:value-type="time">
            <text:p>12:44:29</text:p>
          </table:table-cell>
          <table:table-cell table:style-name="ce14" office:value-type="string" calcext:value-type="string">
            <text:p>kumedinfo09@gmail.com</text:p>
          </table:table-cell>
          <table:table-cell table:style-name="ce14" office:value-type="string" calcext:value-type="string">
            <text:p>本山本禅寺</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3H35M48S" calcext:value-type="time">
            <text:p>13:35:48</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3H42M16S" calcext:value-type="time">
            <text:p>13:42:16</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3H42M33S" calcext:value-type="time">
            <text:p>13:42:33</text:p>
          </table:table-cell>
          <table:table-cell table:style-name="ce14" office:value-type="string" calcext:value-type="string">
            <text:p>kumedinfo09@gmail.com</text:p>
          </table:table-cell>
          <table:table-cell table:style-name="ce14" office:value-type="string" calcext:value-type="string">
            <text:p>長德寺</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3H43M38S" calcext:value-type="time">
            <text:p>13:43:38</text:p>
          </table:table-cell>
          <table:table-cell table:style-name="ce14" office:value-type="string" calcext:value-type="string">
            <text:p>kumedinfo09@gmail.com</text:p>
          </table:table-cell>
          <table:table-cell table:style-name="ce14" office:value-type="string" calcext:value-type="string">
            <text:p>常林寺</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5H32M38S" calcext:value-type="time">
            <text:p>15:32:38</text:p>
          </table:table-cell>
          <table:table-cell table:style-name="ce14" office:value-type="string" calcext:value-type="string">
            <text:p>kumedinfo01@gmail.com</text:p>
          </table:table-cell>
          <table:table-cell table:style-name="ce14" office:value-type="string" calcext:value-type="string">
            <text:p>青山体社</text:p>
          </table:table-cell>
          <table:table-cell table:style-name="ce14" office:value-type="string" calcext:value-type="string">
            <text:p>likeDroppedCard</text:p>
          </table:table-cell>
          <table:table-cell table:style-name="ce14" office:value-type="string" calcext:value-type="string">
            <text:p>error</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6H13M00S" calcext:value-type="time">
            <text:p>16:13:00</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6H13M33S" calcext:value-type="time">
            <text:p>16:13:33</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6H13M50S" calcext:value-type="time">
            <text:p>16:13:50</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6H44M05S" calcext:value-type="time">
            <text:p>16:44:05</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7H25M52S" calcext:value-type="time">
            <text:p>17:25:52</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7H26M29S" calcext:value-type="time">
            <text:p>17:26:29</text:p>
          </table:table-cell>
          <table:table-cell table:style-name="ce14" office:value-type="string" calcext:value-type="string">
            <text:p>pdform@gmail.com</text:p>
          </table:table-cell>
          <table:table-cell table:style-name="ce14" office:value-type="string" calcext:value-type="string">
            <text:p>医療情報研究室</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7H48M30S" calcext:value-type="time">
            <text:p>17:48:30</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7H57M41S" calcext:value-type="time">
            <text:p>17:57:41</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8H06M25S" calcext:value-type="time">
            <text:p>18:06:25</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8H07M39S" calcext:value-type="time">
            <text:p>18:07:39</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8H14M14S" calcext:value-type="time">
            <text:p>18:14:14</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8H19M43S" calcext:value-type="time">
            <text:p>18:19:43</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2" calcext:value-type="date">
            <text:p>2018-04-02</text:p>
          </table:table-cell>
          <table:table-cell table:style-name="ce90" office:value-type="time" office:time-value="PT18H38M36S" calcext:value-type="time">
            <text:p>18:38:36</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06H29M06S" calcext:value-type="time">
            <text:p>6:29:06</text:p>
          </table:table-cell>
          <table:table-cell table:style-name="ce14" office:value-type="string" calcext:value-type="string">
            <text:p>kumedinfo11@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07H09M58S" calcext:value-type="time">
            <text:p>7:09:58</text:p>
          </table:table-cell>
          <table:table-cell table:style-name="ce14" office:value-type="string" calcext:value-type="string">
            <text:p>kumedinfo11@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09H32M30S" calcext:value-type="time">
            <text:p>9:32:30</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0H03M15S" calcext:value-type="time">
            <text:p>10:03:15</text:p>
          </table:table-cell>
          <table:table-cell table:style-name="ce14" office:value-type="string" calcext:value-type="string">
            <text:p>kumedinfo12@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0H03M16S" calcext:value-type="time">
            <text:p>10:03:16</text:p>
          </table:table-cell>
          <table:table-cell table:style-name="ce14" office:value-type="string" calcext:value-type="string">
            <text:p>kumedinfo12@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0H03M37S" calcext:value-type="time">
            <text:p>10:03:37</text:p>
          </table:table-cell>
          <table:table-cell table:style-name="ce14" office:value-type="string" calcext:value-type="string">
            <text:p>kumedinfo12@gmail.com</text:p>
          </table:table-cell>
          <table:table-cell table:style-name="ce14" office:value-type="string" calcext:value-type="string">
            <text:p>医療情報研究室</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0H04M00S" calcext:value-type="time">
            <text:p>10:04:00</text:p>
          </table:table-cell>
          <table:table-cell table:style-name="ce14" office:value-type="string" calcext:value-type="string">
            <text:p>kumedinfo12@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0H04M55S" calcext:value-type="time">
            <text:p>10:04:55</text:p>
          </table:table-cell>
          <table:table-cell table:style-name="ce14" office:value-type="string" calcext:value-type="string">
            <text:p>kumedinfo12@gmail.com</text:p>
          </table:table-cell>
          <table:table-cell table:style-name="ce14" office:value-type="string" calcext:value-type="string">
            <text:p>null</text:p>
          </table:table-cell>
          <table:table-cell table:style-name="ce14" office:value-type="string" calcext:value-type="string">
            <text:p>meetPlayer</text:p>
          </table:table-cell>
          <table:table-cell table:style-name="ce14" office:value-type="string" calcext:value-type="string">
            <text:p>error</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0H08M00S" calcext:value-type="time">
            <text:p>10:08:00</text:p>
          </table:table-cell>
          <table:table-cell table:style-name="ce14" office:value-type="string" calcext:value-type="string">
            <text:p>kumedinfo12@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0H10M52S" calcext:value-type="time">
            <text:p>10:10:52</text:p>
          </table:table-cell>
          <table:table-cell table:style-name="ce14" office:value-type="string" calcext:value-type="string">
            <text:p>kumedinfo12@gmail.com</text:p>
          </table:table-cell>
          <table:table-cell table:style-name="ce14" office:value-type="string" calcext:value-type="string">
            <text:p>医療情報研究室</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1H36M57S" calcext:value-type="time">
            <text:p>11:36:57</text:p>
          </table:table-cell>
          <table:table-cell table:style-name="ce14" office:value-type="string" calcext:value-type="string">
            <text:p>kumedinfo16@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1H38M09S" calcext:value-type="time">
            <text:p>11:38:09</text:p>
          </table:table-cell>
          <table:table-cell table:style-name="ce14" office:value-type="string" calcext:value-type="string">
            <text:p>kumedinfo05@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1H40M34S" calcext:value-type="time">
            <text:p>11:40:34</text:p>
          </table:table-cell>
          <table:table-cell table:style-name="ce14" office:value-type="string" calcext:value-type="string">
            <text:p>kumedinfo05@gmail.com</text:p>
          </table:table-cell>
          <table:table-cell table:style-name="ce14" office:value-type="string" calcext:value-type="string">
            <text:p>医療情報研究室</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1H40M57S" calcext:value-type="time">
            <text:p>11:40:57</text:p>
          </table:table-cell>
          <table:table-cell table:style-name="ce14" office:value-type="string" calcext:value-type="string">
            <text:p>kumedinfo05@gmail.com</text:p>
          </table:table-cell>
          <table:table-cell table:style-name="ce14" office:value-type="string" calcext:value-type="string">
            <text:p>医療情報研究室</text:p>
          </table:table-cell>
          <table:table-cell table:style-name="ce14" office:value-type="string" calcext:value-type="string">
            <text:p>drop</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1H44M20S" calcext:value-type="time">
            <text:p>11:44:20</text:p>
          </table:table-cell>
          <table:table-cell table:style-name="ce14" office:value-type="string" calcext:value-type="string">
            <text:p>kumedinfo16@gmail.com</text:p>
          </table:table-cell>
          <table:table-cell table:style-name="ce14" office:value-type="string" calcext:value-type="string">
            <text:p>社務所</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1H45M20S" calcext:value-type="time">
            <text:p>11:45:20</text:p>
          </table:table-cell>
          <table:table-cell table:style-name="ce14" office:value-type="string" calcext:value-type="string">
            <text:p>kumedinfo16@gmail.com</text:p>
          </table:table-cell>
          <table:table-cell table:style-name="ce14" office:value-type="string" calcext:value-type="string">
            <text:p>社務所</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1H47M48S" calcext:value-type="time">
            <text:p>11:47:48</text:p>
          </table:table-cell>
          <table:table-cell table:style-name="ce14" office:value-type="string" calcext:value-type="string">
            <text:p>kumedinfo16@gmail.com</text:p>
          </table:table-cell>
          <table:table-cell table:style-name="ce14" office:value-type="string" calcext:value-type="string">
            <text:p>山蔭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1H49M03S" calcext:value-type="time">
            <text:p>11:49:03</text:p>
          </table:table-cell>
          <table:table-cell table:style-name="ce14" office:value-type="string" calcext:value-type="string">
            <text:p>kumedinfo16@gmail.com</text:p>
          </table:table-cell>
          <table:table-cell table:style-name="ce14" office:value-type="string" calcext:value-type="string">
            <text:p>青山体社</text:p>
          </table:table-cell>
          <table:table-cell table:style-name="ce14" office:value-type="string" calcext:value-type="string">
            <text:p>likeDroppedCard</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2H02M24S" calcext:value-type="time">
            <text:p>12:02:24</text:p>
          </table:table-cell>
          <table:table-cell table:style-name="ce14" office:value-type="string" calcext:value-type="string">
            <text:p>kumedinfo16@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2H03M38S" calcext:value-type="time">
            <text:p>12:03:38</text:p>
          </table:table-cell>
          <table:table-cell table:style-name="ce14" office:value-type="string" calcext:value-type="string">
            <text:p>kumedinfo16@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2H08M30S" calcext:value-type="time">
            <text:p>12:08:30</text:p>
          </table:table-cell>
          <table:table-cell table:style-name="ce14" office:value-type="string" calcext:value-type="string">
            <text:p>kumedinfo16@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2H49M25S" calcext:value-type="time">
            <text:p>12:49:25</text:p>
          </table:table-cell>
          <table:table-cell table:style-name="ce14" office:value-type="string" calcext:value-type="string">
            <text:p>kumedinfo16@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3H11M19S" calcext:value-type="time">
            <text:p>13:11:19</text:p>
          </table:table-cell>
          <table:table-cell table:style-name="ce14" office:value-type="string" calcext:value-type="string">
            <text:p>kumedinfo16@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3H27M21S" calcext:value-type="time">
            <text:p>13:27:21</text:p>
          </table:table-cell>
          <table:table-cell table:style-name="ce14" office:value-type="string" calcext:value-type="string">
            <text:p>kumedinfo06@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3H49M11S" calcext:value-type="time">
            <text:p>13:49:11</text:p>
          </table:table-cell>
          <table:table-cell table:style-name="ce14" office:value-type="string" calcext:value-type="string">
            <text:p>kumedinfo16@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3H52M19S" calcext:value-type="time">
            <text:p>13:52:19</text:p>
          </table:table-cell>
          <table:table-cell table:style-name="ce14" office:value-type="string" calcext:value-type="string">
            <text:p>kazuya@kuhp.kyoto-u.ac.jp</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3H59M42S" calcext:value-type="time">
            <text:p>13:59:42</text:p>
          </table:table-cell>
          <table:table-cell table:style-name="ce14" office:value-type="string" calcext:value-type="string">
            <text:p>kumedinfo16@gmail.com</text:p>
          </table:table-cell>
          <table:table-cell table:style-name="ce14" office:value-type="string" calcext:value-type="string">
            <text:p>宗忠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4H00M08S" calcext:value-type="time">
            <text:p>14:00:08</text:p>
          </table:table-cell>
          <table:table-cell table:style-name="ce14" office:value-type="string" calcext:value-type="string">
            <text:p>kumedinfo16@gmail.com</text:p>
          </table:table-cell>
          <table:table-cell table:style-name="ce14" office:value-type="string" calcext:value-type="string">
            <text:p>宗忠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4H00M19S" calcext:value-type="time">
            <text:p>14:00:19</text:p>
          </table:table-cell>
          <table:table-cell table:style-name="ce14" office:value-type="string" calcext:value-type="string">
            <text:p>kumedinfo16@gmail.com</text:p>
          </table:table-cell>
          <table:table-cell table:style-name="ce14" office:value-type="string" calcext:value-type="string">
            <text:p>宗忠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4H00M43S" calcext:value-type="time">
            <text:p>14:00:43</text:p>
          </table:table-cell>
          <table:table-cell table:style-name="ce14" office:value-type="string" calcext:value-type="string">
            <text:p>kumedinfo16@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4H00M54S" calcext:value-type="time">
            <text:p>14:00:54</text:p>
          </table:table-cell>
          <table:table-cell table:style-name="ce14" office:value-type="string" calcext:value-type="string">
            <text:p>kumedinfo16@gmail.com</text:p>
          </table:table-cell>
          <table:table-cell table:style-name="ce14" office:value-type="string" calcext:value-type="string">
            <text:p>宗忠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4H02M06S" calcext:value-type="time">
            <text:p>14:02:06</text:p>
          </table:table-cell>
          <table:table-cell table:style-name="ce14" office:value-type="string" calcext:value-type="string">
            <text:p>kumedinfo16@gmail.com</text:p>
          </table:table-cell>
          <table:table-cell table:style-name="ce14" office:value-type="string" calcext:value-type="string">
            <text:p>宗忠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4H02M25S" calcext:value-type="time">
            <text:p>14:02:25</text:p>
          </table:table-cell>
          <table:table-cell table:style-name="ce14" office:value-type="string" calcext:value-type="string">
            <text:p>kumedinfo16@gmail.com</text:p>
          </table:table-cell>
          <table:table-cell table:style-name="ce14" office:value-type="string" calcext:value-type="string">
            <text:p>宗忠神社</text:p>
          </table:table-cell>
          <table:table-cell table:style-name="ce14" office:value-type="string" calcext:value-type="string">
            <text:p>drop</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4H03M15S" calcext:value-type="time">
            <text:p>14:03:15</text:p>
          </table:table-cell>
          <table:table-cell table:style-name="ce14" office:value-type="string" calcext:value-type="string">
            <text:p>kumedinfo16@gmail.com</text:p>
          </table:table-cell>
          <table:table-cell table:style-name="ce14" office:value-type="string" calcext:value-type="string">
            <text:p>青山体社</text:p>
          </table:table-cell>
          <table:table-cell table:style-name="ce14" office:value-type="string" calcext:value-type="string">
            <text:p>likeDroppedCard</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4H03M39S" calcext:value-type="time">
            <text:p>14:03:39</text:p>
          </table:table-cell>
          <table:table-cell table:style-name="ce14" office:value-type="string" calcext:value-type="string">
            <text:p>kumedinfo16@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5H28M43S" calcext:value-type="time">
            <text:p>15:28:43</text:p>
          </table:table-cell>
          <table:table-cell table:style-name="ce14" office:value-type="string" calcext:value-type="string">
            <text:p>kumedinfo16@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5H32M02S" calcext:value-type="time">
            <text:p>15:32:02</text:p>
          </table:table-cell>
          <table:table-cell table:style-name="ce14" office:value-type="string" calcext:value-type="string">
            <text:p>kumedinfo16@gmail.com</text:p>
          </table:table-cell>
          <table:table-cell table:style-name="ce14" office:value-type="string" calcext:value-type="string">
            <text:p>東天王 岡崎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7H03M25S" calcext:value-type="time">
            <text:p>17:03:25</text:p>
          </table:table-cell>
          <table:table-cell table:style-name="ce14" office:value-type="string" calcext:value-type="string">
            <text:p>kumedinfo05@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7H46M53S" calcext:value-type="time">
            <text:p>17:46:53</text:p>
          </table:table-cell>
          <table:table-cell table:style-name="ce14" office:value-type="string" calcext:value-type="string">
            <text:p>kumedinfo10@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7H55M51S" calcext:value-type="time">
            <text:p>17:55:51</text:p>
          </table:table-cell>
          <table:table-cell table:style-name="ce14" office:value-type="string" calcext:value-type="string">
            <text:p>kumedinfo10@gmail.com</text:p>
          </table:table-cell>
          <table:table-cell table:style-name="ce14" office:value-type="string" calcext:value-type="string">
            <text:p>獨妙山超勝寺</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3" calcext:value-type="date">
            <text:p>2018-04-03</text:p>
          </table:table-cell>
          <table:table-cell table:style-name="ce90" office:value-type="time" office:time-value="PT19H10M54S" calcext:value-type="time">
            <text:p>19:10:54</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4" calcext:value-type="date">
            <text:p>2018-04-04</text:p>
          </table:table-cell>
          <table:table-cell table:style-name="ce90" office:value-type="time" office:time-value="PT06H42M26S" calcext:value-type="time">
            <text:p>6:42:26</text:p>
          </table:table-cell>
          <table:table-cell table:style-name="ce14" office:value-type="string" calcext:value-type="string">
            <text:p>kumedinfo11@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4" calcext:value-type="date">
            <text:p>2018-04-04</text:p>
          </table:table-cell>
          <table:table-cell table:style-name="ce90" office:value-type="time" office:time-value="PT07H38M44S" calcext:value-type="time">
            <text:p>7:38:44</text:p>
          </table:table-cell>
          <table:table-cell table:style-name="ce14" office:value-type="string" calcext:value-type="string">
            <text:p>kumedinfo11@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4" calcext:value-type="date">
            <text:p>2018-04-04</text:p>
          </table:table-cell>
          <table:table-cell table:style-name="ce90" office:value-type="time" office:time-value="PT09H21M25S" calcext:value-type="time">
            <text:p>9:21:25</text:p>
          </table:table-cell>
          <table:table-cell table:style-name="ce14" office:value-type="string" calcext:value-type="string">
            <text:p>kumedinfo16@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4" calcext:value-type="date">
            <text:p>2018-04-04</text:p>
          </table:table-cell>
          <table:table-cell table:style-name="ce90" office:value-type="time" office:time-value="PT10H37M06S" calcext:value-type="time">
            <text:p>10:37:06</text:p>
          </table:table-cell>
          <table:table-cell table:style-name="ce14" office:value-type="string" calcext:value-type="string">
            <text:p>kumedinfo06@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4" calcext:value-type="date">
            <text:p>2018-04-04</text:p>
          </table:table-cell>
          <table:table-cell table:style-name="ce90" office:value-type="time" office:time-value="PT13H03M48S" calcext:value-type="time">
            <text:p>13:03:48</text:p>
          </table:table-cell>
          <table:table-cell table:style-name="ce14" office:value-type="string" calcext:value-type="string">
            <text:p>kazuya@kuhp.kyoto-u.ac.jp</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4" calcext:value-type="date">
            <text:p>2018-04-04</text:p>
          </table:table-cell>
          <table:table-cell table:style-name="ce90" office:value-type="time" office:time-value="PT13H39M52S" calcext:value-type="time">
            <text:p>13:39:52</text:p>
          </table:table-cell>
          <table:table-cell table:style-name="ce14" office:value-type="string" calcext:value-type="string">
            <text:p>kumedinfo05@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06H06M05S" calcext:value-type="time">
            <text:p>6:06:05</text:p>
          </table:table-cell>
          <table:table-cell table:style-name="ce14" office:value-type="string" calcext:value-type="string">
            <text:p>kumedinfo11@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0H00M18S" calcext:value-type="time">
            <text:p>10:00:18</text:p>
          </table:table-cell>
          <table:table-cell table:style-name="ce14" office:value-type="string" calcext:value-type="string">
            <text:p>kumedinfo14@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0H05M05S" calcext:value-type="time">
            <text:p>10:05:05</text:p>
          </table:table-cell>
          <table:table-cell table:style-name="ce14" office:value-type="string" calcext:value-type="string">
            <text:p>kumedinfo05@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0H09M28S" calcext:value-type="time">
            <text:p>10:09:28</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0H29M22S" calcext:value-type="time">
            <text:p>10:29:22</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0H40M25S" calcext:value-type="time">
            <text:p>10:40:25</text:p>
          </table:table-cell>
          <table:table-cell table:style-name="ce14" office:value-type="string" calcext:value-type="string">
            <text:p>kumedinfo05@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0H40M41S" calcext:value-type="time">
            <text:p>10:40:41</text:p>
          </table:table-cell>
          <table:table-cell table:style-name="ce14" office:value-type="string" calcext:value-type="string">
            <text:p>kumedinfo05@gmail.com</text:p>
          </table:table-cell>
          <table:table-cell table:style-name="ce14" office:value-type="string" calcext:value-type="string">
            <text:p>細殿</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0H42M07S" calcext:value-type="time">
            <text:p>10:42:07</text:p>
          </table:table-cell>
          <table:table-cell table:style-name="ce14" office:value-type="string" calcext:value-type="string">
            <text:p>kumedinfo05@gmail.com</text:p>
          </table:table-cell>
          <table:table-cell table:style-name="ce14" office:value-type="string" calcext:value-type="string">
            <text:p>細殿</text:p>
          </table:table-cell>
          <table:table-cell table:style-name="ce14" office:value-type="string" calcext:value-type="string">
            <text:p>drop</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0H45M30S" calcext:value-type="time">
            <text:p>10:45:30</text:p>
          </table:table-cell>
          <table:table-cell table:style-name="ce14" office:value-type="string" calcext:value-type="string">
            <text:p>kumedinfo05@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0H45M53S" calcext:value-type="time">
            <text:p>10:45:53</text:p>
          </table:table-cell>
          <table:table-cell table:style-name="ce14" office:value-type="string" calcext:value-type="string">
            <text:p>kumedinfo05@gmail.com</text:p>
          </table:table-cell>
          <table:table-cell table:style-name="ce14" office:value-type="string" calcext:value-type="string">
            <text:p>権殿</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0H46M14S" calcext:value-type="time">
            <text:p>10:46:14</text:p>
          </table:table-cell>
          <table:table-cell table:style-name="ce14" office:value-type="string" calcext:value-type="string">
            <text:p>kumedinfo05@gmail.com</text:p>
          </table:table-cell>
          <table:table-cell table:style-name="ce14" office:value-type="string" calcext:value-type="string">
            <text:p>null</text:p>
          </table:table-cell>
          <table:table-cell table:style-name="ce14" office:value-type="string" calcext:value-type="string">
            <text:p>joinChallenge</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0H46M40S" calcext:value-type="time">
            <text:p>10:46:40</text:p>
          </table:table-cell>
          <table:table-cell table:style-name="ce14" office:value-type="string" calcext:value-type="string">
            <text:p>kumedinfo05@gmail.com</text:p>
          </table:table-cell>
          <table:table-cell table:style-name="ce14" office:value-type="string" calcext:value-type="string">
            <text:p>権殿</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0H48M45S" calcext:value-type="time">
            <text:p>10:48:45</text:p>
          </table:table-cell>
          <table:table-cell table:style-name="ce14" office:value-type="string" calcext:value-type="string">
            <text:p>kumedinfo05@gmail.com</text:p>
          </table:table-cell>
          <table:table-cell table:style-name="ce14" office:value-type="string" calcext:value-type="string">
            <text:p>舞殿(橋殿)</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0H49M33S" calcext:value-type="time">
            <text:p>10:49:33</text:p>
          </table:table-cell>
          <table:table-cell table:style-name="ce14" office:value-type="string" calcext:value-type="string">
            <text:p>kumedinfo05@gmail.com</text:p>
          </table:table-cell>
          <table:table-cell table:style-name="ce14" office:value-type="string" calcext:value-type="string">
            <text:p>舞殿(橋殿)</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0H50M00S" calcext:value-type="time">
            <text:p>10:50:00</text:p>
          </table:table-cell>
          <table:table-cell table:style-name="ce14" office:value-type="string" calcext:value-type="string">
            <text:p>kumedinfo05@gmail.com</text:p>
          </table:table-cell>
          <table:table-cell table:style-name="ce14" office:value-type="string" calcext:value-type="string">
            <text:p>舞殿(橋殿)</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0H52M22S" calcext:value-type="time">
            <text:p>10:52:22</text:p>
          </table:table-cell>
          <table:table-cell table:style-name="ce14" office:value-type="string" calcext:value-type="string">
            <text:p>kumedinfo05@gmail.com</text:p>
          </table:table-cell>
          <table:table-cell table:style-name="ce14" office:value-type="string" calcext:value-type="string">
            <text:p>奈良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0H53M33S" calcext:value-type="time">
            <text:p>10:53:33</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1H09M20S" calcext:value-type="time">
            <text:p>11:09:20</text:p>
          </table:table-cell>
          <table:table-cell table:style-name="ce14" office:value-type="string" calcext:value-type="string">
            <text:p>kumedinfo05@gmail.com</text:p>
          </table:table-cell>
          <table:table-cell table:style-name="ce14" office:value-type="string" calcext:value-type="string">
            <text:p>大田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1H11M00S" calcext:value-type="time">
            <text:p>11:11:00</text:p>
          </table:table-cell>
          <table:table-cell table:style-name="ce14" office:value-type="string" calcext:value-type="string">
            <text:p>kumedinfo05@gmail.com</text:p>
          </table:table-cell>
          <table:table-cell table:style-name="ce14" office:value-type="string" calcext:value-type="string">
            <text:p>大田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1H13M16S" calcext:value-type="time">
            <text:p>11:13:16</text:p>
          </table:table-cell>
          <table:table-cell table:style-name="ce14" office:value-type="string" calcext:value-type="string">
            <text:p>kumedinfo05@gmail.com</text:p>
          </table:table-cell>
          <table:table-cell table:style-name="ce14" office:value-type="string" calcext:value-type="string">
            <text:p>大田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1H16M37S" calcext:value-type="time">
            <text:p>11:16:37</text:p>
          </table:table-cell>
          <table:table-cell table:style-name="ce14" office:value-type="string" calcext:value-type="string">
            <text:p>pdform@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1H17M11S" calcext:value-type="time">
            <text:p>11:17:11</text:p>
          </table:table-cell>
          <table:table-cell table:style-name="ce14" office:value-type="string" calcext:value-type="string">
            <text:p>kumedinfo05@gmail.com</text:p>
          </table:table-cell>
          <table:table-cell table:style-name="ce14" office:value-type="string" calcext:value-type="string">
            <text:p>大田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1H36M23S" calcext:value-type="time">
            <text:p>11:36:23</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1H36M40S" calcext:value-type="time">
            <text:p>11:36:40</text:p>
          </table:table-cell>
          <table:table-cell table:style-name="ce14" office:value-type="string" calcext:value-type="string">
            <text:p>kumedinfo09@gmail.com</text:p>
          </table:table-cell>
          <table:table-cell table:style-name="ce14" office:value-type="string" calcext:value-type="string">
            <text:p>佛性山 本覚寺</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1H37M34S" calcext:value-type="time">
            <text:p>11:37:34</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1H54M46S" calcext:value-type="time">
            <text:p>11:54:46</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1H54M56S" calcext:value-type="time">
            <text:p>11:54:56</text:p>
          </table:table-cell>
          <table:table-cell table:style-name="ce14" office:value-type="string" calcext:value-type="string">
            <text:p>kumedinfo09@gmail.com</text:p>
          </table:table-cell>
          <table:table-cell table:style-name="ce14" office:value-type="string" calcext:value-type="string">
            <text:p>光徳寺</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2H01M05S" calcext:value-type="time">
            <text:p>12:01:05</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2H07M53S" calcext:value-type="time">
            <text:p>12:07:53</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3H42M46S" calcext:value-type="time">
            <text:p>13:42:46</text:p>
          </table:table-cell>
          <table:table-cell table:style-name="ce14" office:value-type="string" calcext:value-type="string">
            <text:p>kumedinfo14@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4H08M22S" calcext:value-type="time">
            <text:p>14:08:22</text:p>
          </table:table-cell>
          <table:table-cell table:style-name="ce14" office:value-type="string" calcext:value-type="string">
            <text:p>kumedinfo09@gmail.com</text:p>
          </table:table-cell>
          <table:table-cell table:style-name="ce14" office:value-type="string" calcext:value-type="string">
            <text:p>青山体社</text:p>
          </table:table-cell>
          <table:table-cell table:style-name="ce14" office:value-type="string" calcext:value-type="string">
            <text:p>likeDroppedCard</text:p>
          </table:table-cell>
          <table:table-cell table:style-name="ce14" office:value-type="string" calcext:value-type="string">
            <text:p>error</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4H08M23S" calcext:value-type="time">
            <text:p>14:08:23</text:p>
          </table:table-cell>
          <table:table-cell table:style-name="ce14" office:value-type="string" calcext:value-type="string">
            <text:p>kumedinfo09@gmail.com</text:p>
          </table:table-cell>
          <table:table-cell table:style-name="ce14" office:value-type="string" calcext:value-type="string">
            <text:p>青山体社</text:p>
          </table:table-cell>
          <table:table-cell table:style-name="ce14" office:value-type="string" calcext:value-type="string">
            <text:p>likeDroppedCard</text:p>
          </table:table-cell>
          <table:table-cell table:style-name="ce14" office:value-type="string" calcext:value-type="string">
            <text:p>error</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4H08M29S" calcext:value-type="time">
            <text:p>14:08:29</text:p>
          </table:table-cell>
          <table:table-cell table:style-name="ce14" office:value-type="string" calcext:value-type="string">
            <text:p>kumedinfo09@gmail.com</text:p>
          </table:table-cell>
          <table:table-cell table:style-name="ce14" office:value-type="string" calcext:value-type="string">
            <text:p>京都熊野神社</text:p>
          </table:table-cell>
          <table:table-cell table:style-name="ce14" office:value-type="string" calcext:value-type="string">
            <text:p>likeDroppedCard</text:p>
          </table:table-cell>
          <table:table-cell table:style-name="ce14" office:value-type="string" calcext:value-type="string">
            <text:p>error</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14H10M01S" calcext:value-type="time">
            <text:p>14:10:01</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5" calcext:value-type="date">
            <text:p>2018-04-05</text:p>
          </table:table-cell>
          <table:table-cell table:style-name="ce90" office:value-type="time" office:time-value="PT21H09M44S" calcext:value-type="time">
            <text:p>21:09:44</text:p>
          </table:table-cell>
          <table:table-cell table:style-name="ce14" office:value-type="string" calcext:value-type="string">
            <text:p>kumedinfo06@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6" calcext:value-type="date">
            <text:p>2018-04-06</text:p>
          </table:table-cell>
          <table:table-cell table:style-name="ce90" office:value-type="time" office:time-value="PT06H30M46S" calcext:value-type="time">
            <text:p>6:30:46</text:p>
          </table:table-cell>
          <table:table-cell table:style-name="ce14" office:value-type="string" calcext:value-type="string">
            <text:p>kumedinfo11@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6" calcext:value-type="date">
            <text:p>2018-04-06</text:p>
          </table:table-cell>
          <table:table-cell table:style-name="ce90" office:value-type="time" office:time-value="PT09H42M32S" calcext:value-type="time">
            <text:p>9:42:32</text:p>
          </table:table-cell>
          <table:table-cell table:style-name="ce14" office:value-type="string" calcext:value-type="string">
            <text:p>kumedinfo09@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7" calcext:value-type="date">
            <text:p>2018-04-07</text:p>
          </table:table-cell>
          <table:table-cell table:style-name="ce90" office:value-type="time" office:time-value="PT10H36M42S" calcext:value-type="time">
            <text:p>10:36:42</text:p>
          </table:table-cell>
          <table:table-cell table:style-name="ce14" office:value-type="string" calcext:value-type="string">
            <text:p>kumedinfo05@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8" calcext:value-type="date">
            <text:p>2018-04-08</text:p>
          </table:table-cell>
          <table:table-cell table:style-name="ce90" office:value-type="time" office:time-value="PT00H24M15S" calcext:value-type="time">
            <text:p>0:24:15</text:p>
          </table:table-cell>
          <table:table-cell table:style-name="ce14" office:value-type="string" calcext:value-type="string">
            <text:p>kumedinfo01@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8" calcext:value-type="date">
            <text:p>2018-04-08</text:p>
          </table:table-cell>
          <table:table-cell table:style-name="ce90" office:value-type="time" office:time-value="PT09H35M58S" calcext:value-type="time">
            <text:p>9:35:58</text:p>
          </table:table-cell>
          <table:table-cell table:style-name="ce14" office:value-type="string" calcext:value-type="string">
            <text:p>kumedinfo05@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9" calcext:value-type="date">
            <text:p>2018-04-09</text:p>
          </table:table-cell>
          <table:table-cell table:style-name="ce90" office:value-type="time" office:time-value="PT06H11M35S" calcext:value-type="time">
            <text:p>6:11:35</text:p>
          </table:table-cell>
          <table:table-cell table:style-name="ce14" office:value-type="string" calcext:value-type="string">
            <text:p>kumedinfo06@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9" calcext:value-type="date">
            <text:p>2018-04-09</text:p>
          </table:table-cell>
          <table:table-cell table:style-name="ce90" office:value-type="time" office:time-value="PT06H50M46S" calcext:value-type="time">
            <text:p>6:50:46</text:p>
          </table:table-cell>
          <table:table-cell table:style-name="ce14" office:value-type="string" calcext:value-type="string">
            <text:p>kumedinfo03@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9" calcext:value-type="date">
            <text:p>2018-04-09</text:p>
          </table:table-cell>
          <table:table-cell table:style-name="ce90" office:value-type="time" office:time-value="PT16H41M53S" calcext:value-type="time">
            <text:p>16:41:53</text:p>
          </table:table-cell>
          <table:table-cell table:style-name="ce14" office:value-type="string" calcext:value-type="string">
            <text:p>kazuya@kuhp.kyoto-u.ac.jp</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9" calcext:value-type="date">
            <text:p>2018-04-09</text:p>
          </table:table-cell>
          <table:table-cell table:style-name="ce90" office:value-type="time" office:time-value="PT18H48M38S" calcext:value-type="time">
            <text:p>18:48:38</text:p>
          </table:table-cell>
          <table:table-cell table:style-name="ce14" office:value-type="string" calcext:value-type="string">
            <text:p>kumedinfo07@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09" calcext:value-type="date">
            <text:p>2018-04-09</text:p>
          </table:table-cell>
          <table:table-cell table:style-name="ce90" office:value-type="time" office:time-value="PT19H25M33S" calcext:value-type="time">
            <text:p>19:25:33</text:p>
          </table:table-cell>
          <table:table-cell table:style-name="ce14" office:value-type="string" calcext:value-type="string">
            <text:p>kumedinfo07@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14" calcext:value-type="date">
            <text:p>2018-04-14</text:p>
          </table:table-cell>
          <table:table-cell table:style-name="ce90" office:value-type="time" office:time-value="PT13H07M52S" calcext:value-type="time">
            <text:p>13:07:52</text:p>
          </table:table-cell>
          <table:table-cell table:style-name="ce14" office:value-type="string" calcext:value-type="string">
            <text:p>kumedinfo14@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14" calcext:value-type="date">
            <text:p>2018-04-14</text:p>
          </table:table-cell>
          <table:table-cell table:style-name="ce90" office:value-type="time" office:time-value="PT15H16M29S" calcext:value-type="time">
            <text:p>15:16:29</text:p>
          </table:table-cell>
          <table:table-cell table:style-name="ce14" office:value-type="string" calcext:value-type="string">
            <text:p>kumedinfo14@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1">
          <table:table-cell table:style-name="ce89" office:value-type="date" office:date-value="2018-04-14" calcext:value-type="date">
            <text:p>2018-04-14</text:p>
          </table:table-cell>
          <table:table-cell table:style-name="ce90" office:value-type="time" office:time-value="PT15H16M35S" calcext:value-type="time">
            <text:p>15:16:35</text:p>
          </table:table-cell>
          <table:table-cell table:style-name="ce14" office:value-type="string" calcext:value-type="string">
            <text:p>kumedinfo14@gmail.com</text:p>
          </table:table-cell>
          <table:table-cell table:style-name="ce14" office:value-type="string" calcext:value-type="string">
            <text:p>京都熊野神社</text:p>
          </table:table-cell>
          <table:table-cell table:style-name="ce14" office:value-type="string" calcext:value-type="string">
            <text:p>enterHotspot</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14" calcext:value-type="date">
            <text:p>2018-04-14</text:p>
          </table:table-cell>
          <table:table-cell table:style-name="ce90" office:value-type="time" office:time-value="PT15H16M58S" calcext:value-type="time">
            <text:p>15:16:58</text:p>
          </table:table-cell>
          <table:table-cell table:style-name="ce14" office:value-type="string" calcext:value-type="string">
            <text:p>kumedinfo14@gmail.com</text:p>
          </table:table-cell>
          <table:table-cell table:style-name="ce14" office:value-type="string" calcext:value-type="string">
            <text:p>京都熊野神社</text:p>
          </table:table-cell>
          <table:table-cell table:style-name="ce14" office:value-type="string" calcext:value-type="string">
            <text:p>drop</text:p>
          </table:table-cell>
          <table:table-cell table:style-name="ce14" office:value-type="string" calcext:value-type="string">
            <text:p>ok</text:p>
          </table:table-cell>
          <table:table-cell table:number-columns-repeated="1018"/>
        </table:table-row>
        <table:table-row table:style-name="ro1">
          <table:table-cell table:style-name="ce89" office:value-type="date" office:date-value="2018-04-16" calcext:value-type="date">
            <text:p>2018-04-16</text:p>
          </table:table-cell>
          <table:table-cell table:style-name="ce90" office:value-type="time" office:time-value="PT10H22M48S" calcext:value-type="time">
            <text:p>10:22:48</text:p>
          </table:table-cell>
          <table:table-cell table:style-name="ce14" office:value-type="string" calcext:value-type="string">
            <text:p>kumedinfo14@gmail.com</text:p>
          </table:table-cell>
          <table:table-cell table:style-name="ce14" office:value-type="string" calcext:value-type="string">
            <text:p>null</text:p>
          </table:table-cell>
          <table:table-cell table:style-name="ce14" office:value-type="string" calcext:value-type="string">
            <text:p>check-in</text:p>
          </table:table-cell>
          <table:table-cell table:style-name="ce14" office:value-type="string" calcext:value-type="string">
            <text:p>null</text:p>
          </table:table-cell>
          <table:table-cell table:number-columns-repeated="1018"/>
        </table:table-row>
        <table:table-row table:style-name="ro2" table:number-rows-repeated="1048165">
          <table:table-cell table:number-columns-repeated="1024"/>
        </table:table-row>
        <table:table-row table:style-name="ro2">
          <table:table-cell table:number-columns-repeated="1024"/>
        </table:table-row>
      </table:table>
      <table:table table:name="logs" table:style-name="ta17">
        <table:table-column table:style-name="co6" table:number-columns-repeated="1024" table:default-cell-style-name="Default"/>
        <table:table-row table:style-name="ro1">
          <table:table-cell table:style-name="ce91" office:value-type="string" calcext:value-type="string" table:number-columns-spanned="2" table:number-rows-spanned="1">
            <text:p>action</text:p>
          </table:table-cell>
          <table:covered-table-cell table:style-name="ce94"/>
          <table:table-cell table:style-name="ce91" office:value-type="string" calcext:value-type="string">
            <text:p>count</text:p>
          </table:table-cell>
          <table:table-cell table:style-name="ce91" office:value-type="string" calcext:value-type="string">
            <text:p>%</text:p>
          </table:table-cell>
          <table:table-cell table:number-columns-repeated="1020"/>
        </table:table-row>
        <table:table-row table:style-name="ro1">
          <table:table-cell table:style-name="ce92" office:value-type="string" calcext:value-type="string" table:number-columns-spanned="1" table:number-rows-spanned="7">
            <text:p>any</text:p>
          </table:table-cell>
          <table:table-cell table:style-name="ce95" office:value-type="string" calcext:value-type="string">
            <text:p>check-in</text:p>
          </table:table-cell>
          <table:table-cell table:style-name="ce95" office:value-type="float" office:value="202" calcext:value-type="float">
            <text:p>202</text:p>
          </table:table-cell>
          <table:table-cell table:style-name="ce99" table:formula="of:=[.C2]/[.$C$8]" office:value-type="percentage" office:value="0.493887530562347" calcext:value-type="percentage">
            <text:p>49.39%</text:p>
          </table:table-cell>
          <table:table-cell table:number-columns-repeated="1020"/>
        </table:table-row>
        <table:table-row table:style-name="ro1">
          <table:covered-table-cell/>
          <table:table-cell table:style-name="ce95" office:value-type="string" calcext:value-type="string">
            <text:p>drop</text:p>
          </table:table-cell>
          <table:table-cell table:style-name="ce95" office:value-type="float" office:value="22" calcext:value-type="float">
            <text:p>22</text:p>
          </table:table-cell>
          <table:table-cell table:style-name="ce99" table:formula="of:=[.C3]/[.$C$8]" office:value-type="percentage" office:value="0.0537897310513447" calcext:value-type="percentage">
            <text:p>5.38%</text:p>
          </table:table-cell>
          <table:table-cell table:number-columns-repeated="1020"/>
        </table:table-row>
        <table:table-row table:style-name="ro1">
          <table:covered-table-cell/>
          <table:table-cell table:style-name="ce95" office:value-type="string" calcext:value-type="string">
            <text:p>enterHotspot</text:p>
          </table:table-cell>
          <table:table-cell table:style-name="ce95" office:value-type="float" office:value="140" calcext:value-type="float">
            <text:p>140</text:p>
          </table:table-cell>
          <table:table-cell table:style-name="ce99" table:formula="of:=[.C4]/[.$C$8]" office:value-type="percentage" office:value="0.342298288508557" calcext:value-type="percentage">
            <text:p>34.23%</text:p>
          </table:table-cell>
          <table:table-cell table:number-columns-repeated="1020"/>
        </table:table-row>
        <table:table-row table:style-name="ro1">
          <table:covered-table-cell/>
          <table:table-cell table:style-name="ce95" office:value-type="string" calcext:value-type="string">
            <text:p>joinChallenge</text:p>
          </table:table-cell>
          <table:table-cell table:style-name="ce95" office:value-type="float" office:value="2" calcext:value-type="float">
            <text:p>2</text:p>
          </table:table-cell>
          <table:table-cell table:style-name="ce99" table:formula="of:=[.C5]/[.$C$8]" office:value-type="percentage" office:value="0.00488997555012225" calcext:value-type="percentage">
            <text:p>0.49%</text:p>
          </table:table-cell>
          <table:table-cell table:number-columns-repeated="1020"/>
        </table:table-row>
        <table:table-row table:style-name="ro1">
          <table:covered-table-cell/>
          <table:table-cell table:style-name="ce95" office:value-type="string" calcext:value-type="string">
            <text:p>likeDroppedCard</text:p>
          </table:table-cell>
          <table:table-cell table:style-name="ce95" office:value-type="float" office:value="16" calcext:value-type="float">
            <text:p>16</text:p>
          </table:table-cell>
          <table:table-cell table:style-name="ce99" table:formula="of:=[.C6]/[.$C$8]" office:value-type="percentage" office:value="0.039119804400978" calcext:value-type="percentage">
            <text:p>3.91%</text:p>
          </table:table-cell>
          <table:table-cell table:number-columns-repeated="1020"/>
        </table:table-row>
        <table:table-row table:style-name="ro1">
          <table:covered-table-cell/>
          <table:table-cell table:style-name="ce95" office:value-type="string" calcext:value-type="string">
            <text:p>meetPlayer</text:p>
          </table:table-cell>
          <table:table-cell table:style-name="ce95" office:value-type="float" office:value="27" calcext:value-type="float">
            <text:p>27</text:p>
          </table:table-cell>
          <table:table-cell table:style-name="ce99" table:formula="of:=[.C7]/[.$C$8]" office:value-type="percentage" office:value="0.0660146699266504" calcext:value-type="percentage">
            <text:p>6.60%</text:p>
          </table:table-cell>
          <table:table-cell table:number-columns-repeated="1020"/>
        </table:table-row>
        <table:table-row table:style-name="ro1">
          <table:covered-table-cell/>
          <table:table-cell table:style-name="ce95" office:value-type="string" calcext:value-type="string">
            <text:p>total</text:p>
          </table:table-cell>
          <table:table-cell table:style-name="ce97" table:formula="of:=SUM([.C2:.C7])" office:value-type="float" office:value="409" calcext:value-type="float">
            <text:p>409</text:p>
          </table:table-cell>
          <table:table-cell table:style-name="ce99" table:formula="of:=[.C8]/[.$C$8]" office:value-type="percentage" office:value="1" calcext:value-type="percentage">
            <text:p>100.00%</text:p>
          </table:table-cell>
          <table:table-cell table:number-columns-repeated="1020"/>
        </table:table-row>
        <table:table-row table:style-name="ro1">
          <table:table-cell table:style-name="ce93" office:value-type="string" calcext:value-type="string" table:number-columns-spanned="1" table:number-rows-spanned="6">
            <text:p>successful</text:p>
          </table:table-cell>
          <table:table-cell table:style-name="ce96" office:value-type="string" calcext:value-type="string">
            <text:p>drop</text:p>
          </table:table-cell>
          <table:table-cell table:style-name="ce96" office:value-type="float" office:value="22" calcext:value-type="float">
            <text:p>22</text:p>
          </table:table-cell>
          <table:table-cell table:style-name="ce100" table:formula="of:=[.C9]/[.$C$14]" office:value-type="percentage" office:value="0.114583333333333" calcext:value-type="percentage">
            <text:p>11.46%</text:p>
          </table:table-cell>
          <table:table-cell table:number-columns-repeated="1020"/>
        </table:table-row>
        <table:table-row table:style-name="ro1">
          <table:covered-table-cell/>
          <table:table-cell table:style-name="ce96" office:value-type="string" calcext:value-type="string">
            <text:p>enterHotspot</text:p>
          </table:table-cell>
          <table:table-cell table:style-name="ce96" office:value-type="float" office:value="140" calcext:value-type="float">
            <text:p>140</text:p>
          </table:table-cell>
          <table:table-cell table:style-name="ce100" table:formula="of:=[.C10]/[.$C$14]" office:value-type="percentage" office:value="0.729166666666667" calcext:value-type="percentage">
            <text:p>72.92%</text:p>
          </table:table-cell>
          <table:table-cell table:number-columns-repeated="1020"/>
        </table:table-row>
        <table:table-row table:style-name="ro1">
          <table:covered-table-cell/>
          <table:table-cell table:style-name="ce96" office:value-type="string" calcext:value-type="string">
            <text:p>joinChallenge</text:p>
          </table:table-cell>
          <table:table-cell table:style-name="ce96" office:value-type="float" office:value="2" calcext:value-type="float">
            <text:p>2</text:p>
          </table:table-cell>
          <table:table-cell table:style-name="ce100" table:formula="of:=[.C11]/[.$C$14]" office:value-type="percentage" office:value="0.0104166666666667" calcext:value-type="percentage">
            <text:p>1.04%</text:p>
          </table:table-cell>
          <table:table-cell table:number-columns-repeated="1020"/>
        </table:table-row>
        <table:table-row table:style-name="ro1">
          <table:covered-table-cell/>
          <table:table-cell table:style-name="ce96" office:value-type="string" calcext:value-type="string">
            <text:p>likeDroppedCard</text:p>
          </table:table-cell>
          <table:table-cell table:style-name="ce96" office:value-type="float" office:value="12" calcext:value-type="float">
            <text:p>12</text:p>
          </table:table-cell>
          <table:table-cell table:style-name="ce100" table:formula="of:=[.C12]/[.$C$14]" office:value-type="percentage" office:value="0.0625" calcext:value-type="percentage">
            <text:p>6.25%</text:p>
          </table:table-cell>
          <table:table-cell table:number-columns-repeated="1020"/>
        </table:table-row>
        <table:table-row table:style-name="ro1">
          <table:covered-table-cell/>
          <table:table-cell table:style-name="ce96" office:value-type="string" calcext:value-type="string">
            <text:p>meetPlayer</text:p>
          </table:table-cell>
          <table:table-cell table:style-name="ce96" office:value-type="float" office:value="16" calcext:value-type="float">
            <text:p>16</text:p>
          </table:table-cell>
          <table:table-cell table:style-name="ce100" table:formula="of:=[.C13]/[.$C$14]" office:value-type="percentage" office:value="0.0833333333333333" calcext:value-type="percentage">
            <text:p>8.33%</text:p>
          </table:table-cell>
          <table:table-cell table:number-columns-repeated="1020"/>
        </table:table-row>
        <table:table-row table:style-name="ro1">
          <table:covered-table-cell/>
          <table:table-cell table:style-name="ce96" office:value-type="string" calcext:value-type="string">
            <text:p>total</text:p>
          </table:table-cell>
          <table:table-cell table:style-name="ce98" table:formula="of:=SUM([.C9:.C13])" office:value-type="float" office:value="192" calcext:value-type="float">
            <text:p>192</text:p>
          </table:table-cell>
          <table:table-cell table:style-name="ce100" table:formula="of:=[.C14]/[.$C$14]" office:value-type="percentage" office:value="1" calcext:value-type="percentage">
            <text:p>100.00%</text:p>
          </table:table-cell>
          <table:table-cell table:number-columns-repeated="1020"/>
        </table:table-row>
        <table:table-row table:style-name="ro2" table:number-rows-repeated="1048561">
          <table:table-cell table:number-columns-repeated="1024"/>
        </table:table-row>
        <table:table-row table:style-name="ro2">
          <table:table-cell table:number-columns-repeated="1024"/>
        </table:table-row>
      </table:table>
      <table:table table:name="steps" table:style-name="ta18">
        <table:table-column table:style-name="co6" table:number-columns-repeated="1024" table:default-cell-style-name="Default"/>
        <table:table-row table:style-name="ro1">
          <table:table-cell table:style-name="ce14" office:value-type="string" calcext:value-type="string">
            <text:p>week 1</text:p>
          </table:table-cell>
          <table:table-cell table:style-name="ce14" office:value-type="string" calcext:value-type="string">
            <text:p>week 2</text:p>
          </table:table-cell>
          <table:table-cell table:style-name="ce14" office:value-type="string" calcext:value-type="string">
            <text:p>week 3</text:p>
          </table:table-cell>
          <table:table-cell table:number-columns-repeated="2"/>
          <table:table-cell table:style-name="ce103"/>
          <table:table-cell table:number-columns-repeated="1018"/>
        </table:table-row>
        <table:table-row table:style-name="ro1">
          <table:table-cell table:style-name="ce14" office:value-type="float" office:value="48593" calcext:value-type="float">
            <text:p>48593</text:p>
          </table:table-cell>
          <table:table-cell table:style-name="ce14" office:value-type="float" office:value="45664" calcext:value-type="float">
            <text:p>45664</text:p>
          </table:table-cell>
          <table:table-cell table:style-name="ce14" office:value-type="float" office:value="49816" calcext:value-type="float">
            <text:p>49816</text:p>
          </table:table-cell>
          <table:table-cell table:number-columns-repeated="1021"/>
        </table:table-row>
        <table:table-row table:style-name="ro1">
          <table:table-cell table:style-name="ce14" office:value-type="float" office:value="37049" calcext:value-type="float">
            <text:p>37049</text:p>
          </table:table-cell>
          <table:table-cell table:style-name="ce14" office:value-type="float" office:value="44973" calcext:value-type="float">
            <text:p>44973</text:p>
          </table:table-cell>
          <table:table-cell table:style-name="ce14" office:value-type="float" office:value="31934" calcext:value-type="float">
            <text:p>31934</text:p>
          </table:table-cell>
          <table:table-cell table:number-columns-repeated="1021"/>
        </table:table-row>
        <table:table-row table:style-name="ro1">
          <table:table-cell table:style-name="ce14" office:value-type="float" office:value="36206" calcext:value-type="float">
            <text:p>36206</text:p>
          </table:table-cell>
          <table:table-cell table:style-name="ce14" office:value-type="float" office:value="15397" calcext:value-type="float">
            <text:p>15397</text:p>
          </table:table-cell>
          <table:table-cell table:style-name="ce14" office:value-type="float" office:value="33458" calcext:value-type="float">
            <text:p>33458</text:p>
          </table:table-cell>
          <table:table-cell table:number-columns-repeated="1021"/>
        </table:table-row>
        <table:table-row table:style-name="ro1">
          <table:table-cell table:style-name="ce14" office:value-type="float" office:value="26198" calcext:value-type="float">
            <text:p>26198</text:p>
          </table:table-cell>
          <table:table-cell table:style-name="ce14" office:value-type="float" office:value="21765" calcext:value-type="float">
            <text:p>21765</text:p>
          </table:table-cell>
          <table:table-cell table:style-name="ce14" office:value-type="float" office:value="26087" calcext:value-type="float">
            <text:p>26087</text:p>
          </table:table-cell>
          <table:table-cell table:number-columns-repeated="1021"/>
        </table:table-row>
        <table:table-row table:style-name="ro1">
          <table:table-cell table:style-name="ce14" office:value-type="float" office:value="21375" calcext:value-type="float">
            <text:p>21375</text:p>
          </table:table-cell>
          <table:table-cell table:style-name="ce14" office:value-type="float" office:value="31646" calcext:value-type="float">
            <text:p>31646</text:p>
          </table:table-cell>
          <table:table-cell table:style-name="ce14" office:value-type="float" office:value="18629" calcext:value-type="float">
            <text:p>18629</text:p>
          </table:table-cell>
          <table:table-cell table:number-columns-repeated="1021"/>
        </table:table-row>
        <table:table-row table:style-name="ro1">
          <table:table-cell table:style-name="ce14" office:value-type="float" office:value="20443" calcext:value-type="float">
            <text:p>20443</text:p>
          </table:table-cell>
          <table:table-cell table:style-name="ce14" office:value-type="float" office:value="12618" calcext:value-type="float">
            <text:p>12618</text:p>
          </table:table-cell>
          <table:table-cell table:style-name="ce14" office:value-type="float" office:value="26027" calcext:value-type="float">
            <text:p>26027</text:p>
          </table:table-cell>
          <table:table-cell table:number-columns-repeated="1021"/>
        </table:table-row>
        <table:table-row table:style-name="ro1">
          <table:table-cell table:style-name="ce14" office:value-type="float" office:value="10434" calcext:value-type="float">
            <text:p>10434</text:p>
          </table:table-cell>
          <table:table-cell table:style-name="ce14" office:value-type="float" office:value="40120" calcext:value-type="float">
            <text:p>40120</text:p>
          </table:table-cell>
          <table:table-cell table:style-name="ce14" office:value-type="float" office:value="23888" calcext:value-type="float">
            <text:p>23888</text:p>
          </table:table-cell>
          <table:table-cell table:number-columns-repeated="1021"/>
        </table:table-row>
        <table:table-row table:style-name="ro1">
          <table:table-cell table:style-name="ce14" office:value-type="float" office:value="2585" calcext:value-type="float">
            <text:p>2585</text:p>
          </table:table-cell>
          <table:table-cell table:style-name="ce14" office:value-type="float" office:value="4676" calcext:value-type="float">
            <text:p>4676</text:p>
          </table:table-cell>
          <table:table-cell table:style-name="ce14" office:value-type="float" office:value="1260" calcext:value-type="float">
            <text:p>1260</text:p>
          </table:table-cell>
          <table:table-cell table:number-columns-repeated="1021"/>
        </table:table-row>
        <table:table-row table:style-name="ro1">
          <table:table-cell table:style-name="ce14" office:value-type="float" office:value="222" calcext:value-type="float">
            <text:p>222</text:p>
          </table:table-cell>
          <table:table-cell table:style-name="ce14" office:value-type="float" office:value="1597" calcext:value-type="float">
            <text:p>1597</text:p>
          </table:table-cell>
          <table:table-cell table:style-name="ce14" office:value-type="float" office:value="8441" calcext:value-type="float">
            <text:p>8441</text:p>
          </table:table-cell>
          <table:table-cell table:number-columns-repeated="1021"/>
        </table:table-row>
        <table:table-row table:style-name="ro1">
          <table:table-cell table:style-name="ce101" office:value-type="string" calcext:value-type="string" table:number-columns-spanned="3" table:number-rows-spanned="1">
            <text:p>totals</text:p>
          </table:table-cell>
          <table:covered-table-cell table:number-columns-repeated="2"/>
          <table:table-cell table:number-columns-repeated="1021"/>
        </table:table-row>
        <table:table-row table:style-name="ro1">
          <table:table-cell table:style-name="ce19" table:formula="of:=AVERAGE([.A2:.A10])" office:value-type="float" office:value="22567.2222222222" calcext:value-type="float">
            <text:p>22567.22</text:p>
          </table:table-cell>
          <table:table-cell table:style-name="ce19" table:formula="of:=AVERAGE([.B2:.B10])" office:value-type="float" office:value="24272.8888888889" calcext:value-type="float">
            <text:p>24272.89</text:p>
          </table:table-cell>
          <table:table-cell table:style-name="ce19" table:formula="of:=AVERAGE([.C2:.C10])" office:value-type="float" office:value="24393.3333333333" calcext:value-type="float">
            <text:p>24393.33</text:p>
          </table:table-cell>
          <table:table-cell table:number-columns-repeated="1021"/>
        </table:table-row>
        <table:table-row table:style-name="ro1">
          <table:table-cell table:style-name="ce19" table:formula="of:=STDEV([.A2:.A10])" office:value-type="float" office:value="16347.8162133187" calcext:value-type="float">
            <text:p>16347.82</text:p>
          </table:table-cell>
          <table:table-cell table:style-name="ce19" table:formula="of:=STDEV([.B2:.B10])" office:value-type="float" office:value="16995.2540025476" calcext:value-type="float">
            <text:p>16995.25</text:p>
          </table:table-cell>
          <table:table-cell table:style-name="ce19" table:formula="of:=STDEV([.C2:.C10])" office:value-type="float" office:value="14203.8293252207" calcext:value-type="float">
            <text:p>14203.83</text:p>
          </table:table-cell>
          <table:table-cell table:number-columns-repeated="1021"/>
        </table:table-row>
        <table:table-row table:style-name="ro1">
          <table:table-cell/>
          <table:table-cell table:style-name="ce19" table:formula="of:=[.B12]-[.$A$12]" office:value-type="float" office:value="1705.66666666667" calcext:value-type="float">
            <text:p>1705.67</text:p>
          </table:table-cell>
          <table:table-cell table:style-name="ce19" table:formula="of:=[.C12]-[.$A$12]" office:value-type="float" office:value="1826.11111111111" calcext:value-type="float">
            <text:p>1826.11</text:p>
          </table:table-cell>
          <table:table-cell table:number-columns-repeated="1021"/>
        </table:table-row>
        <table:table-row table:style-name="ro1">
          <table:table-cell/>
          <table:table-cell table:style-name="ce102" table:formula="of:=[.B14]/[.$A$12]" office:value-type="percentage" office:value="0.0755815957263485" calcext:value-type="percentage">
            <text:p>7.56%</text:p>
          </table:table-cell>
          <table:table-cell table:style-name="ce102" table:formula="of:=[.C14]/[.$A$12]" office:value-type="percentage" office:value="0.0809187366140665" calcext:value-type="percentage">
            <text:p>8.09%</text:p>
          </table:table-cell>
          <table:table-cell table:number-columns-repeated="1021"/>
        </table:table-row>
        <table:table-row table:style-name="ro2" table:number-rows-repeated="10485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1" style:display-name="PageStyle_a1" style:page-layout-name="Mpm3">
      <style:header style:display="false"/>
      <style:header-left style:display="false"/>
      <style:footer style:display="false"/>
      <style:footer-left style:display="false"/>
    </style:master-page>
    <style:master-page style:name="PageStyle_5f_a1-analysis" style:display-name="PageStyle_a1-analysis" style:page-layout-name="Mpm3">
      <style:header style:display="false"/>
      <style:header-left style:display="false"/>
      <style:footer style:display="false"/>
      <style:footer-left style:display="false"/>
    </style:master-page>
    <style:master-page style:name="PageStyle_5f_a2" style:display-name="PageStyle_a2" style:page-layout-name="Mpm3">
      <style:header style:display="false"/>
      <style:header-left style:display="false"/>
      <style:footer style:display="false"/>
      <style:footer-left style:display="false"/>
    </style:master-page>
    <style:master-page style:name="PageStyle_5f_a2-analysis" style:display-name="PageStyle_a2-analysis" style:page-layout-name="Mpm3">
      <style:header style:display="false"/>
      <style:header-left style:display="false"/>
      <style:footer style:display="false"/>
      <style:footer-left style:display="false"/>
    </style:master-page>
    <style:master-page style:name="PageStyle_5f_a4" style:display-name="PageStyle_a4" style:page-layout-name="Mpm3">
      <style:header style:display="false"/>
      <style:header-left style:display="false"/>
      <style:footer style:display="false"/>
      <style:footer-left style:display="false"/>
    </style:master-page>
    <style:master-page style:name="PageStyle_5f_a4-weighted" style:display-name="PageStyle_a4-weighted" style:page-layout-name="Mpm3">
      <style:header style:display="false"/>
      <style:header-left style:display="false"/>
      <style:footer style:display="false"/>
      <style:footer-left style:display="false"/>
    </style:master-page>
    <style:master-page style:name="PageStyle_5f_a4-questions" style:display-name="PageStyle_a4-questions" style:page-layout-name="Mpm3">
      <style:header style:display="false"/>
      <style:header-left style:display="false"/>
      <style:footer style:display="false"/>
      <style:footer-left style:display="false"/>
    </style:master-page>
    <style:master-page style:name="PageStyle_5f_Copy_20_of_20_a4-questions" style:display-name="PageStyle_Copy of a4-questions" style:page-layout-name="Mpm3">
      <style:header style:display="false"/>
      <style:header-left style:display="false"/>
      <style:footer style:display="false"/>
      <style:footer-left style:display="false"/>
    </style:master-page>
    <style:master-page style:name="PageStyle_5f_a5" style:display-name="PageStyle_a5" style:page-layout-name="Mpm3">
      <style:header style:display="false"/>
      <style:header-left style:display="false"/>
      <style:footer style:display="false"/>
      <style:footer-left style:display="false"/>
    </style:master-page>
    <style:master-page style:name="PageStyle_5f_a5-weighted" style:display-name="PageStyle_a5-weighted" style:page-layout-name="Mpm3">
      <style:header style:display="false"/>
      <style:header-left style:display="false"/>
      <style:footer style:display="false"/>
      <style:footer-left style:display="false"/>
    </style:master-page>
    <style:master-page style:name="PageStyle_5f_a5-questions" style:display-name="PageStyle_a5-questions" style:page-layout-name="Mpm3">
      <style:header style:display="false"/>
      <style:header-left style:display="false"/>
      <style:footer style:display="false"/>
      <style:footer-left style:display="false"/>
    </style:master-page>
    <style:master-page style:name="PageStyle_5f_Copy_20_of_20_a5-questions" style:display-name="PageStyle_Copy of a5-questions" style:page-layout-name="Mpm3">
      <style:header style:display="false"/>
      <style:header-left style:display="false"/>
      <style:footer style:display="false"/>
      <style:footer-left style:display="false"/>
    </style:master-page>
    <style:master-page style:name="PageStyle_5f_a6" style:display-name="PageStyle_a6" style:page-layout-name="Mpm3">
      <style:header style:display="false"/>
      <style:header-left style:display="false"/>
      <style:footer style:display="false"/>
      <style:footer-left style:display="false"/>
    </style:master-page>
    <style:master-page style:name="PageStyle_5f_a6-weighted" style:display-name="PageStyle_a6-weighted" style:page-layout-name="Mpm3">
      <style:header style:display="false"/>
      <style:header-left style:display="false"/>
      <style:footer style:display="false"/>
      <style:footer-left style:display="false"/>
    </style:master-page>
    <style:master-page style:name="PageStyle_5f_a6-questions" style:display-name="PageStyle_a6-questions" style:page-layout-name="Mpm3">
      <style:header style:display="false"/>
      <style:header-left style:display="false"/>
      <style:footer style:display="false"/>
      <style:footer-left style:display="false"/>
    </style:master-page>
    <style:master-page style:name="PageStyle_5f_logs-data" style:display-name="PageStyle_logs-data" style:page-layout-name="Mpm3">
      <style:header style:display="false"/>
      <style:header-left style:display="false"/>
      <style:footer style:display="false"/>
      <style:footer-left style:display="false"/>
    </style:master-page>
    <style:master-page style:name="PageStyle_5f_logs" style:display-name="PageStyle_logs" style:page-layout-name="Mpm3">
      <style:header style:display="false"/>
      <style:header-left style:display="false"/>
      <style:footer style:display="false"/>
      <style:footer-left style:display="false"/>
    </style:master-page>
    <style:master-page style:name="PageStyle_5f_steps" style:display-name="PageStyle_ste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8" meta:cell-count="6104" meta:object-count="4"/>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use-zero"/>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minimum="0" chart:maximum="1" chart:interval-minor-divisor="5" chart:gap-width="150"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chart-properties chart:auto-position="true" style:rotation-angle="90"/>
      <style:text-properties style:text-position="0% 100%" fo:font-size="10pt" style:font-size-asian="10pt" style:font-size-complex="10pt"/>
    </style:style>
    <style:style style:name="ch7" style:family="chart">
      <style:graphic-properties svg:stroke-color="#b7b7b7"/>
    </style:style>
    <style:style style:name="ch8" style:family="chart" style:data-style-name="N0">
      <style:chart-properties chart:link-data-style-to-source="true"/>
      <style:graphic-properties draw:stroke="none" draw:fill-color="#3366cc"/>
      <style:text-properties fo:font-size="10pt" style:font-size-asian="10pt"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color="#ffd320"/>
    </style:style>
    <style:style style:name="ch12" style:family="chart">
      <style:graphic-properties draw:fill-color="#579d1c"/>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5.875cm" svg:height="9.816cm" xlink:href=".." xlink:type="simple" chart:class="chart:bar" chart:style-name="ch1">
        <chart:plot-area chart:style-name="ch2" table:cell-range-address="'a1-analysis'.B28:'a1-analysis'.B31 'a1-analysis'.D28:'a1-analysis'.D31" chart:data-source-has-labels="column" svg:x="1.377cm" svg:y="0.196cm" svg:width="14.181cm" svg:height="8.394cm">
          <chartooo:coordinate-region svg:x="2.104cm" svg:y="0.396cm" svg:width="13.454cm" svg:height="7.547cm"/>
          <chart:axis chart:dimension="x" chart:name="primary-x" chart:style-name="ch3" chartooo:axis-type="text">
            <chart:title svg:x="7.715cm" svg:y="8.787cm" chart:style-name="ch4">
              <text:p>Category</text:p>
            </chart:title>
            <chart:categories table:cell-range-address="'a1-analysis'.B28:'a1-analysis'.B31"/>
          </chart:axis>
          <chart:axis chart:dimension="y" chart:name="primary-y" chart:style-name="ch5">
            <chart:title svg:x="0.451cm" svg:y="4.616cm" chart:style-name="ch6">
              <text:p>%</text:p>
            </chart:title>
            <chart:grid chart:style-name="ch7" chart:class="major"/>
          </chart:axis>
          <chart:series chart:style-name="ch8" chart:values-cell-range-address="'a1-analysis'.D28:'a1-analysis'.D31" chart:class="chart:bar">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every day</text:p>
                <draw:g>
                  <svg:desc>'a1-analysis'.B28:'a1-analysis'.B31</svg:desc>
                </draw:g>
              </table:table-cell>
              <table:table-cell office:value-type="float" office:value="0.142857142857143">
                <text:p>0.142857142857143</text:p>
                <draw:g>
                  <svg:desc>'a1-analysis'.D28:'a1-analysis'.D31</svg:desc>
                </draw:g>
              </table:table-cell>
            </table:table-row>
            <table:table-row>
              <table:table-cell office:value-type="string">
                <text:p>2-3 times/week</text:p>
              </table:table-cell>
              <table:table-cell office:value-type="float" office:value="0.714285714285714">
                <text:p>0.714285714285714</text:p>
              </table:table-cell>
            </table:table-row>
            <table:table-row>
              <table:table-cell office:value-type="string">
                <text:p>1 time/week</text:p>
              </table:table-cell>
              <table:table-cell office:value-type="float" office:value="0">
                <text:p>0</text:p>
              </table:table-cell>
            </table:table-row>
            <table:table-row>
              <table:table-cell office:value-type="string">
                <text:p>other</text:p>
              </table:table-cell>
              <table:table-cell office:value-type="float" office:value="0.142857142857143">
                <text:p>0.14285714285714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use-zero"/>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minimum="0" chart:maximum="1" chart:interval-minor-divisor="5" chart:gap-width="150"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chart-properties chart:auto-position="true" style:rotation-angle="90"/>
      <style:text-properties style:text-position="0% 100%" fo:font-size="10pt" style:font-size-asian="10pt" style:font-size-complex="10pt"/>
    </style:style>
    <style:style style:name="ch7" style:family="chart">
      <style:graphic-properties svg:stroke-color="#b7b7b7"/>
    </style:style>
    <style:style style:name="ch8" style:family="chart" style:data-style-name="N0">
      <style:chart-properties chart:link-data-style-to-source="true"/>
      <style:graphic-properties draw:stroke="none" draw:fill-color="#3366cc"/>
      <style:text-properties fo:font-size="10pt" style:font-size-asian="10pt"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color="#ffd320"/>
    </style:style>
    <style:style style:name="ch12" style:family="chart">
      <style:graphic-properties draw:fill-color="#579d1c"/>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5.875cm" svg:height="9.816cm" xlink:href=".." xlink:type="simple" chart:class="chart:bar" chart:style-name="ch1">
        <chart:plot-area chart:style-name="ch2" table:cell-range-address="'a1-analysis'.B15:'a1-analysis'.B18 'a1-analysis'.D15:'a1-analysis'.D18" chart:data-source-has-labels="column" svg:x="1.377cm" svg:y="0.196cm" svg:width="14.181cm" svg:height="8.394cm">
          <chartooo:coordinate-region svg:x="2.104cm" svg:y="0.396cm" svg:width="13.454cm" svg:height="7.547cm"/>
          <chart:axis chart:dimension="x" chart:name="primary-x" chart:style-name="ch3" chartooo:axis-type="text">
            <chart:title svg:x="7.543cm" svg:y="8.787cm" chart:style-name="ch4">
              <text:p>Task group</text:p>
            </chart:title>
            <chart:categories table:cell-range-address="'a1-analysis'.B15:'a1-analysis'.B18"/>
          </chart:axis>
          <chart:axis chart:dimension="y" chart:name="primary-y" chart:style-name="ch5">
            <chart:title svg:x="0.451cm" svg:y="4.616cm" chart:style-name="ch6">
              <text:p>%</text:p>
            </chart:title>
            <chart:grid chart:style-name="ch7" chart:class="major"/>
          </chart:axis>
          <chart:series chart:style-name="ch8" chart:values-cell-range-address="'a1-analysis'.D15:'a1-analysis'.D18" chart:class="chart:bar">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make calls</text:p>
                <draw:g>
                  <svg:desc>'a1-analysis'.B15:'a1-analysis'.B18</svg:desc>
                </draw:g>
              </table:table-cell>
              <table:table-cell office:value-type="float" office:value="0.857142857142857">
                <text:p>0.857142857142857</text:p>
                <draw:g>
                  <svg:desc>'a1-analysis'.D15:'a1-analysis'.D18</svg:desc>
                </draw:g>
              </table:table-cell>
            </table:table-row>
            <table:table-row>
              <table:table-cell office:value-type="string">
                <text:p>e-mail, browse</text:p>
              </table:table-cell>
              <table:table-cell office:value-type="float" office:value="0.857142857142857">
                <text:p>0.857142857142857</text:p>
              </table:table-cell>
            </table:table-row>
            <table:table-row>
              <table:table-cell office:value-type="string">
                <text:p>sns</text:p>
              </table:table-cell>
              <table:table-cell office:value-type="float" office:value="0.428571428571429">
                <text:p>0.428571428571429</text:p>
              </table:table-cell>
            </table:table-row>
            <table:table-row>
              <table:table-cell office:value-type="string">
                <text:p>apps</text:p>
              </table:table-cell>
              <table:table-cell office:value-type="float" office:value="0.428571428571429">
                <text:p>0.42857142857142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1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6" style:family="chart" style:data-style-name="N10">
      <style:chart-properties chart:link-data-style-to-source="true" chart:label-position="avoid-overlap">
        <chart:label-separator>
          <text:p>; </text:p>
        </chart:label-separator>
      </style:chart-properties>
      <style:graphic-properties draw:stroke="none" draw:fill="none"/>
      <style:text-properties style:text-position="0% 100%" fo:font-size="10pt" style:font-size-asian="10pt" style:font-size-complex="10pt"/>
    </style:style>
    <style:style style:name="ch7" style:family="chart">
      <style:chart-properties chart:solid-type="cuboid"/>
      <style:graphic-properties draw:fill="solid" draw:fill-color="#38761d"/>
    </style:style>
    <style:style style:name="ch8" style:family="chart">
      <style:chart-properties chart:solid-type="cuboid"/>
      <style:graphic-properties draw:fill="solid" draw:fill-color="#6d9eeb"/>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5.849cm" svg:height="9.79cm" xlink:href=".." xlink:type="simple" chart:class="chart:circle" chart:style-name="ch1">
        <chart:legend chart:legend-position="end" svg:x="11.443cm" svg:y="4.347cm" style:legend-expansion="high" chart:style-name="ch2"/>
        <chart:plot-area chart:style-name="ch3" table:cell-range-address="'a1-analysis'.B12:'a1-analysis'.B13 'a1-analysis'.D10:'a1-analysis'.D13" chart:data-source-has-labels="both" svg:x="0.316cm" svg:y="0.195cm" svg:width="10.811cm" svg:height="9.4cm">
          <chartooo:coordinate-region svg:x="1.022cm" svg:y="0.196cm" svg:width="9.399cm" svg:height="9.399cm"/>
          <chart:axis chart:dimension="x" chart:name="primary-x" chart:style-name="ch4" chartooo:axis-type="text">
            <chart:categories table:cell-range-address="'a1-analysis'.B12:'a1-analysis'.B13"/>
          </chart:axis>
          <chart:axis chart:dimension="y" chart:name="primary-y" chart:style-name="ch5"/>
          <chart:series chart:style-name="ch6" chart:values-cell-range-address="'a1-analysis'.D12:'a1-analysis'.D13" chart:label-cell-address="'a1-analysis'.D10:'a1-analysis'.D11"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
                <text:list>
                  <text:list-item>
                    <text:p/>
                  </text:list-item>
                  <text:list-item>
                    <text:p/>
                  </text:list-item>
                </text:list>
                <draw:g>
                  <svg:desc>'a1-analysis'.D10:'a1-analysis'.D11</svg:desc>
                </draw:g>
              </table:table-cell>
            </table:table-row>
          </table:table-header-rows>
          <table:table-rows>
            <table:table-row>
              <table:table-cell office:value-type="string">
                <text:p>uses smartphone</text:p>
                <draw:g>
                  <svg:desc>'a1-analysis'.B12:'a1-analysis'.B13</svg:desc>
                </draw:g>
              </table:table-cell>
              <table:table-cell office:value-type="float" office:value="0.583333333333333">
                <text:p>0.583333333333333</text:p>
                <draw:g>
                  <svg:desc>'a1-analysis'.D12:'a1-analysis'.D13</svg:desc>
                </draw:g>
              </table:table-cell>
            </table:table-row>
            <table:table-row>
              <table:table-cell office:value-type="string">
                <text:p>doesn't use smartphone</text:p>
              </table:table-cell>
              <table:table-cell office:value-type="float" office:value="0.416666666666667">
                <text:p>0.41666666666666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1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6" style:family="chart" style:data-style-name="N10">
      <style:chart-properties chart:link-data-style-to-source="true" chart:label-position="avoid-overlap">
        <chart:label-separator>
          <text:p>; </text:p>
        </chart:label-separator>
      </style:chart-properties>
      <style:graphic-properties draw:stroke="none" draw:fill="none"/>
      <style:text-properties style:text-position="0% 100%" fo:font-size="10pt" style:font-size-asian="10pt" style:font-size-complex="10pt"/>
    </style:style>
    <style:style style:name="ch7" style:family="chart">
      <style:chart-properties chart:solid-type="cuboid"/>
      <style:graphic-properties draw:fill="solid" draw:fill-color="#38761d"/>
    </style:style>
    <style:style style:name="ch8" style:family="chart">
      <style:chart-properties chart:solid-type="cuboid"/>
      <style:graphic-properties draw:fill="solid" draw:fill-color="#6d9eeb"/>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5.875cm" svg:height="9.816cm" xlink:href=".." xlink:type="simple" chart:class="chart:circle" chart:style-name="ch1">
        <chart:legend chart:legend-position="end" svg:x="12.897cm" svg:y="4.36cm" style:legend-expansion="high" chart:style-name="ch2"/>
        <chart:plot-area chart:style-name="ch3" table:cell-range-address="'a1-analysis'.B20:'a1-analysis'.B21 'a1-analysis'.D20:'a1-analysis'.D21" chart:data-source-has-labels="column" svg:x="0.317cm" svg:y="0.196cm" svg:width="12.263cm" svg:height="9.424cm">
          <chartooo:coordinate-region svg:x="1.737cm" svg:y="0.197cm" svg:width="9.423cm" svg:height="9.423cm"/>
          <chart:axis chart:dimension="x" chart:name="primary-x" chart:style-name="ch4" chartooo:axis-type="text">
            <chart:categories table:cell-range-address="'a1-analysis'.B20:'a1-analysis'.B21"/>
          </chart:axis>
          <chart:axis chart:dimension="y" chart:name="primary-y" chart:style-name="ch5"/>
          <chart:series chart:style-name="ch6" chart:values-cell-range-address="'a1-analysis'.D20:'a1-analysis'.D21"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uses pc</text:p>
                <draw:g>
                  <svg:desc>'a1-analysis'.B20:'a1-analysis'.B21</svg:desc>
                </draw:g>
              </table:table-cell>
              <table:table-cell office:value-type="float" office:value="0.583333333333333">
                <text:p>0.583333333333333</text:p>
                <draw:g>
                  <svg:desc>'a1-analysis'.D20:'a1-analysis'.D21</svg:desc>
                </draw:g>
              </table:table-cell>
            </table:table-row>
            <table:table-row>
              <table:table-cell office:value-type="string">
                <text:p>doesn't use pc</text:p>
              </table:table-cell>
              <table:table-cell office:value-type="float" office:value="0.416666666666667">
                <text:p>0.41666666666666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